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5.237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1.804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342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568cm"/>
    </style:style>
    <style:style style:name="co22" style:family="table-column">
      <style:table-column-properties fo:break-before="auto" style:column-width="1.778cm"/>
    </style:style>
    <style:style style:name="co23" style:family="table-column">
      <style:table-column-properties fo:break-before="auto" style:column-width="1.914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1.506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2.35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2.159cm"/>
    </style:style>
    <style:style style:name="co31" style:family="table-column">
      <style:table-column-properties fo:break-before="auto" style:column-width="2.704cm"/>
    </style:style>
    <style:style style:name="co32" style:family="table-column">
      <style:table-column-properties fo:break-before="auto" style:column-width="2.323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TT3_VP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2" table:default-cell-style-name="ce1"/>
        <table:table-column table:style-name="co6" table:default-cell-style-name="ce1"/>
        <table:table-column table:style-name="co10" table:default-cell-style-name="ce1"/>
        <table:table-column table:style-name="co8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3" table:default-cell-style-name="ce1"/>
        <table:table-column table:style-name="co11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8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2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15" table:default-cell-style-name="ce1"/>
        <table:table-column table:style-name="co2" table:default-cell-style-name="ce1"/>
        <table:table-column table:style-name="co22" table:default-cell-style-name="ce1"/>
        <table:table-column table:style-name="co2" table:number-columns-repeated="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25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6" table:default-cell-style-name="ce1"/>
        <table:table-column table:style-name="co18" table:default-cell-style-name="ce1"/>
        <table:table-column table:style-name="co20" table:default-cell-style-name="ce1"/>
        <table:table-column table:style-name="co27" table:default-cell-style-name="ce1"/>
        <table:table-column table:style-name="co2" table:default-cell-style-name="ce1"/>
        <table:table-column table:style-name="co28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29" table:default-cell-style-name="ce1"/>
        <table:table-column table:style-name="co20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default-cell-style-name="ce1"/>
        <table:table-column table:style-name="co3" table:default-cell-style-name="ce1"/>
        <table:table-column table:style-name="co33" table:number-columns-repeated="941" table:default-cell-style-name="ce1"/>
        <table:table-row table:style-name="ro1">
          <table:table-cell table:style-name="ce2" office:value-type="string" calcext:value-type="string">
            <text:p>rtt (ms) of VP_VPN \ LM_VPN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Buenos_Aires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San_Jose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Hong_Kong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el_Aviv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Steinsel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Kuala_Lumpur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ew_York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os_Angele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an_Francisco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aint_Louis</text:p>
          </table:table-cell>
          <table:table-cell office:value-type="string" calcext:value-type="string">
            <text:p>Salt_Lake_City</text:p>
          </table:table-cell>
          <table:table-cell office:value-type="string" calcext:value-type="string">
            <text:p>Kansas_City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Johannesburg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float" office:value="260.815" calcext:value-type="float">
            <text:p>260.815</text:p>
          </table:table-cell>
          <table:table-cell office:value-type="float" office:value="55.587" calcext:value-type="float">
            <text:p>55.587</text:p>
          </table:table-cell>
          <table:table-cell office:value-type="float" office:value="275.878" calcext:value-type="float">
            <text:p>275.878</text:p>
          </table:table-cell>
          <table:table-cell office:value-type="float" office:value="273.198" calcext:value-type="float">
            <text:p>273.198</text:p>
          </table:table-cell>
          <table:table-cell office:value-type="float" office:value="287.917" calcext:value-type="float">
            <text:p>287.917</text:p>
          </table:table-cell>
          <table:table-cell office:value-type="float" office:value="227.934" calcext:value-type="float">
            <text:p>227.934</text:p>
          </table:table-cell>
          <table:table-cell office:value-type="float" office:value="256.13" calcext:value-type="float">
            <text:p>256.13</text:p>
          </table:table-cell>
          <table:table-cell office:value-type="float" office:value="60.639" calcext:value-type="float">
            <text:p>60.639</text:p>
          </table:table-cell>
          <table:table-cell office:value-type="float" office:value="58.415" calcext:value-type="float">
            <text:p>58.415</text:p>
          </table:table-cell>
          <table:table-cell office:value-type="float" office:value="55.558" calcext:value-type="float">
            <text:p>55.558</text:p>
          </table:table-cell>
          <table:table-cell office:value-type="float" office:value="234.493" calcext:value-type="float">
            <text:p>234.493</text:p>
          </table:table-cell>
          <table:table-cell office:value-type="float" office:value="139.882" calcext:value-type="float">
            <text:p>139.882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205.269" calcext:value-type="float">
            <text:p>205.269</text:p>
          </table:table-cell>
          <table:table-cell office:value-type="float" office:value="57.141" calcext:value-type="float">
            <text:p>57.141</text:p>
          </table:table-cell>
          <table:table-cell office:value-type="float" office:value="258.675" calcext:value-type="float">
            <text:p>258.675</text:p>
          </table:table-cell>
          <table:table-cell office:value-type="float" office:value="211.055" calcext:value-type="float">
            <text:p>211.055</text:p>
          </table:table-cell>
          <table:table-cell office:value-type="float" office:value="101.147" calcext:value-type="float">
            <text:p>101.147</text:p>
          </table:table-cell>
          <table:table-cell office:value-type="float" office:value="71.676" calcext:value-type="float">
            <text:p>71.676</text:p>
          </table:table-cell>
          <table:table-cell office:value-type="float" office:value="53.549" calcext:value-type="float">
            <text:p>53.549</text:p>
          </table:table-cell>
          <table:table-cell office:value-type="float" office:value="56.674" calcext:value-type="float">
            <text:p>56.674</text:p>
          </table:table-cell>
          <table:table-cell office:value-type="float" office:value="67.504" calcext:value-type="float">
            <text:p>67.504</text:p>
          </table:table-cell>
          <table:table-cell office:value-type="float" office:value="79.679" calcext:value-type="float">
            <text:p>79.679</text:p>
          </table:table-cell>
          <table:table-cell office:value-type="float" office:value="63.264" calcext:value-type="float">
            <text:p>63.264</text:p>
          </table:table-cell>
          <table:table-cell office:value-type="float" office:value="79.575" calcext:value-type="float">
            <text:p>79.575</text:p>
          </table:table-cell>
          <table:table-cell office:value-type="float" office:value="51.049" calcext:value-type="float">
            <text:p>51.049</text:p>
          </table:table-cell>
          <table:table-cell office:value-type="float" office:value="53.326" calcext:value-type="float">
            <text:p>53.326</text:p>
          </table:table-cell>
          <table:table-cell office:value-type="float" office:value="83.148" calcext:value-type="float">
            <text:p>83.148</text:p>
          </table:table-cell>
          <table:table-cell office:value-type="float" office:value="32.05" calcext:value-type="float">
            <text:p>32.05</text:p>
          </table:table-cell>
          <table:table-cell office:value-type="float" office:value="211.48" calcext:value-type="float">
            <text:p>211.48</text:p>
          </table:table-cell>
          <table:table-cell office:value-type="float" office:value="58.222" calcext:value-type="float">
            <text:p>58.222</text:p>
          </table:table-cell>
          <table:table-cell office:value-type="float" office:value="82.507" calcext:value-type="float">
            <text:p>82.507</text:p>
          </table:table-cell>
          <table:table-cell office:value-type="float" office:value="285.726" calcext:value-type="float">
            <text:p>285.726</text:p>
          </table:table-cell>
          <table:table-cell office:value-type="float" office:value="67.535" calcext:value-type="float">
            <text:p>67.535</text:p>
          </table:table-cell>
          <table:table-cell office:value-type="float" office:value="106.741" calcext:value-type="float">
            <text:p>106.741</text:p>
          </table:table-cell>
          <table:table-cell office:value-type="float" office:value="156.648" calcext:value-type="float">
            <text:p>156.648</text:p>
          </table:table-cell>
          <table:table-cell office:value-type="float" office:value="99.307" calcext:value-type="float">
            <text:p>99.307</text:p>
          </table:table-cell>
          <table:table-cell office:value-type="float" office:value="45.055" calcext:value-type="float">
            <text:p>45.055</text:p>
          </table:table-cell>
          <table:table-cell office:value-type="float" office:value="287.353" calcext:value-type="float">
            <text:p>287.353</text:p>
          </table:table-cell>
          <table:table-cell office:value-type="float" office:value="288.33" calcext:value-type="float">
            <text:p>288.33</text:p>
          </table:table-cell>
          <table:table-cell office:value-type="float" office:value="73.127" calcext:value-type="float">
            <text:p>73.127</text:p>
          </table:table-cell>
          <table:table-cell office:value-type="float" office:value="56.562" calcext:value-type="float">
            <text:p>56.562</text:p>
          </table:table-cell>
          <table:table-cell office:value-type="float" office:value="69.457" calcext:value-type="float">
            <text:p>69.457</text:p>
          </table:table-cell>
          <table:table-cell office:value-type="float" office:value="63.855" calcext:value-type="float">
            <text:p>63.855</text:p>
          </table:table-cell>
          <table:table-cell office:value-type="float" office:value="41.55" calcext:value-type="float">
            <text:p>41.55</text:p>
          </table:table-cell>
          <table:table-cell office:value-type="float" office:value="213.65" calcext:value-type="float">
            <text:p>213.65</text:p>
          </table:table-cell>
          <table:table-cell office:value-type="float" office:value="298.845" calcext:value-type="float">
            <text:p>298.845</text:p>
          </table:table-cell>
          <table:table-cell office:value-type="float" office:value="52.484" calcext:value-type="float">
            <text:p>52.484</text:p>
          </table:table-cell>
          <table:table-cell office:value-type="float" office:value="67.36" calcext:value-type="float">
            <text:p>67.36</text:p>
          </table:table-cell>
          <table:table-cell office:value-type="float" office:value="298.652" calcext:value-type="float">
            <text:p>298.652</text:p>
          </table:table-cell>
          <table:table-cell office:value-type="float" office:value="60.138" calcext:value-type="float">
            <text:p>60.138</text:p>
          </table:table-cell>
          <table:table-cell office:value-type="float" office:value="72.478" calcext:value-type="float">
            <text:p>72.478</text:p>
          </table:table-cell>
          <table:table-cell office:value-type="float" office:value="30.116" calcext:value-type="float">
            <text:p>30.116</text:p>
          </table:table-cell>
          <table:table-cell office:value-type="float" office:value="72.243" calcext:value-type="float">
            <text:p>72.243</text:p>
          </table:table-cell>
          <table:table-cell office:value-type="float" office:value="70.53" calcext:value-type="float">
            <text:p>70.53</text:p>
          </table:table-cell>
          <table:table-cell office:value-type="float" office:value="181.664" calcext:value-type="float">
            <text:p>181.664</text:p>
          </table:table-cell>
          <table:table-cell office:value-type="float" office:value="64.134" calcext:value-type="float">
            <text:p>64.134</text:p>
          </table:table-cell>
          <table:table-cell office:value-type="float" office:value="55.64" calcext:value-type="float">
            <text:p>55.64</text:p>
          </table:table-cell>
          <table:table-cell office:value-type="float" office:value="227.692" calcext:value-type="float">
            <text:p>227.692</text:p>
          </table:table-cell>
          <table:table-cell office:value-type="float" office:value="34.624" calcext:value-type="float">
            <text:p>34.624</text:p>
          </table:table-cell>
          <table:table-cell office:value-type="float" office:value="305.979" calcext:value-type="float">
            <text:p>305.979</text:p>
          </table:table-cell>
          <table:table-cell office:value-type="float" office:value="161.287" calcext:value-type="float">
            <text:p>161.287</text:p>
          </table:table-cell>
          <table:table-cell office:value-type="float" office:value="67.43" calcext:value-type="float">
            <text:p>67.43</text:p>
          </table:table-cell>
          <table:table-cell office:value-type="float" office:value="161.828" calcext:value-type="float">
            <text:p>161.828</text:p>
          </table:table-cell>
          <table:table-cell office:value-type="float" office:value="129.126" calcext:value-type="float">
            <text:p>129.126</text:p>
          </table:table-cell>
          <table:table-cell office:value-type="float" office:value="130.943" calcext:value-type="float">
            <text:p>130.943</text:p>
          </table:table-cell>
          <table:table-cell office:value-type="float" office:value="133.825" calcext:value-type="float">
            <text:p>133.825</text:p>
          </table:table-cell>
          <table:table-cell office:value-type="float" office:value="143.165" calcext:value-type="float">
            <text:p>143.165</text:p>
          </table:table-cell>
          <table:table-cell office:value-type="float" office:value="190.548" calcext:value-type="float">
            <text:p>190.548</text:p>
          </table:table-cell>
          <table:table-cell office:value-type="float" office:value="191.628" calcext:value-type="float">
            <text:p>191.628</text:p>
          </table:table-cell>
          <table:table-cell office:value-type="float" office:value="201.982" calcext:value-type="float">
            <text:p>201.982</text:p>
          </table:table-cell>
          <table:table-cell office:value-type="float" office:value="141.733" calcext:value-type="float">
            <text:p>141.733</text:p>
          </table:table-cell>
          <table:table-cell office:value-type="float" office:value="149.989" calcext:value-type="float">
            <text:p>149.989</text:p>
          </table:table-cell>
          <table:table-cell office:value-type="float" office:value="137.583" calcext:value-type="float">
            <text:p>137.583</text:p>
          </table:table-cell>
          <table:table-cell office:value-type="float" office:value="192.173" calcext:value-type="float">
            <text:p>192.173</text:p>
          </table:table-cell>
          <table:table-cell office:value-type="float" office:value="187.23" calcext:value-type="float">
            <text:p>187.23</text:p>
          </table:table-cell>
          <table:table-cell office:value-type="float" office:value="159.869" calcext:value-type="float">
            <text:p>159.869</text:p>
          </table:table-cell>
          <table:table-cell office:value-type="float" office:value="193.066" calcext:value-type="float">
            <text:p>193.066</text:p>
          </table:table-cell>
          <table:table-cell office:value-type="float" office:value="157.889" calcext:value-type="float">
            <text:p>157.889</text:p>
          </table:table-cell>
          <table:table-cell office:value-type="float" office:value="224.606" calcext:value-type="float">
            <text:p>224.606</text:p>
          </table:table-cell>
          <table:table-cell office:value-type="float" office:value="218.437" calcext:value-type="float">
            <text:p>218.43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uenos_Aire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51.611" calcext:value-type="float">
            <text:p>251.611</text:p>
          </table:table-cell>
          <table:table-cell office:value-type="float" office:value="428" calcext:value-type="float">
            <text:p>428</text:p>
          </table:table-cell>
          <table:table-cell office:value-type="float" office:value="395.375" calcext:value-type="float">
            <text:p>395.375</text:p>
          </table:table-cell>
          <table:table-cell office:value-type="float" office:value="392.016" calcext:value-type="float">
            <text:p>392.016</text:p>
          </table:table-cell>
          <table:table-cell office:value-type="float" office:value="475" calcext:value-type="float">
            <text:p>475</text:p>
          </table:table-cell>
          <table:table-cell office:value-type="float" office:value="402.754" calcext:value-type="float">
            <text:p>402.754</text:p>
          </table:table-cell>
          <table:table-cell office:value-type="float" office:value="263.691" calcext:value-type="float">
            <text:p>263.691</text:p>
          </table:table-cell>
          <table:table-cell office:value-type="float" office:value="233.546" calcext:value-type="float">
            <text:p>233.546</text:p>
          </table:table-cell>
          <table:table-cell office:value-type="float" office:value="273.524" calcext:value-type="float">
            <text:p>273.524</text:p>
          </table:table-cell>
          <table:table-cell office:value-type="float" office:value="30.645" calcext:value-type="float">
            <text:p>30.645</text:p>
          </table:table-cell>
          <table:table-cell office:value-type="float" office:value="240" calcext:value-type="float">
            <text:p>240</text:p>
          </table:table-cell>
          <table:table-cell office:value-type="float" office:value="230.852" calcext:value-type="float">
            <text:p>230.852</text:p>
          </table:table-cell>
          <table:table-cell office:value-type="float" office:value="192.307" calcext:value-type="float">
            <text:p>192.307</text:p>
          </table:table-cell>
          <table:table-cell office:value-type="float" office:value="244.137" calcext:value-type="float">
            <text:p>244.137</text:p>
          </table:table-cell>
          <table:table-cell office:value-type="float" office:value="322.622" calcext:value-type="float">
            <text:p>322.622</text:p>
          </table:table-cell>
          <table:table-cell office:value-type="float" office:value="259.899" calcext:value-type="float">
            <text:p>259.899</text:p>
          </table:table-cell>
          <table:table-cell office:value-type="float" office:value="324.569" calcext:value-type="float">
            <text:p>324.569</text:p>
          </table:table-cell>
          <table:table-cell office:value-type="float" office:value="246.365" calcext:value-type="float">
            <text:p>246.365</text:p>
          </table:table-cell>
          <table:table-cell office:value-type="float" office:value="233.872" calcext:value-type="float">
            <text:p>233.872</text:p>
          </table:table-cell>
          <table:table-cell office:value-type="float" office:value="254.294" calcext:value-type="float">
            <text:p>254.294</text:p>
          </table:table-cell>
          <table:table-cell office:value-type="float" office:value="245.021" calcext:value-type="float">
            <text:p>245.021</text:p>
          </table:table-cell>
          <table:table-cell office:value-type="float" office:value="281.792" calcext:value-type="float">
            <text:p>281.792</text:p>
          </table:table-cell>
          <table:table-cell office:value-type="float" office:value="279.702" calcext:value-type="float">
            <text:p>279.702</text:p>
          </table:table-cell>
          <table:table-cell office:value-type="float" office:value="315" calcext:value-type="float">
            <text:p>315</text:p>
          </table:table-cell>
          <table:table-cell office:value-type="float" office:value="232.767" calcext:value-type="float">
            <text:p>232.767</text:p>
          </table:table-cell>
          <table:table-cell office:value-type="float" office:value="285.932" calcext:value-type="float">
            <text:p>285.932</text:p>
          </table:table-cell>
          <table:table-cell office:value-type="float" office:value="343.535" calcext:value-type="float">
            <text:p>343.535</text:p>
          </table:table-cell>
          <table:table-cell office:value-type="float" office:value="298.59" calcext:value-type="float">
            <text:p>298.59</text:p>
          </table:table-cell>
          <table:table-cell office:value-type="float" office:value="383.255" calcext:value-type="float">
            <text:p>383.255</text:p>
          </table:table-cell>
          <table:table-cell office:value-type="float" office:value="286.47" calcext:value-type="float">
            <text:p>286.47</text:p>
          </table:table-cell>
          <table:table-cell office:value-type="float" office:value="286.607" calcext:value-type="float">
            <text:p>286.607</text:p>
          </table:table-cell>
          <table:table-cell office:value-type="float" office:value="425.778" calcext:value-type="float">
            <text:p>425.778</text:p>
          </table:table-cell>
          <table:table-cell office:value-type="float" office:value="220.087" calcext:value-type="float">
            <text:p>220.087</text:p>
          </table:table-cell>
          <table:table-cell office:value-type="float" office:value="299.074" calcext:value-type="float">
            <text:p>299.074</text:p>
          </table:table-cell>
          <table:table-cell office:value-type="float" office:value="391.173" calcext:value-type="float">
            <text:p>391.173</text:p>
          </table:table-cell>
          <table:table-cell office:value-type="float" office:value="265.439" calcext:value-type="float">
            <text:p>265.439</text:p>
          </table:table-cell>
          <table:table-cell office:value-type="float" office:value="282.618" calcext:value-type="float">
            <text:p>282.618</text:p>
          </table:table-cell>
          <table:table-cell office:value-type="float" office:value="347.958" calcext:value-type="float">
            <text:p>347.958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98.127" calcext:value-type="float">
            <text:p>298.127</text:p>
          </table:table-cell>
          <table:table-cell office:value-type="float" office:value="225.365" calcext:value-type="float">
            <text:p>225.365</text:p>
          </table:table-cell>
          <table:table-cell office:value-type="float" office:value="359" calcext:value-type="float">
            <text:p>359</text:p>
          </table:table-cell>
          <table:table-cell office:value-type="float" office:value="284.774" calcext:value-type="float">
            <text:p>284.774</text:p>
          </table:table-cell>
          <table:table-cell office:value-type="float" office:value="271.426" calcext:value-type="float">
            <text:p>271.426</text:p>
          </table:table-cell>
          <table:table-cell office:value-type="float" office:value="166.061" calcext:value-type="float">
            <text:p>166.061</text:p>
          </table:table-cell>
          <table:table-cell office:value-type="float" office:value="450" calcext:value-type="float">
            <text:p>450</text:p>
          </table:table-cell>
          <table:table-cell office:value-type="float" office:value="261.261" calcext:value-type="float">
            <text:p>261.261</text:p>
          </table:table-cell>
          <table:table-cell office:value-type="float" office:value="332" calcext:value-type="float">
            <text:p>332</text:p>
          </table:table-cell>
          <table:table-cell office:value-type="float" office:value="406.604" calcext:value-type="float">
            <text:p>406.604</text:p>
          </table:table-cell>
          <table:table-cell office:value-type="float" office:value="268.073" calcext:value-type="float">
            <text:p>268.073</text:p>
          </table:table-cell>
          <table:table-cell office:value-type="float" office:value="226.631" calcext:value-type="float">
            <text:p>226.631</text:p>
          </table:table-cell>
          <table:table-cell office:value-type="float" office:value="314.312" calcext:value-type="float">
            <text:p>314.312</text:p>
          </table:table-cell>
          <table:table-cell office:value-type="float" office:value="249.398" calcext:value-type="float">
            <text:p>249.398</text:p>
          </table:table-cell>
          <table:table-cell office:value-type="float" office:value="239.794" calcext:value-type="float">
            <text:p>239.794</text:p>
          </table:table-cell>
          <table:table-cell office:value-type="float" office:value="378.856" calcext:value-type="float">
            <text:p>378.856</text:p>
          </table:table-cell>
          <table:table-cell office:value-type="float" office:value="233.22" calcext:value-type="float">
            <text:p>233.22</text:p>
          </table:table-cell>
          <table:table-cell office:value-type="float" office:value="341" calcext:value-type="float">
            <text:p>341</text:p>
          </table:table-cell>
          <table:table-cell office:value-type="float" office:value="507" calcext:value-type="float">
            <text:p>507</text:p>
          </table:table-cell>
          <table:table-cell office:value-type="float" office:value="311.86" calcext:value-type="float">
            <text:p>311.86</text:p>
          </table:table-cell>
          <table:table-cell office:value-type="float" office:value="387.658" calcext:value-type="float">
            <text:p>387.658</text:p>
          </table:table-cell>
          <table:table-cell office:value-type="float" office:value="319.092" calcext:value-type="float">
            <text:p>319.092</text:p>
          </table:table-cell>
          <table:table-cell office:value-type="float" office:value="234.163" calcext:value-type="float">
            <text:p>234.163</text:p>
          </table:table-cell>
          <table:table-cell office:value-type="float" office:value="162.519" calcext:value-type="float">
            <text:p>162.519</text:p>
          </table:table-cell>
          <table:table-cell office:value-type="float" office:value="154.95" calcext:value-type="float">
            <text:p>154.95</text:p>
          </table:table-cell>
          <table:table-cell office:value-type="float" office:value="211.409" calcext:value-type="float">
            <text:p>211.409</text:p>
          </table:table-cell>
          <table:table-cell office:value-type="float" office:value="158.129" calcext:value-type="float">
            <text:p>158.129</text:p>
          </table:table-cell>
          <table:table-cell office:value-type="float" office:value="169.929" calcext:value-type="float">
            <text:p>169.929</text:p>
          </table:table-cell>
          <table:table-cell office:value-type="float" office:value="183.086" calcext:value-type="float">
            <text:p>183.086</text:p>
          </table:table-cell>
          <table:table-cell office:value-type="float" office:value="192.678" calcext:value-type="float">
            <text:p>192.678</text:p>
          </table:table-cell>
          <table:table-cell office:value-type="float" office:value="205.864" calcext:value-type="float">
            <text:p>205.864</text:p>
          </table:table-cell>
          <table:table-cell office:value-type="float" office:value="154.699" calcext:value-type="float">
            <text:p>154.699</text:p>
          </table:table-cell>
          <table:table-cell office:value-type="float" office:value="141.243" calcext:value-type="float">
            <text:p>141.243</text:p>
          </table:table-cell>
          <table:table-cell office:value-type="float" office:value="218" calcext:value-type="float">
            <text:p>218</text:p>
          </table:table-cell>
          <table:table-cell office:value-type="float" office:value="242.207" calcext:value-type="float">
            <text:p>242.207</text:p>
          </table:table-cell>
          <table:table-cell office:value-type="float" office:value="249" calcext:value-type="float">
            <text:p>249</text:p>
          </table:table-cell>
          <table:table-cell office:value-type="float" office:value="195.524" calcext:value-type="float">
            <text:p>195.524</text:p>
          </table:table-cell>
          <table:table-cell office:value-type="float" office:value="229.81" calcext:value-type="float">
            <text:p>229.81</text:p>
          </table:table-cell>
          <table:table-cell office:value-type="float" office:value="201.213" calcext:value-type="float">
            <text:p>201.213</text:p>
          </table:table-cell>
          <table:table-cell office:value-type="float" office:value="502" calcext:value-type="float">
            <text:p>502</text:p>
          </table:table-cell>
          <table:table-cell office:value-type="float" office:value="417.985" calcext:value-type="float">
            <text:p>417.98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71.501" calcext:value-type="float">
            <text:p>71.501</text:p>
          </table:table-cell>
          <table:table-cell office:value-type="float" office:value="277.306" calcext:value-type="float">
            <text:p>277.306</text:p>
          </table:table-cell>
          <table:table-cell office:value-type="float" office:value="0" calcext:value-type="float">
            <text:p>0</text:p>
          </table:table-cell>
          <table:table-cell office:value-type="float" office:value="282.666" calcext:value-type="float">
            <text:p>282.666</text:p>
          </table:table-cell>
          <table:table-cell office:value-type="float" office:value="275.276" calcext:value-type="float">
            <text:p>275.276</text:p>
          </table:table-cell>
          <table:table-cell office:value-type="float" office:value="295.845" calcext:value-type="float">
            <text:p>295.845</text:p>
          </table:table-cell>
          <table:table-cell office:value-type="float" office:value="234.263" calcext:value-type="float">
            <text:p>234.263</text:p>
          </table:table-cell>
          <table:table-cell office:value-type="float" office:value="264.798" calcext:value-type="float">
            <text:p>264.798</text:p>
          </table:table-cell>
          <table:table-cell office:value-type="float" office:value="48.275" calcext:value-type="float">
            <text:p>48.275</text:p>
          </table:table-cell>
          <table:table-cell office:value-type="float" office:value="45.431" calcext:value-type="float">
            <text:p>45.431</text:p>
          </table:table-cell>
          <table:table-cell office:value-type="float" office:value="66.048" calcext:value-type="float">
            <text:p>66.048</text:p>
          </table:table-cell>
          <table:table-cell office:value-type="float" office:value="241.053" calcext:value-type="float">
            <text:p>241.053</text:p>
          </table:table-cell>
          <table:table-cell office:value-type="float" office:value="128.204" calcext:value-type="float">
            <text:p>128.204</text:p>
          </table:table-cell>
          <table:table-cell office:value-type="float" office:value="127.377" calcext:value-type="float">
            <text:p>127.377</text:p>
          </table:table-cell>
          <table:table-cell office:value-type="float" office:value="223.645" calcext:value-type="float">
            <text:p>223.645</text:p>
          </table:table-cell>
          <table:table-cell office:value-type="float" office:value="44.986" calcext:value-type="float">
            <text:p>44.986</text:p>
          </table:table-cell>
          <table:table-cell office:value-type="float" office:value="253.445" calcext:value-type="float">
            <text:p>253.445</text:p>
          </table:table-cell>
          <table:table-cell office:value-type="float" office:value="201.658" calcext:value-type="float">
            <text:p>201.658</text:p>
          </table:table-cell>
          <table:table-cell office:value-type="float" office:value="93.621" calcext:value-type="float">
            <text:p>93.621</text:p>
          </table:table-cell>
          <table:table-cell office:value-type="float" office:value="40.031" calcext:value-type="float">
            <text:p>40.031</text:p>
          </table:table-cell>
          <table:table-cell office:value-type="float" office:value="39.905" calcext:value-type="float">
            <text:p>39.905</text:p>
          </table:table-cell>
          <table:table-cell office:value-type="float" office:value="47.04" calcext:value-type="float">
            <text:p>47.04</text:p>
          </table:table-cell>
          <table:table-cell office:value-type="float" office:value="58.668" calcext:value-type="float">
            <text:p>58.668</text:p>
          </table:table-cell>
          <table:table-cell office:value-type="float" office:value="67.63" calcext:value-type="float">
            <text:p>67.63</text:p>
          </table:table-cell>
          <table:table-cell office:value-type="float" office:value="70.455" calcext:value-type="float">
            <text:p>70.455</text:p>
          </table:table-cell>
          <table:table-cell office:value-type="float" office:value="68.911" calcext:value-type="float">
            <text:p>68.911</text:p>
          </table:table-cell>
          <table:table-cell office:value-type="float" office:value="48.448" calcext:value-type="float">
            <text:p>48.448</text:p>
          </table:table-cell>
          <table:table-cell office:value-type="float" office:value="57.161" calcext:value-type="float">
            <text:p>57.161</text:p>
          </table:table-cell>
          <table:table-cell office:value-type="float" office:value="122.54" calcext:value-type="float">
            <text:p>122.54</text:p>
          </table:table-cell>
          <table:table-cell office:value-type="float" office:value="56.48" calcext:value-type="float">
            <text:p>56.48</text:p>
          </table:table-cell>
          <table:table-cell office:value-type="float" office:value="221.318" calcext:value-type="float">
            <text:p>221.318</text:p>
          </table:table-cell>
          <table:table-cell office:value-type="float" office:value="36.722" calcext:value-type="float">
            <text:p>36.722</text:p>
          </table:table-cell>
          <table:table-cell office:value-type="float" office:value="32.508" calcext:value-type="float">
            <text:p>32.508</text:p>
          </table:table-cell>
          <table:table-cell office:value-type="float" office:value="279.981" calcext:value-type="float">
            <text:p>279.981</text:p>
          </table:table-cell>
          <table:table-cell office:value-type="float" office:value="60.961" calcext:value-type="float">
            <text:p>60.961</text:p>
          </table:table-cell>
          <table:table-cell office:value-type="float" office:value="100.605" calcext:value-type="float">
            <text:p>100.605</text:p>
          </table:table-cell>
          <table:table-cell office:value-type="float" office:value="182.075" calcext:value-type="float">
            <text:p>182.075</text:p>
          </table:table-cell>
          <table:table-cell office:value-type="float" office:value="87.446" calcext:value-type="float">
            <text:p>87.446</text:p>
          </table:table-cell>
          <table:table-cell office:value-type="float" office:value="51.466" calcext:value-type="float">
            <text:p>51.466</text:p>
          </table:table-cell>
          <table:table-cell office:value-type="float" office:value="294.162" calcext:value-type="float">
            <text:p>294.162</text:p>
          </table:table-cell>
          <table:table-cell office:value-type="float" office:value="312.986" calcext:value-type="float">
            <text:p>312.986</text:p>
          </table:table-cell>
          <table:table-cell office:value-type="float" office:value="62.626" calcext:value-type="float">
            <text:p>62.626</text:p>
          </table:table-cell>
          <table:table-cell office:value-type="float" office:value="47.642" calcext:value-type="float">
            <text:p>47.642</text:p>
          </table:table-cell>
          <table:table-cell office:value-type="float" office:value="84.034" calcext:value-type="float">
            <text:p>84.034</text:p>
          </table:table-cell>
          <table:table-cell office:value-type="float" office:value="52.241" calcext:value-type="float">
            <text:p>52.241</text:p>
          </table:table-cell>
          <table:table-cell office:value-type="float" office:value="77.499" calcext:value-type="float">
            <text:p>77.499</text:p>
          </table:table-cell>
          <table:table-cell office:value-type="float" office:value="183.429" calcext:value-type="float">
            <text:p>183.429</text:p>
          </table:table-cell>
          <table:table-cell office:value-type="float" office:value="183.068" calcext:value-type="float">
            <text:p>183.068</text:p>
          </table:table-cell>
          <table:table-cell office:value-type="float" office:value="46.604" calcext:value-type="float">
            <text:p>46.604</text:p>
          </table:table-cell>
          <table:table-cell office:value-type="float" office:value="66.399" calcext:value-type="float">
            <text:p>66.399</text:p>
          </table:table-cell>
          <table:table-cell office:value-type="float" office:value="302.896" calcext:value-type="float">
            <text:p>302.896</text:p>
          </table:table-cell>
          <table:table-cell office:value-type="float" office:value="63.078" calcext:value-type="float">
            <text:p>63.078</text:p>
          </table:table-cell>
          <table:table-cell office:value-type="float" office:value="73.816" calcext:value-type="float">
            <text:p>73.816</text:p>
          </table:table-cell>
          <table:table-cell office:value-type="float" office:value="62.784" calcext:value-type="float">
            <text:p>62.784</text:p>
          </table:table-cell>
          <table:table-cell office:value-type="float" office:value="57.318" calcext:value-type="float">
            <text:p>57.318</text:p>
          </table:table-cell>
          <table:table-cell office:value-type="float" office:value="68.66" calcext:value-type="float">
            <text:p>68.66</text:p>
          </table:table-cell>
          <table:table-cell office:value-type="float" office:value="189.633" calcext:value-type="float">
            <text:p>189.633</text:p>
          </table:table-cell>
          <table:table-cell office:value-type="float" office:value="42.829" calcext:value-type="float">
            <text:p>42.829</text:p>
          </table:table-cell>
          <table:table-cell office:value-type="float" office:value="28.598" calcext:value-type="float">
            <text:p>28.598</text:p>
          </table:table-cell>
          <table:table-cell office:value-type="float" office:value="220.364" calcext:value-type="float">
            <text:p>220.364</text:p>
          </table:table-cell>
          <table:table-cell office:value-type="float" office:value="73.903" calcext:value-type="float">
            <text:p>73.903</text:p>
          </table:table-cell>
          <table:table-cell office:value-type="float" office:value="277.855" calcext:value-type="float">
            <text:p>277.855</text:p>
          </table:table-cell>
          <table:table-cell office:value-type="float" office:value="163" calcext:value-type="float">
            <text:p>163</text:p>
          </table:table-cell>
          <table:table-cell office:value-type="float" office:value="51.007" calcext:value-type="float">
            <text:p>51.007</text:p>
          </table:table-cell>
          <table:table-cell office:value-type="float" office:value="156.326" calcext:value-type="float">
            <text:p>156.326</text:p>
          </table:table-cell>
          <table:table-cell office:value-type="float" office:value="122.875" calcext:value-type="float">
            <text:p>122.875</text:p>
          </table:table-cell>
          <table:table-cell office:value-type="float" office:value="129.836" calcext:value-type="float">
            <text:p>129.836</text:p>
          </table:table-cell>
          <table:table-cell office:value-type="float" office:value="125.311" calcext:value-type="float">
            <text:p>125.311</text:p>
          </table:table-cell>
          <table:table-cell office:value-type="float" office:value="140.981" calcext:value-type="float">
            <text:p>140.981</text:p>
          </table:table-cell>
          <table:table-cell office:value-type="float" office:value="186.875" calcext:value-type="float">
            <text:p>186.875</text:p>
          </table:table-cell>
          <table:table-cell office:value-type="float" office:value="164.786" calcext:value-type="float">
            <text:p>164.786</text:p>
          </table:table-cell>
          <table:table-cell office:value-type="float" office:value="186.73" calcext:value-type="float">
            <text:p>186.73</text:p>
          </table:table-cell>
          <table:table-cell office:value-type="float" office:value="151.465" calcext:value-type="float">
            <text:p>151.465</text:p>
          </table:table-cell>
          <table:table-cell office:value-type="float" office:value="147.004" calcext:value-type="float">
            <text:p>147.004</text:p>
          </table:table-cell>
          <table:table-cell office:value-type="float" office:value="134.856" calcext:value-type="float">
            <text:p>134.856</text:p>
          </table:table-cell>
          <table:table-cell office:value-type="float" office:value="189.207" calcext:value-type="float">
            <text:p>189.207</text:p>
          </table:table-cell>
          <table:table-cell office:value-type="float" office:value="177.544" calcext:value-type="float">
            <text:p>177.544</text:p>
          </table:table-cell>
          <table:table-cell office:value-type="float" office:value="154.442" calcext:value-type="float">
            <text:p>154.442</text:p>
          </table:table-cell>
          <table:table-cell office:value-type="float" office:value="173.825" calcext:value-type="float">
            <text:p>173.825</text:p>
          </table:table-cell>
          <table:table-cell office:value-type="float" office:value="150.788" calcext:value-type="float">
            <text:p>150.788</text:p>
          </table:table-cell>
          <table:table-cell office:value-type="float" office:value="227.975" calcext:value-type="float">
            <text:p>227.975</text:p>
          </table:table-cell>
          <table:table-cell office:value-type="float" office:value="238.824" calcext:value-type="float">
            <text:p>238.824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261.214" calcext:value-type="float">
            <text:p>261.214</text:p>
          </table:table-cell>
          <table:table-cell office:value-type="float" office:value="346.023" calcext:value-type="float">
            <text:p>346.023</text:p>
          </table:table-cell>
          <table:table-cell office:value-type="float" office:value="254.84" calcext:value-type="float">
            <text:p>254.84</text:p>
          </table:table-cell>
          <table:table-cell office:value-type="float" office:value="0" calcext:value-type="float">
            <text:p>0</text:p>
          </table:table-cell>
          <table:table-cell office:value-type="float" office:value="10.193" calcext:value-type="float">
            <text:p>10.193</text:p>
          </table:table-cell>
          <table:table-cell office:value-type="float" office:value="15.126" calcext:value-type="float">
            <text:p>15.126</text:p>
          </table:table-cell>
          <table:table-cell office:value-type="float" office:value="46.42" calcext:value-type="float">
            <text:p>46.42</text:p>
          </table:table-cell>
          <table:table-cell office:value-type="float" office:value="19.432" calcext:value-type="float">
            <text:p>19.432</text:p>
          </table:table-cell>
          <table:table-cell office:value-type="float" office:value="274.148" calcext:value-type="float">
            <text:p>274.148</text:p>
          </table:table-cell>
          <table:table-cell office:value-type="float" office:value="247.091" calcext:value-type="float">
            <text:p>247.091</text:p>
          </table:table-cell>
          <table:table-cell office:value-type="float" office:value="268.101" calcext:value-type="float">
            <text:p>268.101</text:p>
          </table:table-cell>
          <table:table-cell office:value-type="float" office:value="371.82" calcext:value-type="float">
            <text:p>371.82</text:p>
          </table:table-cell>
          <table:table-cell office:value-type="float" office:value="188.256" calcext:value-type="float">
            <text:p>188.256</text:p>
          </table:table-cell>
          <table:table-cell office:value-type="float" office:value="279.58" calcext:value-type="float">
            <text:p>279.58</text:p>
          </table:table-cell>
          <table:table-cell office:value-type="float" office:value="205.914" calcext:value-type="float">
            <text:p>205.914</text:p>
          </table:table-cell>
          <table:table-cell office:value-type="float" office:value="244.08" calcext:value-type="float">
            <text:p>244.08</text:p>
          </table:table-cell>
          <table:table-cell office:value-type="float" office:value="373.868" calcext:value-type="float">
            <text:p>373.868</text:p>
          </table:table-cell>
          <table:table-cell office:value-type="float" office:value="247.527" calcext:value-type="float">
            <text:p>247.527</text:p>
          </table:table-cell>
          <table:table-cell office:value-type="float" office:value="312.924" calcext:value-type="float">
            <text:p>312.924</text:p>
          </table:table-cell>
          <table:table-cell office:value-type="float" office:value="247.339" calcext:value-type="float">
            <text:p>247.339</text:p>
          </table:table-cell>
          <table:table-cell office:value-type="float" office:value="242.327" calcext:value-type="float">
            <text:p>242.327</text:p>
          </table:table-cell>
          <table:table-cell office:value-type="float" office:value="293.794" calcext:value-type="float">
            <text:p>293.794</text:p>
          </table:table-cell>
          <table:table-cell office:value-type="float" office:value="256.181" calcext:value-type="float">
            <text:p>256.181</text:p>
          </table:table-cell>
          <table:table-cell office:value-type="float" office:value="270.203" calcext:value-type="float">
            <text:p>270.203</text:p>
          </table:table-cell>
          <table:table-cell office:value-type="float" office:value="313.681" calcext:value-type="float">
            <text:p>313.681</text:p>
          </table:table-cell>
          <table:table-cell office:value-type="float" office:value="322.814" calcext:value-type="float">
            <text:p>322.814</text:p>
          </table:table-cell>
          <table:table-cell office:value-type="float" office:value="253.635" calcext:value-type="float">
            <text:p>253.635</text:p>
          </table:table-cell>
          <table:table-cell office:value-type="float" office:value="230.32" calcext:value-type="float">
            <text:p>230.32</text:p>
          </table:table-cell>
          <table:table-cell office:value-type="float" office:value="334.6" calcext:value-type="float">
            <text:p>334.6</text:p>
          </table:table-cell>
          <table:table-cell office:value-type="float" office:value="268.268" calcext:value-type="float">
            <text:p>268.268</text:p>
          </table:table-cell>
          <table:table-cell office:value-type="float" office:value="122.204" calcext:value-type="float">
            <text:p>122.204</text:p>
          </table:table-cell>
          <table:table-cell office:value-type="float" office:value="261.73" calcext:value-type="float">
            <text:p>261.73</text:p>
          </table:table-cell>
          <table:table-cell office:value-type="float" office:value="284.595" calcext:value-type="float">
            <text:p>284.595</text:p>
          </table:table-cell>
          <table:table-cell office:value-type="float" office:value="104.463" calcext:value-type="float">
            <text:p>104.463</text:p>
          </table:table-cell>
          <table:table-cell office:value-type="float" office:value="255.484" calcext:value-type="float">
            <text:p>255.484</text:p>
          </table:table-cell>
          <table:table-cell office:value-type="float" office:value="298.978" calcext:value-type="float">
            <text:p>298.978</text:p>
          </table:table-cell>
          <table:table-cell office:value-type="float" office:value="148.593" calcext:value-type="float">
            <text:p>148.593</text:p>
          </table:table-cell>
          <table:table-cell office:value-type="float" office:value="282.662" calcext:value-type="float">
            <text:p>282.662</text:p>
          </table:table-cell>
          <table:table-cell office:value-type="float" office:value="242.837" calcext:value-type="float">
            <text:p>242.837</text:p>
          </table:table-cell>
          <table:table-cell office:value-type="float" office:value="99.093" calcext:value-type="float">
            <text:p>99.093</text:p>
          </table:table-cell>
          <table:table-cell office:value-type="float" office:value="146.829" calcext:value-type="float">
            <text:p>146.829</text:p>
          </table:table-cell>
          <table:table-cell office:value-type="float" office:value="267.756" calcext:value-type="float">
            <text:p>267.756</text:p>
          </table:table-cell>
          <table:table-cell office:value-type="float" office:value="253.185" calcext:value-type="float">
            <text:p>253.185</text:p>
          </table:table-cell>
          <table:table-cell office:value-type="float" office:value="276.382" calcext:value-type="float">
            <text:p>276.382</text:p>
          </table:table-cell>
          <table:table-cell office:value-type="float" office:value="295.663" calcext:value-type="float">
            <text:p>295.663</text:p>
          </table:table-cell>
          <table:table-cell office:value-type="float" office:value="267.593" calcext:value-type="float">
            <text:p>267.593</text:p>
          </table:table-cell>
          <table:table-cell office:value-type="float" office:value="281.487" calcext:value-type="float">
            <text:p>281.487</text:p>
          </table:table-cell>
          <table:table-cell office:value-type="float" office:value="100.456" calcext:value-type="float">
            <text:p>100.456</text:p>
          </table:table-cell>
          <table:table-cell office:value-type="float" office:value="252.739" calcext:value-type="float">
            <text:p>252.739</text:p>
          </table:table-cell>
          <table:table-cell office:value-type="float" office:value="263.306" calcext:value-type="float">
            <text:p>263.306</text:p>
          </table:table-cell>
          <table:table-cell office:value-type="float" office:value="28.77" calcext:value-type="float">
            <text:p>28.77</text:p>
          </table:table-cell>
          <table:table-cell office:value-type="float" office:value="260.983" calcext:value-type="float">
            <text:p>260.983</text:p>
          </table:table-cell>
          <table:table-cell office:value-type="float" office:value="249.354" calcext:value-type="float">
            <text:p>249.354</text:p>
          </table:table-cell>
          <table:table-cell office:value-type="float" office:value="266.621" calcext:value-type="float">
            <text:p>266.621</text:p>
          </table:table-cell>
          <table:table-cell office:value-type="float" office:value="259.702" calcext:value-type="float">
            <text:p>259.702</text:p>
          </table:table-cell>
          <table:table-cell office:value-type="float" office:value="262.151" calcext:value-type="float">
            <text:p>262.151</text:p>
          </table:table-cell>
          <table:table-cell office:value-type="float" office:value="92.21" calcext:value-type="float">
            <text:p>92.21</text:p>
          </table:table-cell>
          <table:table-cell office:value-type="float" office:value="272.982" calcext:value-type="float">
            <text:p>272.982</text:p>
          </table:table-cell>
          <table:table-cell office:value-type="float" office:value="300.654" calcext:value-type="float">
            <text:p>300.654</text:p>
          </table:table-cell>
          <table:table-cell office:value-type="float" office:value="118.624" calcext:value-type="float">
            <text:p>118.624</text:p>
          </table:table-cell>
          <table:table-cell office:value-type="float" office:value="276.394" calcext:value-type="float">
            <text:p>276.394</text:p>
          </table:table-cell>
          <table:table-cell office:value-type="float" office:value="217.995" calcext:value-type="float">
            <text:p>217.995</text:p>
          </table:table-cell>
          <table:table-cell office:value-type="float" office:value="368.054" calcext:value-type="float">
            <text:p>368.054</text:p>
          </table:table-cell>
          <table:table-cell office:value-type="float" office:value="253.441" calcext:value-type="float">
            <text:p>253.441</text:p>
          </table:table-cell>
          <table:table-cell office:value-type="float" office:value="169.489" calcext:value-type="float">
            <text:p>169.489</text:p>
          </table:table-cell>
          <table:table-cell office:value-type="float" office:value="221.549" calcext:value-type="float">
            <text:p>221.549</text:p>
          </table:table-cell>
          <table:table-cell office:value-type="float" office:value="200.647" calcext:value-type="float">
            <text:p>200.647</text:p>
          </table:table-cell>
          <table:table-cell office:value-type="float" office:value="194.397" calcext:value-type="float">
            <text:p>194.397</text:p>
          </table:table-cell>
          <table:table-cell office:value-type="float" office:value="245.195" calcext:value-type="float">
            <text:p>245.195</text:p>
          </table:table-cell>
          <table:table-cell office:value-type="float" office:value="133.649" calcext:value-type="float">
            <text:p>133.649</text:p>
          </table:table-cell>
          <table:table-cell office:value-type="float" office:value="166.493" calcext:value-type="float">
            <text:p>166.493</text:p>
          </table:table-cell>
          <table:table-cell office:value-type="float" office:value="191.367" calcext:value-type="float">
            <text:p>191.367</text:p>
          </table:table-cell>
          <table:table-cell office:value-type="float" office:value="184.645" calcext:value-type="float">
            <text:p>184.645</text:p>
          </table:table-cell>
          <table:table-cell office:value-type="float" office:value="286.697" calcext:value-type="float">
            <text:p>286.697</text:p>
          </table:table-cell>
          <table:table-cell office:value-type="float" office:value="243.906" calcext:value-type="float">
            <text:p>243.906</text:p>
          </table:table-cell>
          <table:table-cell office:value-type="float" office:value="173.684" calcext:value-type="float">
            <text:p>173.684</text:p>
          </table:table-cell>
          <table:table-cell office:value-type="float" office:value="178.417" calcext:value-type="float">
            <text:p>178.417</text:p>
          </table:table-cell>
          <table:table-cell office:value-type="float" office:value="261.955" calcext:value-type="float">
            <text:p>261.955</text:p>
          </table:table-cell>
          <table:table-cell office:value-type="float" office:value="155.111" calcext:value-type="float">
            <text:p>155.111</text:p>
          </table:table-cell>
          <table:table-cell office:value-type="float" office:value="180.933" calcext:value-type="float">
            <text:p>180.933</text:p>
          </table:table-cell>
          <table:table-cell office:value-type="float" office:value="141.271" calcext:value-type="float">
            <text:p>141.271</text:p>
          </table:table-cell>
          <table:table-cell office:value-type="float" office:value="369.161" calcext:value-type="float">
            <text:p>369.161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258.312" calcext:value-type="float">
            <text:p>258.312</text:p>
          </table:table-cell>
          <table:table-cell office:value-type="float" office:value="363.632" calcext:value-type="float">
            <text:p>363.632</text:p>
          </table:table-cell>
          <table:table-cell office:value-type="float" office:value="242.725" calcext:value-type="float">
            <text:p>242.725</text:p>
          </table:table-cell>
          <table:table-cell office:value-type="float" office:value="9.003" calcext:value-type="float">
            <text:p>9.003</text:p>
          </table:table-cell>
          <table:table-cell office:value-type="float" office:value="0" calcext:value-type="float">
            <text:p>0</text:p>
          </table:table-cell>
          <table:table-cell office:value-type="float" office:value="23.524" calcext:value-type="float">
            <text:p>23.524</text:p>
          </table:table-cell>
          <table:table-cell office:value-type="float" office:value="37.444" calcext:value-type="float">
            <text:p>37.444</text:p>
          </table:table-cell>
          <table:table-cell office:value-type="float" office:value="8.619" calcext:value-type="float">
            <text:p>8.619</text:p>
          </table:table-cell>
          <table:table-cell office:value-type="float" office:value="263.183" calcext:value-type="float">
            <text:p>263.183</text:p>
          </table:table-cell>
          <table:table-cell office:value-type="float" office:value="240.238" calcext:value-type="float">
            <text:p>240.238</text:p>
          </table:table-cell>
          <table:table-cell office:value-type="float" office:value="259.954" calcext:value-type="float">
            <text:p>259.954</text:p>
          </table:table-cell>
          <table:table-cell office:value-type="float" office:value="383.083" calcext:value-type="float">
            <text:p>383.083</text:p>
          </table:table-cell>
          <table:table-cell office:value-type="float" office:value="204.477" calcext:value-type="float">
            <text:p>204.477</text:p>
          </table:table-cell>
          <table:table-cell office:value-type="float" office:value="278.341" calcext:value-type="float">
            <text:p>278.341</text:p>
          </table:table-cell>
          <table:table-cell office:value-type="float" office:value="204.269" calcext:value-type="float">
            <text:p>204.269</text:p>
          </table:table-cell>
          <table:table-cell office:value-type="float" office:value="235.833" calcext:value-type="float">
            <text:p>235.833</text:p>
          </table:table-cell>
          <table:table-cell office:value-type="float" office:value="412.98" calcext:value-type="float">
            <text:p>412.98</text:p>
          </table:table-cell>
          <table:table-cell office:value-type="float" office:value="292.672" calcext:value-type="float">
            <text:p>292.672</text:p>
          </table:table-cell>
          <table:table-cell office:value-type="float" office:value="320.888" calcext:value-type="float">
            <text:p>320.888</text:p>
          </table:table-cell>
          <table:table-cell office:value-type="float" office:value="238.336" calcext:value-type="float">
            <text:p>238.336</text:p>
          </table:table-cell>
          <table:table-cell office:value-type="float" office:value="234.687" calcext:value-type="float">
            <text:p>234.687</text:p>
          </table:table-cell>
          <table:table-cell office:value-type="float" office:value="292.998" calcext:value-type="float">
            <text:p>292.998</text:p>
          </table:table-cell>
          <table:table-cell office:value-type="float" office:value="245.01" calcext:value-type="float">
            <text:p>245.01</text:p>
          </table:table-cell>
          <table:table-cell office:value-type="float" office:value="252.843" calcext:value-type="float">
            <text:p>252.843</text:p>
          </table:table-cell>
          <table:table-cell office:value-type="float" office:value="314.492" calcext:value-type="float">
            <text:p>314.492</text:p>
          </table:table-cell>
          <table:table-cell office:value-type="float" office:value="330.838" calcext:value-type="float">
            <text:p>330.838</text:p>
          </table:table-cell>
          <table:table-cell office:value-type="float" office:value="244.112" calcext:value-type="float">
            <text:p>244.112</text:p>
          </table:table-cell>
          <table:table-cell office:value-type="float" office:value="232.643" calcext:value-type="float">
            <text:p>232.643</text:p>
          </table:table-cell>
          <table:table-cell office:value-type="float" office:value="336.844" calcext:value-type="float">
            <text:p>336.844</text:p>
          </table:table-cell>
          <table:table-cell office:value-type="float" office:value="260.117" calcext:value-type="float">
            <text:p>260.117</text:p>
          </table:table-cell>
          <table:table-cell office:value-type="float" office:value="113.81" calcext:value-type="float">
            <text:p>113.81</text:p>
          </table:table-cell>
          <table:table-cell office:value-type="float" office:value="251.961" calcext:value-type="float">
            <text:p>251.961</text:p>
          </table:table-cell>
          <table:table-cell office:value-type="float" office:value="272.976" calcext:value-type="float">
            <text:p>272.976</text:p>
          </table:table-cell>
          <table:table-cell office:value-type="float" office:value="95.547" calcext:value-type="float">
            <text:p>95.547</text:p>
          </table:table-cell>
          <table:table-cell office:value-type="float" office:value="245.696" calcext:value-type="float">
            <text:p>245.696</text:p>
          </table:table-cell>
          <table:table-cell office:value-type="float" office:value="289.179" calcext:value-type="float">
            <text:p>289.179</text:p>
          </table:table-cell>
          <table:table-cell office:value-type="float" office:value="144.148" calcext:value-type="float">
            <text:p>144.148</text:p>
          </table:table-cell>
          <table:table-cell office:value-type="float" office:value="272.062" calcext:value-type="float">
            <text:p>272.062</text:p>
          </table:table-cell>
          <table:table-cell office:value-type="float" office:value="232.437" calcext:value-type="float">
            <text:p>232.437</text:p>
          </table:table-cell>
          <table:table-cell office:value-type="float" office:value="107.618" calcext:value-type="float">
            <text:p>107.618</text:p>
          </table:table-cell>
          <table:table-cell office:value-type="float" office:value="148.011" calcext:value-type="float">
            <text:p>148.011</text:p>
          </table:table-cell>
          <table:table-cell office:value-type="float" office:value="259.37" calcext:value-type="float">
            <text:p>259.37</text:p>
          </table:table-cell>
          <table:table-cell office:value-type="float" office:value="247.509" calcext:value-type="float">
            <text:p>247.509</text:p>
          </table:table-cell>
          <table:table-cell office:value-type="float" office:value="267.187" calcext:value-type="float">
            <text:p>267.187</text:p>
          </table:table-cell>
          <table:table-cell office:value-type="float" office:value="291.33" calcext:value-type="float">
            <text:p>291.33</text:p>
          </table:table-cell>
          <table:table-cell office:value-type="float" office:value="286.807" calcext:value-type="float">
            <text:p>286.807</text:p>
          </table:table-cell>
          <table:table-cell office:value-type="float" office:value="287.82" calcext:value-type="float">
            <text:p>287.82</text:p>
          </table:table-cell>
          <table:table-cell office:value-type="float" office:value="90.01" calcext:value-type="float">
            <text:p>90.01</text:p>
          </table:table-cell>
          <table:table-cell office:value-type="float" office:value="239.731" calcext:value-type="float">
            <text:p>239.731</text:p>
          </table:table-cell>
          <table:table-cell office:value-type="float" office:value="250.131" calcext:value-type="float">
            <text:p>250.131</text:p>
          </table:table-cell>
          <table:table-cell office:value-type="float" office:value="37.288" calcext:value-type="float">
            <text:p>37.288</text:p>
          </table:table-cell>
          <table:table-cell office:value-type="float" office:value="248.367" calcext:value-type="float">
            <text:p>248.367</text:p>
          </table:table-cell>
          <table:table-cell office:value-type="float" office:value="241.359" calcext:value-type="float">
            <text:p>241.359</text:p>
          </table:table-cell>
          <table:table-cell office:value-type="float" office:value="255.661" calcext:value-type="float">
            <text:p>255.661</text:p>
          </table:table-cell>
          <table:table-cell office:value-type="float" office:value="251.116" calcext:value-type="float">
            <text:p>251.116</text:p>
          </table:table-cell>
          <table:table-cell office:value-type="float" office:value="249.434" calcext:value-type="float">
            <text:p>249.434</text:p>
          </table:table-cell>
          <table:table-cell office:value-type="float" office:value="83.019" calcext:value-type="float">
            <text:p>83.019</text:p>
          </table:table-cell>
          <table:table-cell office:value-type="float" office:value="278.703" calcext:value-type="float">
            <text:p>278.703</text:p>
          </table:table-cell>
          <table:table-cell office:value-type="float" office:value="300.032" calcext:value-type="float">
            <text:p>300.032</text:p>
          </table:table-cell>
          <table:table-cell office:value-type="float" office:value="108.188" calcext:value-type="float">
            <text:p>108.188</text:p>
          </table:table-cell>
          <table:table-cell office:value-type="float" office:value="268.444" calcext:value-type="float">
            <text:p>268.444</text:p>
          </table:table-cell>
          <table:table-cell office:value-type="float" office:value="227.594" calcext:value-type="float">
            <text:p>227.594</text:p>
          </table:table-cell>
          <table:table-cell office:value-type="float" office:value="286.804" calcext:value-type="float">
            <text:p>286.804</text:p>
          </table:table-cell>
          <table:table-cell office:value-type="float" office:value="242.087" calcext:value-type="float">
            <text:p>242.087</text:p>
          </table:table-cell>
          <table:table-cell office:value-type="float" office:value="172.617" calcext:value-type="float">
            <text:p>172.617</text:p>
          </table:table-cell>
          <table:table-cell office:value-type="float" office:value="230.055" calcext:value-type="float">
            <text:p>230.055</text:p>
          </table:table-cell>
          <table:table-cell office:value-type="float" office:value="209.268" calcext:value-type="float">
            <text:p>209.268</text:p>
          </table:table-cell>
          <table:table-cell office:value-type="float" office:value="202.863" calcext:value-type="float">
            <text:p>202.863</text:p>
          </table:table-cell>
          <table:table-cell office:value-type="float" office:value="245.922" calcext:value-type="float">
            <text:p>245.922</text:p>
          </table:table-cell>
          <table:table-cell office:value-type="float" office:value="141.984" calcext:value-type="float">
            <text:p>141.984</text:p>
          </table:table-cell>
          <table:table-cell office:value-type="float" office:value="174.834" calcext:value-type="float">
            <text:p>174.834</text:p>
          </table:table-cell>
          <table:table-cell office:value-type="float" office:value="171.442" calcext:value-type="float">
            <text:p>171.442</text:p>
          </table:table-cell>
          <table:table-cell office:value-type="float" office:value="205.147" calcext:value-type="float">
            <text:p>205.147</text:p>
          </table:table-cell>
          <table:table-cell office:value-type="float" office:value="286.143" calcext:value-type="float">
            <text:p>286.143</text:p>
          </table:table-cell>
          <table:table-cell office:value-type="float" office:value="204.394" calcext:value-type="float">
            <text:p>204.394</text:p>
          </table:table-cell>
          <table:table-cell office:value-type="float" office:value="240.136" calcext:value-type="float">
            <text:p>240.136</text:p>
          </table:table-cell>
          <table:table-cell office:value-type="float" office:value="245.388" calcext:value-type="float">
            <text:p>245.388</text:p>
          </table:table-cell>
          <table:table-cell office:value-type="float" office:value="264.185" calcext:value-type="float">
            <text:p>264.185</text:p>
          </table:table-cell>
          <table:table-cell office:value-type="float" office:value="156.531" calcext:value-type="float">
            <text:p>156.531</text:p>
          </table:table-cell>
          <table:table-cell office:value-type="float" office:value="186.129" calcext:value-type="float">
            <text:p>186.129</text:p>
          </table:table-cell>
          <table:table-cell office:value-type="float" office:value="129.867" calcext:value-type="float">
            <text:p>129.867</text:p>
          </table:table-cell>
          <table:table-cell office:value-type="float" office:value="364.757" calcext:value-type="float">
            <text:p>364.75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287.495" calcext:value-type="float">
            <text:p>287.495</text:p>
          </table:table-cell>
          <table:table-cell office:value-type="float" office:value="362.027" calcext:value-type="float">
            <text:p>362.027</text:p>
          </table:table-cell>
          <table:table-cell office:value-type="float" office:value="267.284" calcext:value-type="float">
            <text:p>267.284</text:p>
          </table:table-cell>
          <table:table-cell office:value-type="float" office:value="14.394" calcext:value-type="float">
            <text:p>14.394</text:p>
          </table:table-cell>
          <table:table-cell office:value-type="float" office:value="24.096" calcext:value-type="float">
            <text:p>24.096</text:p>
          </table:table-cell>
          <table:table-cell office:value-type="float" office:value="0" calcext:value-type="float">
            <text:p>0</text:p>
          </table:table-cell>
          <table:table-cell office:value-type="float" office:value="60.266" calcext:value-type="float">
            <text:p>60.266</text:p>
          </table:table-cell>
          <table:table-cell office:value-type="float" office:value="33.323" calcext:value-type="float">
            <text:p>33.323</text:p>
          </table:table-cell>
          <table:table-cell office:value-type="float" office:value="286.6" calcext:value-type="float">
            <text:p>286.6</text:p>
          </table:table-cell>
          <table:table-cell office:value-type="float" office:value="263.901" calcext:value-type="float">
            <text:p>263.901</text:p>
          </table:table-cell>
          <table:table-cell office:value-type="float" office:value="283.451" calcext:value-type="float">
            <text:p>283.451</text:p>
          </table:table-cell>
          <table:table-cell office:value-type="float" office:value="384.828" calcext:value-type="float">
            <text:p>384.828</text:p>
          </table:table-cell>
          <table:table-cell office:value-type="float" office:value="253.224" calcext:value-type="float">
            <text:p>253.224</text:p>
          </table:table-cell>
          <table:table-cell office:value-type="float" office:value="293.582" calcext:value-type="float">
            <text:p>293.582</text:p>
          </table:table-cell>
          <table:table-cell office:value-type="float" office:value="219.437" calcext:value-type="float">
            <text:p>219.437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403.845" calcext:value-type="float">
            <text:p>403.845</text:p>
          </table:table-cell>
          <table:table-cell office:value-type="float" office:value="318.398" calcext:value-type="float">
            <text:p>318.398</text:p>
          </table:table-cell>
          <table:table-cell office:value-type="float" office:value="331.554" calcext:value-type="float">
            <text:p>331.554</text:p>
          </table:table-cell>
          <table:table-cell office:value-type="float" office:value="262.425" calcext:value-type="float">
            <text:p>262.425</text:p>
          </table:table-cell>
          <table:table-cell office:value-type="float" office:value="257.751" calcext:value-type="float">
            <text:p>257.751</text:p>
          </table:table-cell>
          <table:table-cell office:value-type="float" office:value="335.838" calcext:value-type="float">
            <text:p>335.838</text:p>
          </table:table-cell>
          <table:table-cell office:value-type="float" office:value="267.208" calcext:value-type="float">
            <text:p>267.208</text:p>
          </table:table-cell>
          <table:table-cell office:value-type="float" office:value="275.508" calcext:value-type="float">
            <text:p>275.508</text:p>
          </table:table-cell>
          <table:table-cell office:value-type="float" office:value="324.633" calcext:value-type="float">
            <text:p>324.633</text:p>
          </table:table-cell>
          <table:table-cell office:value-type="float" office:value="297.133" calcext:value-type="float">
            <text:p>297.133</text:p>
          </table:table-cell>
          <table:table-cell office:value-type="float" office:value="267.663" calcext:value-type="float">
            <text:p>267.663</text:p>
          </table:table-cell>
          <table:table-cell office:value-type="float" office:value="259.775" calcext:value-type="float">
            <text:p>259.775</text:p>
          </table:table-cell>
          <table:table-cell office:value-type="float" office:value="343.554" calcext:value-type="float">
            <text:p>343.554</text:p>
          </table:table-cell>
          <table:table-cell office:value-type="float" office:value="281.951" calcext:value-type="float">
            <text:p>281.951</text:p>
          </table:table-cell>
          <table:table-cell office:value-type="float" office:value="136.104" calcext:value-type="float">
            <text:p>136.104</text:p>
          </table:table-cell>
          <table:table-cell office:value-type="float" office:value="274.148" calcext:value-type="float">
            <text:p>274.148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8.415" calcext:value-type="float">
            <text:p>118.415</text:p>
          </table:table-cell>
          <table:table-cell office:value-type="float" office:value="267.279" calcext:value-type="float">
            <text:p>267.279</text:p>
          </table:table-cell>
          <table:table-cell office:value-type="float" office:value="318.643" calcext:value-type="float">
            <text:p>318.643</text:p>
          </table:table-cell>
          <table:table-cell office:value-type="float" office:value="163.354" calcext:value-type="float">
            <text:p>163.354</text:p>
          </table:table-cell>
          <table:table-cell office:value-type="float" office:value="295.18" calcext:value-type="float">
            <text:p>295.18</text:p>
          </table:table-cell>
          <table:table-cell office:value-type="float" office:value="256.871" calcext:value-type="float">
            <text:p>256.871</text:p>
          </table:table-cell>
          <table:table-cell office:value-type="float" office:value="113.009" calcext:value-type="float">
            <text:p>113.009</text:p>
          </table:table-cell>
          <table:table-cell office:value-type="float" office:value="163.077" calcext:value-type="float">
            <text:p>163.077</text:p>
          </table:table-cell>
          <table:table-cell office:value-type="float" office:value="281.566" calcext:value-type="float">
            <text:p>281.566</text:p>
          </table:table-cell>
          <table:table-cell office:value-type="float" office:value="269.329" calcext:value-type="float">
            <text:p>269.329</text:p>
          </table:table-cell>
          <table:table-cell office:value-type="float" office:value="290.385" calcext:value-type="float">
            <text:p>290.385</text:p>
          </table:table-cell>
          <table:table-cell office:value-type="float" office:value="306.84" calcext:value-type="float">
            <text:p>306.84</text:p>
          </table:table-cell>
          <table:table-cell office:value-type="float" office:value="281.578" calcext:value-type="float">
            <text:p>281.578</text:p>
          </table:table-cell>
          <table:table-cell office:value-type="float" office:value="295.93" calcext:value-type="float">
            <text:p>295.93</text:p>
          </table:table-cell>
          <table:table-cell office:value-type="float" office:value="113.253" calcext:value-type="float">
            <text:p>113.253</text:p>
          </table:table-cell>
          <table:table-cell office:value-type="float" office:value="262.848" calcext:value-type="float">
            <text:p>262.848</text:p>
          </table:table-cell>
          <table:table-cell office:value-type="float" office:value="275.604" calcext:value-type="float">
            <text:p>275.604</text:p>
          </table:table-cell>
          <table:table-cell office:value-type="float" office:value="42.58" calcext:value-type="float">
            <text:p>42.58</text:p>
          </table:table-cell>
          <table:table-cell office:value-type="float" office:value="276.181" calcext:value-type="float">
            <text:p>276.181</text:p>
          </table:table-cell>
          <table:table-cell office:value-type="float" office:value="263.164" calcext:value-type="float">
            <text:p>263.164</text:p>
          </table:table-cell>
          <table:table-cell office:value-type="float" office:value="319.164" calcext:value-type="float">
            <text:p>319.164</text:p>
          </table:table-cell>
          <table:table-cell office:value-type="float" office:value="275.017" calcext:value-type="float">
            <text:p>275.017</text:p>
          </table:table-cell>
          <table:table-cell office:value-type="float" office:value="274.579" calcext:value-type="float">
            <text:p>274.579</text:p>
          </table:table-cell>
          <table:table-cell office:value-type="float" office:value="106.035" calcext:value-type="float">
            <text:p>106.035</text:p>
          </table:table-cell>
          <table:table-cell office:value-type="float" office:value="266.177" calcext:value-type="float">
            <text:p>266.177</text:p>
          </table:table-cell>
          <table:table-cell office:value-type="float" office:value="314.45" calcext:value-type="float">
            <text:p>314.45</text:p>
          </table:table-cell>
          <table:table-cell office:value-type="float" office:value="132.654" calcext:value-type="float">
            <text:p>132.654</text:p>
          </table:table-cell>
          <table:table-cell office:value-type="float" office:value="289.374" calcext:value-type="float">
            <text:p>289.374</text:p>
          </table:table-cell>
          <table:table-cell office:value-type="float" office:value="245.122" calcext:value-type="float">
            <text:p>245.122</text:p>
          </table:table-cell>
          <table:table-cell office:value-type="float" office:value="302.481" calcext:value-type="float">
            <text:p>302.481</text:p>
          </table:table-cell>
          <table:table-cell office:value-type="float" office:value="264.518" calcext:value-type="float">
            <text:p>264.518</text:p>
          </table:table-cell>
          <table:table-cell office:value-type="float" office:value="195.851" calcext:value-type="float">
            <text:p>195.851</text:p>
          </table:table-cell>
          <table:table-cell office:value-type="float" office:value="235.348" calcext:value-type="float">
            <text:p>235.348</text:p>
          </table:table-cell>
          <table:table-cell office:value-type="float" office:value="228.346" calcext:value-type="float">
            <text:p>228.346</text:p>
          </table:table-cell>
          <table:table-cell office:value-type="float" office:value="208.209" calcext:value-type="float">
            <text:p>208.209</text:p>
          </table:table-cell>
          <table:table-cell office:value-type="float" office:value="259.234" calcext:value-type="float">
            <text:p>259.234</text:p>
          </table:table-cell>
          <table:table-cell office:value-type="float" office:value="147.435" calcext:value-type="float">
            <text:p>147.435</text:p>
          </table:table-cell>
          <table:table-cell office:value-type="float" office:value="197.45" calcext:value-type="float">
            <text:p>197.45</text:p>
          </table:table-cell>
          <table:table-cell office:value-type="float" office:value="176.869" calcext:value-type="float">
            <text:p>176.869</text:p>
          </table:table-cell>
          <table:table-cell office:value-type="float" office:value="210.449" calcext:value-type="float">
            <text:p>210.449</text:p>
          </table:table-cell>
          <table:table-cell office:value-type="float" office:value="300.414" calcext:value-type="float">
            <text:p>300.414</text:p>
          </table:table-cell>
          <table:table-cell office:value-type="float" office:value="212.092" calcext:value-type="float">
            <text:p>212.092</text:p>
          </table:table-cell>
          <table:table-cell office:value-type="float" office:value="191.017" calcext:value-type="float">
            <text:p>191.017</text:p>
          </table:table-cell>
          <table:table-cell office:value-type="float" office:value="196.924" calcext:value-type="float">
            <text:p>196.924</text:p>
          </table:table-cell>
          <table:table-cell office:value-type="float" office:value="329.25" calcext:value-type="float">
            <text:p>329.25</text:p>
          </table:table-cell>
          <table:table-cell office:value-type="float" office:value="167.05" calcext:value-type="float">
            <text:p>167.05</text:p>
          </table:table-cell>
          <table:table-cell office:value-type="float" office:value="197.246" calcext:value-type="float">
            <text:p>197.246</text:p>
          </table:table-cell>
          <table:table-cell office:value-type="float" office:value="154.825" calcext:value-type="float">
            <text:p>154.825</text:p>
          </table:table-cell>
          <table:table-cell office:value-type="float" office:value="382.955" calcext:value-type="float">
            <text:p>382.95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erth</text:p>
          </table:table-cell>
          <table:table-cell office:value-type="float" office:value="227.567" calcext:value-type="float">
            <text:p>227.567</text:p>
          </table:table-cell>
          <table:table-cell office:value-type="float" office:value="406.337" calcext:value-type="float">
            <text:p>406.337</text:p>
          </table:table-cell>
          <table:table-cell office:value-type="float" office:value="205.143" calcext:value-type="float">
            <text:p>205.143</text:p>
          </table:table-cell>
          <table:table-cell office:value-type="float" office:value="43.732" calcext:value-type="float">
            <text:p>43.732</text:p>
          </table:table-cell>
          <table:table-cell office:value-type="float" office:value="34.477" calcext:value-type="float">
            <text:p>34.477</text:p>
          </table:table-cell>
          <table:table-cell office:value-type="float" office:value="58.254" calcext:value-type="float">
            <text:p>58.254</text:p>
          </table:table-cell>
          <table:table-cell office:value-type="float" office:value="0" calcext:value-type="float">
            <text:p>0</text:p>
          </table:table-cell>
          <table:table-cell office:value-type="float" office:value="27.008" calcext:value-type="float">
            <text:p>27.008</text:p>
          </table:table-cell>
          <table:table-cell office:value-type="float" office:value="224.495" calcext:value-type="float">
            <text:p>224.495</text:p>
          </table:table-cell>
          <table:table-cell office:value-type="float" office:value="199.25" calcext:value-type="float">
            <text:p>199.25</text:p>
          </table:table-cell>
          <table:table-cell office:value-type="float" office:value="218.445" calcext:value-type="float">
            <text:p>218.445</text:p>
          </table:table-cell>
          <table:table-cell office:value-type="float" office:value="364.259" calcext:value-type="float">
            <text:p>364.259</text:p>
          </table:table-cell>
          <table:table-cell office:value-type="float" office:value="231.435" calcext:value-type="float">
            <text:p>231.435</text:p>
          </table:table-cell>
          <table:table-cell office:value-type="float" office:value="262.462" calcext:value-type="float">
            <text:p>262.462</text:p>
          </table:table-cell>
          <table:table-cell office:value-type="float" office:value="205.606" calcext:value-type="float">
            <text:p>205.606</text:p>
          </table:table-cell>
          <table:table-cell office:value-type="float" office:value="192.686" calcext:value-type="float">
            <text:p>192.686</text:p>
          </table:table-cell>
          <table:table-cell office:value-type="float" office:value="369.363" calcext:value-type="float">
            <text:p>369.363</text:p>
          </table:table-cell>
          <table:table-cell office:value-type="float" office:value="291.868" calcext:value-type="float">
            <text:p>291.868</text:p>
          </table:table-cell>
          <table:table-cell office:value-type="float" office:value="322.651" calcext:value-type="float">
            <text:p>322.651</text:p>
          </table:table-cell>
          <table:table-cell office:value-type="float" office:value="200.68" calcext:value-type="float">
            <text:p>200.68</text:p>
          </table:table-cell>
          <table:table-cell office:value-type="float" office:value="192.783" calcext:value-type="float">
            <text:p>192.783</text:p>
          </table:table-cell>
          <table:table-cell office:value-type="float" office:value="274.787" calcext:value-type="float">
            <text:p>274.787</text:p>
          </table:table-cell>
          <table:table-cell office:value-type="float" office:value="208.068" calcext:value-type="float">
            <text:p>208.068</text:p>
          </table:table-cell>
          <table:table-cell office:value-type="float" office:value="225.731" calcext:value-type="float">
            <text:p>225.731</text:p>
          </table:table-cell>
          <table:table-cell office:value-type="float" office:value="290.789" calcext:value-type="float">
            <text:p>290.789</text:p>
          </table:table-cell>
          <table:table-cell office:value-type="float" office:value="274.893" calcext:value-type="float">
            <text:p>274.893</text:p>
          </table:table-cell>
          <table:table-cell office:value-type="float" office:value="205.584" calcext:value-type="float">
            <text:p>205.584</text:p>
          </table:table-cell>
          <table:table-cell office:value-type="float" office:value="181.285" calcext:value-type="float">
            <text:p>181.285</text:p>
          </table:table-cell>
          <table:table-cell office:value-type="float" office:value="332.437" calcext:value-type="float">
            <text:p>332.437</text:p>
          </table:table-cell>
          <table:table-cell office:value-type="float" office:value="221.325" calcext:value-type="float">
            <text:p>221.325</text:p>
          </table:table-cell>
          <table:table-cell office:value-type="float" office:value="74.117" calcext:value-type="float">
            <text:p>74.117</text:p>
          </table:table-cell>
          <table:table-cell office:value-type="float" office:value="215.069" calcext:value-type="float">
            <text:p>215.069</text:p>
          </table:table-cell>
          <table:table-cell office:value-type="float" office:value="233.285" calcext:value-type="float">
            <text:p>233.285</text:p>
          </table:table-cell>
          <table:table-cell office:value-type="float" office:value="56.402" calcext:value-type="float">
            <text:p>56.402</text:p>
          </table:table-cell>
          <table:table-cell office:value-type="float" office:value="206.253" calcext:value-type="float">
            <text:p>206.253</text:p>
          </table:table-cell>
          <table:table-cell office:value-type="float" office:value="250.162" calcext:value-type="float">
            <text:p>250.162</text:p>
          </table:table-cell>
          <table:table-cell office:value-type="float" office:value="98.656" calcext:value-type="float">
            <text:p>98.656</text:p>
          </table:table-cell>
          <table:table-cell office:value-type="float" office:value="234.785" calcext:value-type="float">
            <text:p>234.785</text:p>
          </table:table-cell>
          <table:table-cell office:value-type="float" office:value="196.333" calcext:value-type="float">
            <text:p>196.333</text:p>
          </table:table-cell>
          <table:table-cell office:value-type="float" office:value="111.083" calcext:value-type="float">
            <text:p>111.083</text:p>
          </table:table-cell>
          <table:table-cell office:value-type="float" office:value="115.128" calcext:value-type="float">
            <text:p>115.128</text:p>
          </table:table-cell>
          <table:table-cell office:value-type="float" office:value="219.453" calcext:value-type="float">
            <text:p>219.453</text:p>
          </table:table-cell>
          <table:table-cell office:value-type="float" office:value="208.919" calcext:value-type="float">
            <text:p>208.919</text:p>
          </table:table-cell>
          <table:table-cell office:value-type="float" office:value="228.342" calcext:value-type="float">
            <text:p>228.342</text:p>
          </table:table-cell>
          <table:table-cell office:value-type="float" office:value="293.002" calcext:value-type="float">
            <text:p>293.002</text:p>
          </table:table-cell>
          <table:table-cell office:value-type="float" office:value="217.932" calcext:value-type="float">
            <text:p>217.932</text:p>
          </table:table-cell>
          <table:table-cell office:value-type="float" office:value="276.843" calcext:value-type="float">
            <text:p>276.843</text:p>
          </table:table-cell>
          <table:table-cell office:value-type="float" office:value="52.229" calcext:value-type="float">
            <text:p>52.229</text:p>
          </table:table-cell>
          <table:table-cell office:value-type="float" office:value="203.723" calcext:value-type="float">
            <text:p>203.723</text:p>
          </table:table-cell>
          <table:table-cell office:value-type="float" office:value="213.724" calcext:value-type="float">
            <text:p>213.724</text:p>
          </table:table-cell>
          <table:table-cell office:value-type="float" office:value="66.74" calcext:value-type="float">
            <text:p>66.74</text:p>
          </table:table-cell>
          <table:table-cell office:value-type="float" office:value="206.651" calcext:value-type="float">
            <text:p>206.651</text:p>
          </table:table-cell>
          <table:table-cell office:value-type="float" office:value="202.6" calcext:value-type="float">
            <text:p>202.6</text:p>
          </table:table-cell>
          <table:table-cell office:value-type="float" office:value="219.899" calcext:value-type="float">
            <text:p>219.899</text:p>
          </table:table-cell>
          <table:table-cell office:value-type="float" office:value="210.245" calcext:value-type="float">
            <text:p>210.245</text:p>
          </table:table-cell>
          <table:table-cell office:value-type="float" office:value="212.607" calcext:value-type="float">
            <text:p>212.607</text:p>
          </table:table-cell>
          <table:table-cell office:value-type="float" office:value="259" calcext:value-type="float">
            <text:p>259</text:p>
          </table:table-cell>
          <table:table-cell office:value-type="float" office:value="226.418" calcext:value-type="float">
            <text:p>226.418</text:p>
          </table:table-cell>
          <table:table-cell office:value-type="float" office:value="280.561" calcext:value-type="float">
            <text:p>280.561</text:p>
          </table:table-cell>
          <table:table-cell office:value-type="float" office:value="69.107" calcext:value-type="float">
            <text:p>69.107</text:p>
          </table:table-cell>
          <table:table-cell office:value-type="float" office:value="226.849" calcext:value-type="float">
            <text:p>226.849</text:p>
          </table:table-cell>
          <table:table-cell office:value-type="float" office:value="258.528" calcext:value-type="float">
            <text:p>258.528</text:p>
          </table:table-cell>
          <table:table-cell office:value-type="float" office:value="285.474" calcext:value-type="float">
            <text:p>285.474</text:p>
          </table:table-cell>
          <table:table-cell office:value-type="float" office:value="205.239" calcext:value-type="float">
            <text:p>205.239</text:p>
          </table:table-cell>
          <table:table-cell office:value-type="float" office:value="212.703" calcext:value-type="float">
            <text:p>212.703</text:p>
          </table:table-cell>
          <table:table-cell office:value-type="float" office:value="249.368" calcext:value-type="float">
            <text:p>249.368</text:p>
          </table:table-cell>
          <table:table-cell office:value-type="float" office:value="243.969" calcext:value-type="float">
            <text:p>243.969</text:p>
          </table:table-cell>
          <table:table-cell office:value-type="float" office:value="237.543" calcext:value-type="float">
            <text:p>237.543</text:p>
          </table:table-cell>
          <table:table-cell office:value-type="float" office:value="242.798" calcext:value-type="float">
            <text:p>242.798</text:p>
          </table:table-cell>
          <table:table-cell office:value-type="float" office:value="176.668" calcext:value-type="float">
            <text:p>176.668</text:p>
          </table:table-cell>
          <table:table-cell office:value-type="float" office:value="209.668" calcext:value-type="float">
            <text:p>209.668</text:p>
          </table:table-cell>
          <table:table-cell office:value-type="float" office:value="219.445" calcext:value-type="float">
            <text:p>219.445</text:p>
          </table:table-cell>
          <table:table-cell office:value-type="float" office:value="226.461" calcext:value-type="float">
            <text:p>226.461</text:p>
          </table:table-cell>
          <table:table-cell office:value-type="float" office:value="268.524" calcext:value-type="float">
            <text:p>268.524</text:p>
          </table:table-cell>
          <table:table-cell office:value-type="float" office:value="239.269" calcext:value-type="float">
            <text:p>239.269</text:p>
          </table:table-cell>
          <table:table-cell office:value-type="float" office:value="215.765" calcext:value-type="float">
            <text:p>215.765</text:p>
          </table:table-cell>
          <table:table-cell office:value-type="float" office:value="226.216" calcext:value-type="float">
            <text:p>226.216</text:p>
          </table:table-cell>
          <table:table-cell office:value-type="float" office:value="259.642" calcext:value-type="float">
            <text:p>259.642</text:p>
          </table:table-cell>
          <table:table-cell office:value-type="float" office:value="198.33" calcext:value-type="float">
            <text:p>198.33</text:p>
          </table:table-cell>
          <table:table-cell office:value-type="float" office:value="220.86" calcext:value-type="float">
            <text:p>220.86</text:p>
          </table:table-cell>
          <table:table-cell office:value-type="float" office:value="93.205" calcext:value-type="float">
            <text:p>93.205</text:p>
          </table:table-cell>
          <table:table-cell office:value-type="float" office:value="368.42" calcext:value-type="float">
            <text:p>368.4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Adelaide</text:p>
          </table:table-cell>
          <table:table-cell office:value-type="float" office:value="246.154" calcext:value-type="float">
            <text:p>246.154</text:p>
          </table:table-cell>
          <table:table-cell office:value-type="float" office:value="364.305" calcext:value-type="float">
            <text:p>364.305</text:p>
          </table:table-cell>
          <table:table-cell office:value-type="float" office:value="239.485" calcext:value-type="float">
            <text:p>239.485</text:p>
          </table:table-cell>
          <table:table-cell office:value-type="float" office:value="21.836" calcext:value-type="float">
            <text:p>21.836</text:p>
          </table:table-cell>
          <table:table-cell office:value-type="float" office:value="12.676" calcext:value-type="float">
            <text:p>12.676</text:p>
          </table:table-cell>
          <table:table-cell office:value-type="float" office:value="36.504" calcext:value-type="float">
            <text:p>36.504</text:p>
          </table:table-cell>
          <table:table-cell office:value-type="float" office:value="32.263" calcext:value-type="float">
            <text:p>32.263</text:p>
          </table:table-cell>
          <table:table-cell office:value-type="float" office:value="0" calcext:value-type="float">
            <text:p>0</text:p>
          </table:table-cell>
          <table:table-cell office:value-type="float" office:value="257.947" calcext:value-type="float">
            <text:p>257.947</text:p>
          </table:table-cell>
          <table:table-cell office:value-type="float" office:value="233.465" calcext:value-type="float">
            <text:p>233.465</text:p>
          </table:table-cell>
          <table:table-cell office:value-type="float" office:value="255.594" calcext:value-type="float">
            <text:p>255.594</text:p>
          </table:table-cell>
          <table:table-cell office:value-type="float" office:value="372.06" calcext:value-type="float">
            <text:p>372.06</text:p>
          </table:table-cell>
          <table:table-cell office:value-type="float" office:value="209.769" calcext:value-type="float">
            <text:p>209.769</text:p>
          </table:table-cell>
          <table:table-cell office:value-type="float" office:value="282.948" calcext:value-type="float">
            <text:p>282.948</text:p>
          </table:table-cell>
          <table:table-cell office:value-type="float" office:value="208.801" calcext:value-type="float">
            <text:p>208.801</text:p>
          </table:table-cell>
          <table:table-cell office:value-type="float" office:value="232.522" calcext:value-type="float">
            <text:p>232.522</text:p>
          </table:table-cell>
          <table:table-cell office:value-type="float" office:value="377.029" calcext:value-type="float">
            <text:p>377.029</text:p>
          </table:table-cell>
          <table:table-cell office:value-type="float" office:value="294.829" calcext:value-type="float">
            <text:p>294.829</text:p>
          </table:table-cell>
          <table:table-cell office:value-type="float" office:value="322.457" calcext:value-type="float">
            <text:p>322.457</text:p>
          </table:table-cell>
          <table:table-cell office:value-type="float" office:value="233.926" calcext:value-type="float">
            <text:p>233.926</text:p>
          </table:table-cell>
          <table:table-cell office:value-type="float" office:value="228.732" calcext:value-type="float">
            <text:p>228.732</text:p>
          </table:table-cell>
          <table:table-cell office:value-type="float" office:value="298.007" calcext:value-type="float">
            <text:p>298.007</text:p>
          </table:table-cell>
          <table:table-cell office:value-type="float" office:value="239.898" calcext:value-type="float">
            <text:p>239.898</text:p>
          </table:table-cell>
          <table:table-cell office:value-type="float" office:value="257.268" calcext:value-type="float">
            <text:p>257.268</text:p>
          </table:table-cell>
          <table:table-cell office:value-type="float" office:value="312.559" calcext:value-type="float">
            <text:p>312.559</text:p>
          </table:table-cell>
          <table:table-cell office:value-type="float" office:value="308.246" calcext:value-type="float">
            <text:p>308.246</text:p>
          </table:table-cell>
          <table:table-cell office:value-type="float" office:value="241.346" calcext:value-type="float">
            <text:p>241.346</text:p>
          </table:table-cell>
          <table:table-cell office:value-type="float" office:value="215.445" calcext:value-type="float">
            <text:p>215.445</text:p>
          </table:table-cell>
          <table:table-cell office:value-type="float" office:value="334.441" calcext:value-type="float">
            <text:p>334.441</text:p>
          </table:table-cell>
          <table:table-cell office:value-type="float" office:value="254.752" calcext:value-type="float">
            <text:p>254.752</text:p>
          </table:table-cell>
          <table:table-cell office:value-type="float" office:value="107.307" calcext:value-type="float">
            <text:p>107.307</text:p>
          </table:table-cell>
          <table:table-cell office:value-type="float" office:value="244.526" calcext:value-type="float">
            <text:p>244.526</text:p>
          </table:table-cell>
          <table:table-cell office:value-type="float" office:value="270.35" calcext:value-type="float">
            <text:p>270.35</text:p>
          </table:table-cell>
          <table:table-cell office:value-type="float" office:value="88.765" calcext:value-type="float">
            <text:p>88.765</text:p>
          </table:table-cell>
          <table:table-cell office:value-type="float" office:value="241.442" calcext:value-type="float">
            <text:p>241.442</text:p>
          </table:table-cell>
          <table:table-cell office:value-type="float" office:value="284.95" calcext:value-type="float">
            <text:p>284.95</text:p>
          </table:table-cell>
          <table:table-cell office:value-type="float" office:value="627.903" calcext:value-type="float">
            <text:p>627.903</text:p>
          </table:table-cell>
          <table:table-cell office:value-type="float" office:value="268.482" calcext:value-type="float">
            <text:p>268.482</text:p>
          </table:table-cell>
          <table:table-cell office:value-type="float" office:value="226.894" calcext:value-type="float">
            <text:p>226.894</text:p>
          </table:table-cell>
          <table:table-cell office:value-type="float" office:value="120.602" calcext:value-type="float">
            <text:p>120.602</text:p>
          </table:table-cell>
          <table:table-cell office:value-type="float" office:value="140.425" calcext:value-type="float">
            <text:p>140.425</text:p>
          </table:table-cell>
          <table:table-cell office:value-type="float" office:value="255.266" calcext:value-type="float">
            <text:p>255.266</text:p>
          </table:table-cell>
          <table:table-cell office:value-type="float" office:value="237.763" calcext:value-type="float">
            <text:p>237.763</text:p>
          </table:table-cell>
          <table:table-cell office:value-type="float" office:value="263.093" calcext:value-type="float">
            <text:p>263.093</text:p>
          </table:table-cell>
          <table:table-cell office:value-type="float" office:value="308.433" calcext:value-type="float">
            <text:p>308.433</text:p>
          </table:table-cell>
          <table:table-cell office:value-type="float" office:value="249.806" calcext:value-type="float">
            <text:p>249.806</text:p>
          </table:table-cell>
          <table:table-cell office:value-type="float" office:value="289.055" calcext:value-type="float">
            <text:p>289.055</text:p>
          </table:table-cell>
          <table:table-cell office:value-type="float" office:value="86.467" calcext:value-type="float">
            <text:p>86.467</text:p>
          </table:table-cell>
          <table:table-cell office:value-type="float" office:value="237.382" calcext:value-type="float">
            <text:p>237.382</text:p>
          </table:table-cell>
          <table:table-cell office:value-type="float" office:value="246.505" calcext:value-type="float">
            <text:p>246.505</text:p>
          </table:table-cell>
          <table:table-cell office:value-type="float" office:value="44.965" calcext:value-type="float">
            <text:p>44.965</text:p>
          </table:table-cell>
          <table:table-cell office:value-type="float" office:value="252.147" calcext:value-type="float">
            <text:p>252.147</text:p>
          </table:table-cell>
          <table:table-cell office:value-type="float" office:value="235.768" calcext:value-type="float">
            <text:p>235.768</text:p>
          </table:table-cell>
          <table:table-cell office:value-type="float" office:value="250.224" calcext:value-type="float">
            <text:p>250.224</text:p>
          </table:table-cell>
          <table:table-cell office:value-type="float" office:value="246.445" calcext:value-type="float">
            <text:p>246.445</text:p>
          </table:table-cell>
          <table:table-cell office:value-type="float" office:value="244.321" calcext:value-type="float">
            <text:p>244.321</text:p>
          </table:table-cell>
          <table:table-cell office:value-type="float" office:value="76.415" calcext:value-type="float">
            <text:p>76.415</text:p>
          </table:table-cell>
          <table:table-cell office:value-type="float" office:value="238.64" calcext:value-type="float">
            <text:p>238.64</text:p>
          </table:table-cell>
          <table:table-cell office:value-type="float" office:value="303.731" calcext:value-type="float">
            <text:p>303.731</text:p>
          </table:table-cell>
          <table:table-cell office:value-type="float" office:value="104.683" calcext:value-type="float">
            <text:p>104.683</text:p>
          </table:table-cell>
          <table:table-cell office:value-type="float" office:value="263.444" calcext:value-type="float">
            <text:p>263.444</text:p>
          </table:table-cell>
          <table:table-cell office:value-type="float" office:value="240.073" calcext:value-type="float">
            <text:p>240.073</text:p>
          </table:table-cell>
          <table:table-cell office:value-type="float" office:value="291.175" calcext:value-type="float">
            <text:p>291.175</text:p>
          </table:table-cell>
          <table:table-cell office:value-type="float" office:value="237.105" calcext:value-type="float">
            <text:p>237.105</text:p>
          </table:table-cell>
          <table:table-cell office:value-type="float" office:value="188.253" calcext:value-type="float">
            <text:p>188.253</text:p>
          </table:table-cell>
          <table:table-cell office:value-type="float" office:value="243.733" calcext:value-type="float">
            <text:p>243.733</text:p>
          </table:table-cell>
          <table:table-cell office:value-type="float" office:value="222.293" calcext:value-type="float">
            <text:p>222.293</text:p>
          </table:table-cell>
          <table:table-cell office:value-type="float" office:value="215.877" calcext:value-type="float">
            <text:p>215.877</text:p>
          </table:table-cell>
          <table:table-cell office:value-type="float" office:value="249.043" calcext:value-type="float">
            <text:p>249.043</text:p>
          </table:table-cell>
          <table:table-cell office:value-type="float" office:value="154.994" calcext:value-type="float">
            <text:p>154.994</text:p>
          </table:table-cell>
          <table:table-cell office:value-type="float" office:value="188.025" calcext:value-type="float">
            <text:p>188.025</text:p>
          </table:table-cell>
          <table:table-cell office:value-type="float" office:value="212.107" calcext:value-type="float">
            <text:p>212.107</text:p>
          </table:table-cell>
          <table:table-cell office:value-type="float" office:value="204.127" calcext:value-type="float">
            <text:p>204.127</text:p>
          </table:table-cell>
          <table:table-cell office:value-type="float" office:value="291.46" calcext:value-type="float">
            <text:p>291.46</text:p>
          </table:table-cell>
          <table:table-cell office:value-type="float" office:value="247.109" calcext:value-type="float">
            <text:p>247.109</text:p>
          </table:table-cell>
          <table:table-cell office:value-type="float" office:value="194.498" calcext:value-type="float">
            <text:p>194.498</text:p>
          </table:table-cell>
          <table:table-cell office:value-type="float" office:value="199.895" calcext:value-type="float">
            <text:p>199.895</text:p>
          </table:table-cell>
          <table:table-cell office:value-type="float" office:value="266.983" calcext:value-type="float">
            <text:p>266.983</text:p>
          </table:table-cell>
          <table:table-cell office:value-type="float" office:value="176.619" calcext:value-type="float">
            <text:p>176.619</text:p>
          </table:table-cell>
          <table:table-cell office:value-type="float" office:value="202.783" calcext:value-type="float">
            <text:p>202.783</text:p>
          </table:table-cell>
          <table:table-cell office:value-type="float" office:value="123.976" calcext:value-type="float">
            <text:p>123.976</text:p>
          </table:table-cell>
          <table:table-cell office:value-type="float" office:value="388.173" calcext:value-type="float">
            <text:p>388.173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arajevo</text:p>
          </table:table-cell>
          <table:table-cell office:value-type="float" office:value="54.727" calcext:value-type="float">
            <text:p>54.727</text:p>
          </table:table-cell>
          <table:table-cell office:value-type="float" office:value="273.887" calcext:value-type="float">
            <text:p>273.887</text:p>
          </table:table-cell>
          <table:table-cell office:value-type="float" office:value="23.52" calcext:value-type="float">
            <text:p>23.52</text:p>
          </table:table-cell>
          <table:table-cell office:value-type="float" office:value="278.837" calcext:value-type="float">
            <text:p>278.837</text:p>
          </table:table-cell>
          <table:table-cell office:value-type="float" office:value="265.821" calcext:value-type="float">
            <text:p>265.821</text:p>
          </table:table-cell>
          <table:table-cell office:value-type="float" office:value="286.721" calcext:value-type="float">
            <text:p>286.721</text:p>
          </table:table-cell>
          <table:table-cell office:value-type="float" office:value="222.117" calcext:value-type="float">
            <text:p>222.117</text:p>
          </table:table-cell>
          <table:table-cell office:value-type="float" office:value="251.339" calcext:value-type="float">
            <text:p>251.339</text:p>
          </table:table-cell>
          <table:table-cell office:value-type="float" office:value="0" calcext:value-type="float">
            <text:p>0</text:p>
          </table:table-cell>
          <table:table-cell office:value-type="float" office:value="47.4" calcext:value-type="float">
            <text:p>47.4</text:p>
          </table:table-cell>
          <table:table-cell office:value-type="float" office:value="62.54" calcext:value-type="float">
            <text:p>62.54</text:p>
          </table:table-cell>
          <table:table-cell office:value-type="float" office:value="229.221" calcext:value-type="float">
            <text:p>229.221</text:p>
          </table:table-cell>
          <table:table-cell office:value-type="float" office:value="119.189" calcext:value-type="float">
            <text:p>119.189</text:p>
          </table:table-cell>
          <table:table-cell office:value-type="float" office:value="120.769" calcext:value-type="float">
            <text:p>120.769</text:p>
          </table:table-cell>
          <table:table-cell office:value-type="float" office:value="156.917" calcext:value-type="float">
            <text:p>156.917</text:p>
          </table:table-cell>
          <table:table-cell office:value-type="float" office:value="40.489" calcext:value-type="float">
            <text:p>40.489</text:p>
          </table:table-cell>
          <table:table-cell office:value-type="float" office:value="239.54" calcext:value-type="float">
            <text:p>239.54</text:p>
          </table:table-cell>
          <table:table-cell office:value-type="float" office:value="187.04" calcext:value-type="float">
            <text:p>187.04</text:p>
          </table:table-cell>
          <table:table-cell office:value-type="float" office:value="88.962" calcext:value-type="float">
            <text:p>88.962</text:p>
          </table:table-cell>
          <table:table-cell office:value-type="float" office:value="49.915" calcext:value-type="float">
            <text:p>49.915</text:p>
          </table:table-cell>
          <table:table-cell office:value-type="float" office:value="36.105" calcext:value-type="float">
            <text:p>36.105</text:p>
          </table:table-cell>
          <table:table-cell office:value-type="float" office:value="44.51" calcext:value-type="float">
            <text:p>44.51</text:p>
          </table:table-cell>
          <table:table-cell office:value-type="float" office:value="57.959" calcext:value-type="float">
            <text:p>57.959</text:p>
          </table:table-cell>
          <table:table-cell office:value-type="float" office:value="53.768" calcext:value-type="float">
            <text:p>53.768</text:p>
          </table:table-cell>
          <table:table-cell office:value-type="float" office:value="56.697" calcext:value-type="float">
            <text:p>56.697</text:p>
          </table:table-cell>
          <table:table-cell office:value-type="float" office:value="52.718" calcext:value-type="float">
            <text:p>52.718</text:p>
          </table:table-cell>
          <table:table-cell office:value-type="float" office:value="44.742" calcext:value-type="float">
            <text:p>44.742</text:p>
          </table:table-cell>
          <table:table-cell office:value-type="float" office:value="46.051" calcext:value-type="float">
            <text:p>46.051</text:p>
          </table:table-cell>
          <table:table-cell office:value-type="float" office:value="68.968" calcext:value-type="float">
            <text:p>68.968</text:p>
          </table:table-cell>
          <table:table-cell office:value-type="float" office:value="40.108" calcext:value-type="float">
            <text:p>40.108</text:p>
          </table:table-cell>
          <table:table-cell office:value-type="float" office:value="201.327" calcext:value-type="float">
            <text:p>201.327</text:p>
          </table:table-cell>
          <table:table-cell office:value-type="float" office:value="20.454" calcext:value-type="float">
            <text:p>20.454</text:p>
          </table:table-cell>
          <table:table-cell office:value-type="float" office:value="50.383" calcext:value-type="float">
            <text:p>50.383</text:p>
          </table:table-cell>
          <table:table-cell office:value-type="float" office:value="209.618" calcext:value-type="float">
            <text:p>209.618</text:p>
          </table:table-cell>
          <table:table-cell office:value-type="float" office:value="54.204" calcext:value-type="float">
            <text:p>54.204</text:p>
          </table:table-cell>
          <table:table-cell office:value-type="float" office:value="111.193" calcext:value-type="float">
            <text:p>111.193</text:p>
          </table:table-cell>
          <table:table-cell office:value-type="float" office:value="176.879" calcext:value-type="float">
            <text:p>176.879</text:p>
          </table:table-cell>
          <table:table-cell office:value-type="float" office:value="75.774" calcext:value-type="float">
            <text:p>75.774</text:p>
          </table:table-cell>
          <table:table-cell office:value-type="float" office:value="37.084" calcext:value-type="float">
            <text:p>37.084</text:p>
          </table:table-cell>
          <table:table-cell office:value-type="float" office:value="244.009" calcext:value-type="float">
            <text:p>244.009</text:p>
          </table:table-cell>
          <table:table-cell office:value-type="float" office:value="300.15" calcext:value-type="float">
            <text:p>300.15</text:p>
          </table:table-cell>
          <table:table-cell office:value-type="float" office:value="37.22" calcext:value-type="float">
            <text:p>37.22</text:p>
          </table:table-cell>
          <table:table-cell office:value-type="float" office:value="46.944" calcext:value-type="float">
            <text:p>46.944</text:p>
          </table:table-cell>
          <table:table-cell office:value-type="float" office:value="48.542" calcext:value-type="float">
            <text:p>48.542</text:p>
          </table:table-cell>
          <table:table-cell office:value-type="float" office:value="42.702" calcext:value-type="float">
            <text:p>42.702</text:p>
          </table:table-cell>
          <table:table-cell office:value-type="float" office:value="14.933" calcext:value-type="float">
            <text:p>14.933</text:p>
          </table:table-cell>
          <table:table-cell office:value-type="float" office:value="171.284" calcext:value-type="float">
            <text:p>171.284</text:p>
          </table:table-cell>
          <table:table-cell office:value-type="float" office:value="167.802" calcext:value-type="float">
            <text:p>167.802</text:p>
          </table:table-cell>
          <table:table-cell office:value-type="float" office:value="49.823" calcext:value-type="float">
            <text:p>49.823</text:p>
          </table:table-cell>
          <table:table-cell office:value-type="float" office:value="60.058" calcext:value-type="float">
            <text:p>60.058</text:p>
          </table:table-cell>
          <table:table-cell office:value-type="float" office:value="294.154" calcext:value-type="float">
            <text:p>294.154</text:p>
          </table:table-cell>
          <table:table-cell office:value-type="float" office:value="42.682" calcext:value-type="float">
            <text:p>42.682</text:p>
          </table:table-cell>
          <table:table-cell office:value-type="float" office:value="64.767" calcext:value-type="float">
            <text:p>64.767</text:p>
          </table:table-cell>
          <table:table-cell office:value-type="float" office:value="50.718" calcext:value-type="float">
            <text:p>50.718</text:p>
          </table:table-cell>
          <table:table-cell office:value-type="float" office:value="35.089" calcext:value-type="float">
            <text:p>35.089</text:p>
          </table:table-cell>
          <table:table-cell office:value-type="float" office:value="49.154" calcext:value-type="float">
            <text:p>49.154</text:p>
          </table:table-cell>
          <table:table-cell office:value-type="float" office:value="185.849" calcext:value-type="float">
            <text:p>185.849</text:p>
          </table:table-cell>
          <table:table-cell office:value-type="float" office:value="21.086" calcext:value-type="float">
            <text:p>21.086</text:p>
          </table:table-cell>
          <table:table-cell office:value-type="float" office:value="23.707" calcext:value-type="float">
            <text:p>23.707</text:p>
          </table:table-cell>
          <table:table-cell office:value-type="float" office:value="199.883" calcext:value-type="float">
            <text:p>199.883</text:p>
          </table:table-cell>
          <table:table-cell office:value-type="float" office:value="47.594" calcext:value-type="float">
            <text:p>47.594</text:p>
          </table:table-cell>
          <table:table-cell office:value-type="float" office:value="259.257" calcext:value-type="float">
            <text:p>259.257</text:p>
          </table:table-cell>
          <table:table-cell office:value-type="float" office:value="153.297" calcext:value-type="float">
            <text:p>153.297</text:p>
          </table:table-cell>
          <table:table-cell office:value-type="float" office:value="53.76" calcext:value-type="float">
            <text:p>53.76</text:p>
          </table:table-cell>
          <table:table-cell office:value-type="float" office:value="153.961" calcext:value-type="float">
            <text:p>153.961</text:p>
          </table:table-cell>
          <table:table-cell office:value-type="float" office:value="124.65" calcext:value-type="float">
            <text:p>124.65</text:p>
          </table:table-cell>
          <table:table-cell office:value-type="float" office:value="130.372" calcext:value-type="float">
            <text:p>130.372</text:p>
          </table:table-cell>
          <table:table-cell office:value-type="float" office:value="113.396" calcext:value-type="float">
            <text:p>113.396</text:p>
          </table:table-cell>
          <table:table-cell office:value-type="float" office:value="128.318" calcext:value-type="float">
            <text:p>128.318</text:p>
          </table:table-cell>
          <table:table-cell office:value-type="float" office:value="176.081" calcext:value-type="float">
            <text:p>176.081</text:p>
          </table:table-cell>
          <table:table-cell office:value-type="float" office:value="159.337" calcext:value-type="float">
            <text:p>159.337</text:p>
          </table:table-cell>
          <table:table-cell office:value-type="float" office:value="184.455" calcext:value-type="float">
            <text:p>184.455</text:p>
          </table:table-cell>
          <table:table-cell office:value-type="float" office:value="140.98" calcext:value-type="float">
            <text:p>140.98</text:p>
          </table:table-cell>
          <table:table-cell office:value-type="float" office:value="131.065" calcext:value-type="float">
            <text:p>131.065</text:p>
          </table:table-cell>
          <table:table-cell office:value-type="float" office:value="128.055" calcext:value-type="float">
            <text:p>128.055</text:p>
          </table:table-cell>
          <table:table-cell office:value-type="float" office:value="177.671" calcext:value-type="float">
            <text:p>177.671</text:p>
          </table:table-cell>
          <table:table-cell office:value-type="float" office:value="168.814" calcext:value-type="float">
            <text:p>168.814</text:p>
          </table:table-cell>
          <table:table-cell office:value-type="float" office:value="139.031" calcext:value-type="float">
            <text:p>139.031</text:p>
          </table:table-cell>
          <table:table-cell office:value-type="float" office:value="170.037" calcext:value-type="float">
            <text:p>170.037</text:p>
          </table:table-cell>
          <table:table-cell office:value-type="float" office:value="141.483" calcext:value-type="float">
            <text:p>141.483</text:p>
          </table:table-cell>
          <table:table-cell office:value-type="float" office:value="214.863" calcext:value-type="float">
            <text:p>214.863</text:p>
          </table:table-cell>
          <table:table-cell office:value-type="float" office:value="216.951" calcext:value-type="float">
            <text:p>216.951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40.335" calcext:value-type="float">
            <text:p>40.335</text:p>
          </table:table-cell>
          <table:table-cell office:value-type="float" office:value="218.56" calcext:value-type="float">
            <text:p>218.56</text:p>
          </table:table-cell>
          <table:table-cell office:value-type="float" office:value="12.186" calcext:value-type="float">
            <text:p>12.186</text:p>
          </table:table-cell>
          <table:table-cell office:value-type="float" office:value="244.235" calcext:value-type="float">
            <text:p>244.235</text:p>
          </table:table-cell>
          <table:table-cell office:value-type="float" office:value="237.489" calcext:value-type="float">
            <text:p>237.489</text:p>
          </table:table-cell>
          <table:table-cell office:value-type="float" office:value="256.042" calcext:value-type="float">
            <text:p>256.042</text:p>
          </table:table-cell>
          <table:table-cell office:value-type="float" office:value="195.963" calcext:value-type="float">
            <text:p>195.963</text:p>
          </table:table-cell>
          <table:table-cell office:value-type="float" office:value="226.735" calcext:value-type="float">
            <text:p>226.735</text:p>
          </table:table-cell>
          <table:table-cell office:value-type="float" office:value="36.935" calcext:value-type="float">
            <text:p>36.935</text:p>
          </table:table-cell>
          <table:table-cell office:value-type="float" office:value="0" calcext:value-type="float">
            <text:p>0</text:p>
          </table:table-cell>
          <table:table-cell office:value-type="float" office:value="27.117" calcext:value-type="float">
            <text:p>27.117</text:p>
          </table:table-cell>
          <table:table-cell office:value-type="float" office:value="191.087" calcext:value-type="float">
            <text:p>191.087</text:p>
          </table:table-cell>
          <table:table-cell office:value-type="float" office:value="82.746" calcext:value-type="float">
            <text:p>82.746</text:p>
          </table:table-cell>
          <table:table-cell office:value-type="float" office:value="83.473" calcext:value-type="float">
            <text:p>83.473</text:p>
          </table:table-cell>
          <table:table-cell office:value-type="float" office:value="134.385" calcext:value-type="float">
            <text:p>134.385</text:p>
          </table:table-cell>
          <table:table-cell office:value-type="float" office:value="6.262" calcext:value-type="float">
            <text:p>6.262</text:p>
          </table:table-cell>
          <table:table-cell office:value-type="float" office:value="203.975" calcext:value-type="float">
            <text:p>203.975</text:p>
          </table:table-cell>
          <table:table-cell office:value-type="float" office:value="157.554" calcext:value-type="float">
            <text:p>157.554</text:p>
          </table:table-cell>
          <table:table-cell office:value-type="float" office:value="58.316" calcext:value-type="float">
            <text:p>58.316</text:p>
          </table:table-cell>
          <table:table-cell office:value-type="float" office:value="24.704" calcext:value-type="float">
            <text:p>24.704</text:p>
          </table:table-cell>
          <table:table-cell office:value-type="float" office:value="1.038" calcext:value-type="float">
            <text:p>1.038</text:p>
          </table:table-cell>
          <table:table-cell office:value-type="float" office:value="13.907" calcext:value-type="float">
            <text:p>13.907</text:p>
          </table:table-cell>
          <table:table-cell office:value-type="float" office:value="14.616" calcext:value-type="float">
            <text:p>14.616</text:p>
          </table:table-cell>
          <table:table-cell office:value-type="float" office:value="21.048" calcext:value-type="float">
            <text:p>21.048</text:p>
          </table:table-cell>
          <table:table-cell office:value-type="float" office:value="27.172" calcext:value-type="float">
            <text:p>27.172</text:p>
          </table:table-cell>
          <table:table-cell office:value-type="float" office:value="26.083" calcext:value-type="float">
            <text:p>26.083</text:p>
          </table:table-cell>
          <table:table-cell office:value-type="float" office:value="8.7" calcext:value-type="float">
            <text:p>8.7</text:p>
          </table:table-cell>
          <table:table-cell office:value-type="float" office:value="10.864" calcext:value-type="float">
            <text:p>10.864</text:p>
          </table:table-cell>
          <table:table-cell office:value-type="float" office:value="77.026" calcext:value-type="float">
            <text:p>77.026</text:p>
          </table:table-cell>
          <table:table-cell office:value-type="float" office:value="47.696" calcext:value-type="float">
            <text:p>47.696</text:p>
          </table:table-cell>
          <table:table-cell office:value-type="float" office:value="183.998" calcext:value-type="float">
            <text:p>183.998</text:p>
          </table:table-cell>
          <table:table-cell office:value-type="float" office:value="20.225" calcext:value-type="float">
            <text:p>20.225</text:p>
          </table:table-cell>
          <table:table-cell office:value-type="float" office:value="35.483" calcext:value-type="float">
            <text:p>35.483</text:p>
          </table:table-cell>
          <table:table-cell office:value-type="float" office:value="162.028" calcext:value-type="float">
            <text:p>162.028</text:p>
          </table:table-cell>
          <table:table-cell office:value-type="float" office:value="14.77" calcext:value-type="float">
            <text:p>14.77</text:p>
          </table:table-cell>
          <table:table-cell office:value-type="float" office:value="70.284" calcext:value-type="float">
            <text:p>70.284</text:p>
          </table:table-cell>
          <table:table-cell office:value-type="float" office:value="135.545" calcext:value-type="float">
            <text:p>135.545</text:p>
          </table:table-cell>
          <table:table-cell office:value-type="float" office:value="45.865" calcext:value-type="float">
            <text:p>45.865</text:p>
          </table:table-cell>
          <table:table-cell office:value-type="float" office:value="10.062" calcext:value-type="float">
            <text:p>10.062</text:p>
          </table:table-cell>
          <table:table-cell office:value-type="float" office:value="255.413" calcext:value-type="float">
            <text:p>255.413</text:p>
          </table:table-cell>
          <table:table-cell office:value-type="float" office:value="265.314" calcext:value-type="float">
            <text:p>265.314</text:p>
          </table:table-cell>
          <table:table-cell office:value-type="float" office:value="28.923" calcext:value-type="float">
            <text:p>28.923</text:p>
          </table:table-cell>
          <table:table-cell office:value-type="float" office:value="8.699" calcext:value-type="float">
            <text:p>8.699</text:p>
          </table:table-cell>
          <table:table-cell office:value-type="float" office:value="25.638" calcext:value-type="float">
            <text:p>25.638</text:p>
          </table:table-cell>
          <table:table-cell office:value-type="float" office:value="38.217" calcext:value-type="float">
            <text:p>38.217</text:p>
          </table:table-cell>
          <table:table-cell office:value-type="float" office:value="39.118" calcext:value-type="float">
            <text:p>39.118</text:p>
          </table:table-cell>
          <table:table-cell office:value-type="float" office:value="138.296" calcext:value-type="float">
            <text:p>138.296</text:p>
          </table:table-cell>
          <table:table-cell office:value-type="float" office:value="149.388" calcext:value-type="float">
            <text:p>149.388</text:p>
          </table:table-cell>
          <table:table-cell office:value-type="float" office:value="1.348" calcext:value-type="float">
            <text:p>1.348</text:p>
          </table:table-cell>
          <table:table-cell office:value-type="float" office:value="22.478" calcext:value-type="float">
            <text:p>22.478</text:p>
          </table:table-cell>
          <table:table-cell office:value-type="float" office:value="265.292" calcext:value-type="float">
            <text:p>265.292</text:p>
          </table:table-cell>
          <table:table-cell office:value-type="float" office:value="19.544" calcext:value-type="float">
            <text:p>19.544</text:p>
          </table:table-cell>
          <table:table-cell office:value-type="float" office:value="30.23" calcext:value-type="float">
            <text:p>30.23</text:p>
          </table:table-cell>
          <table:table-cell office:value-type="float" office:value="24.393" calcext:value-type="float">
            <text:p>24.393</text:p>
          </table:table-cell>
          <table:table-cell office:value-type="float" office:value="18.473" calcext:value-type="float">
            <text:p>18.473</text:p>
          </table:table-cell>
          <table:table-cell office:value-type="float" office:value="25.546" calcext:value-type="float">
            <text:p>25.546</text:p>
          </table:table-cell>
          <table:table-cell office:value-type="float" office:value="150.761" calcext:value-type="float">
            <text:p>150.761</text:p>
          </table:table-cell>
          <table:table-cell office:value-type="float" office:value="15.608" calcext:value-type="float">
            <text:p>15.608</text:p>
          </table:table-cell>
          <table:table-cell office:value-type="float" office:value="12.071" calcext:value-type="float">
            <text:p>12.071</text:p>
          </table:table-cell>
          <table:table-cell office:value-type="float" office:value="156.411" calcext:value-type="float">
            <text:p>156.411</text:p>
          </table:table-cell>
          <table:table-cell office:value-type="float" office:value="38.481" calcext:value-type="float">
            <text:p>38.481</text:p>
          </table:table-cell>
          <table:table-cell office:value-type="float" office:value="188.847" calcext:value-type="float">
            <text:p>188.847</text:p>
          </table:table-cell>
          <table:table-cell office:value-type="float" office:value="55.817" calcext:value-type="float">
            <text:p>55.817</text:p>
          </table:table-cell>
          <table:table-cell office:value-type="float" office:value="3.05" calcext:value-type="float">
            <text:p>3.05</text:p>
          </table:table-cell>
          <table:table-cell office:value-type="float" office:value="108.732" calcext:value-type="float">
            <text:p>108.732</text:p>
          </table:table-cell>
          <table:table-cell office:value-type="float" office:value="75.29" calcext:value-type="float">
            <text:p>75.29</text:p>
          </table:table-cell>
          <table:table-cell office:value-type="float" office:value="86.198" calcext:value-type="float">
            <text:p>86.198</text:p>
          </table:table-cell>
          <table:table-cell office:value-type="float" office:value="67.025" calcext:value-type="float">
            <text:p>67.025</text:p>
          </table:table-cell>
          <table:table-cell office:value-type="float" office:value="98.32" calcext:value-type="float">
            <text:p>98.32</text:p>
          </table:table-cell>
          <table:table-cell office:value-type="float" office:value="138.327" calcext:value-type="float">
            <text:p>138.327</text:p>
          </table:table-cell>
          <table:table-cell office:value-type="float" office:value="122.635" calcext:value-type="float">
            <text:p>122.635</text:p>
          </table:table-cell>
          <table:table-cell office:value-type="float" office:value="153.686" calcext:value-type="float">
            <text:p>153.686</text:p>
          </table:table-cell>
          <table:table-cell office:value-type="float" office:value="103.129" calcext:value-type="float">
            <text:p>103.129</text:p>
          </table:table-cell>
          <table:table-cell office:value-type="float" office:value="98.366" calcext:value-type="float">
            <text:p>98.366</text:p>
          </table:table-cell>
          <table:table-cell office:value-type="float" office:value="85.871" calcext:value-type="float">
            <text:p>85.871</text:p>
          </table:table-cell>
          <table:table-cell office:value-type="float" office:value="144.302" calcext:value-type="float">
            <text:p>144.302</text:p>
          </table:table-cell>
          <table:table-cell office:value-type="float" office:value="128.447" calcext:value-type="float">
            <text:p>128.447</text:p>
          </table:table-cell>
          <table:table-cell office:value-type="float" office:value="104.046" calcext:value-type="float">
            <text:p>104.046</text:p>
          </table:table-cell>
          <table:table-cell office:value-type="float" office:value="132.763" calcext:value-type="float">
            <text:p>132.763</text:p>
          </table:table-cell>
          <table:table-cell office:value-type="float" office:value="105.405" calcext:value-type="float">
            <text:p>105.405</text:p>
          </table:table-cell>
          <table:table-cell office:value-type="float" office:value="195.839" calcext:value-type="float">
            <text:p>195.839</text:p>
          </table:table-cell>
          <table:table-cell office:value-type="float" office:value="167.592" calcext:value-type="float">
            <text:p>167.59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35.801" calcext:value-type="float">
            <text:p>35.801</text:p>
          </table:table-cell>
          <table:table-cell office:value-type="float" office:value="284.904" calcext:value-type="float">
            <text:p>284.904</text:p>
          </table:table-cell>
          <table:table-cell office:value-type="float" office:value="33.336" calcext:value-type="float">
            <text:p>33.336</text:p>
          </table:table-cell>
          <table:table-cell office:value-type="float" office:value="264.777" calcext:value-type="float">
            <text:p>264.777</text:p>
          </table:table-cell>
          <table:table-cell office:value-type="float" office:value="255.746" calcext:value-type="float">
            <text:p>255.746</text:p>
          </table:table-cell>
          <table:table-cell office:value-type="float" office:value="277.761" calcext:value-type="float">
            <text:p>277.761</text:p>
          </table:table-cell>
          <table:table-cell office:value-type="float" office:value="216.271" calcext:value-type="float">
            <text:p>216.271</text:p>
          </table:table-cell>
          <table:table-cell office:value-type="float" office:value="245.867" calcext:value-type="float">
            <text:p>245.867</text:p>
          </table:table-cell>
          <table:table-cell office:value-type="float" office:value="52.622" calcext:value-type="float">
            <text:p>52.622</text:p>
          </table:table-cell>
          <table:table-cell office:value-type="float" office:value="28.034" calcext:value-type="float">
            <text:p>28.034</text:p>
          </table:table-cell>
          <table:table-cell office:value-type="float" office:value="0" calcext:value-type="float">
            <text:p>0</text:p>
          </table:table-cell>
          <table:table-cell office:value-type="float" office:value="226.966" calcext:value-type="float">
            <text:p>226.966</text:p>
          </table:table-cell>
          <table:table-cell office:value-type="float" office:value="113.941" calcext:value-type="float">
            <text:p>113.941</text:p>
          </table:table-cell>
          <table:table-cell office:value-type="float" office:value="121.137" calcext:value-type="float">
            <text:p>121.137</text:p>
          </table:table-cell>
          <table:table-cell office:value-type="float" office:value="184.421" calcext:value-type="float">
            <text:p>184.421</text:p>
          </table:table-cell>
          <table:table-cell office:value-type="float" office:value="27.425" calcext:value-type="float">
            <text:p>27.425</text:p>
          </table:table-cell>
          <table:table-cell office:value-type="float" office:value="237.226" calcext:value-type="float">
            <text:p>237.226</text:p>
          </table:table-cell>
          <table:table-cell office:value-type="float" office:value="180.145" calcext:value-type="float">
            <text:p>180.145</text:p>
          </table:table-cell>
          <table:table-cell office:value-type="float" office:value="79.021" calcext:value-type="float">
            <text:p>79.021</text:p>
          </table:table-cell>
          <table:table-cell office:value-type="float" office:value="28.608" calcext:value-type="float">
            <text:p>28.608</text:p>
          </table:table-cell>
          <table:table-cell office:value-type="float" office:value="22.056" calcext:value-type="float">
            <text:p>22.056</text:p>
          </table:table-cell>
          <table:table-cell office:value-type="float" office:value="32.256" calcext:value-type="float">
            <text:p>32.256</text:p>
          </table:table-cell>
          <table:table-cell office:value-type="float" office:value="41.125" calcext:value-type="float">
            <text:p>41.125</text:p>
          </table:table-cell>
          <table:table-cell office:value-type="float" office:value="60.4" calcext:value-type="float">
            <text:p>60.4</text:p>
          </table:table-cell>
          <table:table-cell office:value-type="float" office:value="52.895" calcext:value-type="float">
            <text:p>52.895</text:p>
          </table:table-cell>
          <table:table-cell office:value-type="float" office:value="49.966" calcext:value-type="float">
            <text:p>49.966</text:p>
          </table:table-cell>
          <table:table-cell office:value-type="float" office:value="30.339" calcext:value-type="float">
            <text:p>30.339</text:p>
          </table:table-cell>
          <table:table-cell office:value-type="float" office:value="36.605" calcext:value-type="float">
            <text:p>36.605</text:p>
          </table:table-cell>
          <table:table-cell office:value-type="float" office:value="77.7" calcext:value-type="float">
            <text:p>77.7</text:p>
          </table:table-cell>
          <table:table-cell office:value-type="float" office:value="8.218" calcext:value-type="float">
            <text:p>8.218</text:p>
          </table:table-cell>
          <table:table-cell office:value-type="float" office:value="212.425" calcext:value-type="float">
            <text:p>212.425</text:p>
          </table:table-cell>
          <table:table-cell office:value-type="float" office:value="41.642" calcext:value-type="float">
            <text:p>41.642</text:p>
          </table:table-cell>
          <table:table-cell office:value-type="float" office:value="18.871" calcext:value-type="float">
            <text:p>18.871</text:p>
          </table:table-cell>
          <table:table-cell office:value-type="float" office:value="268.876" calcext:value-type="float">
            <text:p>268.876</text:p>
          </table:table-cell>
          <table:table-cell office:value-type="float" office:value="45.988" calcext:value-type="float">
            <text:p>45.988</text:p>
          </table:table-cell>
          <table:table-cell office:value-type="float" office:value="86.855" calcext:value-type="float">
            <text:p>86.855</text:p>
          </table:table-cell>
          <table:table-cell office:value-type="float" office:value="167.642" calcext:value-type="float">
            <text:p>167.642</text:p>
          </table:table-cell>
          <table:table-cell office:value-type="float" office:value="77.4" calcext:value-type="float">
            <text:p>77.4</text:p>
          </table:table-cell>
          <table:table-cell office:value-type="float" office:value="31.389" calcext:value-type="float">
            <text:p>31.389</text:p>
          </table:table-cell>
          <table:table-cell office:value-type="float" office:value="263.466" calcext:value-type="float">
            <text:p>263.466</text:p>
          </table:table-cell>
          <table:table-cell office:value-type="float" office:value="293.627" calcext:value-type="float">
            <text:p>293.627</text:p>
          </table:table-cell>
          <table:table-cell office:value-type="float" office:value="43.178" calcext:value-type="float">
            <text:p>43.178</text:p>
          </table:table-cell>
          <table:table-cell office:value-type="float" office:value="30.826" calcext:value-type="float">
            <text:p>30.826</text:p>
          </table:table-cell>
          <table:table-cell office:value-type="float" office:value="45.438" calcext:value-type="float">
            <text:p>45.438</text:p>
          </table:table-cell>
          <table:table-cell office:value-type="float" office:value="23.644" calcext:value-type="float">
            <text:p>23.644</text:p>
          </table:table-cell>
          <table:table-cell office:value-type="float" office:value="0" calcext:value-type="float">
            <text:p>0</text:p>
          </table:table-cell>
          <table:table-cell office:value-type="float" office:value="176.578" calcext:value-type="float">
            <text:p>176.578</text:p>
          </table:table-cell>
          <table:table-cell office:value-type="float" office:value="258.6" calcext:value-type="float">
            <text:p>258.6</text:p>
          </table:table-cell>
          <table:table-cell office:value-type="float" office:value="29.899" calcext:value-type="float">
            <text:p>29.899</text:p>
          </table:table-cell>
          <table:table-cell office:value-type="float" office:value="49.011" calcext:value-type="float">
            <text:p>49.011</text:p>
          </table:table-cell>
          <table:table-cell office:value-type="float" office:value="284.867" calcext:value-type="float">
            <text:p>284.867</text:p>
          </table:table-cell>
          <table:table-cell office:value-type="float" office:value="45.509" calcext:value-type="float">
            <text:p>45.509</text:p>
          </table:table-cell>
          <table:table-cell office:value-type="float" office:value="64.494" calcext:value-type="float">
            <text:p>64.494</text:p>
          </table:table-cell>
          <table:table-cell office:value-type="float" office:value="3.27" calcext:value-type="float">
            <text:p>3.27</text:p>
          </table:table-cell>
          <table:table-cell office:value-type="float" office:value="39.616" calcext:value-type="float">
            <text:p>39.616</text:p>
          </table:table-cell>
          <table:table-cell office:value-type="float" office:value="51.067" calcext:value-type="float">
            <text:p>51.067</text:p>
          </table:table-cell>
          <table:table-cell office:value-type="float" office:value="172.911" calcext:value-type="float">
            <text:p>172.911</text:p>
          </table:table-cell>
          <table:table-cell office:value-type="float" office:value="9.174" calcext:value-type="float">
            <text:p>9.174</text:p>
          </table:table-cell>
          <table:table-cell office:value-type="float" office:value="33.251" calcext:value-type="float">
            <text:p>33.251</text:p>
          </table:table-cell>
          <table:table-cell office:value-type="float" office:value="187.171" calcext:value-type="float">
            <text:p>187.171</text:p>
          </table:table-cell>
          <table:table-cell office:value-type="float" office:value="46.984" calcext:value-type="float">
            <text:p>46.984</text:p>
          </table:table-cell>
          <table:table-cell office:value-type="float" office:value="216.538" calcext:value-type="float">
            <text:p>216.538</text:p>
          </table:table-cell>
          <table:table-cell office:value-type="float" office:value="69.564" calcext:value-type="float">
            <text:p>69.564</text:p>
          </table:table-cell>
          <table:table-cell office:value-type="float" office:value="33.373" calcext:value-type="float">
            <text:p>33.373</text:p>
          </table:table-cell>
          <table:table-cell office:value-type="float" office:value="136.481" calcext:value-type="float">
            <text:p>136.481</text:p>
          </table:table-cell>
          <table:table-cell office:value-type="float" office:value="108.449" calcext:value-type="float">
            <text:p>108.449</text:p>
          </table:table-cell>
          <table:table-cell office:value-type="float" office:value="114.463" calcext:value-type="float">
            <text:p>114.463</text:p>
          </table:table-cell>
          <table:table-cell office:value-type="float" office:value="104.529" calcext:value-type="float">
            <text:p>104.529</text:p>
          </table:table-cell>
          <table:table-cell office:value-type="float" office:value="128.545" calcext:value-type="float">
            <text:p>128.545</text:p>
          </table:table-cell>
          <table:table-cell office:value-type="float" office:value="174.081" calcext:value-type="float">
            <text:p>174.081</text:p>
          </table:table-cell>
          <table:table-cell office:value-type="float" office:value="151.499" calcext:value-type="float">
            <text:p>151.499</text:p>
          </table:table-cell>
          <table:table-cell office:value-type="float" office:value="176.161" calcext:value-type="float">
            <text:p>176.161</text:p>
          </table:table-cell>
          <table:table-cell office:value-type="float" office:value="132.327" calcext:value-type="float">
            <text:p>132.327</text:p>
          </table:table-cell>
          <table:table-cell office:value-type="float" office:value="134.044" calcext:value-type="float">
            <text:p>134.044</text:p>
          </table:table-cell>
          <table:table-cell office:value-type="float" office:value="115.59" calcext:value-type="float">
            <text:p>115.59</text:p>
          </table:table-cell>
          <table:table-cell office:value-type="float" office:value="177.616" calcext:value-type="float">
            <text:p>177.616</text:p>
          </table:table-cell>
          <table:table-cell office:value-type="float" office:value="162.767" calcext:value-type="float">
            <text:p>162.767</text:p>
          </table:table-cell>
          <table:table-cell office:value-type="float" office:value="133.599" calcext:value-type="float">
            <text:p>133.599</text:p>
          </table:table-cell>
          <table:table-cell office:value-type="float" office:value="149.788" calcext:value-type="float">
            <text:p>149.788</text:p>
          </table:table-cell>
          <table:table-cell office:value-type="float" office:value="134.865" calcext:value-type="float">
            <text:p>134.865</text:p>
          </table:table-cell>
          <table:table-cell office:value-type="float" office:value="301.536" calcext:value-type="float">
            <text:p>301.536</text:p>
          </table:table-cell>
          <table:table-cell office:value-type="float" office:value="192.369" calcext:value-type="float">
            <text:p>192.369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21.313" calcext:value-type="float">
            <text:p>221.313</text:p>
          </table:table-cell>
          <table:table-cell office:value-type="float" office:value="27.9" calcext:value-type="float">
            <text:p>27.9</text:p>
          </table:table-cell>
          <table:table-cell office:value-type="float" office:value="213.089" calcext:value-type="float">
            <text:p>213.089</text:p>
          </table:table-cell>
          <table:table-cell office:value-type="float" office:value="372.07" calcext:value-type="float">
            <text:p>372.07</text:p>
          </table:table-cell>
          <table:table-cell office:value-type="float" office:value="384.027" calcext:value-type="float">
            <text:p>384.027</text:p>
          </table:table-cell>
          <table:table-cell office:value-type="float" office:value="385.698" calcext:value-type="float">
            <text:p>385.698</text:p>
          </table:table-cell>
          <table:table-cell office:value-type="float" office:value="370.841" calcext:value-type="float">
            <text:p>370.841</text:p>
          </table:table-cell>
          <table:table-cell office:value-type="float" office:value="371.436" calcext:value-type="float">
            <text:p>371.436</text:p>
          </table:table-cell>
          <table:table-cell office:value-type="float" office:value="224.472" calcext:value-type="float">
            <text:p>224.472</text:p>
          </table:table-cell>
          <table:table-cell office:value-type="float" office:value="196.861" calcext:value-type="float">
            <text:p>196.861</text:p>
          </table:table-cell>
          <table:table-cell office:value-type="float" office:value="232.294" calcext:value-type="float">
            <text:p>232.294</text:p>
          </table:table-cell>
          <table:table-cell office:value-type="float" office:value="0" calcext:value-type="float">
            <text:p>0</text:p>
          </table:table-cell>
          <table:table-cell office:value-type="float" office:value="142.563" calcext:value-type="float">
            <text:p>142.563</text:p>
          </table:table-cell>
          <table:table-cell office:value-type="float" office:value="136.834" calcext:value-type="float">
            <text:p>136.834</text:p>
          </table:table-cell>
          <table:table-cell office:value-type="float" office:value="185.314" calcext:value-type="float">
            <text:p>185.314</text:p>
          </table:table-cell>
          <table:table-cell office:value-type="float" office:value="209.38" calcext:value-type="float">
            <text:p>209.38</text:p>
          </table:table-cell>
          <table:table-cell office:value-type="float" office:value="48.309" calcext:value-type="float">
            <text:p>48.309</text:p>
          </table:table-cell>
          <table:table-cell office:value-type="float" office:value="148.53" calcext:value-type="float">
            <text:p>148.53</text:p>
          </table:table-cell>
          <table:table-cell office:value-type="float" office:value="239.515" calcext:value-type="float">
            <text:p>239.515</text:p>
          </table:table-cell>
          <table:table-cell office:value-type="float" office:value="215.573" calcext:value-type="float">
            <text:p>215.573</text:p>
          </table:table-cell>
          <table:table-cell office:value-type="float" office:value="195.653" calcext:value-type="float">
            <text:p>195.653</text:p>
          </table:table-cell>
          <table:table-cell office:value-type="float" office:value="214.826" calcext:value-type="float">
            <text:p>214.826</text:p>
          </table:table-cell>
          <table:table-cell office:value-type="float" office:value="201.895" calcext:value-type="float">
            <text:p>201.895</text:p>
          </table:table-cell>
          <table:table-cell office:value-type="float" office:value="224.476" calcext:value-type="float">
            <text:p>224.476</text:p>
          </table:table-cell>
          <table:table-cell office:value-type="float" office:value="211.661" calcext:value-type="float">
            <text:p>211.661</text:p>
          </table:table-cell>
          <table:table-cell office:value-type="float" office:value="217.746" calcext:value-type="float">
            <text:p>217.746</text:p>
          </table:table-cell>
          <table:table-cell office:value-type="float" office:value="197.042" calcext:value-type="float">
            <text:p>197.042</text:p>
          </table:table-cell>
          <table:table-cell office:value-type="float" office:value="218.125" calcext:value-type="float">
            <text:p>218.125</text:p>
          </table:table-cell>
          <table:table-cell office:value-type="float" office:value="259.203" calcext:value-type="float">
            <text:p>259.203</text:p>
          </table:table-cell>
          <table:table-cell office:value-type="float" office:value="247.736" calcext:value-type="float">
            <text:p>247.736</text:p>
          </table:table-cell>
          <table:table-cell office:value-type="float" office:value="325.797" calcext:value-type="float">
            <text:p>325.797</text:p>
          </table:table-cell>
          <table:table-cell office:value-type="float" office:value="207.57" calcext:value-type="float">
            <text:p>207.57</text:p>
          </table:table-cell>
          <table:table-cell office:value-type="float" office:value="250.088" calcext:value-type="float">
            <text:p>250.088</text:p>
          </table:table-cell>
          <table:table-cell office:value-type="float" office:value="353.307" calcext:value-type="float">
            <text:p>353.307</text:p>
          </table:table-cell>
          <table:table-cell office:value-type="float" office:value="192.078" calcext:value-type="float">
            <text:p>192.078</text:p>
          </table:table-cell>
          <table:table-cell office:value-type="float" office:value="254.508" calcext:value-type="float">
            <text:p>254.508</text:p>
          </table:table-cell>
          <table:table-cell office:value-type="float" office:value="312.882" calcext:value-type="float">
            <text:p>312.882</text:p>
          </table:table-cell>
          <table:table-cell office:value-type="float" office:value="238.987" calcext:value-type="float">
            <text:p>238.987</text:p>
          </table:table-cell>
          <table:table-cell office:value-type="float" office:value="208.436" calcext:value-type="float">
            <text:p>208.436</text:p>
          </table:table-cell>
          <table:table-cell office:value-type="float" office:value="287.201" calcext:value-type="float">
            <text:p>287.201</text:p>
          </table:table-cell>
          <table:table-cell office:value-type="float" office:value="321.895" calcext:value-type="float">
            <text:p>321.895</text:p>
          </table:table-cell>
          <table:table-cell office:value-type="float" office:value="216.295" calcext:value-type="float">
            <text:p>216.295</text:p>
          </table:table-cell>
          <table:table-cell office:value-type="float" office:value="199.501" calcext:value-type="float">
            <text:p>199.501</text:p>
          </table:table-cell>
          <table:table-cell office:value-type="float" office:value="216.682" calcext:value-type="float">
            <text:p>216.682</text:p>
          </table:table-cell>
          <table:table-cell office:value-type="float" office:value="235.379" calcext:value-type="float">
            <text:p>235.379</text:p>
          </table:table-cell>
          <table:table-cell office:value-type="float" office:value="222.538" calcext:value-type="float">
            <text:p>222.538</text:p>
          </table:table-cell>
          <table:table-cell office:value-type="float" office:value="163.94" calcext:value-type="float">
            <text:p>163.94</text:p>
          </table:table-cell>
          <table:table-cell office:value-type="float" office:value="344.171" calcext:value-type="float">
            <text:p>344.171</text:p>
          </table:table-cell>
          <table:table-cell office:value-type="float" office:value="190.031" calcext:value-type="float">
            <text:p>190.031</text:p>
          </table:table-cell>
          <table:table-cell office:value-type="float" office:value="219.892" calcext:value-type="float">
            <text:p>219.892</text:p>
          </table:table-cell>
          <table:table-cell office:value-type="float" office:value="392.833" calcext:value-type="float">
            <text:p>392.833</text:p>
          </table:table-cell>
          <table:table-cell office:value-type="float" office:value="228.36" calcext:value-type="float">
            <text:p>228.36</text:p>
          </table:table-cell>
          <table:table-cell office:value-type="float" office:value="218.247" calcext:value-type="float">
            <text:p>218.247</text:p>
          </table:table-cell>
          <table:table-cell office:value-type="float" office:value="231.725" calcext:value-type="float">
            <text:p>231.725</text:p>
          </table:table-cell>
          <table:table-cell office:value-type="float" office:value="212.714" calcext:value-type="float">
            <text:p>212.714</text:p>
          </table:table-cell>
          <table:table-cell office:value-type="float" office:value="212.863" calcext:value-type="float">
            <text:p>212.863</text:p>
          </table:table-cell>
          <table:table-cell office:value-type="float" office:value="337.449" calcext:value-type="float">
            <text:p>337.449</text:p>
          </table:table-cell>
          <table:table-cell office:value-type="float" office:value="205.222" calcext:value-type="float">
            <text:p>205.222</text:p>
          </table:table-cell>
          <table:table-cell office:value-type="float" office:value="213.968" calcext:value-type="float">
            <text:p>213.968</text:p>
          </table:table-cell>
          <table:table-cell office:value-type="float" office:value="376.432" calcext:value-type="float">
            <text:p>376.432</text:p>
          </table:table-cell>
          <table:table-cell office:value-type="float" office:value="232.675" calcext:value-type="float">
            <text:p>232.675</text:p>
          </table:table-cell>
          <table:table-cell office:value-type="float" office:value="311.329" calcext:value-type="float">
            <text:p>311.329</text:p>
          </table:table-cell>
          <table:table-cell office:value-type="float" office:value="253.943" calcext:value-type="float">
            <text:p>253.943</text:p>
          </table:table-cell>
          <table:table-cell office:value-type="float" office:value="194.905" calcext:value-type="float">
            <text:p>194.905</text:p>
          </table:table-cell>
          <table:table-cell office:value-type="float" office:value="136.063" calcext:value-type="float">
            <text:p>136.063</text:p>
          </table:table-cell>
          <table:table-cell office:value-type="float" office:value="127.281" calcext:value-type="float">
            <text:p>127.281</text:p>
          </table:table-cell>
          <table:table-cell office:value-type="float" office:value="136.851" calcext:value-type="float">
            <text:p>136.851</text:p>
          </table:table-cell>
          <table:table-cell office:value-type="float" office:value="115.429" calcext:value-type="float">
            <text:p>115.429</text:p>
          </table:table-cell>
          <table:table-cell office:value-type="float" office:value="137.04" calcext:value-type="float">
            <text:p>137.04</text:p>
          </table:table-cell>
          <table:table-cell office:value-type="float" office:value="190.043" calcext:value-type="float">
            <text:p>190.043</text:p>
          </table:table-cell>
          <table:table-cell office:value-type="float" office:value="154.84" calcext:value-type="float">
            <text:p>154.84</text:p>
          </table:table-cell>
          <table:table-cell office:value-type="float" office:value="176.53" calcext:value-type="float">
            <text:p>176.53</text:p>
          </table:table-cell>
          <table:table-cell office:value-type="float" office:value="123.219" calcext:value-type="float">
            <text:p>123.219</text:p>
          </table:table-cell>
          <table:table-cell office:value-type="float" office:value="107.706" calcext:value-type="float">
            <text:p>107.706</text:p>
          </table:table-cell>
          <table:table-cell office:value-type="float" office:value="125.701" calcext:value-type="float">
            <text:p>125.701</text:p>
          </table:table-cell>
          <table:table-cell office:value-type="float" office:value="188.327" calcext:value-type="float">
            <text:p>188.327</text:p>
          </table:table-cell>
          <table:table-cell office:value-type="float" office:value="156.045" calcext:value-type="float">
            <text:p>156.045</text:p>
          </table:table-cell>
          <table:table-cell office:value-type="float" office:value="141.993" calcext:value-type="float">
            <text:p>141.993</text:p>
          </table:table-cell>
          <table:table-cell office:value-type="float" office:value="160.855" calcext:value-type="float">
            <text:p>160.855</text:p>
          </table:table-cell>
          <table:table-cell office:value-type="float" office:value="147.02" calcext:value-type="float">
            <text:p>147.02</text:p>
          </table:table-cell>
          <table:table-cell office:value-type="float" office:value="352.052" calcext:value-type="float">
            <text:p>352.052</text:p>
          </table:table-cell>
          <table:table-cell office:value-type="float" office:value="350.688" calcext:value-type="float">
            <text:p>350.688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130.497" calcext:value-type="float">
            <text:p>130.497</text:p>
          </table:table-cell>
          <table:table-cell office:value-type="float" office:value="183.079" calcext:value-type="float">
            <text:p>183.079</text:p>
          </table:table-cell>
          <table:table-cell office:value-type="float" office:value="100.086" calcext:value-type="float">
            <text:p>100.086</text:p>
          </table:table-cell>
          <table:table-cell office:value-type="float" office:value="188.125" calcext:value-type="float">
            <text:p>188.125</text:p>
          </table:table-cell>
          <table:table-cell office:value-type="float" office:value="205.297" calcext:value-type="float">
            <text:p>205.297</text:p>
          </table:table-cell>
          <table:table-cell office:value-type="float" office:value="253.714" calcext:value-type="float">
            <text:p>253.714</text:p>
          </table:table-cell>
          <table:table-cell office:value-type="float" office:value="233.82" calcext:value-type="float">
            <text:p>233.82</text:p>
          </table:table-cell>
          <table:table-cell office:value-type="float" office:value="206.941" calcext:value-type="float">
            <text:p>206.941</text:p>
          </table:table-cell>
          <table:table-cell office:value-type="float" office:value="111.087" calcext:value-type="float">
            <text:p>111.087</text:p>
          </table:table-cell>
          <table:table-cell office:value-type="float" office:value="88.108" calcext:value-type="float">
            <text:p>88.108</text:p>
          </table:table-cell>
          <table:table-cell office:value-type="float" office:value="118.35" calcext:value-type="float">
            <text:p>118.35</text:p>
          </table:table-cell>
          <table:table-cell office:value-type="float" office:value="142.656" calcext:value-type="float">
            <text:p>142.656</text:p>
          </table:table-cell>
          <table:table-cell office:value-type="float" office:value="0" calcext:value-type="float">
            <text:p>0</text:p>
          </table:table-cell>
          <table:table-cell office:value-type="float" office:value="7.528" calcext:value-type="float">
            <text:p>7.528</text:p>
          </table:table-cell>
          <table:table-cell office:value-type="float" office:value="64.739" calcext:value-type="float">
            <text:p>64.739</text:p>
          </table:table-cell>
          <table:table-cell office:value-type="float" office:value="99.659" calcext:value-type="float">
            <text:p>99.659</text:p>
          </table:table-cell>
          <table:table-cell office:value-type="float" office:value="144.293" calcext:value-type="float">
            <text:p>144.293</text:p>
          </table:table-cell>
          <table:table-cell office:value-type="float" office:value="96.663" calcext:value-type="float">
            <text:p>96.663</text:p>
          </table:table-cell>
          <table:table-cell office:value-type="float" office:value="139.688" calcext:value-type="float">
            <text:p>139.688</text:p>
          </table:table-cell>
          <table:table-cell office:value-type="float" office:value="115.533" calcext:value-type="float">
            <text:p>115.533</text:p>
          </table:table-cell>
          <table:table-cell office:value-type="float" office:value="92.254" calcext:value-type="float">
            <text:p>92.254</text:p>
          </table:table-cell>
          <table:table-cell office:value-type="float" office:value="99.077" calcext:value-type="float">
            <text:p>99.077</text:p>
          </table:table-cell>
          <table:table-cell office:value-type="float" office:value="99.421" calcext:value-type="float">
            <text:p>99.421</text:p>
          </table:table-cell>
          <table:table-cell office:value-type="float" office:value="106.165" calcext:value-type="float">
            <text:p>106.165</text:p>
          </table:table-cell>
          <table:table-cell office:value-type="float" office:value="97.186" calcext:value-type="float">
            <text:p>97.186</text:p>
          </table:table-cell>
          <table:table-cell office:value-type="float" office:value="115.375" calcext:value-type="float">
            <text:p>115.375</text:p>
          </table:table-cell>
          <table:table-cell office:value-type="float" office:value="88.094" calcext:value-type="float">
            <text:p>88.094</text:p>
          </table:table-cell>
          <table:table-cell office:value-type="float" office:value="97.527" calcext:value-type="float">
            <text:p>97.527</text:p>
          </table:table-cell>
          <table:table-cell office:value-type="float" office:value="157.287" calcext:value-type="float">
            <text:p>157.287</text:p>
          </table:table-cell>
          <table:table-cell office:value-type="float" office:value="128.26" calcext:value-type="float">
            <text:p>128.26</text:p>
          </table:table-cell>
          <table:table-cell office:value-type="float" office:value="210.895" calcext:value-type="float">
            <text:p>210.895</text:p>
          </table:table-cell>
          <table:table-cell office:value-type="float" office:value="107.312" calcext:value-type="float">
            <text:p>107.312</text:p>
          </table:table-cell>
          <table:table-cell office:value-type="float" office:value="148.838" calcext:value-type="float">
            <text:p>148.838</text:p>
          </table:table-cell>
          <table:table-cell office:value-type="float" office:value="244.968" calcext:value-type="float">
            <text:p>244.968</text:p>
          </table:table-cell>
          <table:table-cell office:value-type="float" office:value="86.813" calcext:value-type="float">
            <text:p>86.813</text:p>
          </table:table-cell>
          <table:table-cell office:value-type="float" office:value="148.248" calcext:value-type="float">
            <text:p>148.248</text:p>
          </table:table-cell>
          <table:table-cell office:value-type="float" office:value="203.601" calcext:value-type="float">
            <text:p>203.601</text:p>
          </table:table-cell>
          <table:table-cell office:value-type="float" office:value="126.264" calcext:value-type="float">
            <text:p>126.264</text:p>
          </table:table-cell>
          <table:table-cell office:value-type="float" office:value="106.84" calcext:value-type="float">
            <text:p>106.84</text:p>
          </table:table-cell>
          <table:table-cell office:value-type="float" office:value="168.035" calcext:value-type="float">
            <text:p>168.035</text:p>
          </table:table-cell>
          <table:table-cell office:value-type="float" office:value="188.806" calcext:value-type="float">
            <text:p>188.806</text:p>
          </table:table-cell>
          <table:table-cell office:value-type="float" office:value="116.622" calcext:value-type="float">
            <text:p>116.622</text:p>
          </table:table-cell>
          <table:table-cell office:value-type="float" office:value="101.919" calcext:value-type="float">
            <text:p>101.919</text:p>
          </table:table-cell>
          <table:table-cell office:value-type="float" office:value="115.998" calcext:value-type="float">
            <text:p>115.998</text:p>
          </table:table-cell>
          <table:table-cell office:value-type="float" office:value="119.172" calcext:value-type="float">
            <text:p>119.172</text:p>
          </table:table-cell>
          <table:table-cell office:value-type="float" office:value="124.295" calcext:value-type="float">
            <text:p>124.295</text:p>
          </table:table-cell>
          <table:table-cell office:value-type="float" office:value="76.07" calcext:value-type="float">
            <text:p>76.07</text:p>
          </table:table-cell>
          <table:table-cell office:value-type="float" office:value="222.631" calcext:value-type="float">
            <text:p>222.631</text:p>
          </table:table-cell>
          <table:table-cell office:value-type="float" office:value="91.866" calcext:value-type="float">
            <text:p>91.866</text:p>
          </table:table-cell>
          <table:table-cell office:value-type="float" office:value="112.199" calcext:value-type="float">
            <text:p>112.199</text:p>
          </table:table-cell>
          <table:table-cell office:value-type="float" office:value="216.19" calcext:value-type="float">
            <text:p>216.19</text:p>
          </table:table-cell>
          <table:table-cell office:value-type="float" office:value="106.649" calcext:value-type="float">
            <text:p>106.649</text:p>
          </table:table-cell>
          <table:table-cell office:value-type="float" office:value="107.247" calcext:value-type="float">
            <text:p>107.247</text:p>
          </table:table-cell>
          <table:table-cell office:value-type="float" office:value="116.549" calcext:value-type="float">
            <text:p>116.549</text:p>
          </table:table-cell>
          <table:table-cell office:value-type="float" office:value="110.611" calcext:value-type="float">
            <text:p>110.611</text:p>
          </table:table-cell>
          <table:table-cell office:value-type="float" office:value="109.184" calcext:value-type="float">
            <text:p>109.184</text:p>
          </table:table-cell>
          <table:table-cell office:value-type="float" office:value="227.785" calcext:value-type="float">
            <text:p>227.785</text:p>
          </table:table-cell>
          <table:table-cell office:value-type="float" office:value="110.672" calcext:value-type="float">
            <text:p>110.672</text:p>
          </table:table-cell>
          <table:table-cell office:value-type="float" office:value="100.12" calcext:value-type="float">
            <text:p>100.12</text:p>
          </table:table-cell>
          <table:table-cell office:value-type="float" office:value="224.662" calcext:value-type="float">
            <text:p>224.662</text:p>
          </table:table-cell>
          <table:table-cell office:value-type="float" office:value="141.552" calcext:value-type="float">
            <text:p>141.552</text:p>
          </table:table-cell>
          <table:table-cell office:value-type="float" office:value="190.536" calcext:value-type="float">
            <text:p>190.536</text:p>
          </table:table-cell>
          <table:table-cell office:value-type="float" office:value="141.611" calcext:value-type="float">
            <text:p>141.611</text:p>
          </table:table-cell>
          <table:table-cell office:value-type="float" office:value="81.785" calcext:value-type="float">
            <text:p>81.785</text:p>
          </table:table-cell>
          <table:table-cell office:value-type="float" office:value="35.722" calcext:value-type="float">
            <text:p>35.722</text:p>
          </table:table-cell>
          <table:table-cell office:value-type="float" office:value="15.433" calcext:value-type="float">
            <text:p>15.433</text:p>
          </table:table-cell>
          <table:table-cell office:value-type="float" office:value="2.669" calcext:value-type="float">
            <text:p>2.669</text:p>
          </table:table-cell>
          <table:table-cell office:value-type="float" office:value="20.04" calcext:value-type="float">
            <text:p>20.04</text:p>
          </table:table-cell>
          <table:table-cell office:value-type="float" office:value="13.254" calcext:value-type="float">
            <text:p>13.254</text:p>
          </table:table-cell>
          <table:table-cell office:value-type="float" office:value="57.303" calcext:value-type="float">
            <text:p>57.303</text:p>
          </table:table-cell>
          <table:table-cell office:value-type="float" office:value="36.645" calcext:value-type="float">
            <text:p>36.645</text:p>
          </table:table-cell>
          <table:table-cell office:value-type="float" office:value="66.81" calcext:value-type="float">
            <text:p>66.81</text:p>
          </table:table-cell>
          <table:table-cell office:value-type="float" office:value="35.252" calcext:value-type="float">
            <text:p>35.252</text:p>
          </table:table-cell>
          <table:table-cell office:value-type="float" office:value="47.789" calcext:value-type="float">
            <text:p>47.789</text:p>
          </table:table-cell>
          <table:table-cell office:value-type="float" office:value="24.477" calcext:value-type="float">
            <text:p>24.477</text:p>
          </table:table-cell>
          <table:table-cell office:value-type="float" office:value="56.388" calcext:value-type="float">
            <text:p>56.388</text:p>
          </table:table-cell>
          <table:table-cell office:value-type="float" office:value="64.698" calcext:value-type="float">
            <text:p>64.698</text:p>
          </table:table-cell>
          <table:table-cell office:value-type="float" office:value="17.37" calcext:value-type="float">
            <text:p>17.37</text:p>
          </table:table-cell>
          <table:table-cell office:value-type="float" office:value="43.286" calcext:value-type="float">
            <text:p>43.286</text:p>
          </table:table-cell>
          <table:table-cell office:value-type="float" office:value="25.179" calcext:value-type="float">
            <text:p>25.179</text:p>
          </table:table-cell>
          <table:table-cell office:value-type="float" office:value="252.825" calcext:value-type="float">
            <text:p>252.825</text:p>
          </table:table-cell>
          <table:table-cell office:value-type="float" office:value="241.446" calcext:value-type="float">
            <text:p>241.446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117.365" calcext:value-type="float">
            <text:p>117.365</text:p>
          </table:table-cell>
          <table:table-cell office:value-type="float" office:value="178.046" calcext:value-type="float">
            <text:p>178.046</text:p>
          </table:table-cell>
          <table:table-cell office:value-type="float" office:value="100.393" calcext:value-type="float">
            <text:p>100.393</text:p>
          </table:table-cell>
          <table:table-cell office:value-type="float" office:value="277.094" calcext:value-type="float">
            <text:p>277.094</text:p>
          </table:table-cell>
          <table:table-cell office:value-type="float" office:value="279.455" calcext:value-type="float">
            <text:p>279.455</text:p>
          </table:table-cell>
          <table:table-cell office:value-type="float" office:value="292.52" calcext:value-type="float">
            <text:p>292.52</text:p>
          </table:table-cell>
          <table:table-cell office:value-type="float" office:value="261.856" calcext:value-type="float">
            <text:p>261.856</text:p>
          </table:table-cell>
          <table:table-cell office:value-type="float" office:value="278.894" calcext:value-type="float">
            <text:p>278.894</text:p>
          </table:table-cell>
          <table:table-cell office:value-type="float" office:value="112.663" calcext:value-type="float">
            <text:p>112.663</text:p>
          </table:table-cell>
          <table:table-cell office:value-type="float" office:value="92.027" calcext:value-type="float">
            <text:p>92.027</text:p>
          </table:table-cell>
          <table:table-cell office:value-type="float" office:value="116.728" calcext:value-type="float">
            <text:p>116.728</text:p>
          </table:table-cell>
          <table:table-cell office:value-type="float" office:value="133.127" calcext:value-type="float">
            <text:p>133.127</text:p>
          </table:table-cell>
          <table:table-cell office:value-type="float" office:value="5.419" calcext:value-type="float">
            <text:p>5.419</text:p>
          </table:table-cell>
          <table:table-cell office:value-type="float" office:value="0" calcext:value-type="float">
            <text:p>0</text:p>
          </table:table-cell>
          <table:table-cell office:value-type="float" office:value="70.258" calcext:value-type="float">
            <text:p>70.258</text:p>
          </table:table-cell>
          <table:table-cell office:value-type="float" office:value="95.507" calcext:value-type="float">
            <text:p>95.507</text:p>
          </table:table-cell>
          <table:table-cell office:value-type="float" office:value="140.372" calcext:value-type="float">
            <text:p>140.372</text:p>
          </table:table-cell>
          <table:table-cell office:value-type="float" office:value="83.513" calcext:value-type="float">
            <text:p>83.513</text:p>
          </table:table-cell>
          <table:table-cell office:value-type="float" office:value="142.405" calcext:value-type="float">
            <text:p>142.405</text:p>
          </table:table-cell>
          <table:table-cell office:value-type="float" office:value="108.877" calcext:value-type="float">
            <text:p>108.877</text:p>
          </table:table-cell>
          <table:table-cell office:value-type="float" office:value="92.552" calcext:value-type="float">
            <text:p>92.552</text:p>
          </table:table-cell>
          <table:table-cell office:value-type="float" office:value="94.094" calcext:value-type="float">
            <text:p>94.094</text:p>
          </table:table-cell>
          <table:table-cell office:value-type="float" office:value="107.168" calcext:value-type="float">
            <text:p>107.168</text:p>
          </table:table-cell>
          <table:table-cell office:value-type="float" office:value="97.934" calcext:value-type="float">
            <text:p>97.934</text:p>
          </table:table-cell>
          <table:table-cell office:value-type="float" office:value="98.893" calcext:value-type="float">
            <text:p>98.893</text:p>
          </table:table-cell>
          <table:table-cell office:value-type="float" office:value="106.883" calcext:value-type="float">
            <text:p>106.883</text:p>
          </table:table-cell>
          <table:table-cell office:value-type="float" office:value="89.106" calcext:value-type="float">
            <text:p>89.106</text:p>
          </table:table-cell>
          <table:table-cell office:value-type="float" office:value="98.058" calcext:value-type="float">
            <text:p>98.058</text:p>
          </table:table-cell>
          <table:table-cell office:value-type="float" office:value="164.935" calcext:value-type="float">
            <text:p>164.935</text:p>
          </table:table-cell>
          <table:table-cell office:value-type="float" office:value="123.557" calcext:value-type="float">
            <text:p>123.557</text:p>
          </table:table-cell>
          <table:table-cell office:value-type="float" office:value="223.458" calcext:value-type="float">
            <text:p>223.458</text:p>
          </table:table-cell>
          <table:table-cell office:value-type="float" office:value="106.93" calcext:value-type="float">
            <text:p>106.93</text:p>
          </table:table-cell>
          <table:table-cell office:value-type="float" office:value="129.582" calcext:value-type="float">
            <text:p>129.582</text:p>
          </table:table-cell>
          <table:table-cell office:value-type="float" office:value="248.286" calcext:value-type="float">
            <text:p>248.286</text:p>
          </table:table-cell>
          <table:table-cell office:value-type="float" office:value="79.27" calcext:value-type="float">
            <text:p>79.27</text:p>
          </table:table-cell>
          <table:table-cell office:value-type="float" office:value="165.904" calcext:value-type="float">
            <text:p>165.904</text:p>
          </table:table-cell>
          <table:table-cell office:value-type="float" office:value="205.695" calcext:value-type="float">
            <text:p>205.695</text:p>
          </table:table-cell>
          <table:table-cell office:value-type="float" office:value="128.122" calcext:value-type="float">
            <text:p>128.122</text:p>
          </table:table-cell>
          <table:table-cell office:value-type="float" office:value="120.536" calcext:value-type="float">
            <text:p>120.536</text:p>
          </table:table-cell>
          <table:table-cell office:value-type="float" office:value="187.214" calcext:value-type="float">
            <text:p>187.214</text:p>
          </table:table-cell>
          <table:table-cell office:value-type="float" office:value="195.452" calcext:value-type="float">
            <text:p>195.452</text:p>
          </table:table-cell>
          <table:table-cell office:value-type="float" office:value="105.24" calcext:value-type="float">
            <text:p>105.24</text:p>
          </table:table-cell>
          <table:table-cell office:value-type="float" office:value="93.692" calcext:value-type="float">
            <text:p>93.692</text:p>
          </table:table-cell>
          <table:table-cell office:value-type="float" office:value="107.298" calcext:value-type="float">
            <text:p>107.298</text:p>
          </table:table-cell>
          <table:table-cell office:value-type="float" office:value="118.109" calcext:value-type="float">
            <text:p>118.109</text:p>
          </table:table-cell>
          <table:table-cell office:value-type="float" office:value="133.571" calcext:value-type="float">
            <text:p>133.571</text:p>
          </table:table-cell>
          <table:table-cell office:value-type="float" office:value="82.256" calcext:value-type="float">
            <text:p>82.256</text:p>
          </table:table-cell>
          <table:table-cell office:value-type="float" office:value="211.758" calcext:value-type="float">
            <text:p>211.758</text:p>
          </table:table-cell>
          <table:table-cell office:value-type="float" office:value="79.627" calcext:value-type="float">
            <text:p>79.627</text:p>
          </table:table-cell>
          <table:table-cell office:value-type="float" office:value="114.07" calcext:value-type="float">
            <text:p>114.07</text:p>
          </table:table-cell>
          <table:table-cell office:value-type="float" office:value="270.486" calcext:value-type="float">
            <text:p>270.486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1.655" calcext:value-type="float">
            <text:p>101.655</text:p>
          </table:table-cell>
          <table:table-cell office:value-type="float" office:value="139.307" calcext:value-type="float">
            <text:p>139.307</text:p>
          </table:table-cell>
          <table:table-cell office:value-type="float" office:value="109.532" calcext:value-type="float">
            <text:p>109.532</text:p>
          </table:table-cell>
          <table:table-cell office:value-type="float" office:value="109.476" calcext:value-type="float">
            <text:p>109.476</text:p>
          </table:table-cell>
          <table:table-cell office:value-type="float" office:value="230.735" calcext:value-type="float">
            <text:p>230.735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113.319" calcext:value-type="float">
            <text:p>113.319</text:p>
          </table:table-cell>
          <table:table-cell office:value-type="float" office:value="229.776" calcext:value-type="float">
            <text:p>229.776</text:p>
          </table:table-cell>
          <table:table-cell office:value-type="float" office:value="122.912" calcext:value-type="float">
            <text:p>122.912</text:p>
          </table:table-cell>
          <table:table-cell office:value-type="float" office:value="205.763" calcext:value-type="float">
            <text:p>205.763</text:p>
          </table:table-cell>
          <table:table-cell office:value-type="float" office:value="129.62" calcext:value-type="float">
            <text:p>129.62</text:p>
          </table:table-cell>
          <table:table-cell office:value-type="float" office:value="81.375" calcext:value-type="float">
            <text:p>81.375</text:p>
          </table:table-cell>
          <table:table-cell office:value-type="float" office:value="38.397" calcext:value-type="float">
            <text:p>38.397</text:p>
          </table:table-cell>
          <table:table-cell office:value-type="float" office:value="11.866" calcext:value-type="float">
            <text:p>11.866</text:p>
          </table:table-cell>
          <table:table-cell office:value-type="float" office:value="12.813" calcext:value-type="float">
            <text:p>12.813</text:p>
          </table:table-cell>
          <table:table-cell office:value-type="float" office:value="15.658" calcext:value-type="float">
            <text:p>15.658</text:p>
          </table:table-cell>
          <table:table-cell office:value-type="float" office:value="18.482" calcext:value-type="float">
            <text:p>18.482</text:p>
          </table:table-cell>
          <table:table-cell office:value-type="float" office:value="74.669" calcext:value-type="float">
            <text:p>74.669</text:p>
          </table:table-cell>
          <table:table-cell office:value-type="float" office:value="41.475" calcext:value-type="float">
            <text:p>41.475</text:p>
          </table:table-cell>
          <table:table-cell office:value-type="float" office:value="72.081" calcext:value-type="float">
            <text:p>72.081</text:p>
          </table:table-cell>
          <table:table-cell office:value-type="float" office:value="34.659" calcext:value-type="float">
            <text:p>34.659</text:p>
          </table:table-cell>
          <table:table-cell office:value-type="float" office:value="43.833" calcext:value-type="float">
            <text:p>43.833</text:p>
          </table:table-cell>
          <table:table-cell office:value-type="float" office:value="25.678" calcext:value-type="float">
            <text:p>25.678</text:p>
          </table:table-cell>
          <table:table-cell office:value-type="float" office:value="59.053" calcext:value-type="float">
            <text:p>59.053</text:p>
          </table:table-cell>
          <table:table-cell office:value-type="float" office:value="56.634" calcext:value-type="float">
            <text:p>56.634</text:p>
          </table:table-cell>
          <table:table-cell office:value-type="float" office:value="21.952" calcext:value-type="float">
            <text:p>21.952</text:p>
          </table:table-cell>
          <table:table-cell office:value-type="float" office:value="45.503" calcext:value-type="float">
            <text:p>45.503</text:p>
          </table:table-cell>
          <table:table-cell office:value-type="float" office:value="35.399" calcext:value-type="float">
            <text:p>35.399</text:p>
          </table:table-cell>
          <table:table-cell office:value-type="float" office:value="243.204" calcext:value-type="float">
            <text:p>243.204</text:p>
          </table:table-cell>
          <table:table-cell office:value-type="float" office:value="257.612" calcext:value-type="float">
            <text:p>257.61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192.321" calcext:value-type="float">
            <text:p>192.321</text:p>
          </table:table-cell>
          <table:table-cell office:value-type="float" office:value="202.411" calcext:value-type="float">
            <text:p>202.411</text:p>
          </table:table-cell>
          <table:table-cell office:value-type="float" office:value="153.636" calcext:value-type="float">
            <text:p>153.636</text:p>
          </table:table-cell>
          <table:table-cell office:value-type="float" office:value="205.688" calcext:value-type="float">
            <text:p>205.688</text:p>
          </table:table-cell>
          <table:table-cell office:value-type="float" office:value="206.573" calcext:value-type="float">
            <text:p>206.573</text:p>
          </table:table-cell>
          <table:table-cell office:value-type="float" office:value="219.674" calcext:value-type="float">
            <text:p>219.674</text:p>
          </table:table-cell>
          <table:table-cell office:value-type="float" office:value="205.507" calcext:value-type="float">
            <text:p>205.507</text:p>
          </table:table-cell>
          <table:table-cell office:value-type="float" office:value="206.683" calcext:value-type="float">
            <text:p>206.683</text:p>
          </table:table-cell>
          <table:table-cell office:value-type="float" office:value="158.226" calcext:value-type="float">
            <text:p>158.226</text:p>
          </table:table-cell>
          <table:table-cell office:value-type="float" office:value="143.668" calcext:value-type="float">
            <text:p>143.668</text:p>
          </table:table-cell>
          <table:table-cell office:value-type="float" office:value="166.805" calcext:value-type="float">
            <text:p>166.805</text:p>
          </table:table-cell>
          <table:table-cell office:value-type="float" office:value="184.003" calcext:value-type="float">
            <text:p>184.003</text:p>
          </table:table-cell>
          <table:table-cell office:value-type="float" office:value="65.037" calcext:value-type="float">
            <text:p>65.037</text:p>
          </table:table-cell>
          <table:table-cell office:value-type="float" office:value="69.948" calcext:value-type="float">
            <text:p>69.948</text:p>
          </table:table-cell>
          <table:table-cell office:value-type="float" office:value="0" calcext:value-type="float">
            <text:p>0</text:p>
          </table:table-cell>
          <table:table-cell office:value-type="float" office:value="169.687" calcext:value-type="float">
            <text:p>169.687</text:p>
          </table:table-cell>
          <table:table-cell office:value-type="float" office:value="188.291" calcext:value-type="float">
            <text:p>188.291</text:p>
          </table:table-cell>
          <table:table-cell office:value-type="float" office:value="123.133" calcext:value-type="float">
            <text:p>123.133</text:p>
          </table:table-cell>
          <table:table-cell office:value-type="float" office:value="205.558" calcext:value-type="float">
            <text:p>205.558</text:p>
          </table:table-cell>
          <table:table-cell office:value-type="float" office:value="172.247" calcext:value-type="float">
            <text:p>172.247</text:p>
          </table:table-cell>
          <table:table-cell office:value-type="float" office:value="143.031" calcext:value-type="float">
            <text:p>143.031</text:p>
          </table:table-cell>
          <table:table-cell office:value-type="float" office:value="151.834" calcext:value-type="float">
            <text:p>151.834</text:p>
          </table:table-cell>
          <table:table-cell office:value-type="float" office:value="166.036" calcext:value-type="float">
            <text:p>166.036</text:p>
          </table:table-cell>
          <table:table-cell office:value-type="float" office:value="158.854" calcext:value-type="float">
            <text:p>158.854</text:p>
          </table:table-cell>
          <table:table-cell office:value-type="float" office:value="156.125" calcext:value-type="float">
            <text:p>156.125</text:p>
          </table:table-cell>
          <table:table-cell office:value-type="float" office:value="159.839" calcext:value-type="float">
            <text:p>159.839</text:p>
          </table:table-cell>
          <table:table-cell office:value-type="float" office:value="144.271" calcext:value-type="float">
            <text:p>144.271</text:p>
          </table:table-cell>
          <table:table-cell office:value-type="float" office:value="166.479" calcext:value-type="float">
            <text:p>166.479</text:p>
          </table:table-cell>
          <table:table-cell office:value-type="float" office:value="227.003" calcext:value-type="float">
            <text:p>227.003</text:p>
          </table:table-cell>
          <table:table-cell office:value-type="float" office:value="185.649" calcext:value-type="float">
            <text:p>185.649</text:p>
          </table:table-cell>
          <table:table-cell office:value-type="float" office:value="161.658" calcext:value-type="float">
            <text:p>161.658</text:p>
          </table:table-cell>
          <table:table-cell office:value-type="float" office:value="191.272" calcext:value-type="float">
            <text:p>191.272</text:p>
          </table:table-cell>
          <table:table-cell office:value-type="float" office:value="191.53" calcext:value-type="float">
            <text:p>191.53</text:p>
          </table:table-cell>
          <table:table-cell office:value-type="float" office:value="206.335" calcext:value-type="float">
            <text:p>206.335</text:p>
          </table:table-cell>
          <table:table-cell office:value-type="float" office:value="161.846" calcext:value-type="float">
            <text:p>161.846</text:p>
          </table:table-cell>
          <table:table-cell office:value-type="float" office:value="198.812" calcext:value-type="float">
            <text:p>198.812</text:p>
          </table:table-cell>
          <table:table-cell office:value-type="float" office:value="263.395" calcext:value-type="float">
            <text:p>263.395</text:p>
          </table:table-cell>
          <table:table-cell office:value-type="float" office:value="172.48" calcext:value-type="float">
            <text:p>172.48</text:p>
          </table:table-cell>
          <table:table-cell office:value-type="float" office:value="166.86" calcext:value-type="float">
            <text:p>166.86</text:p>
          </table:table-cell>
          <table:table-cell office:value-type="float" office:value="135.597" calcext:value-type="float">
            <text:p>135.597</text:p>
          </table:table-cell>
          <table:table-cell office:value-type="float" office:value="163.917" calcext:value-type="float">
            <text:p>163.917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165.653" calcext:value-type="float">
            <text:p>165.653</text:p>
          </table:table-cell>
          <table:table-cell office:value-type="float" office:value="193.276" calcext:value-type="float">
            <text:p>193.276</text:p>
          </table:table-cell>
          <table:table-cell office:value-type="float" office:value="78.204" calcext:value-type="float">
            <text:p>78.204</text:p>
          </table:table-cell>
          <table:table-cell office:value-type="float" office:value="159.063" calcext:value-type="float">
            <text:p>159.063</text:p>
          </table:table-cell>
          <table:table-cell office:value-type="float" office:value="147.797" calcext:value-type="float">
            <text:p>147.797</text:p>
          </table:table-cell>
          <table:table-cell office:value-type="float" office:value="179.764" calcext:value-type="float">
            <text:p>179.764</text:p>
          </table:table-cell>
          <table:table-cell office:value-type="float" office:value="198.189" calcext:value-type="float">
            <text:p>198.189</text:p>
          </table:table-cell>
          <table:table-cell office:value-type="float" office:value="178.442" calcext:value-type="float">
            <text:p>178.442</text:p>
          </table:table-cell>
          <table:table-cell office:value-type="float" office:value="160.561" calcext:value-type="float">
            <text:p>160.561</text:p>
          </table:table-cell>
          <table:table-cell office:value-type="float" office:value="170.195" calcext:value-type="float">
            <text:p>170.195</text:p>
          </table:table-cell>
          <table:table-cell office:value-type="float" office:value="184.351" calcext:value-type="float">
            <text:p>184.351</text:p>
          </table:table-cell>
          <table:table-cell office:value-type="float" office:value="176.514" calcext:value-type="float">
            <text:p>176.514</text:p>
          </table:table-cell>
          <table:table-cell office:value-type="float" office:value="240.874" calcext:value-type="float">
            <text:p>240.874</text:p>
          </table:table-cell>
          <table:table-cell office:value-type="float" office:value="173.917" calcext:value-type="float">
            <text:p>173.917</text:p>
          </table:table-cell>
          <table:table-cell office:value-type="float" office:value="153.576" calcext:value-type="float">
            <text:p>153.576</text:p>
          </table:table-cell>
          <table:table-cell office:value-type="float" office:value="201.911" calcext:value-type="float">
            <text:p>201.911</text:p>
          </table:table-cell>
          <table:table-cell office:value-type="float" office:value="194.55" calcext:value-type="float">
            <text:p>194.55</text:p>
          </table:table-cell>
          <table:table-cell office:value-type="float" office:value="138.279" calcext:value-type="float">
            <text:p>138.279</text:p>
          </table:table-cell>
          <table:table-cell office:value-type="float" office:value="203.916" calcext:value-type="float">
            <text:p>203.916</text:p>
          </table:table-cell>
          <table:table-cell office:value-type="float" office:value="132.432" calcext:value-type="float">
            <text:p>132.432</text:p>
          </table:table-cell>
          <table:table-cell office:value-type="float" office:value="55.471" calcext:value-type="float">
            <text:p>55.471</text:p>
          </table:table-cell>
          <table:table-cell office:value-type="float" office:value="70.036" calcext:value-type="float">
            <text:p>70.036</text:p>
          </table:table-cell>
          <table:table-cell office:value-type="float" office:value="62.271" calcext:value-type="float">
            <text:p>62.271</text:p>
          </table:table-cell>
          <table:table-cell office:value-type="float" office:value="70.408" calcext:value-type="float">
            <text:p>70.408</text:p>
          </table:table-cell>
          <table:table-cell office:value-type="float" office:value="50.233" calcext:value-type="float">
            <text:p>50.233</text:p>
          </table:table-cell>
          <table:table-cell office:value-type="float" office:value="33.019" calcext:value-type="float">
            <text:p>33.019</text:p>
          </table:table-cell>
          <table:table-cell office:value-type="float" office:value="42.039" calcext:value-type="float">
            <text:p>42.039</text:p>
          </table:table-cell>
          <table:table-cell office:value-type="float" office:value="3.375" calcext:value-type="float">
            <text:p>3.375</text:p>
          </table:table-cell>
          <table:table-cell office:value-type="float" office:value="74.413" calcext:value-type="float">
            <text:p>74.413</text:p>
          </table:table-cell>
          <table:table-cell office:value-type="float" office:value="81.124" calcext:value-type="float">
            <text:p>81.124</text:p>
          </table:table-cell>
          <table:table-cell office:value-type="float" office:value="64.194" calcext:value-type="float">
            <text:p>64.194</text:p>
          </table:table-cell>
          <table:table-cell office:value-type="float" office:value="26.646" calcext:value-type="float">
            <text:p>26.646</text:p>
          </table:table-cell>
          <table:table-cell office:value-type="float" office:value="41.377" calcext:value-type="float">
            <text:p>41.377</text:p>
          </table:table-cell>
          <table:table-cell office:value-type="float" office:value="61.338" calcext:value-type="float">
            <text:p>61.338</text:p>
          </table:table-cell>
          <table:table-cell office:value-type="float" office:value="45.197" calcext:value-type="float">
            <text:p>45.197</text:p>
          </table:table-cell>
          <table:table-cell office:value-type="float" office:value="55.621" calcext:value-type="float">
            <text:p>55.621</text:p>
          </table:table-cell>
          <table:table-cell office:value-type="float" office:value="215.948" calcext:value-type="float">
            <text:p>215.948</text:p>
          </table:table-cell>
          <table:table-cell office:value-type="float" office:value="291.759" calcext:value-type="float">
            <text:p>291.759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40.287" calcext:value-type="float">
            <text:p>40.287</text:p>
          </table:table-cell>
          <table:table-cell office:value-type="float" office:value="234.214" calcext:value-type="float">
            <text:p>234.214</text:p>
          </table:table-cell>
          <table:table-cell office:value-type="float" office:value="12.548" calcext:value-type="float">
            <text:p>12.548</text:p>
          </table:table-cell>
          <table:table-cell office:value-type="float" office:value="241.634" calcext:value-type="float">
            <text:p>241.634</text:p>
          </table:table-cell>
          <table:table-cell office:value-type="float" office:value="231.024" calcext:value-type="float">
            <text:p>231.024</text:p>
          </table:table-cell>
          <table:table-cell office:value-type="float" office:value="256.177" calcext:value-type="float">
            <text:p>256.177</text:p>
          </table:table-cell>
          <table:table-cell office:value-type="float" office:value="192.635" calcext:value-type="float">
            <text:p>192.635</text:p>
          </table:table-cell>
          <table:table-cell office:value-type="float" office:value="224.199" calcext:value-type="float">
            <text:p>224.199</text:p>
          </table:table-cell>
          <table:table-cell office:value-type="float" office:value="30.816" calcext:value-type="float">
            <text:p>30.816</text:p>
          </table:table-cell>
          <table:table-cell office:value-type="float" office:value="7.295" calcext:value-type="float">
            <text:p>7.295</text:p>
          </table:table-cell>
          <table:table-cell office:value-type="float" office:value="27.586" calcext:value-type="float">
            <text:p>27.586</text:p>
          </table:table-cell>
          <table:table-cell office:value-type="float" office:value="203.779" calcext:value-type="float">
            <text:p>203.779</text:p>
          </table:table-cell>
          <table:table-cell office:value-type="float" office:value="95.196" calcext:value-type="float">
            <text:p>95.196</text:p>
          </table:table-cell>
          <table:table-cell office:value-type="float" office:value="90.036" calcext:value-type="float">
            <text:p>90.036</text:p>
          </table:table-cell>
          <table:table-cell office:value-type="float" office:value="173.666" calcext:value-type="float">
            <text:p>173.666</text:p>
          </table:table-cell>
          <table:table-cell office:value-type="float" office:value="0" calcext:value-type="float">
            <text:p>0</text:p>
          </table:table-cell>
          <table:table-cell office:value-type="float" office:value="213.837" calcext:value-type="float">
            <text:p>213.837</text:p>
          </table:table-cell>
          <table:table-cell office:value-type="float" office:value="158.156" calcext:value-type="float">
            <text:p>158.156</text:p>
          </table:table-cell>
          <table:table-cell office:value-type="float" office:value="63.615" calcext:value-type="float">
            <text:p>63.615</text:p>
          </table:table-cell>
          <table:table-cell office:value-type="float" office:value="11.931" calcext:value-type="float">
            <text:p>11.931</text:p>
          </table:table-cell>
          <table:table-cell office:value-type="float" office:value="1.606" calcext:value-type="float">
            <text:p>1.606</text:p>
          </table:table-cell>
          <table:table-cell office:value-type="float" office:value="23.847" calcext:value-type="float">
            <text:p>23.847</text:p>
          </table:table-cell>
          <table:table-cell office:value-type="float" office:value="20.169" calcext:value-type="float">
            <text:p>20.169</text:p>
          </table:table-cell>
          <table:table-cell office:value-type="float" office:value="39.382" calcext:value-type="float">
            <text:p>39.382</text:p>
          </table:table-cell>
          <table:table-cell office:value-type="float" office:value="21.387" calcext:value-type="float">
            <text:p>21.387</text:p>
          </table:table-cell>
          <table:table-cell office:value-type="float" office:value="26.756" calcext:value-type="float">
            <text:p>26.756</text:p>
          </table:table-cell>
          <table:table-cell office:value-type="float" office:value="7.387" calcext:value-type="float">
            <text:p>7.387</text:p>
          </table:table-cell>
          <table:table-cell office:value-type="float" office:value="8.926" calcext:value-type="float">
            <text:p>8.926</text:p>
          </table:table-cell>
          <table:table-cell office:value-type="float" office:value="73.892" calcext:value-type="float">
            <text:p>73.892</text:p>
          </table:table-cell>
          <table:table-cell office:value-type="float" office:value="36.155" calcext:value-type="float">
            <text:p>36.155</text:p>
          </table:table-cell>
          <table:table-cell office:value-type="float" office:value="176.453" calcext:value-type="float">
            <text:p>176.453</text:p>
          </table:table-cell>
          <table:table-cell office:value-type="float" office:value="17.251" calcext:value-type="float">
            <text:p>17.251</text:p>
          </table:table-cell>
          <table:table-cell office:value-type="float" office:value="35.772" calcext:value-type="float">
            <text:p>35.772</text:p>
          </table:table-cell>
          <table:table-cell office:value-type="float" office:value="270.444" calcext:value-type="float">
            <text:p>270.444</text:p>
          </table:table-cell>
          <table:table-cell office:value-type="float" office:value="26.95" calcext:value-type="float">
            <text:p>26.95</text:p>
          </table:table-cell>
          <table:table-cell office:value-type="float" office:value="87.596" calcext:value-type="float">
            <text:p>87.596</text:p>
          </table:table-cell>
          <table:table-cell office:value-type="float" office:value="148.373" calcext:value-type="float">
            <text:p>148.373</text:p>
          </table:table-cell>
          <table:table-cell office:value-type="float" office:value="61.095" calcext:value-type="float">
            <text:p>61.095</text:p>
          </table:table-cell>
          <table:table-cell office:value-type="float" office:value="0" calcext:value-type="float">
            <text:p>0</text:p>
          </table:table-cell>
          <table:table-cell office:value-type="float" office:value="252.77" calcext:value-type="float">
            <text:p>252.77</text:p>
          </table:table-cell>
          <table:table-cell office:value-type="float" office:value="285.272" calcext:value-type="float">
            <text:p>285.272</text:p>
          </table:table-cell>
          <table:table-cell office:value-type="float" office:value="24.251" calcext:value-type="float">
            <text:p>24.251</text:p>
          </table:table-cell>
          <table:table-cell office:value-type="float" office:value="12.405" calcext:value-type="float">
            <text:p>12.405</text:p>
          </table:table-cell>
          <table:table-cell office:value-type="float" office:value="35.176" calcext:value-type="float">
            <text:p>35.176</text:p>
          </table:table-cell>
          <table:table-cell office:value-type="float" office:value="34.187" calcext:value-type="float">
            <text:p>34.187</text:p>
          </table:table-cell>
          <table:table-cell office:value-type="float" office:value="27.783" calcext:value-type="float">
            <text:p>27.783</text:p>
          </table:table-cell>
          <table:table-cell office:value-type="float" office:value="145.318" calcext:value-type="float">
            <text:p>145.318</text:p>
          </table:table-cell>
          <table:table-cell office:value-type="float" office:value="228.656" calcext:value-type="float">
            <text:p>228.656</text:p>
          </table:table-cell>
          <table:table-cell office:value-type="float" office:value="8.568" calcext:value-type="float">
            <text:p>8.568</text:p>
          </table:table-cell>
          <table:table-cell office:value-type="float" office:value="28.107" calcext:value-type="float">
            <text:p>28.107</text:p>
          </table:table-cell>
          <table:table-cell office:value-type="float" office:value="261.01" calcext:value-type="float">
            <text:p>261.01</text:p>
          </table:table-cell>
          <table:table-cell office:value-type="float" office:value="24.622" calcext:value-type="float">
            <text:p>24.622</text:p>
          </table:table-cell>
          <table:table-cell office:value-type="float" office:value="37.979" calcext:value-type="float">
            <text:p>37.979</text:p>
          </table:table-cell>
          <table:table-cell office:value-type="float" office:value="24.789" calcext:value-type="float">
            <text:p>24.789</text:p>
          </table:table-cell>
          <table:table-cell office:value-type="float" office:value="18.769" calcext:value-type="float">
            <text:p>18.769</text:p>
          </table:table-cell>
          <table:table-cell office:value-type="float" office:value="32.275" calcext:value-type="float">
            <text:p>32.275</text:p>
          </table:table-cell>
          <table:table-cell office:value-type="float" office:value="147.889" calcext:value-type="float">
            <text:p>147.889</text:p>
          </table:table-cell>
          <table:table-cell office:value-type="float" office:value="12.41" calcext:value-type="float">
            <text:p>12.41</text:p>
          </table:table-cell>
          <table:table-cell office:value-type="float" office:value="12.337" calcext:value-type="float">
            <text:p>12.337</text:p>
          </table:table-cell>
          <table:table-cell office:value-type="float" office:value="200.256" calcext:value-type="float">
            <text:p>200.256</text:p>
          </table:table-cell>
          <table:table-cell office:value-type="float" office:value="40.074" calcext:value-type="float">
            <text:p>40.074</text:p>
          </table:table-cell>
          <table:table-cell office:value-type="float" office:value="222.629" calcext:value-type="float">
            <text:p>222.629</text:p>
          </table:table-cell>
          <table:table-cell office:value-type="float" office:value="119.149" calcext:value-type="float">
            <text:p>119.149</text:p>
          </table:table-cell>
          <table:table-cell office:value-type="float" office:value="15.385" calcext:value-type="float">
            <text:p>15.385</text:p>
          </table:table-cell>
          <table:table-cell office:value-type="float" office:value="122.556" calcext:value-type="float">
            <text:p>122.556</text:p>
          </table:table-cell>
          <table:table-cell office:value-type="float" office:value="94.121" calcext:value-type="float">
            <text:p>94.121</text:p>
          </table:table-cell>
          <table:table-cell office:value-type="float" office:value="95.267" calcext:value-type="float">
            <text:p>95.267</text:p>
          </table:table-cell>
          <table:table-cell office:value-type="float" office:value="92.903" calcext:value-type="float">
            <text:p>92.903</text:p>
          </table:table-cell>
          <table:table-cell office:value-type="float" office:value="104.262" calcext:value-type="float">
            <text:p>104.262</text:p>
          </table:table-cell>
          <table:table-cell office:value-type="float" office:value="164.267" calcext:value-type="float">
            <text:p>164.267</text:p>
          </table:table-cell>
          <table:table-cell office:value-type="float" office:value="138.708" calcext:value-type="float">
            <text:p>138.708</text:p>
          </table:table-cell>
          <table:table-cell office:value-type="float" office:value="166.206" calcext:value-type="float">
            <text:p>166.206</text:p>
          </table:table-cell>
          <table:table-cell office:value-type="float" office:value="120.595" calcext:value-type="float">
            <text:p>120.595</text:p>
          </table:table-cell>
          <table:table-cell office:value-type="float" office:value="124.33" calcext:value-type="float">
            <text:p>124.33</text:p>
          </table:table-cell>
          <table:table-cell office:value-type="float" office:value="98.585" calcext:value-type="float">
            <text:p>98.585</text:p>
          </table:table-cell>
          <table:table-cell office:value-type="float" office:value="155.685" calcext:value-type="float">
            <text:p>155.685</text:p>
          </table:table-cell>
          <table:table-cell office:value-type="float" office:value="143.692" calcext:value-type="float">
            <text:p>143.692</text:p>
          </table:table-cell>
          <table:table-cell office:value-type="float" office:value="115.694" calcext:value-type="float">
            <text:p>115.694</text:p>
          </table:table-cell>
          <table:table-cell office:value-type="float" office:value="132.546" calcext:value-type="float">
            <text:p>132.546</text:p>
          </table:table-cell>
          <table:table-cell office:value-type="float" office:value="118.37" calcext:value-type="float">
            <text:p>118.37</text:p>
          </table:table-cell>
          <table:table-cell office:value-type="float" office:value="260.149" calcext:value-type="float">
            <text:p>260.149</text:p>
          </table:table-cell>
          <table:table-cell office:value-type="float" office:value="179.709" calcext:value-type="float">
            <text:p>179.709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253.279" calcext:value-type="float">
            <text:p>253.279</text:p>
          </table:table-cell>
          <table:table-cell office:value-type="float" office:value="36.347" calcext:value-type="float">
            <text:p>36.347</text:p>
          </table:table-cell>
          <table:table-cell office:value-type="float" office:value="230.585" calcext:value-type="float">
            <text:p>230.585</text:p>
          </table:table-cell>
          <table:table-cell office:value-type="float" office:value="384.626" calcext:value-type="float">
            <text:p>384.626</text:p>
          </table:table-cell>
          <table:table-cell office:value-type="float" office:value="403.95" calcext:value-type="float">
            <text:p>403.95</text:p>
          </table:table-cell>
          <table:table-cell office:value-type="float" office:value="417.926" calcext:value-type="float">
            <text:p>417.926</text:p>
          </table:table-cell>
          <table:table-cell office:value-type="float" office:value="385.898" calcext:value-type="float">
            <text:p>385.898</text:p>
          </table:table-cell>
          <table:table-cell office:value-type="float" office:value="380.422" calcext:value-type="float">
            <text:p>380.422</text:p>
          </table:table-cell>
          <table:table-cell office:value-type="float" office:value="265.439" calcext:value-type="float">
            <text:p>265.439</text:p>
          </table:table-cell>
          <table:table-cell office:value-type="float" office:value="217.505" calcext:value-type="float">
            <text:p>217.505</text:p>
          </table:table-cell>
          <table:table-cell office:value-type="float" office:value="266.526" calcext:value-type="float">
            <text:p>266.526</text:p>
          </table:table-cell>
          <table:table-cell office:value-type="float" office:value="61.347" calcext:value-type="float">
            <text:p>61.347</text:p>
          </table:table-cell>
          <table:table-cell office:value-type="float" office:value="162.424" calcext:value-type="float">
            <text:p>162.424</text:p>
          </table:table-cell>
          <table:table-cell office:value-type="float" office:value="150.737" calcext:value-type="float">
            <text:p>150.737</text:p>
          </table:table-cell>
          <table:table-cell office:value-type="float" office:value="199.182" calcext:value-type="float">
            <text:p>199.182</text:p>
          </table:table-cell>
          <table:table-cell office:value-type="float" office:value="231.769" calcext:value-type="float">
            <text:p>231.769</text:p>
          </table:table-cell>
          <table:table-cell office:value-type="float" office:value="0" calcext:value-type="float">
            <text:p>0</text:p>
          </table:table-cell>
          <table:table-cell office:value-type="float" office:value="185.505" calcext:value-type="float">
            <text:p>185.505</text:p>
          </table:table-cell>
          <table:table-cell office:value-type="float" office:value="273.112" calcext:value-type="float">
            <text:p>273.112</text:p>
          </table:table-cell>
          <table:table-cell office:value-type="float" office:value="234.74" calcext:value-type="float">
            <text:p>234.74</text:p>
          </table:table-cell>
          <table:table-cell office:value-type="float" office:value="222.164" calcext:value-type="float">
            <text:p>222.164</text:p>
          </table:table-cell>
          <table:table-cell office:value-type="float" office:value="237.337" calcext:value-type="float">
            <text:p>237.337</text:p>
          </table:table-cell>
          <table:table-cell office:value-type="float" office:value="231.618" calcext:value-type="float">
            <text:p>231.618</text:p>
          </table:table-cell>
          <table:table-cell office:value-type="float" office:value="248.454" calcext:value-type="float">
            <text:p>248.454</text:p>
          </table:table-cell>
          <table:table-cell office:value-type="float" office:value="211.91" calcext:value-type="float">
            <text:p>211.91</text:p>
          </table:table-cell>
          <table:table-cell office:value-type="float" office:value="243.078" calcext:value-type="float">
            <text:p>243.078</text:p>
          </table:table-cell>
          <table:table-cell office:value-type="float" office:value="213.112" calcext:value-type="float">
            <text:p>213.112</text:p>
          </table:table-cell>
          <table:table-cell office:value-type="float" office:value="228.249" calcext:value-type="float">
            <text:p>228.249</text:p>
          </table:table-cell>
          <table:table-cell office:value-type="float" office:value="281.956" calcext:value-type="float">
            <text:p>281.956</text:p>
          </table:table-cell>
          <table:table-cell office:value-type="float" office:value="260.764" calcext:value-type="float">
            <text:p>260.764</text:p>
          </table:table-cell>
          <table:table-cell office:value-type="float" office:value="345.035" calcext:value-type="float">
            <text:p>345.035</text:p>
          </table:table-cell>
          <table:table-cell office:value-type="float" office:value="239.912" calcext:value-type="float">
            <text:p>239.912</text:p>
          </table:table-cell>
          <table:table-cell office:value-type="float" office:value="268.71" calcext:value-type="float">
            <text:p>268.71</text:p>
          </table:table-cell>
          <table:table-cell office:value-type="float" office:value="332.086" calcext:value-type="float">
            <text:p>332.086</text:p>
          </table:table-cell>
          <table:table-cell office:value-type="float" office:value="223.354" calcext:value-type="float">
            <text:p>223.354</text:p>
          </table:table-cell>
          <table:table-cell office:value-type="float" office:value="288.788" calcext:value-type="float">
            <text:p>288.788</text:p>
          </table:table-cell>
          <table:table-cell office:value-type="float" office:value="326.946" calcext:value-type="float">
            <text:p>326.946</text:p>
          </table:table-cell>
          <table:table-cell office:value-type="float" office:value="255.914" calcext:value-type="float">
            <text:p>255.914</text:p>
          </table:table-cell>
          <table:table-cell office:value-type="float" office:value="232.708" calcext:value-type="float">
            <text:p>232.708</text:p>
          </table:table-cell>
          <table:table-cell office:value-type="float" office:value="273.421" calcext:value-type="float">
            <text:p>273.421</text:p>
          </table:table-cell>
          <table:table-cell office:value-type="float" office:value="257.977" calcext:value-type="float">
            <text:p>257.977</text:p>
          </table:table-cell>
          <table:table-cell office:value-type="float" office:value="255.156" calcext:value-type="float">
            <text:p>255.156</text:p>
          </table:table-cell>
          <table:table-cell office:value-type="float" office:value="215.643" calcext:value-type="float">
            <text:p>215.643</text:p>
          </table:table-cell>
          <table:table-cell office:value-type="float" office:value="248.724" calcext:value-type="float">
            <text:p>248.724</text:p>
          </table:table-cell>
          <table:table-cell office:value-type="float" office:value="259.685" calcext:value-type="float">
            <text:p>259.685</text:p>
          </table:table-cell>
          <table:table-cell office:value-type="float" office:value="264.626" calcext:value-type="float">
            <text:p>264.626</text:p>
          </table:table-cell>
          <table:table-cell office:value-type="float" office:value="131.87" calcext:value-type="float">
            <text:p>131.87</text:p>
          </table:table-cell>
          <table:table-cell office:value-type="float" office:value="361.935" calcext:value-type="float">
            <text:p>361.935</text:p>
          </table:table-cell>
          <table:table-cell office:value-type="float" office:value="224.092" calcext:value-type="float">
            <text:p>224.092</text:p>
          </table:table-cell>
          <table:table-cell office:value-type="float" office:value="242.503" calcext:value-type="float">
            <text:p>242.503</text:p>
          </table:table-cell>
          <table:table-cell office:value-type="float" office:value="410.589" calcext:value-type="float">
            <text:p>410.589</text:p>
          </table:table-cell>
          <table:table-cell office:value-type="float" office:value="236.698" calcext:value-type="float">
            <text:p>236.698</text:p>
          </table:table-cell>
          <table:table-cell office:value-type="float" office:value="217.52" calcext:value-type="float">
            <text:p>217.52</text:p>
          </table:table-cell>
          <table:table-cell office:value-type="float" office:value="251.117" calcext:value-type="float">
            <text:p>251.117</text:p>
          </table:table-cell>
          <table:table-cell office:value-type="float" office:value="245.339" calcext:value-type="float">
            <text:p>245.339</text:p>
          </table:table-cell>
          <table:table-cell office:value-type="float" office:value="246.331" calcext:value-type="float">
            <text:p>246.331</text:p>
          </table:table-cell>
          <table:table-cell office:value-type="float" office:value="357.488" calcext:value-type="float">
            <text:p>357.488</text:p>
          </table:table-cell>
          <table:table-cell office:value-type="float" office:value="233.291" calcext:value-type="float">
            <text:p>233.291</text:p>
          </table:table-cell>
          <table:table-cell office:value-type="float" office:value="234.278" calcext:value-type="float">
            <text:p>234.278</text:p>
          </table:table-cell>
          <table:table-cell office:value-type="float" office:value="374.053" calcext:value-type="float">
            <text:p>374.053</text:p>
          </table:table-cell>
          <table:table-cell office:value-type="float" office:value="248.332" calcext:value-type="float">
            <text:p>248.332</text:p>
          </table:table-cell>
          <table:table-cell office:value-type="float" office:value="319.168" calcext:value-type="float">
            <text:p>319.168</text:p>
          </table:table-cell>
          <table:table-cell office:value-type="float" office:value="264.746" calcext:value-type="float">
            <text:p>264.746</text:p>
          </table:table-cell>
          <table:table-cell office:value-type="float" office:value="220.944" calcext:value-type="float">
            <text:p>220.944</text:p>
          </table:table-cell>
          <table:table-cell office:value-type="float" office:value="175.502" calcext:value-type="float">
            <text:p>175.502</text:p>
          </table:table-cell>
          <table:table-cell office:value-type="float" office:value="160.248" calcext:value-type="float">
            <text:p>160.248</text:p>
          </table:table-cell>
          <table:table-cell office:value-type="float" office:value="148.795" calcext:value-type="float">
            <text:p>148.795</text:p>
          </table:table-cell>
          <table:table-cell office:value-type="float" office:value="141.83" calcext:value-type="float">
            <text:p>141.83</text:p>
          </table:table-cell>
          <table:table-cell office:value-type="float" office:value="134.823" calcext:value-type="float">
            <text:p>134.823</text:p>
          </table:table-cell>
          <table:table-cell office:value-type="float" office:value="175.092" calcext:value-type="float">
            <text:p>175.092</text:p>
          </table:table-cell>
          <table:table-cell office:value-type="float" office:value="161.016" calcext:value-type="float">
            <text:p>161.016</text:p>
          </table:table-cell>
          <table:table-cell office:value-type="float" office:value="196.045" calcext:value-type="float">
            <text:p>196.045</text:p>
          </table:table-cell>
          <table:table-cell office:value-type="float" office:value="126.048" calcext:value-type="float">
            <text:p>126.048</text:p>
          </table:table-cell>
          <table:table-cell office:value-type="float" office:value="108.058" calcext:value-type="float">
            <text:p>108.058</text:p>
          </table:table-cell>
          <table:table-cell office:value-type="float" office:value="129.698" calcext:value-type="float">
            <text:p>129.698</text:p>
          </table:table-cell>
          <table:table-cell office:value-type="float" office:value="188.855" calcext:value-type="float">
            <text:p>188.855</text:p>
          </table:table-cell>
          <table:table-cell office:value-type="float" office:value="160.1" calcext:value-type="float">
            <text:p>160.1</text:p>
          </table:table-cell>
          <table:table-cell office:value-type="float" office:value="154.277" calcext:value-type="float">
            <text:p>154.277</text:p>
          </table:table-cell>
          <table:table-cell office:value-type="float" office:value="172.156" calcext:value-type="float">
            <text:p>172.156</text:p>
          </table:table-cell>
          <table:table-cell office:value-type="float" office:value="149.953" calcext:value-type="float">
            <text:p>149.953</text:p>
          </table:table-cell>
          <table:table-cell office:value-type="float" office:value="389.283" calcext:value-type="float">
            <text:p>389.283</text:p>
          </table:table-cell>
          <table:table-cell office:value-type="float" office:value="372.855" calcext:value-type="float">
            <text:p>372.85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an_Jose</text:p>
          </table:table-cell>
          <table:table-cell office:value-type="float" office:value="192.659" calcext:value-type="float">
            <text:p>192.659</text:p>
          </table:table-cell>
          <table:table-cell office:value-type="float" office:value="181.66" calcext:value-type="float">
            <text:p>181.66</text:p>
          </table:table-cell>
          <table:table-cell office:value-type="float" office:value="244.231" calcext:value-type="float">
            <text:p>244.231</text:p>
          </table:table-cell>
          <table:table-cell office:value-type="float" office:value="296.189" calcext:value-type="float">
            <text:p>296.189</text:p>
          </table:table-cell>
          <table:table-cell office:value-type="float" office:value="323.739" calcext:value-type="float">
            <text:p>323.739</text:p>
          </table:table-cell>
          <table:table-cell office:value-type="float" office:value="289.553" calcext:value-type="float">
            <text:p>289.553</text:p>
          </table:table-cell>
          <table:table-cell office:value-type="float" office:value="297.376" calcext:value-type="float">
            <text:p>297.376</text:p>
          </table:table-cell>
          <table:table-cell office:value-type="float" office:value="200.836" calcext:value-type="float">
            <text:p>200.836</text:p>
          </table:table-cell>
          <table:table-cell office:value-type="float" office:value="176.826" calcext:value-type="float">
            <text:p>176.826</text:p>
          </table:table-cell>
          <table:table-cell office:value-type="float" office:value="182.879" calcext:value-type="float">
            <text:p>182.879</text:p>
          </table:table-cell>
          <table:table-cell table:number-columns-repeated="2" office:value-type="float" office:value="146.458" calcext:value-type="float">
            <text:p>146.458</text:p>
          </table:table-cell>
          <table:table-cell office:value-type="float" office:value="83.917" calcext:value-type="float">
            <text:p>83.917</text:p>
          </table:table-cell>
          <table:table-cell office:value-type="float" office:value="189.466" calcext:value-type="float">
            <text:p>189.466</text:p>
          </table:table-cell>
          <table:table-cell office:value-type="float" office:value="138.91" calcext:value-type="float">
            <text:p>138.91</text:p>
          </table:table-cell>
          <table:table-cell office:value-type="float" office:value="169.792" calcext:value-type="float">
            <text:p>169.792</text:p>
          </table:table-cell>
          <table:table-cell office:value-type="float" office:value="213.848" calcext:value-type="float">
            <text:p>213.8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71.528" calcext:value-type="float">
            <text:p>171.528</text:p>
          </table:table-cell>
          <table:table-cell office:value-type="float" office:value="169.885" calcext:value-type="float">
            <text:p>169.885</text:p>
          </table:table-cell>
          <table:table-cell office:value-type="float" office:value="171.35" calcext:value-type="float">
            <text:p>171.35</text:p>
          </table:table-cell>
          <table:table-cell office:value-type="float" office:value="161.169" calcext:value-type="float">
            <text:p>161.169</text:p>
          </table:table-cell>
          <table:table-cell office:value-type="float" office:value="150.458" calcext:value-type="float">
            <text:p>150.458</text:p>
          </table:table-cell>
          <table:table-cell office:value-type="float" office:value="170.237" calcext:value-type="float">
            <text:p>170.237</text:p>
          </table:table-cell>
          <table:table-cell office:value-type="float" office:value="164.126" calcext:value-type="float">
            <text:p>164.126</text:p>
          </table:table-cell>
          <table:table-cell office:value-type="float" office:value="166.107" calcext:value-type="float">
            <text:p>166.107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205.085" calcext:value-type="float">
            <text:p>205.085</text:p>
          </table:table-cell>
          <table:table-cell office:value-type="float" office:value="292.584" calcext:value-type="float">
            <text:p>292.584</text:p>
          </table:table-cell>
          <table:table-cell office:value-type="float" office:value="192.961" calcext:value-type="float">
            <text:p>192.961</text:p>
          </table:table-cell>
          <table:table-cell office:value-type="float" office:value="217.706" calcext:value-type="float">
            <text:p>217.706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155.248" calcext:value-type="float">
            <text:p>155.248</text:p>
          </table:table-cell>
          <table:table-cell office:value-type="float" office:value="227.996" calcext:value-type="float">
            <text:p>227.996</text:p>
          </table:table-cell>
          <table:table-cell office:value-type="float" office:value="277.076" calcext:value-type="float">
            <text:p>277.076</text:p>
          </table:table-cell>
          <table:table-cell office:value-type="float" office:value="188.196" calcext:value-type="float">
            <text:p>188.196</text:p>
          </table:table-cell>
          <table:table-cell office:value-type="float" office:value="175.873" calcext:value-type="float">
            <text:p>175.873</text:p>
          </table:table-cell>
          <table:table-cell office:value-type="float" office:value="194.042" calcext:value-type="float">
            <text:p>194.042</text:p>
          </table:table-cell>
          <table:table-cell office:value-type="float" office:value="237.987" calcext:value-type="float">
            <text:p>237.987</text:p>
          </table:table-cell>
          <table:table-cell office:value-type="float" office:value="183.664" calcext:value-type="float">
            <text:p>183.664</text:p>
          </table:table-cell>
          <table:table-cell office:value-type="float" office:value="162.32" calcext:value-type="float">
            <text:p>162.32</text:p>
          </table:table-cell>
          <table:table-cell office:value-type="float" office:value="177.301" calcext:value-type="float">
            <text:p>177.301</text:p>
          </table:table-cell>
          <table:table-cell office:value-type="float" office:value="191.46" calcext:value-type="float">
            <text:p>191.46</text:p>
          </table:table-cell>
          <table:table-cell office:value-type="float" office:value="196.253" calcext:value-type="float">
            <text:p>196.253</text:p>
          </table:table-cell>
          <table:table-cell office:value-type="float" office:value="106.131" calcext:value-type="float">
            <text:p>106.131</text:p>
          </table:table-cell>
          <table:table-cell office:value-type="float" office:value="292.958" calcext:value-type="float">
            <text:p>292.958</text:p>
          </table:table-cell>
          <table:table-cell office:value-type="float" office:value="174.655" calcext:value-type="float">
            <text:p>174.655</text:p>
          </table:table-cell>
          <table:table-cell office:value-type="float" office:value="176.822" calcext:value-type="float">
            <text:p>176.822</text:p>
          </table:table-cell>
          <table:table-cell office:value-type="float" office:value="287.57" calcext:value-type="float">
            <text:p>287.57</text:p>
          </table:table-cell>
          <table:table-cell office:value-type="float" office:value="204.597" calcext:value-type="float">
            <text:p>204.597</text:p>
          </table:table-cell>
          <table:table-cell office:value-type="float" office:value="185.116" calcext:value-type="float">
            <text:p>185.116</text:p>
          </table:table-cell>
          <table:table-cell office:value-type="float" office:value="189.523" calcext:value-type="float">
            <text:p>189.523</text:p>
          </table:table-cell>
          <table:table-cell office:value-type="float" office:value="188.437" calcext:value-type="float">
            <text:p>188.437</text:p>
          </table:table-cell>
          <table:table-cell office:value-type="float" office:value="163.049" calcext:value-type="float">
            <text:p>163.049</text:p>
          </table:table-cell>
          <table:table-cell office:value-type="float" office:value="321.01" calcext:value-type="float">
            <text:p>321.01</text:p>
          </table:table-cell>
          <table:table-cell office:value-type="float" office:value="174.24" calcext:value-type="float">
            <text:p>174.24</text:p>
          </table:table-cell>
          <table:table-cell office:value-type="float" office:value="154.277" calcext:value-type="float">
            <text:p>154.277</text:p>
          </table:table-cell>
          <table:table-cell office:value-type="float" office:value="309.359" calcext:value-type="float">
            <text:p>309.359</text:p>
          </table:table-cell>
          <table:table-cell office:value-type="float" office:value="209.458" calcext:value-type="float">
            <text:p>209.458</text:p>
          </table:table-cell>
          <table:table-cell office:value-type="float" office:value="254.692" calcext:value-type="float">
            <text:p>254.692</text:p>
          </table:table-cell>
          <table:table-cell office:value-type="float" office:value="194.464" calcext:value-type="float">
            <text:p>194.464</text:p>
          </table:table-cell>
          <table:table-cell office:value-type="float" office:value="170.8" calcext:value-type="float">
            <text:p>170.8</text:p>
          </table:table-cell>
          <table:table-cell office:value-type="float" office:value="87.883" calcext:value-type="float">
            <text:p>87.883</text:p>
          </table:table-cell>
          <table:table-cell office:value-type="float" office:value="83.258" calcext:value-type="float">
            <text:p>83.258</text:p>
          </table:table-cell>
          <table:table-cell office:value-type="float" office:value="100.302" calcext:value-type="float">
            <text:p>100.302</text:p>
          </table:table-cell>
          <table:table-cell office:value-type="float" office:value="94.606" calcext:value-type="float">
            <text:p>94.606</text:p>
          </table:table-cell>
          <table:table-cell office:value-type="float" office:value="152.651" calcext:value-type="float">
            <text:p>152.651</text:p>
          </table:table-cell>
          <table:table-cell office:value-type="float" office:value="119.453" calcext:value-type="float">
            <text:p>119.453</text:p>
          </table:table-cell>
          <table:table-cell office:value-type="float" office:value="115.91" calcext:value-type="float">
            <text:p>115.91</text:p>
          </table:table-cell>
          <table:table-cell office:value-type="float" office:value="110.064" calcext:value-type="float">
            <text:p>110.064</text:p>
          </table:table-cell>
          <table:table-cell office:value-type="float" office:value="119.616" calcext:value-type="float">
            <text:p>119.616</text:p>
          </table:table-cell>
          <table:table-cell office:value-type="float" office:value="113.636" calcext:value-type="float">
            <text:p>113.636</text:p>
          </table:table-cell>
          <table:table-cell office:value-type="float" office:value="68.872" calcext:value-type="float">
            <text:p>68.872</text:p>
          </table:table-cell>
          <table:table-cell office:value-type="float" office:value="113.584" calcext:value-type="float">
            <text:p>113.584</text:p>
          </table:table-cell>
          <table:table-cell office:value-type="float" office:value="99.572" calcext:value-type="float">
            <text:p>99.572</text:p>
          </table:table-cell>
          <table:table-cell office:value-type="float" office:value="76.653" calcext:value-type="float">
            <text:p>76.653</text:p>
          </table:table-cell>
          <table:table-cell office:value-type="float" office:value="196.016" calcext:value-type="float">
            <text:p>196.016</text:p>
          </table:table-cell>
          <table:table-cell office:value-type="float" office:value="91.075" calcext:value-type="float">
            <text:p>91.075</text:p>
          </table:table-cell>
          <table:table-cell office:value-type="float" office:value="304.614" calcext:value-type="float">
            <text:p>304.614</text:p>
          </table:table-cell>
          <table:table-cell office:value-type="float" office:value="345.696" calcext:value-type="float">
            <text:p>345.696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Nicosia</text:p>
          </table:table-cell>
          <table:table-cell office:value-type="float" office:value="117.905" calcext:value-type="float">
            <text:p>117.905</text:p>
          </table:table-cell>
          <table:table-cell office:value-type="float" office:value="306.867" calcext:value-type="float">
            <text:p>306.867</text:p>
          </table:table-cell>
          <table:table-cell office:value-type="float" office:value="77.267" calcext:value-type="float">
            <text:p>77.267</text:p>
          </table:table-cell>
          <table:table-cell office:value-type="float" office:value="334.014" calcext:value-type="float">
            <text:p>334.014</text:p>
          </table:table-cell>
          <table:table-cell office:value-type="float" office:value="345.779" calcext:value-type="float">
            <text:p>345.779</text:p>
          </table:table-cell>
          <table:table-cell office:value-type="float" office:value="348.188" calcext:value-type="float">
            <text:p>348.188</text:p>
          </table:table-cell>
          <table:table-cell office:value-type="float" office:value="336.221" calcext:value-type="float">
            <text:p>336.221</text:p>
          </table:table-cell>
          <table:table-cell office:value-type="float" office:value="338.236" calcext:value-type="float">
            <text:p>338.236</text:p>
          </table:table-cell>
          <table:table-cell office:value-type="float" office:value="107.233" calcext:value-type="float">
            <text:p>107.233</text:p>
          </table:table-cell>
          <table:table-cell office:value-type="float" office:value="69.479" calcext:value-type="float">
            <text:p>69.479</text:p>
          </table:table-cell>
          <table:table-cell office:value-type="float" office:value="100.152" calcext:value-type="float">
            <text:p>100.152</text:p>
          </table:table-cell>
          <table:table-cell office:value-type="float" office:value="283.383" calcext:value-type="float">
            <text:p>283.383</text:p>
          </table:table-cell>
          <table:table-cell office:value-type="float" office:value="164.065" calcext:value-type="float">
            <text:p>164.065</text:p>
          </table:table-cell>
          <table:table-cell office:value-type="float" office:value="168.412" calcext:value-type="float">
            <text:p>168.412</text:p>
          </table:table-cell>
          <table:table-cell office:value-type="float" office:value="171.655" calcext:value-type="float">
            <text:p>171.655</text:p>
          </table:table-cell>
          <table:table-cell office:value-type="float" office:value="63.495" calcext:value-type="float">
            <text:p>63.495</text:p>
          </table:table-cell>
          <table:table-cell office:value-type="float" office:value="275.501" calcext:value-type="float">
            <text:p>275.501</text:p>
          </table:table-cell>
          <table:table-cell office:value-type="float" office:value="224.911" calcext:value-type="float">
            <text:p>224.911</text:p>
          </table:table-cell>
          <table:table-cell office:value-type="float" office:value="0" calcext:value-type="float">
            <text:p>0</text:p>
          </table:table-cell>
          <table:table-cell office:value-type="float" office:value="67.143" calcext:value-type="float">
            <text:p>67.143</text:p>
          </table:table-cell>
          <table:table-cell office:value-type="float" office:value="79.148" calcext:value-type="float">
            <text:p>79.148</text:p>
          </table:table-cell>
          <table:table-cell office:value-type="float" office:value="85.996" calcext:value-type="float">
            <text:p>85.996</text:p>
          </table:table-cell>
          <table:table-cell office:value-type="float" office:value="72.743" calcext:value-type="float">
            <text:p>72.743</text:p>
          </table:table-cell>
          <table:table-cell office:value-type="float" office:value="98.867" calcext:value-type="float">
            <text:p>98.867</text:p>
          </table:table-cell>
          <table:table-cell office:value-type="float" office:value="108.784" calcext:value-type="float">
            <text:p>108.784</text:p>
          </table:table-cell>
          <table:table-cell office:value-type="float" office:value="105.42" calcext:value-type="float">
            <text:p>105.42</text:p>
          </table:table-cell>
          <table:table-cell office:value-type="float" office:value="79.717" calcext:value-type="float">
            <text:p>79.717</text:p>
          </table:table-cell>
          <table:table-cell office:value-type="float" office:value="87.705" calcext:value-type="float">
            <text:p>87.705</text:p>
          </table:table-cell>
          <table:table-cell office:value-type="float" office:value="141.767" calcext:value-type="float">
            <text:p>141.767</text:p>
          </table:table-cell>
          <table:table-cell office:value-type="float" office:value="116.23" calcext:value-type="float">
            <text:p>116.23</text:p>
          </table:table-cell>
          <table:table-cell office:value-type="float" office:value="271.308" calcext:value-type="float">
            <text:p>271.308</text:p>
          </table:table-cell>
          <table:table-cell office:value-type="float" office:value="117.988" calcext:value-type="float">
            <text:p>117.988</text:p>
          </table:table-cell>
          <table:table-cell office:value-type="float" office:value="100.405" calcext:value-type="float">
            <text:p>100.405</text:p>
          </table:table-cell>
          <table:table-cell office:value-type="float" office:value="324.343" calcext:value-type="float">
            <text:p>324.343</text:p>
          </table:table-cell>
          <table:table-cell office:value-type="float" office:value="86.785" calcext:value-type="float">
            <text:p>86.785</text:p>
          </table:table-cell>
          <table:table-cell office:value-type="float" office:value="145.833" calcext:value-type="float">
            <text:p>145.833</text:p>
          </table:table-cell>
          <table:table-cell office:value-type="float" office:value="210.106" calcext:value-type="float">
            <text:p>210.106</text:p>
          </table:table-cell>
          <table:table-cell office:value-type="float" office:value="112.487" calcext:value-type="float">
            <text:p>112.487</text:p>
          </table:table-cell>
          <table:table-cell office:value-type="float" office:value="88.776" calcext:value-type="float">
            <text:p>88.776</text:p>
          </table:table-cell>
          <table:table-cell office:value-type="float" office:value="282.278" calcext:value-type="float">
            <text:p>282.278</text:p>
          </table:table-cell>
          <table:table-cell office:value-type="float" office:value="325.43" calcext:value-type="float">
            <text:p>325.43</text:p>
          </table:table-cell>
          <table:table-cell office:value-type="float" office:value="102.53" calcext:value-type="float">
            <text:p>102.53</text:p>
          </table:table-cell>
          <table:table-cell office:value-type="float" office:value="80.828" calcext:value-type="float">
            <text:p>80.828</text:p>
          </table:table-cell>
          <table:table-cell office:value-type="float" office:value="102.39" calcext:value-type="float">
            <text:p>102.39</text:p>
          </table:table-cell>
          <table:table-cell office:value-type="float" office:value="123.208" calcext:value-type="float">
            <text:p>123.208</text:p>
          </table:table-cell>
          <table:table-cell office:value-type="float" office:value="109.404" calcext:value-type="float">
            <text:p>109.404</text:p>
          </table:table-cell>
          <table:table-cell office:value-type="float" office:value="221.346" calcext:value-type="float">
            <text:p>221.346</text:p>
          </table:table-cell>
          <table:table-cell office:value-type="float" office:value="222.305" calcext:value-type="float">
            <text:p>222.305</text:p>
          </table:table-cell>
          <table:table-cell office:value-type="float" office:value="88.111" calcext:value-type="float">
            <text:p>88.111</text:p>
          </table:table-cell>
          <table:table-cell office:value-type="float" office:value="91.157" calcext:value-type="float">
            <text:p>91.157</text:p>
          </table:table-cell>
          <table:table-cell office:value-type="float" office:value="343.58" calcext:value-type="float">
            <text:p>343.58</text:p>
          </table:table-cell>
          <table:table-cell office:value-type="float" office:value="86.136" calcext:value-type="float">
            <text:p>86.136</text:p>
          </table:table-cell>
          <table:table-cell office:value-type="float" office:value="112.176" calcext:value-type="float">
            <text:p>112.176</text:p>
          </table:table-cell>
          <table:table-cell office:value-type="float" office:value="111.351" calcext:value-type="float">
            <text:p>111.351</text:p>
          </table:table-cell>
          <table:table-cell office:value-type="float" office:value="91.979" calcext:value-type="float">
            <text:p>91.979</text:p>
          </table:table-cell>
          <table:table-cell office:value-type="float" office:value="102.114" calcext:value-type="float">
            <text:p>102.114</text:p>
          </table:table-cell>
          <table:table-cell office:value-type="float" office:value="228.087" calcext:value-type="float">
            <text:p>228.087</text:p>
          </table:table-cell>
          <table:table-cell office:value-type="float" office:value="121.884" calcext:value-type="float">
            <text:p>121.884</text:p>
          </table:table-cell>
          <table:table-cell office:value-type="float" office:value="82.794" calcext:value-type="float">
            <text:p>82.794</text:p>
          </table:table-cell>
          <table:table-cell office:value-type="float" office:value="238.941" calcext:value-type="float">
            <text:p>238.941</text:p>
          </table:table-cell>
          <table:table-cell office:value-type="float" office:value="106.161" calcext:value-type="float">
            <text:p>106.161</text:p>
          </table:table-cell>
          <table:table-cell office:value-type="float" office:value="317.677" calcext:value-type="float">
            <text:p>317.677</text:p>
          </table:table-cell>
          <table:table-cell office:value-type="float" office:value="113.376" calcext:value-type="float">
            <text:p>113.376</text:p>
          </table:table-cell>
          <table:table-cell office:value-type="float" office:value="83.53" calcext:value-type="float">
            <text:p>83.53</text:p>
          </table:table-cell>
          <table:table-cell office:value-type="float" office:value="182" calcext:value-type="float">
            <text:p>182</text:p>
          </table:table-cell>
          <table:table-cell office:value-type="float" office:value="161.832" calcext:value-type="float">
            <text:p>161.832</text:p>
          </table:table-cell>
          <table:table-cell office:value-type="float" office:value="153.377" calcext:value-type="float">
            <text:p>153.377</text:p>
          </table:table-cell>
          <table:table-cell office:value-type="float" office:value="155.284" calcext:value-type="float">
            <text:p>155.284</text:p>
          </table:table-cell>
          <table:table-cell office:value-type="float" office:value="164.716" calcext:value-type="float">
            <text:p>164.716</text:p>
          </table:table-cell>
          <table:table-cell office:value-type="float" office:value="195.201" calcext:value-type="float">
            <text:p>195.201</text:p>
          </table:table-cell>
          <table:table-cell office:value-type="float" office:value="191.656" calcext:value-type="float">
            <text:p>191.656</text:p>
          </table:table-cell>
          <table:table-cell office:value-type="float" office:value="217.558" calcext:value-type="float">
            <text:p>217.558</text:p>
          </table:table-cell>
          <table:table-cell office:value-type="float" office:value="167.234" calcext:value-type="float">
            <text:p>167.234</text:p>
          </table:table-cell>
          <table:table-cell office:value-type="float" office:value="186.103" calcext:value-type="float">
            <text:p>186.103</text:p>
          </table:table-cell>
          <table:table-cell office:value-type="float" office:value="173.034" calcext:value-type="float">
            <text:p>173.034</text:p>
          </table:table-cell>
          <table:table-cell office:value-type="float" office:value="211.078" calcext:value-type="float">
            <text:p>211.078</text:p>
          </table:table-cell>
          <table:table-cell office:value-type="float" office:value="210.281" calcext:value-type="float">
            <text:p>210.281</text:p>
          </table:table-cell>
          <table:table-cell office:value-type="float" office:value="181.853" calcext:value-type="float">
            <text:p>181.853</text:p>
          </table:table-cell>
          <table:table-cell office:value-type="float" office:value="198.214" calcext:value-type="float">
            <text:p>198.214</text:p>
          </table:table-cell>
          <table:table-cell office:value-type="float" office:value="186.909" calcext:value-type="float">
            <text:p>186.909</text:p>
          </table:table-cell>
          <table:table-cell office:value-type="float" office:value="232.496" calcext:value-type="float">
            <text:p>232.496</text:p>
          </table:table-cell>
          <table:table-cell office:value-type="float" office:value="245.173" calcext:value-type="float">
            <text:p>245.173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47.261" calcext:value-type="float">
            <text:p>47.261</text:p>
          </table:table-cell>
          <table:table-cell office:value-type="float" office:value="236.059" calcext:value-type="float">
            <text:p>236.059</text:p>
          </table:table-cell>
          <table:table-cell office:value-type="float" office:value="0" calcext:value-type="float">
            <text:p>0</text:p>
          </table:table-cell>
          <table:table-cell office:value-type="float" office:value="235.196" calcext:value-type="float">
            <text:p>235.196</text:p>
          </table:table-cell>
          <table:table-cell office:value-type="float" office:value="227.08" calcext:value-type="float">
            <text:p>227.08</text:p>
          </table:table-cell>
          <table:table-cell office:value-type="float" office:value="251.207" calcext:value-type="float">
            <text:p>251.207</text:p>
          </table:table-cell>
          <table:table-cell office:value-type="float" office:value="192.692" calcext:value-type="float">
            <text:p>192.692</text:p>
          </table:table-cell>
          <table:table-cell office:value-type="float" office:value="219.454" calcext:value-type="float">
            <text:p>219.454</text:p>
          </table:table-cell>
          <table:table-cell office:value-type="float" office:value="33.435" calcext:value-type="float">
            <text:p>33.435</text:p>
          </table:table-cell>
          <table:table-cell office:value-type="float" office:value="18.547" calcext:value-type="float">
            <text:p>18.547</text:p>
          </table:table-cell>
          <table:table-cell office:value-type="float" office:value="21.519" calcext:value-type="float">
            <text:p>21.519</text:p>
          </table:table-cell>
          <table:table-cell office:value-type="float" office:value="203.003" calcext:value-type="float">
            <text:p>203.003</text:p>
          </table:table-cell>
          <table:table-cell office:value-type="float" office:value="96.938" calcext:value-type="float">
            <text:p>96.938</text:p>
          </table:table-cell>
          <table:table-cell office:value-type="float" office:value="89.421" calcext:value-type="float">
            <text:p>89.421</text:p>
          </table:table-cell>
          <table:table-cell office:value-type="float" office:value="144.714" calcext:value-type="float">
            <text:p>144.714</text:p>
          </table:table-cell>
          <table:table-cell office:value-type="float" office:value="8.355" calcext:value-type="float">
            <text:p>8.355</text:p>
          </table:table-cell>
          <table:table-cell office:value-type="float" office:value="208.875" calcext:value-type="float">
            <text:p>208.875</text:p>
          </table:table-cell>
          <table:table-cell office:value-type="float" office:value="168.85" calcext:value-type="float">
            <text:p>168.85</text:p>
          </table:table-cell>
          <table:table-cell office:value-type="float" office:value="46.739" calcext:value-type="float">
            <text:p>46.739</text:p>
          </table:table-cell>
          <table:table-cell office:value-type="float" office:value="0" calcext:value-type="float">
            <text:p>0</text:p>
          </table:table-cell>
          <table:table-cell office:value-type="float" office:value="3.003" calcext:value-type="float">
            <text:p>3.003</text:p>
          </table:table-cell>
          <table:table-cell office:value-type="float" office:value="5.034" calcext:value-type="float">
            <text:p>5.034</text:p>
          </table:table-cell>
          <table:table-cell office:value-type="float" office:value="22.123" calcext:value-type="float">
            <text:p>22.123</text:p>
          </table:table-cell>
          <table:table-cell office:value-type="float" office:value="41.756" calcext:value-type="float">
            <text:p>41.756</text:p>
          </table:table-cell>
          <table:table-cell office:value-type="float" office:value="37.441" calcext:value-type="float">
            <text:p>37.441</text:p>
          </table:table-cell>
          <table:table-cell office:value-type="float" office:value="27.936" calcext:value-type="float">
            <text:p>27.936</text:p>
          </table:table-cell>
          <table:table-cell office:value-type="float" office:value="14.668" calcext:value-type="float">
            <text:p>14.668</text:p>
          </table:table-cell>
          <table:table-cell office:value-type="float" office:value="10.212" calcext:value-type="float">
            <text:p>10.212</text:p>
          </table:table-cell>
          <table:table-cell office:value-type="float" office:value="74.344" calcext:value-type="float">
            <text:p>74.344</text:p>
          </table:table-cell>
          <table:table-cell office:value-type="float" office:value="18.84" calcext:value-type="float">
            <text:p>18.84</text:p>
          </table:table-cell>
          <table:table-cell office:value-type="float" office:value="183.736" calcext:value-type="float">
            <text:p>183.736</text:p>
          </table:table-cell>
          <table:table-cell office:value-type="float" office:value="12.199" calcext:value-type="float">
            <text:p>12.199</text:p>
          </table:table-cell>
          <table:table-cell office:value-type="float" office:value="33.311" calcext:value-type="float">
            <text:p>33.311</text:p>
          </table:table-cell>
          <table:table-cell office:value-type="float" office:value="255.622" calcext:value-type="float">
            <text:p>255.622</text:p>
          </table:table-cell>
          <table:table-cell office:value-type="float" office:value="25.64" calcext:value-type="float">
            <text:p>25.64</text:p>
          </table:table-cell>
          <table:table-cell office:value-type="float" office:value="82.985" calcext:value-type="float">
            <text:p>82.985</text:p>
          </table:table-cell>
          <table:table-cell office:value-type="float" office:value="147.977" calcext:value-type="float">
            <text:p>147.977</text:p>
          </table:table-cell>
          <table:table-cell office:value-type="float" office:value="49.473" calcext:value-type="float">
            <text:p>49.473</text:p>
          </table:table-cell>
          <table:table-cell office:value-type="float" office:value="8.691" calcext:value-type="float">
            <text:p>8.691</text:p>
          </table:table-cell>
          <table:table-cell office:value-type="float" office:value="237.413" calcext:value-type="float">
            <text:p>237.413</text:p>
          </table:table-cell>
          <table:table-cell office:value-type="float" office:value="287.901" calcext:value-type="float">
            <text:p>287.901</text:p>
          </table:table-cell>
          <table:table-cell office:value-type="float" office:value="30.408" calcext:value-type="float">
            <text:p>30.408</text:p>
          </table:table-cell>
          <table:table-cell office:value-type="float" office:value="20.682" calcext:value-type="float">
            <text:p>20.682</text:p>
          </table:table-cell>
          <table:table-cell office:value-type="float" office:value="49.919" calcext:value-type="float">
            <text:p>49.919</text:p>
          </table:table-cell>
          <table:table-cell office:value-type="float" office:value="18.432" calcext:value-type="float">
            <text:p>18.432</text:p>
          </table:table-cell>
          <table:table-cell office:value-type="float" office:value="25.924" calcext:value-type="float">
            <text:p>25.924</text:p>
          </table:table-cell>
          <table:table-cell office:value-type="float" office:value="155.922" calcext:value-type="float">
            <text:p>155.922</text:p>
          </table:table-cell>
          <table:table-cell office:value-type="float" office:value="244.935" calcext:value-type="float">
            <text:p>244.935</text:p>
          </table:table-cell>
          <table:table-cell office:value-type="float" office:value="15.23" calcext:value-type="float">
            <text:p>15.23</text:p>
          </table:table-cell>
          <table:table-cell office:value-type="float" office:value="33.662" calcext:value-type="float">
            <text:p>33.662</text:p>
          </table:table-cell>
          <table:table-cell office:value-type="float" office:value="261.202" calcext:value-type="float">
            <text:p>261.202</text:p>
          </table:table-cell>
          <table:table-cell office:value-type="float" office:value="17.99" calcext:value-type="float">
            <text:p>17.99</text:p>
          </table:table-cell>
          <table:table-cell office:value-type="float" office:value="39.902" calcext:value-type="float">
            <text:p>39.902</text:p>
          </table:table-cell>
          <table:table-cell office:value-type="float" office:value="22.452" calcext:value-type="float">
            <text:p>22.452</text:p>
          </table:table-cell>
          <table:table-cell office:value-type="float" office:value="16.766" calcext:value-type="float">
            <text:p>16.766</text:p>
          </table:table-cell>
          <table:table-cell office:value-type="float" office:value="35.907" calcext:value-type="float">
            <text:p>35.907</text:p>
          </table:table-cell>
          <table:table-cell office:value-type="float" office:value="143.651" calcext:value-type="float">
            <text:p>143.651</text:p>
          </table:table-cell>
          <table:table-cell office:value-type="float" office:value="34.726" calcext:value-type="float">
            <text:p>34.726</text:p>
          </table:table-cell>
          <table:table-cell office:value-type="float" office:value="3.659" calcext:value-type="float">
            <text:p>3.659</text:p>
          </table:table-cell>
          <table:table-cell office:value-type="float" office:value="170.624" calcext:value-type="float">
            <text:p>170.624</text:p>
          </table:table-cell>
          <table:table-cell office:value-type="float" office:value="31.244" calcext:value-type="float">
            <text:p>31.244</text:p>
          </table:table-cell>
          <table:table-cell office:value-type="float" office:value="243.496" calcext:value-type="float">
            <text:p>243.496</text:p>
          </table:table-cell>
          <table:table-cell office:value-type="float" office:value="37.84" calcext:value-type="float">
            <text:p>37.84</text:p>
          </table:table-cell>
          <table:table-cell office:value-type="float" office:value="16.443" calcext:value-type="float">
            <text:p>16.443</text:p>
          </table:table-cell>
          <table:table-cell office:value-type="float" office:value="129.238" calcext:value-type="float">
            <text:p>129.238</text:p>
          </table:table-cell>
          <table:table-cell office:value-type="float" office:value="88.005" calcext:value-type="float">
            <text:p>88.005</text:p>
          </table:table-cell>
          <table:table-cell office:value-type="float" office:value="88.697" calcext:value-type="float">
            <text:p>88.697</text:p>
          </table:table-cell>
          <table:table-cell office:value-type="float" office:value="91.949" calcext:value-type="float">
            <text:p>91.949</text:p>
          </table:table-cell>
          <table:table-cell office:value-type="float" office:value="98.931" calcext:value-type="float">
            <text:p>98.931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48.719" calcext:value-type="float">
            <text:p>148.719</text:p>
          </table:table-cell>
          <table:table-cell office:value-type="float" office:value="159.562" calcext:value-type="float">
            <text:p>159.562</text:p>
          </table:table-cell>
          <table:table-cell office:value-type="float" office:value="114.536" calcext:value-type="float">
            <text:p>114.536</text:p>
          </table:table-cell>
          <table:table-cell office:value-type="float" office:value="112.596" calcext:value-type="float">
            <text:p>112.596</text:p>
          </table:table-cell>
          <table:table-cell office:value-type="float" office:value="91.04" calcext:value-type="float">
            <text:p>91.04</text:p>
          </table:table-cell>
          <table:table-cell office:value-type="float" office:value="149.608" calcext:value-type="float">
            <text:p>149.608</text:p>
          </table:table-cell>
          <table:table-cell office:value-type="float" office:value="134.301" calcext:value-type="float">
            <text:p>134.301</text:p>
          </table:table-cell>
          <table:table-cell office:value-type="float" office:value="116.839" calcext:value-type="float">
            <text:p>116.839</text:p>
          </table:table-cell>
          <table:table-cell office:value-type="float" office:value="140.261" calcext:value-type="float">
            <text:p>140.261</text:p>
          </table:table-cell>
          <table:table-cell office:value-type="float" office:value="124.072" calcext:value-type="float">
            <text:p>124.072</text:p>
          </table:table-cell>
          <table:table-cell office:value-type="float" office:value="269.975" calcext:value-type="float">
            <text:p>269.975</text:p>
          </table:table-cell>
          <table:table-cell office:value-type="float" office:value="180.66" calcext:value-type="float">
            <text:p>180.66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43.783" calcext:value-type="float">
            <text:p>43.783</text:p>
          </table:table-cell>
          <table:table-cell office:value-type="float" office:value="233.797" calcext:value-type="float">
            <text:p>233.797</text:p>
          </table:table-cell>
          <table:table-cell office:value-type="float" office:value="14.257" calcext:value-type="float">
            <text:p>14.257</text:p>
          </table:table-cell>
          <table:table-cell office:value-type="float" office:value="244.647" calcext:value-type="float">
            <text:p>244.647</text:p>
          </table:table-cell>
          <table:table-cell office:value-type="float" office:value="236.38" calcext:value-type="float">
            <text:p>236.38</text:p>
          </table:table-cell>
          <table:table-cell office:value-type="float" office:value="257.589" calcext:value-type="float">
            <text:p>257.589</text:p>
          </table:table-cell>
          <table:table-cell office:value-type="float" office:value="199.217" calcext:value-type="float">
            <text:p>199.217</text:p>
          </table:table-cell>
          <table:table-cell office:value-type="float" office:value="224.946" calcext:value-type="float">
            <text:p>224.946</text:p>
          </table:table-cell>
          <table:table-cell office:value-type="float" office:value="34.003" calcext:value-type="float">
            <text:p>34.003</text:p>
          </table:table-cell>
          <table:table-cell office:value-type="float" office:value="9.046" calcext:value-type="float">
            <text:p>9.046</text:p>
          </table:table-cell>
          <table:table-cell office:value-type="float" office:value="29.385" calcext:value-type="float">
            <text:p>29.385</text:p>
          </table:table-cell>
          <table:table-cell office:value-type="float" office:value="196.611" calcext:value-type="float">
            <text:p>196.611</text:p>
          </table:table-cell>
          <table:table-cell office:value-type="float" office:value="94.835" calcext:value-type="float">
            <text:p>94.835</text:p>
          </table:table-cell>
          <table:table-cell office:value-type="float" office:value="90.927" calcext:value-type="float">
            <text:p>90.927</text:p>
          </table:table-cell>
          <table:table-cell office:value-type="float" office:value="190.451" calcext:value-type="float">
            <text:p>190.451</text:p>
          </table:table-cell>
          <table:table-cell office:value-type="float" office:value="8.588" calcext:value-type="float">
            <text:p>8.588</text:p>
          </table:table-cell>
          <table:table-cell office:value-type="float" office:value="213.49" calcext:value-type="float">
            <text:p>213.49</text:p>
          </table:table-cell>
          <table:table-cell office:value-type="float" office:value="161.313" calcext:value-type="float">
            <text:p>161.313</text:p>
          </table:table-cell>
          <table:table-cell office:value-type="float" office:value="54.872" calcext:value-type="float">
            <text:p>54.872</text:p>
          </table:table-cell>
          <table:table-cell office:value-type="float" office:value="17.113" calcext:value-type="float">
            <text:p>17.113</text:p>
          </table:table-cell>
          <table:table-cell office:value-type="float" office:value="0" calcext:value-type="float">
            <text:p>0</text:p>
          </table:table-cell>
          <table:table-cell office:value-type="float" office:value="15.824" calcext:value-type="float">
            <text:p>15.824</text:p>
          </table:table-cell>
          <table:table-cell office:value-type="float" office:value="22.053" calcext:value-type="float">
            <text:p>22.053</text:p>
          </table:table-cell>
          <table:table-cell office:value-type="float" office:value="27.428" calcext:value-type="float">
            <text:p>27.428</text:p>
          </table:table-cell>
          <table:table-cell office:value-type="float" office:value="36.244" calcext:value-type="float">
            <text:p>36.244</text:p>
          </table:table-cell>
          <table:table-cell office:value-type="float" office:value="30.12" calcext:value-type="float">
            <text:p>30.12</text:p>
          </table:table-cell>
          <table:table-cell office:value-type="float" office:value="11.682" calcext:value-type="float">
            <text:p>11.682</text:p>
          </table:table-cell>
          <table:table-cell office:value-type="float" office:value="20.771" calcext:value-type="float">
            <text:p>20.771</text:p>
          </table:table-cell>
          <table:table-cell office:value-type="float" office:value="77.169" calcext:value-type="float">
            <text:p>77.169</text:p>
          </table:table-cell>
          <table:table-cell office:value-type="float" office:value="51.028" calcext:value-type="float">
            <text:p>51.028</text:p>
          </table:table-cell>
          <table:table-cell office:value-type="float" office:value="195.359" calcext:value-type="float">
            <text:p>195.359</text:p>
          </table:table-cell>
          <table:table-cell office:value-type="float" office:value="22.59" calcext:value-type="float">
            <text:p>22.59</text:p>
          </table:table-cell>
          <table:table-cell office:value-type="float" office:value="47.27" calcext:value-type="float">
            <text:p>47.27</text:p>
          </table:table-cell>
          <table:table-cell office:value-type="float" office:value="170.688" calcext:value-type="float">
            <text:p>170.688</text:p>
          </table:table-cell>
          <table:table-cell office:value-type="float" office:value="25.177" calcext:value-type="float">
            <text:p>25.177</text:p>
          </table:table-cell>
          <table:table-cell office:value-type="float" office:value="80.249" calcext:value-type="float">
            <text:p>80.249</text:p>
          </table:table-cell>
          <table:table-cell office:value-type="float" office:value="149.196" calcext:value-type="float">
            <text:p>149.196</text:p>
          </table:table-cell>
          <table:table-cell office:value-type="float" office:value="57.324" calcext:value-type="float">
            <text:p>57.324</text:p>
          </table:table-cell>
          <table:table-cell office:value-type="float" office:value="12.385" calcext:value-type="float">
            <text:p>12.385</text:p>
          </table:table-cell>
          <table:table-cell office:value-type="float" office:value="254.422" calcext:value-type="float">
            <text:p>254.422</text:p>
          </table:table-cell>
          <table:table-cell office:value-type="float" office:value="300.065" calcext:value-type="float">
            <text:p>300.065</text:p>
          </table:table-cell>
          <table:table-cell office:value-type="float" office:value="32.023" calcext:value-type="float">
            <text:p>32.023</text:p>
          </table:table-cell>
          <table:table-cell office:value-type="float" office:value="7.688" calcext:value-type="float">
            <text:p>7.688</text:p>
          </table:table-cell>
          <table:table-cell office:value-type="float" office:value="34.273" calcext:value-type="float">
            <text:p>34.273</text:p>
          </table:table-cell>
          <table:table-cell office:value-type="float" office:value="44.197" calcext:value-type="float">
            <text:p>44.197</text:p>
          </table:table-cell>
          <table:table-cell office:value-type="float" office:value="42.543" calcext:value-type="float">
            <text:p>42.543</text:p>
          </table:table-cell>
          <table:table-cell office:value-type="float" office:value="146.054" calcext:value-type="float">
            <text:p>146.054</text:p>
          </table:table-cell>
          <table:table-cell office:value-type="float" office:value="233.9" calcext:value-type="float">
            <text:p>233.9</text:p>
          </table:table-cell>
          <table:table-cell office:value-type="float" office:value="10.922" calcext:value-type="float">
            <text:p>10.922</text:p>
          </table:table-cell>
          <table:table-cell office:value-type="float" office:value="29.8" calcext:value-type="float">
            <text:p>29.8</text:p>
          </table:table-cell>
          <table:table-cell office:value-type="float" office:value="267.356" calcext:value-type="float">
            <text:p>267.356</text:p>
          </table:table-cell>
          <table:table-cell office:value-type="float" office:value="21.78" calcext:value-type="float">
            <text:p>21.78</text:p>
          </table:table-cell>
          <table:table-cell office:value-type="float" office:value="42.827" calcext:value-type="float">
            <text:p>42.827</text:p>
          </table:table-cell>
          <table:table-cell office:value-type="float" office:value="26.806" calcext:value-type="float">
            <text:p>26.806</text:p>
          </table:table-cell>
          <table:table-cell office:value-type="float" office:value="20.653" calcext:value-type="float">
            <text:p>20.653</text:p>
          </table:table-cell>
          <table:table-cell office:value-type="float" office:value="31.852" calcext:value-type="float">
            <text:p>31.852</text:p>
          </table:table-cell>
          <table:table-cell office:value-type="float" office:value="153.077" calcext:value-type="float">
            <text:p>153.077</text:p>
          </table:table-cell>
          <table:table-cell office:value-type="float" office:value="14.57" calcext:value-type="float">
            <text:p>14.57</text:p>
          </table:table-cell>
          <table:table-cell office:value-type="float" office:value="14.341" calcext:value-type="float">
            <text:p>14.341</text:p>
          </table:table-cell>
          <table:table-cell office:value-type="float" office:value="182.695" calcext:value-type="float">
            <text:p>182.695</text:p>
          </table:table-cell>
          <table:table-cell office:value-type="float" office:value="36.522" calcext:value-type="float">
            <text:p>36.522</text:p>
          </table:table-cell>
          <table:table-cell office:value-type="float" office:value="199.626" calcext:value-type="float">
            <text:p>199.626</text:p>
          </table:table-cell>
          <table:table-cell office:value-type="float" office:value="138.126" calcext:value-type="float">
            <text:p>138.126</text:p>
          </table:table-cell>
          <table:table-cell office:value-type="float" office:value="14.355" calcext:value-type="float">
            <text:p>14.355</text:p>
          </table:table-cell>
          <table:table-cell office:value-type="float" office:value="119.426" calcext:value-type="float">
            <text:p>119.426</text:p>
          </table:table-cell>
          <table:table-cell office:value-type="float" office:value="88.87" calcext:value-type="float">
            <text:p>88.87</text:p>
          </table:table-cell>
          <table:table-cell office:value-type="float" office:value="97.169" calcext:value-type="float">
            <text:p>97.169</text:p>
          </table:table-cell>
          <table:table-cell office:value-type="float" office:value="88.404" calcext:value-type="float">
            <text:p>88.404</text:p>
          </table:table-cell>
          <table:table-cell office:value-type="float" office:value="106.051" calcext:value-type="float">
            <text:p>106.051</text:p>
          </table:table-cell>
          <table:table-cell office:value-type="float" office:value="150.195" calcext:value-type="float">
            <text:p>150.195</text:p>
          </table:table-cell>
          <table:table-cell office:value-type="float" office:value="126.293" calcext:value-type="float">
            <text:p>126.293</text:p>
          </table:table-cell>
          <table:table-cell office:value-type="float" office:value="165.15" calcext:value-type="float">
            <text:p>165.15</text:p>
          </table:table-cell>
          <table:table-cell office:value-type="float" office:value="110.39" calcext:value-type="float">
            <text:p>110.39</text:p>
          </table:table-cell>
          <table:table-cell office:value-type="float" office:value="110.467" calcext:value-type="float">
            <text:p>110.467</text:p>
          </table:table-cell>
          <table:table-cell office:value-type="float" office:value="97.672" calcext:value-type="float">
            <text:p>97.672</text:p>
          </table:table-cell>
          <table:table-cell office:value-type="float" office:value="156.131" calcext:value-type="float">
            <text:p>156.131</text:p>
          </table:table-cell>
          <table:table-cell office:value-type="float" office:value="142.358" calcext:value-type="float">
            <text:p>142.358</text:p>
          </table:table-cell>
          <table:table-cell office:value-type="float" office:value="115.424" calcext:value-type="float">
            <text:p>115.424</text:p>
          </table:table-cell>
          <table:table-cell office:value-type="float" office:value="139.294" calcext:value-type="float">
            <text:p>139.294</text:p>
          </table:table-cell>
          <table:table-cell office:value-type="float" office:value="114.394" calcext:value-type="float">
            <text:p>114.394</text:p>
          </table:table-cell>
          <table:table-cell office:value-type="float" office:value="207.927" calcext:value-type="float">
            <text:p>207.927</text:p>
          </table:table-cell>
          <table:table-cell office:value-type="float" office:value="178.675" calcext:value-type="float">
            <text:p>178.67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55.952" calcext:value-type="float">
            <text:p>55.952</text:p>
          </table:table-cell>
          <table:table-cell office:value-type="float" office:value="254.937" calcext:value-type="float">
            <text:p>254.937</text:p>
          </table:table-cell>
          <table:table-cell office:value-type="float" office:value="30.297" calcext:value-type="float">
            <text:p>30.297</text:p>
          </table:table-cell>
          <table:table-cell office:value-type="float" office:value="304.701" calcext:value-type="float">
            <text:p>304.701</text:p>
          </table:table-cell>
          <table:table-cell office:value-type="float" office:value="305.371" calcext:value-type="float">
            <text:p>305.371</text:p>
          </table:table-cell>
          <table:table-cell office:value-type="float" office:value="349.574" calcext:value-type="float">
            <text:p>349.574</text:p>
          </table:table-cell>
          <table:table-cell office:value-type="float" office:value="291.155" calcext:value-type="float">
            <text:p>291.155</text:p>
          </table:table-cell>
          <table:table-cell office:value-type="float" office:value="305.521" calcext:value-type="float">
            <text:p>305.521</text:p>
          </table:table-cell>
          <table:table-cell office:value-type="float" office:value="54.426" calcext:value-type="float">
            <text:p>54.426</text:p>
          </table:table-cell>
          <table:table-cell office:value-type="float" office:value="31.868" calcext:value-type="float">
            <text:p>31.868</text:p>
          </table:table-cell>
          <table:table-cell office:value-type="float" office:value="50.082" calcext:value-type="float">
            <text:p>50.082</text:p>
          </table:table-cell>
          <table:table-cell office:value-type="float" office:value="226.397" calcext:value-type="float">
            <text:p>226.397</text:p>
          </table:table-cell>
          <table:table-cell office:value-type="float" office:value="110.474" calcext:value-type="float">
            <text:p>110.474</text:p>
          </table:table-cell>
          <table:table-cell office:value-type="float" office:value="108.968" calcext:value-type="float">
            <text:p>108.968</text:p>
          </table:table-cell>
          <table:table-cell office:value-type="float" office:value="189.245" calcext:value-type="float">
            <text:p>189.245</text:p>
          </table:table-cell>
          <table:table-cell office:value-type="float" office:value="40.654" calcext:value-type="float">
            <text:p>40.654</text:p>
          </table:table-cell>
          <table:table-cell office:value-type="float" office:value="238.027" calcext:value-type="float">
            <text:p>238.027</text:p>
          </table:table-cell>
          <table:table-cell office:value-type="float" office:value="185.654" calcext:value-type="float">
            <text:p>185.654</text:p>
          </table:table-cell>
          <table:table-cell office:value-type="float" office:value="80.468" calcext:value-type="float">
            <text:p>80.468</text:p>
          </table:table-cell>
          <table:table-cell office:value-type="float" office:value="29.721" calcext:value-type="float">
            <text:p>29.721</text:p>
          </table:table-cell>
          <table:table-cell office:value-type="float" office:value="25.438" calcext:value-type="float">
            <text:p>25.438</text:p>
          </table:table-cell>
          <table:table-cell office:value-type="float" office:value="0" calcext:value-type="float">
            <text:p>0</text:p>
          </table:table-cell>
          <table:table-cell office:value-type="float" office:value="26.305" calcext:value-type="float">
            <text:p>26.305</text:p>
          </table:table-cell>
          <table:table-cell office:value-type="float" office:value="43.765" calcext:value-type="float">
            <text:p>43.765</text:p>
          </table:table-cell>
          <table:table-cell office:value-type="float" office:value="48.82" calcext:value-type="float">
            <text:p>48.82</text:p>
          </table:table-cell>
          <table:table-cell office:value-type="float" office:value="41.443" calcext:value-type="float">
            <text:p>41.443</text:p>
          </table:table-cell>
          <table:table-cell office:value-type="float" office:value="34.391" calcext:value-type="float">
            <text:p>34.391</text:p>
          </table:table-cell>
          <table:table-cell office:value-type="float" office:value="48.122" calcext:value-type="float">
            <text:p>48.122</text:p>
          </table:table-cell>
          <table:table-cell office:value-type="float" office:value="95.73" calcext:value-type="float">
            <text:p>95.73</text:p>
          </table:table-cell>
          <table:table-cell office:value-type="float" office:value="68.033" calcext:value-type="float">
            <text:p>68.033</text:p>
          </table:table-cell>
          <table:table-cell office:value-type="float" office:value="269.219" calcext:value-type="float">
            <text:p>269.219</text:p>
          </table:table-cell>
          <table:table-cell office:value-type="float" office:value="39.269" calcext:value-type="float">
            <text:p>39.269</text:p>
          </table:table-cell>
          <table:table-cell office:value-type="float" office:value="72.447" calcext:value-type="float">
            <text:p>72.447</text:p>
          </table:table-cell>
          <table:table-cell office:value-type="float" office:value="268.224" calcext:value-type="float">
            <text:p>268.224</text:p>
          </table:table-cell>
          <table:table-cell office:value-type="float" office:value="46.699" calcext:value-type="float">
            <text:p>46.699</text:p>
          </table:table-cell>
          <table:table-cell office:value-type="float" office:value="93.067" calcext:value-type="float">
            <text:p>93.067</text:p>
          </table:table-cell>
          <table:table-cell office:value-type="float" office:value="165.325" calcext:value-type="float">
            <text:p>165.325</text:p>
          </table:table-cell>
          <table:table-cell office:value-type="float" office:value="68.984" calcext:value-type="float">
            <text:p>68.984</text:p>
          </table:table-cell>
          <table:table-cell office:value-type="float" office:value="37.341" calcext:value-type="float">
            <text:p>37.341</text:p>
          </table:table-cell>
          <table:table-cell office:value-type="float" office:value="267.371" calcext:value-type="float">
            <text:p>267.371</text:p>
          </table:table-cell>
          <table:table-cell office:value-type="float" office:value="307.801" calcext:value-type="float">
            <text:p>307.801</text:p>
          </table:table-cell>
          <table:table-cell office:value-type="float" office:value="38.029" calcext:value-type="float">
            <text:p>38.029</text:p>
          </table:table-cell>
          <table:table-cell office:value-type="float" office:value="33.795" calcext:value-type="float">
            <text:p>33.795</text:p>
          </table:table-cell>
          <table:table-cell office:value-type="float" office:value="38.001" calcext:value-type="float">
            <text:p>38.001</text:p>
          </table:table-cell>
          <table:table-cell office:value-type="float" office:value="57.996" calcext:value-type="float">
            <text:p>57.996</text:p>
          </table:table-cell>
          <table:table-cell office:value-type="float" office:value="59.652" calcext:value-type="float">
            <text:p>59.652</text:p>
          </table:table-cell>
          <table:table-cell office:value-type="float" office:value="168.914" calcext:value-type="float">
            <text:p>168.914</text:p>
          </table:table-cell>
          <table:table-cell office:value-type="float" office:value="349.447" calcext:value-type="float">
            <text:p>349.447</text:p>
          </table:table-cell>
          <table:table-cell office:value-type="float" office:value="28.836" calcext:value-type="float">
            <text:p>28.836</text:p>
          </table:table-cell>
          <table:table-cell office:value-type="float" office:value="42.9" calcext:value-type="float">
            <text:p>42.9</text:p>
          </table:table-cell>
          <table:table-cell office:value-type="float" office:value="329.048" calcext:value-type="float">
            <text:p>329.048</text:p>
          </table:table-cell>
          <table:table-cell office:value-type="float" office:value="37.919" calcext:value-type="float">
            <text:p>37.919</text:p>
          </table:table-cell>
          <table:table-cell office:value-type="float" office:value="59.05" calcext:value-type="float">
            <text:p>59.05</text:p>
          </table:table-cell>
          <table:table-cell office:value-type="float" office:value="46.698" calcext:value-type="float">
            <text:p>46.698</text:p>
          </table:table-cell>
          <table:table-cell office:value-type="float" office:value="46.436" calcext:value-type="float">
            <text:p>46.436</text:p>
          </table:table-cell>
          <table:table-cell office:value-type="float" office:value="40.419" calcext:value-type="float">
            <text:p>40.419</text:p>
          </table:table-cell>
          <table:table-cell office:value-type="float" office:value="243.578" calcext:value-type="float">
            <text:p>243.578</text:p>
          </table:table-cell>
          <table:table-cell office:value-type="float" office:value="40.261" calcext:value-type="float">
            <text:p>40.261</text:p>
          </table:table-cell>
          <table:table-cell office:value-type="float" office:value="30.894" calcext:value-type="float">
            <text:p>30.894</text:p>
          </table:table-cell>
          <table:table-cell office:value-type="float" office:value="249.601" calcext:value-type="float">
            <text:p>249.601</text:p>
          </table:table-cell>
          <table:table-cell office:value-type="float" office:value="57.39" calcext:value-type="float">
            <text:p>57.39</text:p>
          </table:table-cell>
          <table:table-cell office:value-type="float" office:value="295.522" calcext:value-type="float">
            <text:p>295.522</text:p>
          </table:table-cell>
          <table:table-cell office:value-type="float" office:value="57.124" calcext:value-type="float">
            <text:p>57.124</text:p>
          </table:table-cell>
          <table:table-cell office:value-type="float" office:value="32.884" calcext:value-type="float">
            <text:p>32.884</text:p>
          </table:table-cell>
          <table:table-cell office:value-type="float" office:value="138.791" calcext:value-type="float">
            <text:p>138.791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113.345" calcext:value-type="float">
            <text:p>113.345</text:p>
          </table:table-cell>
          <table:table-cell office:value-type="float" office:value="120.538" calcext:value-type="float">
            <text:p>120.538</text:p>
          </table:table-cell>
          <table:table-cell office:value-type="float" office:value="156.535" calcext:value-type="float">
            <text:p>156.535</text:p>
          </table:table-cell>
          <table:table-cell office:value-type="float" office:value="143.781" calcext:value-type="float">
            <text:p>143.781</text:p>
          </table:table-cell>
          <table:table-cell office:value-type="float" office:value="161.262" calcext:value-type="float">
            <text:p>161.262</text:p>
          </table:table-cell>
          <table:table-cell office:value-type="float" office:value="126.523" calcext:value-type="float">
            <text:p>126.523</text:p>
          </table:table-cell>
          <table:table-cell office:value-type="float" office:value="127.828" calcext:value-type="float">
            <text:p>127.828</text:p>
          </table:table-cell>
          <table:table-cell office:value-type="float" office:value="122.99" calcext:value-type="float">
            <text:p>122.99</text:p>
          </table:table-cell>
          <table:table-cell office:value-type="float" office:value="169.822" calcext:value-type="float">
            <text:p>169.822</text:p>
          </table:table-cell>
          <table:table-cell office:value-type="float" office:value="160.134" calcext:value-type="float">
            <text:p>160.134</text:p>
          </table:table-cell>
          <table:table-cell office:value-type="float" office:value="128.102" calcext:value-type="float">
            <text:p>128.102</text:p>
          </table:table-cell>
          <table:table-cell office:value-type="float" office:value="154.556" calcext:value-type="float">
            <text:p>154.556</text:p>
          </table:table-cell>
          <table:table-cell office:value-type="float" office:value="169.71" calcext:value-type="float">
            <text:p>169.71</text:p>
          </table:table-cell>
          <table:table-cell office:value-type="float" office:value="211.662" calcext:value-type="float">
            <text:p>211.662</text:p>
          </table:table-cell>
          <table:table-cell office:value-type="float" office:value="190.658" calcext:value-type="float">
            <text:p>190.658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57.495" calcext:value-type="float">
            <text:p>57.495</text:p>
          </table:table-cell>
          <table:table-cell office:value-type="float" office:value="232.589" calcext:value-type="float">
            <text:p>232.589</text:p>
          </table:table-cell>
          <table:table-cell office:value-type="float" office:value="33.125" calcext:value-type="float">
            <text:p>33.125</text:p>
          </table:table-cell>
          <table:table-cell office:value-type="float" office:value="258.689" calcext:value-type="float">
            <text:p>258.689</text:p>
          </table:table-cell>
          <table:table-cell office:value-type="float" office:value="251.546" calcext:value-type="float">
            <text:p>251.546</text:p>
          </table:table-cell>
          <table:table-cell office:value-type="float" office:value="270.19" calcext:value-type="float">
            <text:p>270.19</text:p>
          </table:table-cell>
          <table:table-cell office:value-type="float" office:value="210.089" calcext:value-type="float">
            <text:p>210.089</text:p>
          </table:table-cell>
          <table:table-cell office:value-type="float" office:value="239.88" calcext:value-type="float">
            <text:p>239.88</text:p>
          </table:table-cell>
          <table:table-cell office:value-type="float" office:value="55.458" calcext:value-type="float">
            <text:p>55.458</text:p>
          </table:table-cell>
          <table:table-cell office:value-type="float" office:value="22.717" calcext:value-type="float">
            <text:p>22.717</text:p>
          </table:table-cell>
          <table:table-cell office:value-type="float" office:value="48.169" calcext:value-type="float">
            <text:p>48.169</text:p>
          </table:table-cell>
          <table:table-cell office:value-type="float" office:value="203.014" calcext:value-type="float">
            <text:p>203.014</text:p>
          </table:table-cell>
          <table:table-cell office:value-type="float" office:value="101.833" calcext:value-type="float">
            <text:p>101.833</text:p>
          </table:table-cell>
          <table:table-cell office:value-type="float" office:value="100.43" calcext:value-type="float">
            <text:p>100.43</text:p>
          </table:table-cell>
          <table:table-cell office:value-type="float" office:value="167.059" calcext:value-type="float">
            <text:p>167.059</text:p>
          </table:table-cell>
          <table:table-cell office:value-type="float" office:value="29.409" calcext:value-type="float">
            <text:p>29.409</text:p>
          </table:table-cell>
          <table:table-cell office:value-type="float" office:value="224.867" calcext:value-type="float">
            <text:p>224.867</text:p>
          </table:table-cell>
          <table:table-cell office:value-type="float" office:value="161.414" calcext:value-type="float">
            <text:p>161.414</text:p>
          </table:table-cell>
          <table:table-cell office:value-type="float" office:value="65.904" calcext:value-type="float">
            <text:p>65.904</text:p>
          </table:table-cell>
          <table:table-cell office:value-type="float" office:value="36.66" calcext:value-type="float">
            <text:p>36.66</text:p>
          </table:table-cell>
          <table:table-cell office:value-type="float" office:value="22.249" calcext:value-type="float">
            <text:p>22.249</text:p>
          </table:table-cell>
          <table:table-cell office:value-type="float" office:value="16.442" calcext:value-type="float">
            <text:p>16.442</text:p>
          </table:table-cell>
          <table:table-cell office:value-type="float" office:value="0" calcext:value-type="float">
            <text:p>0</text:p>
          </table:table-cell>
          <table:table-cell office:value-type="float" office:value="15.898" calcext:value-type="float">
            <text:p>15.898</text:p>
          </table:table-cell>
          <table:table-cell office:value-type="float" office:value="49.507" calcext:value-type="float">
            <text:p>49.507</text:p>
          </table:table-cell>
          <table:table-cell office:value-type="float" office:value="18.888" calcext:value-type="float">
            <text:p>18.888</text:p>
          </table:table-cell>
          <table:table-cell office:value-type="float" office:value="30.486" calcext:value-type="float">
            <text:p>30.486</text:p>
          </table:table-cell>
          <table:table-cell office:value-type="float" office:value="32.708" calcext:value-type="float">
            <text:p>32.708</text:p>
          </table:table-cell>
          <table:table-cell office:value-type="float" office:value="87.986" calcext:value-type="float">
            <text:p>87.986</text:p>
          </table:table-cell>
          <table:table-cell office:value-type="float" office:value="54.861" calcext:value-type="float">
            <text:p>54.861</text:p>
          </table:table-cell>
          <table:table-cell office:value-type="float" office:value="211.614" calcext:value-type="float">
            <text:p>211.614</text:p>
          </table:table-cell>
          <table:table-cell office:value-type="float" office:value="49.497" calcext:value-type="float">
            <text:p>49.497</text:p>
          </table:table-cell>
          <table:table-cell office:value-type="float" office:value="55.907" calcext:value-type="float">
            <text:p>55.907</text:p>
          </table:table-cell>
          <table:table-cell office:value-type="float" office:value="182.234" calcext:value-type="float">
            <text:p>182.234</text:p>
          </table:table-cell>
          <table:table-cell office:value-type="float" office:value="32.388" calcext:value-type="float">
            <text:p>32.388</text:p>
          </table:table-cell>
          <table:table-cell office:value-type="float" office:value="81.217" calcext:value-type="float">
            <text:p>81.217</text:p>
          </table:table-cell>
          <table:table-cell office:value-type="float" office:value="154.56" calcext:value-type="float">
            <text:p>154.56</text:p>
          </table:table-cell>
          <table:table-cell office:value-type="float" office:value="63.494" calcext:value-type="float">
            <text:p>63.494</text:p>
          </table:table-cell>
          <table:table-cell office:value-type="float" office:value="31.254" calcext:value-type="float">
            <text:p>31.254</text:p>
          </table:table-cell>
          <table:table-cell office:value-type="float" office:value="260.211" calcext:value-type="float">
            <text:p>260.211</text:p>
          </table:table-cell>
          <table:table-cell office:value-type="float" office:value="288.666" calcext:value-type="float">
            <text:p>288.666</text:p>
          </table:table-cell>
          <table:table-cell office:value-type="float" office:value="28.091" calcext:value-type="float">
            <text:p>28.091</text:p>
          </table:table-cell>
          <table:table-cell office:value-type="float" office:value="21.028" calcext:value-type="float">
            <text:p>21.028</text:p>
          </table:table-cell>
          <table:table-cell office:value-type="float" office:value="20.834" calcext:value-type="float">
            <text:p>20.834</text:p>
          </table:table-cell>
          <table:table-cell office:value-type="float" office:value="47.503" calcext:value-type="float">
            <text:p>47.503</text:p>
          </table:table-cell>
          <table:table-cell office:value-type="float" office:value="46.271" calcext:value-type="float">
            <text:p>46.271</text:p>
          </table:table-cell>
          <table:table-cell office:value-type="float" office:value="166.579" calcext:value-type="float">
            <text:p>166.579</text:p>
          </table:table-cell>
          <table:table-cell office:value-type="float" office:value="164.008" calcext:value-type="float">
            <text:p>164.008</text:p>
          </table:table-cell>
          <table:table-cell office:value-type="float" office:value="15.053" calcext:value-type="float">
            <text:p>15.053</text:p>
          </table:table-cell>
          <table:table-cell office:value-type="float" office:value="10.887" calcext:value-type="float">
            <text:p>10.887</text:p>
          </table:table-cell>
          <table:table-cell office:value-type="float" office:value="278.721" calcext:value-type="float">
            <text:p>278.721</text:p>
          </table:table-cell>
          <table:table-cell office:value-type="float" office:value="40.637" calcext:value-type="float">
            <text:p>40.637</text:p>
          </table:table-cell>
          <table:table-cell office:value-type="float" office:value="55.38" calcext:value-type="float">
            <text:p>55.38</text:p>
          </table:table-cell>
          <table:table-cell office:value-type="float" office:value="44.853" calcext:value-type="float">
            <text:p>44.853</text:p>
          </table:table-cell>
          <table:table-cell office:value-type="float" office:value="39.522" calcext:value-type="float">
            <text:p>39.522</text:p>
          </table:table-cell>
          <table:table-cell office:value-type="float" office:value="13.012" calcext:value-type="float">
            <text:p>13.012</text:p>
          </table:table-cell>
          <table:table-cell office:value-type="float" office:value="164.062" calcext:value-type="float">
            <text:p>164.062</text:p>
          </table:table-cell>
          <table:table-cell office:value-type="float" office:value="27.886" calcext:value-type="float">
            <text:p>27.886</text:p>
          </table:table-cell>
          <table:table-cell office:value-type="float" office:value="33.058" calcext:value-type="float">
            <text:p>33.058</text:p>
          </table:table-cell>
          <table:table-cell office:value-type="float" office:value="187.865" calcext:value-type="float">
            <text:p>187.865</text:p>
          </table:table-cell>
          <table:table-cell office:value-type="float" office:value="49.122" calcext:value-type="float">
            <text:p>49.122</text:p>
          </table:table-cell>
          <table:table-cell office:value-type="float" office:value="246.41" calcext:value-type="float">
            <text:p>246.41</text:p>
          </table:table-cell>
          <table:table-cell office:value-type="float" office:value="54.107" calcext:value-type="float">
            <text:p>54.107</text:p>
          </table:table-cell>
          <table:table-cell office:value-type="float" office:value="24.066" calcext:value-type="float">
            <text:p>24.066</text:p>
          </table:table-cell>
          <table:table-cell office:value-type="float" office:value="126.452" calcext:value-type="float">
            <text:p>126.452</text:p>
          </table:table-cell>
          <table:table-cell office:value-type="float" office:value="96.598" calcext:value-type="float">
            <text:p>96.598</text:p>
          </table:table-cell>
          <table:table-cell office:value-type="float" office:value="98.672" calcext:value-type="float">
            <text:p>98.672</text:p>
          </table:table-cell>
          <table:table-cell office:value-type="float" office:value="87.252" calcext:value-type="float">
            <text:p>87.252</text:p>
          </table:table-cell>
          <table:table-cell office:value-type="float" office:value="113.373" calcext:value-type="float">
            <text:p>113.373</text:p>
          </table:table-cell>
          <table:table-cell office:value-type="float" office:value="160.092" calcext:value-type="float">
            <text:p>160.092</text:p>
          </table:table-cell>
          <table:table-cell office:value-type="float" office:value="136.427" calcext:value-type="float">
            <text:p>136.427</text:p>
          </table:table-cell>
          <table:table-cell office:value-type="float" office:value="166.435" calcext:value-type="float">
            <text:p>166.435</text:p>
          </table:table-cell>
          <table:table-cell office:value-type="float" office:value="114.558" calcext:value-type="float">
            <text:p>114.558</text:p>
          </table:table-cell>
          <table:table-cell office:value-type="float" office:value="120.149" calcext:value-type="float">
            <text:p>120.149</text:p>
          </table:table-cell>
          <table:table-cell office:value-type="float" office:value="97.459" calcext:value-type="float">
            <text:p>97.459</text:p>
          </table:table-cell>
          <table:table-cell office:value-type="float" office:value="149.758" calcext:value-type="float">
            <text:p>149.758</text:p>
          </table:table-cell>
          <table:table-cell office:value-type="float" office:value="136.126" calcext:value-type="float">
            <text:p>136.126</text:p>
          </table:table-cell>
          <table:table-cell office:value-type="float" office:value="112.402" calcext:value-type="float">
            <text:p>112.402</text:p>
          </table:table-cell>
          <table:table-cell office:value-type="float" office:value="147.604" calcext:value-type="float">
            <text:p>147.604</text:p>
          </table:table-cell>
          <table:table-cell office:value-type="float" office:value="124.653" calcext:value-type="float">
            <text:p>124.653</text:p>
          </table:table-cell>
          <table:table-cell office:value-type="float" office:value="275.95" calcext:value-type="float">
            <text:p>275.95</text:p>
          </table:table-cell>
          <table:table-cell office:value-type="float" office:value="201.477" calcext:value-type="float">
            <text:p>201.47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Tallinn</text:p>
          </table:table-cell>
          <table:table-cell office:value-type="float" office:value="63.31" calcext:value-type="float">
            <text:p>63.31</text:p>
          </table:table-cell>
          <table:table-cell office:value-type="float" office:value="253.677" calcext:value-type="float">
            <text:p>253.677</text:p>
          </table:table-cell>
          <table:table-cell office:value-type="float" office:value="38.428" calcext:value-type="float">
            <text:p>38.428</text:p>
          </table:table-cell>
          <table:table-cell office:value-type="float" office:value="271.339" calcext:value-type="float">
            <text:p>271.339</text:p>
          </table:table-cell>
          <table:table-cell office:value-type="float" office:value="252.745" calcext:value-type="float">
            <text:p>252.745</text:p>
          </table:table-cell>
          <table:table-cell office:value-type="float" office:value="277.075" calcext:value-type="float">
            <text:p>277.075</text:p>
          </table:table-cell>
          <table:table-cell office:value-type="float" office:value="227.006" calcext:value-type="float">
            <text:p>227.006</text:p>
          </table:table-cell>
          <table:table-cell office:value-type="float" office:value="253.915" calcext:value-type="float">
            <text:p>253.915</text:p>
          </table:table-cell>
          <table:table-cell office:value-type="float" office:value="53.96" calcext:value-type="float">
            <text:p>53.96</text:p>
          </table:table-cell>
          <table:table-cell office:value-type="float" office:value="25.644" calcext:value-type="float">
            <text:p>25.644</text:p>
          </table:table-cell>
          <table:table-cell office:value-type="float" office:value="64.107" calcext:value-type="float">
            <text:p>64.107</text:p>
          </table:table-cell>
          <table:table-cell office:value-type="float" office:value="223.873" calcext:value-type="float">
            <text:p>223.873</text:p>
          </table:table-cell>
          <table:table-cell office:value-type="float" office:value="108.735" calcext:value-type="float">
            <text:p>108.735</text:p>
          </table:table-cell>
          <table:table-cell office:value-type="float" office:value="99.281" calcext:value-type="float">
            <text:p>99.281</text:p>
          </table:table-cell>
          <table:table-cell office:value-type="float" office:value="179.831" calcext:value-type="float">
            <text:p>179.831</text:p>
          </table:table-cell>
          <table:table-cell office:value-type="float" office:value="42.939" calcext:value-type="float">
            <text:p>42.939</text:p>
          </table:table-cell>
          <table:table-cell office:value-type="float" office:value="228.698" calcext:value-type="float">
            <text:p>228.698</text:p>
          </table:table-cell>
          <table:table-cell office:value-type="float" office:value="163.606" calcext:value-type="float">
            <text:p>163.606</text:p>
          </table:table-cell>
          <table:table-cell office:value-type="float" office:value="74.362" calcext:value-type="float">
            <text:p>74.362</text:p>
          </table:table-cell>
          <table:table-cell office:value-type="float" office:value="51.07" calcext:value-type="float">
            <text:p>51.07</text:p>
          </table:table-cell>
          <table:table-cell office:value-type="float" office:value="24.38" calcext:value-type="float">
            <text:p>24.38</text:p>
          </table:table-cell>
          <table:table-cell office:value-type="float" office:value="30.57" calcext:value-type="float">
            <text:p>30.57</text:p>
          </table:table-cell>
          <table:table-cell office:value-type="float" office:value="12.516" calcext:value-type="float">
            <text:p>12.516</text:p>
          </table:table-cell>
          <table:table-cell office:value-type="float" office:value="0" calcext:value-type="float">
            <text:p>0</text:p>
          </table:table-cell>
          <table:table-cell office:value-type="float" office:value="61.504" calcext:value-type="float">
            <text:p>61.504</text:p>
          </table:table-cell>
          <table:table-cell office:value-type="float" office:value="0.978" calcext:value-type="float">
            <text:p>0.978</text:p>
          </table:table-cell>
          <table:table-cell office:value-type="float" office:value="44.077" calcext:value-type="float">
            <text:p>44.077</text:p>
          </table:table-cell>
          <table:table-cell office:value-type="float" office:value="41.253" calcext:value-type="float">
            <text:p>41.253</text:p>
          </table:table-cell>
          <table:table-cell office:value-type="float" office:value="94.409" calcext:value-type="float">
            <text:p>94.409</text:p>
          </table:table-cell>
          <table:table-cell office:value-type="float" office:value="59.253" calcext:value-type="float">
            <text:p>59.253</text:p>
          </table:table-cell>
          <table:table-cell office:value-type="float" office:value="250.32" calcext:value-type="float">
            <text:p>250.32</text:p>
          </table:table-cell>
          <table:table-cell office:value-type="float" office:value="50.886" calcext:value-type="float">
            <text:p>50.886</text:p>
          </table:table-cell>
          <table:table-cell office:value-type="float" office:value="88.912" calcext:value-type="float">
            <text:p>88.912</text:p>
          </table:table-cell>
          <table:table-cell office:value-type="float" office:value="186.853" calcext:value-type="float">
            <text:p>186.853</text:p>
          </table:table-cell>
          <table:table-cell office:value-type="float" office:value="47.312" calcext:value-type="float">
            <text:p>47.312</text:p>
          </table:table-cell>
          <table:table-cell office:value-type="float" office:value="97.973" calcext:value-type="float">
            <text:p>97.973</text:p>
          </table:table-cell>
          <table:table-cell office:value-type="float" office:value="158.589" calcext:value-type="float">
            <text:p>158.589</text:p>
          </table:table-cell>
          <table:table-cell office:value-type="float" office:value="66.5" calcext:value-type="float">
            <text:p>66.5</text:p>
          </table:table-cell>
          <table:table-cell office:value-type="float" office:value="64.535" calcext:value-type="float">
            <text:p>64.535</text:p>
          </table:table-cell>
          <table:table-cell office:value-type="float" office:value="256.723" calcext:value-type="float">
            <text:p>256.723</text:p>
          </table:table-cell>
          <table:table-cell office:value-type="float" office:value="271.516" calcext:value-type="float">
            <text:p>271.516</text:p>
          </table:table-cell>
          <table:table-cell office:value-type="float" office:value="11.037" calcext:value-type="float">
            <text:p>11.037</text:p>
          </table:table-cell>
          <table:table-cell office:value-type="float" office:value="36.886" calcext:value-type="float">
            <text:p>36.886</text:p>
          </table:table-cell>
          <table:table-cell office:value-type="float" office:value="21.217" calcext:value-type="float">
            <text:p>21.217</text:p>
          </table:table-cell>
          <table:table-cell office:value-type="float" office:value="53.184" calcext:value-type="float">
            <text:p>53.184</text:p>
          </table:table-cell>
          <table:table-cell office:value-type="float" office:value="50.113" calcext:value-type="float">
            <text:p>50.113</text:p>
          </table:table-cell>
          <table:table-cell office:value-type="float" office:value="175.08" calcext:value-type="float">
            <text:p>175.08</text:p>
          </table:table-cell>
          <table:table-cell office:value-type="float" office:value="173.203" calcext:value-type="float">
            <text:p>173.203</text:p>
          </table:table-cell>
          <table:table-cell office:value-type="float" office:value="24.073" calcext:value-type="float">
            <text:p>24.073</text:p>
          </table:table-cell>
          <table:table-cell office:value-type="float" office:value="25.387" calcext:value-type="float">
            <text:p>25.387</text:p>
          </table:table-cell>
          <table:table-cell office:value-type="float" office:value="295.561" calcext:value-type="float">
            <text:p>295.561</text:p>
          </table:table-cell>
          <table:table-cell office:value-type="float" office:value="52.143" calcext:value-type="float">
            <text:p>52.143</text:p>
          </table:table-cell>
          <table:table-cell office:value-type="float" office:value="59.911" calcext:value-type="float">
            <text:p>59.911</text:p>
          </table:table-cell>
          <table:table-cell office:value-type="float" office:value="66.236" calcext:value-type="float">
            <text:p>66.236</text:p>
          </table:table-cell>
          <table:table-cell office:value-type="float" office:value="58.183" calcext:value-type="float">
            <text:p>58.183</text:p>
          </table:table-cell>
          <table:table-cell office:value-type="float" office:value="9.902" calcext:value-type="float">
            <text:p>9.902</text:p>
          </table:table-cell>
          <table:table-cell office:value-type="float" office:value="179.639" calcext:value-type="float">
            <text:p>179.639</text:p>
          </table:table-cell>
          <table:table-cell office:value-type="float" office:value="49.068" calcext:value-type="float">
            <text:p>49.068</text:p>
          </table:table-cell>
          <table:table-cell office:value-type="float" office:value="38.452" calcext:value-type="float">
            <text:p>38.452</text:p>
          </table:table-cell>
          <table:table-cell office:value-type="float" office:value="220.385" calcext:value-type="float">
            <text:p>220.385</text:p>
          </table:table-cell>
          <table:table-cell office:value-type="float" office:value="63.876" calcext:value-type="float">
            <text:p>63.876</text:p>
          </table:table-cell>
          <table:table-cell office:value-type="float" office:value="249.486" calcext:value-type="float">
            <text:p>249.486</text:p>
          </table:table-cell>
          <table:table-cell office:value-type="float" office:value="58.9" calcext:value-type="float">
            <text:p>58.9</text:p>
          </table:table-cell>
          <table:table-cell office:value-type="float" office:value="27.533" calcext:value-type="float">
            <text:p>27.533</text:p>
          </table:table-cell>
          <table:table-cell office:value-type="float" office:value="130.789" calcext:value-type="float">
            <text:p>130.789</text:p>
          </table:table-cell>
          <table:table-cell office:value-type="float" office:value="108.574" calcext:value-type="float">
            <text:p>108.574</text:p>
          </table:table-cell>
          <table:table-cell office:value-type="float" office:value="99.434" calcext:value-type="float">
            <text:p>99.434</text:p>
          </table:table-cell>
          <table:table-cell office:value-type="float" office:value="108.154" calcext:value-type="float">
            <text:p>108.154</text:p>
          </table:table-cell>
          <table:table-cell office:value-type="float" office:value="110.584" calcext:value-type="float">
            <text:p>110.584</text:p>
          </table:table-cell>
          <table:table-cell office:value-type="float" office:value="150.24" calcext:value-type="float">
            <text:p>150.24</text:p>
          </table:table-cell>
          <table:table-cell office:value-type="float" office:value="127.789" calcext:value-type="float">
            <text:p>127.789</text:p>
          </table:table-cell>
          <table:table-cell office:value-type="float" office:value="148.003" calcext:value-type="float">
            <text:p>148.003</text:p>
          </table:table-cell>
          <table:table-cell office:value-type="float" office:value="122.648" calcext:value-type="float">
            <text:p>122.648</text:p>
          </table:table-cell>
          <table:table-cell office:value-type="float" office:value="120.138" calcext:value-type="float">
            <text:p>120.138</text:p>
          </table:table-cell>
          <table:table-cell office:value-type="float" office:value="105.898" calcext:value-type="float">
            <text:p>105.898</text:p>
          </table:table-cell>
          <table:table-cell office:value-type="float" office:value="158.177" calcext:value-type="float">
            <text:p>158.177</text:p>
          </table:table-cell>
          <table:table-cell office:value-type="float" office:value="144.191" calcext:value-type="float">
            <text:p>144.191</text:p>
          </table:table-cell>
          <table:table-cell office:value-type="float" office:value="112" calcext:value-type="float">
            <text:p>112</text:p>
          </table:table-cell>
          <table:table-cell office:value-type="float" office:value="147.34" calcext:value-type="float">
            <text:p>147.34</text:p>
          </table:table-cell>
          <table:table-cell office:value-type="float" office:value="124.754" calcext:value-type="float">
            <text:p>124.754</text:p>
          </table:table-cell>
          <table:table-cell office:value-type="float" office:value="279.914" calcext:value-type="float">
            <text:p>279.914</text:p>
          </table:table-cell>
          <table:table-cell office:value-type="float" office:value="191.273" calcext:value-type="float">
            <text:p>191.273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51.707" calcext:value-type="float">
            <text:p>51.707</text:p>
          </table:table-cell>
          <table:table-cell office:value-type="float" office:value="226.317" calcext:value-type="float">
            <text:p>226.317</text:p>
          </table:table-cell>
          <table:table-cell office:value-type="float" office:value="43.314" calcext:value-type="float">
            <text:p>43.314</text:p>
          </table:table-cell>
          <table:table-cell office:value-type="float" office:value="313.822" calcext:value-type="float">
            <text:p>313.822</text:p>
          </table:table-cell>
          <table:table-cell office:value-type="float" office:value="313.659" calcext:value-type="float">
            <text:p>313.659</text:p>
          </table:table-cell>
          <table:table-cell office:value-type="float" office:value="326.271" calcext:value-type="float">
            <text:p>326.271</text:p>
          </table:table-cell>
          <table:table-cell office:value-type="float" office:value="296.808" calcext:value-type="float">
            <text:p>296.808</text:p>
          </table:table-cell>
          <table:table-cell office:value-type="float" office:value="315.112" calcext:value-type="float">
            <text:p>315.112</text:p>
          </table:table-cell>
          <table:table-cell office:value-type="float" office:value="49.438" calcext:value-type="float">
            <text:p>49.438</text:p>
          </table:table-cell>
          <table:table-cell office:value-type="float" office:value="31.814" calcext:value-type="float">
            <text:p>31.814</text:p>
          </table:table-cell>
          <table:table-cell office:value-type="float" office:value="56.484" calcext:value-type="float">
            <text:p>56.484</text:p>
          </table:table-cell>
          <table:table-cell office:value-type="float" office:value="209.851" calcext:value-type="float">
            <text:p>209.851</text:p>
          </table:table-cell>
          <table:table-cell office:value-type="float" office:value="96.251" calcext:value-type="float">
            <text:p>96.251</text:p>
          </table:table-cell>
          <table:table-cell office:value-type="float" office:value="105.546" calcext:value-type="float">
            <text:p>105.546</text:p>
          </table:table-cell>
          <table:table-cell office:value-type="float" office:value="153.017" calcext:value-type="float">
            <text:p>153.017</text:p>
          </table:table-cell>
          <table:table-cell office:value-type="float" office:value="24.804" calcext:value-type="float">
            <text:p>24.804</text:p>
          </table:table-cell>
          <table:table-cell office:value-type="float" office:value="197.194" calcext:value-type="float">
            <text:p>197.194</text:p>
          </table:table-cell>
          <table:table-cell office:value-type="float" office:value="151.361" calcext:value-type="float">
            <text:p>151.361</text:p>
          </table:table-cell>
          <table:table-cell office:value-type="float" office:value="60.723" calcext:value-type="float">
            <text:p>60.723</text:p>
          </table:table-cell>
          <table:table-cell office:value-type="float" office:value="50.326" calcext:value-type="float">
            <text:p>50.326</text:p>
          </table:table-cell>
          <table:table-cell office:value-type="float" office:value="30.216" calcext:value-type="float">
            <text:p>30.216</text:p>
          </table:table-cell>
          <table:table-cell office:value-type="float" office:value="35.409" calcext:value-type="float">
            <text:p>35.409</text:p>
          </table:table-cell>
          <table:table-cell office:value-type="float" office:value="45.809" calcext:value-type="float">
            <text:p>45.809</text:p>
          </table:table-cell>
          <table:table-cell office:value-type="float" office:value="60.45" calcext:value-type="float">
            <text:p>60.45</text:p>
          </table:table-cell>
          <table:table-cell office:value-type="float" office:value="0" calcext:value-type="float">
            <text:p>0</text:p>
          </table:table-cell>
          <table:table-cell office:value-type="float" office:value="56.722" calcext:value-type="float">
            <text:p>56.722</text:p>
          </table:table-cell>
          <table:table-cell office:value-type="float" office:value="14.987" calcext:value-type="float">
            <text:p>14.987</text:p>
          </table:table-cell>
          <table:table-cell office:value-type="float" office:value="15.554" calcext:value-type="float">
            <text:p>15.554</text:p>
          </table:table-cell>
          <table:table-cell office:value-type="float" office:value="99.561" calcext:value-type="float">
            <text:p>99.561</text:p>
          </table:table-cell>
          <table:table-cell office:value-type="float" office:value="65.642" calcext:value-type="float">
            <text:p>65.642</text:p>
          </table:table-cell>
          <table:table-cell office:value-type="float" office:value="197.224" calcext:value-type="float">
            <text:p>197.224</text:p>
          </table:table-cell>
          <table:table-cell office:value-type="float" office:value="55.633" calcext:value-type="float">
            <text:p>55.633</text:p>
          </table:table-cell>
          <table:table-cell office:value-type="float" office:value="68.841" calcext:value-type="float">
            <text:p>68.841</text:p>
          </table:table-cell>
          <table:table-cell office:value-type="float" office:value="167.948" calcext:value-type="float">
            <text:p>167.948</text:p>
          </table:table-cell>
          <table:table-cell office:value-type="float" office:value="31.838" calcext:value-type="float">
            <text:p>31.838</text:p>
          </table:table-cell>
          <table:table-cell office:value-type="float" office:value="98.242" calcext:value-type="float">
            <text:p>98.242</text:p>
          </table:table-cell>
          <table:table-cell office:value-type="float" office:value="152.224" calcext:value-type="float">
            <text:p>152.224</text:p>
          </table:table-cell>
          <table:table-cell office:value-type="float" office:value="67.709" calcext:value-type="float">
            <text:p>67.709</text:p>
          </table:table-cell>
          <table:table-cell office:value-type="float" office:value="20.889" calcext:value-type="float">
            <text:p>20.889</text:p>
          </table:table-cell>
          <table:table-cell office:value-type="float" office:value="268.303" calcext:value-type="float">
            <text:p>268.303</text:p>
          </table:table-cell>
          <table:table-cell office:value-type="float" office:value="286.684" calcext:value-type="float">
            <text:p>286.684</text:p>
          </table:table-cell>
          <table:table-cell office:value-type="float" office:value="52.914" calcext:value-type="float">
            <text:p>52.914</text:p>
          </table:table-cell>
          <table:table-cell office:value-type="float" office:value="34.053" calcext:value-type="float">
            <text:p>34.053</text:p>
          </table:table-cell>
          <table:table-cell office:value-type="float" office:value="54.542" calcext:value-type="float">
            <text:p>54.542</text:p>
          </table:table-cell>
          <table:table-cell office:value-type="float" office:value="60.31" calcext:value-type="float">
            <text:p>60.31</text:p>
          </table:table-cell>
          <table:table-cell office:value-type="float" office:value="76.714" calcext:value-type="float">
            <text:p>76.714</text:p>
          </table:table-cell>
          <table:table-cell office:value-type="float" office:value="155.554" calcext:value-type="float">
            <text:p>155.554</text:p>
          </table:table-cell>
          <table:table-cell office:value-type="float" office:value="147.765" calcext:value-type="float">
            <text:p>147.765</text:p>
          </table:table-cell>
          <table:table-cell office:value-type="float" office:value="27.622" calcext:value-type="float">
            <text:p>27.622</text:p>
          </table:table-cell>
          <table:table-cell office:value-type="float" office:value="53.64" calcext:value-type="float">
            <text:p>53.64</text:p>
          </table:table-cell>
          <table:table-cell office:value-type="float" office:value="335.349" calcext:value-type="float">
            <text:p>335.349</text:p>
          </table:table-cell>
          <table:table-cell office:value-type="float" office:value="55.857" calcext:value-type="float">
            <text:p>55.857</text:p>
          </table:table-cell>
          <table:table-cell office:value-type="float" office:value="14.408" calcext:value-type="float">
            <text:p>14.408</text:p>
          </table:table-cell>
          <table:table-cell office:value-type="float" office:value="53.428" calcext:value-type="float">
            <text:p>53.428</text:p>
          </table:table-cell>
          <table:table-cell office:value-type="float" office:value="47.85" calcext:value-type="float">
            <text:p>47.85</text:p>
          </table:table-cell>
          <table:table-cell office:value-type="float" office:value="55.876" calcext:value-type="float">
            <text:p>55.876</text:p>
          </table:table-cell>
          <table:table-cell office:value-type="float" office:value="250.24" calcext:value-type="float">
            <text:p>250.24</text:p>
          </table:table-cell>
          <table:table-cell office:value-type="float" office:value="38.517" calcext:value-type="float">
            <text:p>38.517</text:p>
          </table:table-cell>
          <table:table-cell office:value-type="float" office:value="41.627" calcext:value-type="float">
            <text:p>41.627</text:p>
          </table:table-cell>
          <table:table-cell office:value-type="float" office:value="202.421" calcext:value-type="float">
            <text:p>202.421</text:p>
          </table:table-cell>
          <table:table-cell office:value-type="float" office:value="55.72" calcext:value-type="float">
            <text:p>55.72</text:p>
          </table:table-cell>
          <table:table-cell office:value-type="float" office:value="247.939" calcext:value-type="float">
            <text:p>247.939</text:p>
          </table:table-cell>
          <table:table-cell office:value-type="float" office:value="75.101" calcext:value-type="float">
            <text:p>75.101</text:p>
          </table:table-cell>
          <table:table-cell office:value-type="float" office:value="21.429" calcext:value-type="float">
            <text:p>21.429</text:p>
          </table:table-cell>
          <table:table-cell office:value-type="float" office:value="118.079" calcext:value-type="float">
            <text:p>118.079</text:p>
          </table:table-cell>
          <table:table-cell office:value-type="float" office:value="90.378" calcext:value-type="float">
            <text:p>90.378</text:p>
          </table:table-cell>
          <table:table-cell office:value-type="float" office:value="90.475" calcext:value-type="float">
            <text:p>90.475</text:p>
          </table:table-cell>
          <table:table-cell office:value-type="float" office:value="86.359" calcext:value-type="float">
            <text:p>86.359</text:p>
          </table:table-cell>
          <table:table-cell office:value-type="float" office:value="92.084" calcext:value-type="float">
            <text:p>92.084</text:p>
          </table:table-cell>
          <table:table-cell office:value-type="float" office:value="158.561" calcext:value-type="float">
            <text:p>158.561</text:p>
          </table:table-cell>
          <table:table-cell office:value-type="float" office:value="123.731" calcext:value-type="float">
            <text:p>123.731</text:p>
          </table:table-cell>
          <table:table-cell office:value-type="float" office:value="145.738" calcext:value-type="float">
            <text:p>145.738</text:p>
          </table:table-cell>
          <table:table-cell office:value-type="float" office:value="91.102" calcext:value-type="float">
            <text:p>91.102</text:p>
          </table:table-cell>
          <table:table-cell office:value-type="float" office:value="118.684" calcext:value-type="float">
            <text:p>118.684</text:p>
          </table:table-cell>
          <table:table-cell office:value-type="float" office:value="98.762" calcext:value-type="float">
            <text:p>98.762</text:p>
          </table:table-cell>
          <table:table-cell office:value-type="float" office:value="156.191" calcext:value-type="float">
            <text:p>156.191</text:p>
          </table:table-cell>
          <table:table-cell office:value-type="float" office:value="136.491" calcext:value-type="float">
            <text:p>136.491</text:p>
          </table:table-cell>
          <table:table-cell office:value-type="float" office:value="116.196" calcext:value-type="float">
            <text:p>116.196</text:p>
          </table:table-cell>
          <table:table-cell office:value-type="float" office:value="147.526" calcext:value-type="float">
            <text:p>147.526</text:p>
          </table:table-cell>
          <table:table-cell office:value-type="float" office:value="104.189" calcext:value-type="float">
            <text:p>104.189</text:p>
          </table:table-cell>
          <table:table-cell office:value-type="float" office:value="206.436" calcext:value-type="float">
            <text:p>206.436</text:p>
          </table:table-cell>
          <table:table-cell office:value-type="float" office:value="207.77" calcext:value-type="float">
            <text:p>207.7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64.759" calcext:value-type="float">
            <text:p>64.759</text:p>
          </table:table-cell>
          <table:table-cell office:value-type="float" office:value="244.612" calcext:value-type="float">
            <text:p>244.612</text:p>
          </table:table-cell>
          <table:table-cell office:value-type="float" office:value="38.467" calcext:value-type="float">
            <text:p>38.467</text:p>
          </table:table-cell>
          <table:table-cell office:value-type="float" office:value="320.665" calcext:value-type="float">
            <text:p>320.665</text:p>
          </table:table-cell>
          <table:table-cell office:value-type="float" office:value="327.437" calcext:value-type="float">
            <text:p>327.437</text:p>
          </table:table-cell>
          <table:table-cell office:value-type="float" office:value="294.888" calcext:value-type="float">
            <text:p>294.888</text:p>
          </table:table-cell>
          <table:table-cell office:value-type="float" office:value="275.249" calcext:value-type="float">
            <text:p>275.249</text:p>
          </table:table-cell>
          <table:table-cell office:value-type="float" office:value="304.411" calcext:value-type="float">
            <text:p>304.411</text:p>
          </table:table-cell>
          <table:table-cell office:value-type="float" office:value="46.855" calcext:value-type="float">
            <text:p>46.855</text:p>
          </table:table-cell>
          <table:table-cell office:value-type="float" office:value="29.74" calcext:value-type="float">
            <text:p>29.74</text:p>
          </table:table-cell>
          <table:table-cell office:value-type="float" office:value="55.392" calcext:value-type="float">
            <text:p>55.392</text:p>
          </table:table-cell>
          <table:table-cell office:value-type="float" office:value="214.757" calcext:value-type="float">
            <text:p>214.757</text:p>
          </table:table-cell>
          <table:table-cell office:value-type="float" office:value="113.867" calcext:value-type="float">
            <text:p>113.867</text:p>
          </table:table-cell>
          <table:table-cell office:value-type="float" office:value="107.859" calcext:value-type="float">
            <text:p>107.859</text:p>
          </table:table-cell>
          <table:table-cell office:value-type="float" office:value="148.407" calcext:value-type="float">
            <text:p>148.407</text:p>
          </table:table-cell>
          <table:table-cell office:value-type="float" office:value="32.632" calcext:value-type="float">
            <text:p>32.632</text:p>
          </table:table-cell>
          <table:table-cell office:value-type="float" office:value="224.165" calcext:value-type="float">
            <text:p>224.165</text:p>
          </table:table-cell>
          <table:table-cell office:value-type="float" office:value="171.349" calcext:value-type="float">
            <text:p>171.349</text:p>
          </table:table-cell>
          <table:table-cell office:value-type="float" office:value="77.374" calcext:value-type="float">
            <text:p>77.374</text:p>
          </table:table-cell>
          <table:table-cell office:value-type="float" office:value="37.741" calcext:value-type="float">
            <text:p>37.741</text:p>
          </table:table-cell>
          <table:table-cell office:value-type="float" office:value="25.394" calcext:value-type="float">
            <text:p>25.394</text:p>
          </table:table-cell>
          <table:table-cell office:value-type="float" office:value="26.23" calcext:value-type="float">
            <text:p>26.23</text:p>
          </table:table-cell>
          <table:table-cell office:value-type="float" office:value="14.201" calcext:value-type="float">
            <text:p>14.201</text:p>
          </table:table-cell>
          <table:table-cell office:value-type="float" office:value="0" calcext:value-type="float">
            <text:p>0</text:p>
          </table:table-cell>
          <table:table-cell office:value-type="float" office:value="58.53" calcext:value-type="float">
            <text:p>58.53</text:p>
          </table:table-cell>
          <table:table-cell office:value-type="float" office:value="0" calcext:value-type="float">
            <text:p>0</text:p>
          </table:table-cell>
          <table:table-cell office:value-type="float" office:value="33.046" calcext:value-type="float">
            <text:p>33.046</text:p>
          </table:table-cell>
          <table:table-cell office:value-type="float" office:value="40.458" calcext:value-type="float">
            <text:p>40.458</text:p>
          </table:table-cell>
          <table:table-cell office:value-type="float" office:value="72.219" calcext:value-type="float">
            <text:p>72.219</text:p>
          </table:table-cell>
          <table:table-cell office:value-type="float" office:value="60.459" calcext:value-type="float">
            <text:p>60.459</text:p>
          </table:table-cell>
          <table:table-cell office:value-type="float" office:value="267.807" calcext:value-type="float">
            <text:p>267.807</text:p>
          </table:table-cell>
          <table:table-cell office:value-type="float" office:value="54.589" calcext:value-type="float">
            <text:p>54.589</text:p>
          </table:table-cell>
          <table:table-cell office:value-type="float" office:value="81.654" calcext:value-type="float">
            <text:p>81.654</text:p>
          </table:table-cell>
          <table:table-cell office:value-type="float" office:value="207.266" calcext:value-type="float">
            <text:p>207.266</text:p>
          </table:table-cell>
          <table:table-cell office:value-type="float" office:value="42.869" calcext:value-type="float">
            <text:p>42.869</text:p>
          </table:table-cell>
          <table:table-cell office:value-type="float" office:value="93.007" calcext:value-type="float">
            <text:p>93.007</text:p>
          </table:table-cell>
          <table:table-cell office:value-type="float" office:value="161.485" calcext:value-type="float">
            <text:p>161.485</text:p>
          </table:table-cell>
          <table:table-cell office:value-type="float" office:value="72.239" calcext:value-type="float">
            <text:p>72.239</text:p>
          </table:table-cell>
          <table:table-cell office:value-type="float" office:value="36.925" calcext:value-type="float">
            <text:p>36.925</text:p>
          </table:table-cell>
          <table:table-cell office:value-type="float" office:value="262.095" calcext:value-type="float">
            <text:p>262.095</text:p>
          </table:table-cell>
          <table:table-cell office:value-type="float" office:value="271.941" calcext:value-type="float">
            <text:p>271.941</text:p>
          </table:table-cell>
          <table:table-cell office:value-type="float" office:value="10.99" calcext:value-type="float">
            <text:p>10.99</text:p>
          </table:table-cell>
          <table:table-cell office:value-type="float" office:value="32.826" calcext:value-type="float">
            <text:p>32.826</text:p>
          </table:table-cell>
          <table:table-cell office:value-type="float" office:value="19.553" calcext:value-type="float">
            <text:p>19.553</text:p>
          </table:table-cell>
          <table:table-cell office:value-type="float" office:value="62.234" calcext:value-type="float">
            <text:p>62.234</text:p>
          </table:table-cell>
          <table:table-cell office:value-type="float" office:value="52.453" calcext:value-type="float">
            <text:p>52.453</text:p>
          </table:table-cell>
          <table:table-cell office:value-type="float" office:value="173.637" calcext:value-type="float">
            <text:p>173.637</text:p>
          </table:table-cell>
          <table:table-cell office:value-type="float" office:value="324.474" calcext:value-type="float">
            <text:p>324.474</text:p>
          </table:table-cell>
          <table:table-cell office:value-type="float" office:value="27.995" calcext:value-type="float">
            <text:p>27.995</text:p>
          </table:table-cell>
          <table:table-cell office:value-type="float" office:value="37.096" calcext:value-type="float">
            <text:p>37.096</text:p>
          </table:table-cell>
          <table:table-cell office:value-type="float" office:value="314.97" calcext:value-type="float">
            <text:p>314.97</text:p>
          </table:table-cell>
          <table:table-cell office:value-type="float" office:value="33.521" calcext:value-type="float">
            <text:p>33.521</text:p>
          </table:table-cell>
          <table:table-cell office:value-type="float" office:value="63.181" calcext:value-type="float">
            <text:p>63.181</text:p>
          </table:table-cell>
          <table:table-cell office:value-type="float" office:value="55.395" calcext:value-type="float">
            <text:p>55.395</text:p>
          </table:table-cell>
          <table:table-cell office:value-type="float" office:value="48.57" calcext:value-type="float">
            <text:p>48.57</text:p>
          </table:table-cell>
          <table:table-cell office:value-type="float" office:value="15.954" calcext:value-type="float">
            <text:p>15.954</text:p>
          </table:table-cell>
          <table:table-cell office:value-type="float" office:value="314.678" calcext:value-type="float">
            <text:p>314.678</text:p>
          </table:table-cell>
          <table:table-cell office:value-type="float" office:value="38.804" calcext:value-type="float">
            <text:p>38.804</text:p>
          </table:table-cell>
          <table:table-cell office:value-type="float" office:value="39.9" calcext:value-type="float">
            <text:p>39.9</text:p>
          </table:table-cell>
          <table:table-cell office:value-type="float" office:value="217.601" calcext:value-type="float">
            <text:p>217.601</text:p>
          </table:table-cell>
          <table:table-cell office:value-type="float" office:value="61.339" calcext:value-type="float">
            <text:p>61.339</text:p>
          </table:table-cell>
          <table:table-cell office:value-type="float" office:value="286.639" calcext:value-type="float">
            <text:p>286.639</text:p>
          </table:table-cell>
          <table:table-cell office:value-type="float" office:value="57.285" calcext:value-type="float">
            <text:p>57.285</text:p>
          </table:table-cell>
          <table:table-cell office:value-type="float" office:value="30.821" calcext:value-type="float">
            <text:p>30.821</text:p>
          </table:table-cell>
          <table:table-cell office:value-type="float" office:value="131.285" calcext:value-type="float">
            <text:p>131.285</text:p>
          </table:table-cell>
          <table:table-cell office:value-type="float" office:value="99.792" calcext:value-type="float">
            <text:p>99.792</text:p>
          </table:table-cell>
          <table:table-cell office:value-type="float" office:value="108.055" calcext:value-type="float">
            <text:p>108.055</text:p>
          </table:table-cell>
          <table:table-cell office:value-type="float" office:value="98.691" calcext:value-type="float">
            <text:p>98.691</text:p>
          </table:table-cell>
          <table:table-cell office:value-type="float" office:value="105.963" calcext:value-type="float">
            <text:p>105.963</text:p>
          </table:table-cell>
          <table:table-cell office:value-type="float" office:value="148.155" calcext:value-type="float">
            <text:p>148.155</text:p>
          </table:table-cell>
          <table:table-cell office:value-type="float" office:value="128.533" calcext:value-type="float">
            <text:p>128.533</text:p>
          </table:table-cell>
          <table:table-cell office:value-type="float" office:value="157.481" calcext:value-type="float">
            <text:p>157.481</text:p>
          </table:table-cell>
          <table:table-cell office:value-type="float" office:value="113.25" calcext:value-type="float">
            <text:p>113.25</text:p>
          </table:table-cell>
          <table:table-cell office:value-type="float" office:value="120.139" calcext:value-type="float">
            <text:p>120.139</text:p>
          </table:table-cell>
          <table:table-cell office:value-type="float" office:value="106.633" calcext:value-type="float">
            <text:p>106.633</text:p>
          </table:table-cell>
          <table:table-cell office:value-type="float" office:value="157.676" calcext:value-type="float">
            <text:p>157.676</text:p>
          </table:table-cell>
          <table:table-cell office:value-type="float" office:value="147.465" calcext:value-type="float">
            <text:p>147.465</text:p>
          </table:table-cell>
          <table:table-cell office:value-type="float" office:value="120.52" calcext:value-type="float">
            <text:p>120.52</text:p>
          </table:table-cell>
          <table:table-cell office:value-type="float" office:value="159.807" calcext:value-type="float">
            <text:p>159.807</text:p>
          </table:table-cell>
          <table:table-cell office:value-type="float" office:value="125.817" calcext:value-type="float">
            <text:p>125.817</text:p>
          </table:table-cell>
          <table:table-cell office:value-type="float" office:value="258.457" calcext:value-type="float">
            <text:p>258.457</text:p>
          </table:table-cell>
          <table:table-cell office:value-type="float" office:value="214.588" calcext:value-type="float">
            <text:p>214.588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70.207" calcext:value-type="float">
            <text:p>70.207</text:p>
          </table:table-cell>
          <table:table-cell office:value-type="float" office:value="256.94" calcext:value-type="float">
            <text:p>256.94</text:p>
          </table:table-cell>
          <table:table-cell office:value-type="float" office:value="45.488" calcext:value-type="float">
            <text:p>45.488</text:p>
          </table:table-cell>
          <table:table-cell office:value-type="float" office:value="280.444" calcext:value-type="float">
            <text:p>280.444</text:p>
          </table:table-cell>
          <table:table-cell office:value-type="float" office:value="272.313" calcext:value-type="float">
            <text:p>272.313</text:p>
          </table:table-cell>
          <table:table-cell office:value-type="float" office:value="292.009" calcext:value-type="float">
            <text:p>292.009</text:p>
          </table:table-cell>
          <table:table-cell office:value-type="float" office:value="232.17" calcext:value-type="float">
            <text:p>232.17</text:p>
          </table:table-cell>
          <table:table-cell office:value-type="float" office:value="262.563" calcext:value-type="float">
            <text:p>262.563</text:p>
          </table:table-cell>
          <table:table-cell office:value-type="float" office:value="64.87" calcext:value-type="float">
            <text:p>64.87</text:p>
          </table:table-cell>
          <table:table-cell office:value-type="float" office:value="39.429" calcext:value-type="float">
            <text:p>39.429</text:p>
          </table:table-cell>
          <table:table-cell office:value-type="float" office:value="60.198" calcext:value-type="float">
            <text:p>60.198</text:p>
          </table:table-cell>
          <table:table-cell office:value-type="float" office:value="221.431" calcext:value-type="float">
            <text:p>221.431</text:p>
          </table:table-cell>
          <table:table-cell office:value-type="float" office:value="113.42" calcext:value-type="float">
            <text:p>113.42</text:p>
          </table:table-cell>
          <table:table-cell office:value-type="float" office:value="108.668" calcext:value-type="float">
            <text:p>108.668</text:p>
          </table:table-cell>
          <table:table-cell office:value-type="float" office:value="209.643" calcext:value-type="float">
            <text:p>209.643</text:p>
          </table:table-cell>
          <table:table-cell office:value-type="float" office:value="51.645" calcext:value-type="float">
            <text:p>51.645</text:p>
          </table:table-cell>
          <table:table-cell office:value-type="float" office:value="228.658" calcext:value-type="float">
            <text:p>228.658</text:p>
          </table:table-cell>
          <table:table-cell office:value-type="float" office:value="182.665" calcext:value-type="float">
            <text:p>182.665</text:p>
          </table:table-cell>
          <table:table-cell office:value-type="float" office:value="86.93" calcext:value-type="float">
            <text:p>86.93</text:p>
          </table:table-cell>
          <table:table-cell office:value-type="float" office:value="51.832" calcext:value-type="float">
            <text:p>51.832</text:p>
          </table:table-cell>
          <table:table-cell office:value-type="float" office:value="34.155" calcext:value-type="float">
            <text:p>34.155</text:p>
          </table:table-cell>
          <table:table-cell office:value-type="float" office:value="47.727" calcext:value-type="float">
            <text:p>47.727</text:p>
          </table:table-cell>
          <table:table-cell office:value-type="float" office:value="53.261" calcext:value-type="float">
            <text:p>53.261</text:p>
          </table:table-cell>
          <table:table-cell office:value-type="float" office:value="69.754" calcext:value-type="float">
            <text:p>69.754</text:p>
          </table:table-cell>
          <table:table-cell office:value-type="float" office:value="41.26" calcext:value-type="float">
            <text:p>41.26</text:p>
          </table:table-cell>
          <table:table-cell office:value-type="float" office:value="62.033" calcext:value-type="float">
            <text:p>62.033</text:p>
          </table:table-cell>
          <table:table-cell office:value-type="float" office:value="0" calcext:value-type="float">
            <text:p>0</text:p>
          </table:table-cell>
          <table:table-cell office:value-type="float" office:value="37.009" calcext:value-type="float">
            <text:p>37.009</text:p>
          </table:table-cell>
          <table:table-cell office:value-type="float" office:value="100.391" calcext:value-type="float">
            <text:p>100.391</text:p>
          </table:table-cell>
          <table:table-cell office:value-type="float" office:value="75.447" calcext:value-type="float">
            <text:p>75.447</text:p>
          </table:table-cell>
          <table:table-cell office:value-type="float" office:value="202.087" calcext:value-type="float">
            <text:p>202.087</text:p>
          </table:table-cell>
          <table:table-cell office:value-type="float" office:value="53.794" calcext:value-type="float">
            <text:p>53.794</text:p>
          </table:table-cell>
          <table:table-cell office:value-type="float" office:value="78.201" calcext:value-type="float">
            <text:p>78.201</text:p>
          </table:table-cell>
          <table:table-cell office:value-type="float" office:value="265.61" calcext:value-type="float">
            <text:p>265.61</text:p>
          </table:table-cell>
          <table:table-cell office:value-type="float" office:value="42.058" calcext:value-type="float">
            <text:p>42.058</text:p>
          </table:table-cell>
          <table:table-cell office:value-type="float" office:value="87.072" calcext:value-type="float">
            <text:p>87.072</text:p>
          </table:table-cell>
          <table:table-cell office:value-type="float" office:value="164.113" calcext:value-type="float">
            <text:p>164.113</text:p>
          </table:table-cell>
          <table:table-cell office:value-type="float" office:value="77.508" calcext:value-type="float">
            <text:p>77.508</text:p>
          </table:table-cell>
          <table:table-cell office:value-type="float" office:value="52.043" calcext:value-type="float">
            <text:p>52.043</text:p>
          </table:table-cell>
          <table:table-cell office:value-type="float" office:value="275.667" calcext:value-type="float">
            <text:p>275.667</text:p>
          </table:table-cell>
          <table:table-cell office:value-type="float" office:value="270.677" calcext:value-type="float">
            <text:p>270.677</text:p>
          </table:table-cell>
          <table:table-cell office:value-type="float" office:value="67.421" calcext:value-type="float">
            <text:p>67.421</text:p>
          </table:table-cell>
          <table:table-cell office:value-type="float" office:value="45.603" calcext:value-type="float">
            <text:p>45.603</text:p>
          </table:table-cell>
          <table:table-cell office:value-type="float" office:value="62.856" calcext:value-type="float">
            <text:p>62.856</text:p>
          </table:table-cell>
          <table:table-cell office:value-type="float" office:value="66.698" calcext:value-type="float">
            <text:p>66.698</text:p>
          </table:table-cell>
          <table:table-cell office:value-type="float" office:value="66.782" calcext:value-type="float">
            <text:p>66.782</text:p>
          </table:table-cell>
          <table:table-cell office:value-type="float" office:value="162.763" calcext:value-type="float">
            <text:p>162.763</text:p>
          </table:table-cell>
          <table:table-cell office:value-type="float" office:value="185.297" calcext:value-type="float">
            <text:p>185.297</text:p>
          </table:table-cell>
          <table:table-cell office:value-type="float" office:value="38.316" calcext:value-type="float">
            <text:p>38.316</text:p>
          </table:table-cell>
          <table:table-cell office:value-type="float" office:value="61.08" calcext:value-type="float">
            <text:p>61.08</text:p>
          </table:table-cell>
          <table:table-cell office:value-type="float" office:value="300.692" calcext:value-type="float">
            <text:p>300.692</text:p>
          </table:table-cell>
          <table:table-cell office:value-type="float" office:value="48.433" calcext:value-type="float">
            <text:p>48.433</text:p>
          </table:table-cell>
          <table:table-cell office:value-type="float" office:value="48.041" calcext:value-type="float">
            <text:p>48.041</text:p>
          </table:table-cell>
          <table:table-cell office:value-type="float" office:value="57.791" calcext:value-type="float">
            <text:p>57.791</text:p>
          </table:table-cell>
          <table:table-cell office:value-type="float" office:value="51.892" calcext:value-type="float">
            <text:p>51.892</text:p>
          </table:table-cell>
          <table:table-cell office:value-type="float" office:value="63.065" calcext:value-type="float">
            <text:p>63.065</text:p>
          </table:table-cell>
          <table:table-cell office:value-type="float" office:value="186.045" calcext:value-type="float">
            <text:p>186.045</text:p>
          </table:table-cell>
          <table:table-cell office:value-type="float" office:value="52.795" calcext:value-type="float">
            <text:p>52.795</text:p>
          </table:table-cell>
          <table:table-cell office:value-type="float" office:value="45.509" calcext:value-type="float">
            <text:p>45.509</text:p>
          </table:table-cell>
          <table:table-cell office:value-type="float" office:value="199.812" calcext:value-type="float">
            <text:p>199.812</text:p>
          </table:table-cell>
          <table:table-cell office:value-type="float" office:value="83.217" calcext:value-type="float">
            <text:p>83.217</text:p>
          </table:table-cell>
          <table:table-cell office:value-type="float" office:value="215.071" calcext:value-type="float">
            <text:p>215.071</text:p>
          </table:table-cell>
          <table:table-cell office:value-type="float" office:value="152.114" calcext:value-type="float">
            <text:p>152.114</text:p>
          </table:table-cell>
          <table:table-cell office:value-type="float" office:value="32.222" calcext:value-type="float">
            <text:p>32.222</text:p>
          </table:table-cell>
          <table:table-cell office:value-type="float" office:value="130.161" calcext:value-type="float">
            <text:p>130.161</text:p>
          </table:table-cell>
          <table:table-cell office:value-type="float" office:value="104.085" calcext:value-type="float">
            <text:p>104.085</text:p>
          </table:table-cell>
          <table:table-cell office:value-type="float" office:value="114.277" calcext:value-type="float">
            <text:p>114.277</text:p>
          </table:table-cell>
          <table:table-cell office:value-type="float" office:value="103.92" calcext:value-type="float">
            <text:p>103.92</text:p>
          </table:table-cell>
          <table:table-cell office:value-type="float" office:value="115.645" calcext:value-type="float">
            <text:p>115.645</text:p>
          </table:table-cell>
          <table:table-cell office:value-type="float" office:value="168.698" calcext:value-type="float">
            <text:p>168.698</text:p>
          </table:table-cell>
          <table:table-cell office:value-type="float" office:value="156.351" calcext:value-type="float">
            <text:p>156.351</text:p>
          </table:table-cell>
          <table:table-cell office:value-type="float" office:value="180.085" calcext:value-type="float">
            <text:p>180.085</text:p>
          </table:table-cell>
          <table:table-cell office:value-type="float" office:value="131.651" calcext:value-type="float">
            <text:p>131.651</text:p>
          </table:table-cell>
          <table:table-cell office:value-type="float" office:value="128.754" calcext:value-type="float">
            <text:p>128.754</text:p>
          </table:table-cell>
          <table:table-cell office:value-type="float" office:value="109.669" calcext:value-type="float">
            <text:p>109.669</text:p>
          </table:table-cell>
          <table:table-cell office:value-type="float" office:value="171.923" calcext:value-type="float">
            <text:p>171.923</text:p>
          </table:table-cell>
          <table:table-cell office:value-type="float" office:value="154.659" calcext:value-type="float">
            <text:p>154.659</text:p>
          </table:table-cell>
          <table:table-cell office:value-type="float" office:value="128.322" calcext:value-type="float">
            <text:p>128.322</text:p>
          </table:table-cell>
          <table:table-cell office:value-type="float" office:value="158.636" calcext:value-type="float">
            <text:p>158.636</text:p>
          </table:table-cell>
          <table:table-cell office:value-type="float" office:value="127.241" calcext:value-type="float">
            <text:p>127.241</text:p>
          </table:table-cell>
          <table:table-cell office:value-type="float" office:value="226.676" calcext:value-type="float">
            <text:p>226.676</text:p>
          </table:table-cell>
          <table:table-cell office:value-type="float" office:value="214.291" calcext:value-type="float">
            <text:p>214.291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39.448" calcext:value-type="float">
            <text:p>39.448</text:p>
          </table:table-cell>
          <table:table-cell office:value-type="float" office:value="238.448" calcext:value-type="float">
            <text:p>238.448</text:p>
          </table:table-cell>
          <table:table-cell office:value-type="float" office:value="26.845" calcext:value-type="float">
            <text:p>26.845</text:p>
          </table:table-cell>
          <table:table-cell office:value-type="float" office:value="227.826" calcext:value-type="float">
            <text:p>227.826</text:p>
          </table:table-cell>
          <table:table-cell office:value-type="float" office:value="233.783" calcext:value-type="float">
            <text:p>233.783</text:p>
          </table:table-cell>
          <table:table-cell office:value-type="float" office:value="261.505" calcext:value-type="float">
            <text:p>261.505</text:p>
          </table:table-cell>
          <table:table-cell office:value-type="float" office:value="182.365" calcext:value-type="float">
            <text:p>182.365</text:p>
          </table:table-cell>
          <table:table-cell office:value-type="float" office:value="207.483" calcext:value-type="float">
            <text:p>207.483</text:p>
          </table:table-cell>
          <table:table-cell office:value-type="float" office:value="41.88" calcext:value-type="float">
            <text:p>41.88</text:p>
          </table:table-cell>
          <table:table-cell office:value-type="float" office:value="13.998" calcext:value-type="float">
            <text:p>13.998</text:p>
          </table:table-cell>
          <table:table-cell office:value-type="float" office:value="41.229" calcext:value-type="float">
            <text:p>41.229</text:p>
          </table:table-cell>
          <table:table-cell office:value-type="float" office:value="210.998" calcext:value-type="float">
            <text:p>210.998</text:p>
          </table:table-cell>
          <table:table-cell office:value-type="float" office:value="95.438" calcext:value-type="float">
            <text:p>95.438</text:p>
          </table:table-cell>
          <table:table-cell office:value-type="float" office:value="91.238" calcext:value-type="float">
            <text:p>91.238</text:p>
          </table:table-cell>
          <table:table-cell office:value-type="float" office:value="175.639" calcext:value-type="float">
            <text:p>175.639</text:p>
          </table:table-cell>
          <table:table-cell office:value-type="float" office:value="10.792" calcext:value-type="float">
            <text:p>10.792</text:p>
          </table:table-cell>
          <table:table-cell office:value-type="float" office:value="202.97" calcext:value-type="float">
            <text:p>202.97</text:p>
          </table:table-cell>
          <table:table-cell office:value-type="float" office:value="166.718" calcext:value-type="float">
            <text:p>166.718</text:p>
          </table:table-cell>
          <table:table-cell office:value-type="float" office:value="55.021" calcext:value-type="float">
            <text:p>55.021</text:p>
          </table:table-cell>
          <table:table-cell office:value-type="float" office:value="19.605" calcext:value-type="float">
            <text:p>19.605</text:p>
          </table:table-cell>
          <table:table-cell office:value-type="float" office:value="16.087" calcext:value-type="float">
            <text:p>16.087</text:p>
          </table:table-cell>
          <table:table-cell office:value-type="float" office:value="32.783" calcext:value-type="float">
            <text:p>32.783</text:p>
          </table:table-cell>
          <table:table-cell office:value-type="float" office:value="28.227" calcext:value-type="float">
            <text:p>28.227</text:p>
          </table:table-cell>
          <table:table-cell office:value-type="float" office:value="39" calcext:value-type="float">
            <text:p>39</text:p>
          </table:table-cell>
          <table:table-cell office:value-type="float" office:value="14.26" calcext:value-type="float">
            <text:p>14.26</text:p>
          </table:table-cell>
          <table:table-cell office:value-type="float" office:value="39.956" calcext:value-type="float">
            <text:p>39.956</text:p>
          </table:table-cell>
          <table:table-cell office:value-type="float" office:value="11.599" calcext:value-type="float">
            <text:p>11.599</text:p>
          </table:table-cell>
          <table:table-cell office:value-type="float" office:value="0" calcext:value-type="float">
            <text:p>0</text:p>
          </table:table-cell>
          <table:table-cell office:value-type="float" office:value="80.262" calcext:value-type="float">
            <text:p>80.262</text:p>
          </table:table-cell>
          <table:table-cell office:value-type="float" office:value="50.615" calcext:value-type="float">
            <text:p>50.615</text:p>
          </table:table-cell>
          <table:table-cell office:value-type="float" office:value="232.272" calcext:value-type="float">
            <text:p>232.272</text:p>
          </table:table-cell>
          <table:table-cell office:value-type="float" office:value="40.679" calcext:value-type="float">
            <text:p>40.679</text:p>
          </table:table-cell>
          <table:table-cell office:value-type="float" office:value="56.371" calcext:value-type="float">
            <text:p>56.371</text:p>
          </table:table-cell>
          <table:table-cell office:value-type="float" office:value="149.137" calcext:value-type="float">
            <text:p>149.137</text:p>
          </table:table-cell>
          <table:table-cell office:value-type="float" office:value="25.399" calcext:value-type="float">
            <text:p>25.399</text:p>
          </table:table-cell>
          <table:table-cell office:value-type="float" office:value="80.315" calcext:value-type="float">
            <text:p>80.315</text:p>
          </table:table-cell>
          <table:table-cell office:value-type="float" office:value="146.813" calcext:value-type="float">
            <text:p>146.813</text:p>
          </table:table-cell>
          <table:table-cell office:value-type="float" office:value="60.335" calcext:value-type="float">
            <text:p>60.335</text:p>
          </table:table-cell>
          <table:table-cell office:value-type="float" office:value="6.801" calcext:value-type="float">
            <text:p>6.801</text:p>
          </table:table-cell>
          <table:table-cell office:value-type="float" office:value="201.988" calcext:value-type="float">
            <text:p>201.988</text:p>
          </table:table-cell>
          <table:table-cell office:value-type="float" office:value="246.603" calcext:value-type="float">
            <text:p>246.603</text:p>
          </table:table-cell>
          <table:table-cell office:value-type="float" office:value="51.645" calcext:value-type="float">
            <text:p>51.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7" calcext:value-type="float">
            <text:p>44.57</text:p>
          </table:table-cell>
          <table:table-cell office:value-type="float" office:value="41.736" calcext:value-type="float">
            <text:p>41.736</text:p>
          </table:table-cell>
          <table:table-cell office:value-type="float" office:value="153.524" calcext:value-type="float">
            <text:p>153.524</text:p>
          </table:table-cell>
          <table:table-cell office:value-type="float" office:value="142.063" calcext:value-type="float">
            <text:p>142.063</text:p>
          </table:table-cell>
          <table:table-cell office:value-type="float" office:value="27.391" calcext:value-type="float">
            <text:p>27.391</text:p>
          </table:table-cell>
          <table:table-cell office:value-type="float" office:value="39.634" calcext:value-type="float">
            <text:p>39.634</text:p>
          </table:table-cell>
          <table:table-cell office:value-type="float" office:value="252.243" calcext:value-type="float">
            <text:p>252.243</text:p>
          </table:table-cell>
          <table:table-cell office:value-type="float" office:value="33.354" calcext:value-type="float">
            <text:p>33.354</text:p>
          </table:table-cell>
          <table:table-cell office:value-type="float" office:value="23.915" calcext:value-type="float">
            <text:p>23.915</text:p>
          </table:table-cell>
          <table:table-cell office:value-type="float" office:value="42.529" calcext:value-type="float">
            <text:p>42.529</text:p>
          </table:table-cell>
          <table:table-cell office:value-type="float" office:value="33.531" calcext:value-type="float">
            <text:p>33.531</text:p>
          </table:table-cell>
          <table:table-cell office:value-type="float" office:value="37.623" calcext:value-type="float">
            <text:p>37.623</text:p>
          </table:table-cell>
          <table:table-cell office:value-type="float" office:value="135.261" calcext:value-type="float">
            <text:p>135.261</text:p>
          </table:table-cell>
          <table:table-cell office:value-type="float" office:value="49.23" calcext:value-type="float">
            <text:p>49.23</text:p>
          </table:table-cell>
          <table:table-cell office:value-type="float" office:value="20.336" calcext:value-type="float">
            <text:p>20.336</text:p>
          </table:table-cell>
          <table:table-cell office:value-type="float" office:value="242.423" calcext:value-type="float">
            <text:p>242.423</text:p>
          </table:table-cell>
          <table:table-cell office:value-type="float" office:value="48.46" calcext:value-type="float">
            <text:p>48.46</text:p>
          </table:table-cell>
          <table:table-cell office:value-type="float" office:value="214.698" calcext:value-type="float">
            <text:p>214.698</text:p>
          </table:table-cell>
          <table:table-cell office:value-type="float" office:value="48.784" calcext:value-type="float">
            <text:p>48.784</text:p>
          </table:table-cell>
          <table:table-cell office:value-type="float" office:value="15.331" calcext:value-type="float">
            <text:p>15.331</text:p>
          </table:table-cell>
          <table:table-cell office:value-type="float" office:value="118.1" calcext:value-type="float">
            <text:p>118.1</text:p>
          </table:table-cell>
          <table:table-cell office:value-type="float" office:value="89.1" calcext:value-type="float">
            <text:p>89.1</text:p>
          </table:table-cell>
          <table:table-cell office:value-type="float" office:value="94.94" calcext:value-type="float">
            <text:p>94.94</text:p>
          </table:table-cell>
          <table:table-cell office:value-type="float" office:value="99.091" calcext:value-type="float">
            <text:p>99.091</text:p>
          </table:table-cell>
          <table:table-cell office:value-type="float" office:value="109.703" calcext:value-type="float">
            <text:p>109.703</text:p>
          </table:table-cell>
          <table:table-cell office:value-type="float" office:value="143.126" calcext:value-type="float">
            <text:p>143.126</text:p>
          </table:table-cell>
          <table:table-cell office:value-type="float" office:value="163.985" calcext:value-type="float">
            <text:p>163.985</text:p>
          </table:table-cell>
          <table:table-cell office:value-type="float" office:value="191.666" calcext:value-type="float">
            <text:p>191.666</text:p>
          </table:table-cell>
          <table:table-cell office:value-type="float" office:value="142.237" calcext:value-type="float">
            <text:p>142.237</text:p>
          </table:table-cell>
          <table:table-cell office:value-type="float" office:value="113.141" calcext:value-type="float">
            <text:p>113.141</text:p>
          </table:table-cell>
          <table:table-cell office:value-type="float" office:value="97.263" calcext:value-type="float">
            <text:p>97.263</text:p>
          </table:table-cell>
          <table:table-cell office:value-type="float" office:value="149.234" calcext:value-type="float">
            <text:p>149.234</text:p>
          </table:table-cell>
          <table:table-cell office:value-type="float" office:value="141.509" calcext:value-type="float">
            <text:p>141.509</text:p>
          </table:table-cell>
          <table:table-cell office:value-type="float" office:value="112.155" calcext:value-type="float">
            <text:p>112.155</text:p>
          </table:table-cell>
          <table:table-cell office:value-type="float" office:value="132.697" calcext:value-type="float">
            <text:p>132.697</text:p>
          </table:table-cell>
          <table:table-cell office:value-type="float" office:value="111.64" calcext:value-type="float">
            <text:p>111.64</text:p>
          </table:table-cell>
          <table:table-cell office:value-type="float" office:value="169.481" calcext:value-type="float">
            <text:p>169.481</text:p>
          </table:table-cell>
          <table:table-cell office:value-type="float" office:value="172.744" calcext:value-type="float">
            <text:p>172.744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Tbilisi</text:p>
          </table:table-cell>
          <table:table-cell office:value-type="float" office:value="39.099" calcext:value-type="float">
            <text:p>39.099</text:p>
          </table:table-cell>
          <table:table-cell office:value-type="float" office:value="256.546" calcext:value-type="float">
            <text:p>256.546</text:p>
          </table:table-cell>
          <table:table-cell office:value-type="float" office:value="68.255" calcext:value-type="float">
            <text:p>68.255</text:p>
          </table:table-cell>
          <table:table-cell office:value-type="float" office:value="304.957" calcext:value-type="float">
            <text:p>304.957</text:p>
          </table:table-cell>
          <table:table-cell office:value-type="float" office:value="303.932" calcext:value-type="float">
            <text:p>303.932</text:p>
          </table:table-cell>
          <table:table-cell office:value-type="float" office:value="318.363" calcext:value-type="float">
            <text:p>318.363</text:p>
          </table:table-cell>
          <table:table-cell office:value-type="float" office:value="306.68" calcext:value-type="float">
            <text:p>306.68</text:p>
          </table:table-cell>
          <table:table-cell office:value-type="float" office:value="304.903" calcext:value-type="float">
            <text:p>304.903</text:p>
          </table:table-cell>
          <table:table-cell office:value-type="float" office:value="48.697" calcext:value-type="float">
            <text:p>48.697</text:p>
          </table:table-cell>
          <table:table-cell office:value-type="float" office:value="52.241" calcext:value-type="float">
            <text:p>52.241</text:p>
          </table:table-cell>
          <table:table-cell office:value-type="float" office:value="49.517" calcext:value-type="float">
            <text:p>49.517</text:p>
          </table:table-cell>
          <table:table-cell office:value-type="float" office:value="228.451" calcext:value-type="float">
            <text:p>228.451</text:p>
          </table:table-cell>
          <table:table-cell office:value-type="float" office:value="135.413" calcext:value-type="float">
            <text:p>135.413</text:p>
          </table:table-cell>
          <table:table-cell office:value-type="float" office:value="137.856" calcext:value-type="float">
            <text:p>137.856</text:p>
          </table:table-cell>
          <table:table-cell office:value-type="float" office:value="199.332" calcext:value-type="float">
            <text:p>199.332</text:p>
          </table:table-cell>
          <table:table-cell office:value-type="float" office:value="52.475" calcext:value-type="float">
            <text:p>52.475</text:p>
          </table:table-cell>
          <table:table-cell office:value-type="float" office:value="254.402" calcext:value-type="float">
            <text:p>254.402</text:p>
          </table:table-cell>
          <table:table-cell office:value-type="float" office:value="205.042" calcext:value-type="float">
            <text:p>205.042</text:p>
          </table:table-cell>
          <table:table-cell office:value-type="float" office:value="92.44" calcext:value-type="float">
            <text:p>92.44</text:p>
          </table:table-cell>
          <table:table-cell office:value-type="float" office:value="60.466" calcext:value-type="float">
            <text:p>60.466</text:p>
          </table:table-cell>
          <table:table-cell office:value-type="float" office:value="48.53" calcext:value-type="float">
            <text:p>48.53</text:p>
          </table:table-cell>
          <table:table-cell office:value-type="float" office:value="56.858" calcext:value-type="float">
            <text:p>56.858</text:p>
          </table:table-cell>
          <table:table-cell office:value-type="float" office:value="56.218" calcext:value-type="float">
            <text:p>56.218</text:p>
          </table:table-cell>
          <table:table-cell office:value-type="float" office:value="70.738" calcext:value-type="float">
            <text:p>70.738</text:p>
          </table:table-cell>
          <table:table-cell office:value-type="float" office:value="70.583" calcext:value-type="float">
            <text:p>70.583</text:p>
          </table:table-cell>
          <table:table-cell office:value-type="float" office:value="46.044" calcext:value-type="float">
            <text:p>46.044</text:p>
          </table:table-cell>
          <table:table-cell office:value-type="float" office:value="55.247" calcext:value-type="float">
            <text:p>55.247</text:p>
          </table:table-cell>
          <table:table-cell office:value-type="float" office:value="59.218" calcext:value-type="float">
            <text:p>59.218</text:p>
          </table:table-cell>
          <table:table-cell office:value-type="float" office:value="0" calcext:value-type="float">
            <text:p>0</text:p>
          </table:table-cell>
          <table:table-cell office:value-type="float" office:value="38.426" calcext:value-type="float">
            <text:p>38.426</text:p>
          </table:table-cell>
          <table:table-cell office:value-type="float" office:value="223.13" calcext:value-type="float">
            <text:p>223.13</text:p>
          </table:table-cell>
          <table:table-cell office:value-type="float" office:value="52.382" calcext:value-type="float">
            <text:p>52.382</text:p>
          </table:table-cell>
          <table:table-cell office:value-type="float" office:value="84.6" calcext:value-type="float">
            <text:p>84.6</text:p>
          </table:table-cell>
          <table:table-cell office:value-type="float" office:value="214.107" calcext:value-type="float">
            <text:p>214.107</text:p>
          </table:table-cell>
          <table:table-cell office:value-type="float" office:value="59.832" calcext:value-type="float">
            <text:p>59.832</text:p>
          </table:table-cell>
          <table:table-cell office:value-type="float" office:value="107.988" calcext:value-type="float">
            <text:p>107.988</text:p>
          </table:table-cell>
          <table:table-cell office:value-type="float" office:value="185.288" calcext:value-type="float">
            <text:p>185.288</text:p>
          </table:table-cell>
          <table:table-cell office:value-type="float" office:value="94.724" calcext:value-type="float">
            <text:p>94.724</text:p>
          </table:table-cell>
          <table:table-cell office:value-type="float" office:value="46.648" calcext:value-type="float">
            <text:p>46.648</text:p>
          </table:table-cell>
          <table:table-cell office:value-type="float" office:value="287.092" calcext:value-type="float">
            <text:p>287.092</text:p>
          </table:table-cell>
          <table:table-cell office:value-type="float" office:value="323.675" calcext:value-type="float">
            <text:p>323.675</text:p>
          </table:table-cell>
          <table:table-cell office:value-type="float" office:value="72.188" calcext:value-type="float">
            <text:p>72.188</text:p>
          </table:table-cell>
          <table:table-cell office:value-type="float" office:value="49.098" calcext:value-type="float">
            <text:p>49.098</text:p>
          </table:table-cell>
          <table:table-cell office:value-type="float" office:value="72.568" calcext:value-type="float">
            <text:p>72.568</text:p>
          </table:table-cell>
          <table:table-cell office:value-type="float" office:value="36.713" calcext:value-type="float">
            <text:p>36.713</text:p>
          </table:table-cell>
          <table:table-cell office:value-type="float" office:value="50.919" calcext:value-type="float">
            <text:p>50.919</text:p>
          </table:table-cell>
          <table:table-cell office:value-type="float" office:value="178.687" calcext:value-type="float">
            <text:p>178.687</text:p>
          </table:table-cell>
          <table:table-cell office:value-type="float" office:value="299.081" calcext:value-type="float">
            <text:p>299.081</text:p>
          </table:table-cell>
          <table:table-cell office:value-type="float" office:value="54.693" calcext:value-type="float">
            <text:p>54.693</text:p>
          </table:table-cell>
          <table:table-cell office:value-type="float" office:value="65.595" calcext:value-type="float">
            <text:p>65.595</text:p>
          </table:table-cell>
          <table:table-cell office:value-type="float" office:value="328.025" calcext:value-type="float">
            <text:p>328.025</text:p>
          </table:table-cell>
          <table:table-cell office:value-type="float" office:value="64.49" calcext:value-type="float">
            <text:p>64.49</text:p>
          </table:table-cell>
          <table:table-cell office:value-type="float" office:value="69.331" calcext:value-type="float">
            <text:p>69.331</text:p>
          </table:table-cell>
          <table:table-cell office:value-type="float" office:value="18.944" calcext:value-type="float">
            <text:p>18.944</text:p>
          </table:table-cell>
          <table:table-cell office:value-type="float" office:value="57.35" calcext:value-type="float">
            <text:p>57.35</text:p>
          </table:table-cell>
          <table:table-cell office:value-type="float" office:value="67.291" calcext:value-type="float">
            <text:p>67.291</text:p>
          </table:table-cell>
          <table:table-cell office:value-type="float" office:value="192.847" calcext:value-type="float">
            <text:p>192.847</text:p>
          </table:table-cell>
          <table:table-cell office:value-type="float" office:value="54.771" calcext:value-type="float">
            <text:p>54.771</text:p>
          </table:table-cell>
          <table:table-cell office:value-type="float" office:value="70.387" calcext:value-type="float">
            <text:p>70.387</text:p>
          </table:table-cell>
          <table:table-cell office:value-type="float" office:value="226.717" calcext:value-type="float">
            <text:p>226.717</text:p>
          </table:table-cell>
          <table:table-cell office:value-type="float" office:value="82.771" calcext:value-type="float">
            <text:p>82.771</text:p>
          </table:table-cell>
          <table:table-cell office:value-type="float" office:value="240.487" calcext:value-type="float">
            <text:p>240.487</text:p>
          </table:table-cell>
          <table:table-cell office:value-type="float" office:value="61.377" calcext:value-type="float">
            <text:p>61.377</text:p>
          </table:table-cell>
          <table:table-cell office:value-type="float" office:value="55.359" calcext:value-type="float">
            <text:p>55.359</text:p>
          </table:table-cell>
          <table:table-cell office:value-type="float" office:value="154.236" calcext:value-type="float">
            <text:p>154.236</text:p>
          </table:table-cell>
          <table:table-cell office:value-type="float" office:value="129.702" calcext:value-type="float">
            <text:p>129.702</text:p>
          </table:table-cell>
          <table:table-cell office:value-type="float" office:value="134.445" calcext:value-type="float">
            <text:p>134.445</text:p>
          </table:table-cell>
          <table:table-cell office:value-type="float" office:value="123.244" calcext:value-type="float">
            <text:p>123.244</text:p>
          </table:table-cell>
          <table:table-cell office:value-type="float" office:value="142.837" calcext:value-type="float">
            <text:p>142.837</text:p>
          </table:table-cell>
          <table:table-cell office:value-type="float" office:value="184.937" calcext:value-type="float">
            <text:p>184.937</text:p>
          </table:table-cell>
          <table:table-cell office:value-type="float" office:value="160.51" calcext:value-type="float">
            <text:p>160.51</text:p>
          </table:table-cell>
          <table:table-cell office:value-type="float" office:value="185.218" calcext:value-type="float">
            <text:p>185.218</text:p>
          </table:table-cell>
          <table:table-cell office:value-type="float" office:value="142.085" calcext:value-type="float">
            <text:p>142.085</text:p>
          </table:table-cell>
          <table:table-cell office:value-type="float" office:value="149.2" calcext:value-type="float">
            <text:p>149.2</text:p>
          </table:table-cell>
          <table:table-cell office:value-type="float" office:value="133.933" calcext:value-type="float">
            <text:p>133.933</text:p>
          </table:table-cell>
          <table:table-cell office:value-type="float" office:value="191.183" calcext:value-type="float">
            <text:p>191.183</text:p>
          </table:table-cell>
          <table:table-cell office:value-type="float" office:value="185.303" calcext:value-type="float">
            <text:p>185.303</text:p>
          </table:table-cell>
          <table:table-cell office:value-type="float" office:value="145.5" calcext:value-type="float">
            <text:p>145.5</text:p>
          </table:table-cell>
          <table:table-cell office:value-type="float" office:value="189.965" calcext:value-type="float">
            <text:p>189.965</text:p>
          </table:table-cell>
          <table:table-cell office:value-type="float" office:value="156.822" calcext:value-type="float">
            <text:p>156.822</text:p>
          </table:table-cell>
          <table:table-cell office:value-type="float" office:value="218.993" calcext:value-type="float">
            <text:p>218.993</text:p>
          </table:table-cell>
          <table:table-cell office:value-type="float" office:value="213.165" calcext:value-type="float">
            <text:p>213.16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24.298" calcext:value-type="float">
            <text:p>24.298</text:p>
          </table:table-cell>
          <table:table-cell office:value-type="float" office:value="266.496" calcext:value-type="float">
            <text:p>266.496</text:p>
          </table:table-cell>
          <table:table-cell office:value-type="float" office:value="30.884" calcext:value-type="float">
            <text:p>30.884</text:p>
          </table:table-cell>
          <table:table-cell office:value-type="float" office:value="271.602" calcext:value-type="float">
            <text:p>271.602</text:p>
          </table:table-cell>
          <table:table-cell office:value-type="float" office:value="262.127" calcext:value-type="float">
            <text:p>262.127</text:p>
          </table:table-cell>
          <table:table-cell office:value-type="float" office:value="286.085" calcext:value-type="float">
            <text:p>286.085</text:p>
          </table:table-cell>
          <table:table-cell office:value-type="float" office:value="223.844" calcext:value-type="float">
            <text:p>223.844</text:p>
          </table:table-cell>
          <table:table-cell office:value-type="float" office:value="253.398" calcext:value-type="float">
            <text:p>253.398</text:p>
          </table:table-cell>
          <table:table-cell office:value-type="float" office:value="37.419" calcext:value-type="float">
            <text:p>37.419</text:p>
          </table:table-cell>
          <table:table-cell office:value-type="float" office:value="52.632" calcext:value-type="float">
            <text:p>52.632</text:p>
          </table:table-cell>
          <table:table-cell office:value-type="float" office:value="15.262" calcext:value-type="float">
            <text:p>15.262</text:p>
          </table:table-cell>
          <table:table-cell office:value-type="float" office:value="249.506" calcext:value-type="float">
            <text:p>249.506</text:p>
          </table:table-cell>
          <table:table-cell office:value-type="float" office:value="130.708" calcext:value-type="float">
            <text:p>130.708</text:p>
          </table:table-cell>
          <table:table-cell office:value-type="float" office:value="128.468" calcext:value-type="float">
            <text:p>128.468</text:p>
          </table:table-cell>
          <table:table-cell office:value-type="float" office:value="194.798" calcext:value-type="float">
            <text:p>194.798</text:p>
          </table:table-cell>
          <table:table-cell office:value-type="float" office:value="42.975" calcext:value-type="float">
            <text:p>42.975</text:p>
          </table:table-cell>
          <table:table-cell office:value-type="float" office:value="246.076" calcext:value-type="float">
            <text:p>246.076</text:p>
          </table:table-cell>
          <table:table-cell office:value-type="float" office:value="209.458" calcext:value-type="float">
            <text:p>209.458</text:p>
          </table:table-cell>
          <table:table-cell office:value-type="float" office:value="95.774" calcext:value-type="float">
            <text:p>95.774</text:p>
          </table:table-cell>
          <table:table-cell office:value-type="float" office:value="32.69" calcext:value-type="float">
            <text:p>32.69</text:p>
          </table:table-cell>
          <table:table-cell office:value-type="float" office:value="51.248" calcext:value-type="float">
            <text:p>51.248</text:p>
          </table:table-cell>
          <table:table-cell office:value-type="float" office:value="58.694" calcext:value-type="float">
            <text:p>58.694</text:p>
          </table:table-cell>
          <table:table-cell office:value-type="float" office:value="46.838" calcext:value-type="float">
            <text:p>46.838</text:p>
          </table:table-cell>
          <table:table-cell office:value-type="float" office:value="62.064" calcext:value-type="float">
            <text:p>62.064</text:p>
          </table:table-cell>
          <table:table-cell office:value-type="float" office:value="71.317" calcext:value-type="float">
            <text:p>71.317</text:p>
          </table:table-cell>
          <table:table-cell office:value-type="float" office:value="63.935" calcext:value-type="float">
            <text:p>63.935</text:p>
          </table:table-cell>
          <table:table-cell office:value-type="float" office:value="52.505" calcext:value-type="float">
            <text:p>52.505</text:p>
          </table:table-cell>
          <table:table-cell office:value-type="float" office:value="54.943" calcext:value-type="float">
            <text:p>54.943</text:p>
          </table:table-cell>
          <table:table-cell office:value-type="float" office:value="65.258" calcext:value-type="float">
            <text:p>65.258</text:p>
          </table:table-cell>
          <table:table-cell office:value-type="float" office:value="0" calcext:value-type="float">
            <text:p>0</text:p>
          </table:table-cell>
          <table:table-cell office:value-type="float" office:value="228.046" calcext:value-type="float">
            <text:p>228.046</text:p>
          </table:table-cell>
          <table:table-cell office:value-type="float" office:value="61.257" calcext:value-type="float">
            <text:p>61.257</text:p>
          </table:table-cell>
          <table:table-cell office:value-type="float" office:value="45.244" calcext:value-type="float">
            <text:p>45.244</text:p>
          </table:table-cell>
          <table:table-cell office:value-type="float" office:value="296.375" calcext:value-type="float">
            <text:p>296.375</text:p>
          </table:table-cell>
          <table:table-cell office:value-type="float" office:value="65.945" calcext:value-type="float">
            <text:p>65.945</text:p>
          </table:table-cell>
          <table:table-cell office:value-type="float" office:value="110.246" calcext:value-type="float">
            <text:p>110.246</text:p>
          </table:table-cell>
          <table:table-cell office:value-type="float" office:value="188.08" calcext:value-type="float">
            <text:p>188.08</text:p>
          </table:table-cell>
          <table:table-cell office:value-type="float" office:value="97.192" calcext:value-type="float">
            <text:p>97.192</text:p>
          </table:table-cell>
          <table:table-cell office:value-type="float" office:value="46.663" calcext:value-type="float">
            <text:p>46.663</text:p>
          </table:table-cell>
          <table:table-cell office:value-type="float" office:value="279.109" calcext:value-type="float">
            <text:p>279.109</text:p>
          </table:table-cell>
          <table:table-cell office:value-type="float" office:value="319.315" calcext:value-type="float">
            <text:p>319.315</text:p>
          </table:table-cell>
          <table:table-cell office:value-type="float" office:value="47.104" calcext:value-type="float">
            <text:p>47.104</text:p>
          </table:table-cell>
          <table:table-cell office:value-type="float" office:value="50.9" calcext:value-type="float">
            <text:p>50.9</text:p>
          </table:table-cell>
          <table:table-cell office:value-type="float" office:value="57.624" calcext:value-type="float">
            <text:p>57.624</text:p>
          </table:table-cell>
          <table:table-cell office:value-type="float" office:value="31.408" calcext:value-type="float">
            <text:p>31.408</text:p>
          </table:table-cell>
          <table:table-cell office:value-type="float" office:value="14.112" calcext:value-type="float">
            <text:p>14.112</text:p>
          </table:table-cell>
          <table:table-cell office:value-type="float" office:value="192.343" calcext:value-type="float">
            <text:p>192.343</text:p>
          </table:table-cell>
          <table:table-cell office:value-type="float" office:value="176.533" calcext:value-type="float">
            <text:p>176.533</text:p>
          </table:table-cell>
          <table:table-cell office:value-type="float" office:value="50.943" calcext:value-type="float">
            <text:p>50.943</text:p>
          </table:table-cell>
          <table:table-cell office:value-type="float" office:value="56.25" calcext:value-type="float">
            <text:p>56.25</text:p>
          </table:table-cell>
          <table:table-cell office:value-type="float" office:value="297.74" calcext:value-type="float">
            <text:p>297.74</text:p>
          </table:table-cell>
          <table:table-cell office:value-type="float" office:value="41.074" calcext:value-type="float">
            <text:p>41.074</text:p>
          </table:table-cell>
          <table:table-cell office:value-type="float" office:value="82.292" calcext:value-type="float">
            <text:p>82.292</text:p>
          </table:table-cell>
          <table:table-cell office:value-type="float" office:value="36.493" calcext:value-type="float">
            <text:p>36.493</text:p>
          </table:table-cell>
          <table:table-cell office:value-type="float" office:value="20.413" calcext:value-type="float">
            <text:p>20.413</text:p>
          </table:table-cell>
          <table:table-cell office:value-type="float" office:value="56.636" calcext:value-type="float">
            <text:p>56.636</text:p>
          </table:table-cell>
          <table:table-cell office:value-type="float" office:value="259.729" calcext:value-type="float">
            <text:p>259.729</text:p>
          </table:table-cell>
          <table:table-cell office:value-type="float" office:value="46.897" calcext:value-type="float">
            <text:p>46.897</text:p>
          </table:table-cell>
          <table:table-cell office:value-type="float" office:value="30.754" calcext:value-type="float">
            <text:p>30.754</text:p>
          </table:table-cell>
          <table:table-cell office:value-type="float" office:value="229.723" calcext:value-type="float">
            <text:p>229.723</text:p>
          </table:table-cell>
          <table:table-cell office:value-type="float" office:value="54.321" calcext:value-type="float">
            <text:p>54.321</text:p>
          </table:table-cell>
          <table:table-cell office:value-type="float" office:value="249.271" calcext:value-type="float">
            <text:p>249.271</text:p>
          </table:table-cell>
          <table:table-cell office:value-type="float" office:value="65.88" calcext:value-type="float">
            <text:p>65.88</text:p>
          </table:table-cell>
          <table:table-cell office:value-type="float" office:value="54.489" calcext:value-type="float">
            <text:p>54.489</text:p>
          </table:table-cell>
          <table:table-cell office:value-type="float" office:value="164.394" calcext:value-type="float">
            <text:p>164.394</text:p>
          </table:table-cell>
          <table:table-cell office:value-type="float" office:value="133.528" calcext:value-type="float">
            <text:p>133.528</text:p>
          </table:table-cell>
          <table:table-cell office:value-type="float" office:value="138.195" calcext:value-type="float">
            <text:p>138.195</text:p>
          </table:table-cell>
          <table:table-cell office:value-type="float" office:value="120.564" calcext:value-type="float">
            <text:p>120.564</text:p>
          </table:table-cell>
          <table:table-cell office:value-type="float" office:value="130.626" calcext:value-type="float">
            <text:p>130.626</text:p>
          </table:table-cell>
          <table:table-cell office:value-type="float" office:value="193.233" calcext:value-type="float">
            <text:p>193.233</text:p>
          </table:table-cell>
          <table:table-cell office:value-type="float" office:value="165.431" calcext:value-type="float">
            <text:p>165.431</text:p>
          </table:table-cell>
          <table:table-cell office:value-type="float" office:value="197.037" calcext:value-type="float">
            <text:p>197.037</text:p>
          </table:table-cell>
          <table:table-cell office:value-type="float" office:value="144.879" calcext:value-type="float">
            <text:p>144.879</text:p>
          </table:table-cell>
          <table:table-cell office:value-type="float" office:value="158.682" calcext:value-type="float">
            <text:p>158.682</text:p>
          </table:table-cell>
          <table:table-cell office:value-type="float" office:value="148.184" calcext:value-type="float">
            <text:p>148.184</text:p>
          </table:table-cell>
          <table:table-cell office:value-type="float" office:value="195.555" calcext:value-type="float">
            <text:p>195.555</text:p>
          </table:table-cell>
          <table:table-cell office:value-type="float" office:value="186.182" calcext:value-type="float">
            <text:p>186.182</text:p>
          </table:table-cell>
          <table:table-cell office:value-type="float" office:value="156.186" calcext:value-type="float">
            <text:p>156.186</text:p>
          </table:table-cell>
          <table:table-cell office:value-type="float" office:value="179.07" calcext:value-type="float">
            <text:p>179.07</text:p>
          </table:table-cell>
          <table:table-cell office:value-type="float" office:value="152.548" calcext:value-type="float">
            <text:p>152.548</text:p>
          </table:table-cell>
          <table:table-cell office:value-type="float" office:value="224.19" calcext:value-type="float">
            <text:p>224.19</text:p>
          </table:table-cell>
          <table:table-cell office:value-type="float" office:value="216.209" calcext:value-type="float">
            <text:p>216.209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Hong_Kong</text:p>
          </table:table-cell>
          <table:table-cell office:value-type="float" office:value="214.467" calcext:value-type="float">
            <text:p>214.467</text:p>
          </table:table-cell>
          <table:table-cell office:value-type="float" office:value="351.722" calcext:value-type="float">
            <text:p>351.722</text:p>
          </table:table-cell>
          <table:table-cell office:value-type="float" office:value="195.033" calcext:value-type="float">
            <text:p>195.033</text:p>
          </table:table-cell>
          <table:table-cell office:value-type="float" office:value="123.033" calcext:value-type="float">
            <text:p>123.033</text:p>
          </table:table-cell>
          <table:table-cell office:value-type="float" office:value="113.854" calcext:value-type="float">
            <text:p>113.854</text:p>
          </table:table-cell>
          <table:table-cell office:value-type="float" office:value="137.522" calcext:value-type="float">
            <text:p>137.522</text:p>
          </table:table-cell>
          <table:table-cell office:value-type="float" office:value="77.445" calcext:value-type="float">
            <text:p>77.445</text:p>
          </table:table-cell>
          <table:table-cell office:value-type="float" office:value="106.453" calcext:value-type="float">
            <text:p>106.453</text:p>
          </table:table-cell>
          <table:table-cell office:value-type="float" office:value="204.339" calcext:value-type="float">
            <text:p>204.339</text:p>
          </table:table-cell>
          <table:table-cell office:value-type="float" office:value="203.288" calcext:value-type="float">
            <text:p>203.288</text:p>
          </table:table-cell>
          <table:table-cell office:value-type="float" office:value="216.496" calcext:value-type="float">
            <text:p>216.496</text:p>
          </table:table-cell>
          <table:table-cell office:value-type="float" office:value="329.525" calcext:value-type="float">
            <text:p>329.525</text:p>
          </table:table-cell>
          <table:table-cell office:value-type="float" office:value="222.636" calcext:value-type="float">
            <text:p>222.636</text:p>
          </table:table-cell>
          <table:table-cell office:value-type="float" office:value="218.985" calcext:value-type="float">
            <text:p>218.985</text:p>
          </table:table-cell>
          <table:table-cell office:value-type="float" office:value="136.281" calcext:value-type="float">
            <text:p>136.281</text:p>
          </table:table-cell>
          <table:table-cell office:value-type="float" office:value="185.013" calcext:value-type="float">
            <text:p>185.013</text:p>
          </table:table-cell>
          <table:table-cell office:value-type="float" office:value="324.465" calcext:value-type="float">
            <text:p>324.465</text:p>
          </table:table-cell>
          <table:table-cell office:value-type="float" office:value="298.833" calcext:value-type="float">
            <text:p>298.833</text:p>
          </table:table-cell>
          <table:table-cell office:value-type="float" office:value="295.872" calcext:value-type="float">
            <text:p>295.872</text:p>
          </table:table-cell>
          <table:table-cell office:value-type="float" office:value="194.025" calcext:value-type="float">
            <text:p>194.025</text:p>
          </table:table-cell>
          <table:table-cell office:value-type="float" office:value="253.711" calcext:value-type="float">
            <text:p>253.711</text:p>
          </table:table-cell>
          <table:table-cell office:value-type="float" office:value="260.211" calcext:value-type="float">
            <text:p>260.211</text:p>
          </table:table-cell>
          <table:table-cell office:value-type="float" office:value="246.841" calcext:value-type="float">
            <text:p>246.841</text:p>
          </table:table-cell>
          <table:table-cell office:value-type="float" office:value="319.346" calcext:value-type="float">
            <text:p>319.346</text:p>
          </table:table-cell>
          <table:table-cell office:value-type="float" office:value="196.991" calcext:value-type="float">
            <text:p>196.991</text:p>
          </table:table-cell>
          <table:table-cell office:value-type="float" office:value="311.243" calcext:value-type="float">
            <text:p>311.243</text:p>
          </table:table-cell>
          <table:table-cell office:value-type="float" office:value="191.036" calcext:value-type="float">
            <text:p>191.036</text:p>
          </table:table-cell>
          <table:table-cell office:value-type="float" office:value="248.272" calcext:value-type="float">
            <text:p>248.272</text:p>
          </table:table-cell>
          <table:table-cell office:value-type="float" office:value="237.54" calcext:value-type="float">
            <text:p>237.54</text:p>
          </table:table-cell>
          <table:table-cell office:value-type="float" office:value="287.834" calcext:value-type="float">
            <text:p>287.834</text:p>
          </table:table-cell>
          <table:table-cell office:value-type="float" office:value="0" calcext:value-type="float">
            <text:p>0</text:p>
          </table:table-cell>
          <table:table-cell office:value-type="float" office:value="191.649" calcext:value-type="float">
            <text:p>191.649</text:p>
          </table:table-cell>
          <table:table-cell office:value-type="float" office:value="227.221" calcext:value-type="float">
            <text:p>227.221</text:p>
          </table:table-cell>
          <table:table-cell office:value-type="float" office:value="48.339" calcext:value-type="float">
            <text:p>48.339</text:p>
          </table:table-cell>
          <table:table-cell office:value-type="float" office:value="200.836" calcext:value-type="float">
            <text:p>200.836</text:p>
          </table:table-cell>
          <table:table-cell office:value-type="float" office:value="349.465" calcext:value-type="float">
            <text:p>349.465</text:p>
          </table:table-cell>
          <table:table-cell office:value-type="float" office:value="97.207" calcext:value-type="float">
            <text:p>97.207</text:p>
          </table:table-cell>
          <table:table-cell office:value-type="float" office:value="225.956" calcext:value-type="float">
            <text:p>225.956</text:p>
          </table:table-cell>
          <table:table-cell office:value-type="float" office:value="178.917" calcext:value-type="float">
            <text:p>178.917</text:p>
          </table:table-cell>
          <table:table-cell office:value-type="float" office:value="47.197" calcext:value-type="float">
            <text:p>47.197</text:p>
          </table:table-cell>
          <table:table-cell office:value-type="float" office:value="62.768" calcext:value-type="float">
            <text:p>62.768</text:p>
          </table:table-cell>
          <table:table-cell office:value-type="float" office:value="275.567" calcext:value-type="float">
            <text:p>275.567</text:p>
          </table:table-cell>
          <table:table-cell office:value-type="float" office:value="241.858" calcext:value-type="float">
            <text:p>241.858</text:p>
          </table:table-cell>
          <table:table-cell office:value-type="float" office:value="273.408" calcext:value-type="float">
            <text:p>273.408</text:p>
          </table:table-cell>
          <table:table-cell office:value-type="float" office:value="207.489" calcext:value-type="float">
            <text:p>207.489</text:p>
          </table:table-cell>
          <table:table-cell office:value-type="float" office:value="277.305" calcext:value-type="float">
            <text:p>277.305</text:p>
          </table:table-cell>
          <table:table-cell office:value-type="float" office:value="230.588" calcext:value-type="float">
            <text:p>230.588</text:p>
          </table:table-cell>
          <table:table-cell office:value-type="float" office:value="45.669" calcext:value-type="float">
            <text:p>45.669</text:p>
          </table:table-cell>
          <table:table-cell office:value-type="float" office:value="245.026" calcext:value-type="float">
            <text:p>245.026</text:p>
          </table:table-cell>
          <table:table-cell office:value-type="float" office:value="215.232" calcext:value-type="float">
            <text:p>215.232</text:p>
          </table:table-cell>
          <table:table-cell office:value-type="float" office:value="149.785" calcext:value-type="float">
            <text:p>149.785</text:p>
          </table:table-cell>
          <table:table-cell office:value-type="float" office:value="270.886" calcext:value-type="float">
            <text:p>270.886</text:p>
          </table:table-cell>
          <table:table-cell office:value-type="float" office:value="194.625" calcext:value-type="float">
            <text:p>194.625</text:p>
          </table:table-cell>
          <table:table-cell office:value-type="float" office:value="202.21" calcext:value-type="float">
            <text:p>202.21</text:p>
          </table:table-cell>
          <table:table-cell office:value-type="float" office:value="248.236" calcext:value-type="float">
            <text:p>248.236</text:p>
          </table:table-cell>
          <table:table-cell office:value-type="float" office:value="261.995" calcext:value-type="float">
            <text:p>261.995</text:p>
          </table:table-cell>
          <table:table-cell office:value-type="float" office:value="32.196" calcext:value-type="float">
            <text:p>32.196</text:p>
          </table:table-cell>
          <table:table-cell office:value-type="float" office:value="248.769" calcext:value-type="float">
            <text:p>248.769</text:p>
          </table:table-cell>
          <table:table-cell office:value-type="float" office:value="194.706" calcext:value-type="float">
            <text:p>194.706</text:p>
          </table:table-cell>
          <table:table-cell office:value-type="float" office:value="41.689" calcext:value-type="float">
            <text:p>41.689</text:p>
          </table:table-cell>
          <table:table-cell office:value-type="float" office:value="214.169" calcext:value-type="float">
            <text:p>214.169</text:p>
          </table:table-cell>
          <table:table-cell office:value-type="float" office:value="24.429" calcext:value-type="float">
            <text:p>24.429</text:p>
          </table:table-cell>
          <table:table-cell office:value-type="float" office:value="276.254" calcext:value-type="float">
            <text:p>276.254</text:p>
          </table:table-cell>
          <table:table-cell office:value-type="float" office:value="238.894" calcext:value-type="float">
            <text:p>238.894</text:p>
          </table:table-cell>
          <table:table-cell office:value-type="float" office:value="185.851" calcext:value-type="float">
            <text:p>185.851</text:p>
          </table:table-cell>
          <table:table-cell office:value-type="float" office:value="209.675" calcext:value-type="float">
            <text:p>209.675</text:p>
          </table:table-cell>
          <table:table-cell office:value-type="float" office:value="198.485" calcext:value-type="float">
            <text:p>198.485</text:p>
          </table:table-cell>
          <table:table-cell office:value-type="float" office:value="199.757" calcext:value-type="float">
            <text:p>199.757</text:p>
          </table:table-cell>
          <table:table-cell office:value-type="float" office:value="188.656" calcext:value-type="float">
            <text:p>188.656</text:p>
          </table:table-cell>
          <table:table-cell office:value-type="float" office:value="150.161" calcext:value-type="float">
            <text:p>150.161</text:p>
          </table:table-cell>
          <table:table-cell office:value-type="float" office:value="185.906" calcext:value-type="float">
            <text:p>185.906</text:p>
          </table:table-cell>
          <table:table-cell office:value-type="float" office:value="137.889" calcext:value-type="float">
            <text:p>137.889</text:p>
          </table:table-cell>
          <table:table-cell office:value-type="float" office:value="215.802" calcext:value-type="float">
            <text:p>215.802</text:p>
          </table:table-cell>
          <table:table-cell office:value-type="float" office:value="217.06" calcext:value-type="float">
            <text:p>217.06</text:p>
          </table:table-cell>
          <table:table-cell office:value-type="float" office:value="229.698" calcext:value-type="float">
            <text:p>229.698</text:p>
          </table:table-cell>
          <table:table-cell office:value-type="float" office:value="175.201" calcext:value-type="float">
            <text:p>175.201</text:p>
          </table:table-cell>
          <table:table-cell office:value-type="float" office:value="184.216" calcext:value-type="float">
            <text:p>184.216</text:p>
          </table:table-cell>
          <table:table-cell office:value-type="float" office:value="190.671" calcext:value-type="float">
            <text:p>190.671</text:p>
          </table:table-cell>
          <table:table-cell office:value-type="float" office:value="164.013" calcext:value-type="float">
            <text:p>164.013</text:p>
          </table:table-cell>
          <table:table-cell office:value-type="float" office:value="191.904" calcext:value-type="float">
            <text:p>191.904</text:p>
          </table:table-cell>
          <table:table-cell office:value-type="float" office:value="39.893" calcext:value-type="float">
            <text:p>39.893</text:p>
          </table:table-cell>
          <table:table-cell office:value-type="float" office:value="342.173" calcext:value-type="float">
            <text:p>342.173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Zagreb</text:p>
          </table:table-cell>
          <table:table-cell office:value-type="float" office:value="37.213" calcext:value-type="float">
            <text:p>37.213</text:p>
          </table:table-cell>
          <table:table-cell office:value-type="float" office:value="243.617" calcext:value-type="float">
            <text:p>243.617</text:p>
          </table:table-cell>
          <table:table-cell office:value-type="float" office:value="0" calcext:value-type="float">
            <text:p>0</text:p>
          </table:table-cell>
          <table:table-cell office:value-type="float" office:value="253.026" calcext:value-type="float">
            <text:p>253.026</text:p>
          </table:table-cell>
          <table:table-cell office:value-type="float" office:value="244.863" calcext:value-type="float">
            <text:p>244.863</text:p>
          </table:table-cell>
          <table:table-cell office:value-type="float" office:value="268.941" calcext:value-type="float">
            <text:p>268.941</text:p>
          </table:table-cell>
          <table:table-cell office:value-type="float" office:value="207.771" calcext:value-type="float">
            <text:p>207.771</text:p>
          </table:table-cell>
          <table:table-cell office:value-type="float" office:value="236.126" calcext:value-type="float">
            <text:p>236.126</text:p>
          </table:table-cell>
          <table:table-cell office:value-type="float" office:value="7.596" calcext:value-type="float">
            <text:p>7.596</text:p>
          </table:table-cell>
          <table:table-cell office:value-type="float" office:value="17.752" calcext:value-type="float">
            <text:p>17.752</text:p>
          </table:table-cell>
          <table:table-cell office:value-type="float" office:value="37.73" calcext:value-type="float">
            <text:p>37.73</text:p>
          </table:table-cell>
          <table:table-cell office:value-type="float" office:value="198.296" calcext:value-type="float">
            <text:p>198.296</text:p>
          </table:table-cell>
          <table:table-cell office:value-type="float" office:value="118.483" calcext:value-type="float">
            <text:p>118.483</text:p>
          </table:table-cell>
          <table:table-cell office:value-type="float" office:value="100.553" calcext:value-type="float">
            <text:p>100.553</text:p>
          </table:table-cell>
          <table:table-cell office:value-type="float" office:value="145.116" calcext:value-type="float">
            <text:p>145.116</text:p>
          </table:table-cell>
          <table:table-cell office:value-type="float" office:value="13.819" calcext:value-type="float">
            <text:p>13.819</text:p>
          </table:table-cell>
          <table:table-cell office:value-type="float" office:value="237.028" calcext:value-type="float">
            <text:p>237.028</text:p>
          </table:table-cell>
          <table:table-cell office:value-type="float" office:value="185.137" calcext:value-type="float">
            <text:p>185.137</text:p>
          </table:table-cell>
          <table:table-cell office:value-type="float" office:value="65.31" calcext:value-type="float">
            <text:p>65.31</text:p>
          </table:table-cell>
          <table:table-cell office:value-type="float" office:value="15.119" calcext:value-type="float">
            <text:p>15.119</text:p>
          </table:table-cell>
          <table:table-cell office:value-type="float" office:value="11.529" calcext:value-type="float">
            <text:p>11.529</text:p>
          </table:table-cell>
          <table:table-cell office:value-type="float" office:value="38.603" calcext:value-type="float">
            <text:p>38.603</text:p>
          </table:table-cell>
          <table:table-cell office:value-type="float" office:value="18.813" calcext:value-type="float">
            <text:p>18.813</text:p>
          </table:table-cell>
          <table:table-cell office:value-type="float" office:value="43.54" calcext:value-type="float">
            <text:p>43.54</text:p>
          </table:table-cell>
          <table:table-cell office:value-type="float" office:value="48.231" calcext:value-type="float">
            <text:p>48.231</text:p>
          </table:table-cell>
          <table:table-cell office:value-type="float" office:value="48.123" calcext:value-type="float">
            <text:p>48.123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698" calcext:value-type="float">
            <text:p>34.698</text:p>
          </table:table-cell>
          <table:table-cell office:value-type="float" office:value="70.229" calcext:value-type="float">
            <text:p>70.229</text:p>
          </table:table-cell>
          <table:table-cell office:value-type="float" office:value="50.441" calcext:value-type="float">
            <text:p>50.441</text:p>
          </table:table-cell>
          <table:table-cell office:value-type="float" office:value="237.446" calcext:value-type="float">
            <text:p>237.446</text:p>
          </table:table-cell>
          <table:table-cell office:value-type="float" office:value="0" calcext:value-type="float">
            <text:p>0</text:p>
          </table:table-cell>
          <table:table-cell office:value-type="float" office:value="4.262" calcext:value-type="float">
            <text:p>4.262</text:p>
          </table:table-cell>
          <table:table-cell office:value-type="float" office:value="195.145" calcext:value-type="float">
            <text:p>195.145</text:p>
          </table:table-cell>
          <table:table-cell office:value-type="float" office:value="50.022" calcext:value-type="float">
            <text:p>50.022</text:p>
          </table:table-cell>
          <table:table-cell office:value-type="float" office:value="87.705" calcext:value-type="float">
            <text:p>87.705</text:p>
          </table:table-cell>
          <table:table-cell office:value-type="float" office:value="169.537" calcext:value-type="float">
            <text:p>169.537</text:p>
          </table:table-cell>
          <table:table-cell office:value-type="float" office:value="57.541" calcext:value-type="float">
            <text:p>57.541</text:p>
          </table:table-cell>
          <table:table-cell office:value-type="float" office:value="20.633" calcext:value-type="float">
            <text:p>20.633</text:p>
          </table:table-cell>
          <table:table-cell office:value-type="float" office:value="245.693" calcext:value-type="float">
            <text:p>245.693</text:p>
          </table:table-cell>
          <table:table-cell office:value-type="float" office:value="284.309" calcext:value-type="float">
            <text:p>284.309</text:p>
          </table:table-cell>
          <table:table-cell office:value-type="float" office:value="24.593" calcext:value-type="float">
            <text:p>24.593</text:p>
          </table:table-cell>
          <table:table-cell office:value-type="float" office:value="35.857" calcext:value-type="float">
            <text:p>35.857</text:p>
          </table:table-cell>
          <table:table-cell office:value-type="float" office:value="32.804" calcext:value-type="float">
            <text:p>32.804</text:p>
          </table:table-cell>
          <table:table-cell office:value-type="float" office:value="17.701" calcext:value-type="float">
            <text:p>17.701</text:p>
          </table:table-cell>
          <table:table-cell office:value-type="float" office:value="56.247" calcext:value-type="float">
            <text:p>56.247</text:p>
          </table:table-cell>
          <table:table-cell office:value-type="float" office:value="167.384" calcext:value-type="float">
            <text:p>167.384</text:p>
          </table:table-cell>
          <table:table-cell office:value-type="float" office:value="147.167" calcext:value-type="float">
            <text:p>147.167</text:p>
          </table:table-cell>
          <table:table-cell office:value-type="float" office:value="22.765" calcext:value-type="float">
            <text:p>22.765</text:p>
          </table:table-cell>
          <table:table-cell office:value-type="float" office:value="26.209" calcext:value-type="float">
            <text:p>26.209</text:p>
          </table:table-cell>
          <table:table-cell office:value-type="float" office:value="276.113" calcext:value-type="float">
            <text:p>276.113</text:p>
          </table:table-cell>
          <table:table-cell office:value-type="float" office:value="35.41" calcext:value-type="float">
            <text:p>35.41</text:p>
          </table:table-cell>
          <table:table-cell office:value-type="float" office:value="55.103" calcext:value-type="float">
            <text:p>55.103</text:p>
          </table:table-cell>
          <table:table-cell office:value-type="float" office:value="38.67" calcext:value-type="float">
            <text:p>38.67</text:p>
          </table:table-cell>
          <table:table-cell office:value-type="float" office:value="29.151" calcext:value-type="float">
            <text:p>29.151</text:p>
          </table:table-cell>
          <table:table-cell office:value-type="float" office:value="37.997" calcext:value-type="float">
            <text:p>37.997</text:p>
          </table:table-cell>
          <table:table-cell office:value-type="float" office:value="161.466" calcext:value-type="float">
            <text:p>161.466</text:p>
          </table:table-cell>
          <table:table-cell office:value-type="float" office:value="17.587" calcext:value-type="float">
            <text:p>17.587</text:p>
          </table:table-cell>
          <table:table-cell office:value-type="float" office:value="0.452" calcext:value-type="float">
            <text:p>0.452</text:p>
          </table:table-cell>
          <table:table-cell office:value-type="float" office:value="195.773" calcext:value-type="float">
            <text:p>195.773</text:p>
          </table:table-cell>
          <table:table-cell office:value-type="float" office:value="38.329" calcext:value-type="float">
            <text:p>38.329</text:p>
          </table:table-cell>
          <table:table-cell office:value-type="float" office:value="283.324" calcext:value-type="float">
            <text:p>283.324</text:p>
          </table:table-cell>
          <table:table-cell office:value-type="float" office:value="152.653" calcext:value-type="float">
            <text:p>152.653</text:p>
          </table:table-cell>
          <table:table-cell office:value-type="float" office:value="22.394" calcext:value-type="float">
            <text:p>22.394</text:p>
          </table:table-cell>
          <table:table-cell office:value-type="float" office:value="140.208" calcext:value-type="float">
            <text:p>140.208</text:p>
          </table:table-cell>
          <table:table-cell office:value-type="float" office:value="90.254" calcext:value-type="float">
            <text:p>90.254</text:p>
          </table:table-cell>
          <table:table-cell office:value-type="float" office:value="123.278" calcext:value-type="float">
            <text:p>123.278</text:p>
          </table:table-cell>
          <table:table-cell office:value-type="float" office:value="107.339" calcext:value-type="float">
            <text:p>107.339</text:p>
          </table:table-cell>
          <table:table-cell office:value-type="float" office:value="125.933" calcext:value-type="float">
            <text:p>125.933</text:p>
          </table:table-cell>
          <table:table-cell office:value-type="float" office:value="153.434" calcext:value-type="float">
            <text:p>153.434</text:p>
          </table:table-cell>
          <table:table-cell office:value-type="float" office:value="149.365" calcext:value-type="float">
            <text:p>149.365</text:p>
          </table:table-cell>
          <table:table-cell office:value-type="float" office:value="151.072" calcext:value-type="float">
            <text:p>151.072</text:p>
          </table:table-cell>
          <table:table-cell office:value-type="float" office:value="128.61" calcext:value-type="float">
            <text:p>128.61</text:p>
          </table:table-cell>
          <table:table-cell office:value-type="float" office:value="121.29" calcext:value-type="float">
            <text:p>121.29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174.93" calcext:value-type="float">
            <text:p>174.93</text:p>
          </table:table-cell>
          <table:table-cell office:value-type="float" office:value="147.33" calcext:value-type="float">
            <text:p>147.33</text:p>
          </table:table-cell>
          <table:table-cell office:value-type="float" office:value="134.529" calcext:value-type="float">
            <text:p>134.529</text:p>
          </table:table-cell>
          <table:table-cell office:value-type="float" office:value="163.315" calcext:value-type="float">
            <text:p>163.315</text:p>
          </table:table-cell>
          <table:table-cell office:value-type="float" office:value="123.148" calcext:value-type="float">
            <text:p>123.148</text:p>
          </table:table-cell>
          <table:table-cell office:value-type="float" office:value="165.793" calcext:value-type="float">
            <text:p>165.793</text:p>
          </table:table-cell>
          <table:table-cell office:value-type="float" office:value="201.433" calcext:value-type="float">
            <text:p>201.433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56.051" calcext:value-type="float">
            <text:p>56.051</text:p>
          </table:table-cell>
          <table:table-cell office:value-type="float" office:value="273.867" calcext:value-type="float">
            <text:p>273.867</text:p>
          </table:table-cell>
          <table:table-cell office:value-type="float" office:value="0.054" calcext:value-type="float">
            <text:p>0.054</text:p>
          </table:table-cell>
          <table:table-cell office:value-type="float" office:value="273.464" calcext:value-type="float">
            <text:p>273.464</text:p>
          </table:table-cell>
          <table:table-cell office:value-type="float" office:value="265.156" calcext:value-type="float">
            <text:p>265.156</text:p>
          </table:table-cell>
          <table:table-cell office:value-type="float" office:value="286.525" calcext:value-type="float">
            <text:p>286.525</text:p>
          </table:table-cell>
          <table:table-cell office:value-type="float" office:value="225.086" calcext:value-type="float">
            <text:p>225.086</text:p>
          </table:table-cell>
          <table:table-cell office:value-type="float" office:value="255.58" calcext:value-type="float">
            <text:p>255.58</text:p>
          </table:table-cell>
          <table:table-cell office:value-type="float" office:value="36.832" calcext:value-type="float">
            <text:p>36.832</text:p>
          </table:table-cell>
          <table:table-cell office:value-type="float" office:value="36.377" calcext:value-type="float">
            <text:p>36.377</text:p>
          </table:table-cell>
          <table:table-cell office:value-type="float" office:value="14.464" calcext:value-type="float">
            <text:p>14.464</text:p>
          </table:table-cell>
          <table:table-cell office:value-type="float" office:value="245.482" calcext:value-type="float">
            <text:p>245.482</text:p>
          </table:table-cell>
          <table:table-cell office:value-type="float" office:value="139.859" calcext:value-type="float">
            <text:p>139.859</text:p>
          </table:table-cell>
          <table:table-cell office:value-type="float" office:value="120.531" calcext:value-type="float">
            <text:p>120.531</text:p>
          </table:table-cell>
          <table:table-cell office:value-type="float" office:value="196.406" calcext:value-type="float">
            <text:p>196.406</text:p>
          </table:table-cell>
          <table:table-cell office:value-type="float" office:value="36.45" calcext:value-type="float">
            <text:p>36.45</text:p>
          </table:table-cell>
          <table:table-cell office:value-type="float" office:value="250.664" calcext:value-type="float">
            <text:p>250.664</text:p>
          </table:table-cell>
          <table:table-cell office:value-type="float" office:value="194.283" calcext:value-type="float">
            <text:p>194.283</text:p>
          </table:table-cell>
          <table:table-cell office:value-type="float" office:value="92.77" calcext:value-type="float">
            <text:p>92.77</text:p>
          </table:table-cell>
          <table:table-cell office:value-type="float" office:value="40.874" calcext:value-type="float">
            <text:p>40.874</text:p>
          </table:table-cell>
          <table:table-cell office:value-type="float" office:value="30.501" calcext:value-type="float">
            <text:p>30.501</text:p>
          </table:table-cell>
          <table:table-cell office:value-type="float" office:value="51.027" calcext:value-type="float">
            <text:p>51.027</text:p>
          </table:table-cell>
          <table:table-cell office:value-type="float" office:value="49.492" calcext:value-type="float">
            <text:p>49.492</text:p>
          </table:table-cell>
          <table:table-cell office:value-type="float" office:value="76.056" calcext:value-type="float">
            <text:p>76.056</text:p>
          </table:table-cell>
          <table:table-cell office:value-type="float" office:value="63.427" calcext:value-type="float">
            <text:p>63.427</text:p>
          </table:table-cell>
          <table:table-cell office:value-type="float" office:value="69.88" calcext:value-type="float">
            <text:p>69.88</text:p>
          </table:table-cell>
          <table:table-cell office:value-type="float" office:value="39.232" calcext:value-type="float">
            <text:p>39.232</text:p>
          </table:table-cell>
          <table:table-cell office:value-type="float" office:value="54.273" calcext:value-type="float">
            <text:p>54.273</text:p>
          </table:table-cell>
          <table:table-cell office:value-type="float" office:value="111.079" calcext:value-type="float">
            <text:p>111.079</text:p>
          </table:table-cell>
          <table:table-cell office:value-type="float" office:value="38.87" calcext:value-type="float">
            <text:p>38.87</text:p>
          </table:table-cell>
          <table:table-cell office:value-type="float" office:value="219.345" calcext:value-type="float">
            <text:p>219.345</text:p>
          </table:table-cell>
          <table:table-cell office:value-type="float" office:value="8.588" calcext:value-type="float">
            <text:p>8.588</text:p>
          </table:table-cell>
          <table:table-cell office:value-type="float" office:value="0" calcext:value-type="float">
            <text:p>0</text:p>
          </table:table-cell>
          <table:table-cell office:value-type="float" office:value="287.718" calcext:value-type="float">
            <text:p>287.718</text:p>
          </table:table-cell>
          <table:table-cell office:value-type="float" office:value="67.261" calcext:value-type="float">
            <text:p>67.261</text:p>
          </table:table-cell>
          <table:table-cell office:value-type="float" office:value="102.312" calcext:value-type="float">
            <text:p>102.312</text:p>
          </table:table-cell>
          <table:table-cell office:value-type="float" office:value="183.792" calcext:value-type="float">
            <text:p>183.792</text:p>
          </table:table-cell>
          <table:table-cell office:value-type="float" office:value="92.283" calcext:value-type="float">
            <text:p>92.283</text:p>
          </table:table-cell>
          <table:table-cell office:value-type="float" office:value="40.025" calcext:value-type="float">
            <text:p>40.025</text:p>
          </table:table-cell>
          <table:table-cell office:value-type="float" office:value="282.329" calcext:value-type="float">
            <text:p>282.329</text:p>
          </table:table-cell>
          <table:table-cell office:value-type="float" office:value="318.406" calcext:value-type="float">
            <text:p>318.406</text:p>
          </table:table-cell>
          <table:table-cell office:value-type="float" office:value="51.563" calcext:value-type="float">
            <text:p>51.563</text:p>
          </table:table-cell>
          <table:table-cell office:value-type="float" office:value="62.279" calcext:value-type="float">
            <text:p>62.279</text:p>
          </table:table-cell>
          <table:table-cell office:value-type="float" office:value="75.649" calcext:value-type="float">
            <text:p>75.649</text:p>
          </table:table-cell>
          <table:table-cell office:value-type="float" office:value="16.839" calcext:value-type="float">
            <text:p>16.839</text:p>
          </table:table-cell>
          <table:table-cell office:value-type="float" office:value="85.676" calcext:value-type="float">
            <text:p>85.676</text:p>
          </table:table-cell>
          <table:table-cell office:value-type="float" office:value="194.005" calcext:value-type="float">
            <text:p>194.005</text:p>
          </table:table-cell>
          <table:table-cell office:value-type="float" office:value="270.73" calcext:value-type="float">
            <text:p>270.73</text:p>
          </table:table-cell>
          <table:table-cell office:value-type="float" office:value="38.442" calcext:value-type="float">
            <text:p>38.442</text:p>
          </table:table-cell>
          <table:table-cell office:value-type="float" office:value="57.255" calcext:value-type="float">
            <text:p>57.255</text:p>
          </table:table-cell>
          <table:table-cell office:value-type="float" office:value="293.645" calcext:value-type="float">
            <text:p>293.645</text:p>
          </table:table-cell>
          <table:table-cell office:value-type="float" office:value="49.212" calcext:value-type="float">
            <text:p>49.212</text:p>
          </table:table-cell>
          <table:table-cell office:value-type="float" office:value="81.42" calcext:value-type="float">
            <text:p>81.42</text:p>
          </table:table-cell>
          <table:table-cell office:value-type="float" office:value="7.253" calcext:value-type="float">
            <text:p>7.253</text:p>
          </table:table-cell>
          <table:table-cell office:value-type="float" office:value="48.213" calcext:value-type="float">
            <text:p>48.213</text:p>
          </table:table-cell>
          <table:table-cell office:value-type="float" office:value="59.423" calcext:value-type="float">
            <text:p>59.423</text:p>
          </table:table-cell>
          <table:table-cell office:value-type="float" office:value="181.828" calcext:value-type="float">
            <text:p>181.828</text:p>
          </table:table-cell>
          <table:table-cell office:value-type="float" office:value="71.861" calcext:value-type="float">
            <text:p>71.861</text:p>
          </table:table-cell>
          <table:table-cell office:value-type="float" office:value="0" calcext:value-type="float">
            <text:p>0</text:p>
          </table:table-cell>
          <table:table-cell office:value-type="float" office:value="195.565" calcext:value-type="float">
            <text:p>195.565</text:p>
          </table:table-cell>
          <table:table-cell office:value-type="float" office:value="44.901" calcext:value-type="float">
            <text:p>44.901</text:p>
          </table:table-cell>
          <table:table-cell office:value-type="float" office:value="236.587" calcext:value-type="float">
            <text:p>236.587</text:p>
          </table:table-cell>
          <table:table-cell office:value-type="float" office:value="55.783" calcext:value-type="float">
            <text:p>55.783</text:p>
          </table:table-cell>
          <table:table-cell office:value-type="float" office:value="41.395" calcext:value-type="float">
            <text:p>41.395</text:p>
          </table:table-cell>
          <table:table-cell office:value-type="float" office:value="161.149" calcext:value-type="float">
            <text:p>161.149</text:p>
          </table:table-cell>
          <table:table-cell office:value-type="float" office:value="131.891" calcext:value-type="float">
            <text:p>131.891</text:p>
          </table:table-cell>
          <table:table-cell office:value-type="float" office:value="131.902" calcext:value-type="float">
            <text:p>131.902</text:p>
          </table:table-cell>
          <table:table-cell office:value-type="float" office:value="133.494" calcext:value-type="float">
            <text:p>133.494</text:p>
          </table:table-cell>
          <table:table-cell office:value-type="float" office:value="134.064" calcext:value-type="float">
            <text:p>134.064</text:p>
          </table:table-cell>
          <table:table-cell office:value-type="float" office:value="177.783" calcext:value-type="float">
            <text:p>177.783</text:p>
          </table:table-cell>
          <table:table-cell office:value-type="float" office:value="172.475" calcext:value-type="float">
            <text:p>172.475</text:p>
          </table:table-cell>
          <table:table-cell office:value-type="float" office:value="195.06" calcext:value-type="float">
            <text:p>195.06</text:p>
          </table:table-cell>
          <table:table-cell office:value-type="float" office:value="145.523" calcext:value-type="float">
            <text:p>145.523</text:p>
          </table:table-cell>
          <table:table-cell office:value-type="float" office:value="137.307" calcext:value-type="float">
            <text:p>137.307</text:p>
          </table:table-cell>
          <table:table-cell office:value-type="float" office:value="134.431" calcext:value-type="float">
            <text:p>134.431</text:p>
          </table:table-cell>
          <table:table-cell office:value-type="float" office:value="193.727" calcext:value-type="float">
            <text:p>193.727</text:p>
          </table:table-cell>
          <table:table-cell office:value-type="float" office:value="177.142" calcext:value-type="float">
            <text:p>177.142</text:p>
          </table:table-cell>
          <table:table-cell office:value-type="float" office:value="169.906" calcext:value-type="float">
            <text:p>169.906</text:p>
          </table:table-cell>
          <table:table-cell office:value-type="float" office:value="176.221" calcext:value-type="float">
            <text:p>176.221</text:p>
          </table:table-cell>
          <table:table-cell office:value-type="float" office:value="156.019" calcext:value-type="float">
            <text:p>156.019</text:p>
          </table:table-cell>
          <table:table-cell office:value-type="float" office:value="296.669" calcext:value-type="float">
            <text:p>296.669</text:p>
          </table:table-cell>
          <table:table-cell office:value-type="float" office:value="209.211" calcext:value-type="float">
            <text:p>209.211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270.124" calcext:value-type="float">
            <text:p>270.124</text:p>
          </table:table-cell>
          <table:table-cell office:value-type="float" office:value="400.348" calcext:value-type="float">
            <text:p>400.348</text:p>
          </table:table-cell>
          <table:table-cell office:value-type="float" office:value="251.381" calcext:value-type="float">
            <text:p>251.381</text:p>
          </table:table-cell>
          <table:table-cell office:value-type="float" office:value="104.363" calcext:value-type="float">
            <text:p>104.363</text:p>
          </table:table-cell>
          <table:table-cell office:value-type="float" office:value="95.223" calcext:value-type="float">
            <text:p>95.223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58.719" calcext:value-type="float">
            <text:p>58.719</text:p>
          </table:table-cell>
          <table:table-cell office:value-type="float" office:value="87.986" calcext:value-type="float">
            <text:p>87.986</text:p>
          </table:table-cell>
          <table:table-cell office:value-type="float" office:value="203.274" calcext:value-type="float">
            <text:p>203.274</text:p>
          </table:table-cell>
          <table:table-cell office:value-type="float" office:value="186.84" calcext:value-type="float">
            <text:p>186.84</text:p>
          </table:table-cell>
          <table:table-cell office:value-type="float" office:value="294.14" calcext:value-type="float">
            <text:p>294.14</text:p>
          </table:table-cell>
          <table:table-cell office:value-type="float" office:value="356.995" calcext:value-type="float">
            <text:p>356.995</text:p>
          </table:table-cell>
          <table:table-cell office:value-type="float" office:value="237.269" calcext:value-type="float">
            <text:p>237.269</text:p>
          </table:table-cell>
          <table:table-cell office:value-type="float" office:value="246.291" calcext:value-type="float">
            <text:p>246.291</text:p>
          </table:table-cell>
          <table:table-cell office:value-type="float" office:value="207.286" calcext:value-type="float">
            <text:p>207.286</text:p>
          </table:table-cell>
          <table:table-cell office:value-type="float" office:value="269.134" calcext:value-type="float">
            <text:p>269.134</text:p>
          </table:table-cell>
          <table:table-cell office:value-type="float" office:value="321.024" calcext:value-type="float">
            <text:p>321.024</text:p>
          </table:table-cell>
          <table:table-cell office:value-type="float" office:value="300.97" calcext:value-type="float">
            <text:p>300.97</text:p>
          </table:table-cell>
          <table:table-cell office:value-type="float" office:value="300.41" calcext:value-type="float">
            <text:p>300.41</text:p>
          </table:table-cell>
          <table:table-cell office:value-type="float" office:value="267.285" calcext:value-type="float">
            <text:p>267.285</text:p>
          </table:table-cell>
          <table:table-cell office:value-type="float" office:value="175.829" calcext:value-type="float">
            <text:p>175.829</text:p>
          </table:table-cell>
          <table:table-cell office:value-type="float" office:value="265.88" calcext:value-type="float">
            <text:p>265.88</text:p>
          </table:table-cell>
          <table:table-cell office:value-type="float" office:value="197.996" calcext:value-type="float">
            <text:p>197.996</text:p>
          </table:table-cell>
          <table:table-cell office:value-type="float" office:value="205.842" calcext:value-type="float">
            <text:p>205.842</text:p>
          </table:table-cell>
          <table:table-cell office:value-type="float" office:value="169.23" calcext:value-type="float">
            <text:p>169.23</text:p>
          </table:table-cell>
          <table:table-cell office:value-type="float" office:value="206.188" calcext:value-type="float">
            <text:p>206.188</text:p>
          </table:table-cell>
          <table:table-cell office:value-type="float" office:value="165.87" calcext:value-type="float">
            <text:p>165.87</text:p>
          </table:table-cell>
          <table:table-cell office:value-type="float" office:value="149.012" calcext:value-type="float">
            <text:p>149.012</text:p>
          </table:table-cell>
          <table:table-cell office:value-type="float" office:value="245.821" calcext:value-type="float">
            <text:p>245.821</text:p>
          </table:table-cell>
          <table:table-cell office:value-type="float" office:value="294.425" calcext:value-type="float">
            <text:p>294.425</text:p>
          </table:table-cell>
          <table:table-cell office:value-type="float" office:value="56.249" calcext:value-type="float">
            <text:p>56.249</text:p>
          </table:table-cell>
          <table:table-cell office:value-type="float" office:value="182.093" calcext:value-type="float">
            <text:p>182.093</text:p>
          </table:table-cell>
          <table:table-cell office:value-type="float" office:value="302.399" calcext:value-type="float">
            <text:p>302.399</text:p>
          </table:table-cell>
          <table:table-cell office:value-type="float" office:value="0" calcext:value-type="float">
            <text:p>0</text:p>
          </table:table-cell>
          <table:table-cell office:value-type="float" office:value="182.196" calcext:value-type="float">
            <text:p>182.196</text:p>
          </table:table-cell>
          <table:table-cell office:value-type="float" office:value="314.372" calcext:value-type="float">
            <text:p>314.372</text:p>
          </table:table-cell>
          <table:table-cell office:value-type="float" office:value="302.858" calcext:value-type="float">
            <text:p>302.858</text:p>
          </table:table-cell>
          <table:table-cell office:value-type="float" office:value="206.079" calcext:value-type="float">
            <text:p>206.079</text:p>
          </table:table-cell>
          <table:table-cell office:value-type="float" office:value="156.671" calcext:value-type="float">
            <text:p>156.671</text:p>
          </table:table-cell>
          <table:table-cell office:value-type="float" office:value="116.251" calcext:value-type="float">
            <text:p>116.251</text:p>
          </table:table-cell>
          <table:table-cell office:value-type="float" office:value="100.405" calcext:value-type="float">
            <text:p>100.405</text:p>
          </table:table-cell>
          <table:table-cell office:value-type="float" office:value="203.118" calcext:value-type="float">
            <text:p>203.118</text:p>
          </table:table-cell>
          <table:table-cell office:value-type="float" office:value="188.592" calcext:value-type="float">
            <text:p>188.592</text:p>
          </table:table-cell>
          <table:table-cell office:value-type="float" office:value="205.849" calcext:value-type="float">
            <text:p>205.849</text:p>
          </table:table-cell>
          <table:table-cell office:value-type="float" office:value="194.827" calcext:value-type="float">
            <text:p>194.827</text:p>
          </table:table-cell>
          <table:table-cell office:value-type="float" office:value="281.903" calcext:value-type="float">
            <text:p>281.903</text:p>
          </table:table-cell>
          <table:table-cell office:value-type="float" office:value="248.788" calcext:value-type="float">
            <text:p>248.788</text:p>
          </table:table-cell>
          <table:table-cell office:value-type="float" office:value="20.67" calcext:value-type="float">
            <text:p>20.67</text:p>
          </table:table-cell>
          <table:table-cell office:value-type="float" office:value="188.591" calcext:value-type="float">
            <text:p>188.591</text:p>
          </table:table-cell>
          <table:table-cell office:value-type="float" office:value="192.787" calcext:value-type="float">
            <text:p>192.787</text:p>
          </table:table-cell>
          <table:table-cell office:value-type="float" office:value="127.256" calcext:value-type="float">
            <text:p>127.256</text:p>
          </table:table-cell>
          <table:table-cell office:value-type="float" office:value="291.13" calcext:value-type="float">
            <text:p>291.13</text:p>
          </table:table-cell>
          <table:table-cell office:value-type="float" office:value="182.619" calcext:value-type="float">
            <text:p>182.619</text:p>
          </table:table-cell>
          <table:table-cell office:value-type="float" office:value="272.773" calcext:value-type="float">
            <text:p>272.773</text:p>
          </table:table-cell>
          <table:table-cell office:value-type="float" office:value="267.17" calcext:value-type="float">
            <text:p>267.17</text:p>
          </table:table-cell>
          <table:table-cell office:value-type="float" office:value="196.473" calcext:value-type="float">
            <text:p>196.473</text:p>
          </table:table-cell>
          <table:table-cell office:value-type="float" office:value="12.539" calcext:value-type="float">
            <text:p>12.539</text:p>
          </table:table-cell>
          <table:table-cell office:value-type="float" office:value="180.477" calcext:value-type="float">
            <text:p>180.477</text:p>
          </table:table-cell>
          <table:table-cell office:value-type="float" office:value="252.76" calcext:value-type="float">
            <text:p>252.76</text:p>
          </table:table-cell>
          <table:table-cell office:value-type="float" office:value="46.683" calcext:value-type="float">
            <text:p>46.683</text:p>
          </table:table-cell>
          <table:table-cell office:value-type="float" office:value="216.265" calcext:value-type="float">
            <text:p>216.265</text:p>
          </table:table-cell>
          <table:table-cell office:value-type="float" office:value="195.621" calcext:value-type="float">
            <text:p>195.621</text:p>
          </table:table-cell>
          <table:table-cell office:value-type="float" office:value="207.605" calcext:value-type="float">
            <text:p>207.605</text:p>
          </table:table-cell>
          <table:table-cell office:value-type="float" office:value="180.24" calcext:value-type="float">
            <text:p>180.24</text:p>
          </table:table-cell>
          <table:table-cell office:value-type="float" office:value="214.707" calcext:value-type="float">
            <text:p>214.707</text:p>
          </table:table-cell>
          <table:table-cell office:value-type="float" office:value="246.094" calcext:value-type="float">
            <text:p>246.094</text:p>
          </table:table-cell>
          <table:table-cell office:value-type="float" office:value="258.479" calcext:value-type="float">
            <text:p>258.479</text:p>
          </table:table-cell>
          <table:table-cell office:value-type="float" office:value="231.93" calcext:value-type="float">
            <text:p>231.93</text:p>
          </table:table-cell>
          <table:table-cell office:value-type="float" office:value="251.362" calcext:value-type="float">
            <text:p>251.362</text:p>
          </table:table-cell>
          <table:table-cell office:value-type="float" office:value="174.535" calcext:value-type="float">
            <text:p>174.535</text:p>
          </table:table-cell>
          <table:table-cell office:value-type="float" office:value="215.87" calcext:value-type="float">
            <text:p>215.87</text:p>
          </table:table-cell>
          <table:table-cell office:value-type="float" office:value="195.243" calcext:value-type="float">
            <text:p>195.243</text:p>
          </table:table-cell>
          <table:table-cell office:value-type="float" office:value="239.086" calcext:value-type="float">
            <text:p>239.086</text:p>
          </table:table-cell>
          <table:table-cell office:value-type="float" office:value="244.848" calcext:value-type="float">
            <text:p>244.848</text:p>
          </table:table-cell>
          <table:table-cell office:value-type="float" office:value="239.662" calcext:value-type="float">
            <text:p>239.662</text:p>
          </table:table-cell>
          <table:table-cell office:value-type="float" office:value="177.675" calcext:value-type="float">
            <text:p>177.675</text:p>
          </table:table-cell>
          <table:table-cell office:value-type="float" office:value="184.399" calcext:value-type="float">
            <text:p>184.399</text:p>
          </table:table-cell>
          <table:table-cell office:value-type="float" office:value="224.278" calcext:value-type="float">
            <text:p>224.278</text:p>
          </table:table-cell>
          <table:table-cell office:value-type="float" office:value="202.472" calcext:value-type="float">
            <text:p>202.472</text:p>
          </table:table-cell>
          <table:table-cell office:value-type="float" office:value="232.261" calcext:value-type="float">
            <text:p>232.261</text:p>
          </table:table-cell>
          <table:table-cell office:value-type="float" office:value="54.434" calcext:value-type="float">
            <text:p>54.434</text:p>
          </table:table-cell>
          <table:table-cell office:value-type="float" office:value="351.77" calcext:value-type="float">
            <text:p>351.7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43.937" calcext:value-type="float">
            <text:p>43.937</text:p>
          </table:table-cell>
          <table:table-cell office:value-type="float" office:value="208.117" calcext:value-type="float">
            <text:p>208.117</text:p>
          </table:table-cell>
          <table:table-cell office:value-type="float" office:value="21.852" calcext:value-type="float">
            <text:p>21.852</text:p>
          </table:table-cell>
          <table:table-cell office:value-type="float" office:value="244.555" calcext:value-type="float">
            <text:p>244.555</text:p>
          </table:table-cell>
          <table:table-cell office:value-type="float" office:value="237.69" calcext:value-type="float">
            <text:p>237.69</text:p>
          </table:table-cell>
          <table:table-cell office:value-type="float" office:value="256.896" calcext:value-type="float">
            <text:p>256.896</text:p>
          </table:table-cell>
          <table:table-cell office:value-type="float" office:value="197.458" calcext:value-type="float">
            <text:p>197.458</text:p>
          </table:table-cell>
          <table:table-cell office:value-type="float" office:value="227.918" calcext:value-type="float">
            <text:p>227.918</text:p>
          </table:table-cell>
          <table:table-cell office:value-type="float" office:value="39.999" calcext:value-type="float">
            <text:p>39.999</text:p>
          </table:table-cell>
          <table:table-cell office:value-type="float" office:value="8.369" calcext:value-type="float">
            <text:p>8.369</text:p>
          </table:table-cell>
          <table:table-cell office:value-type="float" office:value="39.852" calcext:value-type="float">
            <text:p>39.852</text:p>
          </table:table-cell>
          <table:table-cell office:value-type="float" office:value="181.801" calcext:value-type="float">
            <text:p>181.801</text:p>
          </table:table-cell>
          <table:table-cell office:value-type="float" office:value="81.89" calcext:value-type="float">
            <text:p>81.89</text:p>
          </table:table-cell>
          <table:table-cell office:value-type="float" office:value="70.645" calcext:value-type="float">
            <text:p>70.645</text:p>
          </table:table-cell>
          <table:table-cell office:value-type="float" office:value="151.534" calcext:value-type="float">
            <text:p>151.534</text:p>
          </table:table-cell>
          <table:table-cell office:value-type="float" office:value="20.428" calcext:value-type="float">
            <text:p>20.428</text:p>
          </table:table-cell>
          <table:table-cell office:value-type="float" office:value="195.657" calcext:value-type="float">
            <text:p>195.657</text:p>
          </table:table-cell>
          <table:table-cell office:value-type="float" office:value="144.826" calcext:value-type="float">
            <text:p>144.826</text:p>
          </table:table-cell>
          <table:table-cell office:value-type="float" office:value="57.259" calcext:value-type="float">
            <text:p>57.259</text:p>
          </table:table-cell>
          <table:table-cell office:value-type="float" office:value="26.498" calcext:value-type="float">
            <text:p>26.498</text:p>
          </table:table-cell>
          <table:table-cell office:value-type="float" office:value="11.804" calcext:value-type="float">
            <text:p>11.804</text:p>
          </table:table-cell>
          <table:table-cell office:value-type="float" office:value="27.161" calcext:value-type="float">
            <text:p>27.161</text:p>
          </table:table-cell>
          <table:table-cell office:value-type="float" office:value="18.772" calcext:value-type="float">
            <text:p>18.772</text:p>
          </table:table-cell>
          <table:table-cell office:value-type="float" office:value="37.214" calcext:value-type="float">
            <text:p>37.214</text:p>
          </table:table-cell>
          <table:table-cell office:value-type="float" office:value="21.859" calcext:value-type="float">
            <text:p>21.859</text:p>
          </table:table-cell>
          <table:table-cell office:value-type="float" office:value="34.275" calcext:value-type="float">
            <text:p>34.275</text:p>
          </table:table-cell>
          <table:table-cell office:value-type="float" office:value="5.996" calcext:value-type="float">
            <text:p>5.996</text:p>
          </table:table-cell>
          <table:table-cell office:value-type="float" office:value="16.678" calcext:value-type="float">
            <text:p>16.678</text:p>
          </table:table-cell>
          <table:table-cell office:value-type="float" office:value="77.676" calcext:value-type="float">
            <text:p>77.676</text:p>
          </table:table-cell>
          <table:table-cell office:value-type="float" office:value="52.457" calcext:value-type="float">
            <text:p>52.457</text:p>
          </table:table-cell>
          <table:table-cell office:value-type="float" office:value="191.008" calcext:value-type="float">
            <text:p>191.008</text:p>
          </table:table-cell>
          <table:table-cell office:value-type="float" office:value="27.932" calcext:value-type="float">
            <text:p>27.932</text:p>
          </table:table-cell>
          <table:table-cell office:value-type="float" office:value="60.25" calcext:value-type="float">
            <text:p>60.25</text:p>
          </table:table-cell>
          <table:table-cell office:value-type="float" office:value="169.801" calcext:value-type="float">
            <text:p>169.801</text:p>
          </table:table-cell>
          <table:table-cell office:value-type="float" office:value="0" calcext:value-type="float">
            <text:p>0</text:p>
          </table:table-cell>
          <table:table-cell office:value-type="float" office:value="60.42" calcext:value-type="float">
            <text:p>60.42</text:p>
          </table:table-cell>
          <table:table-cell office:value-type="float" office:value="131.826" calcext:value-type="float">
            <text:p>131.826</text:p>
          </table:table-cell>
          <table:table-cell office:value-type="float" office:value="46.634" calcext:value-type="float">
            <text:p>46.634</text:p>
          </table:table-cell>
          <table:table-cell office:value-type="float" office:value="23.822" calcext:value-type="float">
            <text:p>23.822</text:p>
          </table:table-cell>
          <table:table-cell office:value-type="float" office:value="251.533" calcext:value-type="float">
            <text:p>251.533</text:p>
          </table:table-cell>
          <table:table-cell office:value-type="float" office:value="267.594" calcext:value-type="float">
            <text:p>267.594</text:p>
          </table:table-cell>
          <table:table-cell office:value-type="float" office:value="37.631" calcext:value-type="float">
            <text:p>37.631</text:p>
          </table:table-cell>
          <table:table-cell office:value-type="float" office:value="18.122" calcext:value-type="float">
            <text:p>18.122</text:p>
          </table:table-cell>
          <table:table-cell office:value-type="float" office:value="35.849" calcext:value-type="float">
            <text:p>35.849</text:p>
          </table:table-cell>
          <table:table-cell office:value-type="float" office:value="43.621" calcext:value-type="float">
            <text:p>43.621</text:p>
          </table:table-cell>
          <table:table-cell office:value-type="float" office:value="44.495" calcext:value-type="float">
            <text:p>44.495</text:p>
          </table:table-cell>
          <table:table-cell office:value-type="float" office:value="138.921" calcext:value-type="float">
            <text:p>138.921</text:p>
          </table:table-cell>
          <table:table-cell office:value-type="float" office:value="149.463" calcext:value-type="float">
            <text:p>149.463</text:p>
          </table:table-cell>
          <table:table-cell office:value-type="float" office:value="8.765" calcext:value-type="float">
            <text:p>8.765</text:p>
          </table:table-cell>
          <table:table-cell office:value-type="float" office:value="28.194" calcext:value-type="float">
            <text:p>28.194</text:p>
          </table:table-cell>
          <table:table-cell office:value-type="float" office:value="266.227" calcext:value-type="float">
            <text:p>266.227</text:p>
          </table:table-cell>
          <table:table-cell office:value-type="float" office:value="25.205" calcext:value-type="float">
            <text:p>25.205</text:p>
          </table:table-cell>
          <table:table-cell office:value-type="float" office:value="32.451" calcext:value-type="float">
            <text:p>32.451</text:p>
          </table:table-cell>
          <table:table-cell office:value-type="float" office:value="42.666" calcext:value-type="float">
            <text:p>42.666</text:p>
          </table:table-cell>
          <table:table-cell office:value-type="float" office:value="30.215" calcext:value-type="float">
            <text:p>30.215</text:p>
          </table:table-cell>
          <table:table-cell office:value-type="float" office:value="29.437" calcext:value-type="float">
            <text:p>29.437</text:p>
          </table:table-cell>
          <table:table-cell office:value-type="float" office:value="233.219" calcext:value-type="float">
            <text:p>233.219</text:p>
          </table:table-cell>
          <table:table-cell office:value-type="float" office:value="29.904" calcext:value-type="float">
            <text:p>29.904</text:p>
          </table:table-cell>
          <table:table-cell office:value-type="float" office:value="23.703" calcext:value-type="float">
            <text:p>23.703</text:p>
          </table:table-cell>
          <table:table-cell office:value-type="float" office:value="201.716" calcext:value-type="float">
            <text:p>201.716</text:p>
          </table:table-cell>
          <table:table-cell office:value-type="float" office:value="54.248" calcext:value-type="float">
            <text:p>54.248</text:p>
          </table:table-cell>
          <table:table-cell office:value-type="float" office:value="220.256" calcext:value-type="float">
            <text:p>220.256</text:p>
          </table:table-cell>
          <table:table-cell office:value-type="float" office:value="50.616" calcext:value-type="float">
            <text:p>50.616</text:p>
          </table:table-cell>
          <table:table-cell office:value-type="float" office:value="0" calcext:value-type="float">
            <text:p>0</text:p>
          </table:table-cell>
          <table:table-cell office:value-type="float" office:value="103.439" calcext:value-type="float">
            <text:p>103.439</text:p>
          </table:table-cell>
          <table:table-cell office:value-type="float" office:value="72.921" calcext:value-type="float">
            <text:p>72.921</text:p>
          </table:table-cell>
          <table:table-cell office:value-type="float" office:value="75.238" calcext:value-type="float">
            <text:p>75.238</text:p>
          </table:table-cell>
          <table:table-cell office:value-type="float" office:value="70.073" calcext:value-type="float">
            <text:p>70.073</text:p>
          </table:table-cell>
          <table:table-cell office:value-type="float" office:value="79.943" calcext:value-type="float">
            <text:p>79.943</text:p>
          </table:table-cell>
          <table:table-cell office:value-type="float" office:value="145.45" calcext:value-type="float">
            <text:p>145.45</text:p>
          </table:table-cell>
          <table:table-cell office:value-type="float" office:value="109.027" calcext:value-type="float">
            <text:p>109.027</text:p>
          </table:table-cell>
          <table:table-cell office:value-type="float" office:value="139.343" calcext:value-type="float">
            <text:p>139.343</text:p>
          </table:table-cell>
          <table:table-cell office:value-type="float" office:value="89.405" calcext:value-type="float">
            <text:p>89.405</text:p>
          </table:table-cell>
          <table:table-cell office:value-type="float" office:value="106.672" calcext:value-type="float">
            <text:p>106.672</text:p>
          </table:table-cell>
          <table:table-cell office:value-type="float" office:value="93.934" calcext:value-type="float">
            <text:p>93.934</text:p>
          </table:table-cell>
          <table:table-cell office:value-type="float" office:value="141.781" calcext:value-type="float">
            <text:p>141.781</text:p>
          </table:table-cell>
          <table:table-cell office:value-type="float" office:value="126.367" calcext:value-type="float">
            <text:p>126.367</text:p>
          </table:table-cell>
          <table:table-cell office:value-type="float" office:value="108.099" calcext:value-type="float">
            <text:p>108.099</text:p>
          </table:table-cell>
          <table:table-cell office:value-type="float" office:value="128.513" calcext:value-type="float">
            <text:p>128.513</text:p>
          </table:table-cell>
          <table:table-cell office:value-type="float" office:value="97.42" calcext:value-type="float">
            <text:p>97.42</text:p>
          </table:table-cell>
          <table:table-cell office:value-type="float" office:value="206.589" calcext:value-type="float">
            <text:p>206.589</text:p>
          </table:table-cell>
          <table:table-cell office:value-type="float" office:value="161.024" calcext:value-type="float">
            <text:p>161.024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Tel_Aviv</text:p>
          </table:table-cell>
          <table:table-cell office:value-type="float" office:value="97.484" calcext:value-type="float">
            <text:p>97.484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80.138" calcext:value-type="float">
            <text:p>80.138</text:p>
          </table:table-cell>
          <table:table-cell office:value-type="float" office:value="287.721" calcext:value-type="float">
            <text:p>287.721</text:p>
          </table:table-cell>
          <table:table-cell office:value-type="float" office:value="284.856" calcext:value-type="float">
            <text:p>284.856</text:p>
          </table:table-cell>
          <table:table-cell office:value-type="float" office:value="304.581" calcext:value-type="float">
            <text:p>304.581</text:p>
          </table:table-cell>
          <table:table-cell office:value-type="float" office:value="255.354" calcext:value-type="float">
            <text:p>255.354</text:p>
          </table:table-cell>
          <table:table-cell office:value-type="float" office:value="272.99" calcext:value-type="float">
            <text:p>272.99</text:p>
          </table:table-cell>
          <table:table-cell office:value-type="float" office:value="98.479" calcext:value-type="float">
            <text:p>98.479</text:p>
          </table:table-cell>
          <table:table-cell office:value-type="float" office:value="64.15" calcext:value-type="float">
            <text:p>64.15</text:p>
          </table:table-cell>
          <table:table-cell office:value-type="float" office:value="95.122" calcext:value-type="float">
            <text:p>95.122</text:p>
          </table:table-cell>
          <table:table-cell office:value-type="float" office:value="230.372" calcext:value-type="float">
            <text:p>230.372</text:p>
          </table:table-cell>
          <table:table-cell office:value-type="float" office:value="133.452" calcext:value-type="float">
            <text:p>133.452</text:p>
          </table:table-cell>
          <table:table-cell office:value-type="float" office:value="148.696" calcext:value-type="float">
            <text:p>148.696</text:p>
          </table:table-cell>
          <table:table-cell office:value-type="float" office:value="220.411" calcext:value-type="float">
            <text:p>220.411</text:p>
          </table:table-cell>
          <table:table-cell office:value-type="float" office:value="81.211" calcext:value-type="float">
            <text:p>81.211</text:p>
          </table:table-cell>
          <table:table-cell office:value-type="float" office:value="251.14" calcext:value-type="float">
            <text:p>251.14</text:p>
          </table:table-cell>
          <table:table-cell office:value-type="float" office:value="204.449" calcext:value-type="float">
            <text:p>204.449</text:p>
          </table:table-cell>
          <table:table-cell office:value-type="float" office:value="99.409" calcext:value-type="float">
            <text:p>99.409</text:p>
          </table:table-cell>
          <table:table-cell office:value-type="float" office:value="70.266" calcext:value-type="float">
            <text:p>70.266</text:p>
          </table:table-cell>
          <table:table-cell office:value-type="float" office:value="49.334" calcext:value-type="float">
            <text:p>49.334</text:p>
          </table:table-cell>
          <table:table-cell office:value-type="float" office:value="64.192" calcext:value-type="float">
            <text:p>64.192</text:p>
          </table:table-cell>
          <table:table-cell office:value-type="float" office:value="70.716" calcext:value-type="float">
            <text:p>70.716</text:p>
          </table:table-cell>
          <table:table-cell office:value-type="float" office:value="96.655" calcext:value-type="float">
            <text:p>96.655</text:p>
          </table:table-cell>
          <table:table-cell office:value-type="float" office:value="81.615" calcext:value-type="float">
            <text:p>81.615</text:p>
          </table:table-cell>
          <table:table-cell office:value-type="float" office:value="82.623" calcext:value-type="float">
            <text:p>82.623</text:p>
          </table:table-cell>
          <table:table-cell office:value-type="float" office:value="54.965" calcext:value-type="float">
            <text:p>54.965</text:p>
          </table:table-cell>
          <table:table-cell office:value-type="float" office:value="72.326" calcext:value-type="float">
            <text:p>72.326</text:p>
          </table:table-cell>
          <table:table-cell office:value-type="float" office:value="118.741" calcext:value-type="float">
            <text:p>118.741</text:p>
          </table:table-cell>
          <table:table-cell office:value-type="float" office:value="87.072" calcext:value-type="float">
            <text:p>87.072</text:p>
          </table:table-cell>
          <table:table-cell office:value-type="float" office:value="360.792" calcext:value-type="float">
            <text:p>360.792</text:p>
          </table:table-cell>
          <table:table-cell office:value-type="float" office:value="66.211" calcext:value-type="float">
            <text:p>66.211</text:p>
          </table:table-cell>
          <table:table-cell office:value-type="float" office:value="84.916" calcext:value-type="float">
            <text:p>84.916</text:p>
          </table:table-cell>
          <table:table-cell office:value-type="float" office:value="302.451" calcext:value-type="float">
            <text:p>302.451</text:p>
          </table:table-cell>
          <table:table-cell office:value-type="float" office:value="67.957" calcext:value-type="float">
            <text:p>67.957</text:p>
          </table:table-cell>
          <table:table-cell office:value-type="float" office:value="0" calcext:value-type="float">
            <text:p>0</text:p>
          </table:table-cell>
          <table:table-cell office:value-type="float" office:value="182.14" calcext:value-type="float">
            <text:p>182.14</text:p>
          </table:table-cell>
          <table:table-cell office:value-type="float" office:value="90.998" calcext:value-type="float">
            <text:p>90.998</text:p>
          </table:table-cell>
          <table:table-cell office:value-type="float" office:value="45.129" calcext:value-type="float">
            <text:p>45.129</text:p>
          </table:table-cell>
          <table:table-cell office:value-type="float" office:value="297.69" calcext:value-type="float">
            <text:p>297.69</text:p>
          </table:table-cell>
          <table:table-cell office:value-type="float" office:value="324.453" calcext:value-type="float">
            <text:p>324.453</text:p>
          </table:table-cell>
          <table:table-cell office:value-type="float" office:value="93.76" calcext:value-type="float">
            <text:p>93.76</text:p>
          </table:table-cell>
          <table:table-cell office:value-type="float" office:value="65.696" calcext:value-type="float">
            <text:p>65.696</text:p>
          </table:table-cell>
          <table:table-cell office:value-type="float" office:value="85.944" calcext:value-type="float">
            <text:p>85.944</text:p>
          </table:table-cell>
          <table:table-cell office:value-type="float" office:value="89.609" calcext:value-type="float">
            <text:p>89.609</text:p>
          </table:table-cell>
          <table:table-cell office:value-type="float" office:value="90.005" calcext:value-type="float">
            <text:p>90.005</text:p>
          </table:table-cell>
          <table:table-cell office:value-type="float" office:value="186.04" calcext:value-type="float">
            <text:p>186.04</text:p>
          </table:table-cell>
          <table:table-cell office:value-type="float" office:value="284.79" calcext:value-type="float">
            <text:p>284.79</text:p>
          </table:table-cell>
          <table:table-cell office:value-type="float" office:value="57.131" calcext:value-type="float">
            <text:p>57.131</text:p>
          </table:table-cell>
          <table:table-cell office:value-type="float" office:value="77.436" calcext:value-type="float">
            <text:p>77.436</text:p>
          </table:table-cell>
          <table:table-cell office:value-type="float" office:value="321.307" calcext:value-type="float">
            <text:p>321.307</text:p>
          </table:table-cell>
          <table:table-cell office:value-type="float" office:value="75.164" calcext:value-type="float">
            <text:p>75.164</text:p>
          </table:table-cell>
          <table:table-cell office:value-type="float" office:value="118.603" calcext:value-type="float">
            <text:p>118.603</text:p>
          </table:table-cell>
          <table:table-cell office:value-type="float" office:value="67.643" calcext:value-type="float">
            <text:p>67.643</text:p>
          </table:table-cell>
          <table:table-cell office:value-type="float" office:value="79.172" calcext:value-type="float">
            <text:p>79.172</text:p>
          </table:table-cell>
          <table:table-cell office:value-type="float" office:value="77.542" calcext:value-type="float">
            <text:p>77.542</text:p>
          </table:table-cell>
          <table:table-cell office:value-type="float" office:value="198.643" calcext:value-type="float">
            <text:p>198.643</text:p>
          </table:table-cell>
          <table:table-cell office:value-type="float" office:value="70.323" calcext:value-type="float">
            <text:p>70.323</text:p>
          </table:table-cell>
          <table:table-cell office:value-type="float" office:value="79.466" calcext:value-type="float">
            <text:p>79.466</text:p>
          </table:table-cell>
          <table:table-cell office:value-type="float" office:value="211.919" calcext:value-type="float">
            <text:p>211.919</text:p>
          </table:table-cell>
          <table:table-cell office:value-type="float" office:value="84.643" calcext:value-type="float">
            <text:p>84.643</text:p>
          </table:table-cell>
          <table:table-cell office:value-type="float" office:value="313.418" calcext:value-type="float">
            <text:p>313.418</text:p>
          </table:table-cell>
          <table:table-cell office:value-type="float" office:value="195.351" calcext:value-type="float">
            <text:p>195.351</text:p>
          </table:table-cell>
          <table:table-cell office:value-type="float" office:value="54.336" calcext:value-type="float">
            <text:p>54.336</text:p>
          </table:table-cell>
          <table:table-cell office:value-type="float" office:value="165.379" calcext:value-type="float">
            <text:p>165.379</text:p>
          </table:table-cell>
          <table:table-cell office:value-type="float" office:value="139.198" calcext:value-type="float">
            <text:p>139.198</text:p>
          </table:table-cell>
          <table:table-cell office:value-type="float" office:value="146.597" calcext:value-type="float">
            <text:p>146.597</text:p>
          </table:table-cell>
          <table:table-cell office:value-type="float" office:value="129.553" calcext:value-type="float">
            <text:p>129.553</text:p>
          </table:table-cell>
          <table:table-cell office:value-type="float" office:value="143.085" calcext:value-type="float">
            <text:p>143.085</text:p>
          </table:table-cell>
          <table:table-cell office:value-type="float" office:value="185.896" calcext:value-type="float">
            <text:p>185.896</text:p>
          </table:table-cell>
          <table:table-cell office:value-type="float" office:value="171.025" calcext:value-type="float">
            <text:p>171.025</text:p>
          </table:table-cell>
          <table:table-cell office:value-type="float" office:value="199.134" calcext:value-type="float">
            <text:p>199.134</text:p>
          </table:table-cell>
          <table:table-cell office:value-type="float" office:value="155.213" calcext:value-type="float">
            <text:p>155.213</text:p>
          </table:table-cell>
          <table:table-cell office:value-type="float" office:value="154.424" calcext:value-type="float">
            <text:p>154.424</text:p>
          </table:table-cell>
          <table:table-cell office:value-type="float" office:value="141.038" calcext:value-type="float">
            <text:p>141.038</text:p>
          </table:table-cell>
          <table:table-cell office:value-type="float" office:value="200.281" calcext:value-type="float">
            <text:p>200.281</text:p>
          </table:table-cell>
          <table:table-cell office:value-type="float" office:value="193.323" calcext:value-type="float">
            <text:p>193.323</text:p>
          </table:table-cell>
          <table:table-cell office:value-type="float" office:value="160.227" calcext:value-type="float">
            <text:p>160.227</text:p>
          </table:table-cell>
          <table:table-cell office:value-type="float" office:value="172.325" calcext:value-type="float">
            <text:p>172.325</text:p>
          </table:table-cell>
          <table:table-cell office:value-type="float" office:value="153.305" calcext:value-type="float">
            <text:p>153.305</text:p>
          </table:table-cell>
          <table:table-cell office:value-type="float" office:value="298.405" calcext:value-type="float">
            <text:p>298.405</text:p>
          </table:table-cell>
          <table:table-cell office:value-type="float" office:value="214.161" calcext:value-type="float">
            <text:p>214.161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175.276" calcext:value-type="float">
            <text:p>175.276</text:p>
          </table:table-cell>
          <table:table-cell office:value-type="float" office:value="357.487" calcext:value-type="float">
            <text:p>357.487</text:p>
          </table:table-cell>
          <table:table-cell office:value-type="float" office:value="154.046" calcext:value-type="float">
            <text:p>154.046</text:p>
          </table:table-cell>
          <table:table-cell office:value-type="float" office:value="375.634" calcext:value-type="float">
            <text:p>375.634</text:p>
          </table:table-cell>
          <table:table-cell office:value-type="float" office:value="369.23" calcext:value-type="float">
            <text:p>369.23</text:p>
          </table:table-cell>
          <table:table-cell office:value-type="float" office:value="392.322" calcext:value-type="float">
            <text:p>392.322</text:p>
          </table:table-cell>
          <table:table-cell office:value-type="float" office:value="331.8" calcext:value-type="float">
            <text:p>331.8</text:p>
          </table:table-cell>
          <table:table-cell office:value-type="float" office:value="360.083" calcext:value-type="float">
            <text:p>360.083</text:p>
          </table:table-cell>
          <table:table-cell office:value-type="float" office:value="177.041" calcext:value-type="float">
            <text:p>177.041</text:p>
          </table:table-cell>
          <table:table-cell office:value-type="float" office:value="140.919" calcext:value-type="float">
            <text:p>140.919</text:p>
          </table:table-cell>
          <table:table-cell office:value-type="float" office:value="172.449" calcext:value-type="float">
            <text:p>172.449</text:p>
          </table:table-cell>
          <table:table-cell office:value-type="float" office:value="312.483" calcext:value-type="float">
            <text:p>312.483</text:p>
          </table:table-cell>
          <table:table-cell office:value-type="float" office:value="209.362" calcext:value-type="float">
            <text:p>209.362</text:p>
          </table:table-cell>
          <table:table-cell office:value-type="float" office:value="208.521" calcext:value-type="float">
            <text:p>208.521</text:p>
          </table:table-cell>
          <table:table-cell office:value-type="float" office:value="211.532" calcext:value-type="float">
            <text:p>211.532</text:p>
          </table:table-cell>
          <table:table-cell office:value-type="float" office:value="153.034" calcext:value-type="float">
            <text:p>153.034</text:p>
          </table:table-cell>
          <table:table-cell office:value-type="float" office:value="333.844" calcext:value-type="float">
            <text:p>333.844</text:p>
          </table:table-cell>
          <table:table-cell office:value-type="float" office:value="278.19" calcext:value-type="float">
            <text:p>278.19</text:p>
          </table:table-cell>
          <table:table-cell office:value-type="float" office:value="187.867" calcext:value-type="float">
            <text:p>187.867</text:p>
          </table:table-cell>
          <table:table-cell office:value-type="float" office:value="159.981" calcext:value-type="float">
            <text:p>159.981</text:p>
          </table:table-cell>
          <table:table-cell office:value-type="float" office:value="147.043" calcext:value-type="float">
            <text:p>147.043</text:p>
          </table:table-cell>
          <table:table-cell office:value-type="float" office:value="152.335" calcext:value-type="float">
            <text:p>152.335</text:p>
          </table:table-cell>
          <table:table-cell office:value-type="float" office:value="151.871" calcext:value-type="float">
            <text:p>151.871</text:p>
          </table:table-cell>
          <table:table-cell office:value-type="float" office:value="159.889" calcext:value-type="float">
            <text:p>159.889</text:p>
          </table:table-cell>
          <table:table-cell office:value-type="float" office:value="153.465" calcext:value-type="float">
            <text:p>153.465</text:p>
          </table:table-cell>
          <table:table-cell office:value-type="float" office:value="164.216" calcext:value-type="float">
            <text:p>164.216</text:p>
          </table:table-cell>
          <table:table-cell office:value-type="float" office:value="139.018" calcext:value-type="float">
            <text:p>139.018</text:p>
          </table:table-cell>
          <table:table-cell office:value-type="float" office:value="149.652" calcext:value-type="float">
            <text:p>149.652</text:p>
          </table:table-cell>
          <table:table-cell office:value-type="float" office:value="208.095" calcext:value-type="float">
            <text:p>208.095</text:p>
          </table:table-cell>
          <table:table-cell office:value-type="float" office:value="186.137" calcext:value-type="float">
            <text:p>186.137</text:p>
          </table:table-cell>
          <table:table-cell office:value-type="float" office:value="364.856" calcext:value-type="float">
            <text:p>364.856</text:p>
          </table:table-cell>
          <table:table-cell office:value-type="float" office:value="158.538" calcext:value-type="float">
            <text:p>158.538</text:p>
          </table:table-cell>
          <table:table-cell office:value-type="float" office:value="188.009" calcext:value-type="float">
            <text:p>188.009</text:p>
          </table:table-cell>
          <table:table-cell office:value-type="float" office:value="301.238" calcext:value-type="float">
            <text:p>301.238</text:p>
          </table:table-cell>
          <table:table-cell office:value-type="float" office:value="142.873" calcext:value-type="float">
            <text:p>142.873</text:p>
          </table:table-cell>
          <table:table-cell office:value-type="float" office:value="198.528" calcext:value-type="float">
            <text:p>198.528</text:p>
          </table:table-cell>
          <table:table-cell office:value-type="float" office:value="0" calcext:value-type="float">
            <text:p>0</text:p>
          </table:table-cell>
          <table:table-cell office:value-type="float" office:value="170.075" calcext:value-type="float">
            <text:p>170.075</text:p>
          </table:table-cell>
          <table:table-cell office:value-type="float" office:value="154.654" calcext:value-type="float">
            <text:p>154.654</text:p>
          </table:table-cell>
          <table:table-cell office:value-type="float" office:value="370.872" calcext:value-type="float">
            <text:p>370.872</text:p>
          </table:table-cell>
          <table:table-cell office:value-type="float" office:value="392.97" calcext:value-type="float">
            <text:p>392.97</text:p>
          </table:table-cell>
          <table:table-cell office:value-type="float" office:value="168.493" calcext:value-type="float">
            <text:p>168.493</text:p>
          </table:table-cell>
          <table:table-cell office:value-type="float" office:value="149.331" calcext:value-type="float">
            <text:p>149.331</text:p>
          </table:table-cell>
          <table:table-cell office:value-type="float" office:value="169.232" calcext:value-type="float">
            <text:p>169.232</text:p>
          </table:table-cell>
          <table:table-cell office:value-type="float" office:value="177.784" calcext:value-type="float">
            <text:p>177.784</text:p>
          </table:table-cell>
          <table:table-cell office:value-type="float" office:value="177.342" calcext:value-type="float">
            <text:p>177.342</text:p>
          </table:table-cell>
          <table:table-cell office:value-type="float" office:value="265.151" calcext:value-type="float">
            <text:p>265.151</text:p>
          </table:table-cell>
          <table:table-cell office:value-type="float" office:value="284.006" calcext:value-type="float">
            <text:p>284.006</text:p>
          </table:table-cell>
          <table:table-cell office:value-type="float" office:value="139.891" calcext:value-type="float">
            <text:p>139.891</text:p>
          </table:table-cell>
          <table:table-cell office:value-type="float" office:value="165.522" calcext:value-type="float">
            <text:p>165.522</text:p>
          </table:table-cell>
          <table:table-cell office:value-type="float" office:value="403.055" calcext:value-type="float">
            <text:p>403.055</text:p>
          </table:table-cell>
          <table:table-cell office:value-type="float" office:value="157.473" calcext:value-type="float">
            <text:p>157.473</text:p>
          </table:table-cell>
          <table:table-cell office:value-type="float" office:value="161.067" calcext:value-type="float">
            <text:p>161.067</text:p>
          </table:table-cell>
          <table:table-cell office:value-type="float" office:value="168.918" calcext:value-type="float">
            <text:p>168.918</text:p>
          </table:table-cell>
          <table:table-cell office:value-type="float" office:value="165.541" calcext:value-type="float">
            <text:p>165.541</text:p>
          </table:table-cell>
          <table:table-cell office:value-type="float" office:value="162.847" calcext:value-type="float">
            <text:p>162.847</text:p>
          </table:table-cell>
          <table:table-cell office:value-type="float" office:value="376.095" calcext:value-type="float">
            <text:p>376.095</text:p>
          </table:table-cell>
          <table:table-cell office:value-type="float" office:value="159.917" calcext:value-type="float">
            <text:p>159.917</text:p>
          </table:table-cell>
          <table:table-cell office:value-type="float" office:value="153.957" calcext:value-type="float">
            <text:p>153.957</text:p>
          </table:table-cell>
          <table:table-cell office:value-type="float" office:value="286.71" calcext:value-type="float">
            <text:p>286.71</text:p>
          </table:table-cell>
          <table:table-cell office:value-type="float" office:value="185.311" calcext:value-type="float">
            <text:p>185.311</text:p>
          </table:table-cell>
          <table:table-cell office:value-type="float" office:value="359.27" calcext:value-type="float">
            <text:p>359.27</text:p>
          </table:table-cell>
          <table:table-cell office:value-type="float" office:value="182.824" calcext:value-type="float">
            <text:p>182.824</text:p>
          </table:table-cell>
          <table:table-cell office:value-type="float" office:value="137.062" calcext:value-type="float">
            <text:p>137.062</text:p>
          </table:table-cell>
          <table:table-cell office:value-type="float" office:value="235.124" calcext:value-type="float">
            <text:p>235.124</text:p>
          </table:table-cell>
          <table:table-cell office:value-type="float" office:value="207.501" calcext:value-type="float">
            <text:p>207.501</text:p>
          </table:table-cell>
          <table:table-cell office:value-type="float" office:value="209.833" calcext:value-type="float">
            <text:p>209.833</text:p>
          </table:table-cell>
          <table:table-cell office:value-type="float" office:value="201.269" calcext:value-type="float">
            <text:p>201.269</text:p>
          </table:table-cell>
          <table:table-cell office:value-type="float" office:value="216.359" calcext:value-type="float">
            <text:p>216.359</text:p>
          </table:table-cell>
          <table:table-cell office:value-type="float" office:value="259.583" calcext:value-type="float">
            <text:p>259.583</text:p>
          </table:table-cell>
          <table:table-cell office:value-type="float" office:value="243.009" calcext:value-type="float">
            <text:p>243.009</text:p>
          </table:table-cell>
          <table:table-cell office:value-type="float" office:value="264.416" calcext:value-type="float">
            <text:p>264.416</text:p>
          </table:table-cell>
          <table:table-cell office:value-type="float" office:value="222.317" calcext:value-type="float">
            <text:p>222.317</text:p>
          </table:table-cell>
          <table:table-cell office:value-type="float" office:value="231.827" calcext:value-type="float">
            <text:p>231.827</text:p>
          </table:table-cell>
          <table:table-cell office:value-type="float" office:value="219.165" calcext:value-type="float">
            <text:p>219.165</text:p>
          </table:table-cell>
          <table:table-cell office:value-type="float" office:value="282.837" calcext:value-type="float">
            <text:p>282.837</text:p>
          </table:table-cell>
          <table:table-cell office:value-type="float" office:value="259.043" calcext:value-type="float">
            <text:p>259.043</text:p>
          </table:table-cell>
          <table:table-cell office:value-type="float" office:value="227.971" calcext:value-type="float">
            <text:p>227.971</text:p>
          </table:table-cell>
          <table:table-cell office:value-type="float" office:value="257.169" calcext:value-type="float">
            <text:p>257.169</text:p>
          </table:table-cell>
          <table:table-cell office:value-type="float" office:value="230.111" calcext:value-type="float">
            <text:p>230.111</text:p>
          </table:table-cell>
          <table:table-cell office:value-type="float" office:value="362.306" calcext:value-type="float">
            <text:p>362.306</text:p>
          </table:table-cell>
          <table:table-cell office:value-type="float" office:value="294.035" calcext:value-type="float">
            <text:p>294.03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Reykjavik</text:p>
          </table:table-cell>
          <table:table-cell office:value-type="float" office:value="103.421" calcext:value-type="float">
            <text:p>103.421</text:p>
          </table:table-cell>
          <table:table-cell office:value-type="float" office:value="282.202" calcext:value-type="float">
            <text:p>282.202</text:p>
          </table:table-cell>
          <table:table-cell office:value-type="float" office:value="73.819" calcext:value-type="float">
            <text:p>73.819</text:p>
          </table:table-cell>
          <table:table-cell office:value-type="float" office:value="295.315" calcext:value-type="float">
            <text:p>295.315</text:p>
          </table:table-cell>
          <table:table-cell office:value-type="float" office:value="287.496" calcext:value-type="float">
            <text:p>287.496</text:p>
          </table:table-cell>
          <table:table-cell office:value-type="float" office:value="313.284" calcext:value-type="float">
            <text:p>313.284</text:p>
          </table:table-cell>
          <table:table-cell office:value-type="float" office:value="251.088" calcext:value-type="float">
            <text:p>251.088</text:p>
          </table:table-cell>
          <table:table-cell office:value-type="float" office:value="279.013" calcext:value-type="float">
            <text:p>279.013</text:p>
          </table:table-cell>
          <table:table-cell office:value-type="float" office:value="96.534" calcext:value-type="float">
            <text:p>96.534</text:p>
          </table:table-cell>
          <table:table-cell office:value-type="float" office:value="66.07" calcext:value-type="float">
            <text:p>66.07</text:p>
          </table:table-cell>
          <table:table-cell office:value-type="float" office:value="97.013" calcext:value-type="float">
            <text:p>97.013</text:p>
          </table:table-cell>
          <table:table-cell office:value-type="float" office:value="253.263" calcext:value-type="float">
            <text:p>253.263</text:p>
          </table:table-cell>
          <table:table-cell office:value-type="float" office:value="141.23" calcext:value-type="float">
            <text:p>141.23</text:p>
          </table:table-cell>
          <table:table-cell office:value-type="float" office:value="141.742" calcext:value-type="float">
            <text:p>141.742</text:p>
          </table:table-cell>
          <table:table-cell office:value-type="float" office:value="185.478" calcext:value-type="float">
            <text:p>185.478</text:p>
          </table:table-cell>
          <table:table-cell office:value-type="float" office:value="80.528" calcext:value-type="float">
            <text:p>80.528</text:p>
          </table:table-cell>
          <table:table-cell office:value-type="float" office:value="261.923" calcext:value-type="float">
            <text:p>261.923</text:p>
          </table:table-cell>
          <table:table-cell office:value-type="float" office:value="206.085" calcext:value-type="float">
            <text:p>206.085</text:p>
          </table:table-cell>
          <table:table-cell office:value-type="float" office:value="119.945" calcext:value-type="float">
            <text:p>119.945</text:p>
          </table:table-cell>
          <table:table-cell office:value-type="float" office:value="75.685" calcext:value-type="float">
            <text:p>75.685</text:p>
          </table:table-cell>
          <table:table-cell office:value-type="float" office:value="69.812" calcext:value-type="float">
            <text:p>69.812</text:p>
          </table:table-cell>
          <table:table-cell office:value-type="float" office:value="70.013" calcext:value-type="float">
            <text:p>70.013</text:p>
          </table:table-cell>
          <table:table-cell office:value-type="float" office:value="75.72" calcext:value-type="float">
            <text:p>75.72</text:p>
          </table:table-cell>
          <table:table-cell office:value-type="float" office:value="82.268" calcext:value-type="float">
            <text:p>82.268</text:p>
          </table:table-cell>
          <table:table-cell office:value-type="float" office:value="83.311" calcext:value-type="float">
            <text:p>83.311</text:p>
          </table:table-cell>
          <table:table-cell office:value-type="float" office:value="90.176" calcext:value-type="float">
            <text:p>90.176</text:p>
          </table:table-cell>
          <table:table-cell office:value-type="float" office:value="67.221" calcext:value-type="float">
            <text:p>67.221</text:p>
          </table:table-cell>
          <table:table-cell office:value-type="float" office:value="77.322" calcext:value-type="float">
            <text:p>77.322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09.589" calcext:value-type="float">
            <text:p>109.589</text:p>
          </table:table-cell>
          <table:table-cell office:value-type="float" office:value="239.299" calcext:value-type="float">
            <text:p>239.299</text:p>
          </table:table-cell>
          <table:table-cell office:value-type="float" office:value="100.338" calcext:value-type="float">
            <text:p>100.338</text:p>
          </table:table-cell>
          <table:table-cell office:value-type="float" office:value="121.527" calcext:value-type="float">
            <text:p>121.527</text:p>
          </table:table-cell>
          <table:table-cell office:value-type="float" office:value="218.88" calcext:value-type="float">
            <text:p>218.88</text:p>
          </table:table-cell>
          <table:table-cell office:value-type="float" office:value="72.484" calcext:value-type="float">
            <text:p>72.484</text:p>
          </table:table-cell>
          <table:table-cell office:value-type="float" office:value="114.89" calcext:value-type="float">
            <text:p>114.89</text:p>
          </table:table-cell>
          <table:table-cell office:value-type="float" office:value="184.411" calcext:value-type="float">
            <text:p>184.411</text:p>
          </table:table-cell>
          <table:table-cell office:value-type="float" office:value="0" calcext:value-type="float">
            <text:p>0</text:p>
          </table:table-cell>
          <table:table-cell office:value-type="float" office:value="84.054" calcext:value-type="float">
            <text:p>84.054</text:p>
          </table:table-cell>
          <table:table-cell office:value-type="float" office:value="306.343" calcext:value-type="float">
            <text:p>306.343</text:p>
          </table:table-cell>
          <table:table-cell office:value-type="float" office:value="327.566" calcext:value-type="float">
            <text:p>327.566</text:p>
          </table:table-cell>
          <table:table-cell office:value-type="float" office:value="83.638" calcext:value-type="float">
            <text:p>83.638</text:p>
          </table:table-cell>
          <table:table-cell office:value-type="float" office:value="75.911" calcext:value-type="float">
            <text:p>75.911</text:p>
          </table:table-cell>
          <table:table-cell office:value-type="float" office:value="92.663" calcext:value-type="float">
            <text:p>92.663</text:p>
          </table:table-cell>
          <table:table-cell office:value-type="float" office:value="103.514" calcext:value-type="float">
            <text:p>103.514</text:p>
          </table:table-cell>
          <table:table-cell office:value-type="float" office:value="100.678" calcext:value-type="float">
            <text:p>100.678</text:p>
          </table:table-cell>
          <table:table-cell office:value-type="float" office:value="196.858" calcext:value-type="float">
            <text:p>196.858</text:p>
          </table:table-cell>
          <table:table-cell office:value-type="float" office:value="208.934" calcext:value-type="float">
            <text:p>208.934</text:p>
          </table:table-cell>
          <table:table-cell office:value-type="float" office:value="51.989" calcext:value-type="float">
            <text:p>51.989</text:p>
          </table:table-cell>
          <table:table-cell office:value-type="float" office:value="85.314" calcext:value-type="float">
            <text:p>85.314</text:p>
          </table:table-cell>
          <table:table-cell office:value-type="float" office:value="319.701" calcext:value-type="float">
            <text:p>319.701</text:p>
          </table:table-cell>
          <table:table-cell office:value-type="float" office:value="82.58" calcext:value-type="float">
            <text:p>82.58</text:p>
          </table:table-cell>
          <table:table-cell office:value-type="float" office:value="93.118" calcext:value-type="float">
            <text:p>93.118</text:p>
          </table:table-cell>
          <table:table-cell office:value-type="float" office:value="99.879" calcext:value-type="float">
            <text:p>99.879</text:p>
          </table:table-cell>
          <table:table-cell office:value-type="float" office:value="89.34" calcext:value-type="float">
            <text:p>89.34</text:p>
          </table:table-cell>
          <table:table-cell office:value-type="float" office:value="85.669" calcext:value-type="float">
            <text:p>85.669</text:p>
          </table:table-cell>
          <table:table-cell office:value-type="float" office:value="205.821" calcext:value-type="float">
            <text:p>205.821</text:p>
          </table:table-cell>
          <table:table-cell office:value-type="float" office:value="86.873" calcext:value-type="float">
            <text:p>86.873</text:p>
          </table:table-cell>
          <table:table-cell office:value-type="float" office:value="74.208" calcext:value-type="float">
            <text:p>74.208</text:p>
          </table:table-cell>
          <table:table-cell office:value-type="float" office:value="221.93" calcext:value-type="float">
            <text:p>221.93</text:p>
          </table:table-cell>
          <table:table-cell office:value-type="float" office:value="105.402" calcext:value-type="float">
            <text:p>105.402</text:p>
          </table:table-cell>
          <table:table-cell office:value-type="float" office:value="294.084" calcext:value-type="float">
            <text:p>294.084</text:p>
          </table:table-cell>
          <table:table-cell office:value-type="float" office:value="96.671" calcext:value-type="float">
            <text:p>96.671</text:p>
          </table:table-cell>
          <table:table-cell office:value-type="float" office:value="63.066" calcext:value-type="float">
            <text:p>63.066</text:p>
          </table:table-cell>
          <table:table-cell office:value-type="float" office:value="161.406" calcext:value-type="float">
            <text:p>161.406</text:p>
          </table:table-cell>
          <table:table-cell office:value-type="float" office:value="136.755" calcext:value-type="float">
            <text:p>136.755</text:p>
          </table:table-cell>
          <table:table-cell office:value-type="float" office:value="151.356" calcext:value-type="float">
            <text:p>151.356</text:p>
          </table:table-cell>
          <table:table-cell office:value-type="float" office:value="130.913" calcext:value-type="float">
            <text:p>130.913</text:p>
          </table:table-cell>
          <table:table-cell office:value-type="float" office:value="149.609" calcext:value-type="float">
            <text:p>149.609</text:p>
          </table:table-cell>
          <table:table-cell office:value-type="float" office:value="204.348" calcext:value-type="float">
            <text:p>204.348</text:p>
          </table:table-cell>
          <table:table-cell office:value-type="float" office:value="174.012" calcext:value-type="float">
            <text:p>174.012</text:p>
          </table:table-cell>
          <table:table-cell office:value-type="float" office:value="201.257" calcext:value-type="float">
            <text:p>201.257</text:p>
          </table:table-cell>
          <table:table-cell office:value-type="float" office:value="155.574" calcext:value-type="float">
            <text:p>155.574</text:p>
          </table:table-cell>
          <table:table-cell office:value-type="float" office:value="166.648" calcext:value-type="float">
            <text:p>166.648</text:p>
          </table:table-cell>
          <table:table-cell office:value-type="float" office:value="155.621" calcext:value-type="float">
            <text:p>155.621</text:p>
          </table:table-cell>
          <table:table-cell office:value-type="float" office:value="198.028" calcext:value-type="float">
            <text:p>198.028</text:p>
          </table:table-cell>
          <table:table-cell office:value-type="float" office:value="186.237" calcext:value-type="float">
            <text:p>186.237</text:p>
          </table:table-cell>
          <table:table-cell office:value-type="float" office:value="165.858" calcext:value-type="float">
            <text:p>165.858</text:p>
          </table:table-cell>
          <table:table-cell office:value-type="float" office:value="185.087" calcext:value-type="float">
            <text:p>185.087</text:p>
          </table:table-cell>
          <table:table-cell office:value-type="float" office:value="163.409" calcext:value-type="float">
            <text:p>163.409</text:p>
          </table:table-cell>
          <table:table-cell office:value-type="float" office:value="220.917" calcext:value-type="float">
            <text:p>220.917</text:p>
          </table:table-cell>
          <table:table-cell office:value-type="float" office:value="238.448" calcext:value-type="float">
            <text:p>238.448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36.308" calcext:value-type="float">
            <text:p>36.308</text:p>
          </table:table-cell>
          <table:table-cell office:value-type="float" office:value="226.492" calcext:value-type="float">
            <text:p>226.492</text:p>
          </table:table-cell>
          <table:table-cell office:value-type="float" office:value="16.261" calcext:value-type="float">
            <text:p>16.261</text:p>
          </table:table-cell>
          <table:table-cell office:value-type="float" office:value="235.927" calcext:value-type="float">
            <text:p>235.927</text:p>
          </table:table-cell>
          <table:table-cell office:value-type="float" office:value="230.186" calcext:value-type="float">
            <text:p>230.186</text:p>
          </table:table-cell>
          <table:table-cell office:value-type="float" office:value="250.369" calcext:value-type="float">
            <text:p>250.369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218.729" calcext:value-type="float">
            <text:p>218.729</text:p>
          </table:table-cell>
          <table:table-cell office:value-type="float" office:value="37.889" calcext:value-type="float">
            <text:p>37.889</text:p>
          </table:table-cell>
          <table:table-cell office:value-type="float" office:value="132.665" calcext:value-type="float">
            <text:p>132.665</text:p>
          </table:table-cell>
          <table:table-cell office:value-type="float" office:value="31.652" calcext:value-type="float">
            <text:p>31.652</text:p>
          </table:table-cell>
          <table:table-cell office:value-type="float" office:value="208.952" calcext:value-type="float">
            <text:p>208.952</text:p>
          </table:table-cell>
          <table:table-cell office:value-type="float" office:value="102.649" calcext:value-type="float">
            <text:p>102.649</text:p>
          </table:table-cell>
          <table:table-cell office:value-type="float" office:value="108.191" calcext:value-type="float">
            <text:p>108.191</text:p>
          </table:table-cell>
          <table:table-cell office:value-type="float" office:value="161.31" calcext:value-type="float">
            <text:p>161.31</text:p>
          </table:table-cell>
          <table:table-cell office:value-type="float" office:value="0" calcext:value-type="float">
            <text:p>0</text:p>
          </table:table-cell>
          <table:table-cell office:value-type="float" office:value="227.556" calcext:value-type="float">
            <text:p>227.556</text:p>
          </table:table-cell>
          <table:table-cell office:value-type="float" office:value="180.923" calcext:value-type="float">
            <text:p>180.923</text:p>
          </table:table-cell>
          <table:table-cell office:value-type="float" office:value="52.389" calcext:value-type="float">
            <text:p>52.389</text:p>
          </table:table-cell>
          <table:table-cell office:value-type="float" office:value="12.066" calcext:value-type="float">
            <text:p>12.066</text:p>
          </table:table-cell>
          <table:table-cell office:value-type="float" office:value="7.624" calcext:value-type="float">
            <text:p>7.624</text:p>
          </table:table-cell>
          <table:table-cell office:value-type="float" office:value="20.331" calcext:value-type="float">
            <text:p>20.331</text:p>
          </table:table-cell>
          <table:table-cell office:value-type="float" office:value="24.209" calcext:value-type="float">
            <text:p>24.209</text:p>
          </table:table-cell>
          <table:table-cell office:value-type="float" office:value="48.107" calcext:value-type="float">
            <text:p>48.107</text:p>
          </table:table-cell>
          <table:table-cell office:value-type="float" office:value="17.24" calcext:value-type="float">
            <text:p>17.24</text:p>
          </table:table-cell>
          <table:table-cell office:value-type="float" office:value="43.836" calcext:value-type="float">
            <text:p>43.836</text:p>
          </table:table-cell>
          <table:table-cell office:value-type="float" office:value="36.677" calcext:value-type="float">
            <text:p>36.677</text:p>
          </table:table-cell>
          <table:table-cell office:value-type="float" office:value="3.412" calcext:value-type="float">
            <text:p>3.412</text:p>
          </table:table-cell>
          <table:table-cell office:value-type="float" office:value="66.964" calcext:value-type="float">
            <text:p>66.964</text:p>
          </table:table-cell>
          <table:table-cell office:value-type="float" office:value="39.914" calcext:value-type="float">
            <text:p>39.914</text:p>
          </table:table-cell>
          <table:table-cell office:value-type="float" office:value="172.809" calcext:value-type="float">
            <text:p>172.809</text:p>
          </table:table-cell>
          <table:table-cell office:value-type="float" office:value="32.41" calcext:value-type="float">
            <text:p>32.41</text:p>
          </table:table-cell>
          <table:table-cell office:value-type="float" office:value="46.153" calcext:value-type="float">
            <text:p>46.153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30.116" calcext:value-type="float">
            <text:p>30.116</text:p>
          </table:table-cell>
          <table:table-cell office:value-type="float" office:value="61.339" calcext:value-type="float">
            <text:p>61.339</text:p>
          </table:table-cell>
          <table:table-cell office:value-type="float" office:value="150.947" calcext:value-type="float">
            <text:p>150.947</text:p>
          </table:table-cell>
          <table:table-cell office:value-type="float" office:value="64.852" calcext:value-type="float">
            <text:p>64.852</text:p>
          </table:table-cell>
          <table:table-cell office:value-type="float" office:value="0" calcext:value-type="float">
            <text:p>0</text:p>
          </table:table-cell>
          <table:table-cell office:value-type="float" office:value="256.721" calcext:value-type="float">
            <text:p>256.721</text:p>
          </table:table-cell>
          <table:table-cell office:value-type="float" office:value="284.535" calcext:value-type="float">
            <text:p>284.535</text:p>
          </table:table-cell>
          <table:table-cell office:value-type="float" office:value="36.52" calcext:value-type="float">
            <text:p>36.52</text:p>
          </table:table-cell>
          <table:table-cell office:value-type="float" office:value="32.721" calcext:value-type="float">
            <text:p>32.721</text:p>
          </table:table-cell>
          <table:table-cell office:value-type="float" office:value="46.921" calcext:value-type="float">
            <text:p>46.921</text:p>
          </table:table-cell>
          <table:table-cell office:value-type="float" office:value="30.926" calcext:value-type="float">
            <text:p>30.926</text:p>
          </table:table-cell>
          <table:table-cell office:value-type="float" office:value="27.413" calcext:value-type="float">
            <text:p>27.413</text:p>
          </table:table-cell>
          <table:table-cell office:value-type="float" office:value="149.996" calcext:value-type="float">
            <text:p>149.996</text:p>
          </table:table-cell>
          <table:table-cell office:value-type="float" office:value="135.096" calcext:value-type="float">
            <text:p>135.096</text:p>
          </table:table-cell>
          <table:table-cell office:value-type="float" office:value="47.905" calcext:value-type="float">
            <text:p>47.905</text:p>
          </table:table-cell>
          <table:table-cell office:value-type="float" office:value="34.344" calcext:value-type="float">
            <text:p>34.344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1.321" calcext:value-type="float">
            <text:p>21.321</text:p>
          </table:table-cell>
          <table:table-cell office:value-type="float" office:value="24.212" calcext:value-type="float">
            <text:p>24.212</text:p>
          </table:table-cell>
          <table:table-cell office:value-type="float" office:value="28.435" calcext:value-type="float">
            <text:p>28.435</text:p>
          </table:table-cell>
          <table:table-cell office:value-type="float" office:value="22.679" calcext:value-type="float">
            <text:p>22.679</text:p>
          </table:table-cell>
          <table:table-cell office:value-type="float" office:value="36.286" calcext:value-type="float">
            <text:p>36.286</text:p>
          </table:table-cell>
          <table:table-cell office:value-type="float" office:value="148.924" calcext:value-type="float">
            <text:p>148.924</text:p>
          </table:table-cell>
          <table:table-cell office:value-type="float" office:value="24.923" calcext:value-type="float">
            <text:p>24.923</text:p>
          </table:table-cell>
          <table:table-cell office:value-type="float" office:value="18.489" calcext:value-type="float">
            <text:p>18.489</text:p>
          </table:table-cell>
          <table:table-cell office:value-type="float" office:value="189.685" calcext:value-type="float">
            <text:p>189.685</text:p>
          </table:table-cell>
          <table:table-cell office:value-type="float" office:value="47.383" calcext:value-type="float">
            <text:p>47.383</text:p>
          </table:table-cell>
          <table:table-cell office:value-type="float" office:value="194.445" calcext:value-type="float">
            <text:p>194.445</text:p>
          </table:table-cell>
          <table:table-cell office:value-type="float" office:value="48.42" calcext:value-type="float">
            <text:p>48.42</text:p>
          </table:table-cell>
          <table:table-cell office:value-type="float" office:value="28.196" calcext:value-type="float">
            <text:p>28.196</text:p>
          </table:table-cell>
          <table:table-cell office:value-type="float" office:value="119.379" calcext:value-type="float">
            <text:p>119.379</text:p>
          </table:table-cell>
          <table:table-cell office:value-type="float" office:value="88.364" calcext:value-type="float">
            <text:p>88.364</text:p>
          </table:table-cell>
          <table:table-cell office:value-type="float" office:value="101.755" calcext:value-type="float">
            <text:p>101.755</text:p>
          </table:table-cell>
          <table:table-cell office:value-type="float" office:value="81.952" calcext:value-type="float">
            <text:p>81.952</text:p>
          </table:table-cell>
          <table:table-cell office:value-type="float" office:value="105.778" calcext:value-type="float">
            <text:p>105.778</text:p>
          </table:table-cell>
          <table:table-cell office:value-type="float" office:value="180.224" calcext:value-type="float">
            <text:p>180.224</text:p>
          </table:table-cell>
          <table:table-cell office:value-type="float" office:value="127.806" calcext:value-type="float">
            <text:p>127.806</text:p>
          </table:table-cell>
          <table:table-cell office:value-type="float" office:value="150.249" calcext:value-type="float">
            <text:p>150.249</text:p>
          </table:table-cell>
          <table:table-cell office:value-type="float" office:value="108.864" calcext:value-type="float">
            <text:p>108.864</text:p>
          </table:table-cell>
          <table:table-cell office:value-type="float" office:value="140.287" calcext:value-type="float">
            <text:p>140.287</text:p>
          </table:table-cell>
          <table:table-cell office:value-type="float" office:value="101.025" calcext:value-type="float">
            <text:p>101.025</text:p>
          </table:table-cell>
          <table:table-cell office:value-type="float" office:value="153.121" calcext:value-type="float">
            <text:p>153.121</text:p>
          </table:table-cell>
          <table:table-cell office:value-type="float" office:value="145.265" calcext:value-type="float">
            <text:p>145.265</text:p>
          </table:table-cell>
          <table:table-cell office:value-type="float" office:value="114.169" calcext:value-type="float">
            <text:p>114.169</text:p>
          </table:table-cell>
          <table:table-cell office:value-type="float" office:value="145.709" calcext:value-type="float">
            <text:p>145.709</text:p>
          </table:table-cell>
          <table:table-cell office:value-type="float" office:value="124.414" calcext:value-type="float">
            <text:p>124.414</text:p>
          </table:table-cell>
          <table:table-cell office:value-type="float" office:value="187.101" calcext:value-type="float">
            <text:p>187.101</text:p>
          </table:table-cell>
          <table:table-cell office:value-type="float" office:value="181.252" calcext:value-type="float">
            <text:p>181.25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270.109" calcext:value-type="float">
            <text:p>270.109</text:p>
          </table:table-cell>
          <table:table-cell office:value-type="float" office:value="298.133" calcext:value-type="float">
            <text:p>298.133</text:p>
          </table:table-cell>
          <table:table-cell office:value-type="float" office:value="265.904" calcext:value-type="float">
            <text:p>265.904</text:p>
          </table:table-cell>
          <table:table-cell office:value-type="float" office:value="98.683" calcext:value-type="float">
            <text:p>98.683</text:p>
          </table:table-cell>
          <table:table-cell office:value-type="float" office:value="108.347" calcext:value-type="float">
            <text:p>108.347</text:p>
          </table:table-cell>
          <table:table-cell office:value-type="float" office:value="113.104" calcext:value-type="float">
            <text:p>113.104</text:p>
          </table:table-cell>
          <table:table-cell office:value-type="float" office:value="113.265" calcext:value-type="float">
            <text:p>113.265</text:p>
          </table:table-cell>
          <table:table-cell office:value-type="float" office:value="117.604" calcext:value-type="float">
            <text:p>117.604</text:p>
          </table:table-cell>
          <table:table-cell office:value-type="float" office:value="250.873" calcext:value-type="float">
            <text:p>250.873</text:p>
          </table:table-cell>
          <table:table-cell office:value-type="float" office:value="244.387" calcext:value-type="float">
            <text:p>244.387</text:p>
          </table:table-cell>
          <table:table-cell office:value-type="float" office:value="281.083" calcext:value-type="float">
            <text:p>281.083</text:p>
          </table:table-cell>
          <table:table-cell office:value-type="float" office:value="281.135" calcext:value-type="float">
            <text:p>281.135</text:p>
          </table:table-cell>
          <table:table-cell office:value-type="float" office:value="167.999" calcext:value-type="float">
            <text:p>167.999</text:p>
          </table:table-cell>
          <table:table-cell office:value-type="float" office:value="175.36" calcext:value-type="float">
            <text:p>175.36</text:p>
          </table:table-cell>
          <table:table-cell office:value-type="float" office:value="105.946" calcext:value-type="float">
            <text:p>105.946</text:p>
          </table:table-cell>
          <table:table-cell office:value-type="float" office:value="247.12" calcext:value-type="float">
            <text:p>247.12</text:p>
          </table:table-cell>
          <table:table-cell office:value-type="float" office:value="250.067" calcext:value-type="float">
            <text:p>250.067</text:p>
          </table:table-cell>
          <table:table-cell office:value-type="float" office:value="197.775" calcext:value-type="float">
            <text:p>197.775</text:p>
          </table:table-cell>
          <table:table-cell office:value-type="float" office:value="268.507" calcext:value-type="float">
            <text:p>268.507</text:p>
          </table:table-cell>
          <table:table-cell office:value-type="float" office:value="252.38" calcext:value-type="float">
            <text:p>252.38</text:p>
          </table:table-cell>
          <table:table-cell office:value-type="float" office:value="251.805" calcext:value-type="float">
            <text:p>251.805</text:p>
          </table:table-cell>
          <table:table-cell office:value-type="float" office:value="250.086" calcext:value-type="float">
            <text:p>250.086</text:p>
          </table:table-cell>
          <table:table-cell office:value-type="float" office:value="257.347" calcext:value-type="float">
            <text:p>257.347</text:p>
          </table:table-cell>
          <table:table-cell office:value-type="float" office:value="273.743" calcext:value-type="float">
            <text:p>273.743</text:p>
          </table:table-cell>
          <table:table-cell office:value-type="float" office:value="282.703" calcext:value-type="float">
            <text:p>282.703</text:p>
          </table:table-cell>
          <table:table-cell office:value-type="float" office:value="253.619" calcext:value-type="float">
            <text:p>253.619</text:p>
          </table:table-cell>
          <table:table-cell office:value-type="float" office:value="247.127" calcext:value-type="float">
            <text:p>247.127</text:p>
          </table:table-cell>
          <table:table-cell office:value-type="float" office:value="207.643" calcext:value-type="float">
            <text:p>207.643</text:p>
          </table:table-cell>
          <table:table-cell office:value-type="float" office:value="301.655" calcext:value-type="float">
            <text:p>301.655</text:p>
          </table:table-cell>
          <table:table-cell office:value-type="float" office:value="283.578" calcext:value-type="float">
            <text:p>283.578</text:p>
          </table:table-cell>
          <table:table-cell office:value-type="float" office:value="52.488" calcext:value-type="float">
            <text:p>52.488</text:p>
          </table:table-cell>
          <table:table-cell office:value-type="float" office:value="235.053" calcext:value-type="float">
            <text:p>235.053</text:p>
          </table:table-cell>
          <table:table-cell office:value-type="float" office:value="276.444" calcext:value-type="float">
            <text:p>276.444</text:p>
          </table:table-cell>
          <table:table-cell office:value-type="float" office:value="119.368" calcext:value-type="float">
            <text:p>119.368</text:p>
          </table:table-cell>
          <table:table-cell office:value-type="float" office:value="262.346" calcext:value-type="float">
            <text:p>262.346</text:p>
          </table:table-cell>
          <table:table-cell office:value-type="float" office:value="310.134" calcext:value-type="float">
            <text:p>310.134</text:p>
          </table:table-cell>
          <table:table-cell office:value-type="float" office:value="370.661" calcext:value-type="float">
            <text:p>370.661</text:p>
          </table:table-cell>
          <table:table-cell office:value-type="float" office:value="275.088" calcext:value-type="float">
            <text:p>275.088</text:p>
          </table:table-cell>
          <table:table-cell office:value-type="float" office:value="263.076" calcext:value-type="float">
            <text:p>263.076</text:p>
          </table:table-cell>
          <table:table-cell office:value-type="float" office:value="0" calcext:value-type="float">
            <text:p>0</text:p>
          </table:table-cell>
          <table:table-cell office:value-type="float" office:value="35.223" calcext:value-type="float">
            <text:p>35.223</text:p>
          </table:table-cell>
          <table:table-cell office:value-type="float" office:value="273.436" calcext:value-type="float">
            <text:p>273.436</text:p>
          </table:table-cell>
          <table:table-cell office:value-type="float" office:value="255.277" calcext:value-type="float">
            <text:p>255.277</text:p>
          </table:table-cell>
          <table:table-cell office:value-type="float" office:value="270.035" calcext:value-type="float">
            <text:p>270.035</text:p>
          </table:table-cell>
          <table:table-cell office:value-type="float" office:value="242.535" calcext:value-type="float">
            <text:p>242.535</text:p>
          </table:table-cell>
          <table:table-cell office:value-type="float" office:value="285.134" calcext:value-type="float">
            <text:p>285.134</text:p>
          </table:table-cell>
          <table:table-cell office:value-type="float" office:value="166.275" calcext:value-type="float">
            <text:p>166.275</text:p>
          </table:table-cell>
          <table:table-cell office:value-type="float" office:value="74.808" calcext:value-type="float">
            <text:p>74.808</text:p>
          </table:table-cell>
          <table:table-cell office:value-type="float" office:value="246.007" calcext:value-type="float">
            <text:p>246.007</text:p>
          </table:table-cell>
          <table:table-cell office:value-type="float" office:value="265.187" calcext:value-type="float">
            <text:p>265.187</text:p>
          </table:table-cell>
          <table:table-cell office:value-type="float" office:value="121.645" calcext:value-type="float">
            <text:p>121.645</text:p>
          </table:table-cell>
          <table:table-cell office:value-type="float" office:value="270.517" calcext:value-type="float">
            <text:p>270.517</text:p>
          </table:table-cell>
          <table:table-cell office:value-type="float" office:value="246.923" calcext:value-type="float">
            <text:p>246.923</text:p>
          </table:table-cell>
          <table:table-cell office:value-type="float" office:value="264.557" calcext:value-type="float">
            <text:p>264.557</text:p>
          </table:table-cell>
          <table:table-cell office:value-type="float" office:value="269.109" calcext:value-type="float">
            <text:p>269.109</text:p>
          </table:table-cell>
          <table:table-cell office:value-type="float" office:value="270.478" calcext:value-type="float">
            <text:p>270.478</text:p>
          </table:table-cell>
          <table:table-cell office:value-type="float" office:value="67.136" calcext:value-type="float">
            <text:p>67.136</text:p>
          </table:table-cell>
          <table:table-cell office:value-type="float" office:value="233.254" calcext:value-type="float">
            <text:p>233.254</text:p>
          </table:table-cell>
          <table:table-cell office:value-type="float" office:value="252.702" calcext:value-type="float">
            <text:p>252.702</text:p>
          </table:table-cell>
          <table:table-cell office:value-type="float" office:value="80.697" calcext:value-type="float">
            <text:p>80.697</text:p>
          </table:table-cell>
          <table:table-cell office:value-type="float" office:value="282.406" calcext:value-type="float">
            <text:p>282.406</text:p>
          </table:table-cell>
          <table:table-cell office:value-type="float" office:value="31.494" calcext:value-type="float">
            <text:p>31.494</text:p>
          </table:table-cell>
          <table:table-cell office:value-type="float" office:value="284.576" calcext:value-type="float">
            <text:p>284.576</text:p>
          </table:table-cell>
          <table:table-cell office:value-type="float" office:value="262.827" calcext:value-type="float">
            <text:p>262.827</text:p>
          </table:table-cell>
          <table:table-cell office:value-type="float" office:value="143.089" calcext:value-type="float">
            <text:p>143.089</text:p>
          </table:table-cell>
          <table:table-cell office:value-type="float" office:value="158.985" calcext:value-type="float">
            <text:p>158.985</text:p>
          </table:table-cell>
          <table:table-cell office:value-type="float" office:value="166.437" calcext:value-type="float">
            <text:p>166.437</text:p>
          </table:table-cell>
          <table:table-cell office:value-type="float" office:value="149.161" calcext:value-type="float">
            <text:p>149.161</text:p>
          </table:table-cell>
          <table:table-cell office:value-type="float" office:value="140.273" calcext:value-type="float">
            <text:p>140.273</text:p>
          </table:table-cell>
          <table:table-cell office:value-type="float" office:value="98.433" calcext:value-type="float">
            <text:p>98.433</text:p>
          </table:table-cell>
          <table:table-cell office:value-type="float" office:value="132.114" calcext:value-type="float">
            <text:p>132.114</text:p>
          </table:table-cell>
          <table:table-cell office:value-type="float" office:value="125.412" calcext:value-type="float">
            <text:p>125.412</text:p>
          </table:table-cell>
          <table:table-cell office:value-type="float" office:value="148.153" calcext:value-type="float">
            <text:p>148.153</text:p>
          </table:table-cell>
          <table:table-cell office:value-type="float" office:value="151.935" calcext:value-type="float">
            <text:p>151.935</text:p>
          </table:table-cell>
          <table:table-cell office:value-type="float" office:value="173.18" calcext:value-type="float">
            <text:p>173.18</text:p>
          </table:table-cell>
          <table:table-cell office:value-type="float" office:value="111.176" calcext:value-type="float">
            <text:p>111.176</text:p>
          </table:table-cell>
          <table:table-cell office:value-type="float" office:value="121.148" calcext:value-type="float">
            <text:p>121.148</text:p>
          </table:table-cell>
          <table:table-cell office:value-type="float" office:value="143.456" calcext:value-type="float">
            <text:p>143.456</text:p>
          </table:table-cell>
          <table:table-cell office:value-type="float" office:value="122.662" calcext:value-type="float">
            <text:p>122.662</text:p>
          </table:table-cell>
          <table:table-cell office:value-type="float" office:value="146.541" calcext:value-type="float">
            <text:p>146.541</text:p>
          </table:table-cell>
          <table:table-cell office:value-type="float" office:value="87.729" calcext:value-type="float">
            <text:p>87.729</text:p>
          </table:table-cell>
          <table:table-cell office:value-type="float" office:value="337.225" calcext:value-type="float">
            <text:p>337.22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344.045" calcext:value-type="float">
            <text:p>344.045</text:p>
          </table:table-cell>
          <table:table-cell office:value-type="float" office:value="385.147" calcext:value-type="float">
            <text:p>385.147</text:p>
          </table:table-cell>
          <table:table-cell office:value-type="float" office:value="349.185" calcext:value-type="float">
            <text:p>349.185</text:p>
          </table:table-cell>
          <table:table-cell office:value-type="float" office:value="217.434" calcext:value-type="float">
            <text:p>217.434</text:p>
          </table:table-cell>
          <table:table-cell office:value-type="float" office:value="211.772" calcext:value-type="float">
            <text:p>211.772</text:p>
          </table:table-cell>
          <table:table-cell office:value-type="float" office:value="231.536" calcext:value-type="float">
            <text:p>231.536</text:p>
          </table:table-cell>
          <table:table-cell office:value-type="float" office:value="181.743" calcext:value-type="float">
            <text:p>181.743</text:p>
          </table:table-cell>
          <table:table-cell office:value-type="float" office:value="197.519" calcext:value-type="float">
            <text:p>197.519</text:p>
          </table:table-cell>
          <table:table-cell office:value-type="float" office:value="346.799" calcext:value-type="float">
            <text:p>346.799</text:p>
          </table:table-cell>
          <table:table-cell office:value-type="float" office:value="353.066" calcext:value-type="float">
            <text:p>353.066</text:p>
          </table:table-cell>
          <table:table-cell office:value-type="float" office:value="355.156" calcext:value-type="float">
            <text:p>355.156</text:p>
          </table:table-cell>
          <table:table-cell office:value-type="float" office:value="389.262" calcext:value-type="float">
            <text:p>389.262</text:p>
          </table:table-cell>
          <table:table-cell office:value-type="float" office:value="252.077" calcext:value-type="float">
            <text:p>252.077</text:p>
          </table:table-cell>
          <table:table-cell office:value-type="float" office:value="260.326" calcext:value-type="float">
            <text:p>260.326</text:p>
          </table:table-cell>
          <table:table-cell office:value-type="float" office:value="233.359" calcext:value-type="float">
            <text:p>233.359</text:p>
          </table:table-cell>
          <table:table-cell office:value-type="float" office:value="349.7" calcext:value-type="float">
            <text:p>349.7</text:p>
          </table:table-cell>
          <table:table-cell office:value-type="float" office:value="302.757" calcext:value-type="float">
            <text:p>302.757</text:p>
          </table:table-cell>
          <table:table-cell office:value-type="float" office:value="307.185" calcext:value-type="float">
            <text:p>307.185</text:p>
          </table:table-cell>
          <table:table-cell office:value-type="float" office:value="356.411" calcext:value-type="float">
            <text:p>356.411</text:p>
          </table:table-cell>
          <table:table-cell office:value-type="float" office:value="360.263" calcext:value-type="float">
            <text:p>360.263</text:p>
          </table:table-cell>
          <table:table-cell office:value-type="float" office:value="342.212" calcext:value-type="float">
            <text:p>342.212</text:p>
          </table:table-cell>
          <table:table-cell office:value-type="float" office:value="362.767" calcext:value-type="float">
            <text:p>362.767</text:p>
          </table:table-cell>
          <table:table-cell office:value-type="float" office:value="335.202" calcext:value-type="float">
            <text:p>335.202</text:p>
          </table:table-cell>
          <table:table-cell office:value-type="float" office:value="341.689" calcext:value-type="float">
            <text:p>341.689</text:p>
          </table:table-cell>
          <table:table-cell office:value-type="float" office:value="342.262" calcext:value-type="float">
            <text:p>342.262</text:p>
          </table:table-cell>
          <table:table-cell office:value-type="float" office:value="349.176" calcext:value-type="float">
            <text:p>349.176</text:p>
          </table:table-cell>
          <table:table-cell office:value-type="float" office:value="317.443" calcext:value-type="float">
            <text:p>317.443</text:p>
          </table:table-cell>
          <table:table-cell office:value-type="float" office:value="311.284" calcext:value-type="float">
            <text:p>311.284</text:p>
          </table:table-cell>
          <table:table-cell office:value-type="float" office:value="415.332" calcext:value-type="float">
            <text:p>415.332</text:p>
          </table:table-cell>
          <table:table-cell office:value-type="float" office:value="397.026" calcext:value-type="float">
            <text:p>397.026</text:p>
          </table:table-cell>
          <table:table-cell office:value-type="float" office:value="343.594" calcext:value-type="float">
            <text:p>343.594</text:p>
          </table:table-cell>
          <table:table-cell office:value-type="float" office:value="379" calcext:value-type="float">
            <text:p>379</text:p>
          </table:table-cell>
          <table:table-cell office:value-type="float" office:value="390.41" calcext:value-type="float">
            <text:p>390.41</text:p>
          </table:table-cell>
          <table:table-cell office:value-type="float" office:value="151.066" calcext:value-type="float">
            <text:p>151.066</text:p>
          </table:table-cell>
          <table:table-cell office:value-type="float" office:value="336.388" calcext:value-type="float">
            <text:p>336.388</text:p>
          </table:table-cell>
          <table:table-cell office:value-type="float" office:value="391.846" calcext:value-type="float">
            <text:p>391.846</text:p>
          </table:table-cell>
          <table:table-cell office:value-type="float" office:value="461.719" calcext:value-type="float">
            <text:p>461.719</text:p>
          </table:table-cell>
          <table:table-cell office:value-type="float" office:value="370.063" calcext:value-type="float">
            <text:p>370.063</text:p>
          </table:table-cell>
          <table:table-cell office:value-type="float" office:value="356.437" calcext:value-type="float">
            <text:p>356.437</text:p>
          </table:table-cell>
          <table:table-cell office:value-type="float" office:value="86.609" calcext:value-type="float">
            <text:p>86.609</text:p>
          </table:table-cell>
          <table:table-cell office:value-type="float" office:value="0" calcext:value-type="float">
            <text:p>0</text:p>
          </table:table-cell>
          <table:table-cell office:value-type="float" office:value="283.304" calcext:value-type="float">
            <text:p>283.304</text:p>
          </table:table-cell>
          <table:table-cell office:value-type="float" office:value="330.984" calcext:value-type="float">
            <text:p>330.984</text:p>
          </table:table-cell>
          <table:table-cell office:value-type="float" office:value="297.294" calcext:value-type="float">
            <text:p>297.294</text:p>
          </table:table-cell>
          <table:table-cell office:value-type="float" office:value="394.24" calcext:value-type="float">
            <text:p>394.24</text:p>
          </table:table-cell>
          <table:table-cell office:value-type="float" office:value="391.47" calcext:value-type="float">
            <text:p>391.47</text:p>
          </table:table-cell>
          <table:table-cell office:value-type="float" office:value="255.947" calcext:value-type="float">
            <text:p>255.947</text:p>
          </table:table-cell>
          <table:table-cell office:value-type="float" office:value="148.483" calcext:value-type="float">
            <text:p>148.483</text:p>
          </table:table-cell>
          <table:table-cell office:value-type="float" office:value="326.039" calcext:value-type="float">
            <text:p>326.039</text:p>
          </table:table-cell>
          <table:table-cell office:value-type="float" office:value="363" calcext:value-type="float">
            <text:p>363</text:p>
          </table:table-cell>
          <table:table-cell office:value-type="float" office:value="230.984" calcext:value-type="float">
            <text:p>230.984</text:p>
          </table:table-cell>
          <table:table-cell office:value-type="float" office:value="353.517" calcext:value-type="float">
            <text:p>353.517</text:p>
          </table:table-cell>
          <table:table-cell office:value-type="float" office:value="366.032" calcext:value-type="float">
            <text:p>366.032</text:p>
          </table:table-cell>
          <table:table-cell office:value-type="float" office:value="361.606" calcext:value-type="float">
            <text:p>361.606</text:p>
          </table:table-cell>
          <table:table-cell office:value-type="float" office:value="372.648" calcext:value-type="float">
            <text:p>372.648</text:p>
          </table:table-cell>
          <table:table-cell office:value-type="float" office:value="358.667" calcext:value-type="float">
            <text:p>358.667</text:p>
          </table:table-cell>
          <table:table-cell office:value-type="float" office:value="129.163" calcext:value-type="float">
            <text:p>129.163</text:p>
          </table:table-cell>
          <table:table-cell office:value-type="float" office:value="361.406" calcext:value-type="float">
            <text:p>361.406</text:p>
          </table:table-cell>
          <table:table-cell office:value-type="float" office:value="348.073" calcext:value-type="float">
            <text:p>348.073</text:p>
          </table:table-cell>
          <table:table-cell office:value-type="float" office:value="145.218" calcext:value-type="float">
            <text:p>145.218</text:p>
          </table:table-cell>
          <table:table-cell office:value-type="float" office:value="354.654" calcext:value-type="float">
            <text:p>354.654</text:p>
          </table:table-cell>
          <table:table-cell office:value-type="float" office:value="120.162" calcext:value-type="float">
            <text:p>120.162</text:p>
          </table:table-cell>
          <table:table-cell office:value-type="float" office:value="366.973" calcext:value-type="float">
            <text:p>366.973</text:p>
          </table:table-cell>
          <table:table-cell office:value-type="float" office:value="332.775" calcext:value-type="float">
            <text:p>332.775</text:p>
          </table:table-cell>
          <table:table-cell office:value-type="float" office:value="231.624" calcext:value-type="float">
            <text:p>231.624</text:p>
          </table:table-cell>
          <table:table-cell office:value-type="float" office:value="259.76" calcext:value-type="float">
            <text:p>259.76</text:p>
          </table:table-cell>
          <table:table-cell office:value-type="float" office:value="240.742" calcext:value-type="float">
            <text:p>240.742</text:p>
          </table:table-cell>
          <table:table-cell office:value-type="float" office:value="246.748" calcext:value-type="float">
            <text:p>246.748</text:p>
          </table:table-cell>
          <table:table-cell office:value-type="float" office:value="223.568" calcext:value-type="float">
            <text:p>223.568</text:p>
          </table:table-cell>
          <table:table-cell office:value-type="float" office:value="198.256" calcext:value-type="float">
            <text:p>198.256</text:p>
          </table:table-cell>
          <table:table-cell office:value-type="float" office:value="224.723" calcext:value-type="float">
            <text:p>224.723</text:p>
          </table:table-cell>
          <table:table-cell office:value-type="float" office:value="232.445" calcext:value-type="float">
            <text:p>232.445</text:p>
          </table:table-cell>
          <table:table-cell office:value-type="float" office:value="272.548" calcext:value-type="float">
            <text:p>272.548</text:p>
          </table:table-cell>
          <table:table-cell office:value-type="float" office:value="263.52" calcext:value-type="float">
            <text:p>263.52</text:p>
          </table:table-cell>
          <table:table-cell office:value-type="float" office:value="245.015" calcext:value-type="float">
            <text:p>245.015</text:p>
          </table:table-cell>
          <table:table-cell office:value-type="float" office:value="198.404" calcext:value-type="float">
            <text:p>198.404</text:p>
          </table:table-cell>
          <table:table-cell office:value-type="float" office:value="211.055" calcext:value-type="float">
            <text:p>211.055</text:p>
          </table:table-cell>
          <table:table-cell office:value-type="float" office:value="242.946" calcext:value-type="float">
            <text:p>242.946</text:p>
          </table:table-cell>
          <table:table-cell office:value-type="float" office:value="206.249" calcext:value-type="float">
            <text:p>206.249</text:p>
          </table:table-cell>
          <table:table-cell office:value-type="float" office:value="234.779" calcext:value-type="float">
            <text:p>234.779</text:p>
          </table:table-cell>
          <table:table-cell office:value-type="float" office:value="172" calcext:value-type="float">
            <text:p>172</text:p>
          </table:table-cell>
          <table:table-cell office:value-type="float" office:value="485.124" calcext:value-type="float">
            <text:p>485.124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83.295" calcext:value-type="float">
            <text:p>83.295</text:p>
          </table:table-cell>
          <table:table-cell office:value-type="float" office:value="267.619" calcext:value-type="float">
            <text:p>267.619</text:p>
          </table:table-cell>
          <table:table-cell office:value-type="float" office:value="61.924" calcext:value-type="float">
            <text:p>61.924</text:p>
          </table:table-cell>
          <table:table-cell office:value-type="float" office:value="294.038" calcext:value-type="float">
            <text:p>294.038</text:p>
          </table:table-cell>
          <table:table-cell office:value-type="float" office:value="285.9" calcext:value-type="float">
            <text:p>285.9</text:p>
          </table:table-cell>
          <table:table-cell office:value-type="float" office:value="308.295" calcext:value-type="float">
            <text:p>308.295</text:p>
          </table:table-cell>
          <table:table-cell office:value-type="float" office:value="248.369" calcext:value-type="float">
            <text:p>248.369</text:p>
          </table:table-cell>
          <table:table-cell office:value-type="float" office:value="274.221" calcext:value-type="float">
            <text:p>274.221</text:p>
          </table:table-cell>
          <table:table-cell office:value-type="float" office:value="65.608" calcext:value-type="float">
            <text:p>65.608</text:p>
          </table:table-cell>
          <table:table-cell office:value-type="float" office:value="60.721" calcext:value-type="float">
            <text:p>60.721</text:p>
          </table:table-cell>
          <table:table-cell office:value-type="float" office:value="74.363" calcext:value-type="float">
            <text:p>74.363</text:p>
          </table:table-cell>
          <table:table-cell office:value-type="float" office:value="241.855" calcext:value-type="float">
            <text:p>241.855</text:p>
          </table:table-cell>
          <table:table-cell office:value-type="float" office:value="142.407" calcext:value-type="float">
            <text:p>142.407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70.393" calcext:value-type="float">
            <text:p>170.393</text:p>
          </table:table-cell>
          <table:table-cell office:value-type="float" office:value="57.496" calcext:value-type="float">
            <text:p>57.496</text:p>
          </table:table-cell>
          <table:table-cell office:value-type="float" office:value="270.62" calcext:value-type="float">
            <text:p>270.62</text:p>
          </table:table-cell>
          <table:table-cell office:value-type="float" office:value="210.678" calcext:value-type="float">
            <text:p>210.678</text:p>
          </table:table-cell>
          <table:table-cell office:value-type="float" office:value="108.293" calcext:value-type="float">
            <text:p>108.293</text:p>
          </table:table-cell>
          <table:table-cell office:value-type="float" office:value="69.754" calcext:value-type="float">
            <text:p>69.754</text:p>
          </table:table-cell>
          <table:table-cell office:value-type="float" office:value="55.976" calcext:value-type="float">
            <text:p>55.976</text:p>
          </table:table-cell>
          <table:table-cell office:value-type="float" office:value="51.732" calcext:value-type="float">
            <text:p>51.732</text:p>
          </table:table-cell>
          <table:table-cell office:value-type="float" office:value="52.214" calcext:value-type="float">
            <text:p>52.214</text:p>
          </table:table-cell>
          <table:table-cell office:value-type="float" office:value="38.674" calcext:value-type="float">
            <text:p>38.674</text:p>
          </table:table-cell>
          <table:table-cell office:value-type="float" office:value="80.444" calcext:value-type="float">
            <text:p>80.444</text:p>
          </table:table-cell>
          <table:table-cell office:value-type="float" office:value="47.555" calcext:value-type="float">
            <text:p>47.555</text:p>
          </table:table-cell>
          <table:table-cell office:value-type="float" office:value="68.76" calcext:value-type="float">
            <text:p>68.76</text:p>
          </table:table-cell>
          <table:table-cell office:value-type="float" office:value="79.7" calcext:value-type="float">
            <text:p>79.7</text:p>
          </table:table-cell>
          <table:table-cell office:value-type="float" office:value="127.567" calcext:value-type="float">
            <text:p>127.567</text:p>
          </table:table-cell>
          <table:table-cell office:value-type="float" office:value="71.185" calcext:value-type="float">
            <text:p>71.185</text:p>
          </table:table-cell>
          <table:table-cell office:value-type="float" office:value="307.59" calcext:value-type="float">
            <text:p>307.59</text:p>
          </table:table-cell>
          <table:table-cell office:value-type="float" office:value="79.246" calcext:value-type="float">
            <text:p>79.246</text:p>
          </table:table-cell>
          <table:table-cell office:value-type="float" office:value="82.85" calcext:value-type="float">
            <text:p>82.85</text:p>
          </table:table-cell>
          <table:table-cell office:value-type="float" office:value="226.545" calcext:value-type="float">
            <text:p>226.545</text:p>
          </table:table-cell>
          <table:table-cell office:value-type="float" office:value="75.184" calcext:value-type="float">
            <text:p>75.184</text:p>
          </table:table-cell>
          <table:table-cell office:value-type="float" office:value="109.282" calcext:value-type="float">
            <text:p>109.282</text:p>
          </table:table-cell>
          <table:table-cell office:value-type="float" office:value="194.732" calcext:value-type="float">
            <text:p>194.732</text:p>
          </table:table-cell>
          <table:table-cell office:value-type="float" office:value="95.442" calcext:value-type="float">
            <text:p>95.442</text:p>
          </table:table-cell>
          <table:table-cell office:value-type="float" office:value="66.604" calcext:value-type="float">
            <text:p>66.604</text:p>
          </table:table-cell>
          <table:table-cell office:value-type="float" office:value="296.936" calcext:value-type="float">
            <text:p>296.936</text:p>
          </table:table-cell>
          <table:table-cell office:value-type="float" office:value="247.049" calcext:value-type="float">
            <text:p>247.049</text:p>
          </table:table-cell>
          <table:table-cell office:value-type="float" office:value="0" calcext:value-type="float">
            <text:p>0</text:p>
          </table:table-cell>
          <table:table-cell office:value-type="float" office:value="62.415" calcext:value-type="float">
            <text:p>62.415</text:p>
          </table:table-cell>
          <table:table-cell office:value-type="float" office:value="32.826" calcext:value-type="float">
            <text:p>32.826</text:p>
          </table:table-cell>
          <table:table-cell office:value-type="float" office:value="69.158" calcext:value-type="float">
            <text:p>69.158</text:p>
          </table:table-cell>
          <table:table-cell office:value-type="float" office:value="65.886" calcext:value-type="float">
            <text:p>65.886</text:p>
          </table:table-cell>
          <table:table-cell office:value-type="float" office:value="196.048" calcext:value-type="float">
            <text:p>196.048</text:p>
          </table:table-cell>
          <table:table-cell office:value-type="float" office:value="197.213" calcext:value-type="float">
            <text:p>197.213</text:p>
          </table:table-cell>
          <table:table-cell office:value-type="float" office:value="56.478" calcext:value-type="float">
            <text:p>56.478</text:p>
          </table:table-cell>
          <table:table-cell office:value-type="float" office:value="52.039" calcext:value-type="float">
            <text:p>52.039</text:p>
          </table:table-cell>
          <table:table-cell office:value-type="float" office:value="316.885" calcext:value-type="float">
            <text:p>316.885</text:p>
          </table:table-cell>
          <table:table-cell office:value-type="float" office:value="53.332" calcext:value-type="float">
            <text:p>53.332</text:p>
          </table:table-cell>
          <table:table-cell office:value-type="float" office:value="89.603" calcext:value-type="float">
            <text:p>89.603</text:p>
          </table:table-cell>
          <table:table-cell office:value-type="float" office:value="80.213" calcext:value-type="float">
            <text:p>80.213</text:p>
          </table:table-cell>
          <table:table-cell office:value-type="float" office:value="65.802" calcext:value-type="float">
            <text:p>65.802</text:p>
          </table:table-cell>
          <table:table-cell office:value-type="float" office:value="48.463" calcext:value-type="float">
            <text:p>48.463</text:p>
          </table:table-cell>
          <table:table-cell office:value-type="float" office:value="202.38" calcext:value-type="float">
            <text:p>202.38</text:p>
          </table:table-cell>
          <table:table-cell office:value-type="float" office:value="60.236" calcext:value-type="float">
            <text:p>60.236</text:p>
          </table:table-cell>
          <table:table-cell office:value-type="float" office:value="61.787" calcext:value-type="float">
            <text:p>61.787</text:p>
          </table:table-cell>
          <table:table-cell office:value-type="float" office:value="221.23" calcext:value-type="float">
            <text:p>221.23</text:p>
          </table:table-cell>
          <table:table-cell office:value-type="float" office:value="92.629" calcext:value-type="float">
            <text:p>92.629</text:p>
          </table:table-cell>
          <table:table-cell office:value-type="float" office:value="306.264" calcext:value-type="float">
            <text:p>306.264</text:p>
          </table:table-cell>
          <table:table-cell office:value-type="float" office:value="78.74" calcext:value-type="float">
            <text:p>78.74</text:p>
          </table:table-cell>
          <table:table-cell office:value-type="float" office:value="62.062" calcext:value-type="float">
            <text:p>62.062</text:p>
          </table:table-cell>
          <table:table-cell office:value-type="float" office:value="164.964" calcext:value-type="float">
            <text:p>164.964</text:p>
          </table:table-cell>
          <table:table-cell office:value-type="float" office:value="137.473" calcext:value-type="float">
            <text:p>137.473</text:p>
          </table:table-cell>
          <table:table-cell office:value-type="float" office:value="138.04" calcext:value-type="float">
            <text:p>138.04</text:p>
          </table:table-cell>
          <table:table-cell office:value-type="float" office:value="125.858" calcext:value-type="float">
            <text:p>125.858</text:p>
          </table:table-cell>
          <table:table-cell office:value-type="float" office:value="153.833" calcext:value-type="float">
            <text:p>153.833</text:p>
          </table:table-cell>
          <table:table-cell office:value-type="float" office:value="202.206" calcext:value-type="float">
            <text:p>202.206</text:p>
          </table:table-cell>
          <table:table-cell office:value-type="float" office:value="176.528" calcext:value-type="float">
            <text:p>176.528</text:p>
          </table:table-cell>
          <table:table-cell office:value-type="float" office:value="207.37" calcext:value-type="float">
            <text:p>207.37</text:p>
          </table:table-cell>
          <table:table-cell office:value-type="float" office:value="154.015" calcext:value-type="float">
            <text:p>154.015</text:p>
          </table:table-cell>
          <table:table-cell office:value-type="float" office:value="160.103" calcext:value-type="float">
            <text:p>160.103</text:p>
          </table:table-cell>
          <table:table-cell office:value-type="float" office:value="140.31" calcext:value-type="float">
            <text:p>140.31</text:p>
          </table:table-cell>
          <table:table-cell office:value-type="float" office:value="195.871" calcext:value-type="float">
            <text:p>195.871</text:p>
          </table:table-cell>
          <table:table-cell office:value-type="float" office:value="183.596" calcext:value-type="float">
            <text:p>183.596</text:p>
          </table:table-cell>
          <table:table-cell office:value-type="float" office:value="153.953" calcext:value-type="float">
            <text:p>153.953</text:p>
          </table:table-cell>
          <table:table-cell office:value-type="float" office:value="183.585" calcext:value-type="float">
            <text:p>183.585</text:p>
          </table:table-cell>
          <table:table-cell office:value-type="float" office:value="161.122" calcext:value-type="float">
            <text:p>161.122</text:p>
          </table:table-cell>
          <table:table-cell office:value-type="float" office:value="201.98" calcext:value-type="float">
            <text:p>201.98</text:p>
          </table:table-cell>
          <table:table-cell office:value-type="float" office:value="259.519" calcext:value-type="float">
            <text:p>259.519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teinsel</text:p>
          </table:table-cell>
          <table:table-cell office:value-type="float" office:value="46.339" calcext:value-type="float">
            <text:p>46.339</text:p>
          </table:table-cell>
          <table:table-cell office:value-type="float" office:value="234.581" calcext:value-type="float">
            <text:p>234.581</text:p>
          </table:table-cell>
          <table:table-cell office:value-type="float" office:value="19.811" calcext:value-type="float">
            <text:p>19.811</text:p>
          </table:table-cell>
          <table:table-cell office:value-type="float" office:value="256.938" calcext:value-type="float">
            <text:p>256.938</text:p>
          </table:table-cell>
          <table:table-cell office:value-type="float" office:value="247.767" calcext:value-type="float">
            <text:p>247.767</text:p>
          </table:table-cell>
          <table:table-cell office:value-type="float" office:value="271.354" calcext:value-type="float">
            <text:p>271.354</text:p>
          </table:table-cell>
          <table:table-cell office:value-type="float" office:value="207.666" calcext:value-type="float">
            <text:p>207.666</text:p>
          </table:table-cell>
          <table:table-cell office:value-type="float" office:value="240.394" calcext:value-type="float">
            <text:p>240.394</text:p>
          </table:table-cell>
          <table:table-cell office:value-type="float" office:value="41.882" calcext:value-type="float">
            <text:p>41.882</text:p>
          </table:table-cell>
          <table:table-cell office:value-type="float" office:value="14.734" calcext:value-type="float">
            <text:p>14.734</text:p>
          </table:table-cell>
          <table:table-cell office:value-type="float" office:value="35.648" calcext:value-type="float">
            <text:p>35.648</text:p>
          </table:table-cell>
          <table:table-cell office:value-type="float" office:value="198.008" calcext:value-type="float">
            <text:p>198.008</text:p>
          </table:table-cell>
          <table:table-cell office:value-type="float" office:value="102.806" calcext:value-type="float">
            <text:p>102.806</text:p>
          </table:table-cell>
          <table:table-cell office:value-type="float" office:value="96.309" calcext:value-type="float">
            <text:p>96.309</text:p>
          </table:table-cell>
          <table:table-cell office:value-type="float" office:value="182.13" calcext:value-type="float">
            <text:p>182.13</text:p>
          </table:table-cell>
          <table:table-cell office:value-type="float" office:value="17.099" calcext:value-type="float">
            <text:p>17.099</text:p>
          </table:table-cell>
          <table:table-cell office:value-type="float" office:value="201.103" calcext:value-type="float">
            <text:p>201.103</text:p>
          </table:table-cell>
          <table:table-cell office:value-type="float" office:value="164.689" calcext:value-type="float">
            <text:p>164.689</text:p>
          </table:table-cell>
          <table:table-cell office:value-type="float" office:value="68.072" calcext:value-type="float">
            <text:p>68.072</text:p>
          </table:table-cell>
          <table:table-cell office:value-type="float" office:value="32.275" calcext:value-type="float">
            <text:p>32.275</text:p>
          </table:table-cell>
          <table:table-cell office:value-type="float" office:value="5.653" calcext:value-type="float">
            <text:p>5.653</text:p>
          </table:table-cell>
          <table:table-cell office:value-type="float" office:value="21.033" calcext:value-type="float">
            <text:p>21.033</text:p>
          </table:table-cell>
          <table:table-cell office:value-type="float" office:value="18.709" calcext:value-type="float">
            <text:p>18.709</text:p>
          </table:table-cell>
          <table:table-cell office:value-type="float" office:value="38.038" calcext:value-type="float">
            <text:p>38.038</text:p>
          </table:table-cell>
          <table:table-cell office:value-type="float" office:value="35.281" calcext:value-type="float">
            <text:p>35.281</text:p>
          </table:table-cell>
          <table:table-cell office:value-type="float" office:value="34.394" calcext:value-type="float">
            <text:p>34.394</text:p>
          </table:table-cell>
          <table:table-cell office:value-type="float" office:value="17.254" calcext:value-type="float">
            <text:p>17.254</text:p>
          </table:table-cell>
          <table:table-cell office:value-type="float" office:value="25.577" calcext:value-type="float">
            <text:p>25.577</text:p>
          </table:table-cell>
          <table:table-cell office:value-type="float" office:value="74.162" calcext:value-type="float">
            <text:p>74.162</text:p>
          </table:table-cell>
          <table:table-cell office:value-type="float" office:value="48.895" calcext:value-type="float">
            <text:p>48.895</text:p>
          </table:table-cell>
          <table:table-cell office:value-type="float" office:value="247.951" calcext:value-type="float">
            <text:p>247.951</text:p>
          </table:table-cell>
          <table:table-cell office:value-type="float" office:value="25.011" calcext:value-type="float">
            <text:p>25.011</text:p>
          </table:table-cell>
          <table:table-cell office:value-type="float" office:value="71.3" calcext:value-type="float">
            <text:p>71.3</text:p>
          </table:table-cell>
          <table:table-cell office:value-type="float" office:value="188.132" calcext:value-type="float">
            <text:p>188.132</text:p>
          </table:table-cell>
          <table:table-cell office:value-type="float" office:value="29.617" calcext:value-type="float">
            <text:p>29.617</text:p>
          </table:table-cell>
          <table:table-cell office:value-type="float" office:value="87.289" calcext:value-type="float">
            <text:p>87.289</text:p>
          </table:table-cell>
          <table:table-cell office:value-type="float" office:value="150.108" calcext:value-type="float">
            <text:p>150.108</text:p>
          </table:table-cell>
          <table:table-cell office:value-type="float" office:value="61.115" calcext:value-type="float">
            <text:p>61.115</text:p>
          </table:table-cell>
          <table:table-cell office:value-type="float" office:value="20.585" calcext:value-type="float">
            <text:p>20.585</text:p>
          </table:table-cell>
          <table:table-cell office:value-type="float" office:value="259.967" calcext:value-type="float">
            <text:p>259.967</text:p>
          </table:table-cell>
          <table:table-cell office:value-type="float" office:value="280.007" calcext:value-type="float">
            <text:p>280.007</text:p>
          </table:table-cell>
          <table:table-cell office:value-type="float" office:value="34.866" calcext:value-type="float">
            <text:p>34.866</text:p>
          </table:table-cell>
          <table:table-cell office:value-type="float" office:value="0" calcext:value-type="float">
            <text:p>0</text:p>
          </table:table-cell>
          <table:table-cell office:value-type="float" office:value="36.841" calcext:value-type="float">
            <text:p>36.841</text:p>
          </table:table-cell>
          <table:table-cell office:value-type="float" office:value="48.828" calcext:value-type="float">
            <text:p>48.828</text:p>
          </table:table-cell>
          <table:table-cell office:value-type="float" office:value="36.755" calcext:value-type="float">
            <text:p>36.755</text:p>
          </table:table-cell>
          <table:table-cell office:value-type="float" office:value="150.281" calcext:value-type="float">
            <text:p>150.281</text:p>
          </table:table-cell>
          <table:table-cell office:value-type="float" office:value="266.022" calcext:value-type="float">
            <text:p>266.022</text:p>
          </table:table-cell>
          <table:table-cell office:value-type="float" office:value="13.251" calcext:value-type="float">
            <text:p>13.251</text:p>
          </table:table-cell>
          <table:table-cell office:value-type="float" office:value="26.015" calcext:value-type="float">
            <text:p>26.015</text:p>
          </table:table-cell>
          <table:table-cell office:value-type="float" office:value="278.41" calcext:value-type="float">
            <text:p>278.41</text:p>
          </table:table-cell>
          <table:table-cell office:value-type="float" office:value="31.993" calcext:value-type="float">
            <text:p>31.993</text:p>
          </table:table-cell>
          <table:table-cell office:value-type="float" office:value="42.306" calcext:value-type="float">
            <text:p>42.306</text:p>
          </table:table-cell>
          <table:table-cell office:value-type="float" office:value="48.755" calcext:value-type="float">
            <text:p>48.755</text:p>
          </table:table-cell>
          <table:table-cell office:value-type="float" office:value="30.421" calcext:value-type="float">
            <text:p>30.421</text:p>
          </table:table-cell>
          <table:table-cell office:value-type="float" office:value="36.016" calcext:value-type="float">
            <text:p>36.016</text:p>
          </table:table-cell>
          <table:table-cell office:value-type="float" office:value="163.208" calcext:value-type="float">
            <text:p>163.208</text:p>
          </table:table-cell>
          <table:table-cell office:value-type="float" office:value="23.086" calcext:value-type="float">
            <text:p>23.086</text:p>
          </table:table-cell>
          <table:table-cell office:value-type="float" office:value="19.612" calcext:value-type="float">
            <text:p>19.612</text:p>
          </table:table-cell>
          <table:table-cell office:value-type="float" office:value="277.151" calcext:value-type="float">
            <text:p>277.151</text:p>
          </table:table-cell>
          <table:table-cell office:value-type="float" office:value="51.401" calcext:value-type="float">
            <text:p>51.401</text:p>
          </table:table-cell>
          <table:table-cell office:value-type="float" office:value="283.614" calcext:value-type="float">
            <text:p>283.614</text:p>
          </table:table-cell>
          <table:table-cell office:value-type="float" office:value="55.785" calcext:value-type="float">
            <text:p>55.785</text:p>
          </table:table-cell>
          <table:table-cell office:value-type="float" office:value="21.419" calcext:value-type="float">
            <text:p>21.419</text:p>
          </table:table-cell>
          <table:table-cell office:value-type="float" office:value="119.249" calcext:value-type="float">
            <text:p>119.249</text:p>
          </table:table-cell>
          <table:table-cell office:value-type="float" office:value="93.472" calcext:value-type="float">
            <text:p>93.472</text:p>
          </table:table-cell>
          <table:table-cell office:value-type="float" office:value="97.516" calcext:value-type="float">
            <text:p>97.516</text:p>
          </table:table-cell>
          <table:table-cell office:value-type="float" office:value="88.106" calcext:value-type="float">
            <text:p>88.106</text:p>
          </table:table-cell>
          <table:table-cell office:value-type="float" office:value="103.373" calcext:value-type="float">
            <text:p>103.373</text:p>
          </table:table-cell>
          <table:table-cell office:value-type="float" office:value="153.042" calcext:value-type="float">
            <text:p>153.042</text:p>
          </table:table-cell>
          <table:table-cell office:value-type="float" office:value="127.163" calcext:value-type="float">
            <text:p>127.163</text:p>
          </table:table-cell>
          <table:table-cell office:value-type="float" office:value="154.58" calcext:value-type="float">
            <text:p>154.58</text:p>
          </table:table-cell>
          <table:table-cell office:value-type="float" office:value="107.045" calcext:value-type="float">
            <text:p>107.045</text:p>
          </table:table-cell>
          <table:table-cell office:value-type="float" office:value="116.221" calcext:value-type="float">
            <text:p>116.221</text:p>
          </table:table-cell>
          <table:table-cell office:value-type="float" office:value="109.648" calcext:value-type="float">
            <text:p>109.648</text:p>
          </table:table-cell>
          <table:table-cell office:value-type="float" office:value="156.268" calcext:value-type="float">
            <text:p>156.268</text:p>
          </table:table-cell>
          <table:table-cell office:value-type="float" office:value="143.651" calcext:value-type="float">
            <text:p>143.651</text:p>
          </table:table-cell>
          <table:table-cell office:value-type="float" office:value="114.954" calcext:value-type="float">
            <text:p>114.954</text:p>
          </table:table-cell>
          <table:table-cell office:value-type="float" office:value="143.287" calcext:value-type="float">
            <text:p>143.287</text:p>
          </table:table-cell>
          <table:table-cell office:value-type="float" office:value="126.064" calcext:value-type="float">
            <text:p>126.064</text:p>
          </table:table-cell>
          <table:table-cell office:value-type="float" office:value="205.731" calcext:value-type="float">
            <text:p>205.731</text:p>
          </table:table-cell>
          <table:table-cell office:value-type="float" office:value="176.2" calcext:value-type="float">
            <text:p>176.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50.494" calcext:value-type="float">
            <text:p>50.494</text:p>
          </table:table-cell>
          <table:table-cell office:value-type="float" office:value="235.502" calcext:value-type="float">
            <text:p>235.502</text:p>
          </table:table-cell>
          <table:table-cell office:value-type="float" office:value="49.539" calcext:value-type="float">
            <text:p>49.539</text:p>
          </table:table-cell>
          <table:table-cell office:value-type="float" office:value="274.876" calcext:value-type="float">
            <text:p>274.876</text:p>
          </table:table-cell>
          <table:table-cell office:value-type="float" office:value="265.692" calcext:value-type="float">
            <text:p>265.692</text:p>
          </table:table-cell>
          <table:table-cell office:value-type="float" office:value="289.626" calcext:value-type="float">
            <text:p>289.626</text:p>
          </table:table-cell>
          <table:table-cell office:value-type="float" office:value="229.575" calcext:value-type="float">
            <text:p>229.575</text:p>
          </table:table-cell>
          <table:table-cell office:value-type="float" office:value="259.093" calcext:value-type="float">
            <text:p>259.093</text:p>
          </table:table-cell>
          <table:table-cell office:value-type="float" office:value="37.093" calcext:value-type="float">
            <text:p>37.093</text:p>
          </table:table-cell>
          <table:table-cell office:value-type="float" office:value="25.049" calcext:value-type="float">
            <text:p>25.049</text:p>
          </table:table-cell>
          <table:table-cell office:value-type="float" office:value="43.87" calcext:value-type="float">
            <text:p>43.87</text:p>
          </table:table-cell>
          <table:table-cell office:value-type="float" office:value="210.619" calcext:value-type="float">
            <text:p>210.619</text:p>
          </table:table-cell>
          <table:table-cell office:value-type="float" office:value="110.61" calcext:value-type="float">
            <text:p>110.61</text:p>
          </table:table-cell>
          <table:table-cell office:value-type="float" office:value="103.141" calcext:value-type="float">
            <text:p>103.141</text:p>
          </table:table-cell>
          <table:table-cell office:value-type="float" office:value="204.094" calcext:value-type="float">
            <text:p>204.094</text:p>
          </table:table-cell>
          <table:table-cell office:value-type="float" office:value="32.869" calcext:value-type="float">
            <text:p>32.869</text:p>
          </table:table-cell>
          <table:table-cell office:value-type="float" office:value="227.493" calcext:value-type="float">
            <text:p>227.493</text:p>
          </table:table-cell>
          <table:table-cell office:value-type="float" office:value="179.864" calcext:value-type="float">
            <text:p>179.864</text:p>
          </table:table-cell>
          <table:table-cell office:value-type="float" office:value="74.912" calcext:value-type="float">
            <text:p>74.912</text:p>
          </table:table-cell>
          <table:table-cell office:value-type="float" office:value="51.608" calcext:value-type="float">
            <text:p>51.608</text:p>
          </table:table-cell>
          <table:table-cell office:value-type="float" office:value="25.288" calcext:value-type="float">
            <text:p>25.288</text:p>
          </table:table-cell>
          <table:table-cell office:value-type="float" office:value="18.544" calcext:value-type="float">
            <text:p>18.544</text:p>
          </table:table-cell>
          <table:table-cell office:value-type="float" office:value="11.701" calcext:value-type="float">
            <text:p>11.701</text:p>
          </table:table-cell>
          <table:table-cell office:value-type="float" office:value="16.087" calcext:value-type="float">
            <text:p>16.087</text:p>
          </table:table-cell>
          <table:table-cell office:value-type="float" office:value="59.137" calcext:value-type="float">
            <text:p>59.137</text:p>
          </table:table-cell>
          <table:table-cell office:value-type="float" office:value="14.791" calcext:value-type="float">
            <text:p>14.791</text:p>
          </table:table-cell>
          <table:table-cell office:value-type="float" office:value="30.879" calcext:value-type="float">
            <text:p>30.879</text:p>
          </table:table-cell>
          <table:table-cell office:value-type="float" office:value="41.719" calcext:value-type="float">
            <text:p>41.719</text:p>
          </table:table-cell>
          <table:table-cell office:value-type="float" office:value="96.917" calcext:value-type="float">
            <text:p>96.917</text:p>
          </table:table-cell>
          <table:table-cell office:value-type="float" office:value="48.636" calcext:value-type="float">
            <text:p>48.636</text:p>
          </table:table-cell>
          <table:table-cell office:value-type="float" office:value="219.393" calcext:value-type="float">
            <text:p>219.393</text:p>
          </table:table-cell>
          <table:table-cell office:value-type="float" office:value="54.222" calcext:value-type="float">
            <text:p>54.222</text:p>
          </table:table-cell>
          <table:table-cell office:value-type="float" office:value="78.085" calcext:value-type="float">
            <text:p>78.085</text:p>
          </table:table-cell>
          <table:table-cell office:value-type="float" office:value="199.056" calcext:value-type="float">
            <text:p>199.056</text:p>
          </table:table-cell>
          <table:table-cell office:value-type="float" office:value="40.412" calcext:value-type="float">
            <text:p>40.412</text:p>
          </table:table-cell>
          <table:table-cell office:value-type="float" office:value="90.675" calcext:value-type="float">
            <text:p>90.675</text:p>
          </table:table-cell>
          <table:table-cell office:value-type="float" office:value="162.676" calcext:value-type="float">
            <text:p>162.676</text:p>
          </table:table-cell>
          <table:table-cell office:value-type="float" office:value="71.452" calcext:value-type="float">
            <text:p>71.452</text:p>
          </table:table-cell>
          <table:table-cell office:value-type="float" office:value="38.19" calcext:value-type="float">
            <text:p>38.19</text:p>
          </table:table-cell>
          <table:table-cell office:value-type="float" office:value="253.771" calcext:value-type="float">
            <text:p>253.771</text:p>
          </table:table-cell>
          <table:table-cell office:value-type="float" office:value="233.728" calcext:value-type="float">
            <text:p>233.728</text:p>
          </table:table-cell>
          <table:table-cell office:value-type="float" office:value="0" calcext:value-type="float">
            <text:p>0</text:p>
          </table:table-cell>
          <table:table-cell office:value-type="float" office:value="30.207" calcext:value-type="float">
            <text:p>30.207</text:p>
          </table:table-cell>
          <table:table-cell office:value-type="float" office:value="0" calcext:value-type="float">
            <text:p>0</text:p>
          </table:table-cell>
          <table:table-cell office:value-type="float" office:value="47.204" calcext:value-type="float">
            <text:p>47.204</text:p>
          </table:table-cell>
          <table:table-cell office:value-type="float" office:value="41.869" calcext:value-type="float">
            <text:p>41.869</text:p>
          </table:table-cell>
          <table:table-cell office:value-type="float" office:value="164.146" calcext:value-type="float">
            <text:p>164.146</text:p>
          </table:table-cell>
          <table:table-cell office:value-type="float" office:value="167.915" calcext:value-type="float">
            <text:p>167.915</text:p>
          </table:table-cell>
          <table:table-cell office:value-type="float" office:value="25.517" calcext:value-type="float">
            <text:p>25.517</text:p>
          </table:table-cell>
          <table:table-cell office:value-type="float" office:value="8.95" calcext:value-type="float">
            <text:p>8.95</text:p>
          </table:table-cell>
          <table:table-cell office:value-type="float" office:value="298.085" calcext:value-type="float">
            <text:p>298.085</text:p>
          </table:table-cell>
          <table:table-cell office:value-type="float" office:value="29.428" calcext:value-type="float">
            <text:p>29.428</text:p>
          </table:table-cell>
          <table:table-cell office:value-type="float" office:value="61.485" calcext:value-type="float">
            <text:p>61.485</text:p>
          </table:table-cell>
          <table:table-cell office:value-type="float" office:value="58.995" calcext:value-type="float">
            <text:p>58.995</text:p>
          </table:table-cell>
          <table:table-cell office:value-type="float" office:value="36.922" calcext:value-type="float">
            <text:p>36.922</text:p>
          </table:table-cell>
          <table:table-cell office:value-type="float" office:value="1.521" calcext:value-type="float">
            <text:p>1.521</text:p>
          </table:table-cell>
          <table:table-cell office:value-type="float" office:value="183.38" calcext:value-type="float">
            <text:p>183.38</text:p>
          </table:table-cell>
          <table:table-cell office:value-type="float" office:value="30.861" calcext:value-type="float">
            <text:p>30.861</text:p>
          </table:table-cell>
          <table:table-cell office:value-type="float" office:value="49.144" calcext:value-type="float">
            <text:p>49.144</text:p>
          </table:table-cell>
          <table:table-cell office:value-type="float" office:value="195.4" calcext:value-type="float">
            <text:p>195.4</text:p>
          </table:table-cell>
          <table:table-cell office:value-type="float" office:value="72.089" calcext:value-type="float">
            <text:p>72.089</text:p>
          </table:table-cell>
          <table:table-cell office:value-type="float" office:value="268.635" calcext:value-type="float">
            <text:p>268.635</text:p>
          </table:table-cell>
          <table:table-cell office:value-type="float" office:value="57.547" calcext:value-type="float">
            <text:p>57.547</text:p>
          </table:table-cell>
          <table:table-cell office:value-type="float" office:value="31.669" calcext:value-type="float">
            <text:p>31.669</text:p>
          </table:table-cell>
          <table:table-cell office:value-type="float" office:value="135.166" calcext:value-type="float">
            <text:p>135.166</text:p>
          </table:table-cell>
          <table:table-cell office:value-type="float" office:value="105.098" calcext:value-type="float">
            <text:p>105.098</text:p>
          </table:table-cell>
          <table:table-cell office:value-type="float" office:value="112.527" calcext:value-type="float">
            <text:p>112.527</text:p>
          </table:table-cell>
          <table:table-cell office:value-type="float" office:value="101.901" calcext:value-type="float">
            <text:p>101.901</text:p>
          </table:table-cell>
          <table:table-cell office:value-type="float" office:value="120.913" calcext:value-type="float">
            <text:p>120.913</text:p>
          </table:table-cell>
          <table:table-cell office:value-type="float" office:value="172.784" calcext:value-type="float">
            <text:p>172.784</text:p>
          </table:table-cell>
          <table:table-cell office:value-type="float" office:value="141.764" calcext:value-type="float">
            <text:p>141.764</text:p>
          </table:table-cell>
          <table:table-cell office:value-type="float" office:value="174.5" calcext:value-type="float">
            <text:p>174.5</text:p>
          </table:table-cell>
          <table:table-cell office:value-type="float" office:value="122.953" calcext:value-type="float">
            <text:p>122.953</text:p>
          </table:table-cell>
          <table:table-cell office:value-type="float" office:value="136.498" calcext:value-type="float">
            <text:p>136.498</text:p>
          </table:table-cell>
          <table:table-cell office:value-type="float" office:value="116.602" calcext:value-type="float">
            <text:p>116.602</text:p>
          </table:table-cell>
          <table:table-cell office:value-type="float" office:value="162.4" calcext:value-type="float">
            <text:p>162.4</text:p>
          </table:table-cell>
          <table:table-cell office:value-type="float" office:value="149.072" calcext:value-type="float">
            <text:p>149.072</text:p>
          </table:table-cell>
          <table:table-cell office:value-type="float" office:value="125.937" calcext:value-type="float">
            <text:p>125.937</text:p>
          </table:table-cell>
          <table:table-cell office:value-type="float" office:value="153.556" calcext:value-type="float">
            <text:p>153.556</text:p>
          </table:table-cell>
          <table:table-cell office:value-type="float" office:value="132.879" calcext:value-type="float">
            <text:p>132.879</text:p>
          </table:table-cell>
          <table:table-cell office:value-type="float" office:value="187.144" calcext:value-type="float">
            <text:p>187.144</text:p>
          </table:table-cell>
          <table:table-cell office:value-type="float" office:value="206.527" calcext:value-type="float">
            <text:p>206.52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hisinau</text:p>
          </table:table-cell>
          <table:table-cell office:value-type="float" office:value="52.254" calcext:value-type="float">
            <text:p>52.254</text:p>
          </table:table-cell>
          <table:table-cell office:value-type="float" office:value="262.424" calcext:value-type="float">
            <text:p>262.424</text:p>
          </table:table-cell>
          <table:table-cell office:value-type="float" office:value="24.992" calcext:value-type="float">
            <text:p>24.992</text:p>
          </table:table-cell>
          <table:table-cell office:value-type="float" office:value="307.431" calcext:value-type="float">
            <text:p>307.431</text:p>
          </table:table-cell>
          <table:table-cell office:value-type="float" office:value="307.169" calcext:value-type="float">
            <text:p>307.169</text:p>
          </table:table-cell>
          <table:table-cell office:value-type="float" office:value="312.724" calcext:value-type="float">
            <text:p>312.724</text:p>
          </table:table-cell>
          <table:table-cell office:value-type="float" office:value="297.163" calcext:value-type="float">
            <text:p>297.163</text:p>
          </table:table-cell>
          <table:table-cell office:value-type="float" office:value="293.24" calcext:value-type="float">
            <text:p>293.24</text:p>
          </table:table-cell>
          <table:table-cell office:value-type="float" office:value="37.812" calcext:value-type="float">
            <text:p>37.812</text:p>
          </table:table-cell>
          <table:table-cell office:value-type="float" office:value="44.511" calcext:value-type="float">
            <text:p>44.511</text:p>
          </table:table-cell>
          <table:table-cell office:value-type="float" office:value="30.046" calcext:value-type="float">
            <text:p>30.046</text:p>
          </table:table-cell>
          <table:table-cell office:value-type="float" office:value="235.842" calcext:value-type="float">
            <text:p>235.842</text:p>
          </table:table-cell>
          <table:table-cell office:value-type="float" office:value="120.522" calcext:value-type="float">
            <text:p>120.522</text:p>
          </table:table-cell>
          <table:table-cell office:value-type="float" office:value="122.418" calcext:value-type="float">
            <text:p>122.418</text:p>
          </table:table-cell>
          <table:table-cell office:value-type="float" office:value="172.13" calcext:value-type="float">
            <text:p>172.13</text:p>
          </table:table-cell>
          <table:table-cell office:value-type="float" office:value="38.523" calcext:value-type="float">
            <text:p>38.523</text:p>
          </table:table-cell>
          <table:table-cell office:value-type="float" office:value="249.108" calcext:value-type="float">
            <text:p>249.108</text:p>
          </table:table-cell>
          <table:table-cell office:value-type="float" office:value="197.019" calcext:value-type="float">
            <text:p>197.019</text:p>
          </table:table-cell>
          <table:table-cell office:value-type="float" office:value="96.128" calcext:value-type="float">
            <text:p>96.128</text:p>
          </table:table-cell>
          <table:table-cell office:value-type="float" office:value="31.337" calcext:value-type="float">
            <text:p>31.337</text:p>
          </table:table-cell>
          <table:table-cell office:value-type="float" office:value="43.325" calcext:value-type="float">
            <text:p>43.325</text:p>
          </table:table-cell>
          <table:table-cell office:value-type="float" office:value="46.589" calcext:value-type="float">
            <text:p>46.589</text:p>
          </table:table-cell>
          <table:table-cell office:value-type="float" office:value="46.055" calcext:value-type="float">
            <text:p>46.055</text:p>
          </table:table-cell>
          <table:table-cell office:value-type="float" office:value="55.434" calcext:value-type="float">
            <text:p>55.434</text:p>
          </table:table-cell>
          <table:table-cell office:value-type="float" office:value="59.514" calcext:value-type="float">
            <text:p>59.514</text:p>
          </table:table-cell>
          <table:table-cell office:value-type="float" office:value="65.454" calcext:value-type="float">
            <text:p>65.454</text:p>
          </table:table-cell>
          <table:table-cell office:value-type="float" office:value="43.235" calcext:value-type="float">
            <text:p>43.235</text:p>
          </table:table-cell>
          <table:table-cell office:value-type="float" office:value="48.637" calcext:value-type="float">
            <text:p>48.637</text:p>
          </table:table-cell>
          <table:table-cell office:value-type="float" office:value="66.046" calcext:value-type="float">
            <text:p>66.046</text:p>
          </table:table-cell>
          <table:table-cell office:value-type="float" office:value="30.154" calcext:value-type="float">
            <text:p>30.154</text:p>
          </table:table-cell>
          <table:table-cell office:value-type="float" office:value="211.441" calcext:value-type="float">
            <text:p>211.441</text:p>
          </table:table-cell>
          <table:table-cell office:value-type="float" office:value="29.049" calcext:value-type="float">
            <text:p>29.049</text:p>
          </table:table-cell>
          <table:table-cell office:value-type="float" office:value="21.443" calcext:value-type="float">
            <text:p>21.443</text:p>
          </table:table-cell>
          <table:table-cell office:value-type="float" office:value="195.344" calcext:value-type="float">
            <text:p>195.344</text:p>
          </table:table-cell>
          <table:table-cell office:value-type="float" office:value="56.417" calcext:value-type="float">
            <text:p>56.417</text:p>
          </table:table-cell>
          <table:table-cell office:value-type="float" office:value="105.298" calcext:value-type="float">
            <text:p>105.298</text:p>
          </table:table-cell>
          <table:table-cell office:value-type="float" office:value="149.128" calcext:value-type="float">
            <text:p>149.128</text:p>
          </table:table-cell>
          <table:table-cell office:value-type="float" office:value="90.534" calcext:value-type="float">
            <text:p>90.534</text:p>
          </table:table-cell>
          <table:table-cell office:value-type="float" office:value="36.835" calcext:value-type="float">
            <text:p>36.835</text:p>
          </table:table-cell>
          <table:table-cell office:value-type="float" office:value="245" calcext:value-type="float">
            <text:p>245</text:p>
          </table:table-cell>
          <table:table-cell office:value-type="float" office:value="330.378" calcext:value-type="float">
            <text:p>330.378</text:p>
          </table:table-cell>
          <table:table-cell office:value-type="float" office:value="45.33" calcext:value-type="float">
            <text:p>45.33</text:p>
          </table:table-cell>
          <table:table-cell office:value-type="float" office:value="49.812" calcext:value-type="float">
            <text:p>49.812</text:p>
          </table:table-cell>
          <table:table-cell office:value-type="float" office:value="47.658" calcext:value-type="float">
            <text:p>47.658</text:p>
          </table:table-cell>
          <table:table-cell office:value-type="float" office:value="0" calcext:value-type="float">
            <text:p>0</text:p>
          </table:table-cell>
          <table:table-cell office:value-type="float" office:value="22.649" calcext:value-type="float">
            <text:p>22.649</text:p>
          </table:table-cell>
          <table:table-cell office:value-type="float" office:value="188.395" calcext:value-type="float">
            <text:p>188.395</text:p>
          </table:table-cell>
          <table:table-cell office:value-type="float" office:value="174.458" calcext:value-type="float">
            <text:p>174.458</text:p>
          </table:table-cell>
          <table:table-cell office:value-type="float" office:value="50.004" calcext:value-type="float">
            <text:p>50.004</text:p>
          </table:table-cell>
          <table:table-cell office:value-type="float" office:value="54.63" calcext:value-type="float">
            <text:p>54.63</text:p>
          </table:table-cell>
          <table:table-cell office:value-type="float" office:value="328.152" calcext:value-type="float">
            <text:p>328.152</text:p>
          </table:table-cell>
          <table:table-cell office:value-type="float" office:value="37.189" calcext:value-type="float">
            <text:p>37.189</text:p>
          </table:table-cell>
          <table:table-cell office:value-type="float" office:value="70.812" calcext:value-type="float">
            <text:p>70.812</text:p>
          </table:table-cell>
          <table:table-cell office:value-type="float" office:value="11.199" calcext:value-type="float">
            <text:p>11.199</text:p>
          </table:table-cell>
          <table:table-cell office:value-type="float" office:value="24.189" calcext:value-type="float">
            <text:p>24.189</text:p>
          </table:table-cell>
          <table:table-cell office:value-type="float" office:value="52.264" calcext:value-type="float">
            <text:p>52.264</text:p>
          </table:table-cell>
          <table:table-cell office:value-type="float" office:value="186.402" calcext:value-type="float">
            <text:p>186.402</text:p>
          </table:table-cell>
          <table:table-cell office:value-type="float" office:value="49.182" calcext:value-type="float">
            <text:p>49.182</text:p>
          </table:table-cell>
          <table:table-cell office:value-type="float" office:value="25.731" calcext:value-type="float">
            <text:p>25.731</text:p>
          </table:table-cell>
          <table:table-cell office:value-type="float" office:value="193.131" calcext:value-type="float">
            <text:p>193.131</text:p>
          </table:table-cell>
          <table:table-cell office:value-type="float" office:value="76.869" calcext:value-type="float">
            <text:p>76.869</text:p>
          </table:table-cell>
          <table:table-cell office:value-type="float" office:value="229.513" calcext:value-type="float">
            <text:p>229.513</text:p>
          </table:table-cell>
          <table:table-cell office:value-type="float" office:value="51.092" calcext:value-type="float">
            <text:p>51.092</text:p>
          </table:table-cell>
          <table:table-cell office:value-type="float" office:value="47.502" calcext:value-type="float">
            <text:p>47.502</text:p>
          </table:table-cell>
          <table:table-cell office:value-type="float" office:value="155.025" calcext:value-type="float">
            <text:p>155.025</text:p>
          </table:table-cell>
          <table:table-cell office:value-type="float" office:value="122.288" calcext:value-type="float">
            <text:p>122.288</text:p>
          </table:table-cell>
          <table:table-cell office:value-type="float" office:value="132.701" calcext:value-type="float">
            <text:p>132.701</text:p>
          </table:table-cell>
          <table:table-cell office:value-type="float" office:value="114.345" calcext:value-type="float">
            <text:p>114.345</text:p>
          </table:table-cell>
          <table:table-cell office:value-type="float" office:value="134.428" calcext:value-type="float">
            <text:p>134.428</text:p>
          </table:table-cell>
          <table:table-cell office:value-type="float" office:value="188.793" calcext:value-type="float">
            <text:p>188.793</text:p>
          </table:table-cell>
          <table:table-cell office:value-type="float" office:value="159.331" calcext:value-type="float">
            <text:p>159.331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50.553" calcext:value-type="float">
            <text:p>150.553</text:p>
          </table:table-cell>
          <table:table-cell office:value-type="float" office:value="132.917" calcext:value-type="float">
            <text:p>132.917</text:p>
          </table:table-cell>
          <table:table-cell office:value-type="float" office:value="130.489" calcext:value-type="float">
            <text:p>130.489</text:p>
          </table:table-cell>
          <table:table-cell office:value-type="float" office:value="191.177" calcext:value-type="float">
            <text:p>191.177</text:p>
          </table:table-cell>
          <table:table-cell office:value-type="float" office:value="179.004" calcext:value-type="float">
            <text:p>179.004</text:p>
          </table:table-cell>
          <table:table-cell office:value-type="float" office:value="153.946" calcext:value-type="float">
            <text:p>153.946</text:p>
          </table:table-cell>
          <table:table-cell office:value-type="float" office:value="175.391" calcext:value-type="float">
            <text:p>175.391</text:p>
          </table:table-cell>
          <table:table-cell office:value-type="float" office:value="147.678" calcext:value-type="float">
            <text:p>147.678</text:p>
          </table:table-cell>
          <table:table-cell office:value-type="float" office:value="189.194" calcext:value-type="float">
            <text:p>189.194</text:p>
          </table:table-cell>
          <table:table-cell office:value-type="float" office:value="209.25" calcext:value-type="float">
            <text:p>209.2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kopje</text:p>
          </table:table-cell>
          <table:table-cell office:value-type="float" office:value="36.65" calcext:value-type="float">
            <text:p>36.65</text:p>
          </table:table-cell>
          <table:table-cell office:value-type="float" office:value="271.157" calcext:value-type="float">
            <text:p>271.157</text:p>
          </table:table-cell>
          <table:table-cell office:value-type="float" office:value="58.431" calcext:value-type="float">
            <text:p>58.431</text:p>
          </table:table-cell>
          <table:table-cell office:value-type="float" office:value="276.311" calcext:value-type="float">
            <text:p>276.311</text:p>
          </table:table-cell>
          <table:table-cell office:value-type="float" office:value="296.799" calcext:value-type="float">
            <text:p>296.799</text:p>
          </table:table-cell>
          <table:table-cell office:value-type="float" office:value="288.67" calcext:value-type="float">
            <text:p>288.67</text:p>
          </table:table-cell>
          <table:table-cell office:value-type="float" office:value="227.428" calcext:value-type="float">
            <text:p>227.428</text:p>
          </table:table-cell>
          <table:table-cell office:value-type="float" office:value="256.94" calcext:value-type="float">
            <text:p>256.94</text:p>
          </table:table-cell>
          <table:table-cell office:value-type="float" office:value="34.379" calcext:value-type="float">
            <text:p>34.379</text:p>
          </table:table-cell>
          <table:table-cell office:value-type="float" office:value="53.731" calcext:value-type="float">
            <text:p>53.731</text:p>
          </table:table-cell>
          <table:table-cell office:value-type="float" office:value="13.449" calcext:value-type="float">
            <text:p>13.449</text:p>
          </table:table-cell>
          <table:table-cell office:value-type="float" office:value="230.96" calcext:value-type="float">
            <text:p>230.96</text:p>
          </table:table-cell>
          <table:table-cell office:value-type="float" office:value="133.65" calcext:value-type="float">
            <text:p>133.65</text:p>
          </table:table-cell>
          <table:table-cell office:value-type="float" office:value="126.751" calcext:value-type="float">
            <text:p>126.751</text:p>
          </table:table-cell>
          <table:table-cell office:value-type="float" office:value="204.411" calcext:value-type="float">
            <text:p>204.411</text:p>
          </table:table-cell>
          <table:table-cell office:value-type="float" office:value="40.943" calcext:value-type="float">
            <text:p>40.943</text:p>
          </table:table-cell>
          <table:table-cell office:value-type="float" office:value="269.456" calcext:value-type="float">
            <text:p>269.456</text:p>
          </table:table-cell>
          <table:table-cell office:value-type="float" office:value="210.695" calcext:value-type="float">
            <text:p>210.695</text:p>
          </table:table-cell>
          <table:table-cell office:value-type="float" office:value="103.162" calcext:value-type="float">
            <text:p>103.162</text:p>
          </table:table-cell>
          <table:table-cell office:value-type="float" office:value="45.365" calcext:value-type="float">
            <text:p>45.365</text:p>
          </table:table-cell>
          <table:table-cell office:value-type="float" office:value="50.461" calcext:value-type="float">
            <text:p>50.461</text:p>
          </table:table-cell>
          <table:table-cell office:value-type="float" office:value="56.023" calcext:value-type="float">
            <text:p>56.023</text:p>
          </table:table-cell>
          <table:table-cell office:value-type="float" office:value="50.068" calcext:value-type="float">
            <text:p>50.068</text:p>
          </table:table-cell>
          <table:table-cell office:value-type="float" office:value="59.841" calcext:value-type="float">
            <text:p>59.841</text:p>
          </table:table-cell>
          <table:table-cell office:value-type="float" office:value="65.033" calcext:value-type="float">
            <text:p>65.033</text:p>
          </table:table-cell>
          <table:table-cell office:value-type="float" office:value="62.904" calcext:value-type="float">
            <text:p>62.904</text:p>
          </table:table-cell>
          <table:table-cell office:value-type="float" office:value="50.035" calcext:value-type="float">
            <text:p>50.035</text:p>
          </table:table-cell>
          <table:table-cell office:value-type="float" office:value="53.138" calcext:value-type="float">
            <text:p>53.138</text:p>
          </table:table-cell>
          <table:table-cell office:value-type="float" office:value="86.04" calcext:value-type="float">
            <text:p>86.04</text:p>
          </table:table-cell>
          <table:table-cell office:value-type="float" office:value="20.442" calcext:value-type="float">
            <text:p>20.442</text:p>
          </table:table-cell>
          <table:table-cell office:value-type="float" office:value="283.75" calcext:value-type="float">
            <text:p>283.75</text:p>
          </table:table-cell>
          <table:table-cell office:value-type="float" office:value="69.387" calcext:value-type="float">
            <text:p>69.387</text:p>
          </table:table-cell>
          <table:table-cell office:value-type="float" office:value="96.43" calcext:value-type="float">
            <text:p>96.43</text:p>
          </table:table-cell>
          <table:table-cell office:value-type="float" office:value="294.575" calcext:value-type="float">
            <text:p>294.575</text:p>
          </table:table-cell>
          <table:table-cell office:value-type="float" office:value="64.31" calcext:value-type="float">
            <text:p>64.31</text:p>
          </table:table-cell>
          <table:table-cell office:value-type="float" office:value="115.532" calcext:value-type="float">
            <text:p>115.532</text:p>
          </table:table-cell>
          <table:table-cell office:value-type="float" office:value="185.773" calcext:value-type="float">
            <text:p>185.773</text:p>
          </table:table-cell>
          <table:table-cell office:value-type="float" office:value="95.014" calcext:value-type="float">
            <text:p>95.014</text:p>
          </table:table-cell>
          <table:table-cell office:value-type="float" office:value="39.665" calcext:value-type="float">
            <text:p>39.665</text:p>
          </table:table-cell>
          <table:table-cell office:value-type="float" office:value="272.347" calcext:value-type="float">
            <text:p>272.347</text:p>
          </table:table-cell>
          <table:table-cell office:value-type="float" office:value="321.752" calcext:value-type="float">
            <text:p>321.752</text:p>
          </table:table-cell>
          <table:table-cell office:value-type="float" office:value="48.118" calcext:value-type="float">
            <text:p>48.118</text:p>
          </table:table-cell>
          <table:table-cell office:value-type="float" office:value="45.572" calcext:value-type="float">
            <text:p>45.572</text:p>
          </table:table-cell>
          <table:table-cell office:value-type="float" office:value="55.536" calcext:value-type="float">
            <text:p>55.536</text:p>
          </table:table-cell>
          <table:table-cell office:value-type="float" office:value="29.911" calcext:value-type="float">
            <text:p>29.911</text:p>
          </table:table-cell>
          <table:table-cell office:value-type="float" office:value="0" calcext:value-type="float">
            <text:p>0</text:p>
          </table:table-cell>
          <table:table-cell office:value-type="float" office:value="183.934" calcext:value-type="float">
            <text:p>183.934</text:p>
          </table:table-cell>
          <table:table-cell office:value-type="float" office:value="189.949" calcext:value-type="float">
            <text:p>189.949</text:p>
          </table:table-cell>
          <table:table-cell office:value-type="float" office:value="54.28" calcext:value-type="float">
            <text:p>54.28</text:p>
          </table:table-cell>
          <table:table-cell office:value-type="float" office:value="56.414" calcext:value-type="float">
            <text:p>56.414</text:p>
          </table:table-cell>
          <table:table-cell office:value-type="float" office:value="295.75" calcext:value-type="float">
            <text:p>295.75</text:p>
          </table:table-cell>
          <table:table-cell office:value-type="float" office:value="39.392" calcext:value-type="float">
            <text:p>39.392</text:p>
          </table:table-cell>
          <table:table-cell office:value-type="float" office:value="77.403" calcext:value-type="float">
            <text:p>77.403</text:p>
          </table:table-cell>
          <table:table-cell office:value-type="float" office:value="74.135" calcext:value-type="float">
            <text:p>74.135</text:p>
          </table:table-cell>
          <table:table-cell office:value-type="float" office:value="18.273" calcext:value-type="float">
            <text:p>18.273</text:p>
          </table:table-cell>
          <table:table-cell office:value-type="float" office:value="62.123" calcext:value-type="float">
            <text:p>62.123</text:p>
          </table:table-cell>
          <table:table-cell office:value-type="float" office:value="184.71" calcext:value-type="float">
            <text:p>184.71</text:p>
          </table:table-cell>
          <table:table-cell office:value-type="float" office:value="26.266" calcext:value-type="float">
            <text:p>26.266</text:p>
          </table:table-cell>
          <table:table-cell office:value-type="float" office:value="31.924" calcext:value-type="float">
            <text:p>31.924</text:p>
          </table:table-cell>
          <table:table-cell office:value-type="float" office:value="238.778" calcext:value-type="float">
            <text:p>238.778</text:p>
          </table:table-cell>
          <table:table-cell office:value-type="float" office:value="75.445" calcext:value-type="float">
            <text:p>75.445</text:p>
          </table:table-cell>
          <table:table-cell office:value-type="float" office:value="248.68" calcext:value-type="float">
            <text:p>248.68</text:p>
          </table:table-cell>
          <table:table-cell office:value-type="float" office:value="52.299" calcext:value-type="float">
            <text:p>52.299</text:p>
          </table:table-cell>
          <table:table-cell office:value-type="float" office:value="57.119" calcext:value-type="float">
            <text:p>57.119</text:p>
          </table:table-cell>
          <table:table-cell office:value-type="float" office:value="169.286" calcext:value-type="float">
            <text:p>169.286</text:p>
          </table:table-cell>
          <table:table-cell office:value-type="float" office:value="144.669" calcext:value-type="float">
            <text:p>144.669</text:p>
          </table:table-cell>
          <table:table-cell office:value-type="float" office:value="141.176" calcext:value-type="float">
            <text:p>141.176</text:p>
          </table:table-cell>
          <table:table-cell office:value-type="float" office:value="133.173" calcext:value-type="float">
            <text:p>133.173</text:p>
          </table:table-cell>
          <table:table-cell office:value-type="float" office:value="155.904" calcext:value-type="float">
            <text:p>155.904</text:p>
          </table:table-cell>
          <table:table-cell office:value-type="float" office:value="192.11" calcext:value-type="float">
            <text:p>192.11</text:p>
          </table:table-cell>
          <table:table-cell office:value-type="float" office:value="166.175" calcext:value-type="float">
            <text:p>166.175</text:p>
          </table:table-cell>
          <table:table-cell office:value-type="float" office:value="196.411" calcext:value-type="float">
            <text:p>196.411</text:p>
          </table:table-cell>
          <table:table-cell office:value-type="float" office:value="149.628" calcext:value-type="float">
            <text:p>149.628</text:p>
          </table:table-cell>
          <table:table-cell office:value-type="float" office:value="162.046" calcext:value-type="float">
            <text:p>162.046</text:p>
          </table:table-cell>
          <table:table-cell office:value-type="float" office:value="141.348" calcext:value-type="float">
            <text:p>141.348</text:p>
          </table:table-cell>
          <table:table-cell office:value-type="float" office:value="195.438" calcext:value-type="float">
            <text:p>195.438</text:p>
          </table:table-cell>
          <table:table-cell office:value-type="float" office:value="186.89" calcext:value-type="float">
            <text:p>186.89</text:p>
          </table:table-cell>
          <table:table-cell office:value-type="float" office:value="149.535" calcext:value-type="float">
            <text:p>149.535</text:p>
          </table:table-cell>
          <table:table-cell office:value-type="float" office:value="178.725" calcext:value-type="float">
            <text:p>178.725</text:p>
          </table:table-cell>
          <table:table-cell office:value-type="float" office:value="150.571" calcext:value-type="float">
            <text:p>150.571</text:p>
          </table:table-cell>
          <table:table-cell office:value-type="float" office:value="222.514" calcext:value-type="float">
            <text:p>222.514</text:p>
          </table:table-cell>
          <table:table-cell office:value-type="float" office:value="230.138" calcext:value-type="float">
            <text:p>230.138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5.76" calcext:value-type="float">
            <text:p>205.76</text:p>
          </table:table-cell>
          <table:table-cell office:value-type="float" office:value="172.344" calcext:value-type="float">
            <text:p>172.344</text:p>
          </table:table-cell>
          <table:table-cell office:value-type="float" office:value="165.238" calcext:value-type="float">
            <text:p>165.238</text:p>
          </table:table-cell>
          <table:table-cell office:value-type="float" office:value="291.431" calcext:value-type="float">
            <text:p>291.431</text:p>
          </table:table-cell>
          <table:table-cell office:value-type="float" office:value="292.993" calcext:value-type="float">
            <text:p>292.993</text:p>
          </table:table-cell>
          <table:table-cell office:value-type="float" office:value="308.107" calcext:value-type="float">
            <text:p>308.107</text:p>
          </table:table-cell>
          <table:table-cell office:value-type="float" office:value="288.971" calcext:value-type="float">
            <text:p>288.971</text:p>
          </table:table-cell>
          <table:table-cell office:value-type="float" office:value="293.727" calcext:value-type="float">
            <text:p>293.727</text:p>
          </table:table-cell>
          <table:table-cell office:value-type="float" office:value="182.882" calcext:value-type="float">
            <text:p>182.882</text:p>
          </table:table-cell>
          <table:table-cell office:value-type="float" office:value="149.596" calcext:value-type="float">
            <text:p>149.596</text:p>
          </table:table-cell>
          <table:table-cell office:value-type="float" office:value="187.27" calcext:value-type="float">
            <text:p>187.27</text:p>
          </table:table-cell>
          <table:table-cell office:value-type="float" office:value="169.556" calcext:value-type="float">
            <text:p>169.556</text:p>
          </table:table-cell>
          <table:table-cell office:value-type="float" office:value="83.07" calcext:value-type="float">
            <text:p>83.07</text:p>
          </table:table-cell>
          <table:table-cell office:value-type="float" office:value="90.618" calcext:value-type="float">
            <text:p>90.618</text:p>
          </table:table-cell>
          <table:table-cell office:value-type="float" office:value="95.265" calcext:value-type="float">
            <text:p>95.265</text:p>
          </table:table-cell>
          <table:table-cell office:value-type="float" office:value="155.82" calcext:value-type="float">
            <text:p>155.82</text:p>
          </table:table-cell>
          <table:table-cell office:value-type="float" office:value="124.083" calcext:value-type="float">
            <text:p>124.083</text:p>
          </table:table-cell>
          <table:table-cell office:value-type="float" office:value="115.091" calcext:value-type="float">
            <text:p>115.091</text:p>
          </table:table-cell>
          <table:table-cell office:value-type="float" office:value="204.071" calcext:value-type="float">
            <text:p>204.071</text:p>
          </table:table-cell>
          <table:table-cell office:value-type="float" office:value="173.596" calcext:value-type="float">
            <text:p>173.596</text:p>
          </table:table-cell>
          <table:table-cell office:value-type="float" office:value="153.243" calcext:value-type="float">
            <text:p>153.243</text:p>
          </table:table-cell>
          <table:table-cell office:value-type="float" office:value="164.972" calcext:value-type="float">
            <text:p>164.972</text:p>
          </table:table-cell>
          <table:table-cell office:value-type="float" office:value="166.153" calcext:value-type="float">
            <text:p>166.153</text:p>
          </table:table-cell>
          <table:table-cell office:value-type="float" office:value="182.528" calcext:value-type="float">
            <text:p>182.528</text:p>
          </table:table-cell>
          <table:table-cell office:value-type="float" office:value="158.412" calcext:value-type="float">
            <text:p>158.412</text:p>
          </table:table-cell>
          <table:table-cell office:value-type="float" office:value="181.432" calcext:value-type="float">
            <text:p>181.432</text:p>
          </table:table-cell>
          <table:table-cell office:value-type="float" office:value="147.39" calcext:value-type="float">
            <text:p>147.39</text:p>
          </table:table-cell>
          <table:table-cell office:value-type="float" office:value="165.434" calcext:value-type="float">
            <text:p>165.434</text:p>
          </table:table-cell>
          <table:table-cell office:value-type="float" office:value="211.9" calcext:value-type="float">
            <text:p>211.9</text:p>
          </table:table-cell>
          <table:table-cell office:value-type="float" office:value="193.995" calcext:value-type="float">
            <text:p>193.995</text:p>
          </table:table-cell>
          <table:table-cell office:value-type="float" office:value="230.182" calcext:value-type="float">
            <text:p>230.182</text:p>
          </table:table-cell>
          <table:table-cell office:value-type="float" office:value="182.297" calcext:value-type="float">
            <text:p>182.297</text:p>
          </table:table-cell>
          <table:table-cell office:value-type="float" office:value="207.766" calcext:value-type="float">
            <text:p>207.766</text:p>
          </table:table-cell>
          <table:table-cell office:value-type="float" office:value="259.054" calcext:value-type="float">
            <text:p>259.054</text:p>
          </table:table-cell>
          <table:table-cell office:value-type="float" office:value="152.818" calcext:value-type="float">
            <text:p>152.818</text:p>
          </table:table-cell>
          <table:table-cell office:value-type="float" office:value="200.218" calcext:value-type="float">
            <text:p>200.218</text:p>
          </table:table-cell>
          <table:table-cell office:value-type="float" office:value="270.467" calcext:value-type="float">
            <text:p>270.467</text:p>
          </table:table-cell>
          <table:table-cell office:value-type="float" office:value="185.934" calcext:value-type="float">
            <text:p>185.934</text:p>
          </table:table-cell>
          <table:table-cell office:value-type="float" office:value="160.024" calcext:value-type="float">
            <text:p>160.024</text:p>
          </table:table-cell>
          <table:table-cell office:value-type="float" office:value="167.374" calcext:value-type="float">
            <text:p>167.374</text:p>
          </table:table-cell>
          <table:table-cell office:value-type="float" office:value="194.772" calcext:value-type="float">
            <text:p>194.772</text:p>
          </table:table-cell>
          <table:table-cell office:value-type="float" office:value="175.087" calcext:value-type="float">
            <text:p>175.087</text:p>
          </table:table-cell>
          <table:table-cell office:value-type="float" office:value="156.115" calcext:value-type="float">
            <text:p>156.115</text:p>
          </table:table-cell>
          <table:table-cell office:value-type="float" office:value="176.809" calcext:value-type="float">
            <text:p>176.809</text:p>
          </table:table-cell>
          <table:table-cell office:value-type="float" office:value="192.476" calcext:value-type="float">
            <text:p>192.476</text:p>
          </table:table-cell>
          <table:table-cell office:value-type="float" office:value="181.114" calcext:value-type="float">
            <text:p>181.114</text:p>
          </table:table-cell>
          <table:table-cell office:value-type="float" office:value="0" calcext:value-type="float">
            <text:p>0</text:p>
          </table:table-cell>
          <table:table-cell office:value-type="float" office:value="266.651" calcext:value-type="float">
            <text:p>266.651</text:p>
          </table:table-cell>
          <table:table-cell office:value-type="float" office:value="144.195" calcext:value-type="float">
            <text:p>144.195</text:p>
          </table:table-cell>
          <table:table-cell office:value-type="float" office:value="178.056" calcext:value-type="float">
            <text:p>178.056</text:p>
          </table:table-cell>
          <table:table-cell office:value-type="float" office:value="314.17" calcext:value-type="float">
            <text:p>314.17</text:p>
          </table:table-cell>
          <table:table-cell office:value-type="float" office:value="179.697" calcext:value-type="float">
            <text:p>179.697</text:p>
          </table:table-cell>
          <table:table-cell office:value-type="float" office:value="169.268" calcext:value-type="float">
            <text:p>169.268</text:p>
          </table:table-cell>
          <table:table-cell office:value-type="float" office:value="181.491" calcext:value-type="float">
            <text:p>181.491</text:p>
          </table:table-cell>
          <table:table-cell office:value-type="float" office:value="171.892" calcext:value-type="float">
            <text:p>171.892</text:p>
          </table:table-cell>
          <table:table-cell office:value-type="float" office:value="171.737" calcext:value-type="float">
            <text:p>171.737</text:p>
          </table:table-cell>
          <table:table-cell office:value-type="float" office:value="261.863" calcext:value-type="float">
            <text:p>261.863</text:p>
          </table:table-cell>
          <table:table-cell office:value-type="float" office:value="162.643" calcext:value-type="float">
            <text:p>162.643</text:p>
          </table:table-cell>
          <table:table-cell office:value-type="float" office:value="161.658" calcext:value-type="float">
            <text:p>161.658</text:p>
          </table:table-cell>
          <table:table-cell office:value-type="float" office:value="254.4" calcext:value-type="float">
            <text:p>254.4</text:p>
          </table:table-cell>
          <table:table-cell office:value-type="float" office:value="192.478" calcext:value-type="float">
            <text:p>192.478</text:p>
          </table:table-cell>
          <table:table-cell office:value-type="float" office:value="206.289" calcext:value-type="float">
            <text:p>206.289</text:p>
          </table:table-cell>
          <table:table-cell office:value-type="float" office:value="189.925" calcext:value-type="float">
            <text:p>189.925</text:p>
          </table:table-cell>
          <table:table-cell office:value-type="float" office:value="144.356" calcext:value-type="float">
            <text:p>144.356</text:p>
          </table:table-cell>
          <table:table-cell office:value-type="float" office:value="43.363" calcext:value-type="float">
            <text:p>43.363</text:p>
          </table:table-cell>
          <table:table-cell office:value-type="float" office:value="65.251" calcext:value-type="float">
            <text:p>65.251</text:p>
          </table:table-cell>
          <table:table-cell office:value-type="float" office:value="74.776" calcext:value-type="float">
            <text:p>74.776</text:p>
          </table:table-cell>
          <table:table-cell office:value-type="float" office:value="70.948" calcext:value-type="float">
            <text:p>70.948</text:p>
          </table:table-cell>
          <table:table-cell office:value-type="float" office:value="57.38" calcext:value-type="float">
            <text:p>57.38</text:p>
          </table:table-cell>
          <table:table-cell office:value-type="float" office:value="59.499" calcext:value-type="float">
            <text:p>59.499</text:p>
          </table:table-cell>
          <table:table-cell office:value-type="float" office:value="62.785" calcext:value-type="float">
            <text:p>62.785</text:p>
          </table:table-cell>
          <table:table-cell office:value-type="float" office:value="81.117" calcext:value-type="float">
            <text:p>81.117</text:p>
          </table:table-cell>
          <table:table-cell office:value-type="float" office:value="53.848" calcext:value-type="float">
            <text:p>53.848</text:p>
          </table:table-cell>
          <table:table-cell office:value-type="float" office:value="64.207" calcext:value-type="float">
            <text:p>64.207</text:p>
          </table:table-cell>
          <table:table-cell office:value-type="float" office:value="61.642" calcext:value-type="float">
            <text:p>61.642</text:p>
          </table:table-cell>
          <table:table-cell office:value-type="float" office:value="76.411" calcext:value-type="float">
            <text:p>76.411</text:p>
          </table:table-cell>
          <table:table-cell office:value-type="float" office:value="62.435" calcext:value-type="float">
            <text:p>62.435</text:p>
          </table:table-cell>
          <table:table-cell office:value-type="float" office:value="62.984" calcext:value-type="float">
            <text:p>62.984</text:p>
          </table:table-cell>
          <table:table-cell office:value-type="float" office:value="61.259" calcext:value-type="float">
            <text:p>61.259</text:p>
          </table:table-cell>
          <table:table-cell office:value-type="float" office:value="50.355" calcext:value-type="float">
            <text:p>50.355</text:p>
          </table:table-cell>
          <table:table-cell office:value-type="float" office:value="264.442" calcext:value-type="float">
            <text:p>264.442</text:p>
          </table:table-cell>
          <table:table-cell office:value-type="float" office:value="317.397" calcext:value-type="float">
            <text:p>317.39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Kuala_Lumpur</text:p>
          </table:table-cell>
          <table:table-cell office:value-type="float" office:value="200.257" calcext:value-type="float">
            <text:p>200.257</text:p>
          </table:table-cell>
          <table:table-cell office:value-type="float" office:value="356.813" calcext:value-type="float">
            <text:p>356.813</text:p>
          </table:table-cell>
          <table:table-cell office:value-type="float" office:value="157.501" calcext:value-type="float">
            <text:p>157.501</text:p>
          </table:table-cell>
          <table:table-cell office:value-type="float" office:value="216.381" calcext:value-type="float">
            <text:p>216.381</text:p>
          </table:table-cell>
          <table:table-cell office:value-type="float" office:value="211.962" calcext:value-type="float">
            <text:p>211.962</text:p>
          </table:table-cell>
          <table:table-cell office:value-type="float" office:value="230.671" calcext:value-type="float">
            <text:p>230.671</text:p>
          </table:table-cell>
          <table:table-cell office:value-type="float" office:value="210.411" calcext:value-type="float">
            <text:p>210.411</text:p>
          </table:table-cell>
          <table:table-cell office:value-type="float" office:value="211.676" calcext:value-type="float">
            <text:p>211.676</text:p>
          </table:table-cell>
          <table:table-cell office:value-type="float" office:value="194.773" calcext:value-type="float">
            <text:p>194.773</text:p>
          </table:table-cell>
          <table:table-cell office:value-type="float" office:value="156.059" calcext:value-type="float">
            <text:p>156.059</text:p>
          </table:table-cell>
          <table:table-cell office:value-type="float" office:value="171.753" calcext:value-type="float">
            <text:p>171.753</text:p>
          </table:table-cell>
          <table:table-cell office:value-type="float" office:value="338.716" calcext:value-type="float">
            <text:p>338.716</text:p>
          </table:table-cell>
          <table:table-cell office:value-type="float" office:value="207.102" calcext:value-type="float">
            <text:p>207.102</text:p>
          </table:table-cell>
          <table:table-cell office:value-type="float" office:value="214.277" calcext:value-type="float">
            <text:p>214.277</text:p>
          </table:table-cell>
          <table:table-cell office:value-type="float" office:value="147.629" calcext:value-type="float">
            <text:p>147.629</text:p>
          </table:table-cell>
          <table:table-cell office:value-type="float" office:value="148.981" calcext:value-type="float">
            <text:p>148.981</text:p>
          </table:table-cell>
          <table:table-cell office:value-type="float" office:value="319.165" calcext:value-type="float">
            <text:p>319.165</text:p>
          </table:table-cell>
          <table:table-cell office:value-type="float" office:value="303.196" calcext:value-type="float">
            <text:p>303.196</text:p>
          </table:table-cell>
          <table:table-cell office:value-type="float" office:value="215.659" calcext:value-type="float">
            <text:p>215.659</text:p>
          </table:table-cell>
          <table:table-cell office:value-type="float" office:value="161.68" calcext:value-type="float">
            <text:p>161.68</text:p>
          </table:table-cell>
          <table:table-cell office:value-type="float" office:value="159.743" calcext:value-type="float">
            <text:p>159.743</text:p>
          </table:table-cell>
          <table:table-cell office:value-type="float" office:value="351.541" calcext:value-type="float">
            <text:p>351.541</text:p>
          </table:table-cell>
          <table:table-cell office:value-type="float" office:value="161.578" calcext:value-type="float">
            <text:p>161.578</text:p>
          </table:table-cell>
          <table:table-cell office:value-type="float" office:value="168.762" calcext:value-type="float">
            <text:p>168.762</text:p>
          </table:table-cell>
          <table:table-cell office:value-type="float" office:value="148.46" calcext:value-type="float">
            <text:p>148.46</text:p>
          </table:table-cell>
          <table:table-cell office:value-type="float" office:value="266.768" calcext:value-type="float">
            <text:p>266.768</text:p>
          </table:table-cell>
          <table:table-cell office:value-type="float" office:value="167.19" calcext:value-type="float">
            <text:p>167.19</text:p>
          </table:table-cell>
          <table:table-cell office:value-type="float" office:value="159.757" calcext:value-type="float">
            <text:p>159.757</text:p>
          </table:table-cell>
          <table:table-cell office:value-type="float" office:value="231.338" calcext:value-type="float">
            <text:p>231.338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46.406" calcext:value-type="float">
            <text:p>46.406</text:p>
          </table:table-cell>
          <table:table-cell office:value-type="float" office:value="155.959" calcext:value-type="float">
            <text:p>155.959</text:p>
          </table:table-cell>
          <table:table-cell office:value-type="float" office:value="196.982" calcext:value-type="float">
            <text:p>196.982</text:p>
          </table:table-cell>
          <table:table-cell office:value-type="float" office:value="20.042" calcext:value-type="float">
            <text:p>20.042</text:p>
          </table:table-cell>
          <table:table-cell office:value-type="float" office:value="160.879" calcext:value-type="float">
            <text:p>160.879</text:p>
          </table:table-cell>
          <table:table-cell office:value-type="float" office:value="213.078" calcext:value-type="float">
            <text:p>213.078</text:p>
          </table:table-cell>
          <table:table-cell office:value-type="float" office:value="282.146" calcext:value-type="float">
            <text:p>282.146</text:p>
          </table:table-cell>
          <table:table-cell office:value-type="float" office:value="189.145" calcext:value-type="float">
            <text:p>189.145</text:p>
          </table:table-cell>
          <table:table-cell office:value-type="float" office:value="139.753" calcext:value-type="float">
            <text:p>139.753</text:p>
          </table:table-cell>
          <table:table-cell office:value-type="float" office:value="75.93" calcext:value-type="float">
            <text:p>75.93</text:p>
          </table:table-cell>
          <table:table-cell office:value-type="float" office:value="191.188" calcext:value-type="float">
            <text:p>191.188</text:p>
          </table:table-cell>
          <table:table-cell office:value-type="float" office:value="168.9" calcext:value-type="float">
            <text:p>168.9</text:p>
          </table:table-cell>
          <table:table-cell office:value-type="float" office:value="171.051" calcext:value-type="float">
            <text:p>171.051</text:p>
          </table:table-cell>
          <table:table-cell office:value-type="float" office:value="171.492" calcext:value-type="float">
            <text:p>171.492</text:p>
          </table:table-cell>
          <table:table-cell office:value-type="float" office:value="173.32" calcext:value-type="float">
            <text:p>173.32</text:p>
          </table:table-cell>
          <table:table-cell office:value-type="float" office:value="179.876" calcext:value-type="float">
            <text:p>179.876</text:p>
          </table:table-cell>
          <table:table-cell office:value-type="float" office:value="256.508" calcext:value-type="float">
            <text:p>256.508</text:p>
          </table:table-cell>
          <table:table-cell office:value-type="float" office:value="0" calcext:value-type="float">
            <text:p>0</text:p>
          </table:table-cell>
          <table:table-cell office:value-type="float" office:value="155.502" calcext:value-type="float">
            <text:p>155.502</text:p>
          </table:table-cell>
          <table:table-cell office:value-type="float" office:value="168.453" calcext:value-type="float">
            <text:p>168.453</text:p>
          </table:table-cell>
          <table:table-cell office:value-type="float" office:value="233.52" calcext:value-type="float">
            <text:p>233.52</text:p>
          </table:table-cell>
          <table:table-cell office:value-type="float" office:value="162.85" calcext:value-type="float">
            <text:p>162.85</text:p>
          </table:table-cell>
          <table:table-cell office:value-type="float" office:value="156.787" calcext:value-type="float">
            <text:p>156.787</text:p>
          </table:table-cell>
          <table:table-cell office:value-type="float" office:value="175.687" calcext:value-type="float">
            <text:p>175.687</text:p>
          </table:table-cell>
          <table:table-cell office:value-type="float" office:value="162.838" calcext:value-type="float">
            <text:p>162.838</text:p>
          </table:table-cell>
          <table:table-cell office:value-type="float" office:value="167.422" calcext:value-type="float">
            <text:p>167.422</text:p>
          </table:table-cell>
          <table:table-cell office:value-type="float" office:value="159.885" calcext:value-type="float">
            <text:p>159.885</text:p>
          </table:table-cell>
          <table:table-cell office:value-type="float" office:value="156.553" calcext:value-type="float">
            <text:p>156.553</text:p>
          </table:table-cell>
          <table:table-cell office:value-type="float" office:value="155.103" calcext:value-type="float">
            <text:p>155.103</text:p>
          </table:table-cell>
          <table:table-cell office:value-type="float" office:value="33.717" calcext:value-type="float">
            <text:p>33.717</text:p>
          </table:table-cell>
          <table:table-cell office:value-type="float" office:value="180.807" calcext:value-type="float">
            <text:p>180.807</text:p>
          </table:table-cell>
          <table:table-cell office:value-type="float" office:value="62.962" calcext:value-type="float">
            <text:p>62.962</text:p>
          </table:table-cell>
          <table:table-cell office:value-type="float" office:value="175.345" calcext:value-type="float">
            <text:p>175.345</text:p>
          </table:table-cell>
          <table:table-cell office:value-type="float" office:value="158.23" calcext:value-type="float">
            <text:p>158.23</text:p>
          </table:table-cell>
          <table:table-cell office:value-type="float" office:value="271.132" calcext:value-type="float">
            <text:p>271.132</text:p>
          </table:table-cell>
          <table:table-cell office:value-type="float" office:value="240.039" calcext:value-type="float">
            <text:p>240.039</text:p>
          </table:table-cell>
          <table:table-cell office:value-type="float" office:value="236.834" calcext:value-type="float">
            <text:p>236.834</text:p>
          </table:table-cell>
          <table:table-cell office:value-type="float" office:value="228.17" calcext:value-type="float">
            <text:p>228.17</text:p>
          </table:table-cell>
          <table:table-cell office:value-type="float" office:value="253.668" calcext:value-type="float">
            <text:p>253.668</text:p>
          </table:table-cell>
          <table:table-cell office:value-type="float" office:value="183.114" calcext:value-type="float">
            <text:p>183.114</text:p>
          </table:table-cell>
          <table:table-cell office:value-type="float" office:value="183.951" calcext:value-type="float">
            <text:p>183.951</text:p>
          </table:table-cell>
          <table:table-cell office:value-type="float" office:value="156.645" calcext:value-type="float">
            <text:p>156.645</text:p>
          </table:table-cell>
          <table:table-cell office:value-type="float" office:value="217.61" calcext:value-type="float">
            <text:p>217.61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60.61" calcext:value-type="float">
            <text:p>260.61</text:p>
          </table:table-cell>
          <table:table-cell office:value-type="float" office:value="178.322" calcext:value-type="float">
            <text:p>178.322</text:p>
          </table:table-cell>
          <table:table-cell office:value-type="float" office:value="236.473" calcext:value-type="float">
            <text:p>236.473</text:p>
          </table:table-cell>
          <table:table-cell office:value-type="float" office:value="218.483" calcext:value-type="float">
            <text:p>218.483</text:p>
          </table:table-cell>
          <table:table-cell office:value-type="float" office:value="212.685" calcext:value-type="float">
            <text:p>212.685</text:p>
          </table:table-cell>
          <table:table-cell office:value-type="float" office:value="232.847" calcext:value-type="float">
            <text:p>232.847</text:p>
          </table:table-cell>
          <table:table-cell office:value-type="float" office:value="84.783" calcext:value-type="float">
            <text:p>84.783</text:p>
          </table:table-cell>
          <table:table-cell office:value-type="float" office:value="219.6" calcext:value-type="float">
            <text:p>219.6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54.895" calcext:value-type="float">
            <text:p>54.895</text:p>
          </table:table-cell>
          <table:table-cell office:value-type="float" office:value="249.513" calcext:value-type="float">
            <text:p>249.513</text:p>
          </table:table-cell>
          <table:table-cell office:value-type="float" office:value="33.271" calcext:value-type="float">
            <text:p>33.271</text:p>
          </table:table-cell>
          <table:table-cell office:value-type="float" office:value="266.48" calcext:value-type="float">
            <text:p>266.48</text:p>
          </table:table-cell>
          <table:table-cell office:value-type="float" office:value="258.404" calcext:value-type="float">
            <text:p>258.404</text:p>
          </table:table-cell>
          <table:table-cell office:value-type="float" office:value="280.858" calcext:value-type="float">
            <text:p>280.858</text:p>
          </table:table-cell>
          <table:table-cell office:value-type="float" office:value="217.86" calcext:value-type="float">
            <text:p>217.86</text:p>
          </table:table-cell>
          <table:table-cell office:value-type="float" office:value="251.427" calcext:value-type="float">
            <text:p>251.427</text:p>
          </table:table-cell>
          <table:table-cell office:value-type="float" office:value="59.693" calcext:value-type="float">
            <text:p>59.693</text:p>
          </table:table-cell>
          <table:table-cell office:value-type="float" office:value="20.753" calcext:value-type="float">
            <text:p>20.753</text:p>
          </table:table-cell>
          <table:table-cell office:value-type="float" office:value="49.289" calcext:value-type="float">
            <text:p>49.289</text:p>
          </table:table-cell>
          <table:table-cell office:value-type="float" office:value="203.768" calcext:value-type="float">
            <text:p>203.768</text:p>
          </table:table-cell>
          <table:table-cell office:value-type="float" office:value="106.803" calcext:value-type="float">
            <text:p>106.803</text:p>
          </table:table-cell>
          <table:table-cell office:value-type="float" office:value="98.281" calcext:value-type="float">
            <text:p>98.281</text:p>
          </table:table-cell>
          <table:table-cell office:value-type="float" office:value="153.947" calcext:value-type="float">
            <text:p>153.947</text:p>
          </table:table-cell>
          <table:table-cell office:value-type="float" office:value="27.984" calcext:value-type="float">
            <text:p>27.984</text:p>
          </table:table-cell>
          <table:table-cell office:value-type="float" office:value="229.954" calcext:value-type="float">
            <text:p>229.954</text:p>
          </table:table-cell>
          <table:table-cell office:value-type="float" office:value="178.635" calcext:value-type="float">
            <text:p>178.635</text:p>
          </table:table-cell>
          <table:table-cell office:value-type="float" office:value="85.734" calcext:value-type="float">
            <text:p>85.734</text:p>
          </table:table-cell>
          <table:table-cell office:value-type="float" office:value="41.779" calcext:value-type="float">
            <text:p>41.779</text:p>
          </table:table-cell>
          <table:table-cell office:value-type="float" office:value="23.093" calcext:value-type="float">
            <text:p>23.093</text:p>
          </table:table-cell>
          <table:table-cell office:value-type="float" office:value="31.762" calcext:value-type="float">
            <text:p>31.762</text:p>
          </table:table-cell>
          <table:table-cell office:value-type="float" office:value="27.045" calcext:value-type="float">
            <text:p>27.045</text:p>
          </table:table-cell>
          <table:table-cell office:value-type="float" office:value="39.649" calcext:value-type="float">
            <text:p>39.649</text:p>
          </table:table-cell>
          <table:table-cell office:value-type="float" office:value="42.849" calcext:value-type="float">
            <text:p>42.849</text:p>
          </table:table-cell>
          <table:table-cell office:value-type="float" office:value="42.456" calcext:value-type="float">
            <text:p>42.456</text:p>
          </table:table-cell>
          <table:table-cell office:value-type="float" office:value="27.949" calcext:value-type="float">
            <text:p>27.949</text:p>
          </table:table-cell>
          <table:table-cell office:value-type="float" office:value="43.493" calcext:value-type="float">
            <text:p>43.493</text:p>
          </table:table-cell>
          <table:table-cell office:value-type="float" office:value="100.839" calcext:value-type="float">
            <text:p>100.839</text:p>
          </table:table-cell>
          <table:table-cell office:value-type="float" office:value="63.281" calcext:value-type="float">
            <text:p>63.281</text:p>
          </table:table-cell>
          <table:table-cell office:value-type="float" office:value="193.926" calcext:value-type="float">
            <text:p>193.926</text:p>
          </table:table-cell>
          <table:table-cell office:value-type="float" office:value="46.689" calcext:value-type="float">
            <text:p>46.689</text:p>
          </table:table-cell>
          <table:table-cell office:value-type="float" office:value="57.451" calcext:value-type="float">
            <text:p>57.451</text:p>
          </table:table-cell>
          <table:table-cell office:value-type="float" office:value="264.838" calcext:value-type="float">
            <text:p>264.838</text:p>
          </table:table-cell>
          <table:table-cell office:value-type="float" office:value="33.838" calcext:value-type="float">
            <text:p>33.838</text:p>
          </table:table-cell>
          <table:table-cell office:value-type="float" office:value="99.085" calcext:value-type="float">
            <text:p>99.085</text:p>
          </table:table-cell>
          <table:table-cell office:value-type="float" office:value="154.632" calcext:value-type="float">
            <text:p>154.632</text:p>
          </table:table-cell>
          <table:table-cell office:value-type="float" office:value="51.843" calcext:value-type="float">
            <text:p>51.843</text:p>
          </table:table-cell>
          <table:table-cell office:value-type="float" office:value="42.4" calcext:value-type="float">
            <text:p>42.4</text:p>
          </table:table-cell>
          <table:table-cell office:value-type="float" office:value="261.474" calcext:value-type="float">
            <text:p>261.474</text:p>
          </table:table-cell>
          <table:table-cell office:value-type="float" office:value="279.944" calcext:value-type="float">
            <text:p>279.944</text:p>
          </table:table-cell>
          <table:table-cell office:value-type="float" office:value="44.407" calcext:value-type="float">
            <text:p>44.407</text:p>
          </table:table-cell>
          <table:table-cell office:value-type="float" office:value="27.767" calcext:value-type="float">
            <text:p>27.767</text:p>
          </table:table-cell>
          <table:table-cell office:value-type="float" office:value="46.969" calcext:value-type="float">
            <text:p>46.969</text:p>
          </table:table-cell>
          <table:table-cell office:value-type="float" office:value="63.648" calcext:value-type="float">
            <text:p>63.648</text:p>
          </table:table-cell>
          <table:table-cell office:value-type="float" office:value="54.48" calcext:value-type="float">
            <text:p>54.48</text:p>
          </table:table-cell>
          <table:table-cell office:value-type="float" office:value="153.044" calcext:value-type="float">
            <text:p>153.044</text:p>
          </table:table-cell>
          <table:table-cell office:value-type="float" office:value="194.237" calcext:value-type="float">
            <text:p>194.237</text:p>
          </table:table-cell>
          <table:table-cell office:value-type="float" office:value="0" calcext:value-type="float">
            <text:p>0</text:p>
          </table:table-cell>
          <table:table-cell office:value-type="float" office:value="36.655" calcext:value-type="float">
            <text:p>36.655</text:p>
          </table:table-cell>
          <table:table-cell office:value-type="float" office:value="289.453" calcext:value-type="float">
            <text:p>289.453</text:p>
          </table:table-cell>
          <table:table-cell office:value-type="float" office:value="45.847" calcext:value-type="float">
            <text:p>45.847</text:p>
          </table:table-cell>
          <table:table-cell office:value-type="float" office:value="51.678" calcext:value-type="float">
            <text:p>51.678</text:p>
          </table:table-cell>
          <table:table-cell office:value-type="float" office:value="45.53" calcext:value-type="float">
            <text:p>45.53</text:p>
          </table:table-cell>
          <table:table-cell office:value-type="float" office:value="40.53" calcext:value-type="float">
            <text:p>40.53</text:p>
          </table:table-cell>
          <table:table-cell office:value-type="float" office:value="34.939" calcext:value-type="float">
            <text:p>34.939</text:p>
          </table:table-cell>
          <table:table-cell office:value-type="float" office:value="170.338" calcext:value-type="float">
            <text:p>170.338</text:p>
          </table:table-cell>
          <table:table-cell office:value-type="float" office:value="37.659" calcext:value-type="float">
            <text:p>37.659</text:p>
          </table:table-cell>
          <table:table-cell office:value-type="float" office:value="40.184" calcext:value-type="float">
            <text:p>40.184</text:p>
          </table:table-cell>
          <table:table-cell office:value-type="float" office:value="211.426" calcext:value-type="float">
            <text:p>211.426</text:p>
          </table:table-cell>
          <table:table-cell office:value-type="float" office:value="57.234" calcext:value-type="float">
            <text:p>57.234</text:p>
          </table:table-cell>
          <table:table-cell office:value-type="float" office:value="254.057" calcext:value-type="float">
            <text:p>254.057</text:p>
          </table:table-cell>
          <table:table-cell office:value-type="float" office:value="143.631" calcext:value-type="float">
            <text:p>143.631</text:p>
          </table:table-cell>
          <table:table-cell office:value-type="float" office:value="21.233" calcext:value-type="float">
            <text:p>21.233</text:p>
          </table:table-cell>
          <table:table-cell office:value-type="float" office:value="139.304" calcext:value-type="float">
            <text:p>139.304</text:p>
          </table:table-cell>
          <table:table-cell office:value-type="float" office:value="105.078" calcext:value-type="float">
            <text:p>105.078</text:p>
          </table:table-cell>
          <table:table-cell office:value-type="float" office:value="104.241" calcext:value-type="float">
            <text:p>104.241</text:p>
          </table:table-cell>
          <table:table-cell office:value-type="float" office:value="91.511" calcext:value-type="float">
            <text:p>91.511</text:p>
          </table:table-cell>
          <table:table-cell office:value-type="float" office:value="106.345" calcext:value-type="float">
            <text:p>106.345</text:p>
          </table:table-cell>
          <table:table-cell office:value-type="float" office:value="159.331" calcext:value-type="float">
            <text:p>159.331</text:p>
          </table:table-cell>
          <table:table-cell office:value-type="float" office:value="136.093" calcext:value-type="float">
            <text:p>136.093</text:p>
          </table:table-cell>
          <table:table-cell office:value-type="float" office:value="161.537" calcext:value-type="float">
            <text:p>161.537</text:p>
          </table:table-cell>
          <table:table-cell office:value-type="float" office:value="125.647" calcext:value-type="float">
            <text:p>125.647</text:p>
          </table:table-cell>
          <table:table-cell office:value-type="float" office:value="126.581" calcext:value-type="float">
            <text:p>126.581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167.385" calcext:value-type="float">
            <text:p>167.385</text:p>
          </table:table-cell>
          <table:table-cell office:value-type="float" office:value="159.526" calcext:value-type="float">
            <text:p>159.526</text:p>
          </table:table-cell>
          <table:table-cell office:value-type="float" office:value="133.76" calcext:value-type="float">
            <text:p>133.76</text:p>
          </table:table-cell>
          <table:table-cell office:value-type="float" office:value="146.828" calcext:value-type="float">
            <text:p>146.828</text:p>
          </table:table-cell>
          <table:table-cell office:value-type="float" office:value="119.606" calcext:value-type="float">
            <text:p>119.606</text:p>
          </table:table-cell>
          <table:table-cell office:value-type="float" office:value="177.56" calcext:value-type="float">
            <text:p>177.56</text:p>
          </table:table-cell>
          <table:table-cell office:value-type="float" office:value="217.834" calcext:value-type="float">
            <text:p>217.834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55.234" calcext:value-type="float">
            <text:p>55.234</text:p>
          </table:table-cell>
          <table:table-cell office:value-type="float" office:value="241.302" calcext:value-type="float">
            <text:p>241.302</text:p>
          </table:table-cell>
          <table:table-cell office:value-type="float" office:value="38.712" calcext:value-type="float">
            <text:p>38.712</text:p>
          </table:table-cell>
          <table:table-cell office:value-type="float" office:value="264.225" calcext:value-type="float">
            <text:p>264.225</text:p>
          </table:table-cell>
          <table:table-cell office:value-type="float" office:value="254.375" calcext:value-type="float">
            <text:p>254.375</text:p>
          </table:table-cell>
          <table:table-cell office:value-type="float" office:value="276.562" calcext:value-type="float">
            <text:p>276.562</text:p>
          </table:table-cell>
          <table:table-cell office:value-type="float" office:value="217.438" calcext:value-type="float">
            <text:p>217.438</text:p>
          </table:table-cell>
          <table:table-cell office:value-type="float" office:value="244.264" calcext:value-type="float">
            <text:p>244.264</text:p>
          </table:table-cell>
          <table:table-cell office:value-type="float" office:value="51.108" calcext:value-type="float">
            <text:p>51.108</text:p>
          </table:table-cell>
          <table:table-cell office:value-type="float" office:value="29.001" calcext:value-type="float">
            <text:p>29.001</text:p>
          </table:table-cell>
          <table:table-cell office:value-type="float" office:value="53.88" calcext:value-type="float">
            <text:p>53.88</text:p>
          </table:table-cell>
          <table:table-cell office:value-type="float" office:value="219.664" calcext:value-type="float">
            <text:p>219.664</text:p>
          </table:table-cell>
          <table:table-cell office:value-type="float" office:value="112.685" calcext:value-type="float">
            <text:p>112.685</text:p>
          </table:table-cell>
          <table:table-cell office:value-type="float" office:value="106.251" calcext:value-type="float">
            <text:p>106.251</text:p>
          </table:table-cell>
          <table:table-cell office:value-type="float" office:value="193.459" calcext:value-type="float">
            <text:p>193.459</text:p>
          </table:table-cell>
          <table:table-cell office:value-type="float" office:value="34.994" calcext:value-type="float">
            <text:p>34.994</text:p>
          </table:table-cell>
          <table:table-cell office:value-type="float" office:value="222.695" calcext:value-type="float">
            <text:p>222.695</text:p>
          </table:table-cell>
          <table:table-cell office:value-type="float" office:value="179.399" calcext:value-type="float">
            <text:p>179.399</text:p>
          </table:table-cell>
          <table:table-cell office:value-type="float" office:value="79.822" calcext:value-type="float">
            <text:p>79.822</text:p>
          </table:table-cell>
          <table:table-cell office:value-type="float" office:value="42.229" calcext:value-type="float">
            <text:p>42.229</text:p>
          </table:table-cell>
          <table:table-cell office:value-type="float" office:value="27.869" calcext:value-type="float">
            <text:p>27.869</text:p>
          </table:table-cell>
          <table:table-cell office:value-type="float" office:value="31.857" calcext:value-type="float">
            <text:p>31.857</text:p>
          </table:table-cell>
          <table:table-cell office:value-type="float" office:value="8.585" calcext:value-type="float">
            <text:p>8.585</text:p>
          </table:table-cell>
          <table:table-cell office:value-type="float" office:value="30.439" calcext:value-type="float">
            <text:p>30.439</text:p>
          </table:table-cell>
          <table:table-cell office:value-type="float" office:value="55.04" calcext:value-type="float">
            <text:p>55.04</text:p>
          </table:table-cell>
          <table:table-cell office:value-type="float" office:value="40.405" calcext:value-type="float">
            <text:p>40.405</text:p>
          </table:table-cell>
          <table:table-cell office:value-type="float" office:value="36.15" calcext:value-type="float">
            <text:p>36.15</text:p>
          </table:table-cell>
          <table:table-cell office:value-type="float" office:value="42.372" calcext:value-type="float">
            <text:p>42.372</text:p>
          </table:table-cell>
          <table:table-cell office:value-type="float" office:value="92.22" calcext:value-type="float">
            <text:p>92.22</text:p>
          </table:table-cell>
          <table:table-cell office:value-type="float" office:value="57.183" calcext:value-type="float">
            <text:p>57.183</text:p>
          </table:table-cell>
          <table:table-cell office:value-type="float" office:value="214.848" calcext:value-type="float">
            <text:p>214.848</text:p>
          </table:table-cell>
          <table:table-cell office:value-type="float" office:value="35.03" calcext:value-type="float">
            <text:p>35.03</text:p>
          </table:table-cell>
          <table:table-cell office:value-type="float" office:value="61.935" calcext:value-type="float">
            <text:p>61.935</text:p>
          </table:table-cell>
          <table:table-cell office:value-type="float" office:value="191.246" calcext:value-type="float">
            <text:p>191.246</text:p>
          </table:table-cell>
          <table:table-cell office:value-type="float" office:value="44.537" calcext:value-type="float">
            <text:p>44.537</text:p>
          </table:table-cell>
          <table:table-cell office:value-type="float" office:value="89.516" calcext:value-type="float">
            <text:p>89.516</text:p>
          </table:table-cell>
          <table:table-cell office:value-type="float" office:value="225.463" calcext:value-type="float">
            <text:p>225.463</text:p>
          </table:table-cell>
          <table:table-cell office:value-type="float" office:value="70.697" calcext:value-type="float">
            <text:p>70.697</text:p>
          </table:table-cell>
          <table:table-cell office:value-type="float" office:value="39.056" calcext:value-type="float">
            <text:p>39.056</text:p>
          </table:table-cell>
          <table:table-cell office:value-type="float" office:value="282.025" calcext:value-type="float">
            <text:p>282.025</text:p>
          </table:table-cell>
          <table:table-cell office:value-type="float" office:value="294.198" calcext:value-type="float">
            <text:p>294.198</text:p>
          </table:table-cell>
          <table:table-cell office:value-type="float" office:value="19.44" calcext:value-type="float">
            <text:p>19.44</text:p>
          </table:table-cell>
          <table:table-cell office:value-type="float" office:value="26.226" calcext:value-type="float">
            <text:p>26.226</text:p>
          </table:table-cell>
          <table:table-cell office:value-type="float" office:value="14.886" calcext:value-type="float">
            <text:p>14.886</text:p>
          </table:table-cell>
          <table:table-cell office:value-type="float" office:value="56.888" calcext:value-type="float">
            <text:p>56.888</text:p>
          </table:table-cell>
          <table:table-cell office:value-type="float" office:value="48.98" calcext:value-type="float">
            <text:p>48.98</text:p>
          </table:table-cell>
          <table:table-cell office:value-type="float" office:value="173.253" calcext:value-type="float">
            <text:p>173.253</text:p>
          </table:table-cell>
          <table:table-cell office:value-type="float" office:value="179.453" calcext:value-type="float">
            <text:p>179.453</text:p>
          </table:table-cell>
          <table:table-cell office:value-type="float" office:value="27.576" calcext:value-type="float">
            <text:p>27.576</text:p>
          </table:table-cell>
          <table:table-cell office:value-type="float" office:value="0" calcext:value-type="float">
            <text:p>0</text:p>
          </table:table-cell>
          <table:table-cell office:value-type="float" office:value="293.302" calcext:value-type="float">
            <text:p>293.302</text:p>
          </table:table-cell>
          <table:table-cell office:value-type="float" office:value="41.686" calcext:value-type="float">
            <text:p>41.686</text:p>
          </table:table-cell>
          <table:table-cell office:value-type="float" office:value="57.537" calcext:value-type="float">
            <text:p>57.537</text:p>
          </table:table-cell>
          <table:table-cell office:value-type="float" office:value="51.025" calcext:value-type="float">
            <text:p>51.025</text:p>
          </table:table-cell>
          <table:table-cell office:value-type="float" office:value="45.058" calcext:value-type="float">
            <text:p>45.058</text:p>
          </table:table-cell>
          <table:table-cell office:value-type="float" office:value="6.937" calcext:value-type="float">
            <text:p>6.937</text:p>
          </table:table-cell>
          <table:table-cell office:value-type="float" office:value="262.335" calcext:value-type="float">
            <text:p>262.335</text:p>
          </table:table-cell>
          <table:table-cell office:value-type="float" office:value="32.934" calcext:value-type="float">
            <text:p>32.934</text:p>
          </table:table-cell>
          <table:table-cell office:value-type="float" office:value="38.762" calcext:value-type="float">
            <text:p>38.762</text:p>
          </table:table-cell>
          <table:table-cell office:value-type="float" office:value="221.408" calcext:value-type="float">
            <text:p>221.408</text:p>
          </table:table-cell>
          <table:table-cell office:value-type="float" office:value="54.674" calcext:value-type="float">
            <text:p>54.674</text:p>
          </table:table-cell>
          <table:table-cell office:value-type="float" office:value="232.892" calcext:value-type="float">
            <text:p>232.892</text:p>
          </table:table-cell>
          <table:table-cell office:value-type="float" office:value="57.331" calcext:value-type="float">
            <text:p>57.331</text:p>
          </table:table-cell>
          <table:table-cell office:value-type="float" office:value="29.726" calcext:value-type="float">
            <text:p>29.726</text:p>
          </table:table-cell>
          <table:table-cell office:value-type="float" office:value="140.614" calcext:value-type="float">
            <text:p>140.614</text:p>
          </table:table-cell>
          <table:table-cell office:value-type="float" office:value="107.766" calcext:value-type="float">
            <text:p>107.766</text:p>
          </table:table-cell>
          <table:table-cell office:value-type="float" office:value="112.044" calcext:value-type="float">
            <text:p>112.044</text:p>
          </table:table-cell>
          <table:table-cell office:value-type="float" office:value="108.067" calcext:value-type="float">
            <text:p>108.067</text:p>
          </table:table-cell>
          <table:table-cell office:value-type="float" office:value="117.567" calcext:value-type="float">
            <text:p>117.567</text:p>
          </table:table-cell>
          <table:table-cell office:value-type="float" office:value="179.689" calcext:value-type="float">
            <text:p>179.689</text:p>
          </table:table-cell>
          <table:table-cell office:value-type="float" office:value="143.725" calcext:value-type="float">
            <text:p>143.725</text:p>
          </table:table-cell>
          <table:table-cell office:value-type="float" office:value="173.822" calcext:value-type="float">
            <text:p>173.822</text:p>
          </table:table-cell>
          <table:table-cell office:value-type="float" office:value="123.459" calcext:value-type="float">
            <text:p>123.459</text:p>
          </table:table-cell>
          <table:table-cell office:value-type="float" office:value="139.913" calcext:value-type="float">
            <text:p>139.913</text:p>
          </table:table-cell>
          <table:table-cell office:value-type="float" office:value="123.688" calcext:value-type="float">
            <text:p>123.688</text:p>
          </table:table-cell>
          <table:table-cell office:value-type="float" office:value="173.184" calcext:value-type="float">
            <text:p>173.184</text:p>
          </table:table-cell>
          <table:table-cell office:value-type="float" office:value="161.891" calcext:value-type="float">
            <text:p>161.891</text:p>
          </table:table-cell>
          <table:table-cell office:value-type="float" office:value="133.991" calcext:value-type="float">
            <text:p>133.991</text:p>
          </table:table-cell>
          <table:table-cell office:value-type="float" office:value="163.665" calcext:value-type="float">
            <text:p>163.665</text:p>
          </table:table-cell>
          <table:table-cell office:value-type="float" office:value="137.561" calcext:value-type="float">
            <text:p>137.561</text:p>
          </table:table-cell>
          <table:table-cell office:value-type="float" office:value="219.271" calcext:value-type="float">
            <text:p>219.271</text:p>
          </table:table-cell>
          <table:table-cell office:value-type="float" office:value="189.098" calcext:value-type="float">
            <text:p>189.098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Auckland</text:p>
          </table:table-cell>
          <table:table-cell office:value-type="float" office:value="283.003" calcext:value-type="float">
            <text:p>283.003</text:p>
          </table:table-cell>
          <table:table-cell office:value-type="float" office:value="369.429" calcext:value-type="float">
            <text:p>369.429</text:p>
          </table:table-cell>
          <table:table-cell office:value-type="float" office:value="275.269" calcext:value-type="float">
            <text:p>275.269</text:p>
          </table:table-cell>
          <table:table-cell office:value-type="float" office:value="22.378" calcext:value-type="float">
            <text:p>22.378</text:p>
          </table:table-cell>
          <table:table-cell office:value-type="float" office:value="32.122" calcext:value-type="float">
            <text:p>32.122</text:p>
          </table:table-cell>
          <table:table-cell office:value-type="float" office:value="36.907" calcext:value-type="float">
            <text:p>36.907</text:p>
          </table:table-cell>
          <table:table-cell office:value-type="float" office:value="68.22" calcext:value-type="float">
            <text:p>68.22</text:p>
          </table:table-cell>
          <table:table-cell office:value-type="float" office:value="41.28" calcext:value-type="float">
            <text:p>41.28</text:p>
          </table:table-cell>
          <table:table-cell office:value-type="float" office:value="294.475" calcext:value-type="float">
            <text:p>294.475</text:p>
          </table:table-cell>
          <table:table-cell office:value-type="float" office:value="270.005" calcext:value-type="float">
            <text:p>270.005</text:p>
          </table:table-cell>
          <table:table-cell office:value-type="float" office:value="288.396" calcext:value-type="float">
            <text:p>288.396</text:p>
          </table:table-cell>
          <table:table-cell office:value-type="float" office:value="392.698" calcext:value-type="float">
            <text:p>392.698</text:p>
          </table:table-cell>
          <table:table-cell office:value-type="float" office:value="210.156" calcext:value-type="float">
            <text:p>210.156</text:p>
          </table:table-cell>
          <table:table-cell office:value-type="float" office:value="272.003" calcext:value-type="float">
            <text:p>272.003</text:p>
          </table:table-cell>
          <table:table-cell office:value-type="float" office:value="399.37" calcext:value-type="float">
            <text:p>399.37</text:p>
          </table:table-cell>
          <table:table-cell office:value-type="float" office:value="264.466" calcext:value-type="float">
            <text:p>264.466</text:p>
          </table:table-cell>
          <table:table-cell office:value-type="float" office:value="389.353" calcext:value-type="float">
            <text:p>389.353</text:p>
          </table:table-cell>
          <table:table-cell office:value-type="float" office:value="288.868" calcext:value-type="float">
            <text:p>288.868</text:p>
          </table:table-cell>
          <table:table-cell office:value-type="float" office:value="321.306" calcext:value-type="float">
            <text:p>321.306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262.77" calcext:value-type="float">
            <text:p>262.77</text:p>
          </table:table-cell>
          <table:table-cell office:value-type="float" office:value="313.644" calcext:value-type="float">
            <text:p>313.644</text:p>
          </table:table-cell>
          <table:table-cell office:value-type="float" office:value="278.009" calcext:value-type="float">
            <text:p>278.009</text:p>
          </table:table-cell>
          <table:table-cell office:value-type="float" office:value="293.272" calcext:value-type="float">
            <text:p>293.272</text:p>
          </table:table-cell>
          <table:table-cell office:value-type="float" office:value="335.421" calcext:value-type="float">
            <text:p>335.421</text:p>
          </table:table-cell>
          <table:table-cell office:value-type="float" office:value="315.871" calcext:value-type="float">
            <text:p>315.871</text:p>
          </table:table-cell>
          <table:table-cell office:value-type="float" office:value="275.634" calcext:value-type="float">
            <text:p>275.634</text:p>
          </table:table-cell>
          <table:table-cell office:value-type="float" office:value="251.91" calcext:value-type="float">
            <text:p>251.91</text:p>
          </table:table-cell>
          <table:table-cell office:value-type="float" office:value="351.084" calcext:value-type="float">
            <text:p>351.084</text:p>
          </table:table-cell>
          <table:table-cell office:value-type="float" office:value="298.044" calcext:value-type="float">
            <text:p>298.044</text:p>
          </table:table-cell>
          <table:table-cell office:value-type="float" office:value="144.059" calcext:value-type="float">
            <text:p>144.059</text:p>
          </table:table-cell>
          <table:table-cell office:value-type="float" office:value="285.144" calcext:value-type="float">
            <text:p>285.144</text:p>
          </table:table-cell>
          <table:table-cell office:value-type="float" office:value="298.477" calcext:value-type="float">
            <text:p>298.477</text:p>
          </table:table-cell>
          <table:table-cell office:value-type="float" office:value="126.459" calcext:value-type="float">
            <text:p>126.459</text:p>
          </table:table-cell>
          <table:table-cell office:value-type="float" office:value="278.352" calcext:value-type="float">
            <text:p>278.352</text:p>
          </table:table-cell>
          <table:table-cell office:value-type="float" office:value="319.867" calcext:value-type="float">
            <text:p>319.867</text:p>
          </table:table-cell>
          <table:table-cell office:value-type="float" office:value="284.651" calcext:value-type="float">
            <text:p>284.651</text:p>
          </table:table-cell>
          <table:table-cell office:value-type="float" office:value="304.697" calcext:value-type="float">
            <text:p>304.697</text:p>
          </table:table-cell>
          <table:table-cell office:value-type="float" office:value="264.018" calcext:value-type="float">
            <text:p>264.018</text:p>
          </table:table-cell>
          <table:table-cell office:value-type="float" office:value="120.931" calcext:value-type="float">
            <text:p>120.931</text:p>
          </table:table-cell>
          <table:table-cell office:value-type="float" office:value="179.213" calcext:value-type="float">
            <text:p>179.213</text:p>
          </table:table-cell>
          <table:table-cell office:value-type="float" office:value="289.691" calcext:value-type="float">
            <text:p>289.691</text:p>
          </table:table-cell>
          <table:table-cell office:value-type="float" office:value="278.981" calcext:value-type="float">
            <text:p>278.981</text:p>
          </table:table-cell>
          <table:table-cell office:value-type="float" office:value="298.28" calcext:value-type="float">
            <text:p>298.28</text:p>
          </table:table-cell>
          <table:table-cell office:value-type="float" office:value="332.294" calcext:value-type="float">
            <text:p>332.294</text:p>
          </table:table-cell>
          <table:table-cell office:value-type="float" office:value="288.165" calcext:value-type="float">
            <text:p>288.165</text:p>
          </table:table-cell>
          <table:table-cell office:value-type="float" office:value="305.726" calcext:value-type="float">
            <text:p>305.726</text:p>
          </table:table-cell>
          <table:table-cell office:value-type="float" office:value="121.47" calcext:value-type="float">
            <text:p>121.47</text:p>
          </table:table-cell>
          <table:table-cell office:value-type="float" office:value="273.802" calcext:value-type="float">
            <text:p>273.802</text:p>
          </table:table-cell>
          <table:table-cell office:value-type="float" office:value="285.817" calcext:value-type="float">
            <text:p>285.817</text:p>
          </table:table-cell>
          <table:table-cell office:value-type="float" office:value="0" calcext:value-type="float">
            <text:p>0</text:p>
          </table:table-cell>
          <table:table-cell office:value-type="float" office:value="281.336" calcext:value-type="float">
            <text:p>281.336</text:p>
          </table:table-cell>
          <table:table-cell office:value-type="float" office:value="273.177" calcext:value-type="float">
            <text:p>273.177</text:p>
          </table:table-cell>
          <table:table-cell office:value-type="float" office:value="289.845" calcext:value-type="float">
            <text:p>289.845</text:p>
          </table:table-cell>
          <table:table-cell office:value-type="float" office:value="280.213" calcext:value-type="float">
            <text:p>280.213</text:p>
          </table:table-cell>
          <table:table-cell office:value-type="float" office:value="282.425" calcext:value-type="float">
            <text:p>282.425</text:p>
          </table:table-cell>
          <table:table-cell office:value-type="float" office:value="113.974" calcext:value-type="float">
            <text:p>113.974</text:p>
          </table:table-cell>
          <table:table-cell office:value-type="float" office:value="277.826" calcext:value-type="float">
            <text:p>277.826</text:p>
          </table:table-cell>
          <table:table-cell office:value-type="float" office:value="327.604" calcext:value-type="float">
            <text:p>327.604</text:p>
          </table:table-cell>
          <table:table-cell office:value-type="float" office:value="139.088" calcext:value-type="float">
            <text:p>139.088</text:p>
          </table:table-cell>
          <table:table-cell office:value-type="float" office:value="296.845" calcext:value-type="float">
            <text:p>296.845</text:p>
          </table:table-cell>
          <table:table-cell office:value-type="float" office:value="240.982" calcext:value-type="float">
            <text:p>240.982</text:p>
          </table:table-cell>
          <table:table-cell office:value-type="float" office:value="309.663" calcext:value-type="float">
            <text:p>309.663</text:p>
          </table:table-cell>
          <table:table-cell office:value-type="float" office:value="275.295" calcext:value-type="float">
            <text:p>275.295</text:p>
          </table:table-cell>
          <table:table-cell office:value-type="float" office:value="191.331" calcext:value-type="float">
            <text:p>191.331</text:p>
          </table:table-cell>
          <table:table-cell office:value-type="float" office:value="243.541" calcext:value-type="float">
            <text:p>243.541</text:p>
          </table:table-cell>
          <table:table-cell office:value-type="float" office:value="222.681" calcext:value-type="float">
            <text:p>222.681</text:p>
          </table:table-cell>
          <table:table-cell office:value-type="float" office:value="216.125" calcext:value-type="float">
            <text:p>216.125</text:p>
          </table:table-cell>
          <table:table-cell office:value-type="float" office:value="237.018" calcext:value-type="float">
            <text:p>237.018</text:p>
          </table:table-cell>
          <table:table-cell office:value-type="float" office:value="155.343" calcext:value-type="float">
            <text:p>155.343</text:p>
          </table:table-cell>
          <table:table-cell office:value-type="float" office:value="188.344" calcext:value-type="float">
            <text:p>188.344</text:p>
          </table:table-cell>
          <table:table-cell office:value-type="float" office:value="212.447" calcext:value-type="float">
            <text:p>212.447</text:p>
          </table:table-cell>
          <table:table-cell office:value-type="float" office:value="206.541" calcext:value-type="float">
            <text:p>206.541</text:p>
          </table:table-cell>
          <table:table-cell office:value-type="float" office:value="278.526" calcext:value-type="float">
            <text:p>278.526</text:p>
          </table:table-cell>
          <table:table-cell office:value-type="float" office:value="217.999" calcext:value-type="float">
            <text:p>217.999</text:p>
          </table:table-cell>
          <table:table-cell office:value-type="float" office:value="225.145" calcext:value-type="float">
            <text:p>225.145</text:p>
          </table:table-cell>
          <table:table-cell office:value-type="float" office:value="237.537" calcext:value-type="float">
            <text:p>237.537</text:p>
          </table:table-cell>
          <table:table-cell office:value-type="float" office:value="283.9" calcext:value-type="float">
            <text:p>283.9</text:p>
          </table:table-cell>
          <table:table-cell office:value-type="float" office:value="177.094" calcext:value-type="float">
            <text:p>177.094</text:p>
          </table:table-cell>
          <table:table-cell office:value-type="float" office:value="199.529" calcext:value-type="float">
            <text:p>199.529</text:p>
          </table:table-cell>
          <table:table-cell office:value-type="float" office:value="152.112" calcext:value-type="float">
            <text:p>152.112</text:p>
          </table:table-cell>
          <table:table-cell office:value-type="float" office:value="393.117" calcext:value-type="float">
            <text:p>393.11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Warsaw</text:p>
          </table:table-cell>
          <table:table-cell office:value-type="float" office:value="76.876" calcext:value-type="float">
            <text:p>76.876</text:p>
          </table:table-cell>
          <table:table-cell office:value-type="float" office:value="285.861" calcext:value-type="float">
            <text:p>285.861</text:p>
          </table:table-cell>
          <table:table-cell office:value-type="float" office:value="55.947" calcext:value-type="float">
            <text:p>55.947</text:p>
          </table:table-cell>
          <table:table-cell office:value-type="float" office:value="292.409" calcext:value-type="float">
            <text:p>292.409</text:p>
          </table:table-cell>
          <table:table-cell office:value-type="float" office:value="279.573" calcext:value-type="float">
            <text:p>279.573</text:p>
          </table:table-cell>
          <table:table-cell office:value-type="float" office:value="296.24" calcext:value-type="float">
            <text:p>296.24</text:p>
          </table:table-cell>
          <table:table-cell office:value-type="float" office:value="239.431" calcext:value-type="float">
            <text:p>239.431</text:p>
          </table:table-cell>
          <table:table-cell office:value-type="float" office:value="263.317" calcext:value-type="float">
            <text:p>263.317</text:p>
          </table:table-cell>
          <table:table-cell office:value-type="float" office:value="61.26" calcext:value-type="float">
            <text:p>61.26</text:p>
          </table:table-cell>
          <table:table-cell office:value-type="float" office:value="55.459" calcext:value-type="float">
            <text:p>55.459</text:p>
          </table:table-cell>
          <table:table-cell office:value-type="float" office:value="71.257" calcext:value-type="float">
            <text:p>71.257</text:p>
          </table:table-cell>
          <table:table-cell office:value-type="float" office:value="249.79" calcext:value-type="float">
            <text:p>249.79</text:p>
          </table:table-cell>
          <table:table-cell office:value-type="float" office:value="132.356" calcext:value-type="float">
            <text:p>132.356</text:p>
          </table:table-cell>
          <table:table-cell office:value-type="float" office:value="137.154" calcext:value-type="float">
            <text:p>137.154</text:p>
          </table:table-cell>
          <table:table-cell office:value-type="float" office:value="217.214" calcext:value-type="float">
            <text:p>217.214</text:p>
          </table:table-cell>
          <table:table-cell office:value-type="float" office:value="50.059" calcext:value-type="float">
            <text:p>50.059</text:p>
          </table:table-cell>
          <table:table-cell office:value-type="float" office:value="245.494" calcext:value-type="float">
            <text:p>245.494</text:p>
          </table:table-cell>
          <table:table-cell office:value-type="float" office:value="213.382" calcext:value-type="float">
            <text:p>213.382</text:p>
          </table:table-cell>
          <table:table-cell office:value-type="float" office:value="103.071" calcext:value-type="float">
            <text:p>103.071</text:p>
          </table:table-cell>
          <table:table-cell office:value-type="float" office:value="55.414" calcext:value-type="float">
            <text:p>55.414</text:p>
          </table:table-cell>
          <table:table-cell office:value-type="float" office:value="49.51" calcext:value-type="float">
            <text:p>49.51</text:p>
          </table:table-cell>
          <table:table-cell office:value-type="float" office:value="51.091" calcext:value-type="float">
            <text:p>51.091</text:p>
          </table:table-cell>
          <table:table-cell office:value-type="float" office:value="63.831" calcext:value-type="float">
            <text:p>63.831</text:p>
          </table:table-cell>
          <table:table-cell office:value-type="float" office:value="78.673" calcext:value-type="float">
            <text:p>78.673</text:p>
          </table:table-cell>
          <table:table-cell office:value-type="float" office:value="80.212" calcext:value-type="float">
            <text:p>80.212</text:p>
          </table:table-cell>
          <table:table-cell office:value-type="float" office:value="56.825" calcext:value-type="float">
            <text:p>56.825</text:p>
          </table:table-cell>
          <table:table-cell office:value-type="float" office:value="48.771" calcext:value-type="float">
            <text:p>48.771</text:p>
          </table:table-cell>
          <table:table-cell office:value-type="float" office:value="61.209" calcext:value-type="float">
            <text:p>61.209</text:p>
          </table:table-cell>
          <table:table-cell office:value-type="float" office:value="117.299" calcext:value-type="float">
            <text:p>117.299</text:p>
          </table:table-cell>
          <table:table-cell office:value-type="float" office:value="71.873" calcext:value-type="float">
            <text:p>71.873</text:p>
          </table:table-cell>
          <table:table-cell office:value-type="float" office:value="220.697" calcext:value-type="float">
            <text:p>220.697</text:p>
          </table:table-cell>
          <table:table-cell office:value-type="float" office:value="63.963" calcext:value-type="float">
            <text:p>63.963</text:p>
          </table:table-cell>
          <table:table-cell office:value-type="float" office:value="83.916" calcext:value-type="float">
            <text:p>83.916</text:p>
          </table:table-cell>
          <table:table-cell office:value-type="float" office:value="293.064" calcext:value-type="float">
            <text:p>293.064</text:p>
          </table:table-cell>
          <table:table-cell office:value-type="float" office:value="66.563" calcext:value-type="float">
            <text:p>66.563</text:p>
          </table:table-cell>
          <table:table-cell office:value-type="float" office:value="104.296" calcext:value-type="float">
            <text:p>104.296</text:p>
          </table:table-cell>
          <table:table-cell office:value-type="float" office:value="184.195" calcext:value-type="float">
            <text:p>184.195</text:p>
          </table:table-cell>
          <table:table-cell office:value-type="float" office:value="93.655" calcext:value-type="float">
            <text:p>93.655</text:p>
          </table:table-cell>
          <table:table-cell office:value-type="float" office:value="54.576" calcext:value-type="float">
            <text:p>54.576</text:p>
          </table:table-cell>
          <table:table-cell office:value-type="float" office:value="290.869" calcext:value-type="float">
            <text:p>290.869</text:p>
          </table:table-cell>
          <table:table-cell office:value-type="float" office:value="319.034" calcext:value-type="float">
            <text:p>319.034</text:p>
          </table:table-cell>
          <table:table-cell office:value-type="float" office:value="52.449" calcext:value-type="float">
            <text:p>52.449</text:p>
          </table:table-cell>
          <table:table-cell office:value-type="float" office:value="31" calcext:value-type="float">
            <text:p>31</text:p>
          </table:table-cell>
          <table:table-cell office:value-type="float" office:value="56.948" calcext:value-type="float">
            <text:p>56.948</text:p>
          </table:table-cell>
          <table:table-cell office:value-type="float" office:value="62.026" calcext:value-type="float">
            <text:p>62.026</text:p>
          </table:table-cell>
          <table:table-cell office:value-type="float" office:value="63.253" calcext:value-type="float">
            <text:p>63.253</text:p>
          </table:table-cell>
          <table:table-cell office:value-type="float" office:value="195.168" calcext:value-type="float">
            <text:p>195.168</text:p>
          </table:table-cell>
          <table:table-cell office:value-type="float" office:value="194.984" calcext:value-type="float">
            <text:p>194.984</text:p>
          </table:table-cell>
          <table:table-cell office:value-type="float" office:value="52.288" calcext:value-type="float">
            <text:p>52.288</text:p>
          </table:table-cell>
          <table:table-cell office:value-type="float" office:value="71.487" calcext:value-type="float">
            <text:p>71.487</text:p>
          </table:table-cell>
          <table:table-cell office:value-type="float" office:value="307.892" calcext:value-type="float">
            <text:p>307.892</text:p>
          </table:table-cell>
          <table:table-cell office:value-type="float" office:value="0" calcext:value-type="float">
            <text:p>0</text:p>
          </table:table-cell>
          <table:table-cell office:value-type="float" office:value="83.738" calcext:value-type="float">
            <text:p>83.738</text:p>
          </table:table-cell>
          <table:table-cell office:value-type="float" office:value="63.243" calcext:value-type="float">
            <text:p>63.243</text:p>
          </table:table-cell>
          <table:table-cell office:value-type="float" office:value="62.445" calcext:value-type="float">
            <text:p>62.445</text:p>
          </table:table-cell>
          <table:table-cell office:value-type="float" office:value="69.032" calcext:value-type="float">
            <text:p>69.032</text:p>
          </table:table-cell>
          <table:table-cell office:value-type="float" office:value="194.756" calcext:value-type="float">
            <text:p>194.756</text:p>
          </table:table-cell>
          <table:table-cell office:value-type="float" office:value="73.769" calcext:value-type="float">
            <text:p>73.769</text:p>
          </table:table-cell>
          <table:table-cell office:value-type="float" office:value="55.959" calcext:value-type="float">
            <text:p>55.959</text:p>
          </table:table-cell>
          <table:table-cell office:value-type="float" office:value="227.542" calcext:value-type="float">
            <text:p>227.542</text:p>
          </table:table-cell>
          <table:table-cell office:value-type="float" office:value="79.49" calcext:value-type="float">
            <text:p>79.49</text:p>
          </table:table-cell>
          <table:table-cell office:value-type="float" office:value="238.866" calcext:value-type="float">
            <text:p>238.866</text:p>
          </table:table-cell>
          <table:table-cell office:value-type="float" office:value="71.855" calcext:value-type="float">
            <text:p>71.855</text:p>
          </table:table-cell>
          <table:table-cell office:value-type="float" office:value="51.304" calcext:value-type="float">
            <text:p>51.304</text:p>
          </table:table-cell>
          <table:table-cell office:value-type="float" office:value="164.016" calcext:value-type="float">
            <text:p>164.016</text:p>
          </table:table-cell>
          <table:table-cell office:value-type="float" office:value="128.154" calcext:value-type="float">
            <text:p>128.154</text:p>
          </table:table-cell>
          <table:table-cell office:value-type="float" office:value="133.829" calcext:value-type="float">
            <text:p>133.829</text:p>
          </table:table-cell>
          <table:table-cell office:value-type="float" office:value="131.084" calcext:value-type="float">
            <text:p>131.084</text:p>
          </table:table-cell>
          <table:table-cell office:value-type="float" office:value="143.686" calcext:value-type="float">
            <text:p>143.686</text:p>
          </table:table-cell>
          <table:table-cell office:value-type="float" office:value="196.757" calcext:value-type="float">
            <text:p>196.757</text:p>
          </table:table-cell>
          <table:table-cell office:value-type="float" office:value="174.328" calcext:value-type="float">
            <text:p>174.328</text:p>
          </table:table-cell>
          <table:table-cell office:value-type="float" office:value="201.79" calcext:value-type="float">
            <text:p>201.79</text:p>
          </table:table-cell>
          <table:table-cell office:value-type="float" office:value="152.579" calcext:value-type="float">
            <text:p>152.579</text:p>
          </table:table-cell>
          <table:table-cell office:value-type="float" office:value="147.495" calcext:value-type="float">
            <text:p>147.495</text:p>
          </table:table-cell>
          <table:table-cell office:value-type="float" office:value="141.559" calcext:value-type="float">
            <text:p>141.559</text:p>
          </table:table-cell>
          <table:table-cell office:value-type="float" office:value="196.015" calcext:value-type="float">
            <text:p>196.015</text:p>
          </table:table-cell>
          <table:table-cell office:value-type="float" office:value="185.568" calcext:value-type="float">
            <text:p>185.568</text:p>
          </table:table-cell>
          <table:table-cell office:value-type="float" office:value="150.109" calcext:value-type="float">
            <text:p>150.109</text:p>
          </table:table-cell>
          <table:table-cell office:value-type="float" office:value="172.474" calcext:value-type="float">
            <text:p>172.474</text:p>
          </table:table-cell>
          <table:table-cell office:value-type="float" office:value="154.832" calcext:value-type="float">
            <text:p>154.832</text:p>
          </table:table-cell>
          <table:table-cell office:value-type="float" office:value="297.936" calcext:value-type="float">
            <text:p>297.936</text:p>
          </table:table-cell>
          <table:table-cell office:value-type="float" office:value="233.422" calcext:value-type="float">
            <text:p>233.42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68.489" calcext:value-type="float">
            <text:p>68.489</text:p>
          </table:table-cell>
          <table:table-cell office:value-type="float" office:value="237.731" calcext:value-type="float">
            <text:p>237.731</text:p>
          </table:table-cell>
          <table:table-cell office:value-type="float" office:value="58.04" calcext:value-type="float">
            <text:p>58.04</text:p>
          </table:table-cell>
          <table:table-cell office:value-type="float" office:value="258.05" calcext:value-type="float">
            <text:p>258.05</text:p>
          </table:table-cell>
          <table:table-cell office:value-type="float" office:value="254.738" calcext:value-type="float">
            <text:p>254.738</text:p>
          </table:table-cell>
          <table:table-cell office:value-type="float" office:value="273.83" calcext:value-type="float">
            <text:p>273.83</text:p>
          </table:table-cell>
          <table:table-cell office:value-type="float" office:value="217.389" calcext:value-type="float">
            <text:p>217.389</text:p>
          </table:table-cell>
          <table:table-cell office:value-type="float" office:value="245.536" calcext:value-type="float">
            <text:p>245.536</text:p>
          </table:table-cell>
          <table:table-cell office:value-type="float" office:value="72.46" calcext:value-type="float">
            <text:p>72.46</text:p>
          </table:table-cell>
          <table:table-cell office:value-type="float" office:value="51.888" calcext:value-type="float">
            <text:p>51.888</text:p>
          </table:table-cell>
          <table:table-cell office:value-type="float" office:value="69.49" calcext:value-type="float">
            <text:p>69.49</text:p>
          </table:table-cell>
          <table:table-cell office:value-type="float" office:value="228.979" calcext:value-type="float">
            <text:p>228.979</text:p>
          </table:table-cell>
          <table:table-cell office:value-type="float" office:value="118.357" calcext:value-type="float">
            <text:p>118.357</text:p>
          </table:table-cell>
          <table:table-cell office:value-type="float" office:value="120.356" calcext:value-type="float">
            <text:p>120.356</text:p>
          </table:table-cell>
          <table:table-cell office:value-type="float" office:value="171.595" calcext:value-type="float">
            <text:p>171.595</text:p>
          </table:table-cell>
          <table:table-cell office:value-type="float" office:value="57.432" calcext:value-type="float">
            <text:p>57.432</text:p>
          </table:table-cell>
          <table:table-cell office:value-type="float" office:value="224.538" calcext:value-type="float">
            <text:p>224.538</text:p>
          </table:table-cell>
          <table:table-cell office:value-type="float" office:value="198.969" calcext:value-type="float">
            <text:p>198.969</text:p>
          </table:table-cell>
          <table:table-cell office:value-type="float" office:value="94.87" calcext:value-type="float">
            <text:p>94.87</text:p>
          </table:table-cell>
          <table:table-cell office:value-type="float" office:value="58.173" calcext:value-type="float">
            <text:p>58.173</text:p>
          </table:table-cell>
          <table:table-cell office:value-type="float" office:value="49.582" calcext:value-type="float">
            <text:p>49.582</text:p>
          </table:table-cell>
          <table:table-cell office:value-type="float" office:value="57.589" calcext:value-type="float">
            <text:p>57.589</text:p>
          </table:table-cell>
          <table:table-cell office:value-type="float" office:value="68.811" calcext:value-type="float">
            <text:p>68.811</text:p>
          </table:table-cell>
          <table:table-cell office:value-type="float" office:value="72.678" calcext:value-type="float">
            <text:p>72.678</text:p>
          </table:table-cell>
          <table:table-cell office:value-type="float" office:value="26.611" calcext:value-type="float">
            <text:p>26.611</text:p>
          </table:table-cell>
          <table:table-cell office:value-type="float" office:value="73.796" calcext:value-type="float">
            <text:p>73.796</text:p>
          </table:table-cell>
          <table:table-cell office:value-type="float" office:value="43.445" calcext:value-type="float">
            <text:p>43.445</text:p>
          </table:table-cell>
          <table:table-cell office:value-type="float" office:value="37.228" calcext:value-type="float">
            <text:p>37.228</text:p>
          </table:table-cell>
          <table:table-cell office:value-type="float" office:value="107.262" calcext:value-type="float">
            <text:p>107.262</text:p>
          </table:table-cell>
          <table:table-cell office:value-type="float" office:value="90.665" calcext:value-type="float">
            <text:p>90.665</text:p>
          </table:table-cell>
          <table:table-cell office:value-type="float" office:value="209.034" calcext:value-type="float">
            <text:p>209.034</text:p>
          </table:table-cell>
          <table:table-cell office:value-type="float" office:value="74.5" calcext:value-type="float">
            <text:p>74.5</text:p>
          </table:table-cell>
          <table:table-cell office:value-type="float" office:value="97.067" calcext:value-type="float">
            <text:p>97.067</text:p>
          </table:table-cell>
          <table:table-cell office:value-type="float" office:value="190.486" calcext:value-type="float">
            <text:p>190.486</text:p>
          </table:table-cell>
          <table:table-cell office:value-type="float" office:value="59.8" calcext:value-type="float">
            <text:p>59.8</text:p>
          </table:table-cell>
          <table:table-cell office:value-type="float" office:value="112.662" calcext:value-type="float">
            <text:p>112.662</text:p>
          </table:table-cell>
          <table:table-cell office:value-type="float" office:value="171.613" calcext:value-type="float">
            <text:p>171.613</text:p>
          </table:table-cell>
          <table:table-cell office:value-type="float" office:value="94.398" calcext:value-type="float">
            <text:p>94.398</text:p>
          </table:table-cell>
          <table:table-cell office:value-type="float" office:value="41.471" calcext:value-type="float">
            <text:p>41.471</text:p>
          </table:table-cell>
          <table:table-cell office:value-type="float" office:value="258.361" calcext:value-type="float">
            <text:p>258.361</text:p>
          </table:table-cell>
          <table:table-cell office:value-type="float" office:value="301.818" calcext:value-type="float">
            <text:p>301.818</text:p>
          </table:table-cell>
          <table:table-cell office:value-type="float" office:value="67.443" calcext:value-type="float">
            <text:p>67.443</text:p>
          </table:table-cell>
          <table:table-cell office:value-type="float" office:value="53.243" calcext:value-type="float">
            <text:p>53.243</text:p>
          </table:table-cell>
          <table:table-cell office:value-type="float" office:value="80.4" calcext:value-type="float">
            <text:p>80.4</text:p>
          </table:table-cell>
          <table:table-cell office:value-type="float" office:value="82.051" calcext:value-type="float">
            <text:p>82.051</text:p>
          </table:table-cell>
          <table:table-cell office:value-type="float" office:value="81.892" calcext:value-type="float">
            <text:p>81.892</text:p>
          </table:table-cell>
          <table:table-cell office:value-type="float" office:value="170.467" calcext:value-type="float">
            <text:p>170.467</text:p>
          </table:table-cell>
          <table:table-cell office:value-type="float" office:value="166.335" calcext:value-type="float">
            <text:p>166.335</text:p>
          </table:table-cell>
          <table:table-cell office:value-type="float" office:value="47.637" calcext:value-type="float">
            <text:p>47.637</text:p>
          </table:table-cell>
          <table:table-cell office:value-type="float" office:value="73.287" calcext:value-type="float">
            <text:p>73.287</text:p>
          </table:table-cell>
          <table:table-cell office:value-type="float" office:value="284.663" calcext:value-type="float">
            <text:p>284.663</text:p>
          </table:table-cell>
          <table:table-cell office:value-type="float" office:value="72.091" calcext:value-type="float">
            <text:p>72.091</text:p>
          </table:table-cell>
          <table:table-cell office:value-type="float" office:value="0" calcext:value-type="float">
            <text:p>0</text:p>
          </table:table-cell>
          <table:table-cell office:value-type="float" office:value="73.693" calcext:value-type="float">
            <text:p>73.693</text:p>
          </table:table-cell>
          <table:table-cell office:value-type="float" office:value="67.308" calcext:value-type="float">
            <text:p>67.308</text:p>
          </table:table-cell>
          <table:table-cell office:value-type="float" office:value="78.59" calcext:value-type="float">
            <text:p>78.59</text:p>
          </table:table-cell>
          <table:table-cell office:value-type="float" office:value="247.86" calcext:value-type="float">
            <text:p>247.86</text:p>
          </table:table-cell>
          <table:table-cell office:value-type="float" office:value="71.574" calcext:value-type="float">
            <text:p>71.574</text:p>
          </table:table-cell>
          <table:table-cell office:value-type="float" office:value="57.937" calcext:value-type="float">
            <text:p>57.937</text:p>
          </table:table-cell>
          <table:table-cell office:value-type="float" office:value="194.649" calcext:value-type="float">
            <text:p>194.649</text:p>
          </table:table-cell>
          <table:table-cell office:value-type="float" office:value="80.607" calcext:value-type="float">
            <text:p>80.607</text:p>
          </table:table-cell>
          <table:table-cell office:value-type="float" office:value="274.237" calcext:value-type="float">
            <text:p>274.237</text:p>
          </table:table-cell>
          <table:table-cell office:value-type="float" office:value="94.146" calcext:value-type="float">
            <text:p>94.146</text:p>
          </table:table-cell>
          <table:table-cell office:value-type="float" office:value="54.536" calcext:value-type="float">
            <text:p>54.536</text:p>
          </table:table-cell>
          <table:table-cell office:value-type="float" office:value="137.329" calcext:value-type="float">
            <text:p>137.329</text:p>
          </table:table-cell>
          <table:table-cell office:value-type="float" office:value="105.508" calcext:value-type="float">
            <text:p>105.508</text:p>
          </table:table-cell>
          <table:table-cell office:value-type="float" office:value="120.477" calcext:value-type="float">
            <text:p>120.477</text:p>
          </table:table-cell>
          <table:table-cell office:value-type="float" office:value="118.202" calcext:value-type="float">
            <text:p>118.202</text:p>
          </table:table-cell>
          <table:table-cell office:value-type="float" office:value="115.898" calcext:value-type="float">
            <text:p>115.898</text:p>
          </table:table-cell>
          <table:table-cell office:value-type="float" office:value="184.54" calcext:value-type="float">
            <text:p>184.54</text:p>
          </table:table-cell>
          <table:table-cell office:value-type="float" office:value="151.176" calcext:value-type="float">
            <text:p>151.176</text:p>
          </table:table-cell>
          <table:table-cell office:value-type="float" office:value="177.197" calcext:value-type="float">
            <text:p>177.197</text:p>
          </table:table-cell>
          <table:table-cell office:value-type="float" office:value="131.133" calcext:value-type="float">
            <text:p>131.133</text:p>
          </table:table-cell>
          <table:table-cell office:value-type="float" office:value="129.37" calcext:value-type="float">
            <text:p>129.37</text:p>
          </table:table-cell>
          <table:table-cell office:value-type="float" office:value="122.747" calcext:value-type="float">
            <text:p>122.747</text:p>
          </table:table-cell>
          <table:table-cell office:value-type="float" office:value="184.021" calcext:value-type="float">
            <text:p>184.021</text:p>
          </table:table-cell>
          <table:table-cell office:value-type="float" office:value="169.028" calcext:value-type="float">
            <text:p>169.028</text:p>
          </table:table-cell>
          <table:table-cell office:value-type="float" office:value="141.74" calcext:value-type="float">
            <text:p>141.74</text:p>
          </table:table-cell>
          <table:table-cell office:value-type="float" office:value="166.494" calcext:value-type="float">
            <text:p>166.494</text:p>
          </table:table-cell>
          <table:table-cell office:value-type="float" office:value="142.013" calcext:value-type="float">
            <text:p>142.013</text:p>
          </table:table-cell>
          <table:table-cell office:value-type="float" office:value="263.89" calcext:value-type="float">
            <text:p>263.89</text:p>
          </table:table-cell>
          <table:table-cell office:value-type="float" office:value="210.059" calcext:value-type="float">
            <text:p>210.059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16.767" calcext:value-type="float">
            <text:p>16.767</text:p>
          </table:table-cell>
          <table:table-cell office:value-type="float" office:value="260.309" calcext:value-type="float">
            <text:p>260.309</text:p>
          </table:table-cell>
          <table:table-cell office:value-type="float" office:value="34.047" calcext:value-type="float">
            <text:p>34.047</text:p>
          </table:table-cell>
          <table:table-cell office:value-type="float" office:value="265.813" calcext:value-type="float">
            <text:p>265.813</text:p>
          </table:table-cell>
          <table:table-cell office:value-type="float" office:value="258.685" calcext:value-type="float">
            <text:p>258.685</text:p>
          </table:table-cell>
          <table:table-cell office:value-type="float" office:value="332.811" calcext:value-type="float">
            <text:p>332.811</text:p>
          </table:table-cell>
          <table:table-cell office:value-type="float" office:value="220.341" calcext:value-type="float">
            <text:p>220.341</text:p>
          </table:table-cell>
          <table:table-cell office:value-type="float" office:value="251" calcext:value-type="float">
            <text:p>251</text:p>
          </table:table-cell>
          <table:table-cell office:value-type="float" office:value="40.223" calcext:value-type="float">
            <text:p>40.223</text:p>
          </table:table-cell>
          <table:table-cell office:value-type="float" office:value="108.908" calcext:value-type="float">
            <text:p>108.908</text:p>
          </table:table-cell>
          <table:table-cell office:value-type="float" office:value="7.399" calcext:value-type="float">
            <text:p>7.399</text:p>
          </table:table-cell>
          <table:table-cell office:value-type="float" office:value="230.71" calcext:value-type="float">
            <text:p>230.71</text:p>
          </table:table-cell>
          <table:table-cell office:value-type="float" office:value="116.171" calcext:value-type="float">
            <text:p>116.171</text:p>
          </table:table-cell>
          <table:table-cell office:value-type="float" office:value="115.505" calcext:value-type="float">
            <text:p>115.505</text:p>
          </table:table-cell>
          <table:table-cell office:value-type="float" office:value="170.813" calcext:value-type="float">
            <text:p>170.813</text:p>
          </table:table-cell>
          <table:table-cell office:value-type="float" office:value="28.597" calcext:value-type="float">
            <text:p>28.597</text:p>
          </table:table-cell>
          <table:table-cell office:value-type="float" office:value="234.141" calcext:value-type="float">
            <text:p>234.141</text:p>
          </table:table-cell>
          <table:table-cell office:value-type="float" office:value="188.278" calcext:value-type="float">
            <text:p>188.278</text:p>
          </table:table-cell>
          <table:table-cell office:value-type="float" office:value="81.746" calcext:value-type="float">
            <text:p>81.746</text:p>
          </table:table-cell>
          <table:table-cell office:value-type="float" office:value="33.846" calcext:value-type="float">
            <text:p>33.846</text:p>
          </table:table-cell>
          <table:table-cell office:value-type="float" office:value="23.195" calcext:value-type="float">
            <text:p>23.195</text:p>
          </table:table-cell>
          <table:table-cell office:value-type="float" office:value="34.391" calcext:value-type="float">
            <text:p>34.391</text:p>
          </table:table-cell>
          <table:table-cell office:value-type="float" office:value="41.944" calcext:value-type="float">
            <text:p>41.944</text:p>
          </table:table-cell>
          <table:table-cell office:value-type="float" office:value="65.761" calcext:value-type="float">
            <text:p>65.761</text:p>
          </table:table-cell>
          <table:table-cell office:value-type="float" office:value="58.091" calcext:value-type="float">
            <text:p>58.091</text:p>
          </table:table-cell>
          <table:table-cell office:value-type="float" office:value="56.725" calcext:value-type="float">
            <text:p>56.725</text:p>
          </table:table-cell>
          <table:table-cell office:value-type="float" office:value="31.807" calcext:value-type="float">
            <text:p>31.807</text:p>
          </table:table-cell>
          <table:table-cell office:value-type="float" office:value="44.367" calcext:value-type="float">
            <text:p>44.367</text:p>
          </table:table-cell>
          <table:table-cell office:value-type="float" office:value="43.279" calcext:value-type="float">
            <text:p>43.279</text:p>
          </table:table-cell>
          <table:table-cell office:value-type="float" office:value="33.834" calcext:value-type="float">
            <text:p>33.834</text:p>
          </table:table-cell>
          <table:table-cell office:value-type="float" office:value="206.031" calcext:value-type="float">
            <text:p>206.031</text:p>
          </table:table-cell>
          <table:table-cell office:value-type="float" office:value="46.873" calcext:value-type="float">
            <text:p>46.873</text:p>
          </table:table-cell>
          <table:table-cell office:value-type="float" office:value="15.778" calcext:value-type="float">
            <text:p>15.778</text:p>
          </table:table-cell>
          <table:table-cell office:value-type="float" office:value="260.45" calcext:value-type="float">
            <text:p>260.45</text:p>
          </table:table-cell>
          <table:table-cell office:value-type="float" office:value="53.59" calcext:value-type="float">
            <text:p>53.59</text:p>
          </table:table-cell>
          <table:table-cell office:value-type="float" office:value="89.723" calcext:value-type="float">
            <text:p>89.723</text:p>
          </table:table-cell>
          <table:table-cell office:value-type="float" office:value="168.116" calcext:value-type="float">
            <text:p>168.116</text:p>
          </table:table-cell>
          <table:table-cell office:value-type="float" office:value="84.693" calcext:value-type="float">
            <text:p>84.693</text:p>
          </table:table-cell>
          <table:table-cell office:value-type="float" office:value="32.199" calcext:value-type="float">
            <text:p>32.199</text:p>
          </table:table-cell>
          <table:table-cell office:value-type="float" office:value="274.271" calcext:value-type="float">
            <text:p>274.271</text:p>
          </table:table-cell>
          <table:table-cell office:value-type="float" office:value="307.568" calcext:value-type="float">
            <text:p>307.568</text:p>
          </table:table-cell>
          <table:table-cell office:value-type="float" office:value="53.522" calcext:value-type="float">
            <text:p>53.522</text:p>
          </table:table-cell>
          <table:table-cell office:value-type="float" office:value="48.383" calcext:value-type="float">
            <text:p>48.383</text:p>
          </table:table-cell>
          <table:table-cell office:value-type="float" office:value="63.709" calcext:value-type="float">
            <text:p>63.709</text:p>
          </table:table-cell>
          <table:table-cell office:value-type="float" office:value="9.593" calcext:value-type="float">
            <text:p>9.593</text:p>
          </table:table-cell>
          <table:table-cell office:value-type="float" office:value="65.246" calcext:value-type="float">
            <text:p>65.246</text:p>
          </table:table-cell>
          <table:table-cell office:value-type="float" office:value="183.42" calcext:value-type="float">
            <text:p>183.42</text:p>
          </table:table-cell>
          <table:table-cell office:value-type="float" office:value="254.93" calcext:value-type="float">
            <text:p>254.93</text:p>
          </table:table-cell>
          <table:table-cell office:value-type="float" office:value="30.425" calcext:value-type="float">
            <text:p>30.425</text:p>
          </table:table-cell>
          <table:table-cell office:value-type="float" office:value="49.747" calcext:value-type="float">
            <text:p>49.747</text:p>
          </table:table-cell>
          <table:table-cell office:value-type="float" office:value="288.828" calcext:value-type="float">
            <text:p>288.828</text:p>
          </table:table-cell>
          <table:table-cell office:value-type="float" office:value="42.148" calcext:value-type="float">
            <text:p>42.148</text:p>
          </table:table-cell>
          <table:table-cell office:value-type="float" office:value="62.124" calcext:value-type="float">
            <text:p>62.124</text:p>
          </table:table-cell>
          <table:table-cell office:value-type="float" office:value="0" calcext:value-type="float">
            <text:p>0</text:p>
          </table:table-cell>
          <table:table-cell office:value-type="float" office:value="40.91" calcext:value-type="float">
            <text:p>40.91</text:p>
          </table:table-cell>
          <table:table-cell office:value-type="float" office:value="51.895" calcext:value-type="float">
            <text:p>51.895</text:p>
          </table:table-cell>
          <table:table-cell office:value-type="float" office:value="175.583" calcext:value-type="float">
            <text:p>175.583</text:p>
          </table:table-cell>
          <table:table-cell office:value-type="float" office:value="38.243" calcext:value-type="float">
            <text:p>38.243</text:p>
          </table:table-cell>
          <table:table-cell office:value-type="float" office:value="34.075" calcext:value-type="float">
            <text:p>34.075</text:p>
          </table:table-cell>
          <table:table-cell office:value-type="float" office:value="203.946" calcext:value-type="float">
            <text:p>203.946</text:p>
          </table:table-cell>
          <table:table-cell office:value-type="float" office:value="85.449" calcext:value-type="float">
            <text:p>85.449</text:p>
          </table:table-cell>
          <table:table-cell office:value-type="float" office:value="275.682" calcext:value-type="float">
            <text:p>275.682</text:p>
          </table:table-cell>
          <table:table-cell office:value-type="float" office:value="43.295" calcext:value-type="float">
            <text:p>43.295</text:p>
          </table:table-cell>
          <table:table-cell office:value-type="float" office:value="34.186" calcext:value-type="float">
            <text:p>34.186</text:p>
          </table:table-cell>
          <table:table-cell office:value-type="float" office:value="143.763" calcext:value-type="float">
            <text:p>143.763</text:p>
          </table:table-cell>
          <table:table-cell office:value-type="float" office:value="111.03" calcext:value-type="float">
            <text:p>111.03</text:p>
          </table:table-cell>
          <table:table-cell office:value-type="float" office:value="114.369" calcext:value-type="float">
            <text:p>114.369</text:p>
          </table:table-cell>
          <table:table-cell office:value-type="float" office:value="120.974" calcext:value-type="float">
            <text:p>120.974</text:p>
          </table:table-cell>
          <table:table-cell office:value-type="float" office:value="130.988" calcext:value-type="float">
            <text:p>130.988</text:p>
          </table:table-cell>
          <table:table-cell office:value-type="float" office:value="175.688" calcext:value-type="float">
            <text:p>175.688</text:p>
          </table:table-cell>
          <table:table-cell office:value-type="float" office:value="155.586" calcext:value-type="float">
            <text:p>155.586</text:p>
          </table:table-cell>
          <table:table-cell office:value-type="float" office:value="177.252" calcext:value-type="float">
            <text:p>177.252</text:p>
          </table:table-cell>
          <table:table-cell office:value-type="float" office:value="138.2" calcext:value-type="float">
            <text:p>138.2</text:p>
          </table:table-cell>
          <table:table-cell office:value-type="float" office:value="135.865" calcext:value-type="float">
            <text:p>135.865</text:p>
          </table:table-cell>
          <table:table-cell office:value-type="float" office:value="119.953" calcext:value-type="float">
            <text:p>119.953</text:p>
          </table:table-cell>
          <table:table-cell office:value-type="float" office:value="174.24" calcext:value-type="float">
            <text:p>174.24</text:p>
          </table:table-cell>
          <table:table-cell office:value-type="float" office:value="172.552" calcext:value-type="float">
            <text:p>172.552</text:p>
          </table:table-cell>
          <table:table-cell office:value-type="float" office:value="147.843" calcext:value-type="float">
            <text:p>147.843</text:p>
          </table:table-cell>
          <table:table-cell office:value-type="float" office:value="161.858" calcext:value-type="float">
            <text:p>161.858</text:p>
          </table:table-cell>
          <table:table-cell office:value-type="float" office:value="139.773" calcext:value-type="float">
            <text:p>139.773</text:p>
          </table:table-cell>
          <table:table-cell office:value-type="float" office:value="215.385" calcext:value-type="float">
            <text:p>215.385</text:p>
          </table:table-cell>
          <table:table-cell office:value-type="float" office:value="205.476" calcext:value-type="float">
            <text:p>205.476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48.298" calcext:value-type="float">
            <text:p>48.298</text:p>
          </table:table-cell>
          <table:table-cell office:value-type="float" office:value="241.951" calcext:value-type="float">
            <text:p>241.951</text:p>
          </table:table-cell>
          <table:table-cell office:value-type="float" office:value="20.001" calcext:value-type="float">
            <text:p>20.001</text:p>
          </table:table-cell>
          <table:table-cell office:value-type="float" office:value="251.844" calcext:value-type="float">
            <text:p>251.844</text:p>
          </table:table-cell>
          <table:table-cell office:value-type="float" office:value="244.621" calcext:value-type="float">
            <text:p>244.621</text:p>
          </table:table-cell>
          <table:table-cell office:value-type="float" office:value="264.937" calcext:value-type="float">
            <text:p>264.937</text:p>
          </table:table-cell>
          <table:table-cell office:value-type="float" office:value="203.499" calcext:value-type="float">
            <text:p>203.499</text:p>
          </table:table-cell>
          <table:table-cell office:value-type="float" office:value="233.064" calcext:value-type="float">
            <text:p>233.064</text:p>
          </table:table-cell>
          <table:table-cell office:value-type="float" office:value="29.945" calcext:value-type="float">
            <text:p>29.945</text:p>
          </table:table-cell>
          <table:table-cell office:value-type="float" office:value="14.702" calcext:value-type="float">
            <text:p>14.702</text:p>
          </table:table-cell>
          <table:table-cell office:value-type="float" office:value="35.264" calcext:value-type="float">
            <text:p>35.264</text:p>
          </table:table-cell>
          <table:table-cell office:value-type="float" office:value="203.662" calcext:value-type="float">
            <text:p>203.662</text:p>
          </table:table-cell>
          <table:table-cell office:value-type="float" office:value="101.605" calcext:value-type="float">
            <text:p>101.605</text:p>
          </table:table-cell>
          <table:table-cell office:value-type="float" office:value="96.427" calcext:value-type="float">
            <text:p>96.427</text:p>
          </table:table-cell>
          <table:table-cell office:value-type="float" office:value="172.405" calcext:value-type="float">
            <text:p>172.405</text:p>
          </table:table-cell>
          <table:table-cell office:value-type="float" office:value="14.185" calcext:value-type="float">
            <text:p>14.185</text:p>
          </table:table-cell>
          <table:table-cell office:value-type="float" office:value="222.527" calcext:value-type="float">
            <text:p>222.527</text:p>
          </table:table-cell>
          <table:table-cell office:value-type="float" office:value="182.379" calcext:value-type="float">
            <text:p>182.379</text:p>
          </table:table-cell>
          <table:table-cell office:value-type="float" office:value="72.532" calcext:value-type="float">
            <text:p>72.532</text:p>
          </table:table-cell>
          <table:table-cell office:value-type="float" office:value="19.412" calcext:value-type="float">
            <text:p>19.412</text:p>
          </table:table-cell>
          <table:table-cell office:value-type="float" office:value="9.173" calcext:value-type="float">
            <text:p>9.173</text:p>
          </table:table-cell>
          <table:table-cell office:value-type="float" office:value="24.888" calcext:value-type="float">
            <text:p>24.888</text:p>
          </table:table-cell>
          <table:table-cell office:value-type="float" office:value="27.883" calcext:value-type="float">
            <text:p>27.883</text:p>
          </table:table-cell>
          <table:table-cell office:value-type="float" office:value="50.048" calcext:value-type="float">
            <text:p>50.048</text:p>
          </table:table-cell>
          <table:table-cell office:value-type="float" office:value="39.719" calcext:value-type="float">
            <text:p>39.719</text:p>
          </table:table-cell>
          <table:table-cell office:value-type="float" office:value="40.075" calcext:value-type="float">
            <text:p>40.075</text:p>
          </table:table-cell>
          <table:table-cell office:value-type="float" office:value="17.568" calcext:value-type="float">
            <text:p>17.568</text:p>
          </table:table-cell>
          <table:table-cell office:value-type="float" office:value="26.431" calcext:value-type="float">
            <text:p>26.431</text:p>
          </table:table-cell>
          <table:table-cell office:value-type="float" office:value="74.738" calcext:value-type="float">
            <text:p>74.738</text:p>
          </table:table-cell>
          <table:table-cell office:value-type="float" office:value="9.044" calcext:value-type="float">
            <text:p>9.044</text:p>
          </table:table-cell>
          <table:table-cell office:value-type="float" office:value="184.465" calcext:value-type="float">
            <text:p>184.465</text:p>
          </table:table-cell>
          <table:table-cell office:value-type="float" office:value="28.359" calcext:value-type="float">
            <text:p>28.359</text:p>
          </table:table-cell>
          <table:table-cell office:value-type="float" office:value="43.317" calcext:value-type="float">
            <text:p>43.317</text:p>
          </table:table-cell>
          <table:table-cell office:value-type="float" office:value="258.093" calcext:value-type="float">
            <text:p>258.093</text:p>
          </table:table-cell>
          <table:table-cell office:value-type="float" office:value="32.144" calcext:value-type="float">
            <text:p>32.144</text:p>
          </table:table-cell>
          <table:table-cell office:value-type="float" office:value="75.512" calcext:value-type="float">
            <text:p>75.512</text:p>
          </table:table-cell>
          <table:table-cell office:value-type="float" office:value="81.82" calcext:value-type="float">
            <text:p>81.82</text:p>
          </table:table-cell>
          <table:table-cell office:value-type="float" office:value="65.492" calcext:value-type="float">
            <text:p>65.492</text:p>
          </table:table-cell>
          <table:table-cell office:value-type="float" office:value="18.414" calcext:value-type="float">
            <text:p>18.414</text:p>
          </table:table-cell>
          <table:table-cell office:value-type="float" office:value="247.046" calcext:value-type="float">
            <text:p>247.046</text:p>
          </table:table-cell>
          <table:table-cell office:value-type="float" office:value="287.018" calcext:value-type="float">
            <text:p>287.018</text:p>
          </table:table-cell>
          <table:table-cell office:value-type="float" office:value="30.137" calcext:value-type="float">
            <text:p>30.137</text:p>
          </table:table-cell>
          <table:table-cell office:value-type="float" office:value="21.251" calcext:value-type="float">
            <text:p>21.251</text:p>
          </table:table-cell>
          <table:table-cell office:value-type="float" office:value="34.234" calcext:value-type="float">
            <text:p>34.234</text:p>
          </table:table-cell>
          <table:table-cell office:value-type="float" office:value="12.471" calcext:value-type="float">
            <text:p>12.471</text:p>
          </table:table-cell>
          <table:table-cell office:value-type="float" office:value="0" calcext:value-type="float">
            <text:p>0</text:p>
          </table:table-cell>
          <table:table-cell office:value-type="float" office:value="152.624" calcext:value-type="float">
            <text:p>152.624</text:p>
          </table:table-cell>
          <table:table-cell office:value-type="float" office:value="256.45" calcext:value-type="float">
            <text:p>256.45</text:p>
          </table:table-cell>
          <table:table-cell office:value-type="float" office:value="16.713" calcext:value-type="float">
            <text:p>16.713</text:p>
          </table:table-cell>
          <table:table-cell office:value-type="float" office:value="35.71" calcext:value-type="float">
            <text:p>35.71</text:p>
          </table:table-cell>
          <table:table-cell office:value-type="float" office:value="271.984" calcext:value-type="float">
            <text:p>271.984</text:p>
          </table:table-cell>
          <table:table-cell office:value-type="float" office:value="27.613" calcext:value-type="float">
            <text:p>27.613</text:p>
          </table:table-cell>
          <table:table-cell office:value-type="float" office:value="45.938" calcext:value-type="float">
            <text:p>45.938</text:p>
          </table:table-cell>
          <table:table-cell office:value-type="float" office:value="31.867" calcext:value-type="float">
            <text:p>31.867</text:p>
          </table:table-cell>
          <table:table-cell office:value-type="float" office:value="0" calcext:value-type="float">
            <text:p>0</text:p>
          </table:table-cell>
          <table:table-cell office:value-type="float" office:value="37.828" calcext:value-type="float">
            <text:p>37.828</text:p>
          </table:table-cell>
          <table:table-cell office:value-type="float" office:value="158.851" calcext:value-type="float">
            <text:p>158.851</text:p>
          </table:table-cell>
          <table:table-cell office:value-type="float" office:value="10.26" calcext:value-type="float">
            <text:p>10.26</text:p>
          </table:table-cell>
          <table:table-cell office:value-type="float" office:value="20.056" calcext:value-type="float">
            <text:p>20.056</text:p>
          </table:table-cell>
          <table:table-cell office:value-type="float" office:value="188.004" calcext:value-type="float">
            <text:p>188.004</text:p>
          </table:table-cell>
          <table:table-cell office:value-type="float" office:value="35.832" calcext:value-type="float">
            <text:p>35.832</text:p>
          </table:table-cell>
          <table:table-cell office:value-type="float" office:value="202.606" calcext:value-type="float">
            <text:p>202.606</text:p>
          </table:table-cell>
          <table:table-cell office:value-type="float" office:value="58.048" calcext:value-type="float">
            <text:p>58.048</text:p>
          </table:table-cell>
          <table:table-cell office:value-type="float" office:value="20.076" calcext:value-type="float">
            <text:p>20.076</text:p>
          </table:table-cell>
          <table:table-cell office:value-type="float" office:value="125.957" calcext:value-type="float">
            <text:p>125.957</text:p>
          </table:table-cell>
          <table:table-cell office:value-type="float" office:value="95.938" calcext:value-type="float">
            <text:p>95.938</text:p>
          </table:table-cell>
          <table:table-cell office:value-type="float" office:value="107.474" calcext:value-type="float">
            <text:p>107.474</text:p>
          </table:table-cell>
          <table:table-cell office:value-type="float" office:value="96.564" calcext:value-type="float">
            <text:p>96.564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61.024" calcext:value-type="float">
            <text:p>161.024</text:p>
          </table:table-cell>
          <table:table-cell office:value-type="float" office:value="147.02" calcext:value-type="float">
            <text:p>147.02</text:p>
          </table:table-cell>
          <table:table-cell office:value-type="float" office:value="174.632" calcext:value-type="float">
            <text:p>174.632</text:p>
          </table:table-cell>
          <table:table-cell office:value-type="float" office:value="121.717" calcext:value-type="float">
            <text:p>121.717</text:p>
          </table:table-cell>
          <table:table-cell office:value-type="float" office:value="121.158" calcext:value-type="float">
            <text:p>121.158</text:p>
          </table:table-cell>
          <table:table-cell office:value-type="float" office:value="111.897" calcext:value-type="float">
            <text:p>111.897</text:p>
          </table:table-cell>
          <table:table-cell office:value-type="float" office:value="167.171" calcext:value-type="float">
            <text:p>167.171</text:p>
          </table:table-cell>
          <table:table-cell office:value-type="float" office:value="156.962" calcext:value-type="float">
            <text:p>156.962</text:p>
          </table:table-cell>
          <table:table-cell office:value-type="float" office:value="123.395" calcext:value-type="float">
            <text:p>123.395</text:p>
          </table:table-cell>
          <table:table-cell office:value-type="float" office:value="141.365" calcext:value-type="float">
            <text:p>141.365</text:p>
          </table:table-cell>
          <table:table-cell office:value-type="float" office:value="122.653" calcext:value-type="float">
            <text:p>122.653</text:p>
          </table:table-cell>
          <table:table-cell office:value-type="float" office:value="267.115" calcext:value-type="float">
            <text:p>267.115</text:p>
          </table:table-cell>
          <table:table-cell office:value-type="float" office:value="186.102" calcext:value-type="float">
            <text:p>186.10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55.099" calcext:value-type="float">
            <text:p>55.099</text:p>
          </table:table-cell>
          <table:table-cell office:value-type="float" office:value="260.781" calcext:value-type="float">
            <text:p>260.781</text:p>
          </table:table-cell>
          <table:table-cell office:value-type="float" office:value="37.911" calcext:value-type="float">
            <text:p>37.911</text:p>
          </table:table-cell>
          <table:table-cell office:value-type="float" office:value="258.973" calcext:value-type="float">
            <text:p>258.973</text:p>
          </table:table-cell>
          <table:table-cell office:value-type="float" office:value="249.606" calcext:value-type="float">
            <text:p>249.606</text:p>
          </table:table-cell>
          <table:table-cell office:value-type="float" office:value="272.403" calcext:value-type="float">
            <text:p>272.403</text:p>
          </table:table-cell>
          <table:table-cell office:value-type="float" office:value="210.616" calcext:value-type="float">
            <text:p>210.616</text:p>
          </table:table-cell>
          <table:table-cell office:value-type="float" office:value="238.803" calcext:value-type="float">
            <text:p>238.803</text:p>
          </table:table-cell>
          <table:table-cell office:value-type="float" office:value="44.526" calcext:value-type="float">
            <text:p>44.526</text:p>
          </table:table-cell>
          <table:table-cell office:value-type="float" office:value="29.019" calcext:value-type="float">
            <text:p>29.019</text:p>
          </table:table-cell>
          <table:table-cell office:value-type="float" office:value="52.932" calcext:value-type="float">
            <text:p>52.932</text:p>
          </table:table-cell>
          <table:table-cell office:value-type="float" office:value="209.697" calcext:value-type="float">
            <text:p>209.697</text:p>
          </table:table-cell>
          <table:table-cell office:value-type="float" office:value="106.57" calcext:value-type="float">
            <text:p>106.57</text:p>
          </table:table-cell>
          <table:table-cell office:value-type="float" office:value="107.72" calcext:value-type="float">
            <text:p>107.72</text:p>
          </table:table-cell>
          <table:table-cell office:value-type="float" office:value="174.309" calcext:value-type="float">
            <text:p>174.309</text:p>
          </table:table-cell>
          <table:table-cell office:value-type="float" office:value="34.143" calcext:value-type="float">
            <text:p>34.143</text:p>
          </table:table-cell>
          <table:table-cell office:value-type="float" office:value="225.069" calcext:value-type="float">
            <text:p>225.069</text:p>
          </table:table-cell>
          <table:table-cell office:value-type="float" office:value="161.156" calcext:value-type="float">
            <text:p>161.156</text:p>
          </table:table-cell>
          <table:table-cell office:value-type="float" office:value="76.944" calcext:value-type="float">
            <text:p>76.944</text:p>
          </table:table-cell>
          <table:table-cell office:value-type="float" office:value="41.396" calcext:value-type="float">
            <text:p>41.396</text:p>
          </table:table-cell>
          <table:table-cell office:value-type="float" office:value="26.834" calcext:value-type="float">
            <text:p>26.834</text:p>
          </table:table-cell>
          <table:table-cell office:value-type="float" office:value="25.276" calcext:value-type="float">
            <text:p>25.276</text:p>
          </table:table-cell>
          <table:table-cell office:value-type="float" office:value="7.794" calcext:value-type="float">
            <text:p>7.794</text:p>
          </table:table-cell>
          <table:table-cell office:value-type="float" office:value="8.205" calcext:value-type="float">
            <text:p>8.205</text:p>
          </table:table-cell>
          <table:table-cell office:value-type="float" office:value="54.292" calcext:value-type="float">
            <text:p>54.292</text:p>
          </table:table-cell>
          <table:table-cell office:value-type="float" office:value="15.088" calcext:value-type="float">
            <text:p>15.088</text:p>
          </table:table-cell>
          <table:table-cell office:value-type="float" office:value="35.143" calcext:value-type="float">
            <text:p>35.143</text:p>
          </table:table-cell>
          <table:table-cell office:value-type="float" office:value="35.753" calcext:value-type="float">
            <text:p>35.753</text:p>
          </table:table-cell>
          <table:table-cell office:value-type="float" office:value="92.906" calcext:value-type="float">
            <text:p>92.906</text:p>
          </table:table-cell>
          <table:table-cell office:value-type="float" office:value="51.988" calcext:value-type="float">
            <text:p>51.988</text:p>
          </table:table-cell>
          <table:table-cell office:value-type="float" office:value="214.809" calcext:value-type="float">
            <text:p>214.809</text:p>
          </table:table-cell>
          <table:table-cell office:value-type="float" office:value="44.047" calcext:value-type="float">
            <text:p>44.047</text:p>
          </table:table-cell>
          <table:table-cell office:value-type="float" office:value="65.828" calcext:value-type="float">
            <text:p>65.828</text:p>
          </table:table-cell>
          <table:table-cell office:value-type="float" office:value="195.846" calcext:value-type="float">
            <text:p>195.846</text:p>
          </table:table-cell>
          <table:table-cell office:value-type="float" office:value="37.628" calcext:value-type="float">
            <text:p>37.628</text:p>
          </table:table-cell>
          <table:table-cell office:value-type="float" office:value="95.18" calcext:value-type="float">
            <text:p>95.18</text:p>
          </table:table-cell>
          <table:table-cell office:value-type="float" office:value="160.224" calcext:value-type="float">
            <text:p>160.224</text:p>
          </table:table-cell>
          <table:table-cell office:value-type="float" office:value="68.111" calcext:value-type="float">
            <text:p>68.111</text:p>
          </table:table-cell>
          <table:table-cell office:value-type="float" office:value="38.404" calcext:value-type="float">
            <text:p>38.404</text:p>
          </table:table-cell>
          <table:table-cell office:value-type="float" office:value="264.88" calcext:value-type="float">
            <text:p>264.88</text:p>
          </table:table-cell>
          <table:table-cell office:value-type="float" office:value="291.607" calcext:value-type="float">
            <text:p>291.607</text:p>
          </table:table-cell>
          <table:table-cell office:value-type="float" office:value="11.263" calcext:value-type="float">
            <text:p>11.263</text:p>
          </table:table-cell>
          <table:table-cell office:value-type="float" office:value="33.313" calcext:value-type="float">
            <text:p>33.313</text:p>
          </table:table-cell>
          <table:table-cell office:value-type="float" office:value="5.488" calcext:value-type="float">
            <text:p>5.488</text:p>
          </table:table-cell>
          <table:table-cell office:value-type="float" office:value="48.402" calcext:value-type="float">
            <text:p>48.402</text:p>
          </table:table-cell>
          <table:table-cell office:value-type="float" office:value="49.641" calcext:value-type="float">
            <text:p>49.641</text:p>
          </table:table-cell>
          <table:table-cell office:value-type="float" office:value="159.605" calcext:value-type="float">
            <text:p>159.605</text:p>
          </table:table-cell>
          <table:table-cell office:value-type="float" office:value="164.94" calcext:value-type="float">
            <text:p>164.94</text:p>
          </table:table-cell>
          <table:table-cell office:value-type="float" office:value="19.447" calcext:value-type="float">
            <text:p>19.447</text:p>
          </table:table-cell>
          <table:table-cell office:value-type="float" office:value="3.853" calcext:value-type="float">
            <text:p>3.853</text:p>
          </table:table-cell>
          <table:table-cell office:value-type="float" office:value="281.475" calcext:value-type="float">
            <text:p>281.475</text:p>
          </table:table-cell>
          <table:table-cell office:value-type="float" office:value="45.553" calcext:value-type="float">
            <text:p>45.553</text:p>
          </table:table-cell>
          <table:table-cell office:value-type="float" office:value="59.937" calcext:value-type="float">
            <text:p>59.937</text:p>
          </table:table-cell>
          <table:table-cell office:value-type="float" office:value="49.652" calcext:value-type="float">
            <text:p>49.652</text:p>
          </table:table-cell>
          <table:table-cell office:value-type="float" office:value="44.217" calcext:value-type="float">
            <text:p>44.217</text:p>
          </table:table-cell>
          <table:table-cell office:value-type="float" office:value="0" calcext:value-type="float">
            <text:p>0</text:p>
          </table:table-cell>
          <table:table-cell office:value-type="float" office:value="239.799" calcext:value-type="float">
            <text:p>239.799</text:p>
          </table:table-cell>
          <table:table-cell office:value-type="float" office:value="36.857" calcext:value-type="float">
            <text:p>36.857</text:p>
          </table:table-cell>
          <table:table-cell office:value-type="float" office:value="37.807" calcext:value-type="float">
            <text:p>37.807</text:p>
          </table:table-cell>
          <table:table-cell office:value-type="float" office:value="182.861" calcext:value-type="float">
            <text:p>182.861</text:p>
          </table:table-cell>
          <table:table-cell office:value-type="float" office:value="61.836" calcext:value-type="float">
            <text:p>61.836</text:p>
          </table:table-cell>
          <table:table-cell office:value-type="float" office:value="255.046" calcext:value-type="float">
            <text:p>255.046</text:p>
          </table:table-cell>
          <table:table-cell office:value-type="float" office:value="50.625" calcext:value-type="float">
            <text:p>50.625</text:p>
          </table:table-cell>
          <table:table-cell office:value-type="float" office:value="28.675" calcext:value-type="float">
            <text:p>28.675</text:p>
          </table:table-cell>
          <table:table-cell office:value-type="float" office:value="136.797" calcext:value-type="float">
            <text:p>136.797</text:p>
          </table:table-cell>
          <table:table-cell office:value-type="float" office:value="104.373" calcext:value-type="float">
            <text:p>104.373</text:p>
          </table:table-cell>
          <table:table-cell office:value-type="float" office:value="100.755" calcext:value-type="float">
            <text:p>100.755</text:p>
          </table:table-cell>
          <table:table-cell office:value-type="float" office:value="98.11" calcext:value-type="float">
            <text:p>98.11</text:p>
          </table:table-cell>
          <table:table-cell office:value-type="float" office:value="120.005" calcext:value-type="float">
            <text:p>120.005</text:p>
          </table:table-cell>
          <table:table-cell office:value-type="float" office:value="178.87" calcext:value-type="float">
            <text:p>178.87</text:p>
          </table:table-cell>
          <table:table-cell office:value-type="float" office:value="132.249" calcext:value-type="float">
            <text:p>132.249</text:p>
          </table:table-cell>
          <table:table-cell office:value-type="float" office:value="169.497" calcext:value-type="float">
            <text:p>169.497</text:p>
          </table:table-cell>
          <table:table-cell office:value-type="float" office:value="116.123" calcext:value-type="float">
            <text:p>116.123</text:p>
          </table:table-cell>
          <table:table-cell office:value-type="float" office:value="138.787" calcext:value-type="float">
            <text:p>138.787</text:p>
          </table:table-cell>
          <table:table-cell office:value-type="float" office:value="107.938" calcext:value-type="float">
            <text:p>107.938</text:p>
          </table:table-cell>
          <table:table-cell office:value-type="float" office:value="160.398" calcext:value-type="float">
            <text:p>160.398</text:p>
          </table:table-cell>
          <table:table-cell office:value-type="float" office:value="147.575" calcext:value-type="float">
            <text:p>147.575</text:p>
          </table:table-cell>
          <table:table-cell office:value-type="float" office:value="125.206" calcext:value-type="float">
            <text:p>125.206</text:p>
          </table:table-cell>
          <table:table-cell office:value-type="float" office:value="154.522" calcext:value-type="float">
            <text:p>154.522</text:p>
          </table:table-cell>
          <table:table-cell office:value-type="float" office:value="129.597" calcext:value-type="float">
            <text:p>129.597</text:p>
          </table:table-cell>
          <table:table-cell office:value-type="float" office:value="278.998" calcext:value-type="float">
            <text:p>278.998</text:p>
          </table:table-cell>
          <table:table-cell office:value-type="float" office:value="204.916" calcext:value-type="float">
            <text:p>204.916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8.613" calcext:value-type="float">
            <text:p>168.613</text:p>
          </table:table-cell>
          <table:table-cell office:value-type="float" office:value="376.805" calcext:value-type="float">
            <text:p>376.805</text:p>
          </table:table-cell>
          <table:table-cell office:value-type="float" office:value="158.491" calcext:value-type="float">
            <text:p>158.491</text:p>
          </table:table-cell>
          <table:table-cell office:value-type="float" office:value="89.111" calcext:value-type="float">
            <text:p>89.111</text:p>
          </table:table-cell>
          <table:table-cell office:value-type="float" office:value="80.781" calcext:value-type="float">
            <text:p>80.781</text:p>
          </table:table-cell>
          <table:table-cell office:value-type="float" office:value="103.544" calcext:value-type="float">
            <text:p>103.544</text:p>
          </table:table-cell>
          <table:table-cell office:value-type="float" office:value="65" calcext:value-type="float">
            <text:p>65</text:p>
          </table:table-cell>
          <table:table-cell office:value-type="float" office:value="70.668" calcext:value-type="float">
            <text:p>70.668</text:p>
          </table:table-cell>
          <table:table-cell office:value-type="float" office:value="177.908" calcext:value-type="float">
            <text:p>177.908</text:p>
          </table:table-cell>
          <table:table-cell office:value-type="float" office:value="154.003" calcext:value-type="float">
            <text:p>154.003</text:p>
          </table:table-cell>
          <table:table-cell office:value-type="float" office:value="174.821" calcext:value-type="float">
            <text:p>174.821</text:p>
          </table:table-cell>
          <table:table-cell office:value-type="float" office:value="336.237" calcext:value-type="float">
            <text:p>336.237</text:p>
          </table:table-cell>
          <table:table-cell office:value-type="float" office:value="225.663" calcext:value-type="float">
            <text:p>225.663</text:p>
          </table:table-cell>
          <table:table-cell office:value-type="float" office:value="230.927" calcext:value-type="float">
            <text:p>230.927</text:p>
          </table:table-cell>
          <table:table-cell office:value-type="float" office:value="210.404" calcext:value-type="float">
            <text:p>210.404</text:p>
          </table:table-cell>
          <table:table-cell office:value-type="float" office:value="151.443" calcext:value-type="float">
            <text:p>151.443</text:p>
          </table:table-cell>
          <table:table-cell office:value-type="float" office:value="339.187" calcext:value-type="float">
            <text:p>339.187</text:p>
          </table:table-cell>
          <table:table-cell office:value-type="float" office:value="302.682" calcext:value-type="float">
            <text:p>302.682</text:p>
          </table:table-cell>
          <table:table-cell office:value-type="float" office:value="187.13" calcext:value-type="float">
            <text:p>187.13</text:p>
          </table:table-cell>
          <table:table-cell office:value-type="float" office:value="152.469" calcext:value-type="float">
            <text:p>152.469</text:p>
          </table:table-cell>
          <table:table-cell office:value-type="float" office:value="148.899" calcext:value-type="float">
            <text:p>148.899</text:p>
          </table:table-cell>
          <table:table-cell office:value-type="float" office:value="228.494" calcext:value-type="float">
            <text:p>228.494</text:p>
          </table:table-cell>
          <table:table-cell office:value-type="float" office:value="160.006" calcext:value-type="float">
            <text:p>160.006</text:p>
          </table:table-cell>
          <table:table-cell office:value-type="float" office:value="177.644" calcext:value-type="float">
            <text:p>177.644</text:p>
          </table:table-cell>
          <table:table-cell office:value-type="float" office:value="248.377" calcext:value-type="float">
            <text:p>248.377</text:p>
          </table:table-cell>
          <table:table-cell office:value-type="float" office:value="296.646" calcext:value-type="float">
            <text:p>296.646</text:p>
          </table:table-cell>
          <table:table-cell office:value-type="float" office:value="160.357" calcext:value-type="float">
            <text:p>160.357</text:p>
          </table:table-cell>
          <table:table-cell office:value-type="float" office:value="135.038" calcext:value-type="float">
            <text:p>135.038</text:p>
          </table:table-cell>
          <table:table-cell office:value-type="float" office:value="213.989" calcext:value-type="float">
            <text:p>213.989</text:p>
          </table:table-cell>
          <table:table-cell office:value-type="float" office:value="251.675" calcext:value-type="float">
            <text:p>251.675</text:p>
          </table:table-cell>
          <table:table-cell office:value-type="float" office:value="27.441" calcext:value-type="float">
            <text:p>27.441</text:p>
          </table:table-cell>
          <table:table-cell office:value-type="float" office:value="165.479" calcext:value-type="float">
            <text:p>165.479</text:p>
          </table:table-cell>
          <table:table-cell office:value-type="float" office:value="180.383" calcext:value-type="float">
            <text:p>180.383</text:p>
          </table:table-cell>
          <table:table-cell office:value-type="float" office:value="9.784" calcext:value-type="float">
            <text:p>9.784</text:p>
          </table:table-cell>
          <table:table-cell office:value-type="float" office:value="219.861" calcext:value-type="float">
            <text:p>219.861</text:p>
          </table:table-cell>
          <table:table-cell office:value-type="float" office:value="204.487" calcext:value-type="float">
            <text:p>204.487</text:p>
          </table:table-cell>
          <table:table-cell office:value-type="float" office:value="290.927" calcext:value-type="float">
            <text:p>290.927</text:p>
          </table:table-cell>
          <table:table-cell office:value-type="float" office:value="188.159" calcext:value-type="float">
            <text:p>188.159</text:p>
          </table:table-cell>
          <table:table-cell office:value-type="float" office:value="147.972" calcext:value-type="float">
            <text:p>147.972</text:p>
          </table:table-cell>
          <table:table-cell office:value-type="float" office:value="64.278" calcext:value-type="float">
            <text:p>64.278</text:p>
          </table:table-cell>
          <table:table-cell office:value-type="float" office:value="59.18" calcext:value-type="float">
            <text:p>59.18</text:p>
          </table:table-cell>
          <table:table-cell office:value-type="float" office:value="172.996" calcext:value-type="float">
            <text:p>172.996</text:p>
          </table:table-cell>
          <table:table-cell office:value-type="float" office:value="160.758" calcext:value-type="float">
            <text:p>160.758</text:p>
          </table:table-cell>
          <table:table-cell office:value-type="float" office:value="188.492" calcext:value-type="float">
            <text:p>188.492</text:p>
          </table:table-cell>
          <table:table-cell office:value-type="float" office:value="264.163" calcext:value-type="float">
            <text:p>264.163</text:p>
          </table:table-cell>
          <table:table-cell office:value-type="float" office:value="172.818" calcext:value-type="float">
            <text:p>172.818</text:p>
          </table:table-cell>
          <table:table-cell office:value-type="float" office:value="256.083" calcext:value-type="float">
            <text:p>256.083</text:p>
          </table:table-cell>
          <table:table-cell office:value-type="float" office:value="5.627" calcext:value-type="float">
            <text:p>5.627</text:p>
          </table:table-cell>
          <table:table-cell office:value-type="float" office:value="155.679" calcext:value-type="float">
            <text:p>155.679</text:p>
          </table:table-cell>
          <table:table-cell office:value-type="float" office:value="237.964" calcext:value-type="float">
            <text:p>237.964</text:p>
          </table:table-cell>
          <table:table-cell office:value-type="float" office:value="112.006" calcext:value-type="float">
            <text:p>112.006</text:p>
          </table:table-cell>
          <table:table-cell office:value-type="float" office:value="166.159" calcext:value-type="float">
            <text:p>166.159</text:p>
          </table:table-cell>
          <table:table-cell office:value-type="float" office:value="231.019" calcext:value-type="float">
            <text:p>231.019</text:p>
          </table:table-cell>
          <table:table-cell office:value-type="float" office:value="170.26" calcext:value-type="float">
            <text:p>170.26</text:p>
          </table:table-cell>
          <table:table-cell office:value-type="float" office:value="164.882" calcext:value-type="float">
            <text:p>164.882</text:p>
          </table:table-cell>
          <table:table-cell office:value-type="float" office:value="238.014" calcext:value-type="float">
            <text:p>238.014</text:p>
          </table:table-cell>
          <table:table-cell office:value-type="float" office:value="0" calcext:value-type="float">
            <text:p>0</text:p>
          </table:table-cell>
          <table:table-cell office:value-type="float" office:value="178.462" calcext:value-type="float">
            <text:p>178.462</text:p>
          </table:table-cell>
          <table:table-cell office:value-type="float" office:value="235.676" calcext:value-type="float">
            <text:p>235.676</text:p>
          </table:table-cell>
          <table:table-cell office:value-type="float" office:value="23.854" calcext:value-type="float">
            <text:p>23.854</text:p>
          </table:table-cell>
          <table:table-cell office:value-type="float" office:value="181.506" calcext:value-type="float">
            <text:p>181.506</text:p>
          </table:table-cell>
          <table:table-cell office:value-type="float" office:value="117.497" calcext:value-type="float">
            <text:p>117.497</text:p>
          </table:table-cell>
          <table:table-cell office:value-type="float" office:value="260.085" calcext:value-type="float">
            <text:p>260.085</text:p>
          </table:table-cell>
          <table:table-cell office:value-type="float" office:value="158.658" calcext:value-type="float">
            <text:p>158.658</text:p>
          </table:table-cell>
          <table:table-cell office:value-type="float" office:value="234.73" calcext:value-type="float">
            <text:p>234.73</text:p>
          </table:table-cell>
          <table:table-cell office:value-type="float" office:value="219.279" calcext:value-type="float">
            <text:p>219.279</text:p>
          </table:table-cell>
          <table:table-cell office:value-type="float" office:value="229.076" calcext:value-type="float">
            <text:p>229.076</text:p>
          </table:table-cell>
          <table:table-cell office:value-type="float" office:value="223.335" calcext:value-type="float">
            <text:p>223.335</text:p>
          </table:table-cell>
          <table:table-cell office:value-type="float" office:value="238.67" calcext:value-type="float">
            <text:p>238.67</text:p>
          </table:table-cell>
          <table:table-cell office:value-type="float" office:value="162.44" calcext:value-type="float">
            <text:p>162.44</text:p>
          </table:table-cell>
          <table:table-cell office:value-type="float" office:value="196.173" calcext:value-type="float">
            <text:p>196.173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213.66" calcext:value-type="float">
            <text:p>213.66</text:p>
          </table:table-cell>
          <table:table-cell office:value-type="float" office:value="243.255" calcext:value-type="float">
            <text:p>243.255</text:p>
          </table:table-cell>
          <table:table-cell office:value-type="float" office:value="292.691" calcext:value-type="float">
            <text:p>292.691</text:p>
          </table:table-cell>
          <table:table-cell office:value-type="float" office:value="170.342" calcext:value-type="float">
            <text:p>170.342</text:p>
          </table:table-cell>
          <table:table-cell office:value-type="float" office:value="175.218" calcext:value-type="float">
            <text:p>175.218</text:p>
          </table:table-cell>
          <table:table-cell office:value-type="float" office:value="229.052" calcext:value-type="float">
            <text:p>229.052</text:p>
          </table:table-cell>
          <table:table-cell office:value-type="float" office:value="232.694" calcext:value-type="float">
            <text:p>232.694</text:p>
          </table:table-cell>
          <table:table-cell office:value-type="float" office:value="209.917" calcext:value-type="float">
            <text:p>209.917</text:p>
          </table:table-cell>
          <table:table-cell office:value-type="float" office:value="44.028" calcext:value-type="float">
            <text:p>44.028</text:p>
          </table:table-cell>
          <table:table-cell office:value-type="float" office:value="353.452" calcext:value-type="float">
            <text:p>353.45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Ljubljana</text:p>
          </table:table-cell>
          <table:table-cell office:value-type="float" office:value="35.403" calcext:value-type="float">
            <text:p>35.403</text:p>
          </table:table-cell>
          <table:table-cell office:value-type="float" office:value="247.798" calcext:value-type="float">
            <text:p>247.798</text:p>
          </table:table-cell>
          <table:table-cell office:value-type="float" office:value="11.463" calcext:value-type="float">
            <text:p>11.463</text:p>
          </table:table-cell>
          <table:table-cell office:value-type="float" office:value="252.447" calcext:value-type="float">
            <text:p>252.447</text:p>
          </table:table-cell>
          <table:table-cell office:value-type="float" office:value="273.007" calcext:value-type="float">
            <text:p>273.007</text:p>
          </table:table-cell>
          <table:table-cell office:value-type="float" office:value="312.204" calcext:value-type="float">
            <text:p>312.204</text:p>
          </table:table-cell>
          <table:table-cell office:value-type="float" office:value="224.091" calcext:value-type="float">
            <text:p>224.091</text:p>
          </table:table-cell>
          <table:table-cell office:value-type="float" office:value="254.435" calcext:value-type="float">
            <text:p>254.435</text:p>
          </table:table-cell>
          <table:table-cell office:value-type="float" office:value="13.044" calcext:value-type="float">
            <text:p>13.044</text:p>
          </table:table-cell>
          <table:table-cell office:value-type="float" office:value="21.097" calcext:value-type="float">
            <text:p>21.097</text:p>
          </table:table-cell>
          <table:table-cell office:value-type="float" office:value="10.616" calcext:value-type="float">
            <text:p>10.616</text:p>
          </table:table-cell>
          <table:table-cell office:value-type="float" office:value="205.064" calcext:value-type="float">
            <text:p>205.064</text:p>
          </table:table-cell>
          <table:table-cell office:value-type="float" office:value="102.465" calcext:value-type="float">
            <text:p>102.465</text:p>
          </table:table-cell>
          <table:table-cell office:value-type="float" office:value="123.73" calcext:value-type="float">
            <text:p>123.73</text:p>
          </table:table-cell>
          <table:table-cell office:value-type="float" office:value="192.778" calcext:value-type="float">
            <text:p>192.778</text:p>
          </table:table-cell>
          <table:table-cell office:value-type="float" office:value="14.252" calcext:value-type="float">
            <text:p>14.252</text:p>
          </table:table-cell>
          <table:table-cell office:value-type="float" office:value="226.032" calcext:value-type="float">
            <text:p>226.032</text:p>
          </table:table-cell>
          <table:table-cell office:value-type="float" office:value="166.257" calcext:value-type="float">
            <text:p>166.257</text:p>
          </table:table-cell>
          <table:table-cell office:value-type="float" office:value="75.924" calcext:value-type="float">
            <text:p>75.924</text:p>
          </table:table-cell>
          <table:table-cell office:value-type="float" office:value="43.377" calcext:value-type="float">
            <text:p>43.377</text:p>
          </table:table-cell>
          <table:table-cell office:value-type="float" office:value="9.008" calcext:value-type="float">
            <text:p>9.008</text:p>
          </table:table-cell>
          <table:table-cell office:value-type="float" office:value="23.567" calcext:value-type="float">
            <text:p>23.567</text:p>
          </table:table-cell>
          <table:table-cell office:value-type="float" office:value="22.178" calcext:value-type="float">
            <text:p>22.178</text:p>
          </table:table-cell>
          <table:table-cell office:value-type="float" office:value="66.45" calcext:value-type="float">
            <text:p>66.45</text:p>
          </table:table-cell>
          <table:table-cell office:value-type="float" office:value="36.43" calcext:value-type="float">
            <text:p>36.43</text:p>
          </table:table-cell>
          <table:table-cell office:value-type="float" office:value="41.936" calcext:value-type="float">
            <text:p>41.936</text:p>
          </table:table-cell>
          <table:table-cell office:value-type="float" office:value="24.21" calcext:value-type="float">
            <text:p>24.21</text:p>
          </table:table-cell>
          <table:table-cell office:value-type="float" office:value="48.264" calcext:value-type="float">
            <text:p>48.264</text:p>
          </table:table-cell>
          <table:table-cell office:value-type="float" office:value="63.661" calcext:value-type="float">
            <text:p>63.661</text:p>
          </table:table-cell>
          <table:table-cell office:value-type="float" office:value="23.052" calcext:value-type="float">
            <text:p>23.052</text:p>
          </table:table-cell>
          <table:table-cell office:value-type="float" office:value="179.979" calcext:value-type="float">
            <text:p>179.979</text:p>
          </table:table-cell>
          <table:table-cell office:value-type="float" office:value="0" calcext:value-type="float">
            <text:p>0</text:p>
          </table:table-cell>
          <table:table-cell office:value-type="float" office:value="78.026" calcext:value-type="float">
            <text:p>78.026</text:p>
          </table:table-cell>
          <table:table-cell office:value-type="float" office:value="179.718" calcext:value-type="float">
            <text:p>179.718</text:p>
          </table:table-cell>
          <table:table-cell office:value-type="float" office:value="33.916" calcext:value-type="float">
            <text:p>33.916</text:p>
          </table:table-cell>
          <table:table-cell office:value-type="float" office:value="84.211" calcext:value-type="float">
            <text:p>84.211</text:p>
          </table:table-cell>
          <table:table-cell office:value-type="float" office:value="153.252" calcext:value-type="float">
            <text:p>153.252</text:p>
          </table:table-cell>
          <table:table-cell office:value-type="float" office:value="68.684" calcext:value-type="float">
            <text:p>68.684</text:p>
          </table:table-cell>
          <table:table-cell office:value-type="float" office:value="18.492" calcext:value-type="float">
            <text:p>18.492</text:p>
          </table:table-cell>
          <table:table-cell office:value-type="float" office:value="264.574" calcext:value-type="float">
            <text:p>264.574</text:p>
          </table:table-cell>
          <table:table-cell office:value-type="float" office:value="294.095" calcext:value-type="float">
            <text:p>294.095</text:p>
          </table:table-cell>
          <table:table-cell office:value-type="float" office:value="30.46" calcext:value-type="float">
            <text:p>30.46</text:p>
          </table:table-cell>
          <table:table-cell office:value-type="float" office:value="19.56" calcext:value-type="float">
            <text:p>19.56</text:p>
          </table:table-cell>
          <table:table-cell office:value-type="float" office:value="35.094" calcext:value-type="float">
            <text:p>35.094</text:p>
          </table:table-cell>
          <table:table-cell office:value-type="float" office:value="28.258" calcext:value-type="float">
            <text:p>28.258</text:p>
          </table:table-cell>
          <table:table-cell office:value-type="float" office:value="14.044" calcext:value-type="float">
            <text:p>14.044</text:p>
          </table:table-cell>
          <table:table-cell office:value-type="float" office:value="157.91" calcext:value-type="float">
            <text:p>157.91</text:p>
          </table:table-cell>
          <table:table-cell office:value-type="float" office:value="176.371" calcext:value-type="float">
            <text:p>176.371</text:p>
          </table:table-cell>
          <table:table-cell office:value-type="float" office:value="19.78" calcext:value-type="float">
            <text:p>19.78</text:p>
          </table:table-cell>
          <table:table-cell office:value-type="float" office:value="29.574" calcext:value-type="float">
            <text:p>29.574</text:p>
          </table:table-cell>
          <table:table-cell office:value-type="float" office:value="292.708" calcext:value-type="float">
            <text:p>292.708</text:p>
          </table:table-cell>
          <table:table-cell office:value-type="float" office:value="44.891" calcext:value-type="float">
            <text:p>44.891</text:p>
          </table:table-cell>
          <table:table-cell office:value-type="float" office:value="54.837" calcext:value-type="float">
            <text:p>54.837</text:p>
          </table:table-cell>
          <table:table-cell office:value-type="float" office:value="50.437" calcext:value-type="float">
            <text:p>50.437</text:p>
          </table:table-cell>
          <table:table-cell office:value-type="float" office:value="16.226" calcext:value-type="float">
            <text:p>16.226</text:p>
          </table:table-cell>
          <table:table-cell office:value-type="float" office:value="39.619" calcext:value-type="float">
            <text:p>39.619</text:p>
          </table:table-cell>
          <table:table-cell office:value-type="float" office:value="179.6" calcext:value-type="float">
            <text:p>179.6</text:p>
          </table:table-cell>
          <table:table-cell office:value-type="float" office:value="0" calcext:value-type="float">
            <text:p>0</text:p>
          </table:table-cell>
          <table:table-cell office:value-type="float" office:value="11.474" calcext:value-type="float">
            <text:p>11.474</text:p>
          </table:table-cell>
          <table:table-cell office:value-type="float" office:value="188.604" calcext:value-type="float">
            <text:p>188.604</text:p>
          </table:table-cell>
          <table:table-cell office:value-type="float" office:value="49.657" calcext:value-type="float">
            <text:p>49.657</text:p>
          </table:table-cell>
          <table:table-cell office:value-type="float" office:value="240.011" calcext:value-type="float">
            <text:p>240.011</text:p>
          </table:table-cell>
          <table:table-cell office:value-type="float" office:value="56.819" calcext:value-type="float">
            <text:p>56.819</text:p>
          </table:table-cell>
          <table:table-cell office:value-type="float" office:value="33.642" calcext:value-type="float">
            <text:p>33.642</text:p>
          </table:table-cell>
          <table:table-cell office:value-type="float" office:value="146.88" calcext:value-type="float">
            <text:p>146.88</text:p>
          </table:table-cell>
          <table:table-cell office:value-type="float" office:value="99.975" calcext:value-type="float">
            <text:p>99.975</text:p>
          </table:table-cell>
          <table:table-cell office:value-type="float" office:value="129.603" calcext:value-type="float">
            <text:p>129.603</text:p>
          </table:table-cell>
          <table:table-cell office:value-type="float" office:value="90.957" calcext:value-type="float">
            <text:p>90.957</text:p>
          </table:table-cell>
          <table:table-cell office:value-type="float" office:value="114.431" calcext:value-type="float">
            <text:p>114.431</text:p>
          </table:table-cell>
          <table:table-cell office:value-type="float" office:value="152.008" calcext:value-type="float">
            <text:p>152.008</text:p>
          </table:table-cell>
          <table:table-cell office:value-type="float" office:value="137.266" calcext:value-type="float">
            <text:p>137.266</text:p>
          </table:table-cell>
          <table:table-cell office:value-type="float" office:value="171.566" calcext:value-type="float">
            <text:p>171.566</text:p>
          </table:table-cell>
          <table:table-cell office:value-type="float" office:value="141.332" calcext:value-type="float">
            <text:p>141.332</text:p>
          </table:table-cell>
          <table:table-cell office:value-type="float" office:value="136.088" calcext:value-type="float">
            <text:p>136.088</text:p>
          </table:table-cell>
          <table:table-cell office:value-type="float" office:value="105.497" calcext:value-type="float">
            <text:p>105.497</text:p>
          </table:table-cell>
          <table:table-cell office:value-type="float" office:value="162.661" calcext:value-type="float">
            <text:p>162.661</text:p>
          </table:table-cell>
          <table:table-cell office:value-type="float" office:value="146.818" calcext:value-type="float">
            <text:p>146.818</text:p>
          </table:table-cell>
          <table:table-cell office:value-type="float" office:value="118.988" calcext:value-type="float">
            <text:p>118.988</text:p>
          </table:table-cell>
          <table:table-cell office:value-type="float" office:value="147.625" calcext:value-type="float">
            <text:p>147.625</text:p>
          </table:table-cell>
          <table:table-cell office:value-type="float" office:value="144.412" calcext:value-type="float">
            <text:p>144.412</text:p>
          </table:table-cell>
          <table:table-cell office:value-type="float" office:value="206.124" calcext:value-type="float">
            <text:p>206.124</text:p>
          </table:table-cell>
          <table:table-cell office:value-type="float" office:value="241.846" calcext:value-type="float">
            <text:p>241.846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43.048" calcext:value-type="float">
            <text:p>43.048</text:p>
          </table:table-cell>
          <table:table-cell office:value-type="float" office:value="249.115" calcext:value-type="float">
            <text:p>249.115</text:p>
          </table:table-cell>
          <table:table-cell office:value-type="float" office:value="0" calcext:value-type="float">
            <text:p>0</text:p>
          </table:table-cell>
          <table:table-cell office:value-type="float" office:value="299.662" calcext:value-type="float">
            <text:p>299.662</text:p>
          </table:table-cell>
          <table:table-cell office:value-type="float" office:value="301.473" calcext:value-type="float">
            <text:p>301.473</text:p>
          </table:table-cell>
          <table:table-cell office:value-type="float" office:value="314.104" calcext:value-type="float">
            <text:p>314.104</text:p>
          </table:table-cell>
          <table:table-cell office:value-type="float" office:value="282.821" calcext:value-type="float">
            <text:p>282.821</text:p>
          </table:table-cell>
          <table:table-cell office:value-type="float" office:value="301.168" calcext:value-type="float">
            <text:p>301.168</text:p>
          </table:table-cell>
          <table:table-cell office:value-type="float" office:value="15.176" calcext:value-type="float">
            <text:p>15.176</text:p>
          </table:table-cell>
          <table:table-cell office:value-type="float" office:value="17.403" calcext:value-type="float">
            <text:p>17.403</text:p>
          </table:table-cell>
          <table:table-cell office:value-type="float" office:value="37.789" calcext:value-type="float">
            <text:p>37.789</text:p>
          </table:table-cell>
          <table:table-cell office:value-type="float" office:value="212.262" calcext:value-type="float">
            <text:p>212.262</text:p>
          </table:table-cell>
          <table:table-cell office:value-type="float" office:value="99.783" calcext:value-type="float">
            <text:p>99.783</text:p>
          </table:table-cell>
          <table:table-cell office:value-type="float" office:value="100.545" calcext:value-type="float">
            <text:p>100.545</text:p>
          </table:table-cell>
          <table:table-cell office:value-type="float" office:value="222.653" calcext:value-type="float">
            <text:p>222.653</text:p>
          </table:table-cell>
          <table:table-cell office:value-type="float" office:value="16.503" calcext:value-type="float">
            <text:p>16.503</text:p>
          </table:table-cell>
          <table:table-cell office:value-type="float" office:value="221.316" calcext:value-type="float">
            <text:p>221.316</text:p>
          </table:table-cell>
          <table:table-cell office:value-type="float" office:value="167.058" calcext:value-type="float">
            <text:p>167.058</text:p>
          </table:table-cell>
          <table:table-cell office:value-type="float" office:value="65.091" calcext:value-type="float">
            <text:p>65.091</text:p>
          </table:table-cell>
          <table:table-cell office:value-type="float" office:value="15.015" calcext:value-type="float">
            <text:p>15.015</text:p>
          </table:table-cell>
          <table:table-cell office:value-type="float" office:value="11.55" calcext:value-type="float">
            <text:p>11.55</text:p>
          </table:table-cell>
          <table:table-cell office:value-type="float" office:value="18.056" calcext:value-type="float">
            <text:p>18.056</text:p>
          </table:table-cell>
          <table:table-cell office:value-type="float" office:value="30.236" calcext:value-type="float">
            <text:p>30.236</text:p>
          </table:table-cell>
          <table:table-cell office:value-type="float" office:value="39.15" calcext:value-type="float">
            <text:p>39.15</text:p>
          </table:table-cell>
          <table:table-cell office:value-type="float" office:value="42.069" calcext:value-type="float">
            <text:p>42.069</text:p>
          </table:table-cell>
          <table:table-cell office:value-type="float" office:value="42.235" calcext:value-type="float">
            <text:p>42.235</text:p>
          </table:table-cell>
          <table:table-cell office:value-type="float" office:value="19.98" calcext:value-type="float">
            <text:p>19.98</text:p>
          </table:table-cell>
          <table:table-cell office:value-type="float" office:value="22.366" calcext:value-type="float">
            <text:p>22.366</text:p>
          </table:table-cell>
          <table:table-cell office:value-type="float" office:value="94.293" calcext:value-type="float">
            <text:p>94.293</text:p>
          </table:table-cell>
          <table:table-cell office:value-type="float" office:value="28.355" calcext:value-type="float">
            <text:p>28.355</text:p>
          </table:table-cell>
          <table:table-cell office:value-type="float" office:value="192.903" calcext:value-type="float">
            <text:p>192.903</text:p>
          </table:table-cell>
          <table:table-cell office:value-type="float" office:value="8.682" calcext:value-type="float">
            <text:p>8.682</text:p>
          </table:table-cell>
          <table:table-cell office:value-type="float" office:value="4.01" calcext:value-type="float">
            <text:p>4.01</text:p>
          </table:table-cell>
          <table:table-cell office:value-type="float" office:value="249.063" calcext:value-type="float">
            <text:p>249.063</text:p>
          </table:table-cell>
          <table:table-cell office:value-type="float" office:value="32.55" calcext:value-type="float">
            <text:p>32.55</text:p>
          </table:table-cell>
          <table:table-cell office:value-type="float" office:value="80.436" calcext:value-type="float">
            <text:p>80.436</text:p>
          </table:table-cell>
          <table:table-cell office:value-type="float" office:value="153.685" calcext:value-type="float">
            <text:p>153.685</text:p>
          </table:table-cell>
          <table:table-cell office:value-type="float" office:value="58.904" calcext:value-type="float">
            <text:p>58.904</text:p>
          </table:table-cell>
          <table:table-cell office:value-type="float" office:value="20.829" calcext:value-type="float">
            <text:p>20.829</text:p>
          </table:table-cell>
          <table:table-cell office:value-type="float" office:value="252.603" calcext:value-type="float">
            <text:p>252.603</text:p>
          </table:table-cell>
          <table:table-cell office:value-type="float" office:value="288.411" calcext:value-type="float">
            <text:p>288.411</text:p>
          </table:table-cell>
          <table:table-cell office:value-type="float" office:value="34.213" calcext:value-type="float">
            <text:p>34.213</text:p>
          </table:table-cell>
          <table:table-cell office:value-type="float" office:value="19.293" calcext:value-type="float">
            <text:p>19.293</text:p>
          </table:table-cell>
          <table:table-cell office:value-type="float" office:value="55.707" calcext:value-type="float">
            <text:p>55.707</text:p>
          </table:table-cell>
          <table:table-cell office:value-type="float" office:value="23.597" calcext:value-type="float">
            <text:p>23.597</text:p>
          </table:table-cell>
          <table:table-cell office:value-type="float" office:value="23.447" calcext:value-type="float">
            <text:p>23.447</text:p>
          </table:table-cell>
          <table:table-cell office:value-type="float" office:value="159.144" calcext:value-type="float">
            <text:p>159.144</text:p>
          </table:table-cell>
          <table:table-cell office:value-type="float" office:value="154.644" calcext:value-type="float">
            <text:p>154.644</text:p>
          </table:table-cell>
          <table:table-cell office:value-type="float" office:value="20.146" calcext:value-type="float">
            <text:p>20.146</text:p>
          </table:table-cell>
          <table:table-cell office:value-type="float" office:value="38.054" calcext:value-type="float">
            <text:p>38.054</text:p>
          </table:table-cell>
          <table:table-cell office:value-type="float" office:value="321.706" calcext:value-type="float">
            <text:p>321.706</text:p>
          </table:table-cell>
          <table:table-cell office:value-type="float" office:value="30.063" calcext:value-type="float">
            <text:p>30.063</text:p>
          </table:table-cell>
          <table:table-cell office:value-type="float" office:value="45.392" calcext:value-type="float">
            <text:p>45.392</text:p>
          </table:table-cell>
          <table:table-cell office:value-type="float" office:value="34.331" calcext:value-type="float">
            <text:p>34.331</text:p>
          </table:table-cell>
          <table:table-cell office:value-type="float" office:value="28.815" calcext:value-type="float">
            <text:p>28.815</text:p>
          </table:table-cell>
          <table:table-cell office:value-type="float" office:value="40.243" calcext:value-type="float">
            <text:p>40.243</text:p>
          </table:table-cell>
          <table:table-cell office:value-type="float" office:value="238.049" calcext:value-type="float">
            <text:p>238.049</text:p>
          </table:table-cell>
          <table:table-cell office:value-type="float" office:value="14.316" calcext:value-type="float">
            <text:p>14.316</text:p>
          </table:table-cell>
          <table:table-cell office:value-type="float" office:value="0" calcext:value-type="float">
            <text:p>0</text:p>
          </table:table-cell>
          <table:table-cell office:value-type="float" office:value="191.818" calcext:value-type="float">
            <text:p>191.818</text:p>
          </table:table-cell>
          <table:table-cell office:value-type="float" office:value="34.707" calcext:value-type="float">
            <text:p>34.707</text:p>
          </table:table-cell>
          <table:table-cell office:value-type="float" office:value="217.848" calcext:value-type="float">
            <text:p>217.848</text:p>
          </table:table-cell>
          <table:table-cell office:value-type="float" office:value="54.815" calcext:value-type="float">
            <text:p>54.815</text:p>
          </table:table-cell>
          <table:table-cell office:value-type="float" office:value="22.574" calcext:value-type="float">
            <text:p>22.574</text:p>
          </table:table-cell>
          <table:table-cell office:value-type="float" office:value="127.523" calcext:value-type="float">
            <text:p>127.523</text:p>
          </table:table-cell>
          <table:table-cell office:value-type="float" office:value="94.321" calcext:value-type="float">
            <text:p>94.321</text:p>
          </table:table-cell>
          <table:table-cell office:value-type="float" office:value="101.72" calcext:value-type="float">
            <text:p>101.72</text:p>
          </table:table-cell>
          <table:table-cell office:value-type="float" office:value="96.913" calcext:value-type="float">
            <text:p>96.913</text:p>
          </table:table-cell>
          <table:table-cell office:value-type="float" office:value="112.52" calcext:value-type="float">
            <text:p>112.52</text:p>
          </table:table-cell>
          <table:table-cell office:value-type="float" office:value="163.414" calcext:value-type="float">
            <text:p>163.414</text:p>
          </table:table-cell>
          <table:table-cell office:value-type="float" office:value="134.402" calcext:value-type="float">
            <text:p>134.402</text:p>
          </table:table-cell>
          <table:table-cell office:value-type="float" office:value="158.264" calcext:value-type="float">
            <text:p>158.264</text:p>
          </table:table-cell>
          <table:table-cell office:value-type="float" office:value="125.529" calcext:value-type="float">
            <text:p>125.529</text:p>
          </table:table-cell>
          <table:table-cell office:value-type="float" office:value="123.661" calcext:value-type="float">
            <text:p>123.661</text:p>
          </table:table-cell>
          <table:table-cell office:value-type="float" office:value="106.004" calcext:value-type="float">
            <text:p>106.004</text:p>
          </table:table-cell>
          <table:table-cell office:value-type="float" office:value="163.135" calcext:value-type="float">
            <text:p>163.135</text:p>
          </table:table-cell>
          <table:table-cell office:value-type="float" office:value="149.847" calcext:value-type="float">
            <text:p>149.847</text:p>
          </table:table-cell>
          <table:table-cell office:value-type="float" office:value="123.809" calcext:value-type="float">
            <text:p>123.809</text:p>
          </table:table-cell>
          <table:table-cell office:value-type="float" office:value="143.46" calcext:value-type="float">
            <text:p>143.46</text:p>
          </table:table-cell>
          <table:table-cell office:value-type="float" office:value="122.332" calcext:value-type="float">
            <text:p>122.332</text:p>
          </table:table-cell>
          <table:table-cell office:value-type="float" office:value="265.443" calcext:value-type="float">
            <text:p>265.443</text:p>
          </table:table-cell>
          <table:table-cell office:value-type="float" office:value="210.237" calcext:value-type="float">
            <text:p>210.23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angkok</text:p>
          </table:table-cell>
          <table:table-cell office:value-type="float" office:value="192.417" calcext:value-type="float">
            <text:p>192.417</text:p>
          </table:table-cell>
          <table:table-cell office:value-type="float" office:value="411.5" calcext:value-type="float">
            <text:p>411.5</text:p>
          </table:table-cell>
          <table:table-cell office:value-type="float" office:value="188.305" calcext:value-type="float">
            <text:p>188.305</text:p>
          </table:table-cell>
          <table:table-cell office:value-type="float" office:value="111.319" calcext:value-type="float">
            <text:p>111.319</text:p>
          </table:table-cell>
          <table:table-cell office:value-type="float" office:value="102.213" calcext:value-type="float">
            <text:p>102.213</text:p>
          </table:table-cell>
          <table:table-cell office:value-type="float" office:value="125.42" calcext:value-type="float">
            <text:p>125.42</text:p>
          </table:table-cell>
          <table:table-cell office:value-type="float" office:value="65.327" calcext:value-type="float">
            <text:p>65.327</text:p>
          </table:table-cell>
          <table:table-cell office:value-type="float" office:value="93.514" calcext:value-type="float">
            <text:p>93.514</text:p>
          </table:table-cell>
          <table:table-cell office:value-type="float" office:value="211.531" calcext:value-type="float">
            <text:p>211.531</text:p>
          </table:table-cell>
          <table:table-cell office:value-type="float" office:value="172.182" calcext:value-type="float">
            <text:p>172.182</text:p>
          </table:table-cell>
          <table:table-cell office:value-type="float" office:value="201.991" calcext:value-type="float">
            <text:p>201.991</text:p>
          </table:table-cell>
          <table:table-cell office:value-type="float" office:value="368.379" calcext:value-type="float">
            <text:p>368.379</text:p>
          </table:table-cell>
          <table:table-cell office:value-type="float" office:value="217.039" calcext:value-type="float">
            <text:p>217.039</text:p>
          </table:table-cell>
          <table:table-cell office:value-type="float" office:value="223.432" calcext:value-type="float">
            <text:p>223.432</text:p>
          </table:table-cell>
          <table:table-cell office:value-type="float" office:value="171.553" calcext:value-type="float">
            <text:p>171.553</text:p>
          </table:table-cell>
          <table:table-cell office:value-type="float" office:value="190.641" calcext:value-type="float">
            <text:p>190.641</text:p>
          </table:table-cell>
          <table:table-cell office:value-type="float" office:value="352.745" calcext:value-type="float">
            <text:p>352.745</text:p>
          </table:table-cell>
          <table:table-cell office:value-type="float" office:value="303.934" calcext:value-type="float">
            <text:p>303.934</text:p>
          </table:table-cell>
          <table:table-cell office:value-type="float" office:value="207.729" calcext:value-type="float">
            <text:p>207.729</text:p>
          </table:table-cell>
          <table:table-cell office:value-type="float" office:value="176.896" calcext:value-type="float">
            <text:p>176.896</text:p>
          </table:table-cell>
          <table:table-cell office:value-type="float" office:value="159.702" calcext:value-type="float">
            <text:p>159.702</text:p>
          </table:table-cell>
          <table:table-cell office:value-type="float" office:value="212.944" calcext:value-type="float">
            <text:p>212.944</text:p>
          </table:table-cell>
          <table:table-cell office:value-type="float" office:value="178.034" calcext:value-type="float">
            <text:p>178.034</text:p>
          </table:table-cell>
          <table:table-cell office:value-type="float" office:value="215.911" calcext:value-type="float">
            <text:p>215.911</text:p>
          </table:table-cell>
          <table:table-cell office:value-type="float" office:value="196.24" calcext:value-type="float">
            <text:p>196.24</text:p>
          </table:table-cell>
          <table:table-cell office:value-type="float" office:value="205.895" calcext:value-type="float">
            <text:p>205.895</text:p>
          </table:table-cell>
          <table:table-cell office:value-type="float" office:value="169.19" calcext:value-type="float">
            <text:p>169.19</text:p>
          </table:table-cell>
          <table:table-cell office:value-type="float" office:value="254.145" calcext:value-type="float">
            <text:p>254.145</text:p>
          </table:table-cell>
          <table:table-cell office:value-type="float" office:value="249.078" calcext:value-type="float">
            <text:p>249.078</text:p>
          </table:table-cell>
          <table:table-cell office:value-type="float" office:value="221.858" calcext:value-type="float">
            <text:p>221.858</text:p>
          </table:table-cell>
          <table:table-cell office:value-type="float" office:value="39.664" calcext:value-type="float">
            <text:p>39.664</text:p>
          </table:table-cell>
          <table:table-cell office:value-type="float" office:value="194.26" calcext:value-type="float">
            <text:p>194.26</text:p>
          </table:table-cell>
          <table:table-cell office:value-type="float" office:value="212.276" calcext:value-type="float">
            <text:p>212.276</text:p>
          </table:table-cell>
          <table:table-cell office:value-type="float" office:value="31.643" calcext:value-type="float">
            <text:p>31.643</text:p>
          </table:table-cell>
          <table:table-cell office:value-type="float" office:value="208.632" calcext:value-type="float">
            <text:p>208.632</text:p>
          </table:table-cell>
          <table:table-cell office:value-type="float" office:value="227.408" calcext:value-type="float">
            <text:p>227.408</text:p>
          </table:table-cell>
          <table:table-cell office:value-type="float" office:value="295.754" calcext:value-type="float">
            <text:p>295.754</text:p>
          </table:table-cell>
          <table:table-cell office:value-type="float" office:value="200.361" calcext:value-type="float">
            <text:p>200.361</text:p>
          </table:table-cell>
          <table:table-cell office:value-type="float" office:value="185.456" calcext:value-type="float">
            <text:p>185.456</text:p>
          </table:table-cell>
          <table:table-cell office:value-type="float" office:value="74.979" calcext:value-type="float">
            <text:p>74.979</text:p>
          </table:table-cell>
          <table:table-cell office:value-type="float" office:value="85.943" calcext:value-type="float">
            <text:p>85.943</text:p>
          </table:table-cell>
          <table:table-cell office:value-type="float" office:value="187.851" calcext:value-type="float">
            <text:p>187.851</text:p>
          </table:table-cell>
          <table:table-cell office:value-type="float" office:value="177.71" calcext:value-type="float">
            <text:p>177.71</text:p>
          </table:table-cell>
          <table:table-cell office:value-type="float" office:value="196.798" calcext:value-type="float">
            <text:p>196.798</text:p>
          </table:table-cell>
          <table:table-cell office:value-type="float" office:value="188.658" calcext:value-type="float">
            <text:p>188.658</text:p>
          </table:table-cell>
          <table:table-cell office:value-type="float" office:value="223.926" calcext:value-type="float">
            <text:p>223.926</text:p>
          </table:table-cell>
          <table:table-cell office:value-type="float" office:value="246.161" calcext:value-type="float">
            <text:p>246.161</text:p>
          </table:table-cell>
          <table:table-cell office:value-type="float" office:value="26.796" calcext:value-type="float">
            <text:p>26.796</text:p>
          </table:table-cell>
          <table:table-cell office:value-type="float" office:value="191.476" calcext:value-type="float">
            <text:p>191.476</text:p>
          </table:table-cell>
          <table:table-cell office:value-type="float" office:value="193.922" calcext:value-type="float">
            <text:p>193.922</text:p>
          </table:table-cell>
          <table:table-cell office:value-type="float" office:value="135.609" calcext:value-type="float">
            <text:p>135.609</text:p>
          </table:table-cell>
          <table:table-cell office:value-type="float" office:value="200.661" calcext:value-type="float">
            <text:p>200.661</text:p>
          </table:table-cell>
          <table:table-cell office:value-type="float" office:value="180.249" calcext:value-type="float">
            <text:p>180.249</text:p>
          </table:table-cell>
          <table:table-cell office:value-type="float" office:value="199.066" calcext:value-type="float">
            <text:p>199.066</text:p>
          </table:table-cell>
          <table:table-cell office:value-type="float" office:value="191.35" calcext:value-type="float">
            <text:p>191.35</text:p>
          </table:table-cell>
          <table:table-cell office:value-type="float" office:value="194.859" calcext:value-type="float">
            <text:p>194.859</text:p>
          </table:table-cell>
          <table:table-cell office:value-type="float" office:value="19.599" calcext:value-type="float">
            <text:p>19.599</text:p>
          </table:table-cell>
          <table:table-cell office:value-type="float" office:value="220.431" calcext:value-type="float">
            <text:p>220.431</text:p>
          </table:table-cell>
          <table:table-cell office:value-type="float" office:value="186.828" calcext:value-type="float">
            <text:p>186.828</text:p>
          </table:table-cell>
          <table:table-cell office:value-type="float" office:value="0" calcext:value-type="float">
            <text:p>0</text:p>
          </table:table-cell>
          <table:table-cell office:value-type="float" office:value="301.498" calcext:value-type="float">
            <text:p>301.498</text:p>
          </table:table-cell>
          <table:table-cell office:value-type="float" office:value="72.901" calcext:value-type="float">
            <text:p>72.901</text:p>
          </table:table-cell>
          <table:table-cell office:value-type="float" office:value="220.797" calcext:value-type="float">
            <text:p>220.797</text:p>
          </table:table-cell>
          <table:table-cell office:value-type="float" office:value="164.496" calcext:value-type="float">
            <text:p>164.496</text:p>
          </table:table-cell>
          <table:table-cell office:value-type="float" office:value="263.709" calcext:value-type="float">
            <text:p>263.709</text:p>
          </table:table-cell>
          <table:table-cell office:value-type="float" office:value="254.935" calcext:value-type="float">
            <text:p>254.935</text:p>
          </table:table-cell>
          <table:table-cell office:value-type="float" office:value="261.688" calcext:value-type="float">
            <text:p>261.688</text:p>
          </table:table-cell>
          <table:table-cell office:value-type="float" office:value="229.039" calcext:value-type="float">
            <text:p>229.039</text:p>
          </table:table-cell>
          <table:table-cell office:value-type="float" office:value="212.67" calcext:value-type="float">
            <text:p>212.67</text:p>
          </table:table-cell>
          <table:table-cell office:value-type="float" office:value="242.451" calcext:value-type="float">
            <text:p>242.451</text:p>
          </table:table-cell>
          <table:table-cell office:value-type="float" office:value="217.633" calcext:value-type="float">
            <text:p>217.633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266.52" calcext:value-type="float">
            <text:p>266.52</text:p>
          </table:table-cell>
          <table:table-cell office:value-type="float" office:value="235.087" calcext:value-type="float">
            <text:p>235.087</text:p>
          </table:table-cell>
          <table:table-cell office:value-type="float" office:value="240.946" calcext:value-type="float">
            <text:p>240.946</text:p>
          </table:table-cell>
          <table:table-cell office:value-type="float" office:value="190.603" calcext:value-type="float">
            <text:p>190.603</text:p>
          </table:table-cell>
          <table:table-cell office:value-type="float" office:value="197.768" calcext:value-type="float">
            <text:p>197.768</text:p>
          </table:table-cell>
          <table:table-cell office:value-type="float" office:value="240.566" calcext:value-type="float">
            <text:p>240.566</text:p>
          </table:table-cell>
          <table:table-cell office:value-type="float" office:value="258.531" calcext:value-type="float">
            <text:p>258.531</text:p>
          </table:table-cell>
          <table:table-cell office:value-type="float" office:value="232.544" calcext:value-type="float">
            <text:p>232.544</text:p>
          </table:table-cell>
          <table:table-cell office:value-type="float" office:value="53.881" calcext:value-type="float">
            <text:p>53.881</text:p>
          </table:table-cell>
          <table:table-cell office:value-type="float" office:value="232.902" calcext:value-type="float">
            <text:p>232.90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9.089" calcext:value-type="float">
            <text:p>9.089</text:p>
          </table:table-cell>
          <table:table-cell office:value-type="float" office:value="241.506" calcext:value-type="float">
            <text:p>241.506</text:p>
          </table:table-cell>
          <table:table-cell office:value-type="float" office:value="13.246" calcext:value-type="float">
            <text:p>13.246</text:p>
          </table:table-cell>
          <table:table-cell office:value-type="float" office:value="264.462" calcext:value-type="float">
            <text:p>264.462</text:p>
          </table:table-cell>
          <table:table-cell office:value-type="float" office:value="257.315" calcext:value-type="float">
            <text:p>257.315</text:p>
          </table:table-cell>
          <table:table-cell office:value-type="float" office:value="277.382" calcext:value-type="float">
            <text:p>277.382</text:p>
          </table:table-cell>
          <table:table-cell office:value-type="float" office:value="218.733" calcext:value-type="float">
            <text:p>218.733</text:p>
          </table:table-cell>
          <table:table-cell office:value-type="float" office:value="245.623" calcext:value-type="float">
            <text:p>245.623</text:p>
          </table:table-cell>
          <table:table-cell office:value-type="float" office:value="34.48" calcext:value-type="float">
            <text:p>34.48</text:p>
          </table:table-cell>
          <table:table-cell office:value-type="float" office:value="31.073" calcext:value-type="float">
            <text:p>31.073</text:p>
          </table:table-cell>
          <table:table-cell office:value-type="float" office:value="39.857" calcext:value-type="float">
            <text:p>39.857</text:p>
          </table:table-cell>
          <table:table-cell office:value-type="float" office:value="221.099" calcext:value-type="float">
            <text:p>221.099</text:p>
          </table:table-cell>
          <table:table-cell office:value-type="float" office:value="118.491" calcext:value-type="float">
            <text:p>118.491</text:p>
          </table:table-cell>
          <table:table-cell office:value-type="float" office:value="116.316" calcext:value-type="float">
            <text:p>116.316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28.375" calcext:value-type="float">
            <text:p>28.375</text:p>
          </table:table-cell>
          <table:table-cell office:value-type="float" office:value="224.71" calcext:value-type="float">
            <text:p>224.71</text:p>
          </table:table-cell>
          <table:table-cell office:value-type="float" office:value="201.024" calcext:value-type="float">
            <text:p>201.024</text:p>
          </table:table-cell>
          <table:table-cell office:value-type="float" office:value="74.913" calcext:value-type="float">
            <text:p>74.913</text:p>
          </table:table-cell>
          <table:table-cell office:value-type="float" office:value="29.078" calcext:value-type="float">
            <text:p>29.078</text:p>
          </table:table-cell>
          <table:table-cell office:value-type="float" office:value="23.321" calcext:value-type="float">
            <text:p>23.321</text:p>
          </table:table-cell>
          <table:table-cell office:value-type="float" office:value="32.857" calcext:value-type="float">
            <text:p>32.857</text:p>
          </table:table-cell>
          <table:table-cell office:value-type="float" office:value="34.716" calcext:value-type="float">
            <text:p>34.716</text:p>
          </table:table-cell>
          <table:table-cell office:value-type="float" office:value="56.889" calcext:value-type="float">
            <text:p>56.889</text:p>
          </table:table-cell>
          <table:table-cell office:value-type="float" office:value="45.241" calcext:value-type="float">
            <text:p>45.241</text:p>
          </table:table-cell>
          <table:table-cell office:value-type="float" office:value="51.072" calcext:value-type="float">
            <text:p>51.072</text:p>
          </table:table-cell>
          <table:table-cell office:value-type="float" office:value="30.349" calcext:value-type="float">
            <text:p>30.349</text:p>
          </table:table-cell>
          <table:table-cell office:value-type="float" office:value="39.217" calcext:value-type="float">
            <text:p>39.217</text:p>
          </table:table-cell>
          <table:table-cell office:value-type="float" office:value="91.771" calcext:value-type="float">
            <text:p>91.771</text:p>
          </table:table-cell>
          <table:table-cell office:value-type="float" office:value="35.671" calcext:value-type="float">
            <text:p>35.671</text:p>
          </table:table-cell>
          <table:table-cell office:value-type="float" office:value="201.656" calcext:value-type="float">
            <text:p>201.656</text:p>
          </table:table-cell>
          <table:table-cell office:value-type="float" office:value="34.823" calcext:value-type="float">
            <text:p>34.823</text:p>
          </table:table-cell>
          <table:table-cell office:value-type="float" office:value="44.077" calcext:value-type="float">
            <text:p>44.077</text:p>
          </table:table-cell>
          <table:table-cell office:value-type="float" office:value="195.872" calcext:value-type="float">
            <text:p>195.872</text:p>
          </table:table-cell>
          <table:table-cell office:value-type="float" office:value="53.539" calcext:value-type="float">
            <text:p>53.539</text:p>
          </table:table-cell>
          <table:table-cell office:value-type="float" office:value="91.061" calcext:value-type="float">
            <text:p>91.061</text:p>
          </table:table-cell>
          <table:table-cell office:value-type="float" office:value="173.297" calcext:value-type="float">
            <text:p>173.297</text:p>
          </table:table-cell>
          <table:table-cell office:value-type="float" office:value="70.677" calcext:value-type="float">
            <text:p>70.677</text:p>
          </table:table-cell>
          <table:table-cell office:value-type="float" office:value="31.829" calcext:value-type="float">
            <text:p>31.829</text:p>
          </table:table-cell>
          <table:table-cell office:value-type="float" office:value="271.504" calcext:value-type="float">
            <text:p>271.504</text:p>
          </table:table-cell>
          <table:table-cell office:value-type="float" office:value="280.115" calcext:value-type="float">
            <text:p>280.115</text:p>
          </table:table-cell>
          <table:table-cell office:value-type="float" office:value="54.313" calcext:value-type="float">
            <text:p>54.313</text:p>
          </table:table-cell>
          <table:table-cell office:value-type="float" office:value="29.85" calcext:value-type="float">
            <text:p>29.85</text:p>
          </table:table-cell>
          <table:table-cell office:value-type="float" office:value="66.694" calcext:value-type="float">
            <text:p>66.694</text:p>
          </table:table-cell>
          <table:table-cell office:value-type="float" office:value="63.947" calcext:value-type="float">
            <text:p>63.947</text:p>
          </table:table-cell>
          <table:table-cell office:value-type="float" office:value="41.827" calcext:value-type="float">
            <text:p>41.827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170.799" calcext:value-type="float">
            <text:p>170.799</text:p>
          </table:table-cell>
          <table:table-cell office:value-type="float" office:value="30.508" calcext:value-type="float">
            <text:p>30.508</text:p>
          </table:table-cell>
          <table:table-cell office:value-type="float" office:value="42.486" calcext:value-type="float">
            <text:p>42.486</text:p>
          </table:table-cell>
          <table:table-cell office:value-type="float" office:value="287.452" calcext:value-type="float">
            <text:p>287.452</text:p>
          </table:table-cell>
          <table:table-cell office:value-type="float" office:value="41.856" calcext:value-type="float">
            <text:p>41.856</text:p>
          </table:table-cell>
          <table:table-cell office:value-type="float" office:value="56.292" calcext:value-type="float">
            <text:p>56.292</text:p>
          </table:table-cell>
          <table:table-cell office:value-type="float" office:value="74.342" calcext:value-type="float">
            <text:p>74.342</text:p>
          </table:table-cell>
          <table:table-cell office:value-type="float" office:value="45.868" calcext:value-type="float">
            <text:p>45.868</text:p>
          </table:table-cell>
          <table:table-cell office:value-type="float" office:value="52.727" calcext:value-type="float">
            <text:p>52.727</text:p>
          </table:table-cell>
          <table:table-cell office:value-type="float" office:value="172.835" calcext:value-type="float">
            <text:p>172.835</text:p>
          </table:table-cell>
          <table:table-cell office:value-type="float" office:value="44.065" calcext:value-type="float">
            <text:p>44.065</text:p>
          </table:table-cell>
          <table:table-cell office:value-type="float" office:value="23.216" calcext:value-type="float">
            <text:p>23.216</text:p>
          </table:table-cell>
          <table:table-cell office:value-type="float" office:value="206.31" calcext:value-type="float">
            <text:p>206.31</text:p>
          </table:table-cell>
          <table:table-cell office:value-type="float" office:value="0" calcext:value-type="float">
            <text:p>0</text:p>
          </table:table-cell>
          <table:table-cell office:value-type="float" office:value="262.085" calcext:value-type="float">
            <text:p>262.085</text:p>
          </table:table-cell>
          <table:table-cell office:value-type="float" office:value="38.057" calcext:value-type="float">
            <text:p>38.057</text:p>
          </table:table-cell>
          <table:table-cell office:value-type="float" office:value="38.019" calcext:value-type="float">
            <text:p>38.019</text:p>
          </table:table-cell>
          <table:table-cell office:value-type="float" office:value="148.575" calcext:value-type="float">
            <text:p>148.575</text:p>
          </table:table-cell>
          <table:table-cell office:value-type="float" office:value="117.102" calcext:value-type="float">
            <text:p>117.102</text:p>
          </table:table-cell>
          <table:table-cell office:value-type="float" office:value="116.789" calcext:value-type="float">
            <text:p>116.789</text:p>
          </table:table-cell>
          <table:table-cell office:value-type="float" office:value="102.325" calcext:value-type="float">
            <text:p>102.325</text:p>
          </table:table-cell>
          <table:table-cell office:value-type="float" office:value="136.533" calcext:value-type="float">
            <text:p>136.533</text:p>
          </table:table-cell>
          <table:table-cell office:value-type="float" office:value="169.321" calcext:value-type="float">
            <text:p>169.321</text:p>
          </table:table-cell>
          <table:table-cell office:value-type="float" office:value="147.677" calcext:value-type="float">
            <text:p>147.677</text:p>
          </table:table-cell>
          <table:table-cell office:value-type="float" office:value="170.613" calcext:value-type="float">
            <text:p>170.613</text:p>
          </table:table-cell>
          <table:table-cell office:value-type="float" office:value="127.577" calcext:value-type="float">
            <text:p>127.577</text:p>
          </table:table-cell>
          <table:table-cell office:value-type="float" office:value="141.244" calcext:value-type="float">
            <text:p>141.244</text:p>
          </table:table-cell>
          <table:table-cell office:value-type="float" office:value="121.537" calcext:value-type="float">
            <text:p>121.537</text:p>
          </table:table-cell>
          <table:table-cell office:value-type="float" office:value="175.419" calcext:value-type="float">
            <text:p>175.419</text:p>
          </table:table-cell>
          <table:table-cell office:value-type="float" office:value="166.851" calcext:value-type="float">
            <text:p>166.851</text:p>
          </table:table-cell>
          <table:table-cell office:value-type="float" office:value="140" calcext:value-type="float">
            <text:p>140</text:p>
          </table:table-cell>
          <table:table-cell office:value-type="float" office:value="167.275" calcext:value-type="float">
            <text:p>167.275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185.396" calcext:value-type="float">
            <text:p>185.396</text:p>
          </table:table-cell>
          <table:table-cell office:value-type="float" office:value="233.48" calcext:value-type="float">
            <text:p>233.48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288.138" calcext:value-type="float">
            <text:p>288.138</text:p>
          </table:table-cell>
          <table:table-cell office:value-type="float" office:value="354.957" calcext:value-type="float">
            <text:p>354.957</text:p>
          </table:table-cell>
          <table:table-cell office:value-type="float" office:value="217.86" calcext:value-type="float">
            <text:p>217.86</text:p>
          </table:table-cell>
          <table:table-cell office:value-type="float" office:value="141.61" calcext:value-type="float">
            <text:p>141.61</text:p>
          </table:table-cell>
          <table:table-cell office:value-type="float" office:value="133.543" calcext:value-type="float">
            <text:p>133.543</text:p>
          </table:table-cell>
          <table:table-cell office:value-type="float" office:value="156.244" calcext:value-type="float">
            <text:p>156.244</text:p>
          </table:table-cell>
          <table:table-cell office:value-type="float" office:value="96.336" calcext:value-type="float">
            <text:p>96.336</text:p>
          </table:table-cell>
          <table:table-cell office:value-type="float" office:value="125.252" calcext:value-type="float">
            <text:p>125.252</text:p>
          </table:table-cell>
          <table:table-cell office:value-type="float" office:value="285.307" calcext:value-type="float">
            <text:p>285.307</text:p>
          </table:table-cell>
          <table:table-cell office:value-type="float" office:value="213.064" calcext:value-type="float">
            <text:p>213.064</text:p>
          </table:table-cell>
          <table:table-cell office:value-type="float" office:value="232.526" calcext:value-type="float">
            <text:p>232.526</text:p>
          </table:table-cell>
          <table:table-cell office:value-type="float" office:value="338.239" calcext:value-type="float">
            <text:p>338.239</text:p>
          </table:table-cell>
          <table:table-cell office:value-type="float" office:value="240.887" calcext:value-type="float">
            <text:p>240.887</text:p>
          </table:table-cell>
          <table:table-cell office:value-type="float" office:value="249.933" calcext:value-type="float">
            <text:p>249.933</text:p>
          </table:table-cell>
          <table:table-cell office:value-type="float" office:value="169.736" calcext:value-type="float">
            <text:p>169.736</text:p>
          </table:table-cell>
          <table:table-cell office:value-type="float" office:value="209.553" calcext:value-type="float">
            <text:p>209.553</text:p>
          </table:table-cell>
          <table:table-cell office:value-type="float" office:value="319.627" calcext:value-type="float">
            <text:p>319.627</text:p>
          </table:table-cell>
          <table:table-cell office:value-type="float" office:value="276.498" calcext:value-type="float">
            <text:p>276.498</text:p>
          </table:table-cell>
          <table:table-cell office:value-type="float" office:value="260.887" calcext:value-type="float">
            <text:p>260.887</text:p>
          </table:table-cell>
          <table:table-cell office:value-type="float" office:value="224.466" calcext:value-type="float">
            <text:p>224.466</text:p>
          </table:table-cell>
          <table:table-cell office:value-type="float" office:value="206.561" calcext:value-type="float">
            <text:p>206.561</text:p>
          </table:table-cell>
          <table:table-cell office:value-type="float" office:value="317.575" calcext:value-type="float">
            <text:p>317.575</text:p>
          </table:table-cell>
          <table:table-cell office:value-type="float" office:value="226.17" calcext:value-type="float">
            <text:p>226.17</text:p>
          </table:table-cell>
          <table:table-cell office:value-type="float" office:value="275.669" calcext:value-type="float">
            <text:p>275.669</text:p>
          </table:table-cell>
          <table:table-cell office:value-type="float" office:value="213.621" calcext:value-type="float">
            <text:p>213.621</text:p>
          </table:table-cell>
          <table:table-cell office:value-type="float" office:value="279.86" calcext:value-type="float">
            <text:p>279.86</text:p>
          </table:table-cell>
          <table:table-cell office:value-type="float" office:value="198.024" calcext:value-type="float">
            <text:p>198.024</text:p>
          </table:table-cell>
          <table:table-cell office:value-type="float" office:value="324.807" calcext:value-type="float">
            <text:p>324.807</text:p>
          </table:table-cell>
          <table:table-cell office:value-type="float" office:value="305.651" calcext:value-type="float">
            <text:p>305.651</text:p>
          </table:table-cell>
          <table:table-cell office:value-type="float" office:value="232.092" calcext:value-type="float">
            <text:p>232.092</text:p>
          </table:table-cell>
          <table:table-cell office:value-type="float" office:value="20.092" calcext:value-type="float">
            <text:p>20.092</text:p>
          </table:table-cell>
          <table:table-cell office:value-type="float" office:value="221.865" calcext:value-type="float">
            <text:p>221.865</text:p>
          </table:table-cell>
          <table:table-cell office:value-type="float" office:value="250.491" calcext:value-type="float">
            <text:p>250.491</text:p>
          </table:table-cell>
          <table:table-cell office:value-type="float" office:value="152.619" calcext:value-type="float">
            <text:p>152.619</text:p>
          </table:table-cell>
          <table:table-cell office:value-type="float" office:value="214.73" calcext:value-type="float">
            <text:p>214.73</text:p>
          </table:table-cell>
          <table:table-cell office:value-type="float" office:value="385.509" calcext:value-type="float">
            <text:p>385.509</text:p>
          </table:table-cell>
          <table:table-cell office:value-type="float" office:value="343.17" calcext:value-type="float">
            <text:p>343.17</text:p>
          </table:table-cell>
          <table:table-cell office:value-type="float" office:value="247.734" calcext:value-type="float">
            <text:p>247.734</text:p>
          </table:table-cell>
          <table:table-cell office:value-type="float" office:value="224.507" calcext:value-type="float">
            <text:p>224.507</text:p>
          </table:table-cell>
          <table:table-cell office:value-type="float" office:value="73.477" calcext:value-type="float">
            <text:p>73.477</text:p>
          </table:table-cell>
          <table:table-cell office:value-type="float" office:value="85.645" calcext:value-type="float">
            <text:p>85.645</text:p>
          </table:table-cell>
          <table:table-cell office:value-type="float" office:value="212.337" calcext:value-type="float">
            <text:p>212.337</text:p>
          </table:table-cell>
          <table:table-cell office:value-type="float" office:value="205.251" calcext:value-type="float">
            <text:p>205.251</text:p>
          </table:table-cell>
          <table:table-cell office:value-type="float" office:value="233.671" calcext:value-type="float">
            <text:p>233.671</text:p>
          </table:table-cell>
          <table:table-cell office:value-type="float" office:value="242.296" calcext:value-type="float">
            <text:p>242.296</text:p>
          </table:table-cell>
          <table:table-cell office:value-type="float" office:value="254.461" calcext:value-type="float">
            <text:p>254.461</text:p>
          </table:table-cell>
          <table:table-cell office:value-type="float" office:value="232.827" calcext:value-type="float">
            <text:p>232.827</text:p>
          </table:table-cell>
          <table:table-cell office:value-type="float" office:value="61.062" calcext:value-type="float">
            <text:p>61.062</text:p>
          </table:table-cell>
          <table:table-cell office:value-type="float" office:value="197.376" calcext:value-type="float">
            <text:p>197.376</text:p>
          </table:table-cell>
          <table:table-cell office:value-type="float" office:value="234.749" calcext:value-type="float">
            <text:p>234.749</text:p>
          </table:table-cell>
          <table:table-cell office:value-type="float" office:value="164.742" calcext:value-type="float">
            <text:p>164.742</text:p>
          </table:table-cell>
          <table:table-cell office:value-type="float" office:value="230.684" calcext:value-type="float">
            <text:p>230.684</text:p>
          </table:table-cell>
          <table:table-cell office:value-type="float" office:value="208.859" calcext:value-type="float">
            <text:p>208.859</text:p>
          </table:table-cell>
          <table:table-cell office:value-type="float" office:value="230.248" calcext:value-type="float">
            <text:p>230.248</text:p>
          </table:table-cell>
          <table:table-cell office:value-type="float" office:value="224.445" calcext:value-type="float">
            <text:p>224.445</text:p>
          </table:table-cell>
          <table:table-cell office:value-type="float" office:value="238.299" calcext:value-type="float">
            <text:p>238.299</text:p>
          </table:table-cell>
          <table:table-cell office:value-type="float" office:value="50.039" calcext:value-type="float">
            <text:p>50.039</text:p>
          </table:table-cell>
          <table:table-cell office:value-type="float" office:value="216.066" calcext:value-type="float">
            <text:p>216.066</text:p>
          </table:table-cell>
          <table:table-cell office:value-type="float" office:value="217.713" calcext:value-type="float">
            <text:p>217.713</text:p>
          </table:table-cell>
          <table:table-cell office:value-type="float" office:value="62.631" calcext:value-type="float">
            <text:p>62.631</text:p>
          </table:table-cell>
          <table:table-cell office:value-type="float" office:value="235.936" calcext:value-type="float">
            <text:p>235.936</text:p>
          </table:table-cell>
          <table:table-cell office:value-type="float" office:value="0" calcext:value-type="float">
            <text:p>0</text:p>
          </table:table-cell>
          <table:table-cell office:value-type="float" office:value="284.031" calcext:value-type="float">
            <text:p>284.031</text:p>
          </table:table-cell>
          <table:table-cell office:value-type="float" office:value="204.404" calcext:value-type="float">
            <text:p>204.404</text:p>
          </table:table-cell>
          <table:table-cell office:value-type="float" office:value="203.728" calcext:value-type="float">
            <text:p>203.728</text:p>
          </table:table-cell>
          <table:table-cell office:value-type="float" office:value="236.126" calcext:value-type="float">
            <text:p>236.126</text:p>
          </table:table-cell>
          <table:table-cell office:value-type="float" office:value="232.74" calcext:value-type="float">
            <text:p>232.74</text:p>
          </table:table-cell>
          <table:table-cell office:value-type="float" office:value="229.041" calcext:value-type="float">
            <text:p>229.041</text:p>
          </table:table-cell>
          <table:table-cell office:value-type="float" office:value="212.666" calcext:value-type="float">
            <text:p>212.666</text:p>
          </table:table-cell>
          <table:table-cell office:value-type="float" office:value="174.693" calcext:value-type="float">
            <text:p>174.693</text:p>
          </table:table-cell>
          <table:table-cell office:value-type="float" office:value="192.691" calcext:value-type="float">
            <text:p>192.691</text:p>
          </table:table-cell>
          <table:table-cell office:value-type="float" office:value="156.25" calcext:value-type="float">
            <text:p>156.25</text:p>
          </table:table-cell>
          <table:table-cell office:value-type="float" office:value="219.411" calcext:value-type="float">
            <text:p>219.411</text:p>
          </table:table-cell>
          <table:table-cell office:value-type="float" office:value="228.25" calcext:value-type="float">
            <text:p>228.25</text:p>
          </table:table-cell>
          <table:table-cell office:value-type="float" office:value="258.431" calcext:value-type="float">
            <text:p>258.431</text:p>
          </table:table-cell>
          <table:table-cell office:value-type="float" office:value="183.179" calcext:value-type="float">
            <text:p>183.179</text:p>
          </table:table-cell>
          <table:table-cell office:value-type="float" office:value="188.4" calcext:value-type="float">
            <text:p>188.4</text:p>
          </table:table-cell>
          <table:table-cell office:value-type="float" office:value="220.858" calcext:value-type="float">
            <text:p>220.858</text:p>
          </table:table-cell>
          <table:table-cell office:value-type="float" office:value="193.667" calcext:value-type="float">
            <text:p>193.667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63.167" calcext:value-type="float">
            <text:p>63.167</text:p>
          </table:table-cell>
          <table:table-cell office:value-type="float" office:value="395.752" calcext:value-type="float">
            <text:p>395.75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9.184" calcext:value-type="float">
            <text:p>29.184</text:p>
          </table:table-cell>
          <table:table-cell office:value-type="float" office:value="241.315" calcext:value-type="float">
            <text:p>241.315</text:p>
          </table:table-cell>
          <table:table-cell office:value-type="float" office:value="19.344" calcext:value-type="float">
            <text:p>19.344</text:p>
          </table:table-cell>
          <table:table-cell office:value-type="float" office:value="266.275" calcext:value-type="float">
            <text:p>266.275</text:p>
          </table:table-cell>
          <table:table-cell office:value-type="float" office:value="268.107" calcext:value-type="float">
            <text:p>268.107</text:p>
          </table:table-cell>
          <table:table-cell office:value-type="float" office:value="278.683" calcext:value-type="float">
            <text:p>278.683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6.112" calcext:value-type="float">
            <text:p>266.112</text:p>
          </table:table-cell>
          <table:table-cell office:value-type="float" office:value="13.944" calcext:value-type="float">
            <text:p>13.944</text:p>
          </table:table-cell>
          <table:table-cell office:value-type="float" office:value="24.327" calcext:value-type="float">
            <text:p>24.327</text:p>
          </table:table-cell>
          <table:table-cell office:value-type="float" office:value="14.583" calcext:value-type="float">
            <text:p>14.583</text:p>
          </table:table-cell>
          <table:table-cell office:value-type="float" office:value="217.017" calcext:value-type="float">
            <text:p>217.017</text:p>
          </table:table-cell>
          <table:table-cell office:value-type="float" office:value="106.301" calcext:value-type="float">
            <text:p>106.301</text:p>
          </table:table-cell>
          <table:table-cell office:value-type="float" office:value="104.071" calcext:value-type="float">
            <text:p>104.071</text:p>
          </table:table-cell>
          <table:table-cell office:value-type="float" office:value="190.597" calcext:value-type="float">
            <text:p>190.597</text:p>
          </table:table-cell>
          <table:table-cell office:value-type="float" office:value="16.47" calcext:value-type="float">
            <text:p>16.47</text:p>
          </table:table-cell>
          <table:table-cell office:value-type="float" office:value="225.286" calcext:value-type="float">
            <text:p>225.286</text:p>
          </table:table-cell>
          <table:table-cell office:value-type="float" office:value="174.338" calcext:value-type="float">
            <text:p>174.338</text:p>
          </table:table-cell>
          <table:table-cell office:value-type="float" office:value="62.451" calcext:value-type="float">
            <text:p>62.451</text:p>
          </table:table-cell>
          <table:table-cell office:value-type="float" office:value="4.666" calcext:value-type="float">
            <text:p>4.666</text:p>
          </table:table-cell>
          <table:table-cell office:value-type="float" office:value="11.494" calcext:value-type="float">
            <text:p>11.494</text:p>
          </table:table-cell>
          <table:table-cell office:value-type="float" office:value="28.642" calcext:value-type="float">
            <text:p>28.642</text:p>
          </table:table-cell>
          <table:table-cell office:value-type="float" office:value="21.161" calcext:value-type="float">
            <text:p>21.161</text:p>
          </table:table-cell>
          <table:table-cell office:value-type="float" office:value="36.687" calcext:value-type="float">
            <text:p>36.687</text:p>
          </table:table-cell>
          <table:table-cell office:value-type="float" office:value="40.709" calcext:value-type="float">
            <text:p>40.709</text:p>
          </table:table-cell>
          <table:table-cell office:value-type="float" office:value="35.679" calcext:value-type="float">
            <text:p>35.679</text:p>
          </table:table-cell>
          <table:table-cell office:value-type="float" office:value="20.183" calcext:value-type="float">
            <text:p>20.183</text:p>
          </table:table-cell>
          <table:table-cell office:value-type="float" office:value="26.491" calcext:value-type="float">
            <text:p>26.491</text:p>
          </table:table-cell>
          <table:table-cell office:value-type="float" office:value="60.375" calcext:value-type="float">
            <text:p>60.375</text:p>
          </table:table-cell>
          <table:table-cell office:value-type="float" office:value="29.205" calcext:value-type="float">
            <text:p>29.205</text:p>
          </table:table-cell>
          <table:table-cell office:value-type="float" office:value="238.695" calcext:value-type="float">
            <text:p>238.695</text:p>
          </table:table-cell>
          <table:table-cell office:value-type="float" office:value="16.081" calcext:value-type="float">
            <text:p>16.081</text:p>
          </table:table-cell>
          <table:table-cell office:value-type="float" office:value="36.607" calcext:value-type="float">
            <text:p>36.607</text:p>
          </table:table-cell>
          <table:table-cell office:value-type="float" office:value="201.698" calcext:value-type="float">
            <text:p>201.698</text:p>
          </table:table-cell>
          <table:table-cell office:value-type="float" office:value="37.237" calcext:value-type="float">
            <text:p>37.237</text:p>
          </table:table-cell>
          <table:table-cell office:value-type="float" office:value="73.076" calcext:value-type="float">
            <text:p>73.076</text:p>
          </table:table-cell>
          <table:table-cell office:value-type="float" office:value="158.856" calcext:value-type="float">
            <text:p>158.856</text:p>
          </table:table-cell>
          <table:table-cell office:value-type="float" office:value="58.33" calcext:value-type="float">
            <text:p>58.33</text:p>
          </table:table-cell>
          <table:table-cell office:value-type="float" office:value="19.697" calcext:value-type="float">
            <text:p>19.697</text:p>
          </table:table-cell>
          <table:table-cell office:value-type="float" office:value="252.038" calcext:value-type="float">
            <text:p>252.038</text:p>
          </table:table-cell>
          <table:table-cell office:value-type="float" office:value="264.621" calcext:value-type="float">
            <text:p>264.621</text:p>
          </table:table-cell>
          <table:table-cell office:value-type="float" office:value="22.312" calcext:value-type="float">
            <text:p>22.312</text:p>
          </table:table-cell>
          <table:table-cell office:value-type="float" office:value="22.082" calcext:value-type="float">
            <text:p>22.082</text:p>
          </table:table-cell>
          <table:table-cell office:value-type="float" office:value="40.455" calcext:value-type="float">
            <text:p>40.455</text:p>
          </table:table-cell>
          <table:table-cell office:value-type="float" office:value="26.621" calcext:value-type="float">
            <text:p>26.621</text:p>
          </table:table-cell>
          <table:table-cell office:value-type="float" office:value="19.826" calcext:value-type="float">
            <text:p>19.826</text:p>
          </table:table-cell>
          <table:table-cell office:value-type="float" office:value="157.445" calcext:value-type="float">
            <text:p>157.445</text:p>
          </table:table-cell>
          <table:table-cell office:value-type="float" office:value="151.56" calcext:value-type="float">
            <text:p>151.56</text:p>
          </table:table-cell>
          <table:table-cell office:value-type="float" office:value="21.921" calcext:value-type="float">
            <text:p>21.921</text:p>
          </table:table-cell>
          <table:table-cell office:value-type="float" office:value="34.879" calcext:value-type="float">
            <text:p>34.879</text:p>
          </table:table-cell>
          <table:table-cell office:value-type="float" office:value="287.143" calcext:value-type="float">
            <text:p>287.143</text:p>
          </table:table-cell>
          <table:table-cell office:value-type="float" office:value="27.66" calcext:value-type="float">
            <text:p>27.66</text:p>
          </table:table-cell>
          <table:table-cell office:value-type="float" office:value="47.692" calcext:value-type="float">
            <text:p>47.692</text:p>
          </table:table-cell>
          <table:table-cell office:value-type="float" office:value="4.511" calcext:value-type="float">
            <text:p>4.511</text:p>
          </table:table-cell>
          <table:table-cell office:value-type="float" office:value="12.639" calcext:value-type="float">
            <text:p>12.639</text:p>
          </table:table-cell>
          <table:table-cell office:value-type="float" office:value="35.825" calcext:value-type="float">
            <text:p>35.825</text:p>
          </table:table-cell>
          <table:table-cell office:value-type="float" office:value="255.503" calcext:value-type="float">
            <text:p>255.503</text:p>
          </table:table-cell>
          <table:table-cell office:value-type="float" office:value="45.11" calcext:value-type="float">
            <text:p>45.11</text:p>
          </table:table-cell>
          <table:table-cell office:value-type="float" office:value="0" calcext:value-type="float">
            <text:p>0</text:p>
          </table:table-cell>
          <table:table-cell office:value-type="float" office:value="204.311" calcext:value-type="float">
            <text:p>204.311</text:p>
          </table:table-cell>
          <table:table-cell office:value-type="float" office:value="26.561" calcext:value-type="float">
            <text:p>26.561</text:p>
          </table:table-cell>
          <table:table-cell office:value-type="float" office:value="290.597" calcext:value-type="float">
            <text:p>290.597</text:p>
          </table:table-cell>
          <table:table-cell office:value-type="float" office:value="15.212" calcext:value-type="float">
            <text:p>15.212</text:p>
          </table:table-cell>
          <table:table-cell office:value-type="float" office:value="27.917" calcext:value-type="float">
            <text:p>27.917</text:p>
          </table:table-cell>
          <table:table-cell office:value-type="float" office:value="129.558" calcext:value-type="float">
            <text:p>129.558</text:p>
          </table:table-cell>
          <table:table-cell office:value-type="float" office:value="97.947" calcext:value-type="float">
            <text:p>97.947</text:p>
          </table:table-cell>
          <table:table-cell office:value-type="float" office:value="106.804" calcext:value-type="float">
            <text:p>106.804</text:p>
          </table:table-cell>
          <table:table-cell office:value-type="float" office:value="98.087" calcext:value-type="float">
            <text:p>98.087</text:p>
          </table:table-cell>
          <table:table-cell office:value-type="float" office:value="112.058" calcext:value-type="float">
            <text:p>112.058</text:p>
          </table:table-cell>
          <table:table-cell office:value-type="float" office:value="152.479" calcext:value-type="float">
            <text:p>152.479</text:p>
          </table:table-cell>
          <table:table-cell office:value-type="float" office:value="152.395" calcext:value-type="float">
            <text:p>152.395</text:p>
          </table:table-cell>
          <table:table-cell office:value-type="float" office:value="161.051" calcext:value-type="float">
            <text:p>161.051</text:p>
          </table:table-cell>
          <table:table-cell office:value-type="float" office:value="114.955" calcext:value-type="float">
            <text:p>114.955</text:p>
          </table:table-cell>
          <table:table-cell office:value-type="float" office:value="122.908" calcext:value-type="float">
            <text:p>122.908</text:p>
          </table:table-cell>
          <table:table-cell office:value-type="float" office:value="109.229" calcext:value-type="float">
            <text:p>109.229</text:p>
          </table:table-cell>
          <table:table-cell office:value-type="float" office:value="170.667" calcext:value-type="float">
            <text:p>170.667</text:p>
          </table:table-cell>
          <table:table-cell office:value-type="float" office:value="153.144" calcext:value-type="float">
            <text:p>153.144</text:p>
          </table:table-cell>
          <table:table-cell office:value-type="float" office:value="124.641" calcext:value-type="float">
            <text:p>124.641</text:p>
          </table:table-cell>
          <table:table-cell office:value-type="float" office:value="149.451" calcext:value-type="float">
            <text:p>149.451</text:p>
          </table:table-cell>
          <table:table-cell office:value-type="float" office:value="130.644" calcext:value-type="float">
            <text:p>130.644</text:p>
          </table:table-cell>
          <table:table-cell office:value-type="float" office:value="271.025" calcext:value-type="float">
            <text:p>271.025</text:p>
          </table:table-cell>
          <table:table-cell office:value-type="float" office:value="182.71" calcext:value-type="float">
            <text:p>182.71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40.897" calcext:value-type="float">
            <text:p>40.897</text:p>
          </table:table-cell>
          <table:table-cell office:value-type="float" office:value="221.571" calcext:value-type="float">
            <text:p>221.571</text:p>
          </table:table-cell>
          <table:table-cell office:value-type="float" office:value="18.671" calcext:value-type="float">
            <text:p>18.671</text:p>
          </table:table-cell>
          <table:table-cell office:value-type="float" office:value="246.251" calcext:value-type="float">
            <text:p>246.251</text:p>
          </table:table-cell>
          <table:table-cell office:value-type="float" office:value="239.263" calcext:value-type="float">
            <text:p>239.263</text:p>
          </table:table-cell>
          <table:table-cell office:value-type="float" office:value="263.643" calcext:value-type="float">
            <text:p>263.643</text:p>
          </table:table-cell>
          <table:table-cell office:value-type="float" office:value="203.65" calcext:value-type="float">
            <text:p>203.65</text:p>
          </table:table-cell>
          <table:table-cell office:value-type="float" office:value="230.279" calcext:value-type="float">
            <text:p>230.279</text:p>
          </table:table-cell>
          <table:table-cell office:value-type="float" office:value="47.455" calcext:value-type="float">
            <text:p>47.455</text:p>
          </table:table-cell>
          <table:table-cell office:value-type="float" office:value="4.427" calcext:value-type="float">
            <text:p>4.427</text:p>
          </table:table-cell>
          <table:table-cell office:value-type="float" office:value="33.91" calcext:value-type="float">
            <text:p>33.91</text:p>
          </table:table-cell>
          <table:table-cell office:value-type="float" office:value="187.035" calcext:value-type="float">
            <text:p>187.035</text:p>
          </table:table-cell>
          <table:table-cell office:value-type="float" office:value="74.936" calcext:value-type="float">
            <text:p>74.936</text:p>
          </table:table-cell>
          <table:table-cell office:value-type="float" office:value="75.206" calcext:value-type="float">
            <text:p>75.206</text:p>
          </table:table-cell>
          <table:table-cell office:value-type="float" office:value="131.524" calcext:value-type="float">
            <text:p>131.524</text:p>
          </table:table-cell>
          <table:table-cell office:value-type="float" office:value="15.762" calcext:value-type="float">
            <text:p>15.762</text:p>
          </table:table-cell>
          <table:table-cell office:value-type="float" office:value="209.938" calcext:value-type="float">
            <text:p>209.938</text:p>
          </table:table-cell>
          <table:table-cell office:value-type="float" office:value="138.303" calcext:value-type="float">
            <text:p>138.303</text:p>
          </table:table-cell>
          <table:table-cell office:value-type="float" office:value="53.872" calcext:value-type="float">
            <text:p>53.872</text:p>
          </table:table-cell>
          <table:table-cell office:value-type="float" office:value="20.66" calcext:value-type="float">
            <text:p>20.66</text:p>
          </table:table-cell>
          <table:table-cell office:value-type="float" office:value="7.857" calcext:value-type="float">
            <text:p>7.857</text:p>
          </table:table-cell>
          <table:table-cell office:value-type="float" office:value="15.465" calcext:value-type="float">
            <text:p>15.465</text:p>
          </table:table-cell>
          <table:table-cell office:value-type="float" office:value="17.287" calcext:value-type="float">
            <text:p>17.287</text:p>
          </table:table-cell>
          <table:table-cell office:value-type="float" office:value="32.49" calcext:value-type="float">
            <text:p>32.49</text:p>
          </table:table-cell>
          <table:table-cell office:value-type="float" office:value="18.487" calcext:value-type="float">
            <text:p>18.487</text:p>
          </table:table-cell>
          <table:table-cell office:value-type="float" office:value="31.706" calcext:value-type="float">
            <text:p>31.706</text:p>
          </table:table-cell>
          <table:table-cell office:value-type="float" office:value="2.852" calcext:value-type="float">
            <text:p>2.852</text:p>
          </table:table-cell>
          <table:table-cell office:value-type="float" office:value="20.503" calcext:value-type="float">
            <text:p>20.503</text:p>
          </table:table-cell>
          <table:table-cell office:value-type="float" office:value="75.717" calcext:value-type="float">
            <text:p>75.717</text:p>
          </table:table-cell>
          <table:table-cell office:value-type="float" office:value="47.897" calcext:value-type="float">
            <text:p>47.897</text:p>
          </table:table-cell>
          <table:table-cell office:value-type="float" office:value="182.36" calcext:value-type="float">
            <text:p>182.36</text:p>
          </table:table-cell>
          <table:table-cell office:value-type="float" office:value="27.296" calcext:value-type="float">
            <text:p>27.296</text:p>
          </table:table-cell>
          <table:table-cell office:value-type="float" office:value="46.672" calcext:value-type="float">
            <text:p>46.672</text:p>
          </table:table-cell>
          <table:table-cell office:value-type="float" office:value="247.612" calcext:value-type="float">
            <text:p>247.612</text:p>
          </table:table-cell>
          <table:table-cell office:value-type="float" office:value="7.874" calcext:value-type="float">
            <text:p>7.874</text:p>
          </table:table-cell>
          <table:table-cell office:value-type="float" office:value="68.291" calcext:value-type="float">
            <text:p>68.291</text:p>
          </table:table-cell>
          <table:table-cell office:value-type="float" office:value="133.024" calcext:value-type="float">
            <text:p>133.024</text:p>
          </table:table-cell>
          <table:table-cell office:value-type="float" office:value="42.7" calcext:value-type="float">
            <text:p>42.7</text:p>
          </table:table-cell>
          <table:table-cell office:value-type="float" office:value="28.488" calcext:value-type="float">
            <text:p>28.488</text:p>
          </table:table-cell>
          <table:table-cell office:value-type="float" office:value="248.936" calcext:value-type="float">
            <text:p>248.936</text:p>
          </table:table-cell>
          <table:table-cell office:value-type="float" office:value="259.957" calcext:value-type="float">
            <text:p>259.957</text:p>
          </table:table-cell>
          <table:table-cell office:value-type="float" office:value="31.687" calcext:value-type="float">
            <text:p>31.687</text:p>
          </table:table-cell>
          <table:table-cell office:value-type="float" office:value="14.486" calcext:value-type="float">
            <text:p>14.486</text:p>
          </table:table-cell>
          <table:table-cell office:value-type="float" office:value="29.494" calcext:value-type="float">
            <text:p>29.494</text:p>
          </table:table-cell>
          <table:table-cell office:value-type="float" office:value="42.002" calcext:value-type="float">
            <text:p>42.002</text:p>
          </table:table-cell>
          <table:table-cell office:value-type="float" office:value="41.527" calcext:value-type="float">
            <text:p>41.527</text:p>
          </table:table-cell>
          <table:table-cell office:value-type="float" office:value="132.199" calcext:value-type="float">
            <text:p>132.199</text:p>
          </table:table-cell>
          <table:table-cell office:value-type="float" office:value="163.699" calcext:value-type="float">
            <text:p>163.699</text:p>
          </table:table-cell>
          <table:table-cell office:value-type="float" office:value="8.495" calcext:value-type="float">
            <text:p>8.495</text:p>
          </table:table-cell>
          <table:table-cell office:value-type="float" office:value="25.497" calcext:value-type="float">
            <text:p>25.497</text:p>
          </table:table-cell>
          <table:table-cell office:value-type="float" office:value="272.297" calcext:value-type="float">
            <text:p>272.297</text:p>
          </table:table-cell>
          <table:table-cell office:value-type="float" office:value="26.258" calcext:value-type="float">
            <text:p>26.258</text:p>
          </table:table-cell>
          <table:table-cell office:value-type="float" office:value="29.676" calcext:value-type="float">
            <text:p>29.676</text:p>
          </table:table-cell>
          <table:table-cell office:value-type="float" office:value="30.556" calcext:value-type="float">
            <text:p>30.556</text:p>
          </table:table-cell>
          <table:table-cell office:value-type="float" office:value="25.31" calcext:value-type="float">
            <text:p>25.31</text:p>
          </table:table-cell>
          <table:table-cell office:value-type="float" office:value="27.334" calcext:value-type="float">
            <text:p>27.334</text:p>
          </table:table-cell>
          <table:table-cell office:value-type="float" office:value="157.464" calcext:value-type="float">
            <text:p>157.464</text:p>
          </table:table-cell>
          <table:table-cell office:value-type="float" office:value="22.973" calcext:value-type="float">
            <text:p>22.973</text:p>
          </table:table-cell>
          <table:table-cell office:value-type="float" office:value="18.822" calcext:value-type="float">
            <text:p>18.822</text:p>
          </table:table-cell>
          <table:table-cell office:value-type="float" office:value="150.326" calcext:value-type="float">
            <text:p>150.326</text:p>
          </table:table-cell>
          <table:table-cell office:value-type="float" office:value="44.327" calcext:value-type="float">
            <text:p>44.327</text:p>
          </table:table-cell>
          <table:table-cell office:value-type="float" office:value="185.842" calcext:value-type="float">
            <text:p>185.842</text:p>
          </table:table-cell>
          <table:table-cell office:value-type="float" office:value="47.451" calcext:value-type="float">
            <text:p>47.451</text:p>
          </table:table-cell>
          <table:table-cell office:value-type="float" office:value="0" calcext:value-type="float">
            <text:p>0</text:p>
          </table:table-cell>
          <table:table-cell office:value-type="float" office:value="102.215" calcext:value-type="float">
            <text:p>102.215</text:p>
          </table:table-cell>
          <table:table-cell office:value-type="float" office:value="69.922" calcext:value-type="float">
            <text:p>69.922</text:p>
          </table:table-cell>
          <table:table-cell office:value-type="float" office:value="74.062" calcext:value-type="float">
            <text:p>74.062</text:p>
          </table:table-cell>
          <table:table-cell office:value-type="float" office:value="70.755" calcext:value-type="float">
            <text:p>70.755</text:p>
          </table:table-cell>
          <table:table-cell office:value-type="float" office:value="80.353" calcext:value-type="float">
            <text:p>80.353</text:p>
          </table:table-cell>
          <table:table-cell office:value-type="float" office:value="132.462" calcext:value-type="float">
            <text:p>132.462</text:p>
          </table:table-cell>
          <table:table-cell office:value-type="float" office:value="120.623" calcext:value-type="float">
            <text:p>120.623</text:p>
          </table:table-cell>
          <table:table-cell office:value-type="float" office:value="130.521" calcext:value-type="float">
            <text:p>130.521</text:p>
          </table:table-cell>
          <table:table-cell office:value-type="float" office:value="84.484" calcext:value-type="float">
            <text:p>84.484</text:p>
          </table:table-cell>
          <table:table-cell office:value-type="float" office:value="92.577" calcext:value-type="float">
            <text:p>92.577</text:p>
          </table:table-cell>
          <table:table-cell office:value-type="float" office:value="83.97" calcext:value-type="float">
            <text:p>83.97</text:p>
          </table:table-cell>
          <table:table-cell office:value-type="float" office:value="135.472" calcext:value-type="float">
            <text:p>135.472</text:p>
          </table:table-cell>
          <table:table-cell office:value-type="float" office:value="120.852" calcext:value-type="float">
            <text:p>120.852</text:p>
          </table:table-cell>
          <table:table-cell office:value-type="float" office:value="89.304" calcext:value-type="float">
            <text:p>89.304</text:p>
          </table:table-cell>
          <table:table-cell office:value-type="float" office:value="118.567" calcext:value-type="float">
            <text:p>118.567</text:p>
          </table:table-cell>
          <table:table-cell office:value-type="float" office:value="94.721" calcext:value-type="float">
            <text:p>94.721</text:p>
          </table:table-cell>
          <table:table-cell office:value-type="float" office:value="195.27" calcext:value-type="float">
            <text:p>195.27</text:p>
          </table:table-cell>
          <table:table-cell office:value-type="float" office:value="158.174" calcext:value-type="float">
            <text:p>158.174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143.288" calcext:value-type="float">
            <text:p>143.288</text:p>
          </table:table-cell>
          <table:table-cell office:value-type="float" office:value="153.242" calcext:value-type="float">
            <text:p>153.242</text:p>
          </table:table-cell>
          <table:table-cell office:value-type="float" office:value="123.726" calcext:value-type="float">
            <text:p>123.726</text:p>
          </table:table-cell>
          <table:table-cell office:value-type="float" office:value="165.256" calcext:value-type="float">
            <text:p>165.256</text:p>
          </table:table-cell>
          <table:table-cell office:value-type="float" office:value="168.487" calcext:value-type="float">
            <text:p>168.487</text:p>
          </table:table-cell>
          <table:table-cell office:value-type="float" office:value="189.684" calcext:value-type="float">
            <text:p>189.684</text:p>
          </table:table-cell>
          <table:table-cell office:value-type="float" office:value="210.999" calcext:value-type="float">
            <text:p>210.999</text:p>
          </table:table-cell>
          <table:table-cell office:value-type="float" office:value="183.893" calcext:value-type="float">
            <text:p>183.893</text:p>
          </table:table-cell>
          <table:table-cell office:value-type="float" office:value="143.53" calcext:value-type="float">
            <text:p>143.53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136.905" calcext:value-type="float">
            <text:p>136.905</text:p>
          </table:table-cell>
          <table:table-cell office:value-type="float" office:value="130.911" calcext:value-type="float">
            <text:p>130.911</text:p>
          </table:table-cell>
          <table:table-cell office:value-type="float" office:value="33.76" calcext:value-type="float">
            <text:p>33.76</text:p>
          </table:table-cell>
          <table:table-cell office:value-type="float" office:value="36.717" calcext:value-type="float">
            <text:p>36.717</text:p>
          </table:table-cell>
          <table:table-cell office:value-type="float" office:value="53.491" calcext:value-type="float">
            <text:p>53.491</text:p>
          </table:table-cell>
          <table:table-cell office:value-type="float" office:value="126.073" calcext:value-type="float">
            <text:p>126.073</text:p>
          </table:table-cell>
          <table:table-cell office:value-type="float" office:value="154.072" calcext:value-type="float">
            <text:p>154.072</text:p>
          </table:table-cell>
          <table:table-cell office:value-type="float" office:value="69.249" calcext:value-type="float">
            <text:p>69.249</text:p>
          </table:table-cell>
          <table:table-cell office:value-type="float" office:value="165.886" calcext:value-type="float">
            <text:p>165.886</text:p>
          </table:table-cell>
          <table:table-cell office:value-type="float" office:value="133.27" calcext:value-type="float">
            <text:p>133.27</text:p>
          </table:table-cell>
          <table:table-cell office:value-type="float" office:value="112.934" calcext:value-type="float">
            <text:p>112.934</text:p>
          </table:table-cell>
          <table:table-cell office:value-type="float" office:value="122.343" calcext:value-type="float">
            <text:p>122.343</text:p>
          </table:table-cell>
          <table:table-cell office:value-type="float" office:value="120.463" calcext:value-type="float">
            <text:p>120.463</text:p>
          </table:table-cell>
          <table:table-cell office:value-type="float" office:value="127.675" calcext:value-type="float">
            <text:p>127.675</text:p>
          </table:table-cell>
          <table:table-cell office:value-type="float" office:value="115.271" calcext:value-type="float">
            <text:p>115.271</text:p>
          </table:table-cell>
          <table:table-cell office:value-type="float" office:value="137.49" calcext:value-type="float">
            <text:p>137.49</text:p>
          </table:table-cell>
          <table:table-cell office:value-type="float" office:value="100.844" calcext:value-type="float">
            <text:p>100.844</text:p>
          </table:table-cell>
          <table:table-cell office:value-type="float" office:value="112.865" calcext:value-type="float">
            <text:p>112.865</text:p>
          </table:table-cell>
          <table:table-cell office:value-type="float" office:value="175.51" calcext:value-type="float">
            <text:p>175.51</text:p>
          </table:table-cell>
          <table:table-cell office:value-type="float" office:value="153.657" calcext:value-type="float">
            <text:p>153.657</text:p>
          </table:table-cell>
          <table:table-cell office:value-type="float" office:value="183.468" calcext:value-type="float">
            <text:p>183.468</text:p>
          </table:table-cell>
          <table:table-cell office:value-type="float" office:value="144.839" calcext:value-type="float">
            <text:p>144.839</text:p>
          </table:table-cell>
          <table:table-cell office:value-type="float" office:value="166.154" calcext:value-type="float">
            <text:p>166.154</text:p>
          </table:table-cell>
          <table:table-cell office:value-type="float" office:value="212.788" calcext:value-type="float">
            <text:p>212.788</text:p>
          </table:table-cell>
          <table:table-cell office:value-type="float" office:value="110.217" calcext:value-type="float">
            <text:p>110.217</text:p>
          </table:table-cell>
          <table:table-cell office:value-type="float" office:value="162.963" calcext:value-type="float">
            <text:p>162.963</text:p>
          </table:table-cell>
          <table:table-cell office:value-type="float" office:value="231.006" calcext:value-type="float">
            <text:p>231.006</text:p>
          </table:table-cell>
          <table:table-cell office:value-type="float" office:value="142.523" calcext:value-type="float">
            <text:p>142.523</text:p>
          </table:table-cell>
          <table:table-cell office:value-type="float" office:value="120.027" calcext:value-type="float">
            <text:p>120.027</text:p>
          </table:table-cell>
          <table:table-cell office:value-type="float" office:value="139.632" calcext:value-type="float">
            <text:p>139.632</text:p>
          </table:table-cell>
          <table:table-cell office:value-type="float" office:value="188.302" calcext:value-type="float">
            <text:p>188.302</text:p>
          </table:table-cell>
          <table:table-cell office:value-type="float" office:value="134.435" calcext:value-type="float">
            <text:p>134.435</text:p>
          </table:table-cell>
          <table:table-cell office:value-type="float" office:value="117.611" calcext:value-type="float">
            <text:p>117.611</text:p>
          </table:table-cell>
          <table:table-cell office:value-type="float" office:value="141.474" calcext:value-type="float">
            <text:p>141.474</text:p>
          </table:table-cell>
          <table:table-cell office:value-type="float" office:value="149.774" calcext:value-type="float">
            <text:p>149.774</text:p>
          </table:table-cell>
          <table:table-cell office:value-type="float" office:value="151.225" calcext:value-type="float">
            <text:p>151.225</text:p>
          </table:table-cell>
          <table:table-cell office:value-type="float" office:value="30.486" calcext:value-type="float">
            <text:p>30.486</text:p>
          </table:table-cell>
          <table:table-cell office:value-type="float" office:value="211.661" calcext:value-type="float">
            <text:p>211.661</text:p>
          </table:table-cell>
          <table:table-cell office:value-type="float" office:value="120.271" calcext:value-type="float">
            <text:p>120.271</text:p>
          </table:table-cell>
          <table:table-cell office:value-type="float" office:value="139.377" calcext:value-type="float">
            <text:p>139.377</text:p>
          </table:table-cell>
          <table:table-cell office:value-type="float" office:value="188.136" calcext:value-type="float">
            <text:p>188.136</text:p>
          </table:table-cell>
          <table:table-cell office:value-type="float" office:value="133.922" calcext:value-type="float">
            <text:p>133.922</text:p>
          </table:table-cell>
          <table:table-cell office:value-type="float" office:value="122.046" calcext:value-type="float">
            <text:p>122.046</text:p>
          </table:table-cell>
          <table:table-cell office:value-type="float" office:value="140.155" calcext:value-type="float">
            <text:p>140.155</text:p>
          </table:table-cell>
          <table:table-cell office:value-type="float" office:value="129.523" calcext:value-type="float">
            <text:p>129.523</text:p>
          </table:table-cell>
          <table:table-cell office:value-type="float" office:value="135.889" calcext:value-type="float">
            <text:p>135.889</text:p>
          </table:table-cell>
          <table:table-cell office:value-type="float" office:value="233.673" calcext:value-type="float">
            <text:p>233.673</text:p>
          </table:table-cell>
          <table:table-cell office:value-type="float" office:value="149.064" calcext:value-type="float">
            <text:p>149.064</text:p>
          </table:table-cell>
          <table:table-cell office:value-type="float" office:value="123.834" calcext:value-type="float">
            <text:p>123.834</text:p>
          </table:table-cell>
          <table:table-cell office:value-type="float" office:value="265.418" calcext:value-type="float">
            <text:p>265.418</text:p>
          </table:table-cell>
          <table:table-cell office:value-type="float" office:value="159.437" calcext:value-type="float">
            <text:p>159.437</text:p>
          </table:table-cell>
          <table:table-cell office:value-type="float" office:value="202.106" calcext:value-type="float">
            <text:p>202.106</text:p>
          </table:table-cell>
          <table:table-cell office:value-type="float" office:value="160.089" calcext:value-type="float">
            <text:p>160.089</text:p>
          </table:table-cell>
          <table:table-cell office:value-type="float" office:value="104.22" calcext:value-type="float">
            <text:p>104.22</text:p>
          </table:table-cell>
          <table:table-cell office:value-type="float" office:value="0" calcext:value-type="float">
            <text:p>0</text:p>
          </table:table-cell>
          <table:table-cell office:value-type="float" office:value="25.945" calcext:value-type="float">
            <text:p>25.945</text:p>
          </table:table-cell>
          <table:table-cell office:value-type="float" office:value="29.503" calcext:value-type="float">
            <text:p>29.503</text:p>
          </table:table-cell>
          <table:table-cell office:value-type="float" office:value="32.278" calcext:value-type="float">
            <text:p>32.278</text:p>
          </table:table-cell>
          <table:table-cell office:value-type="float" office:value="20.081" calcext:value-type="float">
            <text:p>20.081</text:p>
          </table:table-cell>
          <table:table-cell office:value-type="float" office:value="26.232" calcext:value-type="float">
            <text:p>26.232</text:p>
          </table:table-cell>
          <table:table-cell office:value-type="float" office:value="15.277" calcext:value-type="float">
            <text:p>15.277</text:p>
          </table:table-cell>
          <table:table-cell office:value-type="float" office:value="48.727" calcext:value-type="float">
            <text:p>48.727</text:p>
          </table:table-cell>
          <table:table-cell office:value-type="float" office:value="16.208" calcext:value-type="float">
            <text:p>16.208</text:p>
          </table:table-cell>
          <table:table-cell office:value-type="float" office:value="25.36" calcext:value-type="float">
            <text:p>25.36</text:p>
          </table:table-cell>
          <table:table-cell office:value-type="float" office:value="18.923" calcext:value-type="float">
            <text:p>18.923</text:p>
          </table:table-cell>
          <table:table-cell office:value-type="float" office:value="49.884" calcext:value-type="float">
            <text:p>49.884</text:p>
          </table:table-cell>
          <table:table-cell office:value-type="float" office:value="15.526" calcext:value-type="float">
            <text:p>15.526</text:p>
          </table:table-cell>
          <table:table-cell office:value-type="float" office:value="16.763" calcext:value-type="float">
            <text:p>16.763</text:p>
          </table:table-cell>
          <table:table-cell office:value-type="float" office:value="26.2" calcext:value-type="float">
            <text:p>26.2</text:p>
          </table:table-cell>
          <table:table-cell office:value-type="float" office:value="7.088" calcext:value-type="float">
            <text:p>7.088</text:p>
          </table:table-cell>
          <table:table-cell office:value-type="float" office:value="230.392" calcext:value-type="float">
            <text:p>230.392</text:p>
          </table:table-cell>
          <table:table-cell office:value-type="float" office:value="264.727" calcext:value-type="float">
            <text:p>264.72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anassas</text:p>
          </table:table-cell>
          <table:table-cell office:value-type="float" office:value="114.515" calcext:value-type="float">
            <text:p>114.515</text:p>
          </table:table-cell>
          <table:table-cell office:value-type="float" office:value="152.251" calcext:value-type="float">
            <text:p>152.251</text:p>
          </table:table-cell>
          <table:table-cell office:value-type="float" office:value="94.777" calcext:value-type="float">
            <text:p>94.777</text:p>
          </table:table-cell>
          <table:table-cell office:value-type="float" office:value="220.98" calcext:value-type="float">
            <text:p>220.98</text:p>
          </table:table-cell>
          <table:table-cell office:value-type="float" office:value="230.801" calcext:value-type="float">
            <text:p>230.801</text:p>
          </table:table-cell>
          <table:table-cell office:value-type="float" office:value="235.92" calcext:value-type="float">
            <text:p>235.92</text:p>
          </table:table-cell>
          <table:table-cell office:value-type="float" office:value="251.463" calcext:value-type="float">
            <text:p>251.463</text:p>
          </table:table-cell>
          <table:table-cell office:value-type="float" office:value="239.862" calcext:value-type="float">
            <text:p>239.862</text:p>
          </table:table-cell>
          <table:table-cell office:value-type="float" office:value="114.576" calcext:value-type="float">
            <text:p>114.576</text:p>
          </table:table-cell>
          <table:table-cell office:value-type="float" office:value="81.546" calcext:value-type="float">
            <text:p>81.546</text:p>
          </table:table-cell>
          <table:table-cell office:value-type="float" office:value="125.041" calcext:value-type="float">
            <text:p>125.041</text:p>
          </table:table-cell>
          <table:table-cell office:value-type="float" office:value="129.463" calcext:value-type="float">
            <text:p>129.463</text:p>
          </table:table-cell>
          <table:table-cell office:value-type="float" office:value="15.846" calcext:value-type="float">
            <text:p>15.846</text:p>
          </table:table-cell>
          <table:table-cell office:value-type="float" office:value="13.241" calcext:value-type="float">
            <text:p>13.241</text:p>
          </table:table-cell>
          <table:table-cell office:value-type="float" office:value="61.215" calcext:value-type="float">
            <text:p>61.215</text:p>
          </table:table-cell>
          <table:table-cell office:value-type="float" office:value="95.11" calcext:value-type="float">
            <text:p>95.11</text:p>
          </table:table-cell>
          <table:table-cell office:value-type="float" office:value="120.521" calcext:value-type="float">
            <text:p>120.521</text:p>
          </table:table-cell>
          <table:table-cell office:value-type="float" office:value="69.024" calcext:value-type="float">
            <text:p>69.024</text:p>
          </table:table-cell>
          <table:table-cell office:value-type="float" office:value="140.294" calcext:value-type="float">
            <text:p>140.294</text:p>
          </table:table-cell>
          <table:table-cell office:value-type="float" office:value="99.343" calcext:value-type="float">
            <text:p>99.343</text:p>
          </table:table-cell>
          <table:table-cell office:value-type="float" office:value="86.25" calcext:value-type="float">
            <text:p>86.25</text:p>
          </table:table-cell>
          <table:table-cell office:value-type="float" office:value="92.966" calcext:value-type="float">
            <text:p>92.966</text:p>
          </table:table-cell>
          <table:table-cell office:value-type="float" office:value="95.35" calcext:value-type="float">
            <text:p>95.35</text:p>
          </table:table-cell>
          <table:table-cell office:value-type="float" office:value="100.814" calcext:value-type="float">
            <text:p>100.814</text:p>
          </table:table-cell>
          <table:table-cell office:value-type="float" office:value="90.573" calcext:value-type="float">
            <text:p>90.573</text:p>
          </table:table-cell>
          <table:table-cell office:value-type="float" office:value="102.836" calcext:value-type="float">
            <text:p>102.836</text:p>
          </table:table-cell>
          <table:table-cell office:value-type="float" office:value="74.974" calcext:value-type="float">
            <text:p>74.974</text:p>
          </table:table-cell>
          <table:table-cell office:value-type="float" office:value="90.697" calcext:value-type="float">
            <text:p>90.697</text:p>
          </table:table-cell>
          <table:table-cell office:value-type="float" office:value="160.409" calcext:value-type="float">
            <text:p>160.409</text:p>
          </table:table-cell>
          <table:table-cell office:value-type="float" office:value="134.208" calcext:value-type="float">
            <text:p>134.208</text:p>
          </table:table-cell>
          <table:table-cell office:value-type="float" office:value="208.041" calcext:value-type="float">
            <text:p>208.041</text:p>
          </table:table-cell>
          <table:table-cell office:value-type="float" office:value="118.297" calcext:value-type="float">
            <text:p>118.297</text:p>
          </table:table-cell>
          <table:table-cell office:value-type="float" office:value="139.834" calcext:value-type="float">
            <text:p>139.834</text:p>
          </table:table-cell>
          <table:table-cell office:value-type="float" office:value="253.877" calcext:value-type="float">
            <text:p>253.877</text:p>
          </table:table-cell>
          <table:table-cell office:value-type="float" office:value="84.561" calcext:value-type="float">
            <text:p>84.561</text:p>
          </table:table-cell>
          <table:table-cell office:value-type="float" office:value="143.591" calcext:value-type="float">
            <text:p>143.591</text:p>
          </table:table-cell>
          <table:table-cell office:value-type="float" office:value="206.818" calcext:value-type="float">
            <text:p>206.818</text:p>
          </table:table-cell>
          <table:table-cell office:value-type="float" office:value="122.315" calcext:value-type="float">
            <text:p>122.315</text:p>
          </table:table-cell>
          <table:table-cell office:value-type="float" office:value="95.486" calcext:value-type="float">
            <text:p>95.486</text:p>
          </table:table-cell>
          <table:table-cell office:value-type="float" office:value="159.047" calcext:value-type="float">
            <text:p>159.047</text:p>
          </table:table-cell>
          <table:table-cell office:value-type="float" office:value="201.52" calcext:value-type="float">
            <text:p>201.52</text:p>
          </table:table-cell>
          <table:table-cell office:value-type="float" office:value="109.325" calcext:value-type="float">
            <text:p>109.325</text:p>
          </table:table-cell>
          <table:table-cell office:value-type="float" office:value="92.919" calcext:value-type="float">
            <text:p>92.919</text:p>
          </table:table-cell>
          <table:table-cell office:value-type="float" office:value="112.363" calcext:value-type="float">
            <text:p>112.363</text:p>
          </table:table-cell>
          <table:table-cell office:value-type="float" office:value="120.301" calcext:value-type="float">
            <text:p>120.301</text:p>
          </table:table-cell>
          <table:table-cell office:value-type="float" office:value="134.392" calcext:value-type="float">
            <text:p>134.392</text:p>
          </table:table-cell>
          <table:table-cell office:value-type="float" office:value="58.714" calcext:value-type="float">
            <text:p>58.714</text:p>
          </table:table-cell>
          <table:table-cell office:value-type="float" office:value="245.857" calcext:value-type="float">
            <text:p>245.857</text:p>
          </table:table-cell>
          <table:table-cell office:value-type="float" office:value="90.033" calcext:value-type="float">
            <text:p>90.033</text:p>
          </table:table-cell>
          <table:table-cell office:value-type="float" office:value="106.803" calcext:value-type="float">
            <text:p>106.803</text:p>
          </table:table-cell>
          <table:table-cell office:value-type="float" office:value="244.284" calcext:value-type="float">
            <text:p>244.284</text:p>
          </table:table-cell>
          <table:table-cell office:value-type="float" office:value="101.459" calcext:value-type="float">
            <text:p>101.459</text:p>
          </table:table-cell>
          <table:table-cell office:value-type="float" office:value="94.438" calcext:value-type="float">
            <text:p>94.438</text:p>
          </table:table-cell>
          <table:table-cell office:value-type="float" office:value="110.962" calcext:value-type="float">
            <text:p>110.962</text:p>
          </table:table-cell>
          <table:table-cell office:value-type="float" office:value="104.9" calcext:value-type="float">
            <text:p>104.9</text:p>
          </table:table-cell>
          <table:table-cell office:value-type="float" office:value="107.311" calcext:value-type="float">
            <text:p>107.311</text:p>
          </table:table-cell>
          <table:table-cell office:value-type="float" office:value="224.635" calcext:value-type="float">
            <text:p>224.635</text:p>
          </table:table-cell>
          <table:table-cell office:value-type="float" office:value="102.675" calcext:value-type="float">
            <text:p>102.675</text:p>
          </table:table-cell>
          <table:table-cell office:value-type="float" office:value="94.42" calcext:value-type="float">
            <text:p>94.42</text:p>
          </table:table-cell>
          <table:table-cell office:value-type="float" office:value="253.657" calcext:value-type="float">
            <text:p>253.657</text:p>
          </table:table-cell>
          <table:table-cell office:value-type="float" office:value="131.074" calcext:value-type="float">
            <text:p>131.074</text:p>
          </table:table-cell>
          <table:table-cell office:value-type="float" office:value="227.626" calcext:value-type="float">
            <text:p>227.626</text:p>
          </table:table-cell>
          <table:table-cell office:value-type="float" office:value="212.823" calcext:value-type="float">
            <text:p>212.823</text:p>
          </table:table-cell>
          <table:table-cell office:value-type="float" office:value="76.725" calcext:value-type="float">
            <text:p>76.725</text:p>
          </table:table-cell>
          <table:table-cell office:value-type="float" office:value="29.423" calcext:value-type="float">
            <text:p>29.423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8.096" calcext:value-type="float">
            <text:p>8.096</text:p>
          </table:table-cell>
          <table:table-cell office:value-type="float" office:value="22.978" calcext:value-type="float">
            <text:p>22.978</text:p>
          </table:table-cell>
          <table:table-cell office:value-type="float" office:value="67.189" calcext:value-type="float">
            <text:p>67.189</text:p>
          </table:table-cell>
          <table:table-cell office:value-type="float" office:value="48.67" calcext:value-type="float">
            <text:p>48.67</text:p>
          </table:table-cell>
          <table:table-cell office:value-type="float" office:value="67.748" calcext:value-type="float">
            <text:p>67.748</text:p>
          </table:table-cell>
          <table:table-cell office:value-type="float" office:value="12.421" calcext:value-type="float">
            <text:p>12.421</text:p>
          </table:table-cell>
          <table:table-cell office:value-type="float" office:value="21.958" calcext:value-type="float">
            <text:p>21.958</text:p>
          </table:table-cell>
          <table:table-cell office:value-type="float" office:value="10.21" calcext:value-type="float">
            <text:p>10.21</text:p>
          </table:table-cell>
          <table:table-cell office:value-type="float" office:value="69.412" calcext:value-type="float">
            <text:p>69.412</text:p>
          </table:table-cell>
          <table:table-cell office:value-type="float" office:value="48.155" calcext:value-type="float">
            <text:p>48.155</text:p>
          </table:table-cell>
          <table:table-cell office:value-type="float" office:value="34.002" calcext:value-type="float">
            <text:p>34.002</text:p>
          </table:table-cell>
          <table:table-cell office:value-type="float" office:value="53.121" calcext:value-type="float">
            <text:p>53.121</text:p>
          </table:table-cell>
          <table:table-cell office:value-type="float" office:value="32.01" calcext:value-type="float">
            <text:p>32.01</text:p>
          </table:table-cell>
          <table:table-cell office:value-type="float" office:value="259.203" calcext:value-type="float">
            <text:p>259.203</text:p>
          </table:table-cell>
          <table:table-cell office:value-type="float" office:value="251.342" calcext:value-type="float">
            <text:p>251.34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127.903" calcext:value-type="float">
            <text:p>127.903</text:p>
          </table:table-cell>
          <table:table-cell office:value-type="float" office:value="177.345" calcext:value-type="float">
            <text:p>177.345</text:p>
          </table:table-cell>
          <table:table-cell office:value-type="float" office:value="108.014" calcext:value-type="float">
            <text:p>108.014</text:p>
          </table:table-cell>
          <table:table-cell office:value-type="float" office:value="205.966" calcext:value-type="float">
            <text:p>205.966</text:p>
          </table:table-cell>
          <table:table-cell office:value-type="float" office:value="215.512" calcext:value-type="float">
            <text:p>215.512</text:p>
          </table:table-cell>
          <table:table-cell office:value-type="float" office:value="234.352" calcext:value-type="float">
            <text:p>234.352</text:p>
          </table:table-cell>
          <table:table-cell office:value-type="float" office:value="251.842" calcext:value-type="float">
            <text:p>251.842</text:p>
          </table:table-cell>
          <table:table-cell office:value-type="float" office:value="224.802" calcext:value-type="float">
            <text:p>224.802</text:p>
          </table:table-cell>
          <table:table-cell office:value-type="float" office:value="129.923" calcext:value-type="float">
            <text:p>129.923</text:p>
          </table:table-cell>
          <table:table-cell office:value-type="float" office:value="96.995" calcext:value-type="float">
            <text:p>96.995</text:p>
          </table:table-cell>
          <table:table-cell office:value-type="float" office:value="126.681" calcext:value-type="float">
            <text:p>126.681</text:p>
          </table:table-cell>
          <table:table-cell office:value-type="float" office:value="142.21" calcext:value-type="float">
            <text:p>142.21</text:p>
          </table:table-cell>
          <table:table-cell office:value-type="float" office:value="8.171" calcext:value-type="float">
            <text:p>8.171</text:p>
          </table:table-cell>
          <table:table-cell office:value-type="float" office:value="19.152" calcext:value-type="float">
            <text:p>19.152</text:p>
          </table:table-cell>
          <table:table-cell office:value-type="float" office:value="66.086" calcext:value-type="float">
            <text:p>66.086</text:p>
          </table:table-cell>
          <table:table-cell office:value-type="float" office:value="105.9" calcext:value-type="float">
            <text:p>105.9</text:p>
          </table:table-cell>
          <table:table-cell office:value-type="float" office:value="145.417" calcext:value-type="float">
            <text:p>145.417</text:p>
          </table:table-cell>
          <table:table-cell office:value-type="float" office:value="92.042" calcext:value-type="float">
            <text:p>92.042</text:p>
          </table:table-cell>
          <table:table-cell office:value-type="float" office:value="139.543" calcext:value-type="float">
            <text:p>139.543</text:p>
          </table:table-cell>
          <table:table-cell office:value-type="float" office:value="106.007" calcext:value-type="float">
            <text:p>106.007</text:p>
          </table:table-cell>
          <table:table-cell office:value-type="float" office:value="100.415" calcext:value-type="float">
            <text:p>100.415</text:p>
          </table:table-cell>
          <table:table-cell office:value-type="float" office:value="102.714" calcext:value-type="float">
            <text:p>102.714</text:p>
          </table:table-cell>
          <table:table-cell office:value-type="float" office:value="101.044" calcext:value-type="float">
            <text:p>101.044</text:p>
          </table:table-cell>
          <table:table-cell office:value-type="float" office:value="105.936" calcext:value-type="float">
            <text:p>105.936</text:p>
          </table:table-cell>
          <table:table-cell office:value-type="float" office:value="101.09" calcext:value-type="float">
            <text:p>101.09</text:p>
          </table:table-cell>
          <table:table-cell office:value-type="float" office:value="107.06" calcext:value-type="float">
            <text:p>107.06</text:p>
          </table:table-cell>
          <table:table-cell office:value-type="float" office:value="94.506" calcext:value-type="float">
            <text:p>94.506</text:p>
          </table:table-cell>
          <table:table-cell office:value-type="float" office:value="103.054" calcext:value-type="float">
            <text:p>103.054</text:p>
          </table:table-cell>
          <table:table-cell office:value-type="float" office:value="167.819" calcext:value-type="float">
            <text:p>167.819</text:p>
          </table:table-cell>
          <table:table-cell office:value-type="float" office:value="141.464" calcext:value-type="float">
            <text:p>141.464</text:p>
          </table:table-cell>
          <table:table-cell office:value-type="float" office:value="220.451" calcext:value-type="float">
            <text:p>220.451</text:p>
          </table:table-cell>
          <table:table-cell office:value-type="float" office:value="118.226" calcext:value-type="float">
            <text:p>118.226</text:p>
          </table:table-cell>
          <table:table-cell office:value-type="float" office:value="145.897" calcext:value-type="float">
            <text:p>145.897</text:p>
          </table:table-cell>
          <table:table-cell office:value-type="float" office:value="260.01" calcext:value-type="float">
            <text:p>260.01</text:p>
          </table:table-cell>
          <table:table-cell office:value-type="float" office:value="91.598" calcext:value-type="float">
            <text:p>91.598</text:p>
          </table:table-cell>
          <table:table-cell office:value-type="float" office:value="173.343" calcext:value-type="float">
            <text:p>173.343</text:p>
          </table:table-cell>
          <table:table-cell office:value-type="float" office:value="215.425" calcext:value-type="float">
            <text:p>215.425</text:p>
          </table:table-cell>
          <table:table-cell office:value-type="float" office:value="142.007" calcext:value-type="float">
            <text:p>142.007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72.137" calcext:value-type="float">
            <text:p>172.137</text:p>
          </table:table-cell>
          <table:table-cell office:value-type="float" office:value="191.38" calcext:value-type="float">
            <text:p>191.38</text:p>
          </table:table-cell>
          <table:table-cell office:value-type="float" office:value="115.436" calcext:value-type="float">
            <text:p>115.436</text:p>
          </table:table-cell>
          <table:table-cell office:value-type="float" office:value="103.099" calcext:value-type="float">
            <text:p>103.099</text:p>
          </table:table-cell>
          <table:table-cell office:value-type="float" office:value="124.708" calcext:value-type="float">
            <text:p>124.708</text:p>
          </table:table-cell>
          <table:table-cell office:value-type="float" office:value="136.099" calcext:value-type="float">
            <text:p>136.099</text:p>
          </table:table-cell>
          <table:table-cell office:value-type="float" office:value="132.577" calcext:value-type="float">
            <text:p>132.577</text:p>
          </table:table-cell>
          <table:table-cell office:value-type="float" office:value="78.707" calcext:value-type="float">
            <text:p>78.707</text:p>
          </table:table-cell>
          <table:table-cell office:value-type="float" office:value="261.217" calcext:value-type="float">
            <text:p>261.217</text:p>
          </table:table-cell>
          <table:table-cell office:value-type="float" office:value="95.082" calcext:value-type="float">
            <text:p>95.082</text:p>
          </table:table-cell>
          <table:table-cell office:value-type="float" office:value="117.232" calcext:value-type="float">
            <text:p>117.232</text:p>
          </table:table-cell>
          <table:table-cell office:value-type="float" office:value="229.166" calcext:value-type="float">
            <text:p>229.166</text:p>
          </table:table-cell>
          <table:table-cell office:value-type="float" office:value="113.539" calcext:value-type="float">
            <text:p>113.539</text:p>
          </table:table-cell>
          <table:table-cell office:value-type="float" office:value="117.816" calcext:value-type="float">
            <text:p>117.816</text:p>
          </table:table-cell>
          <table:table-cell office:value-type="float" office:value="120.779" calcext:value-type="float">
            <text:p>120.779</text:p>
          </table:table-cell>
          <table:table-cell office:value-type="float" office:value="122.06" calcext:value-type="float">
            <text:p>122.06</text:p>
          </table:table-cell>
          <table:table-cell office:value-type="float" office:value="109.112" calcext:value-type="float">
            <text:p>109.112</text:p>
          </table:table-cell>
          <table:table-cell office:value-type="float" office:value="238.277" calcext:value-type="float">
            <text:p>238.277</text:p>
          </table:table-cell>
          <table:table-cell office:value-type="float" office:value="137.699" calcext:value-type="float">
            <text:p>137.699</text:p>
          </table:table-cell>
          <table:table-cell office:value-type="float" office:value="107.078" calcext:value-type="float">
            <text:p>107.078</text:p>
          </table:table-cell>
          <table:table-cell office:value-type="float" office:value="273.208" calcext:value-type="float">
            <text:p>273.208</text:p>
          </table:table-cell>
          <table:table-cell office:value-type="float" office:value="135.251" calcext:value-type="float">
            <text:p>135.251</text:p>
          </table:table-cell>
          <table:table-cell office:value-type="float" office:value="194.941" calcext:value-type="float">
            <text:p>194.941</text:p>
          </table:table-cell>
          <table:table-cell office:value-type="float" office:value="135.855" calcext:value-type="float">
            <text:p>135.855</text:p>
          </table:table-cell>
          <table:table-cell office:value-type="float" office:value="84.809" calcext:value-type="float">
            <text:p>84.809</text:p>
          </table:table-cell>
          <table:table-cell office:value-type="float" office:value="39.172" calcext:value-type="float">
            <text:p>39.172</text:p>
          </table:table-cell>
          <table:table-cell office:value-type="float" office:value="19.985" calcext:value-type="float">
            <text:p>19.985</text:p>
          </table:table-cell>
          <table:table-cell office:value-type="float" office:value="0" calcext:value-type="float">
            <text:p>0</text:p>
          </table:table-cell>
          <table:table-cell office:value-type="float" office:value="17.694" calcext:value-type="float">
            <text:p>17.694</text:p>
          </table:table-cell>
          <table:table-cell office:value-type="float" office:value="19.22" calcext:value-type="float">
            <text:p>19.22</text:p>
          </table:table-cell>
          <table:table-cell office:value-type="float" office:value="75.213" calcext:value-type="float">
            <text:p>75.213</text:p>
          </table:table-cell>
          <table:table-cell office:value-type="float" office:value="41.179" calcext:value-type="float">
            <text:p>41.179</text:p>
          </table:table-cell>
          <table:table-cell office:value-type="float" office:value="66.405" calcext:value-type="float">
            <text:p>66.405</text:p>
          </table:table-cell>
          <table:table-cell office:value-type="float" office:value="38.756" calcext:value-type="float">
            <text:p>38.756</text:p>
          </table:table-cell>
          <table:table-cell office:value-type="float" office:value="49.895" calcext:value-type="float">
            <text:p>49.895</text:p>
          </table:table-cell>
          <table:table-cell office:value-type="float" office:value="31.305" calcext:value-type="float">
            <text:p>31.305</text:p>
          </table:table-cell>
          <table:table-cell office:value-type="float" office:value="81.061" calcext:value-type="float">
            <text:p>81.061</text:p>
          </table:table-cell>
          <table:table-cell office:value-type="float" office:value="63.409" calcext:value-type="float">
            <text:p>63.409</text:p>
          </table:table-cell>
          <table:table-cell office:value-type="float" office:value="25.987" calcext:value-type="float">
            <text:p>25.987</text:p>
          </table:table-cell>
          <table:table-cell office:value-type="float" office:value="51.483" calcext:value-type="float">
            <text:p>51.483</text:p>
          </table:table-cell>
          <table:table-cell office:value-type="float" office:value="29.006" calcext:value-type="float">
            <text:p>29.006</text:p>
          </table:table-cell>
          <table:table-cell office:value-type="float" office:value="266.425" calcext:value-type="float">
            <text:p>266.425</text:p>
          </table:table-cell>
          <table:table-cell office:value-type="float" office:value="248.776" calcext:value-type="float">
            <text:p>248.776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New_York</text:p>
          </table:table-cell>
          <table:table-cell office:value-type="float" office:value="117.354" calcext:value-type="float">
            <text:p>117.354</text:p>
          </table:table-cell>
          <table:table-cell office:value-type="float" office:value="146.907" calcext:value-type="float">
            <text:p>146.907</text:p>
          </table:table-cell>
          <table:table-cell office:value-type="float" office:value="88.661" calcext:value-type="float">
            <text:p>88.661</text:p>
          </table:table-cell>
          <table:table-cell office:value-type="float" office:value="185.479" calcext:value-type="float">
            <text:p>185.479</text:p>
          </table:table-cell>
          <table:table-cell office:value-type="float" office:value="195.168" calcext:value-type="float">
            <text:p>195.168</text:p>
          </table:table-cell>
          <table:table-cell office:value-type="float" office:value="200.106" calcext:value-type="float">
            <text:p>200.106</text:p>
          </table:table-cell>
          <table:table-cell office:value-type="float" office:value="231.265" calcext:value-type="float">
            <text:p>231.265</text:p>
          </table:table-cell>
          <table:table-cell office:value-type="float" office:value="204.64" calcext:value-type="float">
            <text:p>204.64</text:p>
          </table:table-cell>
          <table:table-cell office:value-type="float" office:value="99.823" calcext:value-type="float">
            <text:p>99.823</text:p>
          </table:table-cell>
          <table:table-cell office:value-type="float" office:value="69.146" calcext:value-type="float">
            <text:p>69.146</text:p>
          </table:table-cell>
          <table:table-cell office:value-type="float" office:value="101.49" calcext:value-type="float">
            <text:p>101.49</text:p>
          </table:table-cell>
          <table:table-cell office:value-type="float" office:value="107.227" calcext:value-type="float">
            <text:p>107.227</text:p>
          </table:table-cell>
          <table:table-cell office:value-type="float" office:value="11.59" calcext:value-type="float">
            <text:p>11.59</text:p>
          </table:table-cell>
          <table:table-cell office:value-type="float" office:value="9.615" calcext:value-type="float">
            <text:p>9.615</text:p>
          </table:table-cell>
          <table:table-cell office:value-type="float" office:value="74.329" calcext:value-type="float">
            <text:p>74.329</text:p>
          </table:table-cell>
          <table:table-cell office:value-type="float" office:value="88.736" calcext:value-type="float">
            <text:p>88.736</text:p>
          </table:table-cell>
          <table:table-cell office:value-type="float" office:value="109.922" calcext:value-type="float">
            <text:p>109.922</text:p>
          </table:table-cell>
          <table:table-cell office:value-type="float" office:value="72.36" calcext:value-type="float">
            <text:p>72.36</text:p>
          </table:table-cell>
          <table:table-cell office:value-type="float" office:value="125.788" calcext:value-type="float">
            <text:p>125.788</text:p>
          </table:table-cell>
          <table:table-cell office:value-type="float" office:value="93.602" calcext:value-type="float">
            <text:p>93.602</text:p>
          </table:table-cell>
          <table:table-cell office:value-type="float" office:value="71.986" calcext:value-type="float">
            <text:p>71.986</text:p>
          </table:table-cell>
          <table:table-cell office:value-type="float" office:value="91.489" calcext:value-type="float">
            <text:p>91.489</text:p>
          </table:table-cell>
          <table:table-cell office:value-type="float" office:value="76.136" calcext:value-type="float">
            <text:p>76.136</text:p>
          </table:table-cell>
          <table:table-cell office:value-type="float" office:value="91.981" calcext:value-type="float">
            <text:p>91.981</text:p>
          </table:table-cell>
          <table:table-cell office:value-type="float" office:value="84.993" calcext:value-type="float">
            <text:p>84.993</text:p>
          </table:table-cell>
          <table:table-cell office:value-type="float" office:value="92.157" calcext:value-type="float">
            <text:p>92.157</text:p>
          </table:table-cell>
          <table:table-cell office:value-type="float" office:value="69.966" calcext:value-type="float">
            <text:p>69.966</text:p>
          </table:table-cell>
          <table:table-cell office:value-type="float" office:value="85.964" calcext:value-type="float">
            <text:p>85.964</text:p>
          </table:table-cell>
          <table:table-cell office:value-type="float" office:value="137.586" calcext:value-type="float">
            <text:p>137.586</text:p>
          </table:table-cell>
          <table:table-cell office:value-type="float" office:value="109.549" calcext:value-type="float">
            <text:p>109.549</text:p>
          </table:table-cell>
          <table:table-cell office:value-type="float" office:value="210.106" calcext:value-type="float">
            <text:p>210.106</text:p>
          </table:table-cell>
          <table:table-cell office:value-type="float" office:value="87.76" calcext:value-type="float">
            <text:p>87.76</text:p>
          </table:table-cell>
          <table:table-cell office:value-type="float" office:value="127.738" calcext:value-type="float">
            <text:p>127.738</text:p>
          </table:table-cell>
          <table:table-cell office:value-type="float" office:value="229.989" calcext:value-type="float">
            <text:p>229.989</text:p>
          </table:table-cell>
          <table:table-cell office:value-type="float" office:value="72.453" calcext:value-type="float">
            <text:p>72.453</text:p>
          </table:table-cell>
          <table:table-cell office:value-type="float" office:value="127.421" calcext:value-type="float">
            <text:p>127.421</text:p>
          </table:table-cell>
          <table:table-cell office:value-type="float" office:value="192.643" calcext:value-type="float">
            <text:p>192.643</text:p>
          </table:table-cell>
          <table:table-cell office:value-type="float" office:value="107.593" calcext:value-type="float">
            <text:p>107.593</text:p>
          </table:table-cell>
          <table:table-cell office:value-type="float" office:value="85.728" calcext:value-type="float">
            <text:p>85.728</text:p>
          </table:table-cell>
          <table:table-cell office:value-type="float" office:value="139.557" calcext:value-type="float">
            <text:p>139.557</text:p>
          </table:table-cell>
          <table:table-cell office:value-type="float" office:value="189.848" calcext:value-type="float">
            <text:p>189.848</text:p>
          </table:table-cell>
          <table:table-cell office:value-type="float" office:value="105.049" calcext:value-type="float">
            <text:p>105.049</text:p>
          </table:table-cell>
          <table:table-cell office:value-type="float" office:value="79.567" calcext:value-type="float">
            <text:p>79.567</text:p>
          </table:table-cell>
          <table:table-cell office:value-type="float" office:value="97.586" calcext:value-type="float">
            <text:p>97.586</text:p>
          </table:table-cell>
          <table:table-cell office:value-type="float" office:value="105.484" calcext:value-type="float">
            <text:p>105.484</text:p>
          </table:table-cell>
          <table:table-cell office:value-type="float" office:value="105.041" calcext:value-type="float">
            <text:p>105.041</text:p>
          </table:table-cell>
          <table:table-cell office:value-type="float" office:value="60.101" calcext:value-type="float">
            <text:p>60.101</text:p>
          </table:table-cell>
          <table:table-cell office:value-type="float" office:value="206.041" calcext:value-type="float">
            <text:p>206.041</text:p>
          </table:table-cell>
          <table:table-cell office:value-type="float" office:value="68.322" calcext:value-type="float">
            <text:p>68.322</text:p>
          </table:table-cell>
          <table:table-cell office:value-type="float" office:value="98.924" calcext:value-type="float">
            <text:p>98.924</text:p>
          </table:table-cell>
          <table:table-cell office:value-type="float" office:value="208.645" calcext:value-type="float">
            <text:p>208.645</text:p>
          </table:table-cell>
          <table:table-cell office:value-type="float" office:value="96.91" calcext:value-type="float">
            <text:p>96.91</text:p>
          </table:table-cell>
          <table:table-cell office:value-type="float" office:value="96.736" calcext:value-type="float">
            <text:p>96.736</text:p>
          </table:table-cell>
          <table:table-cell office:value-type="float" office:value="112.587" calcext:value-type="float">
            <text:p>112.587</text:p>
          </table:table-cell>
          <table:table-cell office:value-type="float" office:value="98.705" calcext:value-type="float">
            <text:p>98.705</text:p>
          </table:table-cell>
          <table:table-cell office:value-type="float" office:value="92.991" calcext:value-type="float">
            <text:p>92.991</text:p>
          </table:table-cell>
          <table:table-cell office:value-type="float" office:value="220.513" calcext:value-type="float">
            <text:p>220.513</text:p>
          </table:table-cell>
          <table:table-cell office:value-type="float" office:value="85.596" calcext:value-type="float">
            <text:p>85.596</text:p>
          </table:table-cell>
          <table:table-cell office:value-type="float" office:value="88.543" calcext:value-type="float">
            <text:p>88.543</text:p>
          </table:table-cell>
          <table:table-cell office:value-type="float" office:value="226.545" calcext:value-type="float">
            <text:p>226.545</text:p>
          </table:table-cell>
          <table:table-cell office:value-type="float" office:value="107.371" calcext:value-type="float">
            <text:p>107.371</text:p>
          </table:table-cell>
          <table:table-cell office:value-type="float" office:value="166.173" calcext:value-type="float">
            <text:p>166.173</text:p>
          </table:table-cell>
          <table:table-cell office:value-type="float" office:value="117.957" calcext:value-type="float">
            <text:p>117.957</text:p>
          </table:table-cell>
          <table:table-cell office:value-type="float" office:value="64.413" calcext:value-type="float">
            <text:p>64.413</text:p>
          </table:table-cell>
          <table:table-cell office:value-type="float" office:value="27.904" calcext:value-type="float">
            <text:p>27.904</text:p>
          </table:table-cell>
          <table:table-cell office:value-type="float" office:value="0" calcext:value-type="float">
            <text:p>0</text:p>
          </table:table-cell>
          <table:table-cell office:value-type="float" office:value="3.659" calcext:value-type="float">
            <text:p>3.659</text:p>
          </table:table-cell>
          <table:table-cell office:value-type="float" office:value="0" calcext:value-type="float">
            <text:p>0</text:p>
          </table:table-cell>
          <table:table-cell office:value-type="float" office:value="16.954" calcext:value-type="float">
            <text:p>16.954</text:p>
          </table:table-cell>
          <table:table-cell office:value-type="float" office:value="67.36" calcext:value-type="float">
            <text:p>67.36</text:p>
          </table:table-cell>
          <table:table-cell office:value-type="float" office:value="31.89" calcext:value-type="float">
            <text:p>31.89</text:p>
          </table:table-cell>
          <table:table-cell office:value-type="float" office:value="54.914" calcext:value-type="float">
            <text:p>54.914</text:p>
          </table:table-cell>
          <table:table-cell office:value-type="float" office:value="9.757" calcext:value-type="float">
            <text:p>9.757</text:p>
          </table:table-cell>
          <table:table-cell office:value-type="float" office:value="21.786" calcext:value-type="float">
            <text:p>21.786</text:p>
          </table:table-cell>
          <table:table-cell office:value-type="float" office:value="12.752" calcext:value-type="float">
            <text:p>12.752</text:p>
          </table:table-cell>
          <table:table-cell office:value-type="float" office:value="66.487" calcext:value-type="float">
            <text:p>66.487</text:p>
          </table:table-cell>
          <table:table-cell office:value-type="float" office:value="52.196" calcext:value-type="float">
            <text:p>52.196</text:p>
          </table:table-cell>
          <table:table-cell office:value-type="float" office:value="21.892" calcext:value-type="float">
            <text:p>21.892</text:p>
          </table:table-cell>
          <table:table-cell office:value-type="float" office:value="51.079" calcext:value-type="float">
            <text:p>51.079</text:p>
          </table:table-cell>
          <table:table-cell office:value-type="float" office:value="29.676" calcext:value-type="float">
            <text:p>29.676</text:p>
          </table:table-cell>
          <table:table-cell office:value-type="float" office:value="251.173" calcext:value-type="float">
            <text:p>251.173</text:p>
          </table:table-cell>
          <table:table-cell office:value-type="float" office:value="241.373" calcext:value-type="float">
            <text:p>241.373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49.085" calcext:value-type="float">
            <text:p>149.085</text:p>
          </table:table-cell>
          <table:table-cell office:value-type="float" office:value="178.158" calcext:value-type="float">
            <text:p>178.158</text:p>
          </table:table-cell>
          <table:table-cell office:value-type="float" office:value="124.349" calcext:value-type="float">
            <text:p>124.349</text:p>
          </table:table-cell>
          <table:table-cell office:value-type="float" office:value="256.892" calcext:value-type="float">
            <text:p>256.892</text:p>
          </table:table-cell>
          <table:table-cell office:value-type="float" office:value="257.41" calcext:value-type="float">
            <text:p>257.41</text:p>
          </table:table-cell>
          <table:table-cell office:value-type="float" office:value="271.583" calcext:value-type="float">
            <text:p>271.583</text:p>
          </table:table-cell>
          <table:table-cell office:value-type="float" office:value="256.915" calcext:value-type="float">
            <text:p>256.915</text:p>
          </table:table-cell>
          <table:table-cell office:value-type="float" office:value="257.905" calcext:value-type="float">
            <text:p>257.905</text:p>
          </table:table-cell>
          <table:table-cell office:value-type="float" office:value="135.049" calcext:value-type="float">
            <text:p>135.049</text:p>
          </table:table-cell>
          <table:table-cell office:value-type="float" office:value="112.119" calcext:value-type="float">
            <text:p>112.119</text:p>
          </table:table-cell>
          <table:table-cell office:value-type="float" office:value="142.917" calcext:value-type="float">
            <text:p>142.917</text:p>
          </table:table-cell>
          <table:table-cell office:value-type="float" office:value="148.392" calcext:value-type="float">
            <text:p>148.392</text:p>
          </table:table-cell>
          <table:table-cell office:value-type="float" office:value="25.188" calcext:value-type="float">
            <text:p>25.188</text:p>
          </table:table-cell>
          <table:table-cell office:value-type="float" office:value="32.685" calcext:value-type="float">
            <text:p>32.685</text:p>
          </table:table-cell>
          <table:table-cell office:value-type="float" office:value="52.632" calcext:value-type="float">
            <text:p>52.632</text:p>
          </table:table-cell>
          <table:table-cell office:value-type="float" office:value="123.143" calcext:value-type="float">
            <text:p>123.143</text:p>
          </table:table-cell>
          <table:table-cell office:value-type="float" office:value="137.706" calcext:value-type="float">
            <text:p>137.706</text:p>
          </table:table-cell>
          <table:table-cell office:value-type="float" office:value="149.144" calcext:value-type="float">
            <text:p>149.144</text:p>
          </table:table-cell>
          <table:table-cell office:value-type="float" office:value="156.033" calcext:value-type="float">
            <text:p>156.033</text:p>
          </table:table-cell>
          <table:table-cell office:value-type="float" office:value="121.658" calcext:value-type="float">
            <text:p>121.658</text:p>
          </table:table-cell>
          <table:table-cell office:value-type="float" office:value="115.065" calcext:value-type="float">
            <text:p>115.065</text:p>
          </table:table-cell>
          <table:table-cell office:value-type="float" office:value="119.59" calcext:value-type="float">
            <text:p>119.59</text:p>
          </table:table-cell>
          <table:table-cell office:value-type="float" office:value="122.831" calcext:value-type="float">
            <text:p>122.831</text:p>
          </table:table-cell>
          <table:table-cell office:value-type="float" office:value="130.702" calcext:value-type="float">
            <text:p>130.702</text:p>
          </table:table-cell>
          <table:table-cell office:value-type="float" office:value="105.19" calcext:value-type="float">
            <text:p>105.19</text:p>
          </table:table-cell>
          <table:table-cell office:value-type="float" office:value="120.247" calcext:value-type="float">
            <text:p>120.247</text:p>
          </table:table-cell>
          <table:table-cell office:value-type="float" office:value="102.407" calcext:value-type="float">
            <text:p>102.407</text:p>
          </table:table-cell>
          <table:table-cell office:value-type="float" office:value="123.428" calcext:value-type="float">
            <text:p>123.428</text:p>
          </table:table-cell>
          <table:table-cell office:value-type="float" office:value="180.492" calcext:value-type="float">
            <text:p>180.492</text:p>
          </table:table-cell>
          <table:table-cell office:value-type="float" office:value="140.131" calcext:value-type="float">
            <text:p>140.131</text:p>
          </table:table-cell>
          <table:table-cell office:value-type="float" office:value="198.537" calcext:value-type="float">
            <text:p>198.537</text:p>
          </table:table-cell>
          <table:table-cell office:value-type="float" office:value="126.28" calcext:value-type="float">
            <text:p>126.28</text:p>
          </table:table-cell>
          <table:table-cell office:value-type="float" office:value="159.345" calcext:value-type="float">
            <text:p>159.345</text:p>
          </table:table-cell>
          <table:table-cell office:value-type="float" office:value="265.441" calcext:value-type="float">
            <text:p>265.441</text:p>
          </table:table-cell>
          <table:table-cell office:value-type="float" office:value="102.609" calcext:value-type="float">
            <text:p>102.609</text:p>
          </table:table-cell>
          <table:table-cell office:value-type="float" office:value="163.728" calcext:value-type="float">
            <text:p>163.728</text:p>
          </table:table-cell>
          <table:table-cell office:value-type="float" office:value="227.687" calcext:value-type="float">
            <text:p>227.687</text:p>
          </table:table-cell>
          <table:table-cell office:value-type="float" office:value="145.328" calcext:value-type="float">
            <text:p>145.328</text:p>
          </table:table-cell>
          <table:table-cell office:value-type="float" office:value="119.547" calcext:value-type="float">
            <text:p>119.547</text:p>
          </table:table-cell>
          <table:table-cell office:value-type="float" office:value="151.886" calcext:value-type="float">
            <text:p>151.886</text:p>
          </table:table-cell>
          <table:table-cell office:value-type="float" office:value="186.71" calcext:value-type="float">
            <text:p>186.71</text:p>
          </table:table-cell>
          <table:table-cell office:value-type="float" office:value="138.414" calcext:value-type="float">
            <text:p>138.414</text:p>
          </table:table-cell>
          <table:table-cell office:value-type="float" office:value="114.871" calcext:value-type="float">
            <text:p>114.871</text:p>
          </table:table-cell>
          <table:table-cell office:value-type="float" office:value="139.548" calcext:value-type="float">
            <text:p>139.548</text:p>
          </table:table-cell>
          <table:table-cell office:value-type="float" office:value="143.358" calcext:value-type="float">
            <text:p>143.358</text:p>
          </table:table-cell>
          <table:table-cell office:value-type="float" office:value="148.486" calcext:value-type="float">
            <text:p>148.486</text:p>
          </table:table-cell>
          <table:table-cell office:value-type="float" office:value="62.772" calcext:value-type="float">
            <text:p>62.772</text:p>
          </table:table-cell>
          <table:table-cell office:value-type="float" office:value="209.918" calcext:value-type="float">
            <text:p>209.918</text:p>
          </table:table-cell>
          <table:table-cell office:value-type="float" office:value="103.415" calcext:value-type="float">
            <text:p>103.415</text:p>
          </table:table-cell>
          <table:table-cell office:value-type="float" office:value="128.431" calcext:value-type="float">
            <text:p>128.431</text:p>
          </table:table-cell>
          <table:table-cell office:value-type="float" office:value="250.265" calcext:value-type="float">
            <text:p>250.265</text:p>
          </table:table-cell>
          <table:table-cell office:value-type="float" office:value="129.559" calcext:value-type="float">
            <text:p>129.559</text:p>
          </table:table-cell>
          <table:table-cell office:value-type="float" office:value="126.074" calcext:value-type="float">
            <text:p>126.074</text:p>
          </table:table-cell>
          <table:table-cell office:value-type="float" office:value="143.448" calcext:value-type="float">
            <text:p>143.448</text:p>
          </table:table-cell>
          <table:table-cell office:value-type="float" office:value="131.601" calcext:value-type="float">
            <text:p>131.601</text:p>
          </table:table-cell>
          <table:table-cell office:value-type="float" office:value="134.828" calcext:value-type="float">
            <text:p>134.828</text:p>
          </table:table-cell>
          <table:table-cell office:value-type="float" office:value="254.018" calcext:value-type="float">
            <text:p>254.018</text:p>
          </table:table-cell>
          <table:table-cell office:value-type="float" office:value="133.167" calcext:value-type="float">
            <text:p>133.167</text:p>
          </table:table-cell>
          <table:table-cell office:value-type="float" office:value="124.229" calcext:value-type="float">
            <text:p>124.229</text:p>
          </table:table-cell>
          <table:table-cell office:value-type="float" office:value="229.978" calcext:value-type="float">
            <text:p>229.978</text:p>
          </table:table-cell>
          <table:table-cell office:value-type="float" office:value="160.503" calcext:value-type="float">
            <text:p>160.503</text:p>
          </table:table-cell>
          <table:table-cell office:value-type="float" office:value="201.497" calcext:value-type="float">
            <text:p>201.49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03.667" calcext:value-type="float">
            <text:p>103.667</text:p>
          </table:table-cell>
          <table:table-cell office:value-type="float" office:value="34.55" calcext:value-type="float">
            <text:p>34.55</text:p>
          </table:table-cell>
          <table:table-cell office:value-type="float" office:value="35.369" calcext:value-type="float">
            <text:p>35.369</text:p>
          </table:table-cell>
          <table:table-cell office:value-type="float" office:value="25.225" calcext:value-type="float">
            <text:p>25.225</text:p>
          </table:table-cell>
          <table:table-cell office:value-type="float" office:value="37.216" calcext:value-type="float">
            <text:p>37.216</text:p>
          </table:table-cell>
          <table:table-cell office:value-type="float" office:value="0" calcext:value-type="float">
            <text:p>0</text:p>
          </table:table-cell>
          <table:table-cell office:value-type="float" office:value="67.621" calcext:value-type="float">
            <text:p>67.621</text:p>
          </table:table-cell>
          <table:table-cell office:value-type="float" office:value="37.426" calcext:value-type="float">
            <text:p>37.426</text:p>
          </table:table-cell>
          <table:table-cell office:value-type="float" office:value="64.605" calcext:value-type="float">
            <text:p>64.605</text:p>
          </table:table-cell>
          <table:table-cell office:value-type="float" office:value="31.312" calcext:value-type="float">
            <text:p>31.312</text:p>
          </table:table-cell>
          <table:table-cell office:value-type="float" office:value="42.178" calcext:value-type="float">
            <text:p>42.178</text:p>
          </table:table-cell>
          <table:table-cell office:value-type="float" office:value="32.576" calcext:value-type="float">
            <text:p>32.576</text:p>
          </table:table-cell>
          <table:table-cell office:value-type="float" office:value="60.982" calcext:value-type="float">
            <text:p>60.982</text:p>
          </table:table-cell>
          <table:table-cell office:value-type="float" office:value="52.55" calcext:value-type="float">
            <text:p>52.55</text:p>
          </table:table-cell>
          <table:table-cell office:value-type="float" office:value="20.591" calcext:value-type="float">
            <text:p>20.591</text:p>
          </table:table-cell>
          <table:table-cell office:value-type="float" office:value="48.054" calcext:value-type="float">
            <text:p>48.054</text:p>
          </table:table-cell>
          <table:table-cell office:value-type="float" office:value="25.296" calcext:value-type="float">
            <text:p>25.296</text:p>
          </table:table-cell>
          <table:table-cell office:value-type="float" office:value="228.013" calcext:value-type="float">
            <text:p>228.013</text:p>
          </table:table-cell>
          <table:table-cell office:value-type="float" office:value="262.787" calcext:value-type="float">
            <text:p>262.78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Los_Angeles</text:p>
          </table:table-cell>
          <table:table-cell office:value-type="float" office:value="164.905" calcext:value-type="float">
            <text:p>164.905</text:p>
          </table:table-cell>
          <table:table-cell office:value-type="float" office:value="170.523" calcext:value-type="float">
            <text:p>170.523</text:p>
          </table:table-cell>
          <table:table-cell office:value-type="float" office:value="149.931" calcext:value-type="float">
            <text:p>149.931</text:p>
          </table:table-cell>
          <table:table-cell office:value-type="float" office:value="124.464" calcext:value-type="float">
            <text:p>124.464</text:p>
          </table:table-cell>
          <table:table-cell office:value-type="float" office:value="134.112" calcext:value-type="float">
            <text:p>134.112</text:p>
          </table:table-cell>
          <table:table-cell office:value-type="float" office:value="138.826" calcext:value-type="float">
            <text:p>138.826</text:p>
          </table:table-cell>
          <table:table-cell office:value-type="float" office:value="170.249" calcext:value-type="float">
            <text:p>170.249</text:p>
          </table:table-cell>
          <table:table-cell office:value-type="float" office:value="143.082" calcext:value-type="float">
            <text:p>143.082</text:p>
          </table:table-cell>
          <table:table-cell office:value-type="float" office:value="171.346" calcext:value-type="float">
            <text:p>171.346</text:p>
          </table:table-cell>
          <table:table-cell office:value-type="float" office:value="134.908" calcext:value-type="float">
            <text:p>134.908</text:p>
          </table:table-cell>
          <table:table-cell office:value-type="float" office:value="165.162" calcext:value-type="float">
            <text:p>165.162</text:p>
          </table:table-cell>
          <table:table-cell office:value-type="float" office:value="178.749" calcext:value-type="float">
            <text:p>178.749</text:p>
          </table:table-cell>
          <table:table-cell office:value-type="float" office:value="47.057" calcext:value-type="float">
            <text:p>47.057</text:p>
          </table:table-cell>
          <table:table-cell office:value-type="float" office:value="68.34" calcext:value-type="float">
            <text:p>68.34</text:p>
          </table:table-cell>
          <table:table-cell office:value-type="float" office:value="31.457" calcext:value-type="float">
            <text:p>31.457</text:p>
          </table:table-cell>
          <table:table-cell office:value-type="float" office:value="159.808" calcext:value-type="float">
            <text:p>159.808</text:p>
          </table:table-cell>
          <table:table-cell office:value-type="float" office:value="147.807" calcext:value-type="float">
            <text:p>147.807</text:p>
          </table:table-cell>
          <table:table-cell office:value-type="float" office:value="96.404" calcext:value-type="float">
            <text:p>96.404</text:p>
          </table:table-cell>
          <table:table-cell office:value-type="float" office:value="173.432" calcext:value-type="float">
            <text:p>173.432</text:p>
          </table:table-cell>
          <table:table-cell office:value-type="float" office:value="151.921" calcext:value-type="float">
            <text:p>151.921</text:p>
          </table:table-cell>
          <table:table-cell office:value-type="float" office:value="138.902" calcext:value-type="float">
            <text:p>138.902</text:p>
          </table:table-cell>
          <table:table-cell office:value-type="float" office:value="135.245" calcext:value-type="float">
            <text:p>135.245</text:p>
          </table:table-cell>
          <table:table-cell office:value-type="float" office:value="148.666" calcext:value-type="float">
            <text:p>148.666</text:p>
          </table:table-cell>
          <table:table-cell office:value-type="float" office:value="142.443" calcext:value-type="float">
            <text:p>142.443</text:p>
          </table:table-cell>
          <table:table-cell office:value-type="float" office:value="150.193" calcext:value-type="float">
            <text:p>150.193</text:p>
          </table:table-cell>
          <table:table-cell office:value-type="float" office:value="143.073" calcext:value-type="float">
            <text:p>143.073</text:p>
          </table:table-cell>
          <table:table-cell office:value-type="float" office:value="134.661" calcext:value-type="float">
            <text:p>134.661</text:p>
          </table:table-cell>
          <table:table-cell office:value-type="float" office:value="140.478" calcext:value-type="float">
            <text:p>140.478</text:p>
          </table:table-cell>
          <table:table-cell office:value-type="float" office:value="199.335" calcext:value-type="float">
            <text:p>199.335</text:p>
          </table:table-cell>
          <table:table-cell office:value-type="float" office:value="188.524" calcext:value-type="float">
            <text:p>188.524</text:p>
          </table:table-cell>
          <table:table-cell office:value-type="float" office:value="136.66" calcext:value-type="float">
            <text:p>136.66</text:p>
          </table:table-cell>
          <table:table-cell office:value-type="float" office:value="148.305" calcext:value-type="float">
            <text:p>148.305</text:p>
          </table:table-cell>
          <table:table-cell office:value-type="float" office:value="173.099" calcext:value-type="float">
            <text:p>173.099</text:p>
          </table:table-cell>
          <table:table-cell office:value-type="float" office:value="174.919" calcext:value-type="float">
            <text:p>174.919</text:p>
          </table:table-cell>
          <table:table-cell office:value-type="float" office:value="140.56" calcext:value-type="float">
            <text:p>140.56</text:p>
          </table:table-cell>
          <table:table-cell office:value-type="float" office:value="197.378" calcext:value-type="float">
            <text:p>197.378</text:p>
          </table:table-cell>
          <table:table-cell office:value-type="float" office:value="247.524" calcext:value-type="float">
            <text:p>247.524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160.092" calcext:value-type="float">
            <text:p>160.092</text:p>
          </table:table-cell>
          <table:table-cell office:value-type="float" office:value="89.925" calcext:value-type="float">
            <text:p>89.925</text:p>
          </table:table-cell>
          <table:table-cell office:value-type="float" office:value="131.279" calcext:value-type="float">
            <text:p>131.279</text:p>
          </table:table-cell>
          <table:table-cell office:value-type="float" office:value="166.338" calcext:value-type="float">
            <text:p>166.338</text:p>
          </table:table-cell>
          <table:table-cell office:value-type="float" office:value="142.681" calcext:value-type="float">
            <text:p>142.681</text:p>
          </table:table-cell>
          <table:table-cell office:value-type="float" office:value="170.201" calcext:value-type="float">
            <text:p>170.201</text:p>
          </table:table-cell>
          <table:table-cell office:value-type="float" office:value="171.602" calcext:value-type="float">
            <text:p>171.602</text:p>
          </table:table-cell>
          <table:table-cell office:value-type="float" office:value="176.935" calcext:value-type="float">
            <text:p>176.935</text:p>
          </table:table-cell>
          <table:table-cell office:value-type="float" office:value="45.149" calcext:value-type="float">
            <text:p>45.149</text:p>
          </table:table-cell>
          <table:table-cell office:value-type="float" office:value="168.933" calcext:value-type="float">
            <text:p>168.933</text:p>
          </table:table-cell>
          <table:table-cell office:value-type="float" office:value="134.785" calcext:value-type="float">
            <text:p>134.785</text:p>
          </table:table-cell>
          <table:table-cell office:value-type="float" office:value="156.343" calcext:value-type="float">
            <text:p>156.343</text:p>
          </table:table-cell>
          <table:table-cell office:value-type="float" office:value="147.343" calcext:value-type="float">
            <text:p>147.343</text:p>
          </table:table-cell>
          <table:table-cell office:value-type="float" office:value="157.479" calcext:value-type="float">
            <text:p>157.479</text:p>
          </table:table-cell>
          <table:table-cell office:value-type="float" office:value="155.644" calcext:value-type="float">
            <text:p>155.644</text:p>
          </table:table-cell>
          <table:table-cell office:value-type="float" office:value="161.703" calcext:value-type="float">
            <text:p>161.703</text:p>
          </table:table-cell>
          <table:table-cell office:value-type="float" office:value="156.342" calcext:value-type="float">
            <text:p>156.342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157.166" calcext:value-type="float">
            <text:p>157.166</text:p>
          </table:table-cell>
          <table:table-cell office:value-type="float" office:value="152.884" calcext:value-type="float">
            <text:p>152.884</text:p>
          </table:table-cell>
          <table:table-cell office:value-type="float" office:value="149.923" calcext:value-type="float">
            <text:p>149.923</text:p>
          </table:table-cell>
          <table:table-cell office:value-type="float" office:value="239.412" calcext:value-type="float">
            <text:p>239.412</text:p>
          </table:table-cell>
          <table:table-cell office:value-type="float" office:value="172.966" calcext:value-type="float">
            <text:p>172.966</text:p>
          </table:table-cell>
          <table:table-cell office:value-type="float" office:value="132.245" calcext:value-type="float">
            <text:p>132.245</text:p>
          </table:table-cell>
          <table:table-cell office:value-type="float" office:value="266.272" calcext:value-type="float">
            <text:p>266.272</text:p>
          </table:table-cell>
          <table:table-cell office:value-type="float" office:value="127.639" calcext:value-type="float">
            <text:p>127.639</text:p>
          </table:table-cell>
          <table:table-cell office:value-type="float" office:value="21.533" calcext:value-type="float">
            <text:p>21.533</text:p>
          </table:table-cell>
          <table:table-cell office:value-type="float" office:value="51.7" calcext:value-type="float">
            <text:p>51.7</text:p>
          </table:table-cell>
          <table:table-cell office:value-type="float" office:value="62.767" calcext:value-type="float">
            <text:p>62.767</text:p>
          </table:table-cell>
          <table:table-cell office:value-type="float" office:value="65.323" calcext:value-type="float">
            <text:p>65.323</text:p>
          </table:table-cell>
          <table:table-cell office:value-type="float" office:value="46.023" calcext:value-type="float">
            <text:p>46.023</text:p>
          </table:table-cell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191" calcext:value-type="float">
            <text:p>17.191</text:p>
          </table:table-cell>
          <table:table-cell office:value-type="float" office:value="44.102" calcext:value-type="float">
            <text:p>44.102</text:p>
          </table:table-cell>
          <table:table-cell office:value-type="float" office:value="45.032" calcext:value-type="float">
            <text:p>45.032</text:p>
          </table:table-cell>
          <table:table-cell office:value-type="float" office:value="44.335" calcext:value-type="float">
            <text:p>44.335</text:p>
          </table:table-cell>
          <table:table-cell office:value-type="float" office:value="1.219" calcext:value-type="float">
            <text:p>1.219</text:p>
          </table:table-cell>
          <table:table-cell office:value-type="float" office:value="0" calcext:value-type="float">
            <text:p>0</text:p>
          </table:table-cell>
          <table:table-cell office:value-type="float" office:value="37.324" calcext:value-type="float">
            <text:p>37.324</text:p>
          </table:table-cell>
          <table:table-cell office:value-type="float" office:value="5.095" calcext:value-type="float">
            <text:p>5.095</text:p>
          </table:table-cell>
          <table:table-cell office:value-type="float" office:value="36.757" calcext:value-type="float">
            <text:p>36.757</text:p>
          </table:table-cell>
          <table:table-cell office:value-type="float" office:value="199.253" calcext:value-type="float">
            <text:p>199.253</text:p>
          </table:table-cell>
          <table:table-cell office:value-type="float" office:value="285.209" calcext:value-type="float">
            <text:p>285.209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180.525" calcext:value-type="float">
            <text:p>180.525</text:p>
          </table:table-cell>
          <table:table-cell office:value-type="float" office:value="193.527" calcext:value-type="float">
            <text:p>193.527</text:p>
          </table:table-cell>
          <table:table-cell office:value-type="float" office:value="140.016" calcext:value-type="float">
            <text:p>140.016</text:p>
          </table:table-cell>
          <table:table-cell office:value-type="float" office:value="228.422" calcext:value-type="float">
            <text:p>228.422</text:p>
          </table:table-cell>
          <table:table-cell office:value-type="float" office:value="229.136" calcext:value-type="float">
            <text:p>229.136</text:p>
          </table:table-cell>
          <table:table-cell office:value-type="float" office:value="263.114" calcext:value-type="float">
            <text:p>263.114</text:p>
          </table:table-cell>
          <table:table-cell office:value-type="float" office:value="228.556" calcext:value-type="float">
            <text:p>228.556</text:p>
          </table:table-cell>
          <table:table-cell office:value-type="float" office:value="230.669" calcext:value-type="float">
            <text:p>230.669</text:p>
          </table:table-cell>
          <table:table-cell office:value-type="float" office:value="156.254" calcext:value-type="float">
            <text:p>156.254</text:p>
          </table:table-cell>
          <table:table-cell office:value-type="float" office:value="122.742" calcext:value-type="float">
            <text:p>122.742</text:p>
          </table:table-cell>
          <table:table-cell office:value-type="float" office:value="155.463" calcext:value-type="float">
            <text:p>155.463</text:p>
          </table:table-cell>
          <table:table-cell office:value-type="float" office:value="157.966" calcext:value-type="float">
            <text:p>157.966</text:p>
          </table:table-cell>
          <table:table-cell office:value-type="float" office:value="40.706" calcext:value-type="float">
            <text:p>40.706</text:p>
          </table:table-cell>
          <table:table-cell office:value-type="float" office:value="48.23" calcext:value-type="float">
            <text:p>48.23</text:p>
          </table:table-cell>
          <table:table-cell office:value-type="float" office:value="50.707" calcext:value-type="float">
            <text:p>50.707</text:p>
          </table:table-cell>
          <table:table-cell office:value-type="float" office:value="142.446" calcext:value-type="float">
            <text:p>142.446</text:p>
          </table:table-cell>
          <table:table-cell office:value-type="float" office:value="156.058" calcext:value-type="float">
            <text:p>156.058</text:p>
          </table:table-cell>
          <table:table-cell office:value-type="float" office:value="115.752" calcext:value-type="float">
            <text:p>115.752</text:p>
          </table:table-cell>
          <table:table-cell office:value-type="float" office:value="175.916" calcext:value-type="float">
            <text:p>175.916</text:p>
          </table:table-cell>
          <table:table-cell office:value-type="float" office:value="137.734" calcext:value-type="float">
            <text:p>137.734</text:p>
          </table:table-cell>
          <table:table-cell office:value-type="float" office:value="129.64" calcext:value-type="float">
            <text:p>129.64</text:p>
          </table:table-cell>
          <table:table-cell office:value-type="float" office:value="134.616" calcext:value-type="float">
            <text:p>134.616</text:p>
          </table:table-cell>
          <table:table-cell office:value-type="float" office:value="136.011" calcext:value-type="float">
            <text:p>136.011</text:p>
          </table:table-cell>
          <table:table-cell office:value-type="float" office:value="141.015" calcext:value-type="float">
            <text:p>141.015</text:p>
          </table:table-cell>
          <table:table-cell office:value-type="float" office:value="136.794" calcext:value-type="float">
            <text:p>136.794</text:p>
          </table:table-cell>
          <table:table-cell office:value-type="float" office:value="133.417" calcext:value-type="float">
            <text:p>133.417</text:p>
          </table:table-cell>
          <table:table-cell office:value-type="float" office:value="121.218" calcext:value-type="float">
            <text:p>121.218</text:p>
          </table:table-cell>
          <table:table-cell office:value-type="float" office:value="136.272" calcext:value-type="float">
            <text:p>136.272</text:p>
          </table:table-cell>
          <table:table-cell office:value-type="float" office:value="195.705" calcext:value-type="float">
            <text:p>195.705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172.421" calcext:value-type="float">
            <text:p>172.421</text:p>
          </table:table-cell>
          <table:table-cell office:value-type="float" office:value="167.962" calcext:value-type="float">
            <text:p>167.962</text:p>
          </table:table-cell>
          <table:table-cell office:value-type="float" office:value="178.954" calcext:value-type="float">
            <text:p>178.954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123.873" calcext:value-type="float">
            <text:p>123.873</text:p>
          </table:table-cell>
          <table:table-cell office:value-type="float" office:value="191.93" calcext:value-type="float">
            <text:p>191.93</text:p>
          </table:table-cell>
          <table:table-cell office:value-type="float" office:value="246.791" calcext:value-type="float">
            <text:p>246.791</text:p>
          </table:table-cell>
          <table:table-cell office:value-type="float" office:value="165.098" calcext:value-type="float">
            <text:p>165.098</text:p>
          </table:table-cell>
          <table:table-cell office:value-type="float" office:value="145.133" calcext:value-type="float">
            <text:p>145.133</text:p>
          </table:table-cell>
          <table:table-cell office:value-type="float" office:value="136.278" calcext:value-type="float">
            <text:p>136.278</text:p>
          </table:table-cell>
          <table:table-cell office:value-type="float" office:value="167.043" calcext:value-type="float">
            <text:p>167.043</text:p>
          </table:table-cell>
          <table:table-cell office:value-type="float" office:value="153.311" calcext:value-type="float">
            <text:p>153.311</text:p>
          </table:table-cell>
          <table:table-cell office:value-type="float" office:value="130.834" calcext:value-type="float">
            <text:p>130.834</text:p>
          </table:table-cell>
          <table:table-cell office:value-type="float" office:value="153.63" calcext:value-type="float">
            <text:p>153.63</text:p>
          </table:table-cell>
          <table:table-cell office:value-type="float" office:value="160.698" calcext:value-type="float">
            <text:p>160.698</text:p>
          </table:table-cell>
          <table:table-cell office:value-type="float" office:value="162.429" calcext:value-type="float">
            <text:p>162.429</text:p>
          </table:table-cell>
          <table:table-cell office:value-type="float" office:value="64.46" calcext:value-type="float">
            <text:p>64.46</text:p>
          </table:table-cell>
          <table:table-cell office:value-type="float" office:value="208.48" calcext:value-type="float">
            <text:p>208.48</text:p>
          </table:table-cell>
          <table:table-cell office:value-type="float" office:value="124.913" calcext:value-type="float">
            <text:p>124.913</text:p>
          </table:table-cell>
          <table:table-cell office:value-type="float" office:value="145.473" calcext:value-type="float">
            <text:p>145.473</text:p>
          </table:table-cell>
          <table:table-cell office:value-type="float" office:value="253.703" calcext:value-type="float">
            <text:p>253.703</text:p>
          </table:table-cell>
          <table:table-cell office:value-type="float" office:value="143.051" calcext:value-type="float">
            <text:p>143.051</text:p>
          </table:table-cell>
          <table:table-cell office:value-type="float" office:value="144.078" calcext:value-type="float">
            <text:p>144.078</text:p>
          </table:table-cell>
          <table:table-cell office:value-type="float" office:value="153.458" calcext:value-type="float">
            <text:p>153.458</text:p>
          </table:table-cell>
          <table:table-cell office:value-type="float" office:value="145.434" calcext:value-type="float">
            <text:p>145.434</text:p>
          </table:table-cell>
          <table:table-cell office:value-type="float" office:value="138.689" calcext:value-type="float">
            <text:p>138.689</text:p>
          </table:table-cell>
          <table:table-cell office:value-type="float" office:value="199.165" calcext:value-type="float">
            <text:p>199.165</text:p>
          </table:table-cell>
          <table:table-cell office:value-type="float" office:value="170.522" calcext:value-type="float">
            <text:p>170.522</text:p>
          </table:table-cell>
          <table:table-cell office:value-type="float" office:value="138.321" calcext:value-type="float">
            <text:p>138.321</text:p>
          </table:table-cell>
          <table:table-cell office:value-type="float" office:value="224.908" calcext:value-type="float">
            <text:p>224.908</text:p>
          </table:table-cell>
          <table:table-cell office:value-type="float" office:value="167.451" calcext:value-type="float">
            <text:p>167.451</text:p>
          </table:table-cell>
          <table:table-cell office:value-type="float" office:value="182.376" calcext:value-type="float">
            <text:p>182.376</text:p>
          </table:table-cell>
          <table:table-cell office:value-type="float" office:value="168.018" calcext:value-type="float">
            <text:p>168.018</text:p>
          </table:table-cell>
          <table:table-cell office:value-type="float" office:value="117.434" calcext:value-type="float">
            <text:p>117.434</text:p>
          </table:table-cell>
          <table:table-cell office:value-type="float" office:value="23.244" calcext:value-type="float">
            <text:p>23.244</text:p>
          </table:table-cell>
          <table:table-cell office:value-type="float" office:value="50.019" calcext:value-type="float">
            <text:p>50.019</text:p>
          </table:table-cell>
          <table:table-cell office:value-type="float" office:value="39.617" calcext:value-type="float">
            <text:p>39.617</text:p>
          </table:table-cell>
          <table:table-cell office:value-type="float" office:value="44.929" calcext:value-type="float">
            <text:p>44.929</text:p>
          </table:table-cell>
          <table:table-cell office:value-type="float" office:value="28.935" calcext:value-type="float">
            <text:p>28.935</text:p>
          </table:table-cell>
          <table:table-cell office:value-type="float" office:value="36.137" calcext:value-type="float">
            <text:p>36.137</text:p>
          </table:table-cell>
          <table:table-cell office:value-type="float" office:value="0" calcext:value-type="float">
            <text:p>0</text:p>
          </table:table-cell>
          <table:table-cell office:value-type="float" office:value="34.822" calcext:value-type="float">
            <text:p>34.822</text:p>
          </table:table-cell>
          <table:table-cell office:value-type="float" office:value="44.81" calcext:value-type="float">
            <text:p>44.81</text:p>
          </table:table-cell>
          <table:table-cell office:value-type="float" office:value="52.035" calcext:value-type="float">
            <text:p>52.035</text:p>
          </table:table-cell>
          <table:table-cell office:value-type="float" office:value="44.826" calcext:value-type="float">
            <text:p>44.826</text:p>
          </table:table-cell>
          <table:table-cell office:value-type="float" office:value="28.952" calcext:value-type="float">
            <text:p>28.952</text:p>
          </table:table-cell>
          <table:table-cell office:value-type="float" office:value="41.633" calcext:value-type="float">
            <text:p>41.633</text:p>
          </table:table-cell>
          <table:table-cell office:value-type="float" office:value="20.31" calcext:value-type="float">
            <text:p>20.31</text:p>
          </table:table-cell>
          <table:table-cell office:value-type="float" office:value="15.346" calcext:value-type="float">
            <text:p>15.346</text:p>
          </table:table-cell>
          <table:table-cell office:value-type="float" office:value="24.387" calcext:value-type="float">
            <text:p>24.387</text:p>
          </table:table-cell>
          <table:table-cell office:value-type="float" office:value="229.371" calcext:value-type="float">
            <text:p>229.371</text:p>
          </table:table-cell>
          <table:table-cell office:value-type="float" office:value="266.65" calcext:value-type="float">
            <text:p>266.6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175.175" calcext:value-type="float">
            <text:p>175.175</text:p>
          </table:table-cell>
          <table:table-cell office:value-type="float" office:value="203.404" calcext:value-type="float">
            <text:p>203.404</text:p>
          </table:table-cell>
          <table:table-cell office:value-type="float" office:value="155.301" calcext:value-type="float">
            <text:p>155.301</text:p>
          </table:table-cell>
          <table:table-cell office:value-type="float" office:value="240.869" calcext:value-type="float">
            <text:p>240.869</text:p>
          </table:table-cell>
          <table:table-cell office:value-type="float" office:value="212.443" calcext:value-type="float">
            <text:p>212.443</text:p>
          </table:table-cell>
          <table:table-cell office:value-type="float" office:value="228.202" calcext:value-type="float">
            <text:p>228.202</text:p>
          </table:table-cell>
          <table:table-cell office:value-type="float" office:value="227.084" calcext:value-type="float">
            <text:p>227.084</text:p>
          </table:table-cell>
          <table:table-cell office:value-type="float" office:value="241.934" calcext:value-type="float">
            <text:p>241.934</text:p>
          </table:table-cell>
          <table:table-cell office:value-type="float" office:value="170.458" calcext:value-type="float">
            <text:p>170.458</text:p>
          </table:table-cell>
          <table:table-cell office:value-type="float" office:value="148.643" calcext:value-type="float">
            <text:p>148.643</text:p>
          </table:table-cell>
          <table:table-cell office:value-type="float" office:value="174.859" calcext:value-type="float">
            <text:p>174.859</text:p>
          </table:table-cell>
          <table:table-cell office:value-type="float" office:value="170.183" calcext:value-type="float">
            <text:p>170.183</text:p>
          </table:table-cell>
          <table:table-cell office:value-type="float" office:value="61.433" calcext:value-type="float">
            <text:p>61.433</text:p>
          </table:table-cell>
          <table:table-cell office:value-type="float" office:value="69.017" calcext:value-type="float">
            <text:p>69.017</text:p>
          </table:table-cell>
          <table:table-cell office:value-type="float" office:value="4.361" calcext:value-type="float">
            <text:p>4.361</text:p>
          </table:table-cell>
          <table:table-cell office:value-type="float" office:value="161.449" calcext:value-type="float">
            <text:p>161.449</text:p>
          </table:table-cell>
          <table:table-cell office:value-type="float" office:value="172.014" calcext:value-type="float">
            <text:p>172.014</text:p>
          </table:table-cell>
          <table:table-cell office:value-type="float" office:value="109.172" calcext:value-type="float">
            <text:p>109.172</text:p>
          </table:table-cell>
          <table:table-cell office:value-type="float" office:value="182.483" calcext:value-type="float">
            <text:p>182.483</text:p>
          </table:table-cell>
          <table:table-cell office:value-type="float" office:value="159.257" calcext:value-type="float">
            <text:p>159.257</text:p>
          </table:table-cell>
          <table:table-cell office:value-type="float" office:value="144.928" calcext:value-type="float">
            <text:p>144.928</text:p>
          </table:table-cell>
          <table:table-cell office:value-type="float" office:value="143.791" calcext:value-type="float">
            <text:p>143.791</text:p>
          </table:table-cell>
          <table:table-cell office:value-type="float" office:value="156.81" calcext:value-type="float">
            <text:p>156.81</text:p>
          </table:table-cell>
          <table:table-cell office:value-type="float" office:value="143.482" calcext:value-type="float">
            <text:p>143.482</text:p>
          </table:table-cell>
          <table:table-cell office:value-type="float" office:value="141.299" calcext:value-type="float">
            <text:p>141.299</text:p>
          </table:table-cell>
          <table:table-cell office:value-type="float" office:value="152.644" calcext:value-type="float">
            <text:p>152.644</text:p>
          </table:table-cell>
          <table:table-cell office:value-type="float" office:value="136.844" calcext:value-type="float">
            <text:p>136.844</text:p>
          </table:table-cell>
          <table:table-cell office:value-type="float" office:value="157.256" calcext:value-type="float">
            <text:p>157.256</text:p>
          </table:table-cell>
          <table:table-cell office:value-type="float" office:value="208.101" calcext:value-type="float">
            <text:p>208.101</text:p>
          </table:table-cell>
          <table:table-cell office:value-type="float" office:value="194.369" calcext:value-type="float">
            <text:p>194.369</text:p>
          </table:table-cell>
          <table:table-cell office:value-type="float" office:value="132.619" calcext:value-type="float">
            <text:p>132.619</text:p>
          </table:table-cell>
          <table:table-cell office:value-type="float" office:value="180.449" calcext:value-type="float">
            <text:p>180.449</text:p>
          </table:table-cell>
          <table:table-cell office:value-type="float" office:value="183.322" calcext:value-type="float">
            <text:p>183.322</text:p>
          </table:table-cell>
          <table:table-cell office:value-type="float" office:value="190.995" calcext:value-type="float">
            <text:p>190.995</text:p>
          </table:table-cell>
          <table:table-cell office:value-type="float" office:value="144.821" calcext:value-type="float">
            <text:p>144.821</text:p>
          </table:table-cell>
          <table:table-cell office:value-type="float" office:value="183.805" calcext:value-type="float">
            <text:p>183.805</text:p>
          </table:table-cell>
          <table:table-cell office:value-type="float" office:value="258.679" calcext:value-type="float">
            <text:p>258.679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42.918" calcext:value-type="float">
            <text:p>142.918</text:p>
          </table:table-cell>
          <table:table-cell office:value-type="float" office:value="120.082" calcext:value-type="float">
            <text:p>120.082</text:p>
          </table:table-cell>
          <table:table-cell office:value-type="float" office:value="152.284" calcext:value-type="float">
            <text:p>152.284</text:p>
          </table:table-cell>
          <table:table-cell office:value-type="float" office:value="167.866" calcext:value-type="float">
            <text:p>167.866</text:p>
          </table:table-cell>
          <table:table-cell office:value-type="float" office:value="143.057" calcext:value-type="float">
            <text:p>143.057</text:p>
          </table:table-cell>
          <table:table-cell office:value-type="float" office:value="177.886" calcext:value-type="float">
            <text:p>177.886</text:p>
          </table:table-cell>
          <table:table-cell office:value-type="float" office:value="183.658" calcext:value-type="float">
            <text:p>183.658</text:p>
          </table:table-cell>
          <table:table-cell office:value-type="float" office:value="174.916" calcext:value-type="float">
            <text:p>174.916</text:p>
          </table:table-cell>
          <table:table-cell office:value-type="float" office:value="73.21" calcext:value-type="float">
            <text:p>73.21</text:p>
          </table:table-cell>
          <table:table-cell office:value-type="float" office:value="178.149" calcext:value-type="float">
            <text:p>178.149</text:p>
          </table:table-cell>
          <table:table-cell office:value-type="float" office:value="137.743" calcext:value-type="float">
            <text:p>137.743</text:p>
          </table:table-cell>
          <table:table-cell office:value-type="float" office:value="167.86" calcext:value-type="float">
            <text:p>167.86</text:p>
          </table:table-cell>
          <table:table-cell office:value-type="float" office:value="263.577" calcext:value-type="float">
            <text:p>263.577</text:p>
          </table:table-cell>
          <table:table-cell office:value-type="float" office:value="163.918" calcext:value-type="float">
            <text:p>163.918</text:p>
          </table:table-cell>
          <table:table-cell office:value-type="float" office:value="160.372" calcext:value-type="float">
            <text:p>160.372</text:p>
          </table:table-cell>
          <table:table-cell office:value-type="float" office:value="161.833" calcext:value-type="float">
            <text:p>161.833</text:p>
          </table:table-cell>
          <table:table-cell office:value-type="float" office:value="167.829" calcext:value-type="float">
            <text:p>167.829</text:p>
          </table:table-cell>
          <table:table-cell office:value-type="float" office:value="166.678" calcext:value-type="float">
            <text:p>166.678</text:p>
          </table:table-cell>
          <table:table-cell office:value-type="float" office:value="520.487" calcext:value-type="float">
            <text:p>520.487</text:p>
          </table:table-cell>
          <table:table-cell office:value-type="float" office:value="169.431" calcext:value-type="float">
            <text:p>169.431</text:p>
          </table:table-cell>
          <table:table-cell office:value-type="float" office:value="151.336" calcext:value-type="float">
            <text:p>151.336</text:p>
          </table:table-cell>
          <table:table-cell office:value-type="float" office:value="210.223" calcext:value-type="float">
            <text:p>210.223</text:p>
          </table:table-cell>
          <table:table-cell office:value-type="float" office:value="187.87" calcext:value-type="float">
            <text:p>187.87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190.249" calcext:value-type="float">
            <text:p>190.249</text:p>
          </table:table-cell>
          <table:table-cell office:value-type="float" office:value="127.622" calcext:value-type="float">
            <text:p>127.622</text:p>
          </table:table-cell>
          <table:table-cell office:value-type="float" office:value="45.617" calcext:value-type="float">
            <text:p>45.617</text:p>
          </table:table-cell>
          <table:table-cell office:value-type="float" office:value="64.38" calcext:value-type="float">
            <text:p>64.38</text:p>
          </table:table-cell>
          <table:table-cell office:value-type="float" office:value="55.456" calcext:value-type="float">
            <text:p>55.456</text:p>
          </table:table-cell>
          <table:table-cell office:value-type="float" office:value="58.022" calcext:value-type="float">
            <text:p>58.022</text:p>
          </table:table-cell>
          <table:table-cell office:value-type="float" office:value="47.045" calcext:value-type="float">
            <text:p>47.045</text:p>
          </table:table-cell>
          <table:table-cell office:value-type="float" office:value="22.785" calcext:value-type="float">
            <text:p>22.785</text:p>
          </table:table-cell>
          <table:table-cell office:value-type="float" office:value="25.442" calcext:value-type="float">
            <text:p>25.442</text:p>
          </table:table-cell>
          <table:table-cell office:value-type="float" office:value="0" calcext:value-type="float">
            <text:p>0</text:p>
          </table:table-cell>
          <table:table-cell office:value-type="float" office:value="65.583" calcext:value-type="float">
            <text:p>65.583</text:p>
          </table:table-cell>
          <table:table-cell office:value-type="float" office:value="70.427" calcext:value-type="float">
            <text:p>70.427</text:p>
          </table:table-cell>
          <table:table-cell office:value-type="float" office:value="56.776" calcext:value-type="float">
            <text:p>56.776</text:p>
          </table:table-cell>
          <table:table-cell office:value-type="float" office:value="18.37" calcext:value-type="float">
            <text:p>18.37</text:p>
          </table:table-cell>
          <table:table-cell office:value-type="float" office:value="35.075" calcext:value-type="float">
            <text:p>35.075</text:p>
          </table:table-cell>
          <table:table-cell office:value-type="float" office:value="45.075" calcext:value-type="float">
            <text:p>45.075</text:p>
          </table:table-cell>
          <table:table-cell office:value-type="float" office:value="25.939" calcext:value-type="float">
            <text:p>25.939</text:p>
          </table:table-cell>
          <table:table-cell office:value-type="float" office:value="41.71" calcext:value-type="float">
            <text:p>41.71</text:p>
          </table:table-cell>
          <table:table-cell office:value-type="float" office:value="215.515" calcext:value-type="float">
            <text:p>215.515</text:p>
          </table:table-cell>
          <table:table-cell office:value-type="float" office:value="288.391" calcext:value-type="float">
            <text:p>288.391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122.856" calcext:value-type="float">
            <text:p>122.856</text:p>
          </table:table-cell>
          <table:table-cell office:value-type="float" office:value="138.596" calcext:value-type="float">
            <text:p>138.596</text:p>
          </table:table-cell>
          <table:table-cell office:value-type="float" office:value="112.233" calcext:value-type="float">
            <text:p>112.233</text:p>
          </table:table-cell>
          <table:table-cell office:value-type="float" office:value="234.989" calcext:value-type="float">
            <text:p>234.989</text:p>
          </table:table-cell>
          <table:table-cell office:value-type="float" office:value="248.792" calcext:value-type="float">
            <text:p>248.792</text:p>
          </table:table-cell>
          <table:table-cell office:value-type="float" office:value="274.562" calcext:value-type="float">
            <text:p>274.562</text:p>
          </table:table-cell>
          <table:table-cell office:value-type="float" office:value="236.419" calcext:value-type="float">
            <text:p>236.419</text:p>
          </table:table-cell>
          <table:table-cell office:value-type="float" office:value="235.104" calcext:value-type="float">
            <text:p>235.104</text:p>
          </table:table-cell>
          <table:table-cell office:value-type="float" office:value="134.704" calcext:value-type="float">
            <text:p>134.704</text:p>
          </table:table-cell>
          <table:table-cell office:value-type="float" office:value="88.751" calcext:value-type="float">
            <text:p>88.751</text:p>
          </table:table-cell>
          <table:table-cell office:value-type="float" office:value="120.65" calcext:value-type="float">
            <text:p>120.65</text:p>
          </table:table-cell>
          <table:table-cell office:value-type="float" office:value="108.186" calcext:value-type="float">
            <text:p>108.186</text:p>
          </table:table-cell>
          <table:table-cell office:value-type="float" office:value="22.181" calcext:value-type="float">
            <text:p>22.181</text:p>
          </table:table-cell>
          <table:table-cell office:value-type="float" office:value="21.965" calcext:value-type="float">
            <text:p>21.965</text:p>
          </table:table-cell>
          <table:table-cell office:value-type="float" office:value="36.85" calcext:value-type="float">
            <text:p>36.85</text:p>
          </table:table-cell>
          <table:table-cell office:value-type="float" office:value="99.226" calcext:value-type="float">
            <text:p>99.226</text:p>
          </table:table-cell>
          <table:table-cell office:value-type="float" office:value="99.071" calcext:value-type="float">
            <text:p>99.071</text:p>
          </table:table-cell>
          <table:table-cell office:value-type="float" office:value="118.657" calcext:value-type="float">
            <text:p>118.657</text:p>
          </table:table-cell>
          <table:table-cell office:value-type="float" office:value="138.211" calcext:value-type="float">
            <text:p>138.211</text:p>
          </table:table-cell>
          <table:table-cell office:value-type="float" office:value="103.563" calcext:value-type="float">
            <text:p>103.563</text:p>
          </table:table-cell>
          <table:table-cell office:value-type="float" office:value="91.15" calcext:value-type="float">
            <text:p>91.15</text:p>
          </table:table-cell>
          <table:table-cell office:value-type="float" office:value="104.859" calcext:value-type="float">
            <text:p>104.859</text:p>
          </table:table-cell>
          <table:table-cell office:value-type="float" office:value="92.839" calcext:value-type="float">
            <text:p>92.839</text:p>
          </table:table-cell>
          <table:table-cell office:value-type="float" office:value="107.846" calcext:value-type="float">
            <text:p>107.846</text:p>
          </table:table-cell>
          <table:table-cell office:value-type="float" office:value="88.042" calcext:value-type="float">
            <text:p>88.042</text:p>
          </table:table-cell>
          <table:table-cell office:value-type="float" office:value="102.305" calcext:value-type="float">
            <text:p>102.305</text:p>
          </table:table-cell>
          <table:table-cell office:value-type="float" office:value="82.654" calcext:value-type="float">
            <text:p>82.654</text:p>
          </table:table-cell>
          <table:table-cell office:value-type="float" office:value="96.916" calcext:value-type="float">
            <text:p>96.916</text:p>
          </table:table-cell>
          <table:table-cell office:value-type="float" office:value="157.406" calcext:value-type="float">
            <text:p>157.406</text:p>
          </table:table-cell>
          <table:table-cell office:value-type="float" office:value="132.607" calcext:value-type="float">
            <text:p>132.607</text:p>
          </table:table-cell>
          <table:table-cell office:value-type="float" office:value="201.367" calcext:value-type="float">
            <text:p>201.367</text:p>
          </table:table-cell>
          <table:table-cell office:value-type="float" office:value="103.646" calcext:value-type="float">
            <text:p>103.646</text:p>
          </table:table-cell>
          <table:table-cell office:value-type="float" office:value="132.004" calcext:value-type="float">
            <text:p>132.004</text:p>
          </table:table-cell>
          <table:table-cell office:value-type="float" office:value="225.022" calcext:value-type="float">
            <text:p>225.022</text:p>
          </table:table-cell>
          <table:table-cell office:value-type="float" office:value="87.247" calcext:value-type="float">
            <text:p>87.247</text:p>
          </table:table-cell>
          <table:table-cell office:value-type="float" office:value="128.491" calcext:value-type="float">
            <text:p>128.491</text:p>
          </table:table-cell>
          <table:table-cell office:value-type="float" office:value="208.998" calcext:value-type="float">
            <text:p>208.998</text:p>
          </table:table-cell>
          <table:table-cell office:value-type="float" office:value="125.989" calcext:value-type="float">
            <text:p>125.989</text:p>
          </table:table-cell>
          <table:table-cell office:value-type="float" office:value="98.509" calcext:value-type="float">
            <text:p>98.509</text:p>
          </table:table-cell>
          <table:table-cell office:value-type="float" office:value="135.265" calcext:value-type="float">
            <text:p>135.265</text:p>
          </table:table-cell>
          <table:table-cell office:value-type="float" office:value="202.2" calcext:value-type="float">
            <text:p>202.2</text:p>
          </table:table-cell>
          <table:table-cell office:value-type="float" office:value="107.97" calcext:value-type="float">
            <text:p>107.97</text:p>
          </table:table-cell>
          <table:table-cell office:value-type="float" office:value="97.254" calcext:value-type="float">
            <text:p>97.254</text:p>
          </table:table-cell>
          <table:table-cell office:value-type="float" office:value="115.336" calcext:value-type="float">
            <text:p>115.336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3.678" calcext:value-type="float">
            <text:p>123.678</text:p>
          </table:table-cell>
          <table:table-cell office:value-type="float" office:value="34.187" calcext:value-type="float">
            <text:p>34.187</text:p>
          </table:table-cell>
          <table:table-cell office:value-type="float" office:value="200.325" calcext:value-type="float">
            <text:p>200.325</text:p>
          </table:table-cell>
          <table:table-cell office:value-type="float" office:value="99.558" calcext:value-type="float">
            <text:p>99.558</text:p>
          </table:table-cell>
          <table:table-cell office:value-type="float" office:value="109.872" calcext:value-type="float">
            <text:p>109.872</text:p>
          </table:table-cell>
          <table:table-cell office:value-type="float" office:value="259.438" calcext:value-type="float">
            <text:p>259.438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4.423" calcext:value-type="float">
            <text:p>104.423</text:p>
          </table:table-cell>
          <table:table-cell office:value-type="float" office:value="127.421" calcext:value-type="float">
            <text:p>127.421</text:p>
          </table:table-cell>
          <table:table-cell office:value-type="float" office:value="114.833" calcext:value-type="float">
            <text:p>114.833</text:p>
          </table:table-cell>
          <table:table-cell office:value-type="float" office:value="96.786" calcext:value-type="float">
            <text:p>96.786</text:p>
          </table:table-cell>
          <table:table-cell office:value-type="float" office:value="206.119" calcext:value-type="float">
            <text:p>206.119</text:p>
          </table:table-cell>
          <table:table-cell office:value-type="float" office:value="106.287" calcext:value-type="float">
            <text:p>106.287</text:p>
          </table:table-cell>
          <table:table-cell office:value-type="float" office:value="108.531" calcext:value-type="float">
            <text:p>108.531</text:p>
          </table:table-cell>
          <table:table-cell office:value-type="float" office:value="243.892" calcext:value-type="float">
            <text:p>243.892</text:p>
          </table:table-cell>
          <table:table-cell office:value-type="float" office:value="127.621" calcext:value-type="float">
            <text:p>127.621</text:p>
          </table:table-cell>
          <table:table-cell office:value-type="float" office:value="173.059" calcext:value-type="float">
            <text:p>173.059</text:p>
          </table:table-cell>
          <table:table-cell office:value-type="float" office:value="136.303" calcext:value-type="float">
            <text:p>136.303</text:p>
          </table:table-cell>
          <table:table-cell office:value-type="float" office:value="77.483" calcext:value-type="float">
            <text:p>77.483</text:p>
          </table:table-cell>
          <table:table-cell office:value-type="float" office:value="7.211" calcext:value-type="float">
            <text:p>7.211</text:p>
          </table:table-cell>
          <table:table-cell office:value-type="float" office:value="2.62" calcext:value-type="float">
            <text:p>2.62</text:p>
          </table:table-cell>
          <table:table-cell office:value-type="float" office:value="20.595" calcext:value-type="float">
            <text:p>20.595</text:p>
          </table:table-cell>
          <table:table-cell office:value-type="float" office:value="7.992" calcext:value-type="float">
            <text:p>7.992</text:p>
          </table:table-cell>
          <table:table-cell office:value-type="float" office:value="6.635" calcext:value-type="float">
            <text:p>6.635</text:p>
          </table:table-cell>
          <table:table-cell office:value-type="float" office:value="36.41" calcext:value-type="float">
            <text:p>36.41</text:p>
          </table:table-cell>
          <table:table-cell office:value-type="float" office:value="27.607" calcext:value-type="float">
            <text:p>27.607</text:p>
          </table:table-cell>
          <table:table-cell office:value-type="float" office:value="58.031" calcext:value-type="float">
            <text:p>58.031</text:p>
          </table:table-cell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  <table:table-cell office:value-type="float" office:value="0.217" calcext:value-type="float">
            <text:p>0.217</text:p>
          </table:table-cell>
          <table:table-cell office:value-type="float" office:value="47.229" calcext:value-type="float">
            <text:p>47.229</text:p>
          </table:table-cell>
          <table:table-cell office:value-type="float" office:value="25.677" calcext:value-type="float">
            <text:p>25.677</text:p>
          </table:table-cell>
          <table:table-cell office:value-type="float" office:value="16.427" calcext:value-type="float">
            <text:p>16.427</text:p>
          </table:table-cell>
          <table:table-cell office:value-type="float" office:value="38.903" calcext:value-type="float">
            <text:p>38.903</text:p>
          </table:table-cell>
          <table:table-cell office:value-type="float" office:value="16.383" calcext:value-type="float">
            <text:p>16.383</text:p>
          </table:table-cell>
          <table:table-cell office:value-type="float" office:value="234.4" calcext:value-type="float">
            <text:p>234.4</text:p>
          </table:table-cell>
          <table:table-cell office:value-type="float" office:value="251.464" calcext:value-type="float">
            <text:p>251.464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43.04" calcext:value-type="float">
            <text:p>143.04</text:p>
          </table:table-cell>
          <table:table-cell office:value-type="float" office:value="143.235" calcext:value-type="float">
            <text:p>143.235</text:p>
          </table:table-cell>
          <table:table-cell office:value-type="float" office:value="129.663" calcext:value-type="float">
            <text:p>129.663</text:p>
          </table:table-cell>
          <table:table-cell office:value-type="float" office:value="312.391" calcext:value-type="float">
            <text:p>312.391</text:p>
          </table:table-cell>
          <table:table-cell office:value-type="float" office:value="314.706" calcext:value-type="float">
            <text:p>314.706</text:p>
          </table:table-cell>
          <table:table-cell office:value-type="float" office:value="325.344" calcext:value-type="float">
            <text:p>325.344</text:p>
          </table:table-cell>
          <table:table-cell office:value-type="float" office:value="277.028" calcext:value-type="float">
            <text:p>277.028</text:p>
          </table:table-cell>
          <table:table-cell office:value-type="float" office:value="294.802" calcext:value-type="float">
            <text:p>294.802</text:p>
          </table:table-cell>
          <table:table-cell office:value-type="float" office:value="129.857" calcext:value-type="float">
            <text:p>129.857</text:p>
          </table:table-cell>
          <table:table-cell office:value-type="float" office:value="123.836" calcext:value-type="float">
            <text:p>123.836</text:p>
          </table:table-cell>
          <table:table-cell office:value-type="float" office:value="144.428" calcext:value-type="float">
            <text:p>144.428</text:p>
          </table:table-cell>
          <table:table-cell office:value-type="float" office:value="112.523" calcext:value-type="float">
            <text:p>112.523</text:p>
          </table:table-cell>
          <table:table-cell office:value-type="float" office:value="53.566" calcext:value-type="float">
            <text:p>53.566</text:p>
          </table:table-cell>
          <table:table-cell office:value-type="float" office:value="42.978" calcext:value-type="float">
            <text:p>42.978</text:p>
          </table:table-cell>
          <table:table-cell office:value-type="float" office:value="105.861" calcext:value-type="float">
            <text:p>105.861</text:p>
          </table:table-cell>
          <table:table-cell office:value-type="float" office:value="150.373" calcext:value-type="float">
            <text:p>150.373</text:p>
          </table:table-cell>
          <table:table-cell office:value-type="float" office:value="100.324" calcext:value-type="float">
            <text:p>100.324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169.673" calcext:value-type="float">
            <text:p>169.673</text:p>
          </table:table-cell>
          <table:table-cell office:value-type="float" office:value="135.847" calcext:value-type="float">
            <text:p>135.847</text:p>
          </table:table-cell>
          <table:table-cell office:value-type="float" office:value="118.479" calcext:value-type="float">
            <text:p>118.479</text:p>
          </table:table-cell>
          <table:table-cell office:value-type="float" office:value="121.049" calcext:value-type="float">
            <text:p>121.049</text:p>
          </table:table-cell>
          <table:table-cell office:value-type="float" office:value="137.519" calcext:value-type="float">
            <text:p>137.519</text:p>
          </table:table-cell>
          <table:table-cell office:value-type="float" office:value="135.073" calcext:value-type="float">
            <text:p>135.073</text:p>
          </table:table-cell>
          <table:table-cell office:value-type="float" office:value="125.475" calcext:value-type="float">
            <text:p>125.475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9.836" calcext:value-type="float">
            <text:p>109.836</text:p>
          </table:table-cell>
          <table:table-cell office:value-type="float" office:value="121.855" calcext:value-type="float">
            <text:p>121.855</text:p>
          </table:table-cell>
          <table:table-cell office:value-type="float" office:value="182.912" calcext:value-type="float">
            <text:p>182.912</text:p>
          </table:table-cell>
          <table:table-cell office:value-type="float" office:value="160.949" calcext:value-type="float">
            <text:p>160.949</text:p>
          </table:table-cell>
          <table:table-cell office:value-type="float" office:value="220.33" calcext:value-type="float">
            <text:p>220.33</text:p>
          </table:table-cell>
          <table:table-cell office:value-type="float" office:value="137.426" calcext:value-type="float">
            <text:p>137.426</text:p>
          </table:table-cell>
          <table:table-cell office:value-type="float" office:value="157.753" calcext:value-type="float">
            <text:p>157.753</text:p>
          </table:table-cell>
          <table:table-cell office:value-type="float" office:value="251.388" calcext:value-type="float">
            <text:p>251.388</text:p>
          </table:table-cell>
          <table:table-cell office:value-type="float" office:value="121.623" calcext:value-type="float">
            <text:p>121.623</text:p>
          </table:table-cell>
          <table:table-cell office:value-type="float" office:value="180.199" calcext:value-type="float">
            <text:p>180.199</text:p>
          </table:table-cell>
          <table:table-cell office:value-type="float" office:value="237.241" calcext:value-type="float">
            <text:p>237.241</text:p>
          </table:table-cell>
          <table:table-cell office:value-type="float" office:value="157.69" calcext:value-type="float">
            <text:p>157.69</text:p>
          </table:table-cell>
          <table:table-cell office:value-type="float" office:value="150.641" calcext:value-type="float">
            <text:p>150.641</text:p>
          </table:table-cell>
          <table:table-cell office:value-type="float" office:value="157.813" calcext:value-type="float">
            <text:p>157.813</text:p>
          </table:table-cell>
          <table:table-cell office:value-type="float" office:value="207.602" calcext:value-type="float">
            <text:p>207.602</text:p>
          </table:table-cell>
          <table:table-cell office:value-type="float" office:value="139.212" calcext:value-type="float">
            <text:p>139.212</text:p>
          </table:table-cell>
          <table:table-cell office:value-type="float" office:value="117.135" calcext:value-type="float">
            <text:p>117.135</text:p>
          </table:table-cell>
          <table:table-cell office:value-type="float" office:value="148.66" calcext:value-type="float">
            <text:p>148.66</text:p>
          </table:table-cell>
          <table:table-cell office:value-type="float" office:value="137.495" calcext:value-type="float">
            <text:p>137.495</text:p>
          </table:table-cell>
          <table:table-cell office:value-type="float" office:value="164.116" calcext:value-type="float">
            <text:p>164.116</text:p>
          </table:table-cell>
          <table:table-cell office:value-type="float" office:value="69.471" calcext:value-type="float">
            <text:p>69.471</text:p>
          </table:table-cell>
          <table:table-cell office:value-type="float" office:value="233.885" calcext:value-type="float">
            <text:p>233.885</text:p>
          </table:table-cell>
          <table:table-cell office:value-type="float" office:value="115.419" calcext:value-type="float">
            <text:p>115.419</text:p>
          </table:table-cell>
          <table:table-cell office:value-type="float" office:value="145.124" calcext:value-type="float">
            <text:p>145.124</text:p>
          </table:table-cell>
          <table:table-cell office:value-type="float" office:value="286.955" calcext:value-type="float">
            <text:p>286.955</text:p>
          </table:table-cell>
          <table:table-cell office:value-type="float" office:value="132.59" calcext:value-type="float">
            <text:p>132.59</text:p>
          </table:table-cell>
          <table:table-cell office:value-type="float" office:value="145.841" calcext:value-type="float">
            <text:p>145.841</text:p>
          </table:table-cell>
          <table:table-cell office:value-type="float" office:value="142.024" calcext:value-type="float">
            <text:p>142.024</text:p>
          </table:table-cell>
          <table:table-cell office:value-type="float" office:value="136.097" calcext:value-type="float">
            <text:p>136.097</text:p>
          </table:table-cell>
          <table:table-cell office:value-type="float" office:value="147.188" calcext:value-type="float">
            <text:p>147.188</text:p>
          </table:table-cell>
          <table:table-cell office:value-type="float" office:value="271.77" calcext:value-type="float">
            <text:p>271.77</text:p>
          </table:table-cell>
          <table:table-cell office:value-type="float" office:value="146.171" calcext:value-type="float">
            <text:p>146.171</text:p>
          </table:table-cell>
          <table:table-cell office:value-type="float" office:value="129.657" calcext:value-type="float">
            <text:p>129.657</text:p>
          </table:table-cell>
          <table:table-cell office:value-type="float" office:value="241.81" calcext:value-type="float">
            <text:p>241.81</text:p>
          </table:table-cell>
          <table:table-cell office:value-type="float" office:value="161.111" calcext:value-type="float">
            <text:p>161.111</text:p>
          </table:table-cell>
          <table:table-cell office:value-type="float" office:value="192.05" calcext:value-type="float">
            <text:p>192.05</text:p>
          </table:table-cell>
          <table:table-cell office:value-type="float" office:value="169.907" calcext:value-type="float">
            <text:p>169.907</text:p>
          </table:table-cell>
          <table:table-cell office:value-type="float" office:value="116.311" calcext:value-type="float">
            <text:p>116.311</text:p>
          </table:table-cell>
          <table:table-cell office:value-type="float" office:value="34.314" calcext:value-type="float">
            <text:p>34.314</text:p>
          </table:table-cell>
          <table:table-cell office:value-type="float" office:value="27.794" calcext:value-type="float">
            <text:p>27.794</text:p>
          </table:table-cell>
          <table:table-cell office:value-type="float" office:value="49.939" calcext:value-type="float">
            <text:p>49.939</text:p>
          </table:table-cell>
          <table:table-cell office:value-type="float" office:value="36.094" calcext:value-type="float">
            <text:p>36.094</text:p>
          </table:table-cell>
          <table:table-cell office:value-type="float" office:value="36.685" calcext:value-type="float">
            <text:p>36.685</text:p>
          </table:table-cell>
          <table:table-cell office:value-type="float" office:value="59.627" calcext:value-type="float">
            <text:p>59.627</text:p>
          </table:table-cell>
          <table:table-cell office:value-type="float" office:value="53.987" calcext:value-type="float">
            <text:p>53.987</text:p>
          </table:table-cell>
          <table:table-cell office:value-type="float" office:value="81.661" calcext:value-type="float">
            <text:p>81.661</text:p>
          </table:table-cell>
          <table:table-cell office:value-type="float" office:value="19.657" calcext:value-type="float">
            <text:p>19.657</text:p>
          </table:table-cell>
          <table:table-cell office:value-type="float" office:value="0" calcext:value-type="float">
            <text:p>0</text:p>
          </table:table-cell>
          <table:table-cell office:value-type="float" office:value="26.427" calcext:value-type="float">
            <text:p>26.427</text:p>
          </table:table-cell>
          <table:table-cell office:value-type="float" office:value="79.458" calcext:value-type="float">
            <text:p>79.458</text:p>
          </table:table-cell>
          <table:table-cell office:value-type="float" office:value="57.309" calcext:value-type="float">
            <text:p>57.309</text:p>
          </table:table-cell>
          <table:table-cell office:value-type="float" office:value="42.827" calcext:value-type="float">
            <text:p>42.827</text:p>
          </table:table-cell>
          <table:table-cell office:value-type="float" office:value="70.562" calcext:value-type="float">
            <text:p>70.562</text:p>
          </table:table-cell>
          <table:table-cell office:value-type="float" office:value="48.102" calcext:value-type="float">
            <text:p>48.102</text:p>
          </table:table-cell>
          <table:table-cell office:value-type="float" office:value="257.271" calcext:value-type="float">
            <text:p>257.271</text:p>
          </table:table-cell>
          <table:table-cell office:value-type="float" office:value="288.032" calcext:value-type="float">
            <text:p>288.03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121.902" calcext:value-type="float">
            <text:p>121.902</text:p>
          </table:table-cell>
          <table:table-cell office:value-type="float" office:value="165.601" calcext:value-type="float">
            <text:p>165.601</text:p>
          </table:table-cell>
          <table:table-cell office:value-type="float" office:value="105.47" calcext:value-type="float">
            <text:p>105.47</text:p>
          </table:table-cell>
          <table:table-cell office:value-type="float" office:value="196.106" calcext:value-type="float">
            <text:p>196.106</text:p>
          </table:table-cell>
          <table:table-cell office:value-type="float" office:value="204.334" calcext:value-type="float">
            <text:p>204.334</text:p>
          </table:table-cell>
          <table:table-cell office:value-type="float" office:value="203.58" calcext:value-type="float">
            <text:p>203.58</text:p>
          </table:table-cell>
          <table:table-cell office:value-type="float" office:value="242.573" calcext:value-type="float">
            <text:p>242.573</text:p>
          </table:table-cell>
          <table:table-cell office:value-type="float" office:value="243.881" calcext:value-type="float">
            <text:p>243.881</text:p>
          </table:table-cell>
          <table:table-cell office:value-type="float" office:value="128.909" calcext:value-type="float">
            <text:p>128.909</text:p>
          </table:table-cell>
          <table:table-cell office:value-type="float" office:value="90.225" calcext:value-type="float">
            <text:p>90.225</text:p>
          </table:table-cell>
          <table:table-cell office:value-type="float" office:value="121.654" calcext:value-type="float">
            <text:p>121.654</text:p>
          </table:table-cell>
          <table:table-cell office:value-type="float" office:value="123.61" calcext:value-type="float">
            <text:p>123.61</text:p>
          </table:table-cell>
          <table:table-cell office:value-type="float" office:value="23.443" calcext:value-type="float">
            <text:p>23.443</text:p>
          </table:table-cell>
          <table:table-cell office:value-type="float" office:value="26.814" calcext:value-type="float">
            <text:p>26.814</text:p>
          </table:table-cell>
          <table:table-cell office:value-type="float" office:value="67.604" calcext:value-type="float">
            <text:p>67.604</text:p>
          </table:table-cell>
          <table:table-cell office:value-type="float" office:value="103.034" calcext:value-type="float">
            <text:p>103.034</text:p>
          </table:table-cell>
          <table:table-cell office:value-type="float" office:value="114.919" calcext:value-type="float">
            <text:p>114.919</text:p>
          </table:table-cell>
          <table:table-cell office:value-type="float" office:value="70.499" calcext:value-type="float">
            <text:p>70.499</text:p>
          </table:table-cell>
          <table:table-cell office:value-type="float" office:value="150.311" calcext:value-type="float">
            <text:p>150.311</text:p>
          </table:table-cell>
          <table:table-cell office:value-type="float" office:value="101.582" calcext:value-type="float">
            <text:p>101.582</text:p>
          </table:table-cell>
          <table:table-cell office:value-type="float" office:value="94.908" calcext:value-type="float">
            <text:p>94.908</text:p>
          </table:table-cell>
          <table:table-cell office:value-type="float" office:value="108.843" calcext:value-type="float">
            <text:p>108.843</text:p>
          </table:table-cell>
          <table:table-cell office:value-type="float" office:value="94.503" calcext:value-type="float">
            <text:p>94.503</text:p>
          </table:table-cell>
          <table:table-cell office:value-type="float" office:value="105.558" calcext:value-type="float">
            <text:p>105.558</text:p>
          </table:table-cell>
          <table:table-cell office:value-type="float" office:value="107.845" calcext:value-type="float">
            <text:p>107.845</text:p>
          </table:table-cell>
          <table:table-cell office:value-type="float" office:value="106.418" calcext:value-type="float">
            <text:p>106.418</text:p>
          </table:table-cell>
          <table:table-cell office:value-type="float" office:value="83.201" calcext:value-type="float">
            <text:p>83.201</text:p>
          </table:table-cell>
          <table:table-cell office:value-type="float" office:value="98.273" calcext:value-type="float">
            <text:p>98.273</text:p>
          </table:table-cell>
          <table:table-cell office:value-type="float" office:value="167.456" calcext:value-type="float">
            <text:p>167.456</text:p>
          </table:table-cell>
          <table:table-cell office:value-type="float" office:value="139.214" calcext:value-type="float">
            <text:p>139.214</text:p>
          </table:table-cell>
          <table:table-cell office:value-type="float" office:value="220.487" calcext:value-type="float">
            <text:p>220.487</text:p>
          </table:table-cell>
          <table:table-cell office:value-type="float" office:value="116.69" calcext:value-type="float">
            <text:p>116.69</text:p>
          </table:table-cell>
          <table:table-cell office:value-type="float" office:value="141.692" calcext:value-type="float">
            <text:p>141.692</text:p>
          </table:table-cell>
          <table:table-cell office:value-type="float" office:value="238.889" calcext:value-type="float">
            <text:p>238.889</text:p>
          </table:table-cell>
          <table:table-cell office:value-type="float" office:value="103.826" calcext:value-type="float">
            <text:p>103.826</text:p>
          </table:table-cell>
          <table:table-cell office:value-type="float" office:value="146.498" calcext:value-type="float">
            <text:p>146.498</text:p>
          </table:table-cell>
          <table:table-cell office:value-type="float" office:value="216.333" calcext:value-type="float">
            <text:p>216.333</text:p>
          </table:table-cell>
          <table:table-cell office:value-type="float" office:value="139.928" calcext:value-type="float">
            <text:p>139.928</text:p>
          </table:table-cell>
          <table:table-cell office:value-type="float" office:value="104.014" calcext:value-type="float">
            <text:p>104.014</text:p>
          </table:table-cell>
          <table:table-cell office:value-type="float" office:value="172.329" calcext:value-type="float">
            <text:p>172.329</text:p>
          </table:table-cell>
          <table:table-cell office:value-type="float" office:value="190.996" calcext:value-type="float">
            <text:p>190.996</text:p>
          </table:table-cell>
          <table:table-cell office:value-type="float" office:value="113.868" calcext:value-type="float">
            <text:p>113.868</text:p>
          </table:table-cell>
          <table:table-cell office:value-type="float" office:value="107.56" calcext:value-type="float">
            <text:p>107.56</text:p>
          </table:table-cell>
          <table:table-cell office:value-type="float" office:value="122.032" calcext:value-type="float">
            <text:p>122.032</text:p>
          </table:table-cell>
          <table:table-cell office:value-type="float" office:value="126.864" calcext:value-type="float">
            <text:p>126.864</text:p>
          </table:table-cell>
          <table:table-cell office:value-type="float" office:value="130.392" calcext:value-type="float">
            <text:p>130.392</text:p>
          </table:table-cell>
          <table:table-cell office:value-type="float" office:value="63.394" calcext:value-type="float">
            <text:p>63.394</text:p>
          </table:table-cell>
          <table:table-cell office:value-type="float" office:value="265.815" calcext:value-type="float">
            <text:p>265.815</text:p>
          </table:table-cell>
          <table:table-cell office:value-type="float" office:value="100.244" calcext:value-type="float">
            <text:p>100.244</text:p>
          </table:table-cell>
          <table:table-cell office:value-type="float" office:value="118.245" calcext:value-type="float">
            <text:p>118.245</text:p>
          </table:table-cell>
          <table:table-cell office:value-type="float" office:value="217.842" calcext:value-type="float">
            <text:p>217.842</text:p>
          </table:table-cell>
          <table:table-cell office:value-type="float" office:value="113.649" calcext:value-type="float">
            <text:p>113.649</text:p>
          </table:table-cell>
          <table:table-cell office:value-type="float" office:value="106.056" calcext:value-type="float">
            <text:p>106.056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119.829" calcext:value-type="float">
            <text:p>119.829</text:p>
          </table:table-cell>
          <table:table-cell office:value-type="float" office:value="109.87" calcext:value-type="float">
            <text:p>109.87</text:p>
          </table:table-cell>
          <table:table-cell office:value-type="float" office:value="312.753" calcext:value-type="float">
            <text:p>312.753</text:p>
          </table:table-cell>
          <table:table-cell office:value-type="float" office:value="134.301" calcext:value-type="float">
            <text:p>134.301</text:p>
          </table:table-cell>
          <table:table-cell office:value-type="float" office:value="105.537" calcext:value-type="float">
            <text:p>105.537</text:p>
          </table:table-cell>
          <table:table-cell office:value-type="float" office:value="245.914" calcext:value-type="float">
            <text:p>245.914</text:p>
          </table:table-cell>
          <table:table-cell office:value-type="float" office:value="132.114" calcext:value-type="float">
            <text:p>132.114</text:p>
          </table:table-cell>
          <table:table-cell office:value-type="float" office:value="199.513" calcext:value-type="float">
            <text:p>199.513</text:p>
          </table:table-cell>
          <table:table-cell office:value-type="float" office:value="130.32" calcext:value-type="float">
            <text:p>130.32</text:p>
          </table:table-cell>
          <table:table-cell office:value-type="float" office:value="86.665" calcext:value-type="float">
            <text:p>86.665</text:p>
          </table:table-cell>
          <table:table-cell office:value-type="float" office:value="21.673" calcext:value-type="float">
            <text:p>21.673</text:p>
          </table:table-cell>
          <table:table-cell office:value-type="float" office:value="9.506" calcext:value-type="float">
            <text:p>9.506</text:p>
          </table:table-cell>
          <table:table-cell office:value-type="float" office:value="24.737" calcext:value-type="float">
            <text:p>24.737</text:p>
          </table:table-cell>
          <table:table-cell office:value-type="float" office:value="17.958" calcext:value-type="float">
            <text:p>17.958</text:p>
          </table:table-cell>
          <table:table-cell office:value-type="float" office:value="19.588" calcext:value-type="float">
            <text:p>19.588</text:p>
          </table:table-cell>
          <table:table-cell office:value-type="float" office:value="51.207" calcext:value-type="float">
            <text:p>51.207</text:p>
          </table:table-cell>
          <table:table-cell office:value-type="float" office:value="41.457" calcext:value-type="float">
            <text:p>41.457</text:p>
          </table:table-cell>
          <table:table-cell office:value-type="float" office:value="60.463" calcext:value-type="float">
            <text:p>60.463</text:p>
          </table:table-cell>
          <table:table-cell office:value-type="float" office:value="4.378" calcext:value-type="float">
            <text:p>4.378</text:p>
          </table:table-cell>
          <table:table-cell office:value-type="float" office:value="19.583" calcext:value-type="float">
            <text:p>19.583</text:p>
          </table:table-cell>
          <table:table-cell office:value-type="float" office:value="0" calcext:value-type="float">
            <text:p>0</text:p>
          </table:table-cell>
          <table:table-cell office:value-type="float" office:value="57.237" calcext:value-type="float">
            <text:p>57.237</text:p>
          </table:table-cell>
          <table:table-cell office:value-type="float" office:value="41.638" calcext:value-type="float">
            <text:p>41.638</text:p>
          </table:table-cell>
          <table:table-cell office:value-type="float" office:value="24.887" calcext:value-type="float">
            <text:p>24.887</text:p>
          </table:table-cell>
          <table:table-cell office:value-type="float" office:value="47.621" calcext:value-type="float">
            <text:p>47.621</text:p>
          </table:table-cell>
          <table:table-cell office:value-type="float" office:value="27.465" calcext:value-type="float">
            <text:p>27.465</text:p>
          </table:table-cell>
          <table:table-cell office:value-type="float" office:value="224.133" calcext:value-type="float">
            <text:p>224.133</text:p>
          </table:table-cell>
          <table:table-cell office:value-type="float" office:value="261.065" calcext:value-type="float">
            <text:p>261.065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an_Francisco</text:p>
          </table:table-cell>
          <table:table-cell office:value-type="float" office:value="181.261" calcext:value-type="float">
            <text:p>181.261</text:p>
          </table:table-cell>
          <table:table-cell office:value-type="float" office:value="202.869" calcext:value-type="float">
            <text:p>202.869</text:p>
          </table:table-cell>
          <table:table-cell office:value-type="float" office:value="163.851" calcext:value-type="float">
            <text:p>163.851</text:p>
          </table:table-cell>
          <table:table-cell office:value-type="float" office:value="172.714" calcext:value-type="float">
            <text:p>172.714</text:p>
          </table:table-cell>
          <table:table-cell office:value-type="float" office:value="182.596" calcext:value-type="float">
            <text:p>182.596</text:p>
          </table:table-cell>
          <table:table-cell office:value-type="float" office:value="192.06" calcext:value-type="float">
            <text:p>192.06</text:p>
          </table:table-cell>
          <table:table-cell office:value-type="float" office:value="217.7" calcext:value-type="float">
            <text:p>217.7</text:p>
          </table:table-cell>
          <table:table-cell office:value-type="float" office:value="233.159" calcext:value-type="float">
            <text:p>233.159</text:p>
          </table:table-cell>
          <table:table-cell office:value-type="float" office:value="184.319" calcext:value-type="float">
            <text:p>184.319</text:p>
          </table:table-cell>
          <table:table-cell office:value-type="float" office:value="145.057" calcext:value-type="float">
            <text:p>145.057</text:p>
          </table:table-cell>
          <table:table-cell office:value-type="float" office:value="180.231" calcext:value-type="float">
            <text:p>180.231</text:p>
          </table:table-cell>
          <table:table-cell office:value-type="float" office:value="182.921" calcext:value-type="float">
            <text:p>182.921</text:p>
          </table:table-cell>
          <table:table-cell office:value-type="float" office:value="60.132" calcext:value-type="float">
            <text:p>60.132</text:p>
          </table:table-cell>
          <table:table-cell office:value-type="float" office:value="72.077" calcext:value-type="float">
            <text:p>72.077</text:p>
          </table:table-cell>
          <table:table-cell office:value-type="float" office:value="32.048" calcext:value-type="float">
            <text:p>32.048</text:p>
          </table:table-cell>
          <table:table-cell office:value-type="float" office:value="162.897" calcext:value-type="float">
            <text:p>162.897</text:p>
          </table:table-cell>
          <table:table-cell office:value-type="float" office:value="166.948" calcext:value-type="float">
            <text:p>166.948</text:p>
          </table:table-cell>
          <table:table-cell office:value-type="float" office:value="112.028" calcext:value-type="float">
            <text:p>112.028</text:p>
          </table:table-cell>
          <table:table-cell office:value-type="float" office:value="196.212" calcext:value-type="float">
            <text:p>196.212</text:p>
          </table:table-cell>
          <table:table-cell office:value-type="float" office:value="173.291" calcext:value-type="float">
            <text:p>173.291</text:p>
          </table:table-cell>
          <table:table-cell office:value-type="float" office:value="147.364" calcext:value-type="float">
            <text:p>147.364</text:p>
          </table:table-cell>
          <table:table-cell office:value-type="float" office:value="155.007" calcext:value-type="float">
            <text:p>155.007</text:p>
          </table:table-cell>
          <table:table-cell office:value-type="float" office:value="147.265" calcext:value-type="float">
            <text:p>147.265</text:p>
          </table:table-cell>
          <table:table-cell office:value-type="float" office:value="159.056" calcext:value-type="float">
            <text:p>159.056</text:p>
          </table:table-cell>
          <table:table-cell office:value-type="float" office:value="157.277" calcext:value-type="float">
            <text:p>157.277</text:p>
          </table:table-cell>
          <table:table-cell office:value-type="float" office:value="159.841" calcext:value-type="float">
            <text:p>159.841</text:p>
          </table:table-cell>
          <table:table-cell office:value-type="float" office:value="142.879" calcext:value-type="float">
            <text:p>142.879</text:p>
          </table:table-cell>
          <table:table-cell office:value-type="float" office:value="154.377" calcext:value-type="float">
            <text:p>154.377</text:p>
          </table:table-cell>
          <table:table-cell office:value-type="float" office:value="212.888" calcext:value-type="float">
            <text:p>212.888</text:p>
          </table:table-cell>
          <table:table-cell office:value-type="float" office:value="193.525" calcext:value-type="float">
            <text:p>193.525</text:p>
          </table:table-cell>
          <table:table-cell office:value-type="float" office:value="174.364" calcext:value-type="float">
            <text:p>174.364</text:p>
          </table:table-cell>
          <table:table-cell office:value-type="float" office:value="176.874" calcext:value-type="float">
            <text:p>176.874</text:p>
          </table:table-cell>
          <table:table-cell office:value-type="float" office:value="203.032" calcext:value-type="float">
            <text:p>203.032</text:p>
          </table:table-cell>
          <table:table-cell office:value-type="float" office:value="179.161" calcext:value-type="float">
            <text:p>179.161</text:p>
          </table:table-cell>
          <table:table-cell office:value-type="float" office:value="146.412" calcext:value-type="float">
            <text:p>146.412</text:p>
          </table:table-cell>
          <table:table-cell office:value-type="float" office:value="210.917" calcext:value-type="float">
            <text:p>210.917</text:p>
          </table:table-cell>
          <table:table-cell office:value-type="float" office:value="267.967" calcext:value-type="float">
            <text:p>267.967</text:p>
          </table:table-cell>
          <table:table-cell office:value-type="float" office:value="183.603" calcext:value-type="float">
            <text:p>183.603</text:p>
          </table:table-cell>
          <table:table-cell office:value-type="float" office:value="157.238" calcext:value-type="float">
            <text:p>157.238</text:p>
          </table:table-cell>
          <table:table-cell office:value-type="float" office:value="106.635" calcext:value-type="float">
            <text:p>106.635</text:p>
          </table:table-cell>
          <table:table-cell office:value-type="float" office:value="135.127" calcext:value-type="float">
            <text:p>135.127</text:p>
          </table:table-cell>
          <table:table-cell office:value-type="float" office:value="167.555" calcext:value-type="float">
            <text:p>167.555</text:p>
          </table:table-cell>
          <table:table-cell office:value-type="float" office:value="156.936" calcext:value-type="float">
            <text:p>156.936</text:p>
          </table:table-cell>
          <table:table-cell office:value-type="float" office:value="175.699" calcext:value-type="float">
            <text:p>175.699</text:p>
          </table:table-cell>
          <table:table-cell office:value-type="float" office:value="183.384" calcext:value-type="float">
            <text:p>183.384</text:p>
          </table:table-cell>
          <table:table-cell office:value-type="float" office:value="184.723" calcext:value-type="float">
            <text:p>184.723</text:p>
          </table:table-cell>
          <table:table-cell office:value-type="float" office:value="69.765" calcext:value-type="float">
            <text:p>69.765</text:p>
          </table:table-cell>
          <table:table-cell office:value-type="float" office:value="183.416" calcext:value-type="float">
            <text:p>183.416</text:p>
          </table:table-cell>
          <table:table-cell office:value-type="float" office:value="145.821" calcext:value-type="float">
            <text:p>145.821</text:p>
          </table:table-cell>
          <table:table-cell office:value-type="float" office:value="172.869" calcext:value-type="float">
            <text:p>172.869</text:p>
          </table:table-cell>
          <table:table-cell office:value-type="float" office:value="195.595" calcext:value-type="float">
            <text:p>195.595</text:p>
          </table:table-cell>
          <table:table-cell office:value-type="float" office:value="162.744" calcext:value-type="float">
            <text:p>162.744</text:p>
          </table:table-cell>
          <table:table-cell office:value-type="float" office:value="165.735" calcext:value-type="float">
            <text:p>165.735</text:p>
          </table:table-cell>
          <table:table-cell office:value-type="float" office:value="174.393" calcext:value-type="float">
            <text:p>174.393</text:p>
          </table:table-cell>
          <table:table-cell office:value-type="float" office:value="173.903" calcext:value-type="float">
            <text:p>173.903</text:p>
          </table:table-cell>
          <table:table-cell office:value-type="float" office:value="162.65" calcext:value-type="float">
            <text:p>162.65</text:p>
          </table:table-cell>
          <table:table-cell office:value-type="float" office:value="256.732" calcext:value-type="float">
            <text:p>256.732</text:p>
          </table:table-cell>
          <table:table-cell office:value-type="float" office:value="161.699" calcext:value-type="float">
            <text:p>161.699</text:p>
          </table:table-cell>
          <table:table-cell office:value-type="float" office:value="161.822" calcext:value-type="float">
            <text:p>161.822</text:p>
          </table:table-cell>
          <table:table-cell office:value-type="float" office:value="202.17" calcext:value-type="float">
            <text:p>202.17</text:p>
          </table:table-cell>
          <table:table-cell office:value-type="float" office:value="190.753" calcext:value-type="float">
            <text:p>190.753</text:p>
          </table:table-cell>
          <table:table-cell office:value-type="float" office:value="153.906" calcext:value-type="float">
            <text:p>153.906</text:p>
          </table:table-cell>
          <table:table-cell office:value-type="float" office:value="194.115" calcext:value-type="float">
            <text:p>194.115</text:p>
          </table:table-cell>
          <table:table-cell office:value-type="float" office:value="140.602" calcext:value-type="float">
            <text:p>140.602</text:p>
          </table:table-cell>
          <table:table-cell office:value-type="float" office:value="35.631" calcext:value-type="float">
            <text:p>35.631</text:p>
          </table:table-cell>
          <table:table-cell office:value-type="float" office:value="69.94" calcext:value-type="float">
            <text:p>69.94</text:p>
          </table:table-cell>
          <table:table-cell office:value-type="float" office:value="66.545" calcext:value-type="float">
            <text:p>66.545</text:p>
          </table:table-cell>
          <table:table-cell office:value-type="float" office:value="72.339" calcext:value-type="float">
            <text:p>72.339</text:p>
          </table:table-cell>
          <table:table-cell office:value-type="float" office:value="52.764" calcext:value-type="float">
            <text:p>52.764</text:p>
          </table:table-cell>
          <table:table-cell office:value-type="float" office:value="12.978" calcext:value-type="float">
            <text:p>12.978</text:p>
          </table:table-cell>
          <table:table-cell office:value-type="float" office:value="25.092" calcext:value-type="float">
            <text:p>25.092</text:p>
          </table:table-cell>
          <table:table-cell office:value-type="float" office:value="23.891" calcext:value-type="float">
            <text:p>23.891</text:p>
          </table:table-cell>
          <table:table-cell office:value-type="float" office:value="57.248" calcext:value-type="float">
            <text:p>57.248</text:p>
          </table:table-cell>
          <table:table-cell office:value-type="float" office:value="69.964" calcext:value-type="float">
            <text:p>69.964</text:p>
          </table:table-cell>
          <table:table-cell office:value-type="float" office:value="58.492" calcext:value-type="float">
            <text:p>58.492</text:p>
          </table:table-cell>
          <table:table-cell office:value-type="float" office:value="0" calcext:value-type="float">
            <text:p>0</text:p>
          </table:table-cell>
          <table:table-cell office:value-type="float" office:value="18.464" calcext:value-type="float">
            <text:p>18.464</text:p>
          </table:table-cell>
          <table:table-cell office:value-type="float" office:value="39.964" calcext:value-type="float">
            <text:p>39.964</text:p>
          </table:table-cell>
          <table:table-cell office:value-type="float" office:value="19.64" calcext:value-type="float">
            <text:p>19.64</text:p>
          </table:table-cell>
          <table:table-cell office:value-type="float" office:value="46.442" calcext:value-type="float">
            <text:p>46.442</text:p>
          </table:table-cell>
          <table:table-cell office:value-type="float" office:value="215.594" calcext:value-type="float">
            <text:p>215.594</text:p>
          </table:table-cell>
          <table:table-cell office:value-type="float" office:value="310.079" calcext:value-type="float">
            <text:p>310.079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72.473" calcext:value-type="float">
            <text:p>172.473</text:p>
          </table:table-cell>
          <table:table-cell office:value-type="float" office:value="183.606" calcext:value-type="float">
            <text:p>183.606</text:p>
          </table:table-cell>
          <table:table-cell office:value-type="float" office:value="151.892" calcext:value-type="float">
            <text:p>151.892</text:p>
          </table:table-cell>
          <table:table-cell office:value-type="float" office:value="181.536" calcext:value-type="float">
            <text:p>181.536</text:p>
          </table:table-cell>
          <table:table-cell office:value-type="float" office:value="191.245" calcext:value-type="float">
            <text:p>191.245</text:p>
          </table:table-cell>
          <table:table-cell office:value-type="float" office:value="200.842" calcext:value-type="float">
            <text:p>200.842</text:p>
          </table:table-cell>
          <table:table-cell office:value-type="float" office:value="235.836" calcext:value-type="float">
            <text:p>235.836</text:p>
          </table:table-cell>
          <table:table-cell office:value-type="float" office:value="251.44" calcext:value-type="float">
            <text:p>251.44</text:p>
          </table:table-cell>
          <table:table-cell office:value-type="float" office:value="169.08" calcext:value-type="float">
            <text:p>169.08</text:p>
          </table:table-cell>
          <table:table-cell office:value-type="float" office:value="134.071" calcext:value-type="float">
            <text:p>134.071</text:p>
          </table:table-cell>
          <table:table-cell office:value-type="float" office:value="170.007" calcext:value-type="float">
            <text:p>170.007</text:p>
          </table:table-cell>
          <table:table-cell office:value-type="float" office:value="156.474" calcext:value-type="float">
            <text:p>156.474</text:p>
          </table:table-cell>
          <table:table-cell office:value-type="float" office:value="56.151" calcext:value-type="float">
            <text:p>56.151</text:p>
          </table:table-cell>
          <table:table-cell office:value-type="float" office:value="62.152" calcext:value-type="float">
            <text:p>62.152</text:p>
          </table:table-cell>
          <table:table-cell office:value-type="float" office:value="51.851" calcext:value-type="float">
            <text:p>51.851</text:p>
          </table:table-cell>
          <table:table-cell office:value-type="float" office:value="149.396" calcext:value-type="float">
            <text:p>149.396</text:p>
          </table:table-cell>
          <table:table-cell office:value-type="float" office:value="147.933" calcext:value-type="float">
            <text:p>147.933</text:p>
          </table:table-cell>
          <table:table-cell office:value-type="float" office:value="103.93" calcext:value-type="float">
            <text:p>103.93</text:p>
          </table:table-cell>
          <table:table-cell office:value-type="float" office:value="190.682" calcext:value-type="float">
            <text:p>190.682</text:p>
          </table:table-cell>
          <table:table-cell office:value-type="float" office:value="147.732" calcext:value-type="float">
            <text:p>147.732</text:p>
          </table:table-cell>
          <table:table-cell office:value-type="float" office:value="138.067" calcext:value-type="float">
            <text:p>138.067</text:p>
          </table:table-cell>
          <table:table-cell office:value-type="float" office:value="148.761" calcext:value-type="float">
            <text:p>148.761</text:p>
          </table:table-cell>
          <table:table-cell office:value-type="float" office:value="138.122" calcext:value-type="float">
            <text:p>138.122</text:p>
          </table:table-cell>
          <table:table-cell office:value-type="float" office:value="147.035" calcext:value-type="float">
            <text:p>147.035</text:p>
          </table:table-cell>
          <table:table-cell office:value-type="float" office:value="147.629" calcext:value-type="float">
            <text:p>147.629</text:p>
          </table:table-cell>
          <table:table-cell office:value-type="float" office:value="156.661" calcext:value-type="float">
            <text:p>156.661</text:p>
          </table:table-cell>
          <table:table-cell office:value-type="float" office:value="124.025" calcext:value-type="float">
            <text:p>124.025</text:p>
          </table:table-cell>
          <table:table-cell office:value-type="float" office:value="145.293" calcext:value-type="float">
            <text:p>145.293</text:p>
          </table:table-cell>
          <table:table-cell office:value-type="float" office:value="210.247" calcext:value-type="float">
            <text:p>210.247</text:p>
          </table:table-cell>
          <table:table-cell office:value-type="float" office:value="188.557" calcext:value-type="float">
            <text:p>188.557</text:p>
          </table:table-cell>
          <table:table-cell office:value-type="float" office:value="187.571" calcext:value-type="float">
            <text:p>187.571</text:p>
          </table:table-cell>
          <table:table-cell office:value-type="float" office:value="163.753" calcext:value-type="float">
            <text:p>163.753</text:p>
          </table:table-cell>
          <table:table-cell office:value-type="float" office:value="183.27" calcext:value-type="float">
            <text:p>183.27</text:p>
          </table:table-cell>
          <table:table-cell office:value-type="float" office:value="192.747" calcext:value-type="float">
            <text:p>192.747</text:p>
          </table:table-cell>
          <table:table-cell office:value-type="float" office:value="138.506" calcext:value-type="float">
            <text:p>138.506</text:p>
          </table:table-cell>
          <table:table-cell office:value-type="float" office:value="204.308" calcext:value-type="float">
            <text:p>204.308</text:p>
          </table:table-cell>
          <table:table-cell office:value-type="float" office:value="260.292" calcext:value-type="float">
            <text:p>260.292</text:p>
          </table:table-cell>
          <table:table-cell office:value-type="float" office:value="173.86" calcext:value-type="float">
            <text:p>173.86</text:p>
          </table:table-cell>
          <table:table-cell office:value-type="float" office:value="151.478" calcext:value-type="float">
            <text:p>151.478</text:p>
          </table:table-cell>
          <table:table-cell office:value-type="float" office:value="118.533" calcext:value-type="float">
            <text:p>118.533</text:p>
          </table:table-cell>
          <table:table-cell office:value-type="float" office:value="153.045" calcext:value-type="float">
            <text:p>153.045</text:p>
          </table:table-cell>
          <table:table-cell office:value-type="float" office:value="157.301" calcext:value-type="float">
            <text:p>157.301</text:p>
          </table:table-cell>
          <table:table-cell office:value-type="float" office:value="145.048" calcext:value-type="float">
            <text:p>145.048</text:p>
          </table:table-cell>
          <table:table-cell office:value-type="float" office:value="165.437" calcext:value-type="float">
            <text:p>165.437</text:p>
          </table:table-cell>
          <table:table-cell office:value-type="float" office:value="172.987" calcext:value-type="float">
            <text:p>172.987</text:p>
          </table:table-cell>
          <table:table-cell office:value-type="float" office:value="176.3" calcext:value-type="float">
            <text:p>176.3</text:p>
          </table:table-cell>
          <table:table-cell office:value-type="float" office:value="59.762" calcext:value-type="float">
            <text:p>59.762</text:p>
          </table:table-cell>
          <table:table-cell office:value-type="float" office:value="194.637" calcext:value-type="float">
            <text:p>194.637</text:p>
          </table:table-cell>
          <table:table-cell office:value-type="float" office:value="148.225" calcext:value-type="float">
            <text:p>148.225</text:p>
          </table:table-cell>
          <table:table-cell office:value-type="float" office:value="163.316" calcext:value-type="float">
            <text:p>163.316</text:p>
          </table:table-cell>
          <table:table-cell office:value-type="float" office:value="204.684" calcext:value-type="float">
            <text:p>204.684</text:p>
          </table:table-cell>
          <table:table-cell office:value-type="float" office:value="160.507" calcext:value-type="float">
            <text:p>160.507</text:p>
          </table:table-cell>
          <table:table-cell office:value-type="float" office:value="154.307" calcext:value-type="float">
            <text:p>154.307</text:p>
          </table:table-cell>
          <table:table-cell office:value-type="float" office:value="164.445" calcext:value-type="float">
            <text:p>164.445</text:p>
          </table:table-cell>
          <table:table-cell office:value-type="float" office:value="167.438" calcext:value-type="float">
            <text:p>167.438</text:p>
          </table:table-cell>
          <table:table-cell office:value-type="float" office:value="148.922" calcext:value-type="float">
            <text:p>148.922</text:p>
          </table:table-cell>
          <table:table-cell office:value-type="float" office:value="270" calcext:value-type="float">
            <text:p>270</text:p>
          </table:table-cell>
          <table:table-cell office:value-type="float" office:value="148.436" calcext:value-type="float">
            <text:p>148.436</text:p>
          </table:table-cell>
          <table:table-cell office:value-type="float" office:value="151.256" calcext:value-type="float">
            <text:p>151.256</text:p>
          </table:table-cell>
          <table:table-cell office:value-type="float" office:value="200.543" calcext:value-type="float">
            <text:p>200.543</text:p>
          </table:table-cell>
          <table:table-cell office:value-type="float" office:value="177.937" calcext:value-type="float">
            <text:p>177.937</text:p>
          </table:table-cell>
          <table:table-cell office:value-type="float" office:value="163.63" calcext:value-type="float">
            <text:p>163.63</text:p>
          </table:table-cell>
          <table:table-cell office:value-type="float" office:value="177.283" calcext:value-type="float">
            <text:p>177.283</text:p>
          </table:table-cell>
          <table:table-cell office:value-type="float" office:value="130.02" calcext:value-type="float">
            <text:p>130.02</text:p>
          </table:table-cell>
          <table:table-cell office:value-type="float" office:value="21.341" calcext:value-type="float">
            <text:p>21.341</text:p>
          </table:table-cell>
          <table:table-cell office:value-type="float" office:value="49.996" calcext:value-type="float">
            <text:p>49.996</text:p>
          </table:table-cell>
          <table:table-cell office:value-type="float" office:value="56.815" calcext:value-type="float">
            <text:p>56.815</text:p>
          </table:table-cell>
          <table:table-cell office:value-type="float" office:value="62.576" calcext:value-type="float">
            <text:p>62.576</text:p>
          </table:table-cell>
          <table:table-cell office:value-type="float" office:value="43.887" calcext:value-type="float">
            <text:p>43.887</text:p>
          </table:table-cell>
          <table:table-cell office:value-type="float" office:value="10.591" calcext:value-type="float">
            <text:p>10.591</text:p>
          </table:table-cell>
          <table:table-cell office:value-type="float" office:value="42.189" calcext:value-type="float">
            <text:p>42.189</text:p>
          </table:table-cell>
          <table:table-cell office:value-type="float" office:value="42.373" calcext:value-type="float">
            <text:p>42.373</text:p>
          </table:table-cell>
          <table:table-cell office:value-type="float" office:value="40.632" calcext:value-type="float">
            <text:p>40.632</text:p>
          </table:table-cell>
          <table:table-cell office:value-type="float" office:value="53.222" calcext:value-type="float">
            <text:p>53.222</text:p>
          </table:table-cell>
          <table:table-cell office:value-type="float" office:value="44.877" calcext:value-type="float">
            <text:p>44.877</text:p>
          </table:table-cell>
          <table:table-cell office:value-type="float" office:value="18.15" calcext:value-type="float">
            <text:p>18.15</text:p>
          </table:table-cell>
          <table:table-cell office:value-type="float" office:value="0" calcext:value-type="float">
            <text:p>0</text:p>
          </table:table-cell>
          <table:table-cell office:value-type="float" office:value="39.908" calcext:value-type="float">
            <text:p>39.908</text:p>
          </table:table-cell>
          <table:table-cell office:value-type="float" office:value="20.589" calcext:value-type="float">
            <text:p>20.589</text:p>
          </table:table-cell>
          <table:table-cell office:value-type="float" office:value="31.313" calcext:value-type="float">
            <text:p>31.313</text:p>
          </table:table-cell>
          <table:table-cell office:value-type="float" office:value="195.686" calcext:value-type="float">
            <text:p>195.686</text:p>
          </table:table-cell>
          <table:table-cell office:value-type="float" office:value="302.674" calcext:value-type="float">
            <text:p>302.674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aint_Louis</text:p>
          </table:table-cell>
          <table:table-cell office:value-type="float" office:value="144.488" calcext:value-type="float">
            <text:p>144.488</text:p>
          </table:table-cell>
          <table:table-cell office:value-type="float" office:value="167.865" calcext:value-type="float">
            <text:p>167.865</text:p>
          </table:table-cell>
          <table:table-cell office:value-type="float" office:value="124.717" calcext:value-type="float">
            <text:p>124.717</text:p>
          </table:table-cell>
          <table:table-cell office:value-type="float" office:value="262.173" calcext:value-type="float">
            <text:p>262.173</text:p>
          </table:table-cell>
          <table:table-cell office:value-type="float" office:value="262.014" calcext:value-type="float">
            <text:p>262.014</text:p>
          </table:table-cell>
          <table:table-cell office:value-type="float" office:value="329.606" calcext:value-type="float">
            <text:p>329.606</text:p>
          </table:table-cell>
          <table:table-cell office:value-type="float" office:value="262.311" calcext:value-type="float">
            <text:p>262.311</text:p>
          </table:table-cell>
          <table:table-cell office:value-type="float" office:value="261.847" calcext:value-type="float">
            <text:p>261.847</text:p>
          </table:table-cell>
          <table:table-cell office:value-type="float" office:value="143.387" calcext:value-type="float">
            <text:p>143.387</text:p>
          </table:table-cell>
          <table:table-cell office:value-type="float" office:value="105.831" calcext:value-type="float">
            <text:p>105.831</text:p>
          </table:table-cell>
          <table:table-cell office:value-type="float" office:value="136.319" calcext:value-type="float">
            <text:p>136.319</text:p>
          </table:table-cell>
          <table:table-cell office:value-type="float" office:value="141.691" calcext:value-type="float">
            <text:p>141.691</text:p>
          </table:table-cell>
          <table:table-cell office:value-type="float" office:value="17.684" calcext:value-type="float">
            <text:p>17.684</text:p>
          </table:table-cell>
          <table:table-cell office:value-type="float" office:value="27.766" calcext:value-type="float">
            <text:p>27.766</text:p>
          </table:table-cell>
          <table:table-cell office:value-type="float" office:value="61.42" calcext:value-type="float">
            <text:p>61.42</text:p>
          </table:table-cell>
          <table:table-cell office:value-type="float" office:value="119.593" calcext:value-type="float">
            <text:p>119.593</text:p>
          </table:table-cell>
          <table:table-cell office:value-type="float" office:value="138.45" calcext:value-type="float">
            <text:p>138.45</text:p>
          </table:table-cell>
          <table:table-cell office:value-type="float" office:value="88.541" calcext:value-type="float">
            <text:p>88.541</text:p>
          </table:table-cell>
          <table:table-cell office:value-type="float" office:value="159.499" calcext:value-type="float">
            <text:p>159.499</text:p>
          </table:table-cell>
          <table:table-cell office:value-type="float" office:value="128.892" calcext:value-type="float">
            <text:p>128.892</text:p>
          </table:table-cell>
          <table:table-cell office:value-type="float" office:value="111.842" calcext:value-type="float">
            <text:p>111.842</text:p>
          </table:table-cell>
          <table:table-cell office:value-type="float" office:value="115.655" calcext:value-type="float">
            <text:p>115.655</text:p>
          </table:table-cell>
          <table:table-cell office:value-type="float" office:value="109.638" calcext:value-type="float">
            <text:p>109.638</text:p>
          </table:table-cell>
          <table:table-cell office:value-type="float" office:value="113.133" calcext:value-type="float">
            <text:p>113.133</text:p>
          </table:table-cell>
          <table:table-cell office:value-type="float" office:value="117.278" calcext:value-type="float">
            <text:p>117.278</text:p>
          </table:table-cell>
          <table:table-cell office:value-type="float" office:value="113.976" calcext:value-type="float">
            <text:p>113.976</text:p>
          </table:table-cell>
          <table:table-cell office:value-type="float" office:value="102.832" calcext:value-type="float">
            <text:p>102.832</text:p>
          </table:table-cell>
          <table:table-cell office:value-type="float" office:value="112.302" calcext:value-type="float">
            <text:p>112.302</text:p>
          </table:table-cell>
          <table:table-cell office:value-type="float" office:value="176.394" calcext:value-type="float">
            <text:p>176.394</text:p>
          </table:table-cell>
          <table:table-cell office:value-type="float" office:value="149.556" calcext:value-type="float">
            <text:p>149.556</text:p>
          </table:table-cell>
          <table:table-cell office:value-type="float" office:value="205.422" calcext:value-type="float">
            <text:p>205.422</text:p>
          </table:table-cell>
          <table:table-cell office:value-type="float" office:value="124.079" calcext:value-type="float">
            <text:p>124.079</text:p>
          </table:table-cell>
          <table:table-cell office:value-type="float" office:value="179.123" calcext:value-type="float">
            <text:p>179.123</text:p>
          </table:table-cell>
          <table:table-cell office:value-type="float" office:value="229.89" calcext:value-type="float">
            <text:p>229.89</text:p>
          </table:table-cell>
          <table:table-cell office:value-type="float" office:value="119.425" calcext:value-type="float">
            <text:p>119.425</text:p>
          </table:table-cell>
          <table:table-cell office:value-type="float" office:value="166.699" calcext:value-type="float">
            <text:p>166.699</text:p>
          </table:table-cell>
          <table:table-cell office:value-type="float" office:value="227.81" calcext:value-type="float">
            <text:p>227.81</text:p>
          </table:table-cell>
          <table:table-cell office:value-type="float" office:value="150.89" calcext:value-type="float">
            <text:p>150.89</text:p>
          </table:table-cell>
          <table:table-cell office:value-type="float" office:value="118.866" calcext:value-type="float">
            <text:p>118.866</text:p>
          </table:table-cell>
          <table:table-cell office:value-type="float" office:value="138.991" calcext:value-type="float">
            <text:p>138.991</text:p>
          </table:table-cell>
          <table:table-cell office:value-type="float" office:value="182.424" calcext:value-type="float">
            <text:p>182.424</text:p>
          </table:table-cell>
          <table:table-cell office:value-type="float" office:value="120.067" calcext:value-type="float">
            <text:p>120.067</text:p>
          </table:table-cell>
          <table:table-cell office:value-type="float" office:value="113.891" calcext:value-type="float">
            <text:p>113.891</text:p>
          </table:table-cell>
          <table:table-cell office:value-type="float" office:value="132.812" calcext:value-type="float">
            <text:p>132.812</text:p>
          </table:table-cell>
          <table:table-cell office:value-type="float" office:value="155.177" calcext:value-type="float">
            <text:p>155.177</text:p>
          </table:table-cell>
          <table:table-cell office:value-type="float" office:value="141.152" calcext:value-type="float">
            <text:p>141.152</text:p>
          </table:table-cell>
          <table:table-cell office:value-type="float" office:value="53.38" calcext:value-type="float">
            <text:p>53.38</text:p>
          </table:table-cell>
          <table:table-cell office:value-type="float" office:value="214.812" calcext:value-type="float">
            <text:p>214.812</text:p>
          </table:table-cell>
          <table:table-cell office:value-type="float" office:value="106.703" calcext:value-type="float">
            <text:p>106.703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87.102" calcext:value-type="float">
            <text:p>287.102</text:p>
          </table:table-cell>
          <table:table-cell office:value-type="float" office:value="121.284" calcext:value-type="float">
            <text:p>121.284</text:p>
          </table:table-cell>
          <table:table-cell office:value-type="float" office:value="143.288" calcext:value-type="float">
            <text:p>143.288</text:p>
          </table:table-cell>
          <table:table-cell office:value-type="float" office:value="148.118" calcext:value-type="float">
            <text:p>148.118</text:p>
          </table:table-cell>
          <table:table-cell office:value-type="float" office:value="132.275" calcext:value-type="float">
            <text:p>132.275</text:p>
          </table:table-cell>
          <table:table-cell office:value-type="float" office:value="127.473" calcext:value-type="float">
            <text:p>127.473</text:p>
          </table:table-cell>
          <table:table-cell office:value-type="float" office:value="234.574" calcext:value-type="float">
            <text:p>234.574</text:p>
          </table:table-cell>
          <table:table-cell office:value-type="float" office:value="125.295" calcext:value-type="float">
            <text:p>125.295</text:p>
          </table:table-cell>
          <table:table-cell office:value-type="float" office:value="126.472" calcext:value-type="float">
            <text:p>126.472</text:p>
          </table:table-cell>
          <table:table-cell office:value-type="float" office:value="240.895" calcext:value-type="float">
            <text:p>240.895</text:p>
          </table:table-cell>
          <table:table-cell office:value-type="float" office:value="148.925" calcext:value-type="float">
            <text:p>148.925</text:p>
          </table:table-cell>
          <table:table-cell office:value-type="float" office:value="170.912" calcext:value-type="float">
            <text:p>170.912</text:p>
          </table:table-cell>
          <table:table-cell office:value-type="float" office:value="148.434" calcext:value-type="float">
            <text:p>148.434</text:p>
          </table:table-cell>
          <table:table-cell office:value-type="float" office:value="97.673" calcext:value-type="float">
            <text:p>97.673</text:p>
          </table:table-cell>
          <table:table-cell office:value-type="float" office:value="20.805" calcext:value-type="float">
            <text:p>20.805</text:p>
          </table:table-cell>
          <table:table-cell office:value-type="float" office:value="34.425" calcext:value-type="float">
            <text:p>34.425</text:p>
          </table:table-cell>
          <table:table-cell office:value-type="float" office:value="20.545" calcext:value-type="float">
            <text:p>20.545</text:p>
          </table:table-cell>
          <table:table-cell office:value-type="float" office:value="31.159" calcext:value-type="float">
            <text:p>31.159</text:p>
          </table:table-cell>
          <table:table-cell office:value-type="float" office:value="8.979" calcext:value-type="float">
            <text:p>8.979</text:p>
          </table:table-cell>
          <table:table-cell office:value-type="float" office:value="46.625" calcext:value-type="float">
            <text:p>46.625</text:p>
          </table:table-cell>
          <table:table-cell office:value-type="float" office:value="16.561" calcext:value-type="float">
            <text:p>16.561</text:p>
          </table:table-cell>
          <table:table-cell office:value-type="float" office:value="50.659" calcext:value-type="float">
            <text:p>50.659</text:p>
          </table:table-cell>
          <table:table-cell office:value-type="float" office:value="29.657" calcext:value-type="float">
            <text:p>29.657</text:p>
          </table:table-cell>
          <table:table-cell office:value-type="float" office:value="37.063" calcext:value-type="float">
            <text:p>37.063</text:p>
          </table:table-cell>
          <table:table-cell office:value-type="float" office:value="26.154" calcext:value-type="float">
            <text:p>26.154</text:p>
          </table:table-cell>
          <table:table-cell office:value-type="float" office:value="41.138" calcext:value-type="float">
            <text:p>41.138</text:p>
          </table:table-cell>
          <table:table-cell office:value-type="float" office:value="38.254" calcext:value-type="float">
            <text:p>38.254</text:p>
          </table:table-cell>
          <table:table-cell office:value-type="float" office:value="0" calcext:value-type="float">
            <text:p>0</text:p>
          </table:table-cell>
          <table:table-cell office:value-type="float" office:value="42.233" calcext:value-type="float">
            <text:p>42.233</text:p>
          </table:table-cell>
          <table:table-cell office:value-type="float" office:value="6.147" calcext:value-type="float">
            <text:p>6.147</text:p>
          </table:table-cell>
          <table:table-cell office:value-type="float" office:value="261.628" calcext:value-type="float">
            <text:p>261.628</text:p>
          </table:table-cell>
          <table:table-cell office:value-type="float" office:value="267.402" calcext:value-type="float">
            <text:p>267.402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alt_Lake_City</text:p>
          </table:table-cell>
          <table:table-cell office:value-type="float" office:value="179.117" calcext:value-type="float">
            <text:p>179.117</text:p>
          </table:table-cell>
          <table:table-cell office:value-type="float" office:value="181.962" calcext:value-type="float">
            <text:p>181.962</text:p>
          </table:table-cell>
          <table:table-cell office:value-type="float" office:value="144.167" calcext:value-type="float">
            <text:p>144.167</text:p>
          </table:table-cell>
          <table:table-cell office:value-type="float" office:value="154.883" calcext:value-type="float">
            <text:p>154.883</text:p>
          </table:table-cell>
          <table:table-cell office:value-type="float" office:value="157.468" calcext:value-type="float">
            <text:p>157.468</text:p>
          </table:table-cell>
          <table:table-cell office:value-type="float" office:value="169.131" calcext:value-type="float">
            <text:p>169.131</text:p>
          </table:table-cell>
          <table:table-cell office:value-type="float" office:value="200.677" calcext:value-type="float">
            <text:p>200.677</text:p>
          </table:table-cell>
          <table:table-cell office:value-type="float" office:value="173.715" calcext:value-type="float">
            <text:p>173.715</text:p>
          </table:table-cell>
          <table:table-cell office:value-type="float" office:value="169.228" calcext:value-type="float">
            <text:p>169.228</text:p>
          </table:table-cell>
          <table:table-cell office:value-type="float" office:value="137.759" calcext:value-type="float">
            <text:p>137.759</text:p>
          </table:table-cell>
          <table:table-cell office:value-type="float" office:value="154.439" calcext:value-type="float">
            <text:p>154.439</text:p>
          </table:table-cell>
          <table:table-cell office:value-type="float" office:value="159.764" calcext:value-type="float">
            <text:p>159.764</text:p>
          </table:table-cell>
          <table:table-cell office:value-type="float" office:value="44.704" calcext:value-type="float">
            <text:p>44.704</text:p>
          </table:table-cell>
          <table:table-cell office:value-type="float" office:value="47.936" calcext:value-type="float">
            <text:p>47.936</text:p>
          </table:table-cell>
          <table:table-cell office:value-type="float" office:value="45.583" calcext:value-type="float">
            <text:p>45.583</text:p>
          </table:table-cell>
          <table:table-cell office:value-type="float" office:value="136.943" calcext:value-type="float">
            <text:p>136.943</text:p>
          </table:table-cell>
          <table:table-cell office:value-type="float" office:value="152.875" calcext:value-type="float">
            <text:p>152.875</text:p>
          </table:table-cell>
          <table:table-cell office:value-type="float" office:value="199.477" calcext:value-type="float">
            <text:p>199.477</text:p>
          </table:table-cell>
          <table:table-cell office:value-type="float" office:value="175.51" calcext:value-type="float">
            <text:p>175.51</text:p>
          </table:table-cell>
          <table:table-cell office:value-type="float" office:value="151.955" calcext:value-type="float">
            <text:p>151.955</text:p>
          </table:table-cell>
          <table:table-cell office:value-type="float" office:value="136.954" calcext:value-type="float">
            <text:p>136.954</text:p>
          </table:table-cell>
          <table:table-cell office:value-type="float" office:value="142.457" calcext:value-type="float">
            <text:p>142.457</text:p>
          </table:table-cell>
          <table:table-cell office:value-type="float" office:value="144.626" calcext:value-type="float">
            <text:p>144.626</text:p>
          </table:table-cell>
          <table:table-cell office:value-type="float" office:value="148.354" calcext:value-type="float">
            <text:p>148.354</text:p>
          </table:table-cell>
          <table:table-cell office:value-type="float" office:value="148.511" calcext:value-type="float">
            <text:p>148.511</text:p>
          </table:table-cell>
          <table:table-cell office:value-type="float" office:value="161.581" calcext:value-type="float">
            <text:p>161.581</text:p>
          </table:table-cell>
          <table:table-cell office:value-type="float" office:value="133.652" calcext:value-type="float">
            <text:p>133.652</text:p>
          </table:table-cell>
          <table:table-cell office:value-type="float" office:value="134.844" calcext:value-type="float">
            <text:p>134.844</text:p>
          </table:table-cell>
          <table:table-cell office:value-type="float" office:value="216.396" calcext:value-type="float">
            <text:p>216.396</text:p>
          </table:table-cell>
          <table:table-cell office:value-type="float" office:value="176.495" calcext:value-type="float">
            <text:p>176.495</text:p>
          </table:table-cell>
          <table:table-cell office:value-type="float" office:value="168.04" calcext:value-type="float">
            <text:p>168.04</text:p>
          </table:table-cell>
          <table:table-cell office:value-type="float" office:value="171.908" calcext:value-type="float">
            <text:p>171.908</text:p>
          </table:table-cell>
          <table:table-cell office:value-type="float" office:value="180.123" calcext:value-type="float">
            <text:p>180.123</text:p>
          </table:table-cell>
          <table:table-cell office:value-type="float" office:value="201.31" calcext:value-type="float">
            <text:p>201.31</text:p>
          </table:table-cell>
          <table:table-cell office:value-type="float" office:value="139.553" calcext:value-type="float">
            <text:p>139.553</text:p>
          </table:table-cell>
          <table:table-cell office:value-type="float" office:value="173.408" calcext:value-type="float">
            <text:p>173.408</text:p>
          </table:table-cell>
          <table:table-cell office:value-type="float" office:value="256.832" calcext:value-type="float">
            <text:p>256.832</text:p>
          </table:table-cell>
          <table:table-cell office:value-type="float" office:value="169.709" calcext:value-type="float">
            <text:p>169.709</text:p>
          </table:table-cell>
          <table:table-cell office:value-type="float" office:value="150.416" calcext:value-type="float">
            <text:p>150.416</text:p>
          </table:table-cell>
          <table:table-cell office:value-type="float" office:value="122.714" calcext:value-type="float">
            <text:p>122.714</text:p>
          </table:table-cell>
          <table:table-cell office:value-type="float" office:value="150.442" calcext:value-type="float">
            <text:p>150.442</text:p>
          </table:table-cell>
          <table:table-cell office:value-type="float" office:value="157.148" calcext:value-type="float">
            <text:p>157.148</text:p>
          </table:table-cell>
          <table:table-cell office:value-type="float" office:value="142.85" calcext:value-type="float">
            <text:p>142.85</text:p>
          </table:table-cell>
          <table:table-cell office:value-type="float" office:value="159.312" calcext:value-type="float">
            <text:p>159.312</text:p>
          </table:table-cell>
          <table:table-cell office:value-type="float" office:value="172.267" calcext:value-type="float">
            <text:p>172.267</text:p>
          </table:table-cell>
          <table:table-cell office:value-type="float" office:value="164.914" calcext:value-type="float">
            <text:p>164.914</text:p>
          </table:table-cell>
          <table:table-cell office:value-type="float" office:value="55.424" calcext:value-type="float">
            <text:p>55.424</text:p>
          </table:table-cell>
          <table:table-cell office:value-type="float" office:value="223.186" calcext:value-type="float">
            <text:p>223.186</text:p>
          </table:table-cell>
          <table:table-cell office:value-type="float" office:value="131.216" calcext:value-type="float">
            <text:p>131.216</text:p>
          </table:table-cell>
          <table:table-cell office:value-type="float" office:value="163.186" calcext:value-type="float">
            <text:p>163.186</text:p>
          </table:table-cell>
          <table:table-cell office:value-type="float" office:value="177.841" calcext:value-type="float">
            <text:p>177.841</text:p>
          </table:table-cell>
          <table:table-cell office:value-type="float" office:value="146.848" calcext:value-type="float">
            <text:p>146.848</text:p>
          </table:table-cell>
          <table:table-cell office:value-type="float" office:value="155.083" calcext:value-type="float">
            <text:p>155.083</text:p>
          </table:table-cell>
          <table:table-cell office:value-type="float" office:value="162.333" calcext:value-type="float">
            <text:p>162.333</text:p>
          </table:table-cell>
          <table:table-cell office:value-type="float" office:value="150.258" calcext:value-type="float">
            <text:p>150.258</text:p>
          </table:table-cell>
          <table:table-cell office:value-type="float" office:value="157.257" calcext:value-type="float">
            <text:p>157.257</text:p>
          </table:table-cell>
          <table:table-cell office:value-type="float" office:value="239.232" calcext:value-type="float">
            <text:p>239.232</text:p>
          </table:table-cell>
          <table:table-cell office:value-type="float" office:value="154.314" calcext:value-type="float">
            <text:p>154.314</text:p>
          </table:table-cell>
          <table:table-cell office:value-type="float" office:value="143.838" calcext:value-type="float">
            <text:p>143.838</text:p>
          </table:table-cell>
          <table:table-cell office:value-type="float" office:value="265.652" calcext:value-type="float">
            <text:p>265.652</text:p>
          </table:table-cell>
          <table:table-cell office:value-type="float" office:value="178.227" calcext:value-type="float">
            <text:p>178.227</text:p>
          </table:table-cell>
          <table:table-cell office:value-type="float" office:value="147.866" calcext:value-type="float">
            <text:p>147.866</text:p>
          </table:table-cell>
          <table:table-cell office:value-type="float" office:value="173.343" calcext:value-type="float">
            <text:p>173.343</text:p>
          </table:table-cell>
          <table:table-cell office:value-type="float" office:value="123.764" calcext:value-type="float">
            <text:p>123.764</text:p>
          </table:table-cell>
          <table:table-cell office:value-type="float" office:value="29.973" calcext:value-type="float">
            <text:p>29.973</text:p>
          </table:table-cell>
          <table:table-cell office:value-type="float" office:value="56.461" calcext:value-type="float">
            <text:p>56.461</text:p>
          </table:table-cell>
          <table:table-cell office:value-type="float" office:value="45.962" calcext:value-type="float">
            <text:p>45.962</text:p>
          </table:table-cell>
          <table:table-cell office:value-type="float" office:value="59.552" calcext:value-type="float">
            <text:p>59.552</text:p>
          </table:table-cell>
          <table:table-cell office:value-type="float" office:value="36.72" calcext:value-type="float">
            <text:p>36.72</text:p>
          </table:table-cell>
          <table:table-cell office:value-type="float" office:value="13.784" calcext:value-type="float">
            <text:p>13.784</text:p>
          </table:table-cell>
          <table:table-cell office:value-type="float" office:value="11.343" calcext:value-type="float">
            <text:p>11.343</text:p>
          </table:table-cell>
          <table:table-cell office:value-type="float" office:value="31.365" calcext:value-type="float">
            <text:p>31.365</text:p>
          </table:table-cell>
          <table:table-cell office:value-type="float" office:value="51.602" calcext:value-type="float">
            <text:p>51.602</text:p>
          </table:table-cell>
          <table:table-cell office:value-type="float" office:value="64.804" calcext:value-type="float">
            <text:p>64.804</text:p>
          </table:table-cell>
          <table:table-cell office:value-type="float" office:value="48.605" calcext:value-type="float">
            <text:p>48.605</text:p>
          </table:table-cell>
          <table:table-cell office:value-type="float" office:value="19.578" calcext:value-type="float">
            <text:p>19.578</text:p>
          </table:table-cell>
          <table:table-cell office:value-type="float" office:value="18.642" calcext:value-type="float">
            <text:p>18.642</text:p>
          </table:table-cell>
          <table:table-cell office:value-type="float" office:value="41.847" calcext:value-type="float">
            <text:p>41.847</text:p>
          </table:table-cell>
          <table:table-cell office:value-type="float" office:value="0" calcext:value-type="float">
            <text:p>0</text:p>
          </table:table-cell>
          <table:table-cell office:value-type="float" office:value="31.519" calcext:value-type="float">
            <text:p>31.519</text:p>
          </table:table-cell>
          <table:table-cell office:value-type="float" office:value="209.891" calcext:value-type="float">
            <text:p>209.891</text:p>
          </table:table-cell>
          <table:table-cell office:value-type="float" office:value="273.619" calcext:value-type="float">
            <text:p>273.619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Kansas_City</text:p>
          </table:table-cell>
          <table:table-cell office:value-type="float" office:value="146.15" calcext:value-type="float">
            <text:p>146.15</text:p>
          </table:table-cell>
          <table:table-cell office:value-type="float" office:value="184.938" calcext:value-type="float">
            <text:p>184.938</text:p>
          </table:table-cell>
          <table:table-cell office:value-type="float" office:value="130.001" calcext:value-type="float">
            <text:p>130.001</text:p>
          </table:table-cell>
          <table:table-cell office:value-type="float" office:value="188.213" calcext:value-type="float">
            <text:p>188.213</text:p>
          </table:table-cell>
          <table:table-cell office:value-type="float" office:value="194.002" calcext:value-type="float">
            <text:p>194.002</text:p>
          </table:table-cell>
          <table:table-cell office:value-type="float" office:value="205.071" calcext:value-type="float">
            <text:p>205.071</text:p>
          </table:table-cell>
          <table:table-cell office:value-type="float" office:value="230.533" calcext:value-type="float">
            <text:p>230.533</text:p>
          </table:table-cell>
          <table:table-cell office:value-type="float" office:value="203.895" calcext:value-type="float">
            <text:p>203.895</text:p>
          </table:table-cell>
          <table:table-cell office:value-type="float" office:value="150.601" calcext:value-type="float">
            <text:p>150.601</text:p>
          </table:table-cell>
          <table:table-cell office:value-type="float" office:value="115.933" calcext:value-type="float">
            <text:p>115.933</text:p>
          </table:table-cell>
          <table:table-cell office:value-type="float" office:value="146.67" calcext:value-type="float">
            <text:p>146.67</text:p>
          </table:table-cell>
          <table:table-cell office:value-type="float" office:value="154.031" calcext:value-type="float">
            <text:p>154.031</text:p>
          </table:table-cell>
          <table:table-cell office:value-type="float" office:value="30.495" calcext:value-type="float">
            <text:p>30.495</text:p>
          </table:table-cell>
          <table:table-cell office:value-type="float" office:value="40.156" calcext:value-type="float">
            <text:p>40.156</text:p>
          </table:table-cell>
          <table:table-cell office:value-type="float" office:value="56.158" calcext:value-type="float">
            <text:p>56.158</text:p>
          </table:table-cell>
          <table:table-cell office:value-type="float" office:value="130.027" calcext:value-type="float">
            <text:p>130.027</text:p>
          </table:table-cell>
          <table:table-cell office:value-type="float" office:value="142.495" calcext:value-type="float">
            <text:p>142.495</text:p>
          </table:table-cell>
          <table:table-cell office:value-type="float" office:value="159.872" calcext:value-type="float">
            <text:p>159.872</text:p>
          </table:table-cell>
          <table:table-cell office:value-type="float" office:value="176.194" calcext:value-type="float">
            <text:p>176.194</text:p>
          </table:table-cell>
          <table:table-cell office:value-type="float" office:value="137.196" calcext:value-type="float">
            <text:p>137.196</text:p>
          </table:table-cell>
          <table:table-cell office:value-type="float" office:value="121.013" calcext:value-type="float">
            <text:p>121.013</text:p>
          </table:table-cell>
          <table:table-cell office:value-type="float" office:value="129.252" calcext:value-type="float">
            <text:p>129.252</text:p>
          </table:table-cell>
          <table:table-cell office:value-type="float" office:value="129.82" calcext:value-type="float">
            <text:p>129.82</text:p>
          </table:table-cell>
          <table:table-cell office:value-type="float" office:value="131.123" calcext:value-type="float">
            <text:p>131.123</text:p>
          </table:table-cell>
          <table:table-cell office:value-type="float" office:value="121.996" calcext:value-type="float">
            <text:p>121.996</text:p>
          </table:table-cell>
          <table:table-cell office:value-type="float" office:value="141.681" calcext:value-type="float">
            <text:p>141.681</text:p>
          </table:table-cell>
          <table:table-cell office:value-type="float" office:value="109.106" calcext:value-type="float">
            <text:p>109.106</text:p>
          </table:table-cell>
          <table:table-cell office:value-type="float" office:value="119.814" calcext:value-type="float">
            <text:p>119.814</text:p>
          </table:table-cell>
          <table:table-cell office:value-type="float" office:value="193.315" calcext:value-type="float">
            <text:p>193.315</text:p>
          </table:table-cell>
          <table:table-cell office:value-type="float" office:value="160.489" calcext:value-type="float">
            <text:p>160.489</text:p>
          </table:table-cell>
          <table:table-cell office:value-type="float" office:value="187.002" calcext:value-type="float">
            <text:p>187.002</text:p>
          </table:table-cell>
          <table:table-cell office:value-type="float" office:value="158.325" calcext:value-type="float">
            <text:p>158.325</text:p>
          </table:table-cell>
          <table:table-cell office:value-type="float" office:value="167.444" calcext:value-type="float">
            <text:p>167.444</text:p>
          </table:table-cell>
          <table:table-cell office:value-type="float" office:value="239.646" calcext:value-type="float">
            <text:p>239.646</text:p>
          </table:table-cell>
          <table:table-cell office:value-type="float" office:value="115.813" calcext:value-type="float">
            <text:p>115.813</text:p>
          </table:table-cell>
          <table:table-cell office:value-type="float" office:value="163.771" calcext:value-type="float">
            <text:p>163.771</text:p>
          </table:table-cell>
          <table:table-cell office:value-type="float" office:value="237.222" calcext:value-type="float">
            <text:p>237.222</text:p>
          </table:table-cell>
          <table:table-cell office:value-type="float" office:value="152.226" calcext:value-type="float">
            <text:p>152.226</text:p>
          </table:table-cell>
          <table:table-cell office:value-type="float" office:value="136.389" calcext:value-type="float">
            <text:p>136.389</text:p>
          </table:table-cell>
          <table:table-cell office:value-type="float" office:value="150.771" calcext:value-type="float">
            <text:p>150.771</text:p>
          </table:table-cell>
          <table:table-cell office:value-type="float" office:value="180.656" calcext:value-type="float">
            <text:p>180.656</text:p>
          </table:table-cell>
          <table:table-cell office:value-type="float" office:value="146.391" calcext:value-type="float">
            <text:p>146.391</text:p>
          </table:table-cell>
          <table:table-cell office:value-type="float" office:value="124.129" calcext:value-type="float">
            <text:p>124.129</text:p>
          </table:table-cell>
          <table:table-cell office:value-type="float" office:value="146.777" calcext:value-type="float">
            <text:p>146.777</text:p>
          </table:table-cell>
          <table:table-cell office:value-type="float" office:value="154.379" calcext:value-type="float">
            <text:p>154.379</text:p>
          </table:table-cell>
          <table:table-cell office:value-type="float" office:value="150.319" calcext:value-type="float">
            <text:p>150.319</text:p>
          </table:table-cell>
          <table:table-cell office:value-type="float" office:value="50.393" calcext:value-type="float">
            <text:p>50.393</text:p>
          </table:table-cell>
          <table:table-cell office:value-type="float" office:value="222.63" calcext:value-type="float">
            <text:p>222.63</text:p>
          </table:table-cell>
          <table:table-cell office:value-type="float" office:value="109.003" calcext:value-type="float">
            <text:p>109.003</text:p>
          </table:table-cell>
          <table:table-cell office:value-type="float" office:value="139.036" calcext:value-type="float">
            <text:p>139.036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135.107" calcext:value-type="float">
            <text:p>135.107</text:p>
          </table:table-cell>
          <table:table-cell office:value-type="float" office:value="138.221" calcext:value-type="float">
            <text:p>138.221</text:p>
          </table:table-cell>
          <table:table-cell office:value-type="float" office:value="147.524" calcext:value-type="float">
            <text:p>147.524</text:p>
          </table:table-cell>
          <table:table-cell office:value-type="float" office:value="138.947" calcext:value-type="float">
            <text:p>138.947</text:p>
          </table:table-cell>
          <table:table-cell office:value-type="float" office:value="137.853" calcext:value-type="float">
            <text:p>137.853</text:p>
          </table:table-cell>
          <table:table-cell office:value-type="float" office:value="217.483" calcext:value-type="float">
            <text:p>217.483</text:p>
          </table:table-cell>
          <table:table-cell office:value-type="float" office:value="153.268" calcext:value-type="float">
            <text:p>153.268</text:p>
          </table:table-cell>
          <table:table-cell office:value-type="float" office:value="129.912" calcext:value-type="float">
            <text:p>129.912</text:p>
          </table:table-cell>
          <table:table-cell office:value-type="float" office:value="254.168" calcext:value-type="float">
            <text:p>254.168</text:p>
          </table:table-cell>
          <table:table-cell office:value-type="float" office:value="157.066" calcext:value-type="float">
            <text:p>157.066</text:p>
          </table:table-cell>
          <table:table-cell office:value-type="float" office:value="190.589" calcext:value-type="float">
            <text:p>190.589</text:p>
          </table:table-cell>
          <table:table-cell office:value-type="float" office:value="156.141" calcext:value-type="float">
            <text:p>156.141</text:p>
          </table:table-cell>
          <table:table-cell office:value-type="float" office:value="104.007" calcext:value-type="float">
            <text:p>104.007</text:p>
          </table:table-cell>
          <table:table-cell office:value-type="float" office:value="18.492" calcext:value-type="float">
            <text:p>18.492</text:p>
          </table:table-cell>
          <table:table-cell office:value-type="float" office:value="39.871" calcext:value-type="float">
            <text:p>39.871</text:p>
          </table:table-cell>
          <table:table-cell office:value-type="float" office:value="29.561" calcext:value-type="float">
            <text:p>29.561</text:p>
          </table:table-cell>
          <table:table-cell office:value-type="float" office:value="45.704" calcext:value-type="float">
            <text:p>45.704</text:p>
          </table:table-cell>
          <table:table-cell office:value-type="float" office:value="21.72" calcext:value-type="float">
            <text:p>21.72</text:p>
          </table:table-cell>
          <table:table-cell office:value-type="float" office:value="53.084" calcext:value-type="float">
            <text:p>53.084</text:p>
          </table:table-cell>
          <table:table-cell office:value-type="float" office:value="19.281" calcext:value-type="float">
            <text:p>19.281</text:p>
          </table:table-cell>
          <table:table-cell office:value-type="float" office:value="54.52" calcext:value-type="float">
            <text:p>54.52</text:p>
          </table:table-cell>
          <table:table-cell office:value-type="float" office:value="36.741" calcext:value-type="float">
            <text:p>36.741</text:p>
          </table:table-cell>
          <table:table-cell office:value-type="float" office:value="47.695" calcext:value-type="float">
            <text:p>47.695</text:p>
          </table:table-cell>
          <table:table-cell office:value-type="float" office:value="35.966" calcext:value-type="float">
            <text:p>35.966</text:p>
          </table:table-cell>
          <table:table-cell office:value-type="float" office:value="58.344" calcext:value-type="float">
            <text:p>58.344</text:p>
          </table:table-cell>
          <table:table-cell office:value-type="float" office:value="36.926" calcext:value-type="float">
            <text:p>36.926</text:p>
          </table:table-cell>
          <table:table-cell office:value-type="float" office:value="23.574" calcext:value-type="float">
            <text:p>23.574</text:p>
          </table:table-cell>
          <table:table-cell office:value-type="float" office:value="39.045" calcext:value-type="float">
            <text:p>39.045</text:p>
          </table:table-cell>
          <table:table-cell office:value-type="float" office:value="0" calcext:value-type="float">
            <text:p>0</text:p>
          </table:table-cell>
          <table:table-cell office:value-type="float" office:value="248.361" calcext:value-type="float">
            <text:p>248.361</text:p>
          </table:table-cell>
          <table:table-cell office:value-type="float" office:value="257.937" calcext:value-type="float">
            <text:p>257.93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Hanoi</text:p>
          </table:table-cell>
          <table:table-cell office:value-type="float" office:value="213.642" calcext:value-type="float">
            <text:p>213.642</text:p>
          </table:table-cell>
          <table:table-cell office:value-type="float" office:value="389.664" calcext:value-type="float">
            <text:p>389.664</text:p>
          </table:table-cell>
          <table:table-cell office:value-type="float" office:value="291.097" calcext:value-type="float">
            <text:p>291.097</text:p>
          </table:table-cell>
          <table:table-cell office:value-type="float" office:value="135.838" calcext:value-type="float">
            <text:p>135.838</text:p>
          </table:table-cell>
          <table:table-cell office:value-type="float" office:value="128.921" calcext:value-type="float">
            <text:p>128.921</text:p>
          </table:table-cell>
          <table:table-cell office:value-type="float" office:value="150.381" calcext:value-type="float">
            <text:p>150.381</text:p>
          </table:table-cell>
          <table:table-cell office:value-type="float" office:value="90.29" calcext:value-type="float">
            <text:p>90.29</text:p>
          </table:table-cell>
          <table:table-cell office:value-type="float" office:value="121.57" calcext:value-type="float">
            <text:p>121.57</text:p>
          </table:table-cell>
          <table:table-cell office:value-type="float" office:value="206.021" calcext:value-type="float">
            <text:p>206.021</text:p>
          </table:table-cell>
          <table:table-cell office:value-type="float" office:value="220.122" calcext:value-type="float">
            <text:p>220.122</text:p>
          </table:table-cell>
          <table:table-cell office:value-type="float" office:value="284.865" calcext:value-type="float">
            <text:p>284.865</text:p>
          </table:table-cell>
          <table:table-cell office:value-type="float" office:value="355.164" calcext:value-type="float">
            <text:p>355.164</text:p>
          </table:table-cell>
          <table:table-cell office:value-type="float" office:value="252.89" calcext:value-type="float">
            <text:p>252.89</text:p>
          </table:table-cell>
          <table:table-cell office:value-type="float" office:value="264.481" calcext:value-type="float">
            <text:p>264.481</text:p>
          </table:table-cell>
          <table:table-cell office:value-type="float" office:value="248.199" calcext:value-type="float">
            <text:p>248.199</text:p>
          </table:table-cell>
          <table:table-cell office:value-type="float" office:value="265.314" calcext:value-type="float">
            <text:p>265.314</text:p>
          </table:table-cell>
          <table:table-cell office:value-type="float" office:value="374.823" calcext:value-type="float">
            <text:p>374.823</text:p>
          </table:table-cell>
          <table:table-cell office:value-type="float" office:value="300.739" calcext:value-type="float">
            <text:p>300.739</text:p>
          </table:table-cell>
          <table:table-cell office:value-type="float" office:value="208.428" calcext:value-type="float">
            <text:p>208.428</text:p>
          </table:table-cell>
          <table:table-cell office:value-type="float" office:value="278.613" calcext:value-type="float">
            <text:p>278.613</text:p>
          </table:table-cell>
          <table:table-cell office:value-type="float" office:value="202.137" calcext:value-type="float">
            <text:p>202.137</text:p>
          </table:table-cell>
          <table:table-cell office:value-type="float" office:value="214.029" calcext:value-type="float">
            <text:p>214.029</text:p>
          </table:table-cell>
          <table:table-cell office:value-type="float" office:value="203.128" calcext:value-type="float">
            <text:p>203.128</text:p>
          </table:table-cell>
          <table:table-cell office:value-type="float" office:value="297.019" calcext:value-type="float">
            <text:p>297.019</text:p>
          </table:table-cell>
          <table:table-cell office:value-type="float" office:value="210.313" calcext:value-type="float">
            <text:p>210.313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2.892" calcext:value-type="float">
            <text:p>262.892</text:p>
          </table:table-cell>
          <table:table-cell office:value-type="float" office:value="173.103" calcext:value-type="float">
            <text:p>173.103</text:p>
          </table:table-cell>
          <table:table-cell office:value-type="float" office:value="241.867" calcext:value-type="float">
            <text:p>241.867</text:p>
          </table:table-cell>
          <table:table-cell office:value-type="float" office:value="296.008" calcext:value-type="float">
            <text:p>296.008</text:p>
          </table:table-cell>
          <table:table-cell office:value-type="float" office:value="47.701" calcext:value-type="float">
            <text:p>47.701</text:p>
          </table:table-cell>
          <table:table-cell office:value-type="float" office:value="175.546" calcext:value-type="float">
            <text:p>175.546</text:p>
          </table:table-cell>
          <table:table-cell office:value-type="float" office:value="302.479" calcext:value-type="float">
            <text:p>302.479</text:p>
          </table:table-cell>
          <table:table-cell office:value-type="float" office:value="55.538" calcext:value-type="float">
            <text:p>55.538</text:p>
          </table:table-cell>
          <table:table-cell office:value-type="float" office:value="270.307" calcext:value-type="float">
            <text:p>270.307</text:p>
          </table:table-cell>
          <table:table-cell office:value-type="float" office:value="310.818" calcext:value-type="float">
            <text:p>310.818</text:p>
          </table:table-cell>
          <table:table-cell office:value-type="float" office:value="360.027" calcext:value-type="float">
            <text:p>360.027</text:p>
          </table:table-cell>
          <table:table-cell office:value-type="float" office:value="206.825" calcext:value-type="float">
            <text:p>206.825</text:p>
          </table:table-cell>
          <table:table-cell office:value-type="float" office:value="178.063" calcext:value-type="float">
            <text:p>178.063</text:p>
          </table:table-cell>
          <table:table-cell office:value-type="float" office:value="89.527" calcext:value-type="float">
            <text:p>89.527</text:p>
          </table:table-cell>
          <table:table-cell office:value-type="float" office:value="108.993" calcext:value-type="float">
            <text:p>108.993</text:p>
          </table:table-cell>
          <table:table-cell office:value-type="float" office:value="182.841" calcext:value-type="float">
            <text:p>182.841</text:p>
          </table:table-cell>
          <table:table-cell office:value-type="float" office:value="214.929" calcext:value-type="float">
            <text:p>214.929</text:p>
          </table:table-cell>
          <table:table-cell office:value-type="float" office:value="208.605" calcext:value-type="float">
            <text:p>208.605</text:p>
          </table:table-cell>
          <table:table-cell office:value-type="float" office:value="184.772" calcext:value-type="float">
            <text:p>184.772</text:p>
          </table:table-cell>
          <table:table-cell office:value-type="float" office:value="227.758" calcext:value-type="float">
            <text:p>227.758</text:p>
          </table:table-cell>
          <table:table-cell office:value-type="float" office:value="262.68" calcext:value-type="float">
            <text:p>262.68</text:p>
          </table:table-cell>
          <table:table-cell office:value-type="float" office:value="85.845" calcext:value-type="float">
            <text:p>85.845</text:p>
          </table:table-cell>
          <table:table-cell office:value-type="float" office:value="163.165" calcext:value-type="float">
            <text:p>163.165</text:p>
          </table:table-cell>
          <table:table-cell office:value-type="float" office:value="159.001" calcext:value-type="float">
            <text:p>159.001</text:p>
          </table:table-cell>
          <table:table-cell office:value-type="float" office:value="152" calcext:value-type="float">
            <text:p>152</text:p>
          </table:table-cell>
          <table:table-cell office:value-type="float" office:value="286.717" calcext:value-type="float">
            <text:p>286.717</text:p>
          </table:table-cell>
          <table:table-cell office:value-type="float" office:value="253.99" calcext:value-type="float">
            <text:p>253.99</text:p>
          </table:table-cell>
          <table:table-cell office:value-type="float" office:value="216.519" calcext:value-type="float">
            <text:p>216.519</text:p>
          </table:table-cell>
          <table:table-cell office:value-type="float" office:value="272.483" calcext:value-type="float">
            <text:p>272.483</text:p>
          </table:table-cell>
          <table:table-cell office:value-type="float" office:value="218.653" calcext:value-type="float">
            <text:p>218.653</text:p>
          </table:table-cell>
          <table:table-cell office:value-type="float" office:value="50.486" calcext:value-type="float">
            <text:p>50.486</text:p>
          </table:table-cell>
          <table:table-cell office:value-type="float" office:value="292.179" calcext:value-type="float">
            <text:p>292.179</text:p>
          </table:table-cell>
          <table:table-cell office:value-type="float" office:value="267.452" calcext:value-type="float">
            <text:p>267.452</text:p>
          </table:table-cell>
          <table:table-cell office:value-type="float" office:value="58.882" calcext:value-type="float">
            <text:p>58.882</text:p>
          </table:table-cell>
          <table:table-cell office:value-type="float" office:value="214.314" calcext:value-type="float">
            <text:p>214.314</text:p>
          </table:table-cell>
          <table:table-cell office:value-type="float" office:value="76.73" calcext:value-type="float">
            <text:p>76.73</text:p>
          </table:table-cell>
          <table:table-cell office:value-type="float" office:value="321.264" calcext:value-type="float">
            <text:p>321.264</text:p>
          </table:table-cell>
          <table:table-cell office:value-type="float" office:value="245.9" calcext:value-type="float">
            <text:p>245.9</text:p>
          </table:table-cell>
          <table:table-cell office:value-type="float" office:value="239.845" calcext:value-type="float">
            <text:p>239.845</text:p>
          </table:table-cell>
          <table:table-cell office:value-type="float" office:value="257.348" calcext:value-type="float">
            <text:p>257.348</text:p>
          </table:table-cell>
          <table:table-cell office:value-type="float" office:value="264.009" calcext:value-type="float">
            <text:p>264.009</text:p>
          </table:table-cell>
          <table:table-cell office:value-type="float" office:value="260.248" calcext:value-type="float">
            <text:p>260.248</text:p>
          </table:table-cell>
          <table:table-cell office:value-type="float" office:value="221.779" calcext:value-type="float">
            <text:p>221.779</text:p>
          </table:table-cell>
          <table:table-cell office:value-type="float" office:value="173.002" calcext:value-type="float">
            <text:p>173.002</text:p>
          </table:table-cell>
          <table:table-cell office:value-type="float" office:value="229.794" calcext:value-type="float">
            <text:p>229.794</text:p>
          </table:table-cell>
          <table:table-cell office:value-type="float" office:value="216.859" calcext:value-type="float">
            <text:p>216.859</text:p>
          </table:table-cell>
          <table:table-cell office:value-type="float" office:value="258.157" calcext:value-type="float">
            <text:p>258.157</text:p>
          </table:table-cell>
          <table:table-cell office:value-type="float" office:value="239.489" calcext:value-type="float">
            <text:p>239.489</text:p>
          </table:table-cell>
          <table:table-cell office:value-type="float" office:value="242.847" calcext:value-type="float">
            <text:p>242.847</text:p>
          </table:table-cell>
          <table:table-cell office:value-type="float" office:value="209.397" calcext:value-type="float">
            <text:p>209.397</text:p>
          </table:table-cell>
          <table:table-cell office:value-type="float" office:value="186.493" calcext:value-type="float">
            <text:p>186.493</text:p>
          </table:table-cell>
          <table:table-cell office:value-type="float" office:value="236.622" calcext:value-type="float">
            <text:p>236.622</text:p>
          </table:table-cell>
          <table:table-cell office:value-type="float" office:value="229.346" calcext:value-type="float">
            <text:p>229.346</text:p>
          </table:table-cell>
          <table:table-cell office:value-type="float" office:value="225.233" calcext:value-type="float">
            <text:p>225.233</text:p>
          </table:table-cell>
          <table:table-cell office:value-type="float" office:value="0" calcext:value-type="float">
            <text:p>0</text:p>
          </table:table-cell>
          <table:table-cell office:value-type="float" office:value="334.527" calcext:value-type="float">
            <text:p>334.527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Johannesburg</text:p>
          </table:table-cell>
          <table:table-cell office:value-type="float" office:value="252.01" calcext:value-type="float">
            <text:p>252.01</text:p>
          </table:table-cell>
          <table:table-cell office:value-type="float" office:value="443.753" calcext:value-type="float">
            <text:p>443.753</text:p>
          </table:table-cell>
          <table:table-cell office:value-type="float" office:value="221.272" calcext:value-type="float">
            <text:p>221.272</text:p>
          </table:table-cell>
          <table:table-cell office:value-type="float" office:value="396.517" calcext:value-type="float">
            <text:p>396.517</text:p>
          </table:table-cell>
          <table:table-cell office:value-type="float" office:value="416.198" calcext:value-type="float">
            <text:p>416.198</text:p>
          </table:table-cell>
          <table:table-cell office:value-type="float" office:value="411.744" calcext:value-type="float">
            <text:p>411.744</text:p>
          </table:table-cell>
          <table:table-cell office:value-type="float" office:value="397.237" calcext:value-type="float">
            <text:p>397.237</text:p>
          </table:table-cell>
          <table:table-cell office:value-type="float" office:value="397.945" calcext:value-type="float">
            <text:p>397.945</text:p>
          </table:table-cell>
          <table:table-cell office:value-type="float" office:value="241.312" calcext:value-type="float">
            <text:p>241.312</text:p>
          </table:table-cell>
          <table:table-cell office:value-type="float" office:value="202.136" calcext:value-type="float">
            <text:p>202.136</text:p>
          </table:table-cell>
          <table:table-cell office:value-type="float" office:value="247.757" calcext:value-type="float">
            <text:p>247.757</text:p>
          </table:table-cell>
          <table:table-cell office:value-type="float" office:value="381.096" calcext:value-type="float">
            <text:p>381.096</text:p>
          </table:table-cell>
          <table:table-cell office:value-type="float" office:value="271.585" calcext:value-type="float">
            <text:p>271.585</text:p>
          </table:table-cell>
          <table:table-cell office:value-type="float" office:value="256" calcext:value-type="float">
            <text:p>256</text:p>
          </table:table-cell>
          <table:table-cell office:value-type="float" office:value="348.881" calcext:value-type="float">
            <text:p>348.881</text:p>
          </table:table-cell>
          <table:table-cell office:value-type="float" office:value="213.627" calcext:value-type="float">
            <text:p>213.627</text:p>
          </table:table-cell>
          <table:table-cell office:value-type="float" office:value="426.956" calcext:value-type="float">
            <text:p>426.956</text:p>
          </table:table-cell>
          <table:table-cell office:value-type="float" office:value="380.252" calcext:value-type="float">
            <text:p>380.252</text:p>
          </table:table-cell>
          <table:table-cell office:value-type="float" office:value="256.69" calcext:value-type="float">
            <text:p>256.69</text:p>
          </table:table-cell>
          <table:table-cell office:value-type="float" office:value="242.245" calcext:value-type="float">
            <text:p>242.245</text:p>
          </table:table-cell>
          <table:table-cell office:value-type="float" office:value="224.919" calcext:value-type="float">
            <text:p>224.919</text:p>
          </table:table-cell>
          <table:table-cell office:value-type="float" office:value="209.166" calcext:value-type="float">
            <text:p>209.166</text:p>
          </table:table-cell>
          <table:table-cell office:value-type="float" office:value="229.209" calcext:value-type="float">
            <text:p>229.209</text:p>
          </table:table-cell>
          <table:table-cell office:value-type="float" office:value="241.46" calcext:value-type="float">
            <text:p>241.46</text:p>
          </table:table-cell>
          <table:table-cell office:value-type="float" office:value="224.606" calcext:value-type="float">
            <text:p>224.606</text:p>
          </table:table-cell>
          <table:table-cell office:value-type="float" office:value="227.624" calcext:value-type="float">
            <text:p>227.624</text:p>
          </table:table-cell>
          <table:table-cell office:value-type="float" office:value="200.573" calcext:value-type="float">
            <text:p>200.573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72.861" calcext:value-type="float">
            <text:p>272.861</text:p>
          </table:table-cell>
          <table:table-cell office:value-type="float" office:value="264.008" calcext:value-type="float">
            <text:p>264.008</text:p>
          </table:table-cell>
          <table:table-cell office:value-type="float" office:value="350.074" calcext:value-type="float">
            <text:p>350.074</text:p>
          </table:table-cell>
          <table:table-cell office:value-type="float" office:value="260.494" calcext:value-type="float">
            <text:p>260.494</text:p>
          </table:table-cell>
          <table:table-cell office:value-type="float" office:value="264.111" calcext:value-type="float">
            <text:p>264.111</text:p>
          </table:table-cell>
          <table:table-cell office:value-type="float" office:value="396.688" calcext:value-type="float">
            <text:p>396.688</text:p>
          </table:table-cell>
          <table:table-cell office:value-type="float" office:value="222.16" calcext:value-type="float">
            <text:p>222.16</text:p>
          </table:table-cell>
          <table:table-cell office:value-type="float" office:value="260.33" calcext:value-type="float">
            <text:p>260.33</text:p>
          </table:table-cell>
          <table:table-cell office:value-type="float" office:value="343.58" calcext:value-type="float">
            <text:p>343.58</text:p>
          </table:table-cell>
          <table:table-cell office:value-type="float" office:value="234.311" calcext:value-type="float">
            <text:p>234.311</text:p>
          </table:table-cell>
          <table:table-cell office:value-type="float" office:value="217.353" calcext:value-type="float">
            <text:p>217.353</text:p>
          </table:table-cell>
          <table:table-cell office:value-type="float" office:value="367.315" calcext:value-type="float">
            <text:p>367.315</text:p>
          </table:table-cell>
          <table:table-cell office:value-type="float" office:value="448.452" calcext:value-type="float">
            <text:p>448.452</text:p>
          </table:table-cell>
          <table:table-cell office:value-type="float" office:value="224.178" calcext:value-type="float">
            <text:p>224.178</text:p>
          </table:table-cell>
          <table:table-cell office:value-type="float" office:value="207.728" calcext:value-type="float">
            <text:p>207.728</text:p>
          </table:table-cell>
          <table:table-cell office:value-type="float" office:value="243.314" calcext:value-type="float">
            <text:p>243.314</text:p>
          </table:table-cell>
          <table:table-cell office:value-type="float" office:value="238.23" calcext:value-type="float">
            <text:p>238.23</text:p>
          </table:table-cell>
          <table:table-cell office:value-type="float" office:value="271.002" calcext:value-type="float">
            <text:p>271.002</text:p>
          </table:table-cell>
          <table:table-cell office:value-type="float" office:value="322.418" calcext:value-type="float">
            <text:p>322.418</text:p>
          </table:table-cell>
          <table:table-cell office:value-type="float" office:value="250.148" calcext:value-type="float">
            <text:p>250.148</text:p>
          </table:table-cell>
          <table:table-cell office:value-type="float" office:value="215.111" calcext:value-type="float">
            <text:p>215.111</text:p>
          </table:table-cell>
          <table:table-cell office:value-type="float" office:value="219.374" calcext:value-type="float">
            <text:p>219.374</text:p>
          </table:table-cell>
          <table:table-cell office:value-type="float" office:value="439.709" calcext:value-type="float">
            <text:p>439.709</text:p>
          </table:table-cell>
          <table:table-cell office:value-type="float" office:value="238.446" calcext:value-type="float">
            <text:p>238.446</text:p>
          </table:table-cell>
          <table:table-cell office:value-type="float" office:value="249.1" calcext:value-type="float">
            <text:p>249.1</text:p>
          </table:table-cell>
          <table:table-cell office:value-type="float" office:value="254.535" calcext:value-type="float">
            <text:p>254.535</text:p>
          </table:table-cell>
          <table:table-cell office:value-type="float" office:value="225.411" calcext:value-type="float">
            <text:p>225.411</text:p>
          </table:table-cell>
          <table:table-cell office:value-type="float" office:value="218.915" calcext:value-type="float">
            <text:p>218.915</text:p>
          </table:table-cell>
          <table:table-cell office:value-type="float" office:value="368.428" calcext:value-type="float">
            <text:p>368.428</text:p>
          </table:table-cell>
          <table:table-cell office:value-type="float" office:value="237.207" calcext:value-type="float">
            <text:p>237.207</text:p>
          </table:table-cell>
          <table:table-cell office:value-type="float" office:value="221.481" calcext:value-type="float">
            <text:p>221.481</text:p>
          </table:table-cell>
          <table:table-cell office:value-type="float" office:value="268.579" calcext:value-type="float">
            <text:p>268.579</text:p>
          </table:table-cell>
          <table:table-cell office:value-type="float" office:value="256.332" calcext:value-type="float">
            <text:p>256.332</text:p>
          </table:table-cell>
          <table:table-cell office:value-type="float" office:value="439.592" calcext:value-type="float">
            <text:p>439.592</text:p>
          </table:table-cell>
          <table:table-cell office:value-type="float" office:value="256.81" calcext:value-type="float">
            <text:p>256.81</text:p>
          </table:table-cell>
          <table:table-cell office:value-type="float" office:value="223.867" calcext:value-type="float">
            <text:p>223.867</text:p>
          </table:table-cell>
          <table:table-cell office:value-type="float" office:value="299.858" calcext:value-type="float">
            <text:p>299.858</text:p>
          </table:table-cell>
          <table:table-cell office:value-type="float" office:value="281.472" calcext:value-type="float">
            <text:p>281.472</text:p>
          </table:table-cell>
          <table:table-cell office:value-type="float" office:value="293.069" calcext:value-type="float">
            <text:p>293.069</text:p>
          </table:table-cell>
          <table:table-cell office:value-type="float" office:value="280.076" calcext:value-type="float">
            <text:p>280.076</text:p>
          </table:table-cell>
          <table:table-cell office:value-type="float" office:value="280.217" calcext:value-type="float">
            <text:p>280.217</text:p>
          </table:table-cell>
          <table:table-cell office:value-type="float" office:value="328.674" calcext:value-type="float">
            <text:p>328.674</text:p>
          </table:table-cell>
          <table:table-cell office:value-type="float" office:value="294.003" calcext:value-type="float">
            <text:p>294.003</text:p>
          </table:table-cell>
          <table:table-cell office:value-type="float" office:value="323.438" calcext:value-type="float">
            <text:p>323.438</text:p>
          </table:table-cell>
          <table:table-cell office:value-type="float" office:value="298.415" calcext:value-type="float">
            <text:p>298.415</text:p>
          </table:table-cell>
          <table:table-cell office:value-type="float" office:value="299" calcext:value-type="float">
            <text:p>299</text:p>
          </table:table-cell>
          <table:table-cell office:value-type="float" office:value="293.869" calcext:value-type="float">
            <text:p>293.869</text:p>
          </table:table-cell>
          <table:table-cell office:value-type="float" office:value="360.45" calcext:value-type="float">
            <text:p>360.45</text:p>
          </table:table-cell>
          <table:table-cell office:value-type="float" office:value="351.561" calcext:value-type="float">
            <text:p>351.561</text:p>
          </table:table-cell>
          <table:table-cell office:value-type="float" office:value="299.092" calcext:value-type="float">
            <text:p>299.092</text:p>
          </table:table-cell>
          <table:table-cell office:value-type="float" office:value="303.988" calcext:value-type="float">
            <text:p>303.988</text:p>
          </table:table-cell>
          <table:table-cell office:value-type="float" office:value="300.374" calcext:value-type="float">
            <text:p>300.374</text:p>
          </table:table-cell>
          <table:table-cell office:value-type="float" office:value="330.857" calcext:value-type="float">
            <text:p>330.857</text:p>
          </table:table-cell>
          <table:table-cell office:value-type="float" office:value="0" calcext:value-type="float">
            <text:p>0</text:p>
          </table:table-cell>
          <table:table-cell table:number-columns-repeated="94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00/00/00</text:date>, <text:time style:data-style-name="N2" text:time-value="04:23:55.463181689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2T04:24:01.796522746</dc:date>
    <meta:editing-duration>PT2M35S</meta:editing-duration>
    <meta:editing-cycles>4</meta:editing-cycles>
    <meta:generator>LibreOffice/6.4.7.2$Linux_X86_64 LibreOffice_project/40$Build-2</meta:generator>
    <meta:document-statistic meta:table-count="1" meta:cell-count="6889" meta:object-count="0"/>
  </office:meta>
</office:document-meta>
</file>